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437in"/>
    </style:style>
    <style:style style:name="co3" style:family="table-column">
      <style:table-column-properties fo:break-before="auto" style:column-width="1.2236in"/>
    </style:style>
    <style:style style:name="co4" style:family="table-column">
      <style:table-column-properties fo:break-before="auto" style:column-width="0.3374in"/>
    </style:style>
    <style:style style:name="co5" style:family="table-column">
      <style:table-column-properties fo:break-before="auto" style:column-width="0.6374in"/>
    </style:style>
    <style:style style:name="co6" style:family="table-column">
      <style:table-column-properties fo:break-before="auto" style:column-width="0.4827in"/>
    </style:style>
    <style:style style:name="co7" style:family="table-column">
      <style:table-column-properties fo:break-before="auto" style:column-width="0.5547in"/>
    </style:style>
    <style:style style:name="co8" style:family="table-column">
      <style:table-column-properties fo:break-before="auto" style:column-width="0.4516in"/>
    </style:style>
    <style:style style:name="co9" style:family="table-column">
      <style:table-column-properties fo:break-before="auto" style:column-width="1.1043in"/>
    </style:style>
    <style:style style:name="co10" style:family="table-column">
      <style:table-column-properties fo:break-before="auto" style:column-width="1.2492in"/>
    </style:style>
    <style:style style:name="co11" style:family="table-column">
      <style:table-column-properties fo:break-before="auto" style:column-width="0.9591in"/>
    </style:style>
    <style:style style:name="co12" style:family="table-column">
      <style:table-column-properties fo:break-before="auto" style:column-width="0.1925in"/>
    </style:style>
    <style:style style:name="co13" style:family="table-column">
      <style:table-column-properties fo:break-before="auto" style:column-width="0.4098in"/>
    </style:style>
    <style:style style:name="co14" style:family="table-column">
      <style:table-column-properties fo:break-before="auto" style:column-width="1.1457in"/>
    </style:style>
    <style:style style:name="co15" style:family="table-column">
      <style:table-column-properties fo:break-before="auto" style:column-width="1.0008in"/>
    </style:style>
    <style:style style:name="co16" style:family="table-column">
      <style:table-column-properties fo:break-before="auto" style:column-width="1.0728in"/>
    </style:style>
    <style:style style:name="co17" style:family="table-column">
      <style:table-column-properties fo:break-before="auto" style:column-width="0.3783in"/>
    </style:style>
    <style:style style:name="co18" style:family="table-column">
      <style:table-column-properties fo:break-before="auto" style:column-width="0.2335in"/>
    </style:style>
    <style:style style:name="co19" style:family="table-column">
      <style:table-column-properties fo:break-before="auto" style:column-width="0.3063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60">
      <number:scientific-number number:decimal-places="2" number:min-integer-digits="1" number:min-exponent-digits="3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118"/>
    <style:style style:name="ce6" style:family="table-cell" style:parent-style-name="Default" style:data-style-name="N118">
      <style:text-properties fo:font-size="12pt" style:font-size-asian="12pt" style:font-size-complex="12pt"/>
    </style:style>
    <style:style style:name="ce7" style:family="table-cell" style:parent-style-name="Default" style:data-style-name="N118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ext-properties fo:font-size="12pt" style:font-size-asian="12pt" style:font-size-complex="12pt"/>
    </style:style>
    <style:style style:name="ce9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84">
      <style:text-properties fo:font-size="12pt" fo:font-weight="bold" style:font-size-asian="12pt" style:font-size-complex="12pt"/>
    </style:style>
    <style:style style:name="ce11" style:family="table-cell" style:parent-style-name="Default" style:data-style-name="N118">
      <style:text-properties fo:font-size="10pt" style:font-size-asian="10pt" style:font-size-complex="10pt"/>
    </style:style>
    <style:style style:name="ce12" style:family="table-cell" style:parent-style-name="Default" style:data-style-name="N0">
      <style:text-properties fo:font-size="10pt" style:font-size-asian="10pt" style:font-size-complex="10pt"/>
    </style:style>
    <style:style style:name="ce13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84"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start"/>
    </style:style>
    <style:style style:name="ce16" style:family="table-cell" style:parent-style-name="Default" style:data-style-name="N37"/>
    <style:style style:name="ce17" style:family="table-cell" style:parent-style-name="Default" style:data-style-name="N60"/>
    <style:style style:name="gr1" style:family="graphic">
      <style:graphic-properties draw:stroke="solid" svg:stroke-color="#000000" draw:fill="none" draw:textarea-horizontal-align="center" draw:textarea-vertical-align="middle" draw:ole-draw-aspect="1"/>
    </style:style>
    <style:style style:name="gr2" style:family="graphic">
      <style:graphic-properties draw:stroke="none" svg:stroke-color="#000000" draw:fill="none" draw:fill-color="#ffffff" fo:min-height="0.1992in"/>
    </style:style>
    <style:style style:name="gr3" style:family="graphic">
      <style:graphic-properties draw:stroke="none" svg:stroke-color="#000000" draw:fill="none" draw:fill-color="#ffffff" fo:min-height="0.2197in"/>
    </style:style>
    <style:style style:name="gr4" style:family="graphic">
      <style:graphic-properties draw:stroke="none" svg:stroke-color="#000000" draw:fill="none" draw:fill-color="#ffffff" fo:min-height="0.1988in"/>
    </style:style>
    <style:style style:name="gr5" style:family="graphic">
      <style:graphic-properties svg:stroke-color="#000000" draw:fill-color="#ffffff" draw:textarea-horizontal-align="center" draw:textarea-vertical-align="middle"/>
    </style:style>
    <style:style style:name="gr6" style:family="graphic">
      <style:graphic-properties draw:stroke="none" svg:stroke-color="#000000" draw:fill="none" draw:fill-color="#ffffff" fo:min-height="0.2929in"/>
    </style:style>
    <style:style style:name="gr7" style:family="graphic">
      <style:graphic-properties fo:border="none"/>
    </style:style>
    <style:style style:name="gr8" style:family="graphic">
      <style:graphic-properties draw:stroke="none" svg:stroke-color="#000000" draw:fill="none" draw:fill-color="#ffffff" fo:min-height="0.2717in"/>
    </style:style>
    <style:style style:name="P1" style:family="paragraph">
      <style:paragraph-properties fo:text-align="center"/>
    </style:style>
    <style:style style:name="P2" style:family="paragraph">
      <style:text-properties style:font-name="Arial" fo:font-size="11pt" style:font-size-asian="11pt" style:font-size-complex="11pt"/>
    </style:style>
    <style:style style:name="P3" style:family="paragraph">
      <style:text-properties style:font-name="Arial" fo:font-size="16pt" style:font-size-asian="16pt" style:font-size-complex="16pt"/>
    </style:style>
    <style:style style:name="P4" style:family="paragraph">
      <style:paragraph-properties fo:text-align="start"/>
      <style:text-properties style:text-line-through-style="none" fo:font-family="Arial" style:font-style-name="Regular" style:font-family-generic="swiss" fo:font-size="11pt" fo:font-style="normal" style:text-underline-style="none"/>
    </style:style>
    <style:style style:name="P5" style:family="paragraph">
      <style:paragraph-properties fo:text-align="start"/>
      <style:text-properties style:text-line-through-style="none" fo:font-family="Arial" style:font-style-name="Bold" style:font-family-generic="swiss" fo:font-size="16pt" fo:font-style="normal" style:text-underline-style="none" fo:font-weight="bold"/>
    </style:style>
    <style:style style:name="P6" style:family="paragraph">
      <style:text-properties style:font-name="Arial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text-align="start"/>
      <style:text-properties style:text-line-through-style="none" fo:font-family="Arial" style:font-style-name="Bold" style:font-family-generic="swiss" fo:font-size="15pt" fo:font-style="normal" style:text-underline-style="none" fo:font-weight="bold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Arial"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Tot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1" table:number-columns-repeated="1021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 table:formula="of:=[Aggregates.H1] / 100" office:value-type="percentage" office:value="0.289">
            <text:p>28.9%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>
            <text:p>Projected Total Seroprev:</text:p>
          </table:table-cell>
          <table:table-cell table:style-name="ce7" table:formula="of:=[Aggregates.I1] / 100" office:value-type="percentage" office:value="0.304">
            <text:p>30.4%</text:p>
          </table:table-cell>
          <table:table-cell table:number-columns-repeated="1021"/>
        </table:table-row>
        <table:table-row table:style-name="ro2">
          <table:table-cell table:style-name="ce1" table:number-columns-repeated="2"/>
          <table:table-cell table:style-name="ce6" table:formula="of:=[Aggregates.J1] / 100" office:value-type="percentage" office:value="0.565">
            <text:p>56.5%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K1]" office:value-type="float" office:value="28344">
            <text:p>28344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Projected Total Mortality:</text:p>
          </table:table-cell>
          <table:table-cell table:style-name="ce9" table:formula="of:=[Aggregates.L1]" office:value-type="float" office:value="29546">
            <text:p>29546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M1]" office:value-type="float" office:value="32541">
            <text:p>32541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As Of Date:</text:p>
          </table:table-cell>
          <table:table-cell table:style-name="ce10" table:formula="of:=MAX([ResultsData.B1:.B1000])" office:value-type="date" office:date-value="2021-04-14">
            <text:p>2021-04-14</text:p>
          </table:table-cell>
          <table:table-cell table:style-name="ce1" table:number-columns-repeated="1021"/>
        </table:table-row>
        <table:table-row table:style-name="ro2" table:number-rows-repeated="2">
          <table:table-cell table:style-name="ce2" table:number-columns-repeated="2"/>
          <table:table-cell table:style-name="ce11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>
          <table:table-cell table:style-name="ce2"/>
          <table:table-cell table:style-name="ce4"/>
          <table:table-cell table:style-name="ce13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4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3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ansmission" table:style-name="ta1" table:print="false">
        <office:forms form:automatic-focus="false" form:apply-design-mode="false">
          <form:form form:name="DoublingTime" form:apply-filter="true" form:command-type="table" form:control-implementation="ooo:com.sun.star.form.component.Form" office:target-frame="" xlink:href="" xlink:type="simple">
            <form:textarea form:name="REffBaseline" form:control-implementation="ooo:com.sun.star.form.component.TextField" xml:id="control1" form:id="control1" form:readonly="true" form:convert-empty-to-null="true" form:linked-cell="Transmission.B5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REffLowerBound" form:control-implementation="ooo:com.sun.star.form.component.TextField" xml:id="control2" form:id="control2" form:readonly="true" form:convert-empty-to-null="true" form:linked-cell="Transmission.B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 form:name="DoublingTime" form:control-implementation="ooo:com.sun.star.form.component.TextField" xml:id="control3" form:id="control3" form:readonly="true" form:convert-empty-to-null="true" form:linked-cell="Transmission.B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</form:form>
        </office:forms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>
            <draw:frame table:end-cell-address="Transmission.P35" table:end-x="0.8894in" table:end-y="0.1563in" draw:z-index="0" draw:style-name="gr1" draw:text-style-name="P1" svg:width="13.335in" svg:height="5.8575in" svg:x="0.0004in" svg:y="0.1665in">
              <draw:object draw:notify-on-update-of-ranges="ResultsData.B1:ResultsData.B1000 ResultsData.Q1:ResultsData.Q1000 ResultsData.R1:ResultsData.R1000 ResultsData.S1:ResultsData.S100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/>
          <table:table-cell table:formula="of:=IF([$Aggregates.$G1] = 1; &quot;unstable&quot;; CONCATENATE([$Aggregates.$E1]; &quot; days&quot;))" office:value-type="string" office:string-value="unstable">
            <text:p>unstable</text:p>
          </table:table-cell>
          <table:table-cell table:number-columns-repeated="10"/>
        </table:table-row>
        <table:table-row table:style-name="ro1">
          <table:table-cell/>
          <table:table-cell table:formula="of:=CONCATENATE(&quot;(&quot;; [$Aggregates.A1]; &quot; - &quot;; [$Aggregates.C1]; &quot;)&quot;)" office:value-type="string" office:string-value="(0.65 - 0.95)">
            <text:p>(0.65 - 0.95)</text:p>
          </table:table-cell>
          <table:table-cell table:number-columns-repeated="6"/>
          <table:table-cell>
            <draw:frame table:end-cell-address="Transmission.J5" table:end-x="0.5378in" table:end-y="0.0843in" draw:z-index="1" draw:style-name="gr2" draw:text-style-name="P2" svg:width="0.6256in" svg:height="0.1992in" svg:x="0.8012in" svg:y="0.063in">
              <draw:text-box>
                <text:p><text:span text:style-name="T1">Low</text:span></text:p>
              </draw:text-box>
            </draw:frame>
          </table:table-cell>
          <table:table-cell/>
          <table:table-cell>
            <draw:frame table:end-cell-address="Transmission.L5" table:end-x="0.0504in" table:end-y="0.1047in" draw:z-index="2" draw:style-name="gr3" draw:text-style-name="P2" svg:width="0.8669in" svg:height="0.2197in" svg:x="0.0724in" svg:y="0.063in">
              <draw:text-box>
                <text:p><text:span text:style-name="T1">Baseline</text:span></text:p>
              </draw:text-box>
            </draw:frame>
          </table:table-cell>
          <table:table-cell>
            <draw:frame table:end-cell-address="Transmission.M5" table:end-x="0.3402in" table:end-y="0.0839in" draw:z-index="3" draw:style-name="gr4" draw:text-style-name="P2" svg:width="0.8449in" svg:height="0.1988in" svg:x="0.3843in" svg:y="0.063in">
              <draw:text-box>
                <text:p><text:span text:style-name="T1">High</text:span></text:p>
              </draw:text-box>
            </draw:frame>
          </table:table-cell>
        </table:table-row>
        <table:table-row table:style-name="ro1">
          <table:table-cell/>
          <table:table-cell table:style-name="ce15" table:formula="of:=[$Aggregates.$B1]" office:value-type="float" office:value="0.93">
            <text:p>0.93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>
            <draw:rect table:end-cell-address="Transmission.G13" table:end-x="0.8457in" table:end-y="0.1453in" draw:z-index="6" draw:style-name="gr5" draw:text-style-name="P1" svg:width="3.2047in" svg:height="1.1193in" svg:x="0.3079in" svg:y="0.0929in">
              <text:p/>
            </draw:rect>
          </table:table-cell>
          <table:table-cell table:number-columns-repeated="8"/>
        </table:table-row>
        <table:table-row table:style-name="ro1">
          <table:table-cell table:number-columns-repeated="3"/>
          <table:table-cell>
            <draw:frame table:end-cell-address="Transmission.F10" table:end-x="0.1441in" table:end-y="0.0535in" draw:z-index="8" draw:style-name="gr6" draw:text-style-name="P3" svg:width="1.4835in" svg:height="0.2929in" svg:x="0.4386in" svg:y="0.1161in">
              <draw:text-box>
                <text:p><text:span text:style-name="T2">Current R-eff:</text:span></text:p>
              </draw:text-box>
            </draw:frame>
          </table:table-cell>
          <table:table-cell/>
          <table:table-cell>
            <draw:control table:end-cell-address="Transmission.G10" table:end-x="0.8343in" table:end-y="0.0213in" draw:z-index="4" draw:style-name="gr7" draw:text-style-name="P4" svg:width="0.9551in" svg:height="0.2091in" svg:x="0.7681in" svg:y="0.1677in" draw:control="control2"/>
            <draw:control table:end-cell-address="Transmission.F10" table:end-x="0.713in" table:end-y="0.0114in" draw:z-index="7" draw:style-name="gr7" draw:text-style-name="P5" svg:width="0.5161in" svg:height="0.2512in" svg:x="0.1969in" svg:y="0.1157in" draw:control="control1"/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>
            <draw:frame table:end-cell-address="Transmission.F12" table:end-x="0.1642in" table:end-y="0.1547in" draw:z-index="9" draw:style-name="gr8" draw:text-style-name="P6" svg:width="1.4839in" svg:height="0.2717in" svg:x="0.4583in" svg:y="0.0606in">
              <draw:text-box>
                <text:p><text:span text:style-name="T3">Doubling Time:</text:span></text:p>
              </draw:text-box>
            </draw:frame>
          </table:table-cell>
          <table:table-cell/>
          <table:table-cell>
            <draw:control table:end-cell-address="Transmission.G12" table:end-x="0.2862in" table:end-y="0.1362in" draw:z-index="5" draw:style-name="gr7" draw:text-style-name="P7" svg:width="0.9657in" svg:height="0.2823in" svg:x="0.2094in" svg:y="0.0315in" draw:control="control3"/>
          </table:table-cell>
          <table:table-cell table:number-columns-repeated="6"/>
        </table:table-row>
      </table:table>
      <table:table table:name="REff" table:style-name="ta1" table:print="false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>
            <draw:frame table:end-cell-address="REff.P35" table:end-x="0.8563in" table:end-y="0.1465in" draw:z-index="0" draw:style-name="gr1" draw:text-style-name="P1" svg:width="13.3024in" svg:height="5.8358in" svg:x="0in" svg:y="0.0004in">
              <draw:object draw:notify-on-update-of-ranges="ResultsData.B35:ResultsData.B1000 ResultsData.AA35:ResultsData.AA1000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</table:table>
      <table:table table:name="Hospitalizations" table:style-name="ta1" table:print="false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>
            <draw:frame table:end-cell-address="Hospitalizations.P35" table:end-x="0.8783in" table:end-y="0.1571in" draw:z-index="0" draw:style-name="gr1" draw:text-style-name="P1" svg:width="13.3287in" svg:height="5.839in" svg:x="0.8846in" svg:y="0.0079in">
              <draw:object draw:notify-on-update-of-ranges="ResultsData.B35:ResultsData.B1000 ResultsData.H35:ResultsData.H100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</table:table>
      <table:table table:name="TestPositivity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>
            <draw:frame table:end-cell-address="TestPositivity.P35" table:end-x="0.8673in" table:end-y="0.1571in" draw:z-index="0" draw:style-name="gr1" draw:text-style-name="P1" svg:width="13.3067in" svg:height="5.8571in" svg:x="0.0067in" svg:y="0.1677in">
              <draw:object draw:notify-on-update-of-ranges="ResultsData.B35:ResultsData.B1000 ResultsData.J35:ResultsData.J1000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</table:table>
      <table:table table:name="TestCapacity" table:style-name="ta1" table:print="false">
        <table:table-column table:style-name="co1" table:default-cell-style-name="Default"/>
        <table:table-row table:style-name="ro1">
          <table:table-cell/>
        </table:table-row>
        <table:table-row table:style-name="ro1">
          <table:table-cell>
            <draw:frame table:end-cell-address="TestCapacity.P35" table:end-x="0.8783in" table:end-y="0.1362in" draw:z-index="0" draw:style-name="gr1" draw:text-style-name="P1" svg:width="13.3287in" svg:height="5.8283in" svg:x="0.8846in" svg:y="0.1756in">
              <draw:object draw:notify-on-update-of-ranges="ResultsData.B35:ResultsData.B1000 ResultsData.I35:ResultsData.I1000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</table:table-row>
      </table:table>
      <table:table table:name="ResultsData" table:style-name="ta1" table:print="false">
        <table:table-column table:style-name="co4" table:default-cell-style-name="Default"/>
        <table:table-column table:style-name="co5" table:default-cell-style-name="ce16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number-columns-repeated="3" table:default-cell-style-name="Default"/>
        <table:table-column table:style-name="co13" table:number-columns-repeated="3" table:default-cell-style-name="Default"/>
        <table:table-column table:style-name="co6" table:number-columns-repeated="3" table:default-cell-style-name="Default"/>
        <table:table-column table:style-name="co14" table:number-columns-repeated="3" table:default-cell-style-name="Default"/>
        <table:table-column table:style-name="co15" table:number-columns-repeated="3" table:default-cell-style-name="Default"/>
        <table:table-column table:style-name="co11" table:number-columns-repeated="3" table:default-cell-style-name="Default"/>
        <table:table-column table:style-name="co16" table:number-columns-repeated="3" table:default-cell-style-name="Default"/>
        <table:table-row table:style-name="ro1">
          <table:table-cell office:value-type="float" office:value="-34">
            <text:p>-34</text:p>
          </table:table-cell>
          <table:table-cell office:value-type="date" office:date-value="2020-03-12">
            <text:p>03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417">
            <text:p>1417</text:p>
          </table:table-cell>
          <table:table-cell office:value-type="float" office:value="1889">
            <text:p>1889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3">
            <text:p>-33</text:p>
          </table:table-cell>
          <table:table-cell office:value-type="date" office:date-value="2020-03-13">
            <text:p>03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562">
            <text:p>1562</text:p>
          </table:table-cell>
          <table:table-cell office:value-type="float" office:value="2083">
            <text:p>208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2">
            <text:p>-32</text:p>
          </table:table-cell>
          <table:table-cell office:value-type="date" office:date-value="2020-03-14">
            <text:p>03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1">
            <text:p>-31</text:p>
          </table:table-cell>
          <table:table-cell office:value-type="date" office:date-value="2020-03-15">
            <text:p>03/1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00">
            <text:p>130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0">
            <text:p>-30</text:p>
          </table:table-cell>
          <table:table-cell office:value-type="date" office:date-value="2020-03-16">
            <text:p>03/1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775">
            <text:p>17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9">
            <text:p>-29</text:p>
          </table:table-cell>
          <table:table-cell office:value-type="date" office:date-value="2020-03-17">
            <text:p>03/1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725">
            <text:p>172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8">
            <text:p>-28</text:p>
          </table:table-cell>
          <table:table-cell office:value-type="date" office:date-value="2020-03-18">
            <text:p>03/1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7">
            <text:p>-27</text:p>
          </table:table-cell>
          <table:table-cell office:value-type="date" office:date-value="2020-03-19">
            <text:p>03/1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20">
            <text:p>122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6">
            <text:p>-26</text:p>
          </table:table-cell>
          <table:table-cell office:value-type="date" office:date-value="2020-03-20">
            <text:p>03/2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5">
            <text:p>-25</text:p>
          </table:table-cell>
          <table:table-cell office:value-type="date" office:date-value="2020-03-21">
            <text:p>03/2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80">
            <text:p>1180</text:p>
          </table:table-cell>
          <table:table-cell office:value-type="float" office:value="1562">
            <text:p>1562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4">
            <text:p>-24</text:p>
          </table:table-cell>
          <table:table-cell office:value-type="date" office:date-value="2020-03-22">
            <text:p>03/2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00">
            <text:p>110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3">
            <text:p>-23</text:p>
          </table:table-cell>
          <table:table-cell office:value-type="date" office:date-value="2020-03-23">
            <text:p>03/2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525">
            <text:p>15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2">
            <text:p>-22</text:p>
          </table:table-cell>
          <table:table-cell office:value-type="date" office:date-value="2020-03-24">
            <text:p>03/2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1">
            <text:p>-21</text:p>
          </table:table-cell>
          <table:table-cell office:value-type="date" office:date-value="2020-03-25">
            <text:p>03/2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475">
            <text:p>147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0">
            <text:p>-20</text:p>
          </table:table-cell>
          <table:table-cell office:value-type="date" office:date-value="2020-03-26">
            <text:p>03/2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375">
            <text:p>13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9">
            <text:p>-19</text:p>
          </table:table-cell>
          <table:table-cell office:value-type="date" office:date-value="2020-03-27">
            <text:p>03/2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375">
            <text:p>1375</text:p>
          </table:table-cell>
          <table:table-cell office:value-type="float" office:value="2033">
            <text:p>20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8">
            <text:p>-18</text:p>
          </table:table-cell>
          <table:table-cell office:value-type="date" office:date-value="2020-03-28">
            <text:p>03/2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80">
            <text:p>980</text:p>
          </table:table-cell>
          <table:table-cell office:value-type="float" office:value="1260">
            <text:p>1260</text:p>
          </table:table-cell>
          <table:table-cell office:value-type="float" office:value="2100">
            <text:p>21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7">
            <text:p>-17</text:p>
          </table:table-cell>
          <table:table-cell office:value-type="date" office:date-value="2020-03-29">
            <text:p>03/2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967">
            <text:p>19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6">
            <text:p>-16</text:p>
          </table:table-cell>
          <table:table-cell office:value-type="date" office:date-value="2020-03-30">
            <text:p>03/3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5">
            <text:p>-15</text:p>
          </table:table-cell>
          <table:table-cell office:value-type="date" office:date-value="2020-03-31">
            <text:p>03/3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300">
            <text:p>130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4">
            <text:p>-14</text:p>
          </table:table-cell>
          <table:table-cell office:value-type="date" office:date-value="2020-04-01">
            <text:p>04/0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25">
            <text:p>1225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3">
            <text:p>-13</text:p>
          </table:table-cell>
          <table:table-cell office:value-type="date" office:date-value="2020-04-02">
            <text:p>04/0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2">
            <text:p>-12</text:p>
          </table:table-cell>
          <table:table-cell office:value-type="date" office:date-value="2020-04-03">
            <text:p>04/0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1">
            <text:p>-11</text:p>
          </table:table-cell>
          <table:table-cell office:value-type="date" office:date-value="2020-04-04">
            <text:p>04/0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50">
            <text:p>125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0">
            <text:p>-10</text:p>
          </table:table-cell>
          <table:table-cell office:value-type="date" office:date-value="2020-04-05">
            <text:p>04/0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00">
            <text:p>1200</text:p>
          </table:table-cell>
          <table:table-cell office:value-type="float" office:value="1633">
            <text:p>16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9">
            <text:p>-9</text:p>
          </table:table-cell>
          <table:table-cell office:value-type="date" office:date-value="2020-04-06">
            <text:p>04/0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840">
            <text:p>84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8">
            <text:p>-8</text:p>
          </table:table-cell>
          <table:table-cell office:value-type="date" office:date-value="2020-04-07">
            <text:p>04/0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760">
            <text:p>760</text:p>
          </table:table-cell>
          <table:table-cell office:value-type="float" office:value="1267">
            <text:p>1267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7">
            <text:p>-7</text:p>
          </table:table-cell>
          <table:table-cell office:value-type="date" office:date-value="2020-04-08">
            <text:p>04/0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33">
            <text:p>1033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6">
            <text:p>-6</text:p>
          </table:table-cell>
          <table:table-cell office:value-type="date" office:date-value="2020-04-09">
            <text:p>04/0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7">
            <text:p>967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5">
            <text:p>-5</text:p>
          </table:table-cell>
          <table:table-cell office:value-type="date" office:date-value="2020-04-10">
            <text:p>04/1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1040">
            <text:p>1040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4">
            <text:p>-4</text:p>
          </table:table-cell>
          <table:table-cell office:value-type="date" office:date-value="2020-04-11">
            <text:p>04/1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20">
            <text:p>520</text:p>
          </table:table-cell>
          <table:table-cell office:value-type="float" office:value="950">
            <text:p>950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">
            <text:p>-3</text:p>
          </table:table-cell>
          <table:table-cell office:value-type="date" office:date-value="2020-04-12">
            <text:p>04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00">
            <text:p>1000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">
            <text:p>-2</text:p>
          </table:table-cell>
          <table:table-cell office:value-type="date" office:date-value="2020-04-13">
            <text:p>04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0">
            <text:p>960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date" office:date-value="2020-04-14">
            <text:p>04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840">
            <text:p>840</text:p>
          </table:table-cell>
          <table:table-cell office:value-type="float" office:value="1400">
            <text:p>14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date" office:date-value="2020-04-15">
            <text:p>04/15/20</text:p>
          </table:table-cell>
          <table:table-cell office:value-type="float" office:value="12">
            <text:p>12</text:p>
          </table:table-cell>
          <table:table-cell office:value-type="float" office:value="729">
            <text:p>729</text:p>
          </table:table-cell>
          <table:table-cell office:value-type="float" office:value="1501">
            <text:p>1501</text:p>
          </table:table-cell>
          <table:table-cell office:value-type="float" office:value="4.46">
            <text:p>4.46</text:p>
          </table:table-cell>
          <table:table-cell office:value-type="float" office:value="11.3333333333333">
            <text:p>11.3333333333</text:p>
          </table:table-cell>
          <table:table-cell office:value-type="float" office:value="801.666666666667">
            <text:p>801.6666666667</text:p>
          </table:table-cell>
          <table:table-cell office:value-type="float" office:value="1921.66666666667">
            <text:p>1921.6666666667</text:p>
          </table:table-cell>
          <table:table-cell office:value-type="float" office:value="4.77333333333333">
            <text:p>4.7733333333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55">
            <text:p>455</text:p>
          </table:table-cell>
          <table:table-cell office:value-type="float" office:value="744">
            <text:p>744</text:p>
          </table:table-cell>
          <table:table-cell office:value-type="float" office:value="1270">
            <text:p>1270</text:p>
          </table:table-cell>
          <table:table-cell office:value-type="float" office:value="-19.25">
            <text:p>-19.25</text:p>
          </table:table-cell>
          <table:table-cell office:value-type="float" office:value="-49">
            <text:p>-49</text:p>
          </table:table-cell>
          <table:table-cell office:value-type="float" office:value="-117">
            <text:p>-117</text:p>
          </table:table-cell>
          <table:table-cell office:value-type="float" office:value="-0.0423076923076923">
            <text:p>-0.0423076923</text:p>
          </table:table-cell>
          <table:table-cell office:value-type="float" office:value="-0.0658602150537634">
            <text:p>-0.0658602151</text:p>
          </table:table-cell>
          <table:table-cell office:value-type="float" office:value="-0.0921259842519685">
            <text:p>-0.0921259843</text:p>
          </table:table-cell>
          <table:table-cell office:value-type="float" office:value="0.855431360946746">
            <text:p>0.8554313609</text:p>
          </table:table-cell>
          <table:table-cell office:value-type="float" office:value="0.777990880448607">
            <text:p>0.7779908804</text:p>
          </table:table-cell>
          <table:table-cell office:value-type="float" office:value="0.694193961187922">
            <text:p>0.6941939612</text:p>
          </table:table-cell>
          <table:table-cell office:value-type="float" office:value="-16.0344083110986">
            <text:p>-16.0344083111</text:p>
          </table:table-cell>
          <table:table-cell office:value-type="float" office:value="-10.174011873681">
            <text:p>-10.1740118737</text:p>
          </table:table-cell>
          <table:table-cell office:value-type="float" office:value="-7.17174986870228">
            <text:p>-7.171749868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date" office:date-value="2020-04-16">
            <text:p>04/16/20</text:p>
          </table:table-cell>
          <table:table-cell office:value-type="float" office:value="8">
            <text:p>8</text:p>
          </table:table-cell>
          <table:table-cell office:value-type="float" office:value="847">
            <text:p>847</text:p>
          </table:table-cell>
          <table:table-cell office:value-type="float" office:value="1163">
            <text:p>1163</text:p>
          </table:table-cell>
          <table:table-cell office:value-type="float" office:value="6.28">
            <text:p>6.28</text:p>
          </table:table-cell>
          <table:table-cell office:value-type="float" office:value="12.5">
            <text:p>12.5</text:p>
          </table:table-cell>
          <table:table-cell office:value-type="float" office:value="788.25">
            <text:p>788.25</text:p>
          </table:table-cell>
          <table:table-cell office:value-type="float" office:value="2019">
            <text:p>2019</text:p>
          </table:table-cell>
          <table:table-cell office:value-type="float" office:value="4.3475">
            <text:p>4.3475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72">
            <text:p>472</text:p>
          </table:table-cell>
          <table:table-cell office:value-type="float" office:value="762">
            <text:p>762</text:p>
          </table:table-cell>
          <table:table-cell office:value-type="float" office:value="1105">
            <text:p>1105</text:p>
          </table:table-cell>
          <table:table-cell office:value-type="float" office:value="5.8">
            <text:p>5.8</text:p>
          </table:table-cell>
          <table:table-cell office:value-type="float" office:value="19.8">
            <text:p>19.8</text:p>
          </table:table-cell>
          <table:table-cell office:value-type="float" office:value="-11.2">
            <text:p>-11.2</text:p>
          </table:table-cell>
          <table:table-cell office:value-type="float" office:value="0.0122881355932203">
            <text:p>0.0122881356</text:p>
          </table:table-cell>
          <table:table-cell office:value-type="float" office:value="0.0259842519685039">
            <text:p>0.025984252</text:p>
          </table:table-cell>
          <table:table-cell office:value-type="float" office:value="-0.0101357466063348">
            <text:p>-0.0101357466</text:p>
          </table:table-cell>
          <table:table-cell office:value-type="float" office:value="1.04330443119793">
            <text:p>1.0433044312</text:p>
          </table:table-cell>
          <table:table-cell office:value-type="float" office:value="1.09226823733647">
            <text:p>1.0922682373</text:p>
          </table:table-cell>
          <table:table-cell office:value-type="float" office:value="0.964726244261993">
            <text:p>0.9647262443</text:p>
          </table:table-cell>
          <table:table-cell office:value-type="float" office:value="0">
            <text:p>0</text:p>
          </table:table-cell>
          <table:table-cell office:value-type="float" office:value="27.0207560874867">
            <text:p>27.02075608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date" office:date-value="2020-04-17">
            <text:p>04/17/20</text:p>
          </table:table-cell>
          <table:table-cell office:value-type="float" office:value="14">
            <text:p>14</text:p>
          </table:table-cell>
          <table:table-cell office:value-type="float" office:value="829">
            <text:p>829</text:p>
          </table:table-cell>
          <table:table-cell office:value-type="float" office:value="3101">
            <text:p>3101</text:p>
          </table:table-cell>
          <table:table-cell office:value-type="float" office:value="3.58">
            <text:p>3.58</text:p>
          </table:table-cell>
          <table:table-cell office:value-type="float" office:value="13.4">
            <text:p>13.4</text:p>
          </table:table-cell>
          <table:table-cell office:value-type="float" office:value="792.8">
            <text:p>792.8</text:p>
          </table:table-cell>
          <table:table-cell office:value-type="float" office:value="2105.6">
            <text:p>2105.6</text:p>
          </table:table-cell>
          <table:table-cell office:value-type="float" office:value="4.146">
            <text:p>4.1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2">
            <text:p>62</text:p>
          </table:table-cell>
          <table:table-cell office:value-type="float" office:value="395">
            <text:p>395</text:p>
          </table:table-cell>
          <table:table-cell office:value-type="float" office:value="700">
            <text:p>700</text:p>
          </table:table-cell>
          <table:table-cell office:value-type="float" office:value="1051">
            <text:p>1051</text:p>
          </table:table-cell>
          <table:table-cell office:value-type="float" office:value="18.3333333333333">
            <text:p>18.3333333333</text:p>
          </table:table-cell>
          <table:table-cell office:value-type="float" office:value="-18.6666666666667">
            <text:p>-18.6666666667</text:p>
          </table:table-cell>
          <table:table-cell office:value-type="float" office:value="-46">
            <text:p>-46</text:p>
          </table:table-cell>
          <table:table-cell office:value-type="float" office:value="0.0464135021097046">
            <text:p>0.0464135021</text:p>
          </table:table-cell>
          <table:table-cell office:value-type="float" office:value="-0.0266666666666667">
            <text:p>-0.0266666667</text:p>
          </table:table-cell>
          <table:table-cell office:value-type="float" office:value="-0.043767840152236">
            <text:p>-0.0437678402</text:p>
          </table:table-cell>
          <table:table-cell office:value-type="float" office:value="1.16666951521302">
            <text:p>1.1666695152</text:p>
          </table:table-cell>
          <table:table-cell office:value-type="float" office:value="0.908060444444444">
            <text:p>0.9080604444</text:p>
          </table:table-cell>
          <table:table-cell office:value-type="float" office:value="0.850567182177094">
            <text:p>0.8505671822</text:p>
          </table:table-cell>
          <table:table-cell office:value-type="float" office:value="15.2781241588512">
            <text:p>15.2781241589</text:p>
          </table:table-cell>
          <table:table-cell office:value-type="float" office:value="-25.6448844623887">
            <text:p>-25.6448844624</text:p>
          </table:table-cell>
          <table:table-cell office:value-type="float" office:value="-15.4877476059112">
            <text:p>-15.487747605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date" office:date-value="2020-04-18">
            <text:p>04/18/20</text:p>
          </table:table-cell>
          <table:table-cell office:value-type="float" office:value="16">
            <text:p>16</text:p>
          </table:table-cell>
          <table:table-cell office:value-type="float" office:value="748">
            <text:p>748</text:p>
          </table:table-cell>
          <table:table-cell office:value-type="float" office:value="2311">
            <text:p>2311</text:p>
          </table:table-cell>
          <table:table-cell office:value-type="float" office:value="3.07">
            <text:p>3.07</text:p>
          </table:table-cell>
          <table:table-cell office:value-type="float" office:value="13">
            <text:p>13</text:p>
          </table:table-cell>
          <table:table-cell office:value-type="float" office:value="815.4">
            <text:p>815.4</text:p>
          </table:table-cell>
          <table:table-cell office:value-type="float" office:value="2146.2">
            <text:p>2146.2</text:p>
          </table:table-cell>
          <table:table-cell office:value-type="float" office:value="4.052">
            <text:p>4.05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05">
            <text:p>105</text:p>
          </table:table-cell>
          <table:table-cell office:value-type="float" office:value="81">
            <text:p>81</text:p>
          </table:table-cell>
          <table:table-cell office:value-type="float" office:value="358">
            <text:p>358</text:p>
          </table:table-cell>
          <table:table-cell office:value-type="float" office:value="640">
            <text:p>640</text:p>
          </table:table-cell>
          <table:table-cell office:value-type="float" office:value="912">
            <text:p>912</text:p>
          </table:table-cell>
          <table:table-cell office:value-type="float" office:value="5">
            <text:p>5</text:p>
          </table:table-cell>
          <table:table-cell office:value-type="float" office:value="-37.8571428571429">
            <text:p>-37.8571428571</text:p>
          </table:table-cell>
          <table:table-cell office:value-type="float" office:value="-41.7142857142857">
            <text:p>-41.7142857143</text:p>
          </table:table-cell>
          <table:table-cell office:value-type="float" office:value="0.0139664804469274">
            <text:p>0.0139664804</text:p>
          </table:table-cell>
          <table:table-cell office:value-type="float" office:value="-0.0591517857142857">
            <text:p>-0.0591517857</text:p>
          </table:table-cell>
          <table:table-cell office:value-type="float" office:value="-0.0457393483709273">
            <text:p>-0.0457393484</text:p>
          </table:table-cell>
          <table:table-cell office:value-type="float" office:value="1.04926500421335">
            <text:p>1.0492650042</text:p>
          </table:table-cell>
          <table:table-cell office:value-type="float" office:value="0.79982666015625">
            <text:p>0.7998266602</text:p>
          </table:table-cell>
          <table:table-cell office:value-type="float" office:value="0.844012773160973">
            <text:p>0.8440127732</text:p>
          </table:table-cell>
          <table:table-cell office:value-type="float" office:value="0">
            <text:p>0</text:p>
          </table:table-cell>
          <table:table-cell office:value-type="float" office:value="-11.3680154891342">
            <text:p>-11.3680154891</text:p>
          </table:table-cell>
          <table:table-cell office:value-type="float" office:value="-14.8050084739802">
            <text:p>-14.80500847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date" office:date-value="2020-04-19">
            <text:p>04/19/20</text:p>
          </table:table-cell>
          <table:table-cell office:value-type="float" office:value="17">
            <text:p>17</text:p>
          </table:table-cell>
          <table:table-cell office:value-type="float" office:value="811">
            <text:p>811</text:p>
          </table:table-cell>
          <table:table-cell office:value-type="float" office:value="2452">
            <text:p>2452</text:p>
          </table:table-cell>
          <table:table-cell office:value-type="float" office:value="3.34">
            <text:p>3.34</text:p>
          </table:table-cell>
          <table:table-cell office:value-type="float" office:value="14.2">
            <text:p>14.2</text:p>
          </table:table-cell>
          <table:table-cell office:value-type="float" office:value="811">
            <text:p>811</text:p>
          </table:table-cell>
          <table:table-cell office:value-type="float" office:value="2312.6">
            <text:p>2312.6</text:p>
          </table:table-cell>
          <table:table-cell office:value-type="float" office:value="3.938">
            <text:p>3.9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4">
            <text:p>54</text:p>
          </table:table-cell>
          <table:table-cell office:value-type="float" office:value="378">
            <text:p>378</text:p>
          </table:table-cell>
          <table:table-cell office:value-type="float" office:value="637">
            <text:p>637</text:p>
          </table:table-cell>
          <table:table-cell office:value-type="float" office:value="917">
            <text:p>917</text:p>
          </table:table-cell>
          <table:table-cell office:value-type="float" office:value="7.375">
            <text:p>7.375</text:p>
          </table:table-cell>
          <table:table-cell office:value-type="float" office:value="13">
            <text:p>13</text:p>
          </table:table-cell>
          <table:table-cell office:value-type="float" office:value="-59.75">
            <text:p>-59.75</text:p>
          </table:table-cell>
          <table:table-cell office:value-type="float" office:value="0.019510582010582">
            <text:p>0.019510582</text:p>
          </table:table-cell>
          <table:table-cell office:value-type="float" office:value="0.0204081632653061">
            <text:p>0.0204081633</text:p>
          </table:table-cell>
          <table:table-cell office:value-type="float" office:value="-0.0651581243184297">
            <text:p>-0.0651581243</text:p>
          </table:table-cell>
          <table:table-cell office:value-type="float" office:value="1.0690331361454">
            <text:p>1.0690331361</text:p>
          </table:table-cell>
          <table:table-cell office:value-type="float" office:value="1.07224489795918">
            <text:p>1.072244898</text:p>
          </table:table-cell>
          <table:table-cell office:value-type="float" office:value="0.7802679039683">
            <text:p>0.780267904</text:p>
          </table:table-cell>
          <table:table-cell office:value-type="float" office:value="0">
            <text:p>0</text:p>
          </table:table-cell>
          <table:table-cell office:value-type="float" office:value="34.3096184915206">
            <text:p>34.3096184915</text:p>
          </table:table-cell>
          <table:table-cell office:value-type="float" office:value="-10.2874588984251">
            <text:p>-10.287458898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date" office:date-value="2020-04-20">
            <text:p>04/20/20</text:p>
          </table:table-cell>
          <table:table-cell office:value-type="float" office:value="10">
            <text:p>10</text:p>
          </table:table-cell>
          <table:table-cell office:value-type="float" office:value="842">
            <text:p>842</text:p>
          </table:table-cell>
          <table:table-cell office:value-type="float" office:value="1704">
            <text:p>1704</text:p>
          </table:table-cell>
          <table:table-cell office:value-type="float" office:value="3.99">
            <text:p>3.99</text:p>
          </table:table-cell>
          <table:table-cell office:value-type="float" office:value="13.8">
            <text:p>13.8</text:p>
          </table:table-cell>
          <table:table-cell office:value-type="float" office:value="815.2">
            <text:p>815.2</text:p>
          </table:table-cell>
          <table:table-cell office:value-type="float" office:value="2222.4">
            <text:p>2222.4</text:p>
          </table:table-cell>
          <table:table-cell office:value-type="float" office:value="3.75">
            <text:p>3.75</text:p>
          </table:table-cell>
          <table:table-cell table:number-columns-repeated="3"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20">
            <text:p>120</text:p>
          </table:table-cell>
          <table:table-cell office:value-type="float" office:value="62">
            <text:p>62</text:p>
          </table:table-cell>
          <table:table-cell office:value-type="float" office:value="472">
            <text:p>472</text:p>
          </table:table-cell>
          <table:table-cell office:value-type="float" office:value="720">
            <text:p>720</text:p>
          </table:table-cell>
          <table:table-cell office:value-type="float" office:value="1112">
            <text:p>1112</text:p>
          </table:table-cell>
          <table:table-cell office:value-type="float" office:value="-23.5">
            <text:p>-23.5</text:p>
          </table:table-cell>
          <table:table-cell office:value-type="float" office:value="-10.375">
            <text:p>-10.375</text:p>
          </table:table-cell>
          <table:table-cell office:value-type="float" office:value="-38.5">
            <text:p>-38.5</text:p>
          </table:table-cell>
          <table:table-cell office:value-type="float" office:value="-0.0497881355932203">
            <text:p>-0.0497881356</text:p>
          </table:table-cell>
          <table:table-cell office:value-type="float" office:value="-0.0144097222222222">
            <text:p>-0.0144097222</text:p>
          </table:table-cell>
          <table:table-cell office:value-type="float" office:value="-0.0346223021582734">
            <text:p>-0.0346223022</text:p>
          </table:table-cell>
          <table:table-cell office:value-type="float" office:value="0.830600087977593">
            <text:p>0.830600088</text:p>
          </table:table-cell>
          <table:table-cell office:value-type="float" office:value="0.949972946807485">
            <text:p>0.9499729468</text:p>
          </table:table-cell>
          <table:table-cell office:value-type="float" office:value="0.881171401907251">
            <text:p>0.8811714019</text:p>
          </table:table-cell>
          <table:table-cell office:value-type="float" office:value="-13.5724114621122">
            <text:p>-13.5724114621</text:p>
          </table:table-cell>
          <table:table-cell office:value-type="float" office:value="0">
            <text:p>0</text:p>
          </table:table-cell>
          <table:table-cell office:value-type="float" office:value="-19.6716421822111">
            <text:p>-19.671642182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date" office:date-value="2020-04-21">
            <text:p>04/21/20</text:p>
          </table:table-cell>
          <table:table-cell office:value-type="float" office:value="14">
            <text:p>14</text:p>
          </table:table-cell>
          <table:table-cell office:value-type="float" office:value="825">
            <text:p>825</text:p>
          </table:table-cell>
          <table:table-cell office:value-type="float" office:value="1995">
            <text:p>1995</text:p>
          </table:table-cell>
          <table:table-cell office:value-type="float" office:value="5.71">
            <text:p>5.71</text:p>
          </table:table-cell>
          <table:table-cell office:value-type="float" office:value="13.4">
            <text:p>13.4</text:p>
          </table:table-cell>
          <table:table-cell office:value-type="float" office:value="841">
            <text:p>841</text:p>
          </table:table-cell>
          <table:table-cell office:value-type="float" office:value="2297.8">
            <text:p>2297.8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86">
            <text:p>86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395">
            <text:p>395</text:p>
          </table:table-cell>
          <table:table-cell office:value-type="float" office:value="669">
            <text:p>669</text:p>
          </table:table-cell>
          <table:table-cell office:value-type="float" office:value="1042">
            <text:p>1042</text:p>
          </table:table-cell>
          <table:table-cell office:value-type="float" office:value="-7.125">
            <text:p>-7.125</text:p>
          </table:table-cell>
          <table:table-cell office:value-type="float" office:value="-13.5">
            <text:p>-13.5</text:p>
          </table:table-cell>
          <table:table-cell office:value-type="float" office:value="-24.75">
            <text:p>-24.75</text:p>
          </table:table-cell>
          <table:table-cell office:value-type="float" office:value="-0.0180379746835443">
            <text:p>-0.0180379747</text:p>
          </table:table-cell>
          <table:table-cell office:value-type="float" office:value="-0.0201793721973094">
            <text:p>-0.0201793722</text:p>
          </table:table-cell>
          <table:table-cell office:value-type="float" office:value="-0.0237523992322457">
            <text:p>-0.0237523992</text:p>
          </table:table-cell>
          <table:table-cell office:value-type="float" office:value="0.937504810927736">
            <text:p>0.9375048109</text:p>
          </table:table-cell>
          <table:table-cell office:value-type="float" office:value="0.930170323151481">
            <text:p>0.9301703232</text:p>
          </table:table-cell>
          <table:table-cell office:value-type="float" office:value="0.917972388566945">
            <text:p>0.9179723886</text:p>
          </table:table-cell>
          <table:table-cell office:value-type="float" office:value="0">
            <text:p>0</text:p>
          </table:table-cell>
          <table:table-cell office:value-type="float" office:value="-34.0015425047964">
            <text:p>-34.0015425048</text:p>
          </table:table-cell>
          <table:table-cell office:value-type="float" office:value="-28.8342343241982">
            <text:p>-28.834234324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date" office:date-value="2020-04-22">
            <text:p>04/22/20</text:p>
          </table:table-cell>
          <table:table-cell office:value-type="float" office:value="12">
            <text:p>12</text:p>
          </table:table-cell>
          <table:table-cell office:value-type="float" office:value="850">
            <text:p>850</text:p>
          </table:table-cell>
          <table:table-cell office:value-type="float" office:value="2650">
            <text:p>2650</text:p>
          </table:table-cell>
          <table:table-cell office:value-type="float" office:value="2.64">
            <text:p>2.64</text:p>
          </table:table-cell>
          <table:table-cell office:value-type="float" office:value="12.2">
            <text:p>12.2</text:p>
          </table:table-cell>
          <table:table-cell office:value-type="float" office:value="858.6">
            <text:p>858.6</text:p>
          </table:table-cell>
          <table:table-cell office:value-type="float" office:value="2379.6">
            <text:p>2379.6</text:p>
          </table:table-cell>
          <table:table-cell office:value-type="float" office:value="4.024">
            <text:p>4.024</text:p>
          </table:table-cell>
          <table:table-cell table:number-columns-repeated="3" office:value-type="float" office:value="2">
            <text:p>2</text:p>
          </table:table-cell>
          <table:table-cell office:value-type="float" office:value="79">
            <text:p>79</text:p>
          </table:table-cell>
          <table:table-cell table:number-columns-repeated="2" office:value-type="float" office:value="104">
            <text:p>104</text:p>
          </table:table-cell>
          <table:table-cell office:value-type="float" office:value="344">
            <text:p>344</text:p>
          </table:table-cell>
          <table:table-cell office:value-type="float" office:value="614">
            <text:p>614</text:p>
          </table:table-cell>
          <table:table-cell office:value-type="float" office:value="901">
            <text:p>901</text:p>
          </table:table-cell>
          <table:table-cell office:value-type="float" office:value="10.75">
            <text:p>10.75</text:p>
          </table:table-cell>
          <table:table-cell office:value-type="float" office:value="6">
            <text:p>6</text:p>
          </table:table-cell>
          <table:table-cell office:value-type="float" office:value="-25">
            <text:p>-25</text:p>
          </table:table-cell>
          <table:table-cell office:value-type="float" office:value="0.03125">
            <text:p>0.03125</text:p>
          </table:table-cell>
          <table:table-cell office:value-type="float" office:value="0.00977198697068404">
            <text:p>0.009771987</text:p>
          </table:table-cell>
          <table:table-cell office:value-type="float" office:value="-0.0277469478357381">
            <text:p>-0.0277469478</text:p>
          </table:table-cell>
          <table:table-cell office:value-type="float" office:value="1.1112890625">
            <text:p>1.1112890625</text:p>
          </table:table-cell>
          <table:table-cell office:value-type="float" office:value="1.03438911818693">
            <text:p>1.0343891182</text:p>
          </table:table-cell>
          <table:table-cell office:value-type="float" office:value="0.904394673078747">
            <text:p>0.9043946731</text:p>
          </table:table-cell>
          <table:table-cell office:value-type="float" office:value="22.5255059555446">
            <text:p>22.5255059555</text:p>
          </table:table-cell>
          <table:table-cell office:value-type="float" office:value="0">
            <text:p>0</text:p>
          </table:table-cell>
          <table:table-cell office:value-type="float" office:value="-24.6328254365465">
            <text:p>-24.632825436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date" office:date-value="2020-04-23">
            <text:p>04/23/20</text:p>
          </table:table-cell>
          <table:table-cell office:value-type="float" office:value="14">
            <text:p>14</text:p>
          </table:table-cell>
          <table:table-cell office:value-type="float" office:value="877">
            <text:p>877</text:p>
          </table:table-cell>
          <table:table-cell office:value-type="float" office:value="2688">
            <text:p>2688</text:p>
          </table:table-cell>
          <table:table-cell office:value-type="float" office:value="4.32">
            <text:p>4.32</text:p>
          </table:table-cell>
          <table:table-cell office:value-type="float" office:value="12.6">
            <text:p>12.6</text:p>
          </table:table-cell>
          <table:table-cell office:value-type="float" office:value="875.6">
            <text:p>875.6</text:p>
          </table:table-cell>
          <table:table-cell office:value-type="float" office:value="2548.8">
            <text:p>2548.8</text:p>
          </table:table-cell>
          <table:table-cell office:value-type="float" office:value="3.696">
            <text:p>3.696</text:p>
          </table:table-cell>
          <table:table-cell table:number-columns-repeated="3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2" office:value-type="float" office:value="105">
            <text:p>105</text:p>
          </table:table-cell>
          <table:table-cell office:value-type="float" office:value="363">
            <text:p>363</text:p>
          </table:table-cell>
          <table:table-cell office:value-type="float" office:value="648">
            <text:p>648</text:p>
          </table:table-cell>
          <table:table-cell office:value-type="float" office:value="945">
            <text:p>945</text:p>
          </table:table-cell>
          <table:table-cell office:value-type="float" office:value="17.375">
            <text:p>17.375</text:p>
          </table:table-cell>
          <table:table-cell office:value-type="float" office:value="22.125">
            <text:p>22.125</text:p>
          </table:table-cell>
          <table:table-cell office:value-type="float" office:value="11.5">
            <text:p>11.5</text:p>
          </table:table-cell>
          <table:table-cell office:value-type="float" office:value="0.0478650137741047">
            <text:p>0.0478650138</text:p>
          </table:table-cell>
          <table:table-cell office:value-type="float" office:value="0.0341435185185185">
            <text:p>0.0341435185</text:p>
          </table:table-cell>
          <table:table-cell office:value-type="float" office:value="0.0121693121693122">
            <text:p>0.0121693122</text:p>
          </table:table-cell>
          <table:table-cell office:value-type="float" office:value="1.17201802491481">
            <text:p>1.1720180249</text:p>
          </table:table-cell>
          <table:table-cell office:value-type="float" office:value="1.12178724333419">
            <text:p>1.1217872433</text:p>
          </table:table-cell>
          <table:table-cell office:value-type="float" office:value="1.04288285322359">
            <text:p>1.0428828532</text:p>
          </table:table-cell>
          <table:table-cell office:value-type="float" office:value="14.8251637633268">
            <text:p>14.8251637633</text:p>
          </table:table-cell>
          <table:table-cell office:value-type="float" office:value="20.6456229518032">
            <text:p>20.64562295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date" office:date-value="2020-04-24">
            <text:p>04/24/20</text:p>
          </table:table-cell>
          <table:table-cell office:value-type="float" office:value="11">
            <text:p>11</text:p>
          </table:table-cell>
          <table:table-cell office:value-type="float" office:value="899">
            <text:p>899</text:p>
          </table:table-cell>
          <table:table-cell office:value-type="float" office:value="2861">
            <text:p>2861</text:p>
          </table:table-cell>
          <table:table-cell office:value-type="float" office:value="3.46">
            <text:p>3.46</text:p>
          </table:table-cell>
          <table:table-cell office:value-type="float" office:value="11.8">
            <text:p>11.8</text:p>
          </table:table-cell>
          <table:table-cell office:value-type="float" office:value="896.8">
            <text:p>896.8</text:p>
          </table:table-cell>
          <table:table-cell office:value-type="float" office:value="2690.6">
            <text:p>2690.6</text:p>
          </table:table-cell>
          <table:table-cell office:value-type="float" office:value="2.976">
            <text:p>2.976</text:p>
          </table:table-cell>
          <table:table-cell table:number-columns-repeated="3"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float" office:value="158">
            <text:p>158</text:p>
          </table:table-cell>
          <table:table-cell office:value-type="float" office:value="85">
            <text:p>85</text:p>
          </table:table-cell>
          <table:table-cell office:value-type="float" office:value="445">
            <text:p>445</text:p>
          </table:table-cell>
          <table:table-cell office:value-type="float" office:value="710">
            <text:p>710</text:p>
          </table:table-cell>
          <table:table-cell office:value-type="float" office:value="1174">
            <text:p>1174</text:p>
          </table:table-cell>
          <table:table-cell office:value-type="float" office:value="-20.75">
            <text:p>-20.75</text:p>
          </table:table-cell>
          <table:table-cell office:value-type="float" office:value="2.25">
            <text:p>2.25</text:p>
          </table:table-cell>
          <table:table-cell office:value-type="float" office:value="-42.25">
            <text:p>-42.25</text:p>
          </table:table-cell>
          <table:table-cell office:value-type="float" office:value="-0.0466292134831461">
            <text:p>-0.0466292135</text:p>
          </table:table-cell>
          <table:table-cell office:value-type="float" office:value="0.00316901408450704">
            <text:p>0.0031690141</text:p>
          </table:table-cell>
          <table:table-cell office:value-type="float" office:value="-0.0359880749574106">
            <text:p>-0.035988075</text:p>
          </table:table-cell>
          <table:table-cell office:value-type="float" office:value="0.8410593485671">
            <text:p>0.8410593486</text:p>
          </table:table-cell>
          <table:table-cell office:value-type="float" office:value="1.0111112328903">
            <text:p>1.0111112329</text:p>
          </table:table-cell>
          <table:table-cell office:value-type="float" office:value="0.876580215065778">
            <text:p>0.8765802151</text:p>
          </table:table-cell>
          <table:table-cell office:value-type="float" office:value="-14.5157523999938">
            <text:p>-14.5157524</text:p>
          </table:table-cell>
          <table:table-cell office:value-type="float" office:value="0">
            <text:p>0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date" office:date-value="2020-04-25">
            <text:p>04/25/20</text:p>
          </table:table-cell>
          <table:table-cell office:value-type="float" office:value="12">
            <text:p>12</text:p>
          </table:table-cell>
          <table:table-cell office:value-type="float" office:value="927">
            <text:p>927</text:p>
          </table:table-cell>
          <table:table-cell office:value-type="float" office:value="2550">
            <text:p>2550</text:p>
          </table:table-cell>
          <table:table-cell office:value-type="float" office:value="2.35">
            <text:p>2.35</text:p>
          </table:table-cell>
          <table:table-cell office:value-type="float" office:value="11">
            <text:p>11</text:p>
          </table:table-cell>
          <table:table-cell office:value-type="float" office:value="922">
            <text:p>922</text:p>
          </table:table-cell>
          <table:table-cell office:value-type="float" office:value="2584.6">
            <text:p>2584.6</text:p>
          </table:table-cell>
          <table:table-cell office:value-type="float" office:value="3.232">
            <text:p>3.232</text:p>
          </table:table-cell>
          <table:table-cell table:number-columns-repeated="3" office:value-type="float" office:value="2">
            <text:p>2</text:p>
          </table:table-cell>
          <table:table-cell office:value-type="float" office:value="91">
            <text:p>91</text:p>
          </table:table-cell>
          <table:table-cell office:value-type="float" office:value="165">
            <text:p>165</text:p>
          </table:table-cell>
          <table:table-cell office:value-type="float" office:value="91">
            <text:p>91</text:p>
          </table:table-cell>
          <table:table-cell office:value-type="float" office:value="368">
            <text:p>368</text:p>
          </table:table-cell>
          <table:table-cell office:value-type="float" office:value="630">
            <text:p>630</text:p>
          </table:table-cell>
          <table:table-cell office:value-type="float" office:value="969">
            <text:p>969</text:p>
          </table:table-cell>
          <table:table-cell office:value-type="float" office:value="-7.75">
            <text:p>-7.75</text:p>
          </table:table-cell>
          <table:table-cell office:value-type="float" office:value="-35.625">
            <text:p>-35.625</text:p>
          </table:table-cell>
          <table:table-cell office:value-type="float" office:value="17.5">
            <text:p>17.5</text:p>
          </table:table-cell>
          <table:table-cell office:value-type="float" office:value="-0.0210597826086957">
            <text:p>-0.0210597826</text:p>
          </table:table-cell>
          <table:table-cell office:value-type="float" office:value="-0.056547619047619">
            <text:p>-0.056547619</text:p>
          </table:table-cell>
          <table:table-cell office:value-type="float" office:value="0.0180598555211558">
            <text:p>0.0180598555</text:p>
          </table:table-cell>
          <table:table-cell office:value-type="float" office:value="0.927160049178875">
            <text:p>0.9271600492</text:p>
          </table:table-cell>
          <table:table-cell office:value-type="float" office:value="0.808350694444445">
            <text:p>0.8083506944</text:p>
          </table:table-cell>
          <table:table-cell office:value-type="float" office:value="1.06384876475168">
            <text:p>1.0638487648</text:p>
          </table:table-cell>
          <table:table-cell office:value-type="float" office:value="-32.5655082496928">
            <text:p>-32.5655082497</text:p>
          </table:table-cell>
          <table:table-cell office:value-type="float" office:value="-11.9078249603386">
            <text:p>-11.9078249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date" office:date-value="2020-04-26">
            <text:p>04/26/20</text:p>
          </table:table-cell>
          <table:table-cell office:value-type="float" office:value="10">
            <text:p>10</text:p>
          </table:table-cell>
          <table:table-cell office:value-type="float" office:value="931">
            <text:p>931</text:p>
          </table:table-cell>
          <table:table-cell office:value-type="float" office:value="2704">
            <text:p>2704</text:p>
          </table:table-cell>
          <table:table-cell office:value-type="float" office:value="2.11">
            <text:p>2.11</text:p>
          </table:table-cell>
          <table:table-cell office:value-type="float" office:value="10.4">
            <text:p>10.4</text:p>
          </table:table-cell>
          <table:table-cell office:value-type="float" office:value="943.2">
            <text:p>943.2</text:p>
          </table:table-cell>
          <table:table-cell office:value-type="float" office:value="2356.4">
            <text:p>2356.4</text:p>
          </table:table-cell>
          <table:table-cell office:value-type="float" office:value="3.222">
            <text:p>3.222</text:p>
          </table:table-cell>
          <table:table-cell table:number-columns-repeated="3"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163">
            <text:p>163</text:p>
          </table:table-cell>
          <table:table-cell office:value-type="float" office:value="88">
            <text:p>88</text:p>
          </table:table-cell>
          <table:table-cell office:value-type="float" office:value="344">
            <text:p>344</text:p>
          </table:table-cell>
          <table:table-cell office:value-type="float" office:value="582">
            <text:p>582</text:p>
          </table:table-cell>
          <table:table-cell office:value-type="float" office:value="978">
            <text:p>978</text:p>
          </table:table-cell>
          <table:table-cell office:value-type="float" office:value="10.75">
            <text:p>10.75</text:p>
          </table:table-cell>
          <table:table-cell office:value-type="float" office:value="-10.375">
            <text:p>-10.375</text:p>
          </table:table-cell>
          <table:table-cell office:value-type="float" office:value="2.875">
            <text:p>2.875</text:p>
          </table:table-cell>
          <table:table-cell office:value-type="float" office:value="0.03125">
            <text:p>0.03125</text:p>
          </table:table-cell>
          <table:table-cell office:value-type="float" office:value="-0.0178264604810997">
            <text:p>-0.0178264605</text:p>
          </table:table-cell>
          <table:table-cell office:value-type="float" office:value="0.00293967280163599">
            <text:p>0.0029396728</text:p>
          </table:table-cell>
          <table:table-cell office:value-type="float" office:value="1.1112890625">
            <text:p>1.1112890625</text:p>
          </table:table-cell>
          <table:table-cell office:value-type="float" office:value="0.938230242394988">
            <text:p>0.9382302424</text:p>
          </table:table-cell>
          <table:table-cell office:value-type="float" office:value="1.01030579249104">
            <text:p>1.0103057925</text:p>
          </table:table-cell>
          <table:table-cell office:value-type="float" office:value="22.5255059555446">
            <text:p>22.52550595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date" office:date-value="2020-04-27">
            <text:p>04/27/20</text:p>
          </table:table-cell>
          <table:table-cell office:value-type="float" office:value="8">
            <text:p>8</text:p>
          </table:table-cell>
          <table:table-cell office:value-type="float" office:value="976">
            <text:p>976</text:p>
          </table:table-cell>
          <table:table-cell office:value-type="float" office:value="2120">
            <text:p>2120</text:p>
          </table:table-cell>
          <table:table-cell office:value-type="float" office:value="3.92">
            <text:p>3.92</text:p>
          </table:table-cell>
          <table:table-cell office:value-type="float" office:value="10">
            <text:p>10</text:p>
          </table:table-cell>
          <table:table-cell office:value-type="float" office:value="963">
            <text:p>963</text:p>
          </table:table-cell>
          <table:table-cell office:value-type="float" office:value="2409.8">
            <text:p>2409.8</text:p>
          </table:table-cell>
          <table:table-cell office:value-type="float" office:value="3.028">
            <text:p>3.028</text:p>
          </table:table-cell>
          <table:table-cell table:number-columns-repeated="3"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165">
            <text:p>165</text:p>
          </table:table-cell>
          <table:table-cell office:value-type="float" office:value="363">
            <text:p>363</text:p>
          </table:table-cell>
          <table:table-cell office:value-type="float" office:value="607">
            <text:p>607</text:p>
          </table:table-cell>
          <table:table-cell office:value-type="float" office:value="979">
            <text:p>979</text:p>
          </table:table-cell>
          <table:table-cell office:value-type="float" office:value="17.375">
            <text:p>17.375</text:p>
          </table:table-cell>
          <table:table-cell office:value-type="float" office:value="-7">
            <text:p>-7</text:p>
          </table:table-cell>
          <table:table-cell office:value-type="float" office:value="-6.125">
            <text:p>-6.125</text:p>
          </table:table-cell>
          <table:table-cell office:value-type="float" office:value="0.0478650137741047">
            <text:p>0.0478650138</text:p>
          </table:table-cell>
          <table:table-cell office:value-type="float" office:value="-0.0115321252059308">
            <text:p>-0.0115321252</text:p>
          </table:table-cell>
          <table:table-cell office:value-type="float" office:value="-0.00625638406537283">
            <text:p>-0.0062563841</text:p>
          </table:table-cell>
          <table:table-cell office:value-type="float" office:value="1.17201802491481">
            <text:p>1.1720180249</text:p>
          </table:table-cell>
          <table:table-cell office:value-type="float" office:value="0.959898222006302">
            <text:p>0.959898222</text:p>
          </table:table-cell>
          <table:table-cell office:value-type="float" office:value="0.978179374760679">
            <text:p>0.9781793748</text:p>
          </table:table-cell>
          <table:table-cell office:value-type="float" office:value="14.8251637633268">
            <text:p>14.82516376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date" office:date-value="2020-04-28">
            <text:p>04/28/20</text:p>
          </table:table-cell>
          <table:table-cell office:value-type="float" office:value="11">
            <text:p>11</text:p>
          </table:table-cell>
          <table:table-cell office:value-type="float" office:value="983">
            <text:p>983</text:p>
          </table:table-cell>
          <table:table-cell office:value-type="float" office:value="1547">
            <text:p>1547</text:p>
          </table:table-cell>
          <table:table-cell office:value-type="float" office:value="4.27">
            <text:p>4.27</text:p>
          </table:table-cell>
          <table:table-cell office:value-type="float" office:value="10">
            <text:p>10</text:p>
          </table:table-cell>
          <table:table-cell office:value-type="float" office:value="974.2">
            <text:p>974.2</text:p>
          </table:table-cell>
          <table:table-cell office:value-type="float" office:value="2430">
            <text:p>2430</text:p>
          </table:table-cell>
          <table:table-cell office:value-type="float" office:value="2.92">
            <text:p>2.9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59">
            <text:p>159</text:p>
          </table:table-cell>
          <table:table-cell office:value-type="float" office:value="81">
            <text:p>81</text:p>
          </table:table-cell>
          <table:table-cell office:value-type="float" office:value="296">
            <text:p>296</text:p>
          </table:table-cell>
          <table:table-cell office:value-type="float" office:value="601">
            <text:p>601</text:p>
          </table:table-cell>
          <table:table-cell office:value-type="float" office:value="1174">
            <text:p>1174</text:p>
          </table:table-cell>
          <table:table-cell office:value-type="float" office:value="-55.125">
            <text:p>-55.125</text:p>
          </table:table-cell>
          <table:table-cell office:value-type="float" office:value="-66.75">
            <text:p>-66.75</text:p>
          </table:table-cell>
          <table:table-cell office:value-type="float" office:value="-42.25">
            <text:p>-42.25</text:p>
          </table:table-cell>
          <table:table-cell office:value-type="float" office:value="-0.186233108108108">
            <text:p>-0.1862331081</text:p>
          </table:table-cell>
          <table:table-cell office:value-type="float" office:value="-0.111064891846922">
            <text:p>-0.1110648918</text:p>
          </table:table-cell>
          <table:table-cell office:value-type="float" office:value="-0.0359880749574106">
            <text:p>-0.035988075</text:p>
          </table:table-cell>
          <table:table-cell office:value-type="float" office:value="0.41616235191061">
            <text:p>0.4161623519</text:p>
          </table:table-cell>
          <table:table-cell office:value-type="float" office:value="0.635450282529672">
            <text:p>0.6354502825</text:p>
          </table:table-cell>
          <table:table-cell office:value-type="float" office:value="0.876580215065778">
            <text:p>0.8765802151</text:p>
          </table:table-cell>
          <table:table-cell office:value-type="float" office:value="-3.36346426271354">
            <text:p>-3.3634642627</text:p>
          </table:table-cell>
          <table:table-cell office:value-type="float" office:value="-5.88754825050403">
            <text:p>-5.8875482505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date" office:date-value="2020-04-29">
            <text:p>04/29/20</text:p>
          </table:table-cell>
          <table:table-cell office:value-type="float" office:value="9">
            <text:p>9</text:p>
          </table:table-cell>
          <table:table-cell office:value-type="float" office:value="998">
            <text:p>998</text:p>
          </table:table-cell>
          <table:table-cell office:value-type="float" office:value="3128">
            <text:p>3128</text:p>
          </table:table-cell>
          <table:table-cell office:value-type="float" office:value="2.49">
            <text:p>2.49</text:p>
          </table:table-cell>
          <table:table-cell office:value-type="float" office:value="10.2">
            <text:p>10.2</text:p>
          </table:table-cell>
          <table:table-cell office:value-type="float" office:value="989.6">
            <text:p>989.6</text:p>
          </table:table-cell>
          <table:table-cell office:value-type="float" office:value="2565.2">
            <text:p>2565.2</text:p>
          </table:table-cell>
          <table:table-cell office:value-type="float" office:value="3.018">
            <text:p>3.018</text:p>
          </table:table-cell>
          <table:table-cell table:number-columns-repeated="3" office:value-type="float" office:value="2">
            <text:p>2</text:p>
          </table:table-cell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82">
            <text:p>82</text:p>
          </table:table-cell>
          <table:table-cell office:value-type="float" office:value="260">
            <text:p>260</text:p>
          </table:table-cell>
          <table:table-cell office:value-type="float" office:value="576">
            <text:p>576</text:p>
          </table:table-cell>
          <table:table-cell office:value-type="float" office:value="969">
            <text:p>969</text:p>
          </table:table-cell>
          <table:table-cell office:value-type="float" office:value="-26.125">
            <text:p>-26.125</text:p>
          </table:table-cell>
          <table:table-cell office:value-type="float" office:value="-46.25">
            <text:p>-46.25</text:p>
          </table:table-cell>
          <table:table-cell office:value-type="float" office:value="17.5">
            <text:p>17.5</text:p>
          </table:table-cell>
          <table:table-cell office:value-type="float" office:value="-0.100480769230769">
            <text:p>-0.1004807692</text:p>
          </table:table-cell>
          <table:table-cell office:value-type="float" office:value="-0.0802951388888889">
            <text:p>-0.0802951389</text:p>
          </table:table-cell>
          <table:table-cell office:value-type="float" office:value="0.0180598555211558">
            <text:p>0.0180598555</text:p>
          </table:table-cell>
          <table:table-cell office:value-type="float" office:value="0.668106222263314">
            <text:p>0.6681062223</text:p>
          </table:table-cell>
          <table:table-cell office:value-type="float" office:value="0.731603740174093">
            <text:p>0.7316037402</text:p>
          </table:table-cell>
          <table:table-cell office:value-type="float" office:value="1.06384876475168">
            <text:p>1.0638487648</text:p>
          </table:table-cell>
          <table:table-cell office:value-type="float" office:value="-6.54561769514681">
            <text:p>-6.5456176951</text:p>
          </table:table-cell>
          <table:table-cell office:value-type="float" office:value="-8.28108458440697">
            <text:p>-8.28108458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date" office:date-value="2020-04-30">
            <text:p>04/30/20</text:p>
          </table:table-cell>
          <table:table-cell office:value-type="float" office:value="12">
            <text:p>12</text:p>
          </table:table-cell>
          <table:table-cell office:value-type="float" office:value="983">
            <text:p>983</text:p>
          </table:table-cell>
          <table:table-cell office:value-type="float" office:value="2651">
            <text:p>2651</text:p>
          </table:table-cell>
          <table:table-cell office:value-type="float" office:value="1.81">
            <text:p>1.81</text:p>
          </table:table-cell>
          <table:table-cell office:value-type="float" office:value="11">
            <text:p>11</text:p>
          </table:table-cell>
          <table:table-cell office:value-type="float" office:value="995.4">
            <text:p>995.4</text:p>
          </table:table-cell>
          <table:table-cell office:value-type="float" office:value="2785.2">
            <text:p>2785.2</text:p>
          </table:table-cell>
          <table:table-cell office:value-type="float" office:value="2.724">
            <text:p>2.724</text:p>
          </table:table-cell>
          <table:table-cell table:number-columns-repeated="3"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107">
            <text:p>107</text:p>
          </table:table-cell>
          <table:table-cell office:value-type="float" office:value="74">
            <text:p>74</text:p>
          </table:table-cell>
          <table:table-cell office:value-type="float" office:value="260">
            <text:p>260</text:p>
          </table:table-cell>
          <table:table-cell office:value-type="float" office:value="532">
            <text:p>532</text:p>
          </table:table-cell>
          <table:table-cell office:value-type="float" office:value="978">
            <text:p>978</text:p>
          </table:table-cell>
          <table:table-cell office:value-type="float" office:value="-31.5">
            <text:p>-31.5</text:p>
          </table:table-cell>
          <table:table-cell office:value-type="float" office:value="4">
            <text:p>4</text:p>
          </table:table-cell>
          <table:table-cell office:value-type="float" office:value="2.875">
            <text:p>2.875</text:p>
          </table:table-cell>
          <table:table-cell office:value-type="float" office:value="-0.121153846153846">
            <text:p>-0.1211538462</text:p>
          </table:table-cell>
          <table:table-cell office:value-type="float" office:value="0.0075187969924812">
            <text:p>0.007518797</text:p>
          </table:table-cell>
          <table:table-cell office:value-type="float" office:value="0.00293967280163599">
            <text:p>0.0029396728</text:p>
          </table:table-cell>
          <table:table-cell office:value-type="float" office:value="0.604730917159763">
            <text:p>0.6047309172</text:p>
          </table:table-cell>
          <table:table-cell office:value-type="float" office:value="1.02642659279778">
            <text:p>1.0264265928</text:p>
          </table:table-cell>
          <table:table-cell office:value-type="float" office:value="1.01030579249104">
            <text:p>1.0103057925</text:p>
          </table:table-cell>
          <table:table-cell office:value-type="float" office:value="-5.36718357417129">
            <text:p>-5.367183574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date" office:date-value="2020-05-01">
            <text:p>05/01/20</text:p>
          </table:table-cell>
          <table:table-cell office:value-type="float" office:value="11">
            <text:p>11</text:p>
          </table:table-cell>
          <table:table-cell office:value-type="float" office:value="1008">
            <text:p>1008</text:p>
          </table:table-cell>
          <table:table-cell office:value-type="float" office:value="3380">
            <text:p>3380</text:p>
          </table:table-cell>
          <table:table-cell office:value-type="float" office:value="2.6">
            <text:p>2.6</text:p>
          </table:table-cell>
          <table:table-cell office:value-type="float" office:value="9.8">
            <text:p>9.8</text:p>
          </table:table-cell>
          <table:table-cell office:value-type="float" office:value="1004.2">
            <text:p>1004.2</text:p>
          </table:table-cell>
          <table:table-cell office:value-type="float" office:value="2967.6">
            <text:p>2967.6</text:p>
          </table:table-cell>
          <table:table-cell office:value-type="float" office:value="2.326">
            <text:p>2.326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166">
            <text:p>166</text:p>
          </table:table-cell>
          <table:table-cell office:value-type="float" office:value="78">
            <text:p>78</text:p>
          </table:table-cell>
          <table:table-cell office:value-type="float" office:value="328">
            <text:p>328</text:p>
          </table:table-cell>
          <table:table-cell office:value-type="float" office:value="578">
            <text:p>578</text:p>
          </table:table-cell>
          <table:table-cell office:value-type="float" office:value="1329">
            <text:p>1329</text:p>
          </table:table-cell>
          <table:table-cell office:value-type="float" office:value="-23.375">
            <text:p>-23.375</text:p>
          </table:table-cell>
          <table:table-cell office:value-type="float" office:value="-13.375">
            <text:p>-13.375</text:p>
          </table:table-cell>
          <table:table-cell office:value-type="float" office:value="-0.5">
            <text:p>-0.5</text:p>
          </table:table-cell>
          <table:table-cell office:value-type="float" office:value="-0.071265243902439">
            <text:p>-0.0712652439</text:p>
          </table:table-cell>
          <table:table-cell office:value-type="float" office:value="-0.0231401384083045">
            <text:p>-0.0231401384</text:p>
          </table:table-cell>
          <table:table-cell office:value-type="float" office:value="-0.000376222723852521">
            <text:p>-0.0003762227</text:p>
          </table:table-cell>
          <table:table-cell office:value-type="float" office:value="0.760525966918873">
            <text:p>0.7605259669</text:p>
          </table:table-cell>
          <table:table-cell office:value-type="float" office:value="0.920059028941823">
            <text:p>0.9200590289</text:p>
          </table:table-cell>
          <table:table-cell office:value-type="float" office:value="0.998683497891851">
            <text:p>0.9986834979</text:p>
          </table:table-cell>
          <table:table-cell office:value-type="float" office:value="-9.37545685768524">
            <text:p>-9.3754568577</text:p>
          </table:table-cell>
          <table:table-cell office:value-type="float" office:value="-29.6063971054529">
            <text:p>-29.60639710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date" office:date-value="2020-05-02">
            <text:p>05/02/20</text:p>
          </table:table-cell>
          <table:table-cell office:value-type="float" office:value="12">
            <text:p>12</text:p>
          </table:table-cell>
          <table:table-cell office:value-type="float" office:value="1005">
            <text:p>1005</text:p>
          </table:table-cell>
          <table:table-cell office:value-type="float" office:value="3220">
            <text:p>3220</text:p>
          </table:table-cell>
          <table:table-cell office:value-type="float" office:value="2.45">
            <text:p>2.45</text:p>
          </table:table-cell>
          <table:table-cell office:value-type="float" office:value="10.2">
            <text:p>10.2</text:p>
          </table:table-cell>
          <table:table-cell office:value-type="float" office:value="1001">
            <text:p>1001</text:p>
          </table:table-cell>
          <table:table-cell office:value-type="float" office:value="2731.6">
            <text:p>2731.6</text:p>
          </table:table-cell>
          <table:table-cell office:value-type="float" office:value="2.208">
            <text:p>2.20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38">
            <text:p>238</text:p>
          </table:table-cell>
          <table:table-cell office:value-type="float" office:value="467">
            <text:p>467</text:p>
          </table:table-cell>
          <table:table-cell office:value-type="float" office:value="1116">
            <text:p>1116</text:p>
          </table:table-cell>
          <table:table-cell office:value-type="float" office:value="-24.5">
            <text:p>-24.5</text:p>
          </table:table-cell>
          <table:table-cell office:value-type="float" office:value="-30.625">
            <text:p>-30.625</text:p>
          </table:table-cell>
          <table:table-cell office:value-type="float" office:value="-26.625">
            <text:p>-26.625</text:p>
          </table:table-cell>
          <table:table-cell office:value-type="float" office:value="-0.102941176470588">
            <text:p>-0.1029411765</text:p>
          </table:table-cell>
          <table:table-cell office:value-type="float" office:value="-0.0655781584582441">
            <text:p>-0.0655781585</text:p>
          </table:table-cell>
          <table:table-cell office:value-type="float" office:value="-0.0238575268817204">
            <text:p>-0.0238575269</text:p>
          </table:table-cell>
          <table:table-cell office:value-type="float" office:value="0.660475778546713">
            <text:p>0.6604757785</text:p>
          </table:table-cell>
          <table:table-cell office:value-type="float" office:value="0.778905415335024">
            <text:p>0.7789054153</text:p>
          </table:table-cell>
          <table:table-cell office:value-type="float" office:value="0.917614251828246">
            <text:p>0.9176142518</text:p>
          </table:table-cell>
          <table:table-cell office:value-type="float" office:value="-6.38058246087523">
            <text:p>-6.3805824609</text:p>
          </table:table-cell>
          <table:table-cell office:value-type="float" office:value="-10.2192960625574">
            <text:p>-10.2192960626</text:p>
          </table:table-cell>
          <table:table-cell office:value-type="float" office:value="-28.7056374190904">
            <text:p>-28.705637419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date" office:date-value="2020-05-03">
            <text:p>05/03/20</text:p>
          </table:table-cell>
          <table:table-cell office:value-type="float" office:value="5">
            <text:p>5</text:p>
          </table:table-cell>
          <table:table-cell office:value-type="float" office:value="1027">
            <text:p>1027</text:p>
          </table:table-cell>
          <table:table-cell office:value-type="float" office:value="2459">
            <text:p>2459</text:p>
          </table:table-cell>
          <table:table-cell office:value-type="float" office:value="2.28">
            <text:p>2.28</text:p>
          </table:table-cell>
          <table:table-cell office:value-type="float" office:value="10.2">
            <text:p>10.2</text:p>
          </table:table-cell>
          <table:table-cell office:value-type="float" office:value="997.2">
            <text:p>997.2</text:p>
          </table:table-cell>
          <table:table-cell office:value-type="float" office:value="2521.2">
            <text:p>2521.2</text:p>
          </table:table-cell>
          <table:table-cell office:value-type="float" office:value="2.222">
            <text:p>2.22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17">
            <text:p>217</text:p>
          </table:table-cell>
          <table:table-cell office:value-type="float" office:value="438">
            <text:p>438</text:p>
          </table:table-cell>
          <table:table-cell office:value-type="float" office:value="978">
            <text:p>978</text:p>
          </table:table-cell>
          <table:table-cell office:value-type="float" office:value="-14.5">
            <text:p>-14.5</text:p>
          </table:table-cell>
          <table:table-cell office:value-type="float" office:value="-56.375">
            <text:p>-56.375</text:p>
          </table:table-cell>
          <table:table-cell office:value-type="float" office:value="-58.375">
            <text:p>-58.375</text:p>
          </table:table-cell>
          <table:table-cell office:value-type="float" office:value="-0.0668202764976959">
            <text:p>-0.0668202765</text:p>
          </table:table-cell>
          <table:table-cell office:value-type="float" office:value="-0.1287100456621">
            <text:p>-0.1287100457</text:p>
          </table:table-cell>
          <table:table-cell office:value-type="float" office:value="-0.0596881390593047">
            <text:p>-0.0596881391</text:p>
          </table:table-cell>
          <table:table-cell office:value-type="float" office:value="0.774880332986472">
            <text:p>0.774880333</text:p>
          </table:table-cell>
          <table:table-cell office:value-type="float" office:value="0.581984740857155">
            <text:p>0.5819847409</text:p>
          </table:table-cell>
          <table:table-cell office:value-type="float" office:value="0.798074354223385">
            <text:p>0.7980743542</text:p>
          </table:table-cell>
          <table:table-cell office:value-type="float" office:value="-10.0227381176559">
            <text:p>-10.0227381177</text:p>
          </table:table-cell>
          <table:table-cell office:value-type="float" office:value="-5.03080904196307">
            <text:p>-5.030809042</text:p>
          </table:table-cell>
          <table:table-cell office:value-type="float" office:value="-11.262684452061">
            <text:p>-11.262684452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date" office:date-value="2020-05-04">
            <text:p>05/04/20</text:p>
          </table:table-cell>
          <table:table-cell office:value-type="float" office:value="11">
            <text:p>11</text:p>
          </table:table-cell>
          <table:table-cell office:value-type="float" office:value="982">
            <text:p>982</text:p>
          </table:table-cell>
          <table:table-cell office:value-type="float" office:value="1948">
            <text:p>1948</text:p>
          </table:table-cell>
          <table:table-cell office:value-type="float" office:value="1.9">
            <text:p>1.9</text:p>
          </table:table-cell>
          <table:table-cell office:value-type="float" office:value="10">
            <text:p>10</text:p>
          </table:table-cell>
          <table:table-cell office:value-type="float" office:value="989.2">
            <text:p>989.2</text:p>
          </table:table-cell>
          <table:table-cell office:value-type="float" office:value="2480.8">
            <text:p>2480.8</text:p>
          </table:table-cell>
          <table:table-cell office:value-type="float" office:value="1.992">
            <text:p>1.992</text:p>
          </table:table-cell>
          <table:table-cell table:number-columns-repeated="3"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62">
            <text:p>162</text:p>
          </table:table-cell>
          <table:table-cell office:value-type="float" office:value="394">
            <text:p>394</text:p>
          </table:table-cell>
          <table:table-cell office:value-type="float" office:value="715">
            <text:p>715</text:p>
          </table:table-cell>
          <table:table-cell office:value-type="float" office:value="-14.5">
            <text:p>-14.5</text:p>
          </table:table-cell>
          <table:table-cell office:value-type="float" office:value="-11.75">
            <text:p>-11.75</text:p>
          </table:table-cell>
          <table:table-cell office:value-type="float" office:value="-47.5">
            <text:p>-47.5</text:p>
          </table:table-cell>
          <table:table-cell office:value-type="float" office:value="-0.0895061728395062">
            <text:p>-0.0895061728</text:p>
          </table:table-cell>
          <table:table-cell office:value-type="float" office:value="-0.0298223350253807">
            <text:p>-0.029822335</text:p>
          </table:table-cell>
          <table:table-cell office:value-type="float" office:value="-0.0664335664335664">
            <text:p>-0.0664335664</text:p>
          </table:table-cell>
          <table:table-cell office:value-type="float" office:value="0.702430650815425">
            <text:p>0.7024306508</text:p>
          </table:table-cell>
          <table:table-cell office:value-type="float" office:value="0.897364995877245">
            <text:p>0.8973649959</text:p>
          </table:table-cell>
          <table:table-cell office:value-type="float" office:value="0.77613281823072">
            <text:p>0.7761328182</text:p>
          </table:table-cell>
          <table:table-cell office:value-type="float" office:value="-7.39213806271842">
            <text:p>-7.3921380627</text:p>
          </table:table-cell>
          <table:table-cell office:value-type="float" office:value="-22.8942298896618">
            <text:p>-22.8942298897</text:p>
          </table:table-cell>
          <table:table-cell office:value-type="float" office:value="-10.0831451011881">
            <text:p>-10.083145101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date" office:date-value="2020-05-05">
            <text:p>05/05/20</text:p>
          </table:table-cell>
          <table:table-cell office:value-type="float" office:value="12">
            <text:p>12</text:p>
          </table:table-cell>
          <table:table-cell office:value-type="float" office:value="964">
            <text:p>964</text:p>
          </table:table-cell>
          <table:table-cell office:value-type="float" office:value="1599">
            <text:p>1599</text:p>
          </table:table-cell>
          <table:table-cell office:value-type="float" office:value="1.88">
            <text:p>1.88</text:p>
          </table:table-cell>
          <table:table-cell office:value-type="float" office:value="9.6">
            <text:p>9.6</text:p>
          </table:table-cell>
          <table:table-cell office:value-type="float" office:value="966.4">
            <text:p>966.4</text:p>
          </table:table-cell>
          <table:table-cell office:value-type="float" office:value="2897">
            <text:p>2897</text:p>
          </table:table-cell>
          <table:table-cell office:value-type="float" office:value="1.65">
            <text:p>1.65</text:p>
          </table:table-cell>
          <table:table-cell table:number-columns-repeated="3"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84">
            <text:p>84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411">
            <text:p>411</text:p>
          </table:table-cell>
          <table:table-cell office:value-type="float" office:value="963">
            <text:p>963</text:p>
          </table:table-cell>
          <table:table-cell office:value-type="float" office:value="-17.125">
            <text:p>-17.125</text:p>
          </table:table-cell>
          <table:table-cell office:value-type="float" office:value="-43.5">
            <text:p>-43.5</text:p>
          </table:table-cell>
          <table:table-cell office:value-type="float" office:value="-56.75">
            <text:p>-56.75</text:p>
          </table:table-cell>
          <table:table-cell office:value-type="float" office:value="-0.114166666666667">
            <text:p>-0.1141666667</text:p>
          </table:table-cell>
          <table:table-cell office:value-type="float" office:value="-0.105839416058394">
            <text:p>-0.1058394161</text:p>
          </table:table-cell>
          <table:table-cell office:value-type="float" office:value="-0.0589304257528557">
            <text:p>-0.0589304258</text:p>
          </table:table-cell>
          <table:table-cell office:value-type="float" office:value="0.625963361111111">
            <text:p>0.6259633611</text:p>
          </table:table-cell>
          <table:table-cell office:value-type="float" office:value="0.651517928499121">
            <text:p>0.6515179285</text:p>
          </table:table-cell>
          <table:table-cell office:value-type="float" office:value="0.800550188220654">
            <text:p>0.8005501882</text:p>
          </table:table-cell>
          <table:table-cell office:value-type="float" office:value="-5.71778797492699">
            <text:p>-5.7177879749</text:p>
          </table:table-cell>
          <table:table-cell office:value-type="float" office:value="-6.19601167351217">
            <text:p>-6.1960116735</text:p>
          </table:table-cell>
          <table:table-cell office:value-type="float" office:value="-11.4120457359419">
            <text:p>-11.412045735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date" office:date-value="2020-05-06">
            <text:p>05/06/20</text:p>
          </table:table-cell>
          <table:table-cell office:value-type="float" office:value="10">
            <text:p>10</text:p>
          </table:table-cell>
          <table:table-cell office:value-type="float" office:value="968">
            <text:p>968</text:p>
          </table:table-cell>
          <table:table-cell office:value-type="float" office:value="3178">
            <text:p>3178</text:p>
          </table:table-cell>
          <table:table-cell office:value-type="float" office:value="1.45">
            <text:p>1.45</text:p>
          </table:table-cell>
          <table:table-cell office:value-type="float" office:value="10.4">
            <text:p>10.4</text:p>
          </table:table-cell>
          <table:table-cell office:value-type="float" office:value="937.4">
            <text:p>937.4</text:p>
          </table:table-cell>
          <table:table-cell office:value-type="float" office:value="3409.6">
            <text:p>3409.6</text:p>
          </table:table-cell>
          <table:table-cell office:value-type="float" office:value="1.306">
            <text:p>1.3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4">
            <text:p>44</text:p>
          </table:table-cell>
          <table:table-cell office:value-type="float" office:value="79">
            <text:p>79</text:p>
          </table:table-cell>
          <table:table-cell office:value-type="float" office:value="142">
            <text:p>142</text:p>
          </table:table-cell>
          <table:table-cell office:value-type="float" office:value="346">
            <text:p>346</text:p>
          </table:table-cell>
          <table:table-cell office:value-type="float" office:value="558">
            <text:p>558</text:p>
          </table:table-cell>
          <table:table-cell office:value-type="float" office:value="-3.625">
            <text:p>-3.625</text:p>
          </table:table-cell>
          <table:table-cell office:value-type="float" office:value="-38.25">
            <text:p>-38.25</text:p>
          </table:table-cell>
          <table:table-cell office:value-type="float" office:value="-74.375">
            <text:p>-74.375</text:p>
          </table:table-cell>
          <table:table-cell office:value-type="float" office:value="-0.0255281690140845">
            <text:p>-0.025528169</text:p>
          </table:table-cell>
          <table:table-cell office:value-type="float" office:value="-0.110549132947977">
            <text:p>-0.1105491329</text:p>
          </table:table-cell>
          <table:table-cell office:value-type="float" office:value="-0.13328853046595">
            <text:p>-0.1332885305</text:p>
          </table:table-cell>
          <table:table-cell office:value-type="float" office:value="0.911928715780599">
            <text:p>0.9119287158</text:p>
          </table:table-cell>
          <table:table-cell office:value-type="float" office:value="0.637031411841358">
            <text:p>0.6370314118</text:p>
          </table:table-cell>
          <table:table-cell office:value-type="float" office:value="0.56831117478257">
            <text:p>0.5683111748</text:p>
          </table:table-cell>
          <table:table-cell office:value-type="float" office:value="-26.8041808898703">
            <text:p>-26.8041808899</text:p>
          </table:table-cell>
          <table:table-cell office:value-type="float" office:value="-5.91669829052611">
            <text:p>-5.9166982905</text:p>
          </table:table-cell>
          <table:table-cell office:value-type="float" office:value="-4.84551766758492">
            <text:p>-4.845517667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date" office:date-value="2020-05-07">
            <text:p>05/07/20</text:p>
          </table:table-cell>
          <table:table-cell office:value-type="float" office:value="10">
            <text:p>10</text:p>
          </table:table-cell>
          <table:table-cell office:value-type="float" office:value="891">
            <text:p>891</text:p>
          </table:table-cell>
          <table:table-cell office:value-type="float" office:value="5301">
            <text:p>5301</text:p>
          </table:table-cell>
          <table:table-cell office:value-type="float" office:value="0.74">
            <text:p>0.74</text:p>
          </table:table-cell>
          <table:table-cell office:value-type="float" office:value="10.8">
            <text:p>10.8</text:p>
          </table:table-cell>
          <table:table-cell office:value-type="float" office:value="915.6">
            <text:p>915.6</text:p>
          </table:table-cell>
          <table:table-cell office:value-type="float" office:value="3860">
            <text:p>3860</text:p>
          </table:table-cell>
          <table:table-cell office:value-type="float" office:value="1.092">
            <text:p>1.09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">
            <text:p>51</text:p>
          </table:table-cell>
          <table:table-cell office:value-type="float" office:value="142">
            <text:p>142</text:p>
          </table:table-cell>
          <table:table-cell office:value-type="float" office:value="335">
            <text:p>335</text:p>
          </table:table-cell>
          <table:table-cell office:value-type="float" office:value="638">
            <text:p>638</text:p>
          </table:table-cell>
          <table:table-cell office:value-type="float" office:value="-4">
            <text:p>-4</text:p>
          </table:table-cell>
          <table:table-cell office:value-type="float" office:value="-8.25">
            <text:p>-8.25</text:p>
          </table:table-cell>
          <table:table-cell office:value-type="float" office:value="-65">
            <text:p>-65</text:p>
          </table:table-cell>
          <table:table-cell office:value-type="float" office:value="-0.028169014084507">
            <text:p>-0.0281690141</text:p>
          </table:table-cell>
          <table:table-cell office:value-type="float" office:value="-0.0246268656716418">
            <text:p>-0.0246268657</text:p>
          </table:table-cell>
          <table:table-cell office:value-type="float" office:value="-0.101880877742947">
            <text:p>-0.1018808777</text:p>
          </table:table-cell>
          <table:table-cell office:value-type="float" office:value="0.902963697679032">
            <text:p>0.9029636977</text:p>
          </table:table-cell>
          <table:table-cell office:value-type="float" office:value="0.914994675874359">
            <text:p>0.9149946759</text:p>
          </table:table-cell>
          <table:table-cell office:value-type="float" office:value="0.663761165869046">
            <text:p>0.6637611659</text:p>
          </table:table-cell>
          <table:table-cell office:value-type="float" office:value="-24.2585008793436">
            <text:p>-24.2585008793</text:p>
          </table:table-cell>
          <table:table-cell office:value-type="float" office:value="-27.7979625349457">
            <text:p>-27.7979625349</text:p>
          </table:table-cell>
          <table:table-cell office:value-type="float" office:value="-6.45072707240572">
            <text:p>-6.450727072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date" office:date-value="2020-05-08">
            <text:p>05/08/20</text:p>
          </table:table-cell>
          <table:table-cell office:value-type="float" office:value="9">
            <text:p>9</text:p>
          </table:table-cell>
          <table:table-cell office:value-type="float" office:value="882">
            <text:p>882</text:p>
          </table:table-cell>
          <table:table-cell office:value-type="float" office:value="5022">
            <text:p>5022</text:p>
          </table:table-cell>
          <table:table-cell office:value-type="float" office:value="0.56">
            <text:p>0.56</text:p>
          </table:table-cell>
          <table:table-cell office:value-type="float" office:value="10">
            <text:p>10</text:p>
          </table:table-cell>
          <table:table-cell office:value-type="float" office:value="885.2">
            <text:p>885.2</text:p>
          </table:table-cell>
          <table:table-cell office:value-type="float" office:value="4540">
            <text:p>4540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127">
            <text:p>127</text:p>
          </table:table-cell>
          <table:table-cell office:value-type="float" office:value="43">
            <text:p>43</text:p>
          </table:table-cell>
          <table:table-cell office:value-type="float" office:value="210">
            <text:p>210</text:p>
          </table:table-cell>
          <table:table-cell office:value-type="float" office:value="340">
            <text:p>340</text:p>
          </table:table-cell>
          <table:table-cell office:value-type="float" office:value="658">
            <text:p>658</text:p>
          </table:table-cell>
          <table:table-cell office:value-type="float" office:value="1.25">
            <text:p>1.25</text:p>
          </table:table-cell>
          <table:table-cell office:value-type="float" office:value="-13.25">
            <text:p>-13.25</text:p>
          </table:table-cell>
          <table:table-cell office:value-type="float" office:value="-47.25">
            <text:p>-47.25</text:p>
          </table:table-cell>
          <table:table-cell office:value-type="float" office:value="0.00595238095238095">
            <text:p>0.005952381</text:p>
          </table:table-cell>
          <table:table-cell office:value-type="float" office:value="-0.0389705882352941">
            <text:p>-0.0389705882</text:p>
          </table:table-cell>
          <table:table-cell office:value-type="float" office:value="-0.0718085106382979">
            <text:p>-0.0718085106</text:p>
          </table:table-cell>
          <table:table-cell office:value-type="float" office:value="1.02090277777778">
            <text:p>1.0209027778</text:p>
          </table:table-cell>
          <table:table-cell office:value-type="float" office:value="0.866579606401384">
            <text:p>0.8665796064</text:p>
          </table:table-cell>
          <table:table-cell office:value-type="float" office:value="0.758776878678135">
            <text:p>0.7587768787</text:p>
          </table:table-cell>
          <table:table-cell office:value-type="float" office:value="0">
            <text:p>0</text:p>
          </table:table-cell>
          <table:table-cell office:value-type="float" office:value="-17.4375486229773">
            <text:p>-17.437548623</text:p>
          </table:table-cell>
          <table:table-cell office:value-type="float" office:value="-9.30183881677706">
            <text:p>-9.301838816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date" office:date-value="2020-05-09">
            <text:p>05/09/20</text:p>
          </table:table-cell>
          <table:table-cell office:value-type="float" office:value="13">
            <text:p>13</text:p>
          </table:table-cell>
          <table:table-cell office:value-type="float" office:value="873">
            <text:p>873</text:p>
          </table:table-cell>
          <table:table-cell office:value-type="float" office:value="4200">
            <text:p>4200</text:p>
          </table:table-cell>
          <table:table-cell office:value-type="float" office:value="0.83">
            <text:p>0.83</text:p>
          </table:table-cell>
          <table:table-cell office:value-type="float" office:value="9.6">
            <text:p>9.6</text:p>
          </table:table-cell>
          <table:table-cell office:value-type="float" office:value="848">
            <text:p>848</text:p>
          </table:table-cell>
          <table:table-cell office:value-type="float" office:value="4686">
            <text:p>4686</text:p>
          </table:table-cell>
          <table:table-cell office:value-type="float" office:value="0.734">
            <text:p>0.734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68">
            <text:p>68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335">
            <text:p>335</text:p>
          </table:table-cell>
          <table:table-cell office:value-type="float" office:value="690">
            <text:p>690</text:p>
          </table:table-cell>
          <table:table-cell office:value-type="float" office:value="-8.625">
            <text:p>-8.625</text:p>
          </table:table-cell>
          <table:table-cell office:value-type="float" office:value="-32.25">
            <text:p>-32.25</text:p>
          </table:table-cell>
          <table:table-cell office:value-type="float" office:value="-44.25">
            <text:p>-44.25</text:p>
          </table:table-cell>
          <table:table-cell office:value-type="float" office:value="-0.0484550561797753">
            <text:p>-0.0484550562</text:p>
          </table:table-cell>
          <table:table-cell office:value-type="float" office:value="-0.0962686567164179">
            <text:p>-0.0962686567</text:p>
          </table:table-cell>
          <table:table-cell office:value-type="float" office:value="-0.0641304347826087">
            <text:p>-0.0641304348</text:p>
          </table:table-cell>
          <table:table-cell office:value-type="float" office:value="0.835009172610781">
            <text:p>0.8350091726</text:p>
          </table:table-cell>
          <table:table-cell office:value-type="float" office:value="0.681224303853865">
            <text:p>0.6812243039</text:p>
          </table:table-cell>
          <table:table-cell office:value-type="float" office:value="0.783604395085066">
            <text:p>0.7836043951</text:p>
          </table:table-cell>
          <table:table-cell office:value-type="float" office:value="-13.9555080797225">
            <text:p>-13.9555080797</text:p>
          </table:table-cell>
          <table:table-cell office:value-type="float" office:value="-6.84771403304759">
            <text:p>-6.847714033</text:p>
          </table:table-cell>
          <table:table-cell office:value-type="float" office:value="-10.4579949690761">
            <text:p>-10.457994969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date" office:date-value="2020-05-10">
            <text:p>05/10/20</text:p>
          </table:table-cell>
          <table:table-cell office:value-type="float" office:value="8">
            <text:p>8</text:p>
          </table:table-cell>
          <table:table-cell office:value-type="float" office:value="812">
            <text:p>812</text:p>
          </table:table-cell>
          <table:table-cell office:value-type="float" office:value="4999">
            <text:p>4999</text:p>
          </table:table-cell>
          <table:table-cell office:value-type="float" office:value="1">
            <text:p>1</text:p>
          </table:table-cell>
          <table:table-cell office:value-type="float" office:value="8.4">
            <text:p>8.4</text:p>
          </table:table-cell>
          <table:table-cell office:value-type="float" office:value="819">
            <text:p>819</text:p>
          </table:table-cell>
          <table:table-cell office:value-type="float" office:value="4136.6">
            <text:p>4136.6</text:p>
          </table:table-cell>
          <table:table-cell office:value-type="float" office:value="0.814">
            <text:p>0.8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21">
            <text:p>121</text:p>
          </table:table-cell>
          <table:table-cell office:value-type="float" office:value="75">
            <text:p>75</text:p>
          </table:table-cell>
          <table:table-cell office:value-type="float" office:value="148">
            <text:p>148</text:p>
          </table:table-cell>
          <table:table-cell office:value-type="float" office:value="290">
            <text:p>290</text:p>
          </table:table-cell>
          <table:table-cell office:value-type="float" office:value="469">
            <text:p>469</text:p>
          </table:table-cell>
          <table:table-cell office:value-type="float" office:value="-6">
            <text:p>-6</text:p>
          </table:table-cell>
          <table:table-cell office:value-type="float" office:value="-10.75">
            <text:p>-10.75</text:p>
          </table:table-cell>
          <table:table-cell office:value-type="float" office:value="-27.625">
            <text:p>-27.625</text:p>
          </table:table-cell>
          <table:table-cell office:value-type="float" office:value="-0.0405405405405405">
            <text:p>-0.0405405405</text:p>
          </table:table-cell>
          <table:table-cell office:value-type="float" office:value="-0.0370689655172414">
            <text:p>-0.0370689655</text:p>
          </table:table-cell>
          <table:table-cell office:value-type="float" office:value="-0.0589019189765458">
            <text:p>-0.058901919</text:p>
          </table:table-cell>
          <table:table-cell office:value-type="float" office:value="0.861329437545654">
            <text:p>0.8613294375</text:p>
          </table:table-cell>
          <table:table-cell office:value-type="float" office:value="0.872951872770511">
            <text:p>0.8729518728</text:p>
          </table:table-cell>
          <table:table-cell office:value-type="float" office:value="0.800643378257964">
            <text:p>0.8006433783</text:p>
          </table:table-cell>
          <table:table-cell office:value-type="float" office:value="-16.7486664279426">
            <text:p>-16.7486664279</text:p>
          </table:table-cell>
          <table:table-cell office:value-type="float" office:value="-18.3500987527957">
            <text:p>-18.3500987528</text:p>
          </table:table-cell>
          <table:table-cell office:value-type="float" office:value="-11.417740005073">
            <text:p>-11.417740005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date" office:date-value="2020-05-11">
            <text:p>05/11/20</text:p>
          </table:table-cell>
          <table:table-cell office:value-type="float" office:value="8">
            <text:p>8</text:p>
          </table:table-cell>
          <table:table-cell office:value-type="float" office:value="782">
            <text:p>782</text:p>
          </table:table-cell>
          <table:table-cell office:value-type="float" office:value="3908">
            <text:p>3908</text:p>
          </table:table-cell>
          <table:table-cell office:value-type="float" office:value="0.54">
            <text:p>0.54</text:p>
          </table:table-cell>
          <table:table-cell office:value-type="float" office:value="7.6">
            <text:p>7.6</text:p>
          </table:table-cell>
          <table:table-cell office:value-type="float" office:value="780.2">
            <text:p>780.2</text:p>
          </table:table-cell>
          <table:table-cell office:value-type="float" office:value="3888.4">
            <text:p>3888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62">
            <text:p>62</text:p>
          </table:table-cell>
          <table:table-cell office:value-type="float" office:value="33">
            <text:p>33</text:p>
          </table:table-cell>
          <table:table-cell office:value-type="float" office:value="162">
            <text:p>162</text:p>
          </table:table-cell>
          <table:table-cell office:value-type="float" office:value="308">
            <text:p>308</text:p>
          </table:table-cell>
          <table:table-cell office:value-type="float" office:value="542">
            <text:p>542</text:p>
          </table:table-cell>
          <table:table-cell office:value-type="float" office:value="-13.375">
            <text:p>-13.375</text:p>
          </table:table-cell>
          <table:table-cell office:value-type="float" office:value="-3.375">
            <text:p>-3.375</text:p>
          </table:table-cell>
          <table:table-cell office:value-type="float" office:value="-31.875">
            <text:p>-31.875</text:p>
          </table:table-cell>
          <table:table-cell office:value-type="float" office:value="-0.0825617283950617">
            <text:p>-0.0825617284</text:p>
          </table:table-cell>
          <table:table-cell office:value-type="float" office:value="-0.0109577922077922">
            <text:p>-0.0109577922</text:p>
          </table:table-cell>
          <table:table-cell office:value-type="float" office:value="-0.058809963099631">
            <text:p>-0.0588099631</text:p>
          </table:table-cell>
          <table:table-cell office:value-type="float" office:value="0.724394171048621">
            <text:p>0.724394171</text:p>
          </table:table-cell>
          <table:table-cell office:value-type="float" office:value="0.961883070764463">
            <text:p>0.9618830708</text:p>
          </table:table-cell>
          <table:table-cell office:value-type="float" office:value="0.80094400820046">
            <text:p>0.8009440082</text:p>
          </table:table-cell>
          <table:table-cell office:value-type="float" office:value="-8.04395195146509">
            <text:p>-8.0439519515</text:p>
          </table:table-cell>
          <table:table-cell office:value-type="float" office:value="0">
            <text:p>0</text:p>
          </table:table-cell>
          <table:table-cell office:value-type="float" office:value="-11.4361459349287">
            <text:p>-11.4361459349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date" office:date-value="2020-05-12">
            <text:p>05/12/20</text:p>
          </table:table-cell>
          <table:table-cell office:value-type="float" office:value="4">
            <text:p>4</text:p>
          </table:table-cell>
          <table:table-cell office:value-type="float" office:value="746">
            <text:p>746</text:p>
          </table:table-cell>
          <table:table-cell office:value-type="float" office:value="2554">
            <text:p>2554</text:p>
          </table:table-cell>
          <table:table-cell office:value-type="float" office:value="1.14">
            <text:p>1.14</text:p>
          </table:table-cell>
          <table:table-cell office:value-type="float" office:value="6.2">
            <text:p>6.2</text:p>
          </table:table-cell>
          <table:table-cell office:value-type="float" office:value="737.2">
            <text:p>737.2</text:p>
          </table:table-cell>
          <table:table-cell office:value-type="float" office:value="4000">
            <text:p>4000</text:p>
          </table:table-cell>
          <table:table-cell office:value-type="float" office:value="0.848">
            <text:p>0.84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8">
            <text:p>28</text:p>
          </table:table-cell>
          <table:table-cell office:value-type="float" office:value="175">
            <text:p>175</text:p>
          </table:table-cell>
          <table:table-cell office:value-type="float" office:value="299">
            <text:p>299</text:p>
          </table:table-cell>
          <table:table-cell office:value-type="float" office:value="490">
            <text:p>490</text:p>
          </table:table-cell>
          <table:table-cell office:value-type="float" office:value="-24.625">
            <text:p>-24.625</text:p>
          </table:table-cell>
          <table:table-cell office:value-type="float" office:value="-14">
            <text:p>-14</text:p>
          </table:table-cell>
          <table:table-cell office:value-type="float" office:value="-19.625">
            <text:p>-19.625</text:p>
          </table:table-cell>
          <table:table-cell office:value-type="float" office:value="-0.140714285714286">
            <text:p>-0.1407142857</text:p>
          </table:table-cell>
          <table:table-cell office:value-type="float" office:value="-0.0468227424749164">
            <text:p>-0.0468227425</text:p>
          </table:table-cell>
          <table:table-cell office:value-type="float" office:value="-0.0400510204081633">
            <text:p>-0.0400510204</text:p>
          </table:table-cell>
          <table:table-cell office:value-type="float" office:value="0.546309">
            <text:p>0.546309</text:p>
          </table:table-cell>
          <table:table-cell office:value-type="float" office:value="0.840417444995022">
            <text:p>0.840417445</text:p>
          </table:table-cell>
          <table:table-cell office:value-type="float" office:value="0.862965433673469">
            <text:p>0.8629654337</text:p>
          </table:table-cell>
          <table:table-cell office:value-type="float" office:value="-4.57058894836224">
            <text:p>-4.5705889484</text:p>
          </table:table-cell>
          <table:table-cell office:value-type="float" office:value="-14.4542999177573">
            <text:p>-14.4542999178</text:p>
          </table:table-cell>
          <table:table-cell office:value-type="float" office:value="-16.957670197692">
            <text:p>-16.957670197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date" office:date-value="2020-05-13">
            <text:p>05/13/20</text:p>
          </table:table-cell>
          <table:table-cell office:value-type="float" office:value="5">
            <text:p>5</text:p>
          </table:table-cell>
          <table:table-cell office:value-type="float" office:value="688">
            <text:p>688</text:p>
          </table:table-cell>
          <table:table-cell office:value-type="float" office:value="3781">
            <text:p>3781</text:p>
          </table:table-cell>
          <table:table-cell office:value-type="float" office:value="0.74">
            <text:p>0.74</text:p>
          </table:table-cell>
          <table:table-cell office:value-type="float" office:value="5.8">
            <text:p>5.8</text:p>
          </table:table-cell>
          <table:table-cell office:value-type="float" office:value="697.6">
            <text:p>697.6</text:p>
          </table:table-cell>
          <table:table-cell office:value-type="float" office:value="3796">
            <text:p>3796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56">
            <text:p>56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280">
            <text:p>280</text:p>
          </table:table-cell>
          <table:table-cell office:value-type="float" office:value="490">
            <text:p>490</text:p>
          </table:table-cell>
          <table:table-cell office:value-type="float" office:value="-17.875">
            <text:p>-17.875</text:p>
          </table:table-cell>
          <table:table-cell office:value-type="float" office:value="-26.75">
            <text:p>-26.75</text:p>
          </table:table-cell>
          <table:table-cell office:value-type="float" office:value="-1">
            <text:p>-1</text:p>
          </table:table-cell>
          <table:table-cell office:value-type="float" office:value="-0.100421348314607">
            <text:p>-0.1004213483</text:p>
          </table:table-cell>
          <table:table-cell office:value-type="float" office:value="-0.0955357142857143">
            <text:p>-0.0955357143</text:p>
          </table:table-cell>
          <table:table-cell office:value-type="float" office:value="-0.00204081632653061">
            <text:p>-0.0020408163</text:p>
          </table:table-cell>
          <table:table-cell office:value-type="float" office:value="0.668290797405631">
            <text:p>0.6682907974</text:p>
          </table:table-cell>
          <table:table-cell office:value-type="float" office:value="0.6835140625">
            <text:p>0.6835140625</text:p>
          </table:table-cell>
          <table:table-cell office:value-type="float" office:value="0.992865306122449">
            <text:p>0.9928653061</text:p>
          </table:table-cell>
          <table:table-cell office:value-type="float" office:value="-6.5497033469578">
            <text:p>-6.549703347</text:p>
          </table:table-cell>
          <table:table-cell office:value-type="float" office:value="-6.90299969028417">
            <text:p>-6.90299969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date" office:date-value="2020-05-14">
            <text:p>05/14/20</text:p>
          </table:table-cell>
          <table:table-cell office:value-type="float" office:value="6">
            <text:p>6</text:p>
          </table:table-cell>
          <table:table-cell office:value-type="float" office:value="658">
            <text:p>658</text:p>
          </table:table-cell>
          <table:table-cell office:value-type="float" office:value="4758">
            <text:p>4758</text:p>
          </table:table-cell>
          <table:table-cell office:value-type="float" office:value="0.82">
            <text:p>0.82</text:p>
          </table:table-cell>
          <table:table-cell office:value-type="float" office:value="5.4">
            <text:p>5.4</text:p>
          </table:table-cell>
          <table:table-cell office:value-type="float" office:value="655.2">
            <text:p>655.2</text:p>
          </table:table-cell>
          <table:table-cell office:value-type="float" office:value="3852.8">
            <text:p>3852.8</text:p>
          </table:table-cell>
          <table:table-cell office:value-type="float" office:value="0.994">
            <text:p>0.994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87">
            <text:p>87</text:p>
          </table:table-cell>
          <table:table-cell office:value-type="float" office:value="25">
            <text:p>25</text:p>
          </table:table-cell>
          <table:table-cell office:value-type="float" office:value="138">
            <text:p>138</text:p>
          </table:table-cell>
          <table:table-cell office:value-type="float" office:value="242">
            <text:p>242</text:p>
          </table:table-cell>
          <table:table-cell office:value-type="float" office:value="510">
            <text:p>510</text:p>
          </table:table-cell>
          <table:table-cell office:value-type="float" office:value="-12.125">
            <text:p>-12.125</text:p>
          </table:table-cell>
          <table:table-cell office:value-type="float" office:value="-5.5">
            <text:p>-5.5</text:p>
          </table:table-cell>
          <table:table-cell office:value-type="float" office:value="-6.5">
            <text:p>-6.5</text:p>
          </table:table-cell>
          <table:table-cell office:value-type="float" office:value="-0.0878623188405797">
            <text:p>-0.0878623188</text:p>
          </table:table-cell>
          <table:table-cell office:value-type="float" office:value="-0.0227272727272727">
            <text:p>-0.0227272727</text:p>
          </table:table-cell>
          <table:table-cell office:value-type="float" office:value="-0.0127450980392157">
            <text:p>-0.012745098</text:p>
          </table:table-cell>
          <table:table-cell office:value-type="float" office:value="0.707612666719177">
            <text:p>0.7076126667</text:p>
          </table:table-cell>
          <table:table-cell office:value-type="float" office:value="0.92146694214876">
            <text:p>0.9214669421</text:p>
          </table:table-cell>
          <table:table-cell office:value-type="float" office:value="0.955710534409842">
            <text:p>0.9557105344</text:p>
          </table:table-cell>
          <table:table-cell office:value-type="float" office:value="-7.53713042348525">
            <text:p>-7.5371304235</text:p>
          </table:table-cell>
          <table:table-cell office:value-type="float" office:value="-30.1505744394097">
            <text:p>-30.15057443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date" office:date-value="2020-05-15">
            <text:p>05/15/20</text:p>
          </table:table-cell>
          <table:table-cell office:value-type="float" office:value="6">
            <text:p>6</text:p>
          </table:table-cell>
          <table:table-cell office:value-type="float" office:value="614">
            <text:p>614</text:p>
          </table:table-cell>
          <table:table-cell office:value-type="float" office:value="3979">
            <text:p>3979</text:p>
          </table:table-cell>
          <table:table-cell office:value-type="float" office:value="0.93">
            <text:p>0.93</text:p>
          </table:table-cell>
          <table:table-cell office:value-type="float" office:value="5.2">
            <text:p>5.2</text:p>
          </table:table-cell>
          <table:table-cell office:value-type="float" office:value="618.4">
            <text:p>618.4</text:p>
          </table:table-cell>
          <table:table-cell office:value-type="float" office:value="4083.6">
            <text:p>4083.6</text:p>
          </table:table-cell>
          <table:table-cell office:value-type="float" office:value="0.96">
            <text:p>0.9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9">
            <text:p>29</text:p>
          </table:table-cell>
          <table:table-cell office:value-type="float" office:value="152">
            <text:p>152</text:p>
          </table:table-cell>
          <table:table-cell office:value-type="float" office:value="256">
            <text:p>256</text:p>
          </table:table-cell>
          <table:table-cell office:value-type="float" office:value="490">
            <text:p>490</text:p>
          </table:table-cell>
          <table:table-cell office:value-type="float" office:value="-17.25">
            <text:p>-17.25</text:p>
          </table:table-cell>
          <table:table-cell office:value-type="float" office:value="-4.75">
            <text:p>-4.75</text:p>
          </table:table-cell>
          <table:table-cell office:value-type="float" office:value="-4.5">
            <text:p>-4.5</text:p>
          </table:table-cell>
          <table:table-cell office:value-type="float" office:value="-0.113486842105263">
            <text:p>-0.1134868421</text:p>
          </table:table-cell>
          <table:table-cell office:value-type="float" office:value="-0.0185546875">
            <text:p>-0.0185546875</text:p>
          </table:table-cell>
          <table:table-cell office:value-type="float" office:value="-0.00918367346938776">
            <text:p>-0.0091836735</text:p>
          </table:table-cell>
          <table:table-cell office:value-type="float" office:value="0.628039408760388">
            <text:p>0.6280394088</text:p>
          </table:table-cell>
          <table:table-cell office:value-type="float" office:value="0.935733375549316">
            <text:p>0.9357333755</text:p>
          </table:table-cell>
          <table:table-cell office:value-type="float" office:value="0.968022448979592">
            <text:p>0.968022449</text:p>
          </table:table-cell>
          <table:table-cell office:value-type="float" office:value="-5.7542017671924">
            <text:p>-5.754201767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date" office:date-value="2020-05-16">
            <text:p>05/16/20</text:p>
          </table:table-cell>
          <table:table-cell office:value-type="float" office:value="6">
            <text:p>6</text:p>
          </table:table-cell>
          <table:table-cell office:value-type="float" office:value="570">
            <text:p>570</text:p>
          </table:table-cell>
          <table:table-cell office:value-type="float" office:value="4192">
            <text:p>4192</text:p>
          </table:table-cell>
          <table:table-cell office:value-type="float" office:value="1.34">
            <text:p>1.34</text:p>
          </table:table-cell>
          <table:table-cell office:value-type="float" office:value="6.4">
            <text:p>6.4</text:p>
          </table:table-cell>
          <table:table-cell office:value-type="float" office:value="594.4">
            <text:p>594.4</text:p>
          </table:table-cell>
          <table:table-cell office:value-type="float" office:value="3748.6">
            <text:p>3748.6</text:p>
          </table:table-cell>
          <table:table-cell office:value-type="float" office:value="1.058">
            <text:p>1.058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9">
            <text:p>39</text:p>
          </table:table-cell>
          <table:table-cell office:value-type="float" office:value="115">
            <text:p>115</text:p>
          </table:table-cell>
          <table:table-cell office:value-type="float" office:value="255">
            <text:p>255</text:p>
          </table:table-cell>
          <table:table-cell office:value-type="float" office:value="460">
            <text:p>460</text:p>
          </table:table-cell>
          <table:table-cell office:value-type="float" office:value="-7.5">
            <text:p>-7.5</text:p>
          </table:table-cell>
          <table:table-cell office:value-type="float" office:value="5">
            <text:p>5</text:p>
          </table:table-cell>
          <table:table-cell office:value-type="float" office:value="-14.875">
            <text:p>-14.875</text:p>
          </table:table-cell>
          <table:table-cell office:value-type="float" office:value="-0.0652173913043478">
            <text:p>-0.0652173913</text:p>
          </table:table-cell>
          <table:table-cell office:value-type="float" office:value="0.0196078431372549">
            <text:p>0.0196078431</text:p>
          </table:table-cell>
          <table:table-cell office:value-type="float" office:value="-0.0323369565217391">
            <text:p>-0.0323369565</text:p>
          </table:table-cell>
          <table:table-cell office:value-type="float" office:value="0.78007561436673">
            <text:p>0.7800756144</text:p>
          </table:table-cell>
          <table:table-cell office:value-type="float" office:value="1.06938100730488">
            <text:p>1.0693810073</text:p>
          </table:table-cell>
          <table:table-cell office:value-type="float" office:value="0.888870182537807">
            <text:p>0.8888701825</text:p>
          </table:table-cell>
          <table:table-cell office:value-type="float" office:value="-10.2777879124422">
            <text:p>-10.2777879124</text:p>
          </table:table-cell>
          <table:table-cell office:value-type="float" office:value="0">
            <text:p>0</text:p>
          </table:table-cell>
          <table:table-cell office:value-type="float" office:value="-21.0866674217534">
            <text:p>-21.0866674218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date" office:date-value="2020-05-17">
            <text:p>05/17/20</text:p>
          </table:table-cell>
          <table:table-cell office:value-type="float" office:value="3">
            <text:p>3</text:p>
          </table:table-cell>
          <table:table-cell office:value-type="float" office:value="562">
            <text:p>562</text:p>
          </table:table-cell>
          <table:table-cell office:value-type="float" office:value="3708">
            <text:p>3708</text:p>
          </table:table-cell>
          <table:table-cell office:value-type="float" office:value="0.97">
            <text:p>0.97</text:p>
          </table:table-cell>
          <table:table-cell office:value-type="float" office:value="6.2">
            <text:p>6.2</text:p>
          </table:table-cell>
          <table:table-cell office:value-type="float" office:value="572">
            <text:p>572</text:p>
          </table:table-cell>
          <table:table-cell office:value-type="float" office:value="3087.8">
            <text:p>3087.8</text:p>
          </table:table-cell>
          <table:table-cell office:value-type="float" office:value="1.182">
            <text:p>1.18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90">
            <text:p>90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50">
            <text:p>250</text:p>
          </table:table-cell>
          <table:table-cell office:value-type="float" office:value="490">
            <text:p>490</text:p>
          </table:table-cell>
          <table:table-cell office:value-type="float" office:value="-3.125">
            <text:p>-3.125</text:p>
          </table:table-cell>
          <table:table-cell office:value-type="float" office:value="-5.875">
            <text:p>-5.875</text:p>
          </table:table-cell>
          <table:table-cell office:value-type="float" office:value="-1">
            <text:p>-1</text:p>
          </table:table-cell>
          <table:table-cell office:value-type="float" office:value="-0.0256147540983607">
            <text:p>-0.0256147541</text:p>
          </table:table-cell>
          <table:table-cell office:value-type="float" office:value="-0.0235">
            <text:p>-0.0235</text:p>
          </table:table-cell>
          <table:table-cell office:value-type="float" office:value="-0.00204081632653061">
            <text:p>-0.0020408163</text:p>
          </table:table-cell>
          <table:table-cell office:value-type="float" office:value="0.911634347285676">
            <text:p>0.9116343473</text:p>
          </table:table-cell>
          <table:table-cell office:value-type="float" office:value="0.91883241">
            <text:p>0.91883241</text:p>
          </table:table-cell>
          <table:table-cell office:value-type="float" office:value="0.992865306122449">
            <text:p>0.9928653061</text:p>
          </table:table-cell>
          <table:table-cell office:value-type="float" office:value="-26.712393510087">
            <text:p>-26.7123935101</text:p>
          </table:table-cell>
          <table:table-cell office:value-type="float" office:value="-29.1476775101454">
            <text:p>-29.14767751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date" office:date-value="2020-05-18">
            <text:p>05/18/20</text:p>
          </table:table-cell>
          <table:table-cell office:value-type="float" office:value="11">
            <text:p>11</text:p>
          </table:table-cell>
          <table:table-cell office:value-type="float" office:value="568">
            <text:p>568</text:p>
          </table:table-cell>
          <table:table-cell office:value-type="float" office:value="2106">
            <text:p>2106</text:p>
          </table:table-cell>
          <table:table-cell office:value-type="float" office:value="1.23">
            <text:p>1.23</text:p>
          </table:table-cell>
          <table:table-cell office:value-type="float" office:value="5.6">
            <text:p>5.6</text:p>
          </table:table-cell>
          <table:table-cell office:value-type="float" office:value="557">
            <text:p>557</text:p>
          </table:table-cell>
          <table:table-cell office:value-type="float" office:value="3098.4">
            <text:p>3098.4</text:p>
          </table:table-cell>
          <table:table-cell office:value-type="float" office:value="1.204">
            <text:p>1.20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32">
            <text:p>132</text:p>
          </table:table-cell>
          <table:table-cell office:value-type="float" office:value="235">
            <text:p>235</text:p>
          </table:table-cell>
          <table:table-cell office:value-type="float" office:value="435">
            <text:p>435</text:p>
          </table:table-cell>
          <table:table-cell office:value-type="float" office:value="-0.625">
            <text:p>-0.625</text:p>
          </table:table-cell>
          <table:table-cell office:value-type="float" office:value="-3.75">
            <text:p>-3.75</text:p>
          </table:table-cell>
          <table:table-cell office:value-type="float" office:value="-4.75">
            <text:p>-4.75</text:p>
          </table:table-cell>
          <table:table-cell office:value-type="float" office:value="-0.00473484848484849">
            <text:p>-0.0047348485</text:p>
          </table:table-cell>
          <table:table-cell office:value-type="float" office:value="-0.0159574468085106">
            <text:p>-0.0159574468</text:p>
          </table:table-cell>
          <table:table-cell office:value-type="float" office:value="-0.0109195402298851">
            <text:p>-0.0109195402</text:p>
          </table:table-cell>
          <table:table-cell office:value-type="float" office:value="0.983471971131772">
            <text:p>0.9834719711</text:p>
          </table:table-cell>
          <table:table-cell office:value-type="float" office:value="0.94464803078316">
            <text:p>0.9446480308</text:p>
          </table:table-cell>
          <table:table-cell office:value-type="float" office:value="0.962015312458713">
            <text:p>0.96201531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date" office:date-value="2020-05-19">
            <text:p>05/19/20</text:p>
          </table:table-cell>
          <table:table-cell office:value-type="float" office:value="5">
            <text:p>5</text:p>
          </table:table-cell>
          <table:table-cell office:value-type="float" office:value="546">
            <text:p>546</text:p>
          </table:table-cell>
          <table:table-cell office:value-type="float" office:value="1454">
            <text:p>1454</text:p>
          </table:table-cell>
          <table:table-cell office:value-type="float" office:value="1.44">
            <text:p>1.44</text:p>
          </table:table-cell>
          <table:table-cell office:value-type="float" office:value="5">
            <text:p>5</text:p>
          </table:table-cell>
          <table:table-cell office:value-type="float" office:value="545">
            <text:p>545</text:p>
          </table:table-cell>
          <table:table-cell office:value-type="float" office:value="3216.4">
            <text:p>3216.4</text:p>
          </table:table-cell>
          <table:table-cell office:value-type="float" office:value="1.116">
            <text:p>1.116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2">
            <text:p>62</text:p>
          </table:table-cell>
          <table:table-cell office:value-type="float" office:value="90">
            <text:p>90</text:p>
          </table:table-cell>
          <table:table-cell office:value-type="float" office:value="145">
            <text:p>145</text:p>
          </table:table-cell>
          <table:table-cell office:value-type="float" office:value="252">
            <text:p>252</text:p>
          </table:table-cell>
          <table:table-cell office:value-type="float" office:value="434">
            <text:p>434</text:p>
          </table:table-cell>
          <table:table-cell office:value-type="float" office:value="-16.125">
            <text:p>-16.125</text:p>
          </table:table-cell>
          <table:table-cell office:value-type="float" office:value="-12.25">
            <text:p>-12.25</text:p>
          </table:table-cell>
          <table:table-cell office:value-type="float" office:value="-2.75">
            <text:p>-2.75</text:p>
          </table:table-cell>
          <table:table-cell office:value-type="float" office:value="-0.111206896551724">
            <text:p>-0.1112068966</text:p>
          </table:table-cell>
          <table:table-cell office:value-type="float" office:value="-0.0486111111111111">
            <text:p>-0.0486111111</text:p>
          </table:table-cell>
          <table:table-cell office:value-type="float" office:value="-0.00633640552995392">
            <text:p>-0.0063364055</text:p>
          </table:table-cell>
          <table:table-cell office:value-type="float" office:value="0.635015130796671">
            <text:p>0.6350151308</text:p>
          </table:table-cell>
          <table:table-cell office:value-type="float" office:value="0.834492669753086">
            <text:p>0.8344926698</text:p>
          </table:table-cell>
          <table:table-cell office:value-type="float" office:value="0.97790127471384">
            <text:p>0.9779012747</text:p>
          </table:table-cell>
          <table:table-cell office:value-type="float" office:value="-5.87956973800579">
            <text:p>-5.879569738</text:p>
          </table:table-cell>
          <table:table-cell office:value-type="float" office:value="-13.9095758124405">
            <text:p>-13.90957581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date" office:date-value="2020-05-20">
            <text:p>05/20/20</text:p>
          </table:table-cell>
          <table:table-cell office:value-type="float" office:value="3">
            <text:p>3</text:p>
          </table:table-cell>
          <table:table-cell office:value-type="float" office:value="539">
            <text:p>539</text:p>
          </table:table-cell>
          <table:table-cell office:value-type="float" office:value="4032">
            <text:p>4032</text:p>
          </table:table-cell>
          <table:table-cell office:value-type="float" office:value="1.04">
            <text:p>1.04</text:p>
          </table:table-cell>
          <table:table-cell office:value-type="float" office:value="5">
            <text:p>5</text:p>
          </table:table-cell>
          <table:table-cell office:value-type="float" office:value="529.2">
            <text:p>529.2</text:p>
          </table:table-cell>
          <table:table-cell office:value-type="float" office:value="4132.8">
            <text:p>4132.8</text:p>
          </table:table-cell>
          <table:table-cell office:value-type="float" office:value="1.012">
            <text:p>1.01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81">
            <text:p>81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30">
            <text:p>230</text:p>
          </table:table-cell>
          <table:table-cell office:value-type="float" office:value="490">
            <text:p>490</text:p>
          </table:table-cell>
          <table:table-cell office:value-type="float" office:value="-13">
            <text:p>-13</text:p>
          </table:table-cell>
          <table:table-cell office:value-type="float" office:value="-9.125">
            <text:p>-9.125</text:p>
          </table:table-cell>
          <table:table-cell office:value-type="float" office:value="-28.875">
            <text:p>-28.875</text:p>
          </table:table-cell>
          <table:table-cell office:value-type="float" office:value="-0.10655737704918">
            <text:p>-0.106557377</text:p>
          </table:table-cell>
          <table:table-cell office:value-type="float" office:value="-0.0396739130434783">
            <text:p>-0.039673913</text:p>
          </table:table-cell>
          <table:table-cell office:value-type="float" office:value="-0.0589285714285714">
            <text:p>-0.0589285714</text:p>
          </table:table-cell>
          <table:table-cell office:value-type="float" office:value="0.649303950550927">
            <text:p>0.6493039506</text:p>
          </table:table-cell>
          <table:table-cell office:value-type="float" office:value="0.864226382325142">
            <text:p>0.8642263823</text:p>
          </table:table-cell>
          <table:table-cell office:value-type="float" office:value="0.80055625">
            <text:p>0.80055625</text:p>
          </table:table-cell>
          <table:table-cell office:value-type="float" office:value="-6.15183922377828">
            <text:p>-6.1518392238</text:p>
          </table:table-cell>
          <table:table-cell office:value-type="float" office:value="-17.122195136576">
            <text:p>-17.1221951366</text:p>
          </table:table-cell>
          <table:table-cell office:value-type="float" office:value="-11.4124159723816">
            <text:p>-11.412415972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date" office:date-value="2020-05-21">
            <text:p>05/21/20</text:p>
          </table:table-cell>
          <table:table-cell office:value-type="float" office:value="3">
            <text:p>3</text:p>
          </table:table-cell>
          <table:table-cell office:value-type="float" office:value="510">
            <text:p>510</text:p>
          </table:table-cell>
          <table:table-cell office:value-type="float" office:value="4782">
            <text:p>4782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508">
            <text:p>508</text:p>
          </table:table-cell>
          <table:table-cell office:value-type="float" office:value="4403.4">
            <text:p>4403.4</text:p>
          </table:table-cell>
          <table:table-cell office:value-type="float" office:value="0.968">
            <text:p>0.968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72">
            <text:p>72</text:p>
          </table:table-cell>
          <table:table-cell office:value-type="float" office:value="47">
            <text:p>47</text:p>
          </table:table-cell>
          <table:table-cell office:value-type="float" office:value="118">
            <text:p>118</text:p>
          </table:table-cell>
          <table:table-cell office:value-type="float" office:value="240">
            <text:p>240</text:p>
          </table:table-cell>
          <table:table-cell office:value-type="float" office:value="450">
            <text:p>450</text:p>
          </table:table-cell>
          <table:table-cell office:value-type="float" office:value="-6">
            <text:p>-6</text:p>
          </table:table-cell>
          <table:table-cell office:value-type="float" office:value="0">
            <text:p>0</text:p>
          </table:table-cell>
          <table:table-cell office:value-type="float" office:value="-23.375">
            <text:p>-23.375</text:p>
          </table:table-cell>
          <table:table-cell office:value-type="float" office:value="-0.0508474576271186">
            <text:p>-0.0508474576</text:p>
          </table:table-cell>
          <table:table-cell office:value-type="float" office:value="0">
            <text:p>0</text:p>
          </table:table-cell>
          <table:table-cell office:value-type="float" office:value="-0.0519444444444444">
            <text:p>-0.0519444444</text:p>
          </table:table-cell>
          <table:table-cell office:value-type="float" office:value="0.827101407641482">
            <text:p>0.8271014076</text:p>
          </table:table-cell>
          <table:table-cell office:value-type="float" office:value="1">
            <text:p>1</text:p>
          </table:table-cell>
          <table:table-cell office:value-type="float" office:value="0.823482966049383">
            <text:p>0.823482966</text:p>
          </table:table-cell>
          <table:table-cell office:value-type="float" office:value="-13.2823067302369">
            <text:p>-13.2823067302</text:p>
          </table:table-cell>
          <table:table-cell office:value-type="float" office:value="0">
            <text:p>0</text:p>
          </table:table-cell>
          <table:table-cell office:value-type="float" office:value="-12.9943552840797">
            <text:p>-12.994355284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date" office:date-value="2020-05-22">
            <text:p>05/22/20</text:p>
          </table:table-cell>
          <table:table-cell office:value-type="float" office:value="3">
            <text:p>3</text:p>
          </table:table-cell>
          <table:table-cell office:value-type="float" office:value="483">
            <text:p>483</text:p>
          </table:table-cell>
          <table:table-cell office:value-type="float" office:value="8290">
            <text:p>8290</text:p>
          </table:table-cell>
          <table:table-cell office:value-type="float" office:value="0.45">
            <text:p>0.45</text:p>
          </table:table-cell>
          <table:table-cell office:value-type="float" office:value="3.8">
            <text:p>3.8</text:p>
          </table:table-cell>
          <table:table-cell office:value-type="float" office:value="487.2">
            <text:p>487.2</text:p>
          </table:table-cell>
          <table:table-cell office:value-type="float" office:value="4845.6">
            <text:p>4845.6</text:p>
          </table:table-cell>
          <table:table-cell office:value-type="float" office:value="0.832">
            <text:p>0.832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69">
            <text:p>69</text:p>
          </table:table-cell>
          <table:table-cell office:value-type="float" office:value="112">
            <text:p>112</text:p>
          </table:table-cell>
          <table:table-cell office:value-type="float" office:value="195">
            <text:p>195</text:p>
          </table:table-cell>
          <table:table-cell office:value-type="float" office:value="285">
            <text:p>285</text:p>
          </table:table-cell>
          <table:table-cell office:value-type="float" office:value="-8.25">
            <text:p>-8.25</text:p>
          </table:table-cell>
          <table:table-cell office:value-type="float" office:value="-12.5">
            <text:p>-12.5</text:p>
          </table:table-cell>
          <table:table-cell office:value-type="float" office:value="-18.375">
            <text:p>-18.375</text:p>
          </table:table-cell>
          <table:table-cell office:value-type="float" office:value="-0.0736607142857143">
            <text:p>-0.0736607143</text:p>
          </table:table-cell>
          <table:table-cell office:value-type="float" office:value="-0.0641025641025641">
            <text:p>-0.0641025641</text:p>
          </table:table-cell>
          <table:table-cell office:value-type="float" office:value="-0.0644736842105263">
            <text:p>-0.0644736842</text:p>
          </table:table-cell>
          <table:table-cell office:value-type="float" office:value="0.752822265625">
            <text:p>0.7528222656</text:p>
          </table:table-cell>
          <table:table-cell office:value-type="float" office:value="0.783694937541091">
            <text:p>0.7836949375</text:p>
          </table:table-cell>
          <table:table-cell office:value-type="float" office:value="0.782489542936288">
            <text:p>0.7824895429</text:p>
          </table:table-cell>
          <table:table-cell office:value-type="float" office:value="-9.05900526542516">
            <text:p>-9.0590052654</text:p>
          </table:table-cell>
          <table:table-cell office:value-type="float" office:value="-10.4626959917821">
            <text:p>-10.4626959918</text:p>
          </table:table-cell>
          <table:table-cell office:value-type="float" office:value="-10.4004312996464">
            <text:p>-10.4004312996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date" office:date-value="2020-05-23">
            <text:p>05/23/20</text:p>
          </table:table-cell>
          <table:table-cell office:value-type="float" office:value="6">
            <text:p>6</text:p>
          </table:table-cell>
          <table:table-cell office:value-type="float" office:value="462">
            <text:p>462</text:p>
          </table:table-cell>
          <table:table-cell office:value-type="float" office:value="3459">
            <text:p>3459</text:p>
          </table:table-cell>
          <table:table-cell office:value-type="float" office:value="1.01">
            <text:p>1.01</text:p>
          </table:table-cell>
          <table:table-cell office:value-type="float" office:value="4.2">
            <text:p>4.2</text:p>
          </table:table-cell>
          <table:table-cell office:value-type="float" office:value="465.4">
            <text:p>465.4</text:p>
          </table:table-cell>
          <table:table-cell office:value-type="float" office:value="4378">
            <text:p>4378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6">
            <text:p>26</text:p>
          </table:table-cell>
          <table:table-cell office:value-type="float" office:value="65">
            <text:p>65</text:p>
          </table:table-cell>
          <table:table-cell office:value-type="float" office:value="135">
            <text:p>135</text:p>
          </table:table-cell>
          <table:table-cell office:value-type="float" office:value="224">
            <text:p>224</text:p>
          </table:table-cell>
          <table:table-cell office:value-type="float" office:value="301">
            <text:p>301</text:p>
          </table:table-cell>
          <table:table-cell office:value-type="float" office:value="-12.5">
            <text:p>-12.5</text:p>
          </table:table-cell>
          <table:table-cell office:value-type="float" office:value="-2.625">
            <text:p>-2.625</text:p>
          </table:table-cell>
          <table:table-cell office:value-type="float" office:value="0.875">
            <text:p>0.875</text:p>
          </table:table-cell>
          <table:table-cell office:value-type="float" office:value="-0.0925925925925926">
            <text:p>-0.0925925926</text:p>
          </table:table-cell>
          <table:table-cell office:value-type="float" office:value="-0.01171875">
            <text:p>-0.01171875</text:p>
          </table:table-cell>
          <table:table-cell office:value-type="float" office:value="0.00290697674418605">
            <text:p>0.0029069767</text:p>
          </table:table-cell>
          <table:table-cell office:value-type="float" office:value="0.692729766803841">
            <text:p>0.6927297668</text:p>
          </table:table-cell>
          <table:table-cell office:value-type="float" office:value="0.959253540039062">
            <text:p>0.95925354</text:p>
          </table:table-cell>
          <table:table-cell office:value-type="float" office:value="1.01019098161168">
            <text:p>1.0101909816</text:p>
          </table:table-cell>
          <table:table-cell office:value-type="float" office:value="-7.13380444446946">
            <text:p>-7.1338044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date" office:date-value="2020-05-24">
            <text:p>05/24/20</text:p>
          </table:table-cell>
          <table:table-cell office:value-type="float" office:value="4">
            <text:p>4</text:p>
          </table:table-cell>
          <table:table-cell office:value-type="float" office:value="442">
            <text:p>442</text:p>
          </table:table-cell>
          <table:table-cell office:value-type="float" office:value="3665">
            <text:p>3665</text:p>
          </table:table-cell>
          <table:table-cell office:value-type="float" office:value="0.76">
            <text:p>0.76</text:p>
          </table:table-cell>
          <table:table-cell office:value-type="float" office:value="5.2">
            <text:p>5.2</text:p>
          </table:table-cell>
          <table:table-cell office:value-type="float" office:value="450.6">
            <text:p>450.6</text:p>
          </table:table-cell>
          <table:table-cell office:value-type="float" office:value="3750.4">
            <text:p>3750.4</text:p>
          </table:table-cell>
          <table:table-cell office:value-type="float" office:value="0.804">
            <text:p>0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table:number-columns-repeated="2"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220">
            <text:p>220</text:p>
          </table:table-cell>
          <table:table-cell office:value-type="float" office:value="398">
            <text:p>398</text:p>
          </table:table-cell>
          <table:table-cell office:value-type="float" office:value="-15">
            <text:p>-15</text:p>
          </table:table-cell>
          <table:table-cell office:value-type="float" office:value="20.5">
            <text:p>20.5</text:p>
          </table:table-cell>
          <table:table-cell office:value-type="float" office:value="-0.75">
            <text:p>-0.75</text:p>
          </table:table-cell>
          <table:table-cell office:value-type="float" office:value="-0.15">
            <text:p>-0.15</text:p>
          </table:table-cell>
          <table:table-cell office:value-type="float" office:value="0.0931818181818182">
            <text:p>0.0931818182</text:p>
          </table:table-cell>
          <table:table-cell office:value-type="float" office:value="-0.00188442211055276">
            <text:p>-0.0018844221</text:p>
          </table:table-cell>
          <table:table-cell office:value-type="float" office:value="0.5191">
            <text:p>0.5191</text:p>
          </table:table-cell>
          <table:table-cell office:value-type="float" office:value="1.34315475206612">
            <text:p>1.3431547521</text:p>
          </table:table-cell>
          <table:table-cell office:value-type="float" office:value="0.993411482664579">
            <text:p>0.9934114827</text:p>
          </table:table-cell>
          <table:table-cell office:value-type="float" office:value="-4.26502428179873">
            <text:p>-4.2650242818</text:p>
          </table:table-cell>
          <table:table-cell office:value-type="float" office:value="7.78008075327757">
            <text:p>7.7800807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date" office:date-value="2020-05-25">
            <text:p>05/25/20</text:p>
          </table:table-cell>
          <table:table-cell office:value-type="float" office:value="5">
            <text:p>5</text:p>
          </table:table-cell>
          <table:table-cell office:value-type="float" office:value="430">
            <text:p>430</text:p>
          </table:table-cell>
          <table:table-cell office:value-type="float" office:value="1694">
            <text:p>1694</text:p>
          </table:table-cell>
          <table:table-cell office:value-type="float" office:value="0.89">
            <text:p>0.89</text:p>
          </table:table-cell>
          <table:table-cell office:value-type="float" office:value="5.8">
            <text:p>5.8</text:p>
          </table:table-cell>
          <table:table-cell office:value-type="float" office:value="440">
            <text:p>440</text:p>
          </table:table-cell>
          <table:table-cell office:value-type="float" office:value="2831.8">
            <text:p>2831.8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70">
            <text:p>70</text:p>
          </table:table-cell>
          <table:table-cell office:value-type="float" office:value="47">
            <text:p>47</text:p>
          </table:table-cell>
          <table:table-cell office:value-type="float" office:value="90">
            <text:p>90</text:p>
          </table:table-cell>
          <table:table-cell office:value-type="float" office:value="232">
            <text:p>232</text:p>
          </table:table-cell>
          <table:table-cell office:value-type="float" office:value="393">
            <text:p>393</text:p>
          </table:table-cell>
          <table:table-cell office:value-type="float" office:value="-11.75">
            <text:p>-11.75</text:p>
          </table:table-cell>
          <table:table-cell office:value-type="float" office:value="-3.75">
            <text:p>-3.75</text:p>
          </table:table-cell>
          <table:table-cell office:value-type="float" office:value="13.25">
            <text:p>13.25</text:p>
          </table:table-cell>
          <table:table-cell office:value-type="float" office:value="-0.130555555555556">
            <text:p>-0.1305555556</text:p>
          </table:table-cell>
          <table:table-cell office:value-type="float" office:value="-0.0161637931034483">
            <text:p>-0.0161637931</text:p>
          </table:table-cell>
          <table:table-cell office:value-type="float" office:value="0.0337150127226463">
            <text:p>0.0337150127</text:p>
          </table:table-cell>
          <table:table-cell office:value-type="float" office:value="0.576463271604938">
            <text:p>0.5764632716</text:p>
          </table:table-cell>
          <table:table-cell office:value-type="float" office:value="0.943938809824614">
            <text:p>0.9439388098</text:p>
          </table:table-cell>
          <table:table-cell office:value-type="float" office:value="1.12023048061172">
            <text:p>1.1202304806</text:p>
          </table:table-cell>
          <table:table-cell office:value-type="float" office:value="-4.95456050193325">
            <text:p>-4.9545605019</text:p>
          </table:table-cell>
          <table:table-cell office:value-type="float" office:value="0">
            <text:p>0</text:p>
          </table:table-cell>
          <table:table-cell office:value-type="float" office:value="20.9036652197798">
            <text:p>20.9036652198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date" office:date-value="2020-05-26">
            <text:p>05/26/20</text:p>
          </table:table-cell>
          <table:table-cell office:value-type="float" office:value="8">
            <text:p>8</text:p>
          </table:table-cell>
          <table:table-cell office:value-type="float" office:value="436">
            <text:p>436</text:p>
          </table:table-cell>
          <table:table-cell office:value-type="float" office:value="1644">
            <text:p>1644</text:p>
          </table:table-cell>
          <table:table-cell office:value-type="float" office:value="0.91">
            <text:p>0.91</text:p>
          </table:table-cell>
          <table:table-cell office:value-type="float" office:value="5.4">
            <text:p>5.4</text:p>
          </table:table-cell>
          <table:table-cell office:value-type="float" office:value="428.4">
            <text:p>428.4</text:p>
          </table:table-cell>
          <table:table-cell office:value-type="float" office:value="2950.2">
            <text:p>2950.2</text:p>
          </table:table-cell>
          <table:table-cell office:value-type="float" office:value="0.746">
            <text:p>0.7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0">
            <text:p>30</text:p>
          </table:table-cell>
          <table:table-cell office:value-type="float" office:value="67">
            <text:p>67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298">
            <text:p>298</text:p>
          </table:table-cell>
          <table:table-cell office:value-type="float" office:value="-3">
            <text:p>-3</text:p>
          </table:table-cell>
          <table:table-cell office:value-type="float" office:value="-5.875">
            <text:p>-5.875</text:p>
          </table:table-cell>
          <table:table-cell office:value-type="float" office:value="-6.625">
            <text:p>-6.625</text:p>
          </table:table-cell>
          <table:table-cell office:value-type="float" office:value="-0.0375">
            <text:p>-0.0375</text:p>
          </table:table-cell>
          <table:table-cell office:value-type="float" office:value="-0.0326388888888889">
            <text:p>-0.0326388889</text:p>
          </table:table-cell>
          <table:table-cell office:value-type="float" office:value="-0.0222315436241611">
            <text:p>-0.0222315436</text:p>
          </table:table-cell>
          <table:table-cell office:value-type="float" office:value="0.87150625">
            <text:p>0.87150625</text:p>
          </table:table-cell>
          <table:table-cell office:value-type="float" office:value="0.887851871141975">
            <text:p>0.8878518711</text:p>
          </table:table-cell>
          <table:table-cell office:value-type="float" office:value="0.923158310717986">
            <text:p>0.9231583107</text:p>
          </table:table-cell>
          <table:table-cell office:value-type="float" office:value="-18.1351435345782">
            <text:p>-18.1351435346</text:p>
          </table:table-cell>
          <table:table-cell office:value-type="float" office:value="-20.8883594828331">
            <text:p>-20.8883594828</text:p>
          </table:table-cell>
          <table:table-cell office:value-type="float" office:value="-30.8306726634468">
            <text:p>-30.8306726634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date" office:date-value="2020-05-27">
            <text:p>05/27/20</text:p>
          </table:table-cell>
          <table:table-cell office:value-type="float" office:value="6">
            <text:p>6</text:p>
          </table:table-cell>
          <table:table-cell office:value-type="float" office:value="430">
            <text:p>430</text:p>
          </table:table-cell>
          <table:table-cell office:value-type="float" office:value="3697">
            <text:p>3697</text:p>
          </table:table-cell>
          <table:table-cell office:value-type="float" office:value="0.6">
            <text:p>0.6</text:p>
          </table:table-cell>
          <table:table-cell office:value-type="float" office:value="6.2">
            <text:p>6.2</text:p>
          </table:table-cell>
          <table:table-cell office:value-type="float" office:value="416.8">
            <text:p>416.8</text:p>
          </table:table-cell>
          <table:table-cell office:value-type="float" office:value="3445.4">
            <text:p>3445.4</text:p>
          </table:table-cell>
          <table:table-cell office:value-type="float" office:value="0.676">
            <text:p>0.676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table:number-columns-repeated="2" office:value-type="float" office:value="42">
            <text:p>42</text:p>
          </table:table-cell>
          <table:table-cell office:value-type="float" office:value="116">
            <text:p>116</text:p>
          </table:table-cell>
          <table:table-cell office:value-type="float" office:value="210">
            <text:p>210</text:p>
          </table:table-cell>
          <table:table-cell office:value-type="float" office:value="315">
            <text:p>315</text:p>
          </table:table-cell>
          <table:table-cell office:value-type="float" office:value="-3.125">
            <text:p>-3.125</text:p>
          </table:table-cell>
          <table:table-cell office:value-type="float" office:value="3.75">
            <text:p>3.75</text:p>
          </table:table-cell>
          <table:table-cell office:value-type="float" office:value="-21">
            <text:p>-21</text:p>
          </table:table-cell>
          <table:table-cell office:value-type="float" office:value="-0.0269396551724138">
            <text:p>-0.0269396552</text:p>
          </table:table-cell>
          <table:table-cell office:value-type="float" office:value="0.0178571428571429">
            <text:p>0.0178571429</text:p>
          </table:table-cell>
          <table:table-cell office:value-type="float" office:value="-0.0666666666666667">
            <text:p>-0.0666666667</text:p>
          </table:table-cell>
          <table:table-cell office:value-type="float" office:value="0.907133667137336">
            <text:p>0.9071336671</text:p>
          </table:table-cell>
          <table:table-cell office:value-type="float" office:value="1.063125">
            <text:p>1.063125</text:p>
          </table:table-cell>
          <table:table-cell office:value-type="float" office:value="0.775377777777778">
            <text:p>0.7753777778</text:p>
          </table:table-cell>
          <table:table-cell office:value-type="float" office:value="-25.3814723316553">
            <text:p>-25.3814723317</text:p>
          </table:table-cell>
          <table:table-cell office:value-type="float" office:value="0">
            <text:p>0</text:p>
          </table:table-cell>
          <table:table-cell office:value-type="float" office:value="-10.0466492497133">
            <text:p>-10.046649249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date" office:date-value="2020-05-28">
            <text:p>05/28/20</text:p>
          </table:table-cell>
          <table:table-cell office:value-type="float" office:value="4">
            <text:p>4</text:p>
          </table:table-cell>
          <table:table-cell office:value-type="float" office:value="404">
            <text:p>404</text:p>
          </table:table-cell>
          <table:table-cell office:value-type="float" office:value="4051">
            <text:p>4051</text:p>
          </table:table-cell>
          <table:table-cell office:value-type="float" office:value="0.57">
            <text:p>0.57</text:p>
          </table:table-cell>
          <table:table-cell office:value-type="float" office:value="6.6">
            <text:p>6.6</text:p>
          </table:table-cell>
          <table:table-cell office:value-type="float" office:value="413.6">
            <text:p>413.6</text:p>
          </table:table-cell>
          <table:table-cell office:value-type="float" office:value="3788.6">
            <text:p>3788.6</text:p>
          </table:table-cell>
          <table:table-cell office:value-type="float" office:value="0.65">
            <text:p>0.65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 office:value-type="float" office:value="49">
            <text:p>49</text:p>
          </table:table-cell>
          <table:table-cell office:value-type="float" office:value="90">
            <text:p>90</text:p>
          </table:table-cell>
          <table:table-cell office:value-type="float" office:value="222">
            <text:p>222</text:p>
          </table:table-cell>
          <table:table-cell office:value-type="float" office:value="450">
            <text:p>450</text:p>
          </table:table-cell>
          <table:table-cell office:value-type="float" office:value="1.875">
            <text:p>1.875</text:p>
          </table:table-cell>
          <table:table-cell office:value-type="float" office:value="-7.875">
            <text:p>-7.875</text:p>
          </table:table-cell>
          <table:table-cell office:value-type="float" office:value="5.25">
            <text:p>5.25</text:p>
          </table:table-cell>
          <table:table-cell office:value-type="float" office:value="0.0208333333333333">
            <text:p>0.0208333333</text:p>
          </table:table-cell>
          <table:table-cell office:value-type="float" office:value="-0.035472972972973">
            <text:p>-0.035472973</text:p>
          </table:table-cell>
          <table:table-cell office:value-type="float" office:value="0.0116666666666667">
            <text:p>0.0116666667</text:p>
          </table:table-cell>
          <table:table-cell office:value-type="float" office:value="1.07376736111111">
            <text:p>1.0737673611</text:p>
          </table:table-cell>
          <table:table-cell office:value-type="float" office:value="0.878310924945216">
            <text:p>0.8783109249</text:p>
          </table:table-cell>
          <table:table-cell office:value-type="float" office:value="1.04110011111111">
            <text:p>1.0411001111</text:p>
          </table:table-cell>
          <table:table-cell office:value-type="float" office:value="33.6164472488643">
            <text:p>33.6164472489</text:p>
          </table:table-cell>
          <table:table-cell office:value-type="float" office:value="-19.1914893208575">
            <text:p>-19.19148932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date" office:date-value="2020-05-29">
            <text:p>05/29/20</text:p>
          </table:table-cell>
          <table:table-cell office:value-type="float" office:value="8">
            <text:p>8</text:p>
          </table:table-cell>
          <table:table-cell office:value-type="float" office:value="384">
            <text:p>384</text:p>
          </table:table-cell>
          <table:table-cell office:value-type="float" office:value="6141">
            <text:p>6141</text:p>
          </table:table-cell>
          <table:table-cell office:value-type="float" office:value="0.41">
            <text:p>0.41</text:p>
          </table:table-cell>
          <table:table-cell office:value-type="float" office:value="5.4">
            <text:p>5.4</text:p>
          </table:table-cell>
          <table:table-cell office:value-type="float" office:value="410.2">
            <text:p>410.2</text:p>
          </table:table-cell>
          <table:table-cell office:value-type="float" office:value="3943.4">
            <text:p>3943.4</text:p>
          </table:table-cell>
          <table:table-cell office:value-type="float" office:value="0.542">
            <text:p>0.542</text:p>
          </table:table-cell>
          <table:table-cell table:number-columns-repeated="3" office:value-type="float" office:value="2">
            <text:p>2</text:p>
          </table:table-cell>
          <table:table-cell office:value-type="float" office:value="35">
            <text:p>35</text:p>
          </table:table-cell>
          <table:table-cell table:number-columns-repeated="2" office:value-type="float" office:value="48">
            <text:p>48</text:p>
          </table:table-cell>
          <table:table-cell office:value-type="float" office:value="78">
            <text:p>78</text:p>
          </table:table-cell>
          <table:table-cell office:value-type="float" office:value="184">
            <text:p>184</text:p>
          </table:table-cell>
          <table:table-cell office:value-type="float" office:value="322">
            <text:p>322</text:p>
          </table:table-cell>
          <table:table-cell office:value-type="float" office:value="-14">
            <text:p>-14</text:p>
          </table:table-cell>
          <table:table-cell office:value-type="float" office:value="-14.25">
            <text:p>-14.25</text:p>
          </table:table-cell>
          <table:table-cell office:value-type="float" office:value="7.375">
            <text:p>7.375</text:p>
          </table:table-cell>
          <table:table-cell office:value-type="float" office:value="-0.179487179487179">
            <text:p>-0.1794871795</text:p>
          </table:table-cell>
          <table:table-cell office:value-type="float" office:value="-0.077445652173913">
            <text:p>-0.0774456522</text:p>
          </table:table-cell>
          <table:table-cell office:value-type="float" office:value="0.0229037267080745">
            <text:p>0.0229037267</text:p>
          </table:table-cell>
          <table:table-cell office:value-type="float" office:value="0.434937541091387">
            <text:p>0.4349375411</text:p>
          </table:table-cell>
          <table:table-cell office:value-type="float" office:value="0.740695962310964">
            <text:p>0.7406959623</text:p>
          </table:table-cell>
          <table:table-cell office:value-type="float" office:value="1.08119122164461">
            <text:p>1.0811912216</text:p>
          </table:table-cell>
          <table:table-cell office:value-type="float" office:value="-3.50382699891572">
            <text:p>-3.5038269989</text:p>
          </table:table-cell>
          <table:table-cell office:value-type="float" office:value="-8.59888171899567">
            <text:p>-8.598881719</text:p>
          </table:table-cell>
          <table:table-cell office:value-type="float" office:value="30.608776352064">
            <text:p>30.608776352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date" office:date-value="2020-05-30">
            <text:p>05/30/20</text:p>
          </table:table-cell>
          <table:table-cell office:value-type="float" office:value="7">
            <text:p>7</text:p>
          </table:table-cell>
          <table:table-cell office:value-type="float" office:value="414">
            <text:p>414</text:p>
          </table:table-cell>
          <table:table-cell office:value-type="float" office:value="3410">
            <text:p>3410</text:p>
          </table:table-cell>
          <table:table-cell office:value-type="float" office:value="0.76">
            <text:p>0.76</text:p>
          </table:table-cell>
          <table:table-cell office:value-type="float" office:value="4.4">
            <text:p>4.4</text:p>
          </table:table-cell>
          <table:table-cell office:value-type="float" office:value="407.6">
            <text:p>407.6</text:p>
          </table:table-cell>
          <table:table-cell office:value-type="float" office:value="3601">
            <text:p>3601</text:p>
          </table:table-cell>
          <table:table-cell office:value-type="float" office:value="0.584">
            <text:p>0.5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">
            <text:p>34</text:p>
          </table:table-cell>
          <table:table-cell office:value-type="float" office:value="47">
            <text:p>47</text:p>
          </table:table-cell>
          <table:table-cell office:value-type="float" office:value="70">
            <text:p>70</text:p>
          </table:table-cell>
          <table:table-cell office:value-type="float" office:value="165">
            <text:p>165</text:p>
          </table:table-cell>
          <table:table-cell office:value-type="float" office:value="302">
            <text:p>302</text:p>
          </table:table-cell>
          <table:table-cell office:value-type="float" office:value="-10.5">
            <text:p>-10.5</text:p>
          </table:table-cell>
          <table:table-cell office:value-type="float" office:value="3.625">
            <text:p>3.625</text:p>
          </table:table-cell>
          <table:table-cell office:value-type="float" office:value="-13.625">
            <text:p>-13.625</text:p>
          </table:table-cell>
          <table:table-cell office:value-type="float" office:value="-0.15">
            <text:p>-0.15</text:p>
          </table:table-cell>
          <table:table-cell office:value-type="float" office:value="0.021969696969697">
            <text:p>0.021969697</text:p>
          </table:table-cell>
          <table:table-cell office:value-type="float" office:value="-0.0451158940397351">
            <text:p>-0.045115894</text:p>
          </table:table-cell>
          <table:table-cell office:value-type="float" office:value="0.5191">
            <text:p>0.5191</text:p>
          </table:table-cell>
          <table:table-cell office:value-type="float" office:value="1.07783996786042">
            <text:p>1.0778399679</text:p>
          </table:table-cell>
          <table:table-cell office:value-type="float" office:value="0.846083840895136">
            <text:p>0.8460838409</text:p>
          </table:table-cell>
          <table:table-cell office:value-type="float" office:value="-4.26502428179873">
            <text:p>-4.2650242818</text:p>
          </table:table-cell>
          <table:table-cell office:value-type="float" office:value="31.8954658487576">
            <text:p>31.8954658488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date" office:date-value="2020-05-31">
            <text:p>05/31/20</text:p>
          </table:table-cell>
          <table:table-cell office:value-type="float" office:value="2">
            <text:p>2</text:p>
          </table:table-cell>
          <table:table-cell office:value-type="float" office:value="419">
            <text:p>419</text:p>
          </table:table-cell>
          <table:table-cell office:value-type="float" office:value="2418">
            <text:p>2418</text:p>
          </table:table-cell>
          <table:table-cell office:value-type="float" office:value="0.37">
            <text:p>0.37</text:p>
          </table:table-cell>
          <table:table-cell office:value-type="float" office:value="4.6">
            <text:p>4.6</text:p>
          </table:table-cell>
          <table:table-cell office:value-type="float" office:value="412.2">
            <text:p>412.2</text:p>
          </table:table-cell>
          <table:table-cell office:value-type="float" office:value="3191.6">
            <text:p>3191.6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1">
            <text:p>41</text:p>
          </table:table-cell>
          <table:table-cell office:value-type="float" office:value="53">
            <text:p>53</text:p>
          </table:table-cell>
          <table:table-cell office:value-type="float" office:value="52">
            <text:p>52</text:p>
          </table:table-cell>
          <table:table-cell office:value-type="float" office:value="180">
            <text:p>180</text:p>
          </table:table-cell>
          <table:table-cell office:value-type="float" office:value="398">
            <text:p>398</text:p>
          </table:table-cell>
          <table:table-cell office:value-type="float" office:value="-10.625">
            <text:p>-10.625</text:p>
          </table:table-cell>
          <table:table-cell office:value-type="float" office:value="-14.625">
            <text:p>-14.625</text:p>
          </table:table-cell>
          <table:table-cell office:value-type="float" office:value="-22.5">
            <text:p>-22.5</text:p>
          </table:table-cell>
          <table:table-cell office:value-type="float" office:value="-0.204326923076923">
            <text:p>-0.2043269231</text:p>
          </table:table-cell>
          <table:table-cell office:value-type="float" office:value="-0.08125">
            <text:p>-0.08125</text:p>
          </table:table-cell>
          <table:table-cell office:value-type="float" office:value="-0.0565326633165829">
            <text:p>-0.0565326633</text:p>
          </table:table-cell>
          <table:table-cell office:value-type="float" office:value="0.366684772559172">
            <text:p>0.3666847726</text:p>
          </table:table-cell>
          <table:table-cell office:value-type="float" office:value="0.7285640625">
            <text:p>0.7285640625</text:p>
          </table:table-cell>
          <table:table-cell office:value-type="float" office:value="0.808399724754425">
            <text:p>0.8083997248</text:p>
          </table:table-cell>
          <table:table-cell office:value-type="float" office:value="-3.03257919847452">
            <text:p>-3.0325791985</text:p>
          </table:table-cell>
          <table:table-cell office:value-type="float" office:value="-8.17957437243531">
            <text:p>-8.1795743724</text:p>
          </table:table-cell>
          <table:table-cell office:value-type="float" office:value="-11.9110686696584">
            <text:p>-11.911068669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date" office:date-value="2020-06-01">
            <text:p>06/01/20</text:p>
          </table:table-cell>
          <table:table-cell office:value-type="float" office:value="1">
            <text:p>1</text:p>
          </table:table-cell>
          <table:table-cell office:value-type="float" office:value="417">
            <text:p>417</text:p>
          </table:table-cell>
          <table:table-cell office:value-type="float" office:value="1985">
            <text:p>1985</text:p>
          </table:table-cell>
          <table:table-cell office:value-type="float" office:value="0.81">
            <text:p>0.81</text:p>
          </table:table-cell>
          <table:table-cell office:value-type="float" office:value="3.4">
            <text:p>3.4</text:p>
          </table:table-cell>
          <table:table-cell office:value-type="float" office:value="418.2">
            <text:p>418.2</text:p>
          </table:table-cell>
          <table:table-cell office:value-type="float" office:value="2284">
            <text:p>2284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office:value-type="float" office:value="41">
            <text:p>41</text:p>
          </table:table-cell>
          <table:table-cell table:number-columns-repeated="2" office:value-type="float" office:value="74">
            <text:p>74</text:p>
          </table:table-cell>
          <table:table-cell office:value-type="float" office:value="40">
            <text:p>40</text:p>
          </table:table-cell>
          <table:table-cell office:value-type="float" office:value="158">
            <text:p>158</text:p>
          </table:table-cell>
          <table:table-cell office:value-type="float" office:value="390">
            <text:p>390</text:p>
          </table:table-cell>
          <table:table-cell office:value-type="float" office:value="-6.875">
            <text:p>-6.875</text:p>
          </table:table-cell>
          <table:table-cell office:value-type="float" office:value="-11.5">
            <text:p>-11.5</text:p>
          </table:table-cell>
          <table:table-cell office:value-type="float" office:value="-1.5">
            <text:p>-1.5</text:p>
          </table:table-cell>
          <table:table-cell office:value-type="float" office:value="-0.171875">
            <text:p>-0.171875</text:p>
          </table:table-cell>
          <table:table-cell office:value-type="float" office:value="-0.0727848101265823">
            <text:p>-0.0727848101</text:p>
          </table:table-cell>
          <table:table-cell office:value-type="float" office:value="-0.00384615384615385">
            <text:p>-0.0038461538</text:p>
          </table:table-cell>
          <table:table-cell office:value-type="float" office:value="0.456337890625">
            <text:p>0.4563378906</text:p>
          </table:table-cell>
          <table:table-cell office:value-type="float" office:value="0.755636516583881">
            <text:p>0.7556365166</text:p>
          </table:table-cell>
          <table:table-cell office:value-type="float" office:value="0.986567455621302">
            <text:p>0.9865674556</text:p>
          </table:table-cell>
          <table:table-cell office:value-type="float" office:value="-3.67539573176875">
            <text:p>-3.6753957318</text:p>
          </table:table-cell>
          <table:table-cell office:value-type="float" office:value="-9.17230127781479">
            <text:p>-9.17230127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date" office:date-value="2020-06-02">
            <text:p>06/02/20</text:p>
          </table:table-cell>
          <table:table-cell office:value-type="float" office:value="5">
            <text:p>5</text:p>
          </table:table-cell>
          <table:table-cell office:value-type="float" office:value="427">
            <text:p>427</text:p>
          </table:table-cell>
          <table:table-cell office:value-type="float" office:value="2004">
            <text:p>2004</text:p>
          </table:table-cell>
          <table:table-cell office:value-type="float" office:value="1.45">
            <text:p>1.45</text:p>
          </table:table-cell>
          <table:table-cell office:value-type="float" office:value="3">
            <text:p>3</text:p>
          </table:table-cell>
          <table:table-cell office:value-type="float" office:value="416.6">
            <text:p>416.6</text:p>
          </table:table-cell>
          <table:table-cell office:value-type="float" office:value="2466.4">
            <text:p>2466.4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2">
            <text:p>32</text:p>
          </table:table-cell>
          <table:table-cell office:value-type="float" office:value="66">
            <text:p>66</text:p>
          </table:table-cell>
          <table:table-cell office:value-type="float" office:value="32">
            <text:p>32</text:p>
          </table:table-cell>
          <table:table-cell office:value-type="float" office:value="118">
            <text:p>118</text:p>
          </table:table-cell>
          <table:table-cell office:value-type="float" office:value="322">
            <text:p>322</text:p>
          </table:table-cell>
          <table:table-cell office:value-type="float" office:value="4.5">
            <text:p>4.5</text:p>
          </table:table-cell>
          <table:table-cell office:value-type="float" office:value="-10.25">
            <text:p>-10.25</text:p>
          </table:table-cell>
          <table:table-cell office:value-type="float" office:value="-16.875">
            <text:p>-16.875</text:p>
          </table:table-cell>
          <table:table-cell office:value-type="float" office:value="0.140625">
            <text:p>0.140625</text:p>
          </table:table-cell>
          <table:table-cell office:value-type="float" office:value="-0.086864406779661">
            <text:p>-0.0868644068</text:p>
          </table:table-cell>
          <table:table-cell office:value-type="float" office:value="-0.0524068322981366">
            <text:p>-0.0524068323</text:p>
          </table:table-cell>
          <table:table-cell office:value-type="float" office:value="1.530947265625">
            <text:p>1.5309472656</text:p>
          </table:table-cell>
          <table:table-cell office:value-type="float" office:value="0.710763609594944">
            <text:p>0.7107636096</text:p>
          </table:table-cell>
          <table:table-cell office:value-type="float" office:value="0.821959180056711">
            <text:p>0.8219591801</text:p>
          </table:table-cell>
          <table:table-cell office:value-type="float" office:value="5.26802225117811">
            <text:p>5.2680222512</text:p>
          </table:table-cell>
          <table:table-cell office:value-type="float" office:value="-7.62782381404741">
            <text:p>-7.627823814</text:p>
          </table:table-cell>
          <table:table-cell office:value-type="float" office:value="-12.8765923059699">
            <text:p>-12.876592306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date" office:date-value="2020-06-03">
            <text:p>06/03/20</text:p>
          </table:table-cell>
          <table:table-cell office:value-type="float" office:value="2">
            <text:p>2</text:p>
          </table:table-cell>
          <table:table-cell office:value-type="float" office:value="414">
            <text:p>414</text:p>
          </table:table-cell>
          <table:table-cell office:value-type="float" office:value="1603">
            <text:p>1603</text:p>
          </table:table-cell>
          <table:table-cell office:value-type="float" office:value="0.62">
            <text:p>0.62</text:p>
          </table:table-cell>
          <table:table-cell office:value-type="float" office:value="3.2">
            <text:p>3.2</text:p>
          </table:table-cell>
          <table:table-cell office:value-type="float" office:value="412.2">
            <text:p>412.2</text:p>
          </table:table-cell>
          <table:table-cell office:value-type="float" office:value="3325.2">
            <text:p>3325.2</text:p>
          </table:table-cell>
          <table:table-cell office:value-type="float" office:value="0.73">
            <text:p>0.73</text:p>
          </table:table-cell>
          <table:table-cell table:number-columns-repeated="3" office:value-type="float" office:value="2">
            <text:p>2</text:p>
          </table:table-cell>
          <table:table-cell office:value-type="float" office:value="30">
            <text:p>30</text:p>
          </table:table-cell>
          <table:table-cell table:number-columns-repeated="2" office:value-type="float" office:value="42">
            <text:p>42</text:p>
          </table:table-cell>
          <table:table-cell office:value-type="float" office:value="38">
            <text:p>38</text:p>
          </table:table-cell>
          <table:table-cell office:value-type="float" office:value="116">
            <text:p>116</text:p>
          </table:table-cell>
          <table:table-cell office:value-type="float" office:value="302">
            <text:p>302</text:p>
          </table:table-cell>
          <table:table-cell office:value-type="float" office:value="4.5">
            <text:p>4.5</text:p>
          </table:table-cell>
          <table:table-cell office:value-type="float" office:value="-26.125">
            <text:p>-26.125</text:p>
          </table:table-cell>
          <table:table-cell office:value-type="float" office:value="-13.625">
            <text:p>-13.625</text:p>
          </table:table-cell>
          <table:table-cell office:value-type="float" office:value="0.118421052631579">
            <text:p>0.1184210526</text:p>
          </table:table-cell>
          <table:table-cell office:value-type="float" office:value="-0.225215517241379">
            <text:p>-0.2252155172</text:p>
          </table:table-cell>
          <table:table-cell office:value-type="float" office:value="-0.0451158940397351">
            <text:p>-0.045115894</text:p>
          </table:table-cell>
          <table:table-cell office:value-type="float" office:value="1.44195983379501">
            <text:p>1.4419598338</text:p>
          </table:table-cell>
          <table:table-cell office:value-type="float" office:value="0.311160866899524">
            <text:p>0.3111608669</text:p>
          </table:table-cell>
          <table:table-cell office:value-type="float" office:value="0.846083840895136">
            <text:p>0.8460838409</text:p>
          </table:table-cell>
          <table:table-cell office:value-type="float" office:value="6.19335316515893">
            <text:p>6.1933531652</text:p>
          </table:table-cell>
          <table:table-cell office:value-type="float" office:value="-2.71640930254133">
            <text:p>-2.7164093025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date" office:date-value="2020-06-04">
            <text:p>06/04/20</text:p>
          </table:table-cell>
          <table:table-cell office:value-type="float" office:value="5">
            <text:p>5</text:p>
          </table:table-cell>
          <table:table-cell office:value-type="float" office:value="406">
            <text:p>406</text:p>
          </table:table-cell>
          <table:table-cell office:value-type="float" office:value="4322">
            <text:p>4322</text:p>
          </table:table-cell>
          <table:table-cell office:value-type="float" office:value="0.53">
            <text:p>0.53</text:p>
          </table:table-cell>
          <table:table-cell office:value-type="float" office:value="3.6">
            <text:p>3.6</text:p>
          </table:table-cell>
          <table:table-cell office:value-type="float" office:value="406.2">
            <text:p>406.2</text:p>
          </table:table-cell>
          <table:table-cell office:value-type="float" office:value="3777.6">
            <text:p>3777.6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table:number-columns-repeated="2" office:value-type="float" office:value="61">
            <text:p>61</text:p>
          </table:table-cell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float" office:value="352">
            <text:p>352</text:p>
          </table:table-cell>
          <table:table-cell office:value-type="float" office:value="-14.375">
            <text:p>-14.375</text:p>
          </table:table-cell>
          <table:table-cell office:value-type="float" office:value="-10.5">
            <text:p>-10.5</text:p>
          </table:table-cell>
          <table:table-cell office:value-type="float" office:value="-16.125">
            <text:p>-16.125</text:p>
          </table:table-cell>
          <table:table-cell office:value-type="float" office:value="-0.2875">
            <text:p>-0.2875</text:p>
          </table:table-cell>
          <table:table-cell office:value-type="float" office:value="-0.0875">
            <text:p>-0.0875</text:p>
          </table:table-cell>
          <table:table-cell office:value-type="float" office:value="-0.0458096590909091">
            <text:p>-0.0458096591</text:p>
          </table:table-cell>
          <table:table-cell office:value-type="float" office:value="0.15575625">
            <text:p>0.15575625</text:p>
          </table:table-cell>
          <table:table-cell office:value-type="float" office:value="0.70875625">
            <text:p>0.70875625</text:p>
          </table:table-cell>
          <table:table-cell office:value-type="float" office:value="0.843779301919228">
            <text:p>0.8437793019</text:p>
          </table:table-cell>
          <table:table-cell office:value-type="float" office:value="-2.04483053451045">
            <text:p>-2.0448305345</text:p>
          </table:table-cell>
          <table:table-cell office:value-type="float" office:value="-7.56982008372886">
            <text:p>-7.5698200837</text:p>
          </table:table-cell>
          <table:table-cell office:value-type="float" office:value="-14.7817447398164">
            <text:p>-14.7817447398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date" office:date-value="2020-06-05">
            <text:p>06/05/20</text:p>
          </table:table-cell>
          <table:table-cell office:value-type="float" office:value="3">
            <text:p>3</text:p>
          </table:table-cell>
          <table:table-cell office:value-type="float" office:value="397">
            <text:p>397</text:p>
          </table:table-cell>
          <table:table-cell office:value-type="float" office:value="6712">
            <text:p>6712</text:p>
          </table:table-cell>
          <table:table-cell office:value-type="float" office:value="0.24">
            <text:p>0.24</text:p>
          </table:table-cell>
          <table:table-cell office:value-type="float" office:value="2.8">
            <text:p>2.8</text:p>
          </table:table-cell>
          <table:table-cell office:value-type="float" office:value="398">
            <text:p>398</text:p>
          </table:table-cell>
          <table:table-cell office:value-type="float" office:value="4046.6">
            <text:p>4046.6</text:p>
          </table:table-cell>
          <table:table-cell office:value-type="float" office:value="0.48">
            <text:p>0.4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59">
            <text:p>59</text:p>
          </table:table-cell>
          <table:table-cell office:value-type="float" office:value="45">
            <text:p>45</text:p>
          </table:table-cell>
          <table:table-cell office:value-type="float" office:value="136">
            <text:p>136</text:p>
          </table:table-cell>
          <table:table-cell office:value-type="float" office:value="309">
            <text:p>309</text:p>
          </table:table-cell>
          <table:table-cell office:value-type="float" office:value="2.625">
            <text:p>2.625</text:p>
          </table:table-cell>
          <table:table-cell office:value-type="float" office:value="-12.5">
            <text:p>-12.5</text:p>
          </table:table-cell>
          <table:table-cell office:value-type="float" office:value="-20.5">
            <text:p>-20.5</text:p>
          </table:table-cell>
          <table:table-cell office:value-type="float" office:value="0.0583333333333333">
            <text:p>0.0583333333</text:p>
          </table:table-cell>
          <table:table-cell office:value-type="float" office:value="-0.0919117647058824">
            <text:p>-0.0919117647</text:p>
          </table:table-cell>
          <table:table-cell office:value-type="float" office:value="-0.0663430420711974">
            <text:p>-0.0663430421</text:p>
          </table:table-cell>
          <table:table-cell office:value-type="float" office:value="1.21083611111111">
            <text:p>1.2108361111</text:p>
          </table:table-cell>
          <table:table-cell office:value-type="float" office:value="0.694866457612457">
            <text:p>0.6948664576</text:p>
          </table:table-cell>
          <table:table-cell office:value-type="float" office:value="0.77642609524408">
            <text:p>0.7764260952</text:p>
          </table:table-cell>
          <table:table-cell office:value-type="float" office:value="12.2258220095542">
            <text:p>12.2258220096</text:p>
          </table:table-cell>
          <table:table-cell office:value-type="float" office:value="-7.18929952141306">
            <text:p>-7.1892995214</text:p>
          </table:table-cell>
          <table:table-cell office:value-type="float" office:value="-10.0973873564076">
            <text:p>-10.0973873564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date" office:date-value="2020-06-06">
            <text:p>06/06/20</text:p>
          </table:table-cell>
          <table:table-cell office:value-type="float" office:value="3">
            <text:p>3</text:p>
          </table:table-cell>
          <table:table-cell office:value-type="float" office:value="387">
            <text:p>387</text:p>
          </table:table-cell>
          <table:table-cell office:value-type="float" office:value="4247">
            <text:p>4247</text:p>
          </table:table-cell>
          <table:table-cell office:value-type="float" office:value="0.47">
            <text:p>0.47</text:p>
          </table:table-cell>
          <table:table-cell office:value-type="float" office:value="2.6">
            <text:p>2.6</text:p>
          </table:table-cell>
          <table:table-cell office:value-type="float" office:value="392.2">
            <text:p>392.2</text:p>
          </table:table-cell>
          <table:table-cell office:value-type="float" office:value="3835.4">
            <text:p>3835.4</text:p>
          </table:table-cell>
          <table:table-cell office:value-type="float" office:value="0.576">
            <text:p>0.576</text:p>
          </table:table-cell>
          <table:table-cell table:number-columns-repeated="3"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2">
            <text:p>32</text:p>
          </table:table-cell>
          <table:table-cell office:value-type="float" office:value="110">
            <text:p>110</text:p>
          </table:table-cell>
          <table:table-cell office:value-type="float" office:value="245">
            <text:p>245</text:p>
          </table:table-cell>
          <table:table-cell office:value-type="float" office:value="4.5">
            <text:p>4.5</text:p>
          </table:table-cell>
          <table:table-cell office:value-type="float" office:value="-15.375">
            <text:p>-15.375</text:p>
          </table:table-cell>
          <table:table-cell office:value-type="float" office:value="-5.25">
            <text:p>-5.25</text:p>
          </table:table-cell>
          <table:table-cell office:value-type="float" office:value="0.140625">
            <text:p>0.140625</text:p>
          </table:table-cell>
          <table:table-cell office:value-type="float" office:value="-0.139772727272727">
            <text:p>-0.1397727273</text:p>
          </table:table-cell>
          <table:table-cell office:value-type="float" office:value="-0.0214285714285714">
            <text:p>-0.0214285714</text:p>
          </table:table-cell>
          <table:table-cell office:value-type="float" office:value="1.530947265625">
            <text:p>1.5309472656</text:p>
          </table:table-cell>
          <table:table-cell office:value-type="float" office:value="0.549086828512397">
            <text:p>0.5490868285</text:p>
          </table:table-cell>
          <table:table-cell office:value-type="float" office:value="0.9259">
            <text:p>0.9259</text:p>
          </table:table-cell>
          <table:table-cell office:value-type="float" office:value="5.26802225117811">
            <text:p>5.2680222512</text:p>
          </table:table-cell>
          <table:table-cell office:value-type="float" office:value="-4.60383486424976">
            <text:p>-4.6038348642</text:p>
          </table:table-cell>
          <table:table-cell office:value-type="float" office:value="-31.9990436285172">
            <text:p>-31.999043628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date" office:date-value="2020-06-07">
            <text:p>06/07/20</text:p>
          </table:table-cell>
          <table:table-cell office:value-type="float" office:value="1">
            <text:p>1</text:p>
          </table:table-cell>
          <table:table-cell office:value-type="float" office:value="386">
            <text:p>386</text:p>
          </table:table-cell>
          <table:table-cell office:value-type="float" office:value="3349">
            <text:p>3349</text:p>
          </table:table-cell>
          <table:table-cell office:value-type="float" office:value="0.54">
            <text:p>0.54</text:p>
          </table:table-cell>
          <table:table-cell office:value-type="float" office:value="2">
            <text:p>2</text:p>
          </table:table-cell>
          <table:table-cell office:value-type="float" office:value="379.8">
            <text:p>379.8</text:p>
          </table:table-cell>
          <table:table-cell office:value-type="float" office:value="3714.8">
            <text:p>3714.8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0">
            <text:p>20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  <table:table-cell office:value-type="float" office:value="105">
            <text:p>105</text:p>
          </table:table-cell>
          <table:table-cell office:value-type="float" office:value="225">
            <text:p>225</text:p>
          </table:table-cell>
          <table:table-cell office:value-type="float" office:value="4.5">
            <text:p>4.5</text:p>
          </table:table-cell>
          <table:table-cell office:value-type="float" office:value="-2.875">
            <text:p>-2.875</text:p>
          </table:table-cell>
          <table:table-cell office:value-type="float" office:value="-7">
            <text:p>-7</text:p>
          </table:table-cell>
          <table:table-cell office:value-type="float" office:value="0.118421052631579">
            <text:p>0.1184210526</text:p>
          </table:table-cell>
          <table:table-cell office:value-type="float" office:value="-0.0273809523809524">
            <text:p>-0.0273809524</text:p>
          </table:table-cell>
          <table:table-cell office:value-type="float" office:value="-0.0311111111111111">
            <text:p>-0.0311111111</text:p>
          </table:table-cell>
          <table:table-cell office:value-type="float" office:value="1.44195983379501">
            <text:p>1.4419598338</text:p>
          </table:table-cell>
          <table:table-cell office:value-type="float" office:value="0.905636111111111">
            <text:p>0.9056361111</text:p>
          </table:table-cell>
          <table:table-cell office:value-type="float" office:value="0.893008197530864">
            <text:p>0.8930081975</text:p>
          </table:table-cell>
          <table:table-cell office:value-type="float" office:value="6.19335316515893">
            <text:p>6.1933531652</text:p>
          </table:table-cell>
          <table:table-cell office:value-type="float" office:value="-24.9667632956896">
            <text:p>-24.9667632957</text:p>
          </table:table-cell>
          <table:table-cell office:value-type="float" office:value="-21.9313316478327">
            <text:p>-21.9313316478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date" office:date-value="2020-06-08">
            <text:p>06/08/20</text:p>
          </table:table-cell>
          <table:table-cell office:value-type="float" office:value="1">
            <text:p>1</text:p>
          </table:table-cell>
          <table:table-cell office:value-type="float" office:value="385">
            <text:p>385</text:p>
          </table:table-cell>
          <table:table-cell office:value-type="float" office:value="547">
            <text:p>547</text:p>
          </table:table-cell>
          <table:table-cell office:value-type="float" office:value="1.1">
            <text:p>1.1</text:p>
          </table:table-cell>
          <table:table-cell office:value-type="float" office:value="1.6">
            <text:p>1.6</text:p>
          </table:table-cell>
          <table:table-cell office:value-type="float" office:value="364.6">
            <text:p>364.6</text:p>
          </table:table-cell>
          <table:table-cell office:value-type="float" office:value="3016.6">
            <text:p>3016.6</text:p>
          </table:table-cell>
          <table:table-cell office:value-type="float" office:value="0.5">
            <text:p>0.5</text:p>
          </table:table-cell>
          <table:table-cell table:number-columns-repeated="3"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98">
            <text:p>98</text:p>
          </table:table-cell>
          <table:table-cell office:value-type="float" office:value="179">
            <text:p>179</text:p>
          </table:table-cell>
          <table:table-cell office:value-type="float" office:value="-3.5">
            <text:p>-3.5</text:p>
          </table:table-cell>
          <table:table-cell office:value-type="float" office:value="-7.5">
            <text:p>-7.5</text:p>
          </table:table-cell>
          <table:table-cell office:value-type="float" office:value="0.875">
            <text:p>0.875</text:p>
          </table:table-cell>
          <table:table-cell office:value-type="float" office:value="-0.0636363636363636">
            <text:p>-0.0636363636</text:p>
          </table:table-cell>
          <table:table-cell office:value-type="float" office:value="-0.076530612244898">
            <text:p>-0.0765306122</text:p>
          </table:table-cell>
          <table:table-cell office:value-type="float" office:value="0.00488826815642458">
            <text:p>0.0048882682</text:p>
          </table:table-cell>
          <table:table-cell office:value-type="float" office:value="0.785209917355372">
            <text:p>0.7852099174</text:p>
          </table:table-cell>
          <table:table-cell office:value-type="float" office:value="0.743622448979592">
            <text:p>0.743622449</text:p>
          </table:table-cell>
          <table:table-cell office:value-type="float" office:value="1.017155773072">
            <text:p>1.0171557731</text:p>
          </table:table-cell>
          <table:table-cell office:value-type="float" office:value="-10.5419415722221">
            <text:p>-10.5419415722</text:p>
          </table:table-cell>
          <table:table-cell office:value-type="float" office:value="-8.70595116030509">
            <text:p>-8.7059511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date" office:date-value="2020-06-09">
            <text:p>06/09/20</text:p>
          </table:table-cell>
          <table:table-cell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3719">
            <text:p>3719</text:p>
          </table:table-cell>
          <table:table-cell office:value-type="float" office:value="0.08">
            <text:p>0.08</text:p>
          </table:table-cell>
          <table:table-cell office:value-type="float" office:value="1.4">
            <text:p>1.4</text:p>
          </table:table-cell>
          <table:table-cell office:value-type="float" office:value="345.2">
            <text:p>345.2</text:p>
          </table:table-cell>
          <table:table-cell office:value-type="float" office:value="3078.8">
            <text:p>3078.8</text:p>
          </table:table-cell>
          <table:table-cell office:value-type="float" office:value="0.458">
            <text:p>0.458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45">
            <text:p>45</text:p>
          </table:table-cell>
          <table:table-cell office:value-type="float" office:value="42">
            <text:p>42</text:p>
          </table:table-cell>
          <table:table-cell office:value-type="float" office:value="98">
            <text:p>98</text:p>
          </table:table-cell>
          <table:table-cell office:value-type="float" office:value="245">
            <text:p>245</text:p>
          </table:table-cell>
          <table:table-cell office:value-type="float" office:value="0.75">
            <text:p>0.75</text:p>
          </table:table-cell>
          <table:table-cell office:value-type="float" office:value="-1.75">
            <text:p>-1.75</text:p>
          </table:table-cell>
          <table:table-cell office:value-type="float" office:value="-3.125">
            <text:p>-3.125</text:p>
          </table:table-cell>
          <table:table-cell office:value-type="float" office:value="0.0178571428571429">
            <text:p>0.0178571429</text:p>
          </table:table-cell>
          <table:table-cell office:value-type="float" office:value="-0.0178571428571429">
            <text:p>-0.0178571429</text:p>
          </table:table-cell>
          <table:table-cell office:value-type="float" office:value="-0.0127551020408163">
            <text:p>-0.012755102</text:p>
          </table:table-cell>
          <table:table-cell office:value-type="float" office:value="1.063125">
            <text:p>1.063125</text:p>
          </table:table-cell>
          <table:table-cell office:value-type="float" office:value="0.938125">
            <text:p>0.938125</text:p>
          </table:table-cell>
          <table:table-cell office:value-type="float" office:value="0.955676020408163">
            <text:p>0.9556760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date" office:date-value="2020-06-10">
            <text:p>06/10/20</text:p>
          </table:table-cell>
          <table:table-cell office:value-type="float" office:value="1">
            <text:p>1</text:p>
          </table:table-cell>
          <table:table-cell office:value-type="float" office:value="321">
            <text:p>321</text:p>
          </table:table-cell>
          <table:table-cell office:value-type="float" office:value="3221">
            <text:p>3221</text:p>
          </table:table-cell>
          <table:table-cell office:value-type="float" office:value="0.31">
            <text:p>0.31</text:p>
          </table:table-cell>
          <table:table-cell office:value-type="float" office:value="1.6">
            <text:p>1.6</text:p>
          </table:table-cell>
          <table:table-cell office:value-type="float" office:value="324.6">
            <text:p>324.6</text:p>
          </table:table-cell>
          <table:table-cell office:value-type="float" office:value="3293.4">
            <text:p>3293.4</text:p>
          </table:table-cell>
          <table:table-cell office:value-type="float" office:value="0.414">
            <text:p>0.414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41">
            <text:p>41</text:p>
          </table:table-cell>
          <table:table-cell office:value-type="float" office:value="18">
            <text:p>18</text:p>
          </table:table-cell>
          <table:table-cell office:value-type="float" office:value="72">
            <text:p>72</text:p>
          </table:table-cell>
          <table:table-cell office:value-type="float" office:value="225">
            <text:p>225</text:p>
          </table:table-cell>
          <table:table-cell office:value-type="float" office:value="-9.5">
            <text:p>-9.5</text:p>
          </table:table-cell>
          <table:table-cell office:value-type="float" office:value="-8">
            <text:p>-8</text:p>
          </table:table-cell>
          <table:table-cell office:value-type="float" office:value="-5">
            <text:p>-5</text:p>
          </table:table-cell>
          <table:table-cell office:value-type="float" office:value="-0.527777777777778">
            <text:p>-0.5277777778</text:p>
          </table:table-cell>
          <table:table-cell office:value-type="float" office:value="-0.111111111111111">
            <text:p>-0.1111111111</text:p>
          </table:table-cell>
          <table:table-cell office:value-type="float" office:value="-0.0222222222222222">
            <text:p>-0.0222222222</text:p>
          </table:table-cell>
          <table:table-cell office:value-type="float" office:value="0">
            <text:p>0</text:p>
          </table:table-cell>
          <table:table-cell office:value-type="float" office:value="0.635308641975309">
            <text:p>0.635308642</text:p>
          </table:table-cell>
          <table:table-cell office:value-type="float" office:value="0.92319012345679">
            <text:p>0.9231901235</text:p>
          </table:table-cell>
          <table:table-cell office:value-type="float" office:value="-0.923819821861165">
            <text:p>-0.9238198219</text:p>
          </table:table-cell>
          <table:table-cell office:value-type="float" office:value="-5.88494919236172">
            <text:p>-5.8849491924</text:p>
          </table:table-cell>
          <table:table-cell office:value-type="float" office:value="-30.8437514627875">
            <text:p>-30.8437514628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date" office:date-value="2020-06-11">
            <text:p>06/11/20</text:p>
          </table:table-cell>
          <table:table-cell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4558">
            <text:p>4558</text:p>
          </table:table-cell>
          <table:table-cell office:value-type="float" office:value="0.26">
            <text:p>0.26</text:p>
          </table:table-cell>
          <table:table-cell office:value-type="float" office:value="2.2">
            <text:p>2.2</text:p>
          </table:table-cell>
          <table:table-cell office:value-type="float" office:value="302.6">
            <text:p>302.6</text:p>
          </table:table-cell>
          <table:table-cell office:value-type="float" office:value="3884">
            <text:p>3884</text:p>
          </table:table-cell>
          <table:table-cell office:value-type="float" office:value="0.256">
            <text:p>0.2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37">
            <text:p>37</text:p>
          </table:table-cell>
          <table:table-cell office:value-type="float" office:value="25">
            <text:p>25</text:p>
          </table:table-cell>
          <table:table-cell office:value-type="float" office:value="82">
            <text:p>82</text:p>
          </table:table-cell>
          <table:table-cell office:value-type="float" office:value="240">
            <text:p>240</text:p>
          </table:table-cell>
          <table:table-cell office:value-type="float" office:value="-8.5">
            <text:p>-8.5</text:p>
          </table:table-cell>
          <table:table-cell office:value-type="float" office:value="-6.875">
            <text:p>-6.875</text:p>
          </table:table-cell>
          <table:table-cell office:value-type="float" office:value="-6.375">
            <text:p>-6.375</text:p>
          </table:table-cell>
          <table:table-cell office:value-type="float" office:value="-0.34">
            <text:p>-0.34</text:p>
          </table:table-cell>
          <table:table-cell office:value-type="float" office:value="-0.0838414634146342">
            <text:p>-0.0838414634</text:p>
          </table:table-cell>
          <table:table-cell office:value-type="float" office:value="-0.0265625">
            <text:p>-0.0265625</text:p>
          </table:table-cell>
          <table:table-cell office:value-type="float" office:value="0.0365759999999999">
            <text:p>0.036576</text:p>
          </table:table-cell>
          <table:table-cell office:value-type="float" office:value="0.720332484384295">
            <text:p>0.7203324844</text:p>
          </table:table-cell>
          <table:table-cell office:value-type="float" office:value="0.90841416015625">
            <text:p>0.9084141602</text:p>
          </table:table-cell>
          <table:table-cell office:value-type="float" office:value="-1.66816225638028">
            <text:p>-1.6681622564</text:p>
          </table:table-cell>
          <table:table-cell office:value-type="float" office:value="-7.91572451658328">
            <text:p>-7.915724516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date" office:date-value="2020-06-12">
            <text:p>06/12/20</text:p>
          </table:table-cell>
          <table:table-cell office:value-type="float" office:value="2">
            <text:p>2</text:p>
          </table:table-cell>
          <table:table-cell office:value-type="float" office:value="283">
            <text:p>283</text:p>
          </table:table-cell>
          <table:table-cell office:value-type="float" office:value="4422">
            <text:p>4422</text:p>
          </table:table-cell>
          <table:table-cell office:value-type="float" office:value="0.32">
            <text:p>0.32</text:p>
          </table:table-cell>
          <table:table-cell office:value-type="float" office:value="2.4">
            <text:p>2.4</text:p>
          </table:table-cell>
          <table:table-cell office:value-type="float" office:value="288.8">
            <text:p>288.8</text:p>
          </table:table-cell>
          <table:table-cell office:value-type="float" office:value="3854.8">
            <text:p>3854.8</text:p>
          </table:table-cell>
          <table:table-cell office:value-type="float" office:value="0.268">
            <text:p>0.2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95">
            <text:p>95</text:p>
          </table:table-cell>
          <table:table-cell office:value-type="float" office:value="161">
            <text:p>161</text:p>
          </table:table-cell>
          <table:table-cell office:value-type="float" office:value="-6.25">
            <text:p>-6.25</text:p>
          </table:table-cell>
          <table:table-cell office:value-type="float" office:value="-7.25">
            <text:p>-7.25</text:p>
          </table:table-cell>
          <table:table-cell office:value-type="float" office:value="2.625">
            <text:p>2.625</text:p>
          </table:table-cell>
          <table:table-cell office:value-type="float" office:value="-0.148809523809524">
            <text:p>-0.1488095238</text:p>
          </table:table-cell>
          <table:table-cell office:value-type="float" office:value="-0.0763157894736842">
            <text:p>-0.0763157895</text:p>
          </table:table-cell>
          <table:table-cell office:value-type="float" office:value="0.016304347826087">
            <text:p>0.0163043478</text:p>
          </table:table-cell>
          <table:table-cell office:value-type="float" office:value="0.522569444444444">
            <text:p>0.5225694444</text:p>
          </table:table-cell>
          <table:table-cell office:value-type="float" office:value="0.744309972299169">
            <text:p>0.7443099723</text:p>
          </table:table-cell>
          <table:table-cell office:value-type="float" office:value="1.05758624763705">
            <text:p>1.0575862476</text:p>
          </table:table-cell>
          <table:table-cell office:value-type="float" office:value="-4.30207286862384">
            <text:p>-4.3020728686</text:p>
          </table:table-cell>
          <table:table-cell office:value-type="float" office:value="-8.73145966019885">
            <text:p>-8.73145966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date" office:date-value="2020-06-13">
            <text:p>06/13/20</text:p>
          </table:table-cell>
          <table:table-cell office:value-type="float" office:value="4">
            <text:p>4</text:p>
          </table:table-cell>
          <table:table-cell office:value-type="float" office:value="275">
            <text:p>275</text:p>
          </table:table-cell>
          <table:table-cell office:value-type="float" office:value="3500">
            <text:p>3500</text:p>
          </table:table-cell>
          <table:table-cell office:value-type="float" office:value="0.31">
            <text:p>0.31</text:p>
          </table:table-cell>
          <table:table-cell office:value-type="float" office:value="2.4">
            <text:p>2.4</text:p>
          </table:table-cell>
          <table:table-cell office:value-type="float" office:value="275.6">
            <text:p>275.6</text:p>
          </table:table-cell>
          <table:table-cell office:value-type="float" office:value="3537.6">
            <text:p>3537.6</text:p>
          </table:table-cell>
          <table:table-cell office:value-type="float" office:value="0.292">
            <text:p>0.292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42">
            <text:p>42</text:p>
          </table:table-cell>
          <table:table-cell office:value-type="float" office:value="88">
            <text:p>88</text:p>
          </table:table-cell>
          <table:table-cell office:value-type="float" office:value="230">
            <text:p>230</text:p>
          </table:table-cell>
          <table:table-cell office:value-type="float" office:value="-5.25">
            <text:p>-5.25</text:p>
          </table:table-cell>
          <table:table-cell office:value-type="float" office:value="-4.625">
            <text:p>-4.625</text:p>
          </table:table-cell>
          <table:table-cell office:value-type="float" office:value="-2.875">
            <text:p>-2.875</text:p>
          </table:table-cell>
          <table:table-cell office:value-type="float" office:value="-0.125">
            <text:p>-0.125</text:p>
          </table:table-cell>
          <table:table-cell office:value-type="float" office:value="-0.0525568181818182">
            <text:p>-0.0525568182</text:p>
          </table:table-cell>
          <table:table-cell office:value-type="float" office:value="-0.0125">
            <text:p>-0.0125</text:p>
          </table:table-cell>
          <table:table-cell office:value-type="float" office:value="0.593125">
            <text:p>0.593125</text:p>
          </table:table-cell>
          <table:table-cell office:value-type="float" office:value="0.821465085872934">
            <text:p>0.8214650859</text:p>
          </table:table-cell>
          <table:table-cell office:value-type="float" office:value="0.95655625">
            <text:p>0.95655625</text:p>
          </table:table-cell>
          <table:table-cell office:value-type="float" office:value="-5.19089306968443">
            <text:p>-5.1908930697</text:p>
          </table:table-cell>
          <table:table-cell office:value-type="float" office:value="-12.8388382123384">
            <text:p>-12.83883821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date" office:date-value="2020-06-14">
            <text:p>06/14/20</text:p>
          </table:table-cell>
          <table:table-cell office:value-type="float" office:value="3">
            <text:p>3</text:p>
          </table:table-cell>
          <table:table-cell office:value-type="float" office:value="275">
            <text:p>275</text:p>
          </table:table-cell>
          <table:table-cell office:value-type="float" office:value="3573">
            <text:p>3573</text:p>
          </table:table-cell>
          <table:table-cell office:value-type="float" office:value="0.14">
            <text:p>0.14</text:p>
          </table:table-cell>
          <table:table-cell office:value-type="float" office:value="2.4">
            <text:p>2.4</text:p>
          </table:table-cell>
          <table:table-cell office:value-type="float" office:value="259.6">
            <text:p>259.6</text:p>
          </table:table-cell>
          <table:table-cell office:value-type="float" office:value="2916.2">
            <text:p>2916.2</text:p>
          </table:table-cell>
          <table:table-cell office:value-type="float" office:value="0.254">
            <text:p>0.254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72">
            <text:p>72</text:p>
          </table:table-cell>
          <table:table-cell office:value-type="float" office:value="235">
            <text:p>235</text:p>
          </table:table-cell>
          <table:table-cell office:value-type="float" office:value="-17.25">
            <text:p>-17.25</text:p>
          </table:table-cell>
          <table:table-cell office:value-type="float" office:value="-9.75">
            <text:p>-9.75</text:p>
          </table:table-cell>
          <table:table-cell office:value-type="float" office:value="-4.25">
            <text:p>-4.25</text:p>
          </table:table-cell>
          <table:table-cell office:value-type="float" office:value="-0.5390625">
            <text:p>-0.5390625</text:p>
          </table:table-cell>
          <table:table-cell office:value-type="float" office:value="-0.135416666666667">
            <text:p>-0.1354166667</text:p>
          </table:table-cell>
          <table:table-cell office:value-type="float" office:value="-0.0180851063829787">
            <text:p>-0.0180851064</text:p>
          </table:table-cell>
          <table:table-cell office:value-type="float" office:value="0">
            <text:p>0</text:p>
          </table:table-cell>
          <table:table-cell office:value-type="float" office:value="0.561983506944445">
            <text:p>0.5619835069</text:p>
          </table:table-cell>
          <table:table-cell office:value-type="float" office:value="0.937343186962426">
            <text:p>0.937343187</text:p>
          </table:table-cell>
          <table:table-cell office:value-type="float" office:value="-0.894969149678505">
            <text:p>-0.8949691497</text:p>
          </table:table-cell>
          <table:table-cell office:value-type="float" office:value="-4.76364985983171">
            <text:p>-4.76364985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date" office:date-value="2020-06-15">
            <text:p>06/15/20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1635">
            <text:p>1635</text:p>
          </table:table-cell>
          <table:table-cell office:value-type="float" office:value="0.43">
            <text:p>0.43</text:p>
          </table:table-cell>
          <table:table-cell office:value-type="float" office:value="2.4">
            <text:p>2.4</text:p>
          </table:table-cell>
          <table:table-cell office:value-type="float" office:value="242.8">
            <text:p>242.8</text:p>
          </table:table-cell>
          <table:table-cell office:value-type="float" office:value="3094">
            <text:p>3094</text:p>
          </table:table-cell>
          <table:table-cell office:value-type="float" office:value="0.194">
            <text:p>0.19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70">
            <text:p>70</text:p>
          </table:table-cell>
          <table:table-cell office:value-type="float" office:value="240">
            <text:p>240</text:p>
          </table:table-cell>
          <table:table-cell office:value-type="float" office:value="-17.25">
            <text:p>-17.25</text:p>
          </table:table-cell>
          <table:table-cell office:value-type="float" office:value="-10">
            <text:p>-10</text:p>
          </table:table-cell>
          <table:table-cell office:value-type="float" office:value="-6.375">
            <text:p>-6.375</text:p>
          </table:table-cell>
          <table:table-cell office:value-type="float" office:value="-0.616071428571429">
            <text:p>-0.6160714286</text:p>
          </table:table-cell>
          <table:table-cell office:value-type="float" office:value="-0.142857142857143">
            <text:p>-0.1428571429</text:p>
          </table:table-cell>
          <table:table-cell office:value-type="float" office:value="-0.0265625">
            <text:p>-0.0265625</text:p>
          </table:table-cell>
          <table:table-cell office:value-type="float" office:value="0">
            <text:p>0</text:p>
          </table:table-cell>
          <table:table-cell office:value-type="float" office:value="0.54">
            <text:p>0.54</text:p>
          </table:table-cell>
          <table:table-cell office:value-type="float" office:value="0.90841416015625">
            <text:p>0.9084141602</text:p>
          </table:table-cell>
          <table:table-cell office:value-type="float" office:value="-0.724065686395253">
            <text:p>-0.7240656864</text:p>
          </table:table-cell>
          <table:table-cell office:value-type="float" office:value="-4.49655610560192">
            <text:p>-4.496556105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date" office:date-value="2020-06-16">
            <text:p>06/16/20</text:p>
          </table:table-cell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1451">
            <text:p>1451</text:p>
          </table:table-cell>
          <table:table-cell office:value-type="float" office:value="0.07">
            <text:p>0.07</text:p>
          </table:table-cell>
          <table:table-cell office:value-type="float" office:value="1.8">
            <text:p>1.8</text:p>
          </table:table-cell>
          <table:table-cell office:value-type="float" office:value="226.2">
            <text:p>226.2</text:p>
          </table:table-cell>
          <table:table-cell office:value-type="float" office:value="3085.8">
            <text:p>3085.8</text:p>
          </table:table-cell>
          <table:table-cell office:value-type="float" office:value="0.138">
            <text:p>0.138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72">
            <text:p>72</text:p>
          </table:table-cell>
          <table:table-cell office:value-type="float" office:value="161">
            <text:p>161</text:p>
          </table:table-cell>
          <table:table-cell office:value-type="float" office:value="-4.625">
            <text:p>-4.625</text:p>
          </table:table-cell>
          <table:table-cell office:value-type="float" office:value="-2.75">
            <text:p>-2.75</text:p>
          </table:table-cell>
          <table:table-cell office:value-type="float" office:value="-8.75">
            <text:p>-8.75</text:p>
          </table:table-cell>
          <table:table-cell office:value-type="float" office:value="-0.132142857142857">
            <text:p>-0.1321428571</text:p>
          </table:table-cell>
          <table:table-cell office:value-type="float" office:value="-0.0381944444444444">
            <text:p>-0.0381944444</text:p>
          </table:table-cell>
          <table:table-cell office:value-type="float" office:value="-0.0543478260869565">
            <text:p>-0.0543478261</text:p>
          </table:table-cell>
          <table:table-cell office:value-type="float" office:value="0.571725">
            <text:p>0.571725</text:p>
          </table:table-cell>
          <table:table-cell office:value-type="float" office:value="0.869178722993827">
            <text:p>0.869178723</text:p>
          </table:table-cell>
          <table:table-cell office:value-type="float" office:value="0.815571833648393">
            <text:p>0.8155718336</text:p>
          </table:table-cell>
          <table:table-cell office:value-type="float" office:value="-4.8906807327331">
            <text:p>-4.8906807327</text:p>
          </table:table-cell>
          <table:table-cell office:value-type="float" office:value="-17.799030486852">
            <text:p>-17.7990304869</text:p>
          </table:table-cell>
          <table:table-cell office:value-type="float" office:value="-12.4041069181477">
            <text:p>-12.404106918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date" office:date-value="2020-06-17">
            <text:p>06/17/20</text:p>
          </table:table-cell>
          <table:table-cell office:value-type="float" office:value="2">
            <text:p>2</text:p>
          </table:table-cell>
          <table:table-cell office:value-type="float" office:value="199">
            <text:p>199</text:p>
          </table:table-cell>
          <table:table-cell office:value-type="float" office:value="5311">
            <text:p>5311</text:p>
          </table:table-cell>
          <table:table-cell office:value-type="float" office:value="0.02">
            <text:p>0.02</text:p>
          </table:table-cell>
          <table:table-cell office:value-type="float" office:value="1.2">
            <text:p>1.2</text:p>
          </table:table-cell>
          <table:table-cell office:value-type="float" office:value="208.4">
            <text:p>208.4</text:p>
          </table:table-cell>
          <table:table-cell office:value-type="float" office:value="3129.8">
            <text:p>3129.8</text:p>
          </table:table-cell>
          <table:table-cell office:value-type="float" office:value="0.12">
            <text:p>0.1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6">
            <text:p>106</text:p>
          </table:table-cell>
          <table:table-cell office:value-type="float" office:value="-3.375">
            <text:p>-3.375</text:p>
          </table:table-cell>
          <table:table-cell office:value-type="float" office:value="-2.875">
            <text:p>-2.875</text:p>
          </table:table-cell>
          <table:table-cell office:value-type="float" office:value="-12.25">
            <text:p>-12.25</text:p>
          </table:table-cell>
          <table:table-cell office:value-type="float" office:value="-0.16875">
            <text:p>-0.16875</text:p>
          </table:table-cell>
          <table:table-cell office:value-type="float" office:value="-0.0522727272727273">
            <text:p>-0.0522727273</text:p>
          </table:table-cell>
          <table:table-cell office:value-type="float" office:value="-0.115566037735849">
            <text:p>-0.1155660377</text:p>
          </table:table-cell>
          <table:table-cell office:value-type="float" office:value="0.4651890625">
            <text:p>0.4651890625</text:p>
          </table:table-cell>
          <table:table-cell office:value-type="float" office:value="0.822401033057851">
            <text:p>0.8224010331</text:p>
          </table:table-cell>
          <table:table-cell office:value-type="float" office:value="0.621695665717337">
            <text:p>0.6216956657</text:p>
          </table:table-cell>
          <table:table-cell office:value-type="float" office:value="-3.75029543815577">
            <text:p>-3.7502954382</text:p>
          </table:table-cell>
          <table:table-cell office:value-type="float" office:value="-12.9105323214817">
            <text:p>-12.9105323215</text:p>
          </table:table-cell>
          <table:table-cell office:value-type="float" office:value="-5.64417954783279">
            <text:p>-5.6441795478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date" office:date-value="2020-06-18">
            <text:p>06/1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3459">
            <text:p>3459</text:p>
          </table:table-cell>
          <table:table-cell office:value-type="float" office:value="0.03">
            <text:p>0.03</text:p>
          </table:table-cell>
          <table:table-cell office:value-type="float" office:value="1.4">
            <text:p>1.4</text:p>
          </table:table-cell>
          <table:table-cell office:value-type="float" office:value="194.4">
            <text:p>194.4</text:p>
          </table:table-cell>
          <table:table-cell office:value-type="float" office:value="3544.6">
            <text:p>3544.6</text:p>
          </table:table-cell>
          <table:table-cell office:value-type="float" office:value="0.06">
            <text:p>0.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9">
            <text:p>49</text:p>
          </table:table-cell>
          <table:table-cell office:value-type="float" office:value="87">
            <text:p>87</text:p>
          </table:table-cell>
          <table:table-cell office:value-type="float" office:value="-15.125">
            <text:p>-15.125</text:p>
          </table:table-cell>
          <table:table-cell office:value-type="float" office:value="-2.25">
            <text:p>-2.25</text:p>
          </table:table-cell>
          <table:table-cell office:value-type="float" office:value="-2.125">
            <text:p>-2.125</text:p>
          </table:table-cell>
          <table:table-cell office:value-type="float" office:value="-0.75625">
            <text:p>-0.75625</text:p>
          </table:table-cell>
          <table:table-cell office:value-type="float" office:value="-0.0459183673469388">
            <text:p>-0.0459183673</text:p>
          </table:table-cell>
          <table:table-cell office:value-type="float" office:value="-0.0244252873563218">
            <text:p>-0.0244252874</text:p>
          </table:table-cell>
          <table:table-cell office:value-type="float" office:value="0">
            <text:p>0</text:p>
          </table:table-cell>
          <table:table-cell office:value-type="float" office:value="0.843418367346939">
            <text:p>0.8434183673</text:p>
          </table:table-cell>
          <table:table-cell office:value-type="float" office:value="0.915680819791254">
            <text:p>0.9156808198</text:p>
          </table:table-cell>
          <table:table-cell office:value-type="float" office:value="-0.491032307407651">
            <text:p>-0.4910323074</text:p>
          </table:table-cell>
          <table:table-cell office:value-type="float" office:value="-14.7459165997534">
            <text:p>-14.7459165998</text:p>
          </table:table-cell>
          <table:table-cell office:value-type="float" office:value="-28.0302590876083">
            <text:p>-28.0302590876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date" office:date-value="2020-06-19">
            <text:p>06/19/20</text:p>
          </table:table-cell>
          <table:table-cell office:value-type="float" office:value="0">
            <text:p>0</text:p>
          </table:table-cell>
          <table:table-cell office:value-type="float" office:value="186">
            <text:p>186</text:p>
          </table:table-cell>
          <table:table-cell office:value-type="float" office:value="3793">
            <text:p>3793</text:p>
          </table:table-cell>
          <table:table-cell office:value-type="float" office:value="0.05">
            <text:p>0.05</text:p>
          </table:table-cell>
          <table:table-cell office:value-type="float" office:value="1">
            <text:p>1</text:p>
          </table:table-cell>
          <table:table-cell office:value-type="float" office:value="189.2">
            <text:p>189.2</text:p>
          </table:table-cell>
          <table:table-cell office:value-type="float" office:value="3899.6">
            <text:p>3899.6</text:p>
          </table:table-cell>
          <table:table-cell office:value-type="float" office:value="0.096">
            <text:p>0.09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14.125">
            <text:p>-14.125</text:p>
          </table:table-cell>
          <table:table-cell office:value-type="float" office:value="-20.125">
            <text:p>-20.125</text:p>
          </table:table-cell>
          <table:table-cell office:value-type="float" office:value="-2.5">
            <text:p>-2.5</text:p>
          </table:table-cell>
          <table:table-cell office:value-type="float" office:value="-0.70625">
            <text:p>-0.70625</text:p>
          </table:table-cell>
          <table:table-cell office:value-type="float" office:value="-0.447222222222222">
            <text:p>-0.4472222222</text:p>
          </table:table-cell>
          <table:table-cell office:value-type="float" office:value="-0.0297619047619048">
            <text:p>-0.0297619048</text:p>
          </table:table-cell>
          <table:table-cell table:number-columns-repeated="2" office:value-type="float" office:value="0">
            <text:p>0</text:p>
          </table:table-cell>
          <table:table-cell office:value-type="float" office:value="0.897569444444445">
            <text:p>0.8975694444</text:p>
          </table:table-cell>
          <table:table-cell office:value-type="float" office:value="-0.565822325194265">
            <text:p>-0.5658223252</text:p>
          </table:table-cell>
          <table:table-cell office:value-type="float" office:value="-1.16927818508489">
            <text:p>-1.1692781851</text:p>
          </table:table-cell>
          <table:table-cell office:value-type="float" office:value="-22.9414264867989">
            <text:p>-22.9414264868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date" office:date-value="2020-06-20">
            <text:p>06/20/20</text:p>
          </table:table-cell>
          <table:table-cell office:value-type="float" office:value="2">
            <text:p>2</text:p>
          </table:table-cell>
          <table:table-cell office:value-type="float" office:value="185">
            <text:p>185</text:p>
          </table:table-cell>
          <table:table-cell office:value-type="float" office:value="3709">
            <text:p>3709</text:p>
          </table:table-cell>
          <table:table-cell office:value-type="float" office:value="0.13">
            <text:p>0.13</text:p>
          </table:table-cell>
          <table:table-cell office:value-type="float" office:value="1">
            <text:p>1</text:p>
          </table:table-cell>
          <table:table-cell office:value-type="float" office:value="186">
            <text:p>186</text:p>
          </table:table-cell>
          <table:table-cell office:value-type="float" office:value="3195.2">
            <text:p>3195.2</text:p>
          </table:table-cell>
          <table:table-cell office:value-type="float" office:value="0.182">
            <text:p>0.182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5.625">
            <text:p>-5.625</text:p>
          </table:table-cell>
          <table:table-cell office:value-type="float" office:value="-9">
            <text:p>-9</text:p>
          </table:table-cell>
          <table:table-cell office:value-type="float" office:value="-0.12">
            <text:p>-0.12</text:p>
          </table:table-cell>
          <table:table-cell office:value-type="float" office:value="-0.1125">
            <text:p>-0.1125</text:p>
          </table:table-cell>
          <table:table-cell office:value-type="float" office:value="-0.109756097560976">
            <text:p>-0.1097560976</text:p>
          </table:table-cell>
          <table:table-cell office:value-type="float" office:value="0.608224">
            <text:p>0.608224</text:p>
          </table:table-cell>
          <table:table-cell office:value-type="float" office:value="0.63105625">
            <text:p>0.63105625</text:p>
          </table:table-cell>
          <table:table-cell office:value-type="float" office:value="0.639464604402142">
            <text:p>0.6394646044</text:p>
          </table:table-cell>
          <table:table-cell office:value-type="float" office:value="-5.42227097958022">
            <text:p>-5.4222709796</text:p>
          </table:table-cell>
          <table:table-cell office:value-type="float" office:value="-5.80784257829561">
            <text:p>-5.8078425783</text:p>
          </table:table-cell>
          <table:table-cell office:value-type="float" office:value="-5.96205347073407">
            <text:p>-5.9620534707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date" office:date-value="2020-06-21">
            <text:p>06/21/20</text:p>
          </table:table-cell>
          <table:table-cell office:value-type="float" office:value="0">
            <text:p>0</text:p>
          </table:table-cell>
          <table:table-cell office:value-type="float" office:value="184">
            <text:p>184</text:p>
          </table:table-cell>
          <table:table-cell office:value-type="float" office:value="3226">
            <text:p>3226</text:p>
          </table:table-cell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office:value-type="float" office:value="184.2">
            <text:p>184.2</text:p>
          </table:table-cell>
          <table:table-cell office:value-type="float" office:value="2652.6">
            <text:p>2652.6</text:p>
          </table:table-cell>
          <table:table-cell office:value-type="float" office:value="0.31">
            <text:p>0.31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3.375">
            <text:p>-3.375</text:p>
          </table:table-cell>
          <table:table-cell office:value-type="float" office:value="-4">
            <text:p>-4</text:p>
          </table:table-cell>
          <table:table-cell office:value-type="float" office:value="-6.375">
            <text:p>-6.375</text:p>
          </table:table-cell>
          <table:table-cell office:value-type="float" office:value="-0.16875">
            <text:p>-0.16875</text:p>
          </table:table-cell>
          <table:table-cell office:value-type="float" office:value="-0.0888888888888889">
            <text:p>-0.0888888889</text:p>
          </table:table-cell>
          <table:table-cell office:value-type="float" office:value="-0.0758928571428571">
            <text:p>-0.0758928571</text:p>
          </table:table-cell>
          <table:table-cell office:value-type="float" office:value="0.4651890625">
            <text:p>0.4651890625</text:p>
          </table:table-cell>
          <table:table-cell office:value-type="float" office:value="0.704375308641975">
            <text:p>0.7043753086</text:p>
          </table:table-cell>
          <table:table-cell office:value-type="float" office:value="0.7456640625">
            <text:p>0.7456640625</text:p>
          </table:table-cell>
          <table:table-cell office:value-type="float" office:value="-3.75029543815577">
            <text:p>-3.7502954382</text:p>
          </table:table-cell>
          <table:table-cell office:value-type="float" office:value="-7.4459558537877">
            <text:p>-7.4459558538</text:p>
          </table:table-cell>
          <table:table-cell office:value-type="float" office:value="-8.782101303727">
            <text:p>-8.7821013037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date" office:date-value="2020-06-22">
            <text:p>06/22/20</text:p>
          </table:table-cell>
          <table:table-cell office:value-type="float" office:value="2">
            <text:p>2</text:p>
          </table:table-cell>
          <table:table-cell office:value-type="float" office:value="183">
            <text:p>183</text:p>
          </table:table-cell>
          <table:table-cell office:value-type="float" office:value="1789">
            <text:p>1789</text:p>
          </table:table-cell>
          <table:table-cell office:value-type="float" office:value="0.45">
            <text:p>0.45</text:p>
          </table:table-cell>
          <table:table-cell office:value-type="float" office:value="1.6">
            <text:p>1.6</text:p>
          </table:table-cell>
          <table:table-cell office:value-type="float" office:value="183.4">
            <text:p>183.4</text:p>
          </table:table-cell>
          <table:table-cell office:value-type="float" office:value="2405.8">
            <text:p>2405.8</text:p>
          </table:table-cell>
          <table:table-cell office:value-type="float" office:value="0.354">
            <text:p>0.354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82">
            <text:p>82</text:p>
          </table:table-cell>
          <table:table-cell office:value-type="float" office:value="-2.625">
            <text:p>-2.625</text:p>
          </table:table-cell>
          <table:table-cell office:value-type="float" office:value="-3.75">
            <text:p>-3.75</text:p>
          </table:table-cell>
          <table:table-cell office:value-type="float" office:value="-1.875">
            <text:p>-1.875</text:p>
          </table:table-cell>
          <table:table-cell office:value-type="float" office:value="-0.13125">
            <text:p>-0.13125</text:p>
          </table:table-cell>
          <table:table-cell office:value-type="float" office:value="-0.0892857142857143">
            <text:p>-0.0892857143</text:p>
          </table:table-cell>
          <table:table-cell office:value-type="float" office:value="-0.0228658536585366">
            <text:p>-0.0228658537</text:p>
          </table:table-cell>
          <table:table-cell office:value-type="float" office:value="0.5743890625">
            <text:p>0.5743890625</text:p>
          </table:table-cell>
          <table:table-cell office:value-type="float" office:value="0.703125">
            <text:p>0.703125</text:p>
          </table:table-cell>
          <table:table-cell office:value-type="float" office:value="0.920994292831648">
            <text:p>0.9209942928</text:p>
          </table:table-cell>
          <table:table-cell office:value-type="float" office:value="-4.92642332174705">
            <text:p>-4.9264233217</text:p>
          </table:table-cell>
          <table:table-cell office:value-type="float" office:value="-7.4112733424489">
            <text:p>-7.4112733424</text:p>
          </table:table-cell>
          <table:table-cell office:value-type="float" office:value="-29.965726999992">
            <text:p>-29.965727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date" office:date-value="2020-06-23">
            <text:p>06/23/20</text:p>
          </table:table-cell>
          <table:table-cell office:value-type="float" office:value="1">
            <text:p>1</text:p>
          </table:table-cell>
          <table:table-cell office:value-type="float" office:value="183">
            <text:p>183</text:p>
          </table:table-cell>
          <table:table-cell office:value-type="float" office:value="746">
            <text:p>746</text:p>
          </table:table-cell>
          <table:table-cell office:value-type="float" office:value="0.67">
            <text:p>0.67</text:p>
          </table:table-cell>
          <table:table-cell office:value-type="float" office:value="1.4">
            <text:p>1.4</text:p>
          </table:table-cell>
          <table:table-cell office:value-type="float" office:value="182.2">
            <text:p>182.2</text:p>
          </table:table-cell>
          <table:table-cell office:value-type="float" office:value="2405.8">
            <text:p>2405.8</text:p>
          </table:table-cell>
          <table:table-cell office:value-type="float" office:value="0.376">
            <text:p>0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7">
            <text:p>77</text:p>
          </table:table-cell>
          <table:table-cell office:value-type="float" office:value="-2.375">
            <text:p>-2.375</text:p>
          </table:table-cell>
          <table:table-cell office:value-type="float" office:value="0.375">
            <text:p>0.375</text:p>
          </table:table-cell>
          <table:table-cell office:value-type="float" office:value="-1.25">
            <text:p>-1.25</text:p>
          </table:table-cell>
          <table:table-cell office:value-type="float" office:value="-0.11875">
            <text:p>-0.11875</text:p>
          </table:table-cell>
          <table:table-cell office:value-type="float" office:value="0.00986842105263158">
            <text:p>0.0098684211</text:p>
          </table:table-cell>
          <table:table-cell office:value-type="float" office:value="-0.0162337662337662">
            <text:p>-0.0162337662</text:p>
          </table:table-cell>
          <table:table-cell office:value-type="float" office:value="0.6120140625">
            <text:p>0.6120140625</text:p>
          </table:table-cell>
          <table:table-cell office:value-type="float" office:value="1.03473034972299">
            <text:p>1.0347303497</text:p>
          </table:table-cell>
          <table:table-cell office:value-type="float" office:value="0.943698347107438">
            <text:p>0.9436983471</text:p>
          </table:table-cell>
          <table:table-cell office:value-type="float" office:value="-5.48315528808548">
            <text:p>-5.483155288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date" office:date-value="2020-06-24">
            <text:p>06/24/20</text:p>
          </table:table-cell>
          <table:table-cell office:value-type="float" office:value="3">
            <text:p>3</text:p>
          </table:table-cell>
          <table:table-cell office:value-type="float" office:value="182">
            <text:p>182</text:p>
          </table:table-cell>
          <table:table-cell office:value-type="float" office:value="2559">
            <text:p>2559</text:p>
          </table:table-cell>
          <table:table-cell office:value-type="float" office:value="0.27">
            <text:p>0.27</text:p>
          </table:table-cell>
          <table:table-cell office:value-type="float" office:value="1.6">
            <text:p>1.6</text:p>
          </table:table-cell>
          <table:table-cell office:value-type="float" office:value="180.2">
            <text:p>180.2</text:p>
          </table:table-cell>
          <table:table-cell office:value-type="float" office:value="2146">
            <text:p>2146</text:p>
          </table:table-cell>
          <table:table-cell office:value-type="float" office:value="0.368">
            <text:p>0.3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3.375">
            <text:p>-3.375</text:p>
          </table:table-cell>
          <table:table-cell office:value-type="float" office:value="-1.625">
            <text:p>-1.625</text:p>
          </table:table-cell>
          <table:table-cell office:value-type="float" office:value="-3.375">
            <text:p>-3.375</text:p>
          </table:table-cell>
          <table:table-cell office:value-type="float" office:value="-0.16875">
            <text:p>-0.16875</text:p>
          </table:table-cell>
          <table:table-cell office:value-type="float" office:value="-0.0427631578947368">
            <text:p>-0.0427631579</text:p>
          </table:table-cell>
          <table:table-cell office:value-type="float" office:value="-0.0456081081081081">
            <text:p>-0.0456081081</text:p>
          </table:table-cell>
          <table:table-cell office:value-type="float" office:value="0.4651890625">
            <text:p>0.4651890625</text:p>
          </table:table-cell>
          <table:table-cell office:value-type="float" office:value="0.853913175207756">
            <text:p>0.8539131752</text:p>
          </table:table-cell>
          <table:table-cell office:value-type="float" office:value="0.844448616691015">
            <text:p>0.8444486167</text:p>
          </table:table-cell>
          <table:table-cell office:value-type="float" office:value="-3.75029543815577">
            <text:p>-3.7502954382</text:p>
          </table:table-cell>
          <table:table-cell office:value-type="float" office:value="-15.8598822452927">
            <text:p>-15.8598822453</text:p>
          </table:table-cell>
          <table:table-cell office:value-type="float" office:value="-14.8486238496313">
            <text:p>-14.8486238496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date" office:date-value="2020-06-25">
            <text:p>06/25/20</text:p>
          </table:table-cell>
          <table:table-cell office:value-type="float" office:value="1">
            <text:p>1</text:p>
          </table:table-cell>
          <table:table-cell office:value-type="float" office:value="179">
            <text:p>179</text:p>
          </table:table-cell>
          <table:table-cell office:value-type="float" office:value="3709">
            <text:p>3709</text:p>
          </table:table-cell>
          <table:table-cell office:value-type="float" office:value="0.24">
            <text:p>0.24</text:p>
          </table:table-cell>
          <table:table-cell office:value-type="float" office:value="1.2">
            <text:p>1.2</text:p>
          </table:table-cell>
          <table:table-cell office:value-type="float" office:value="178">
            <text:p>178</text:p>
          </table:table-cell>
          <table:table-cell office:value-type="float" office:value="2429.6">
            <text:p>2429.6</text:p>
          </table:table-cell>
          <table:table-cell office:value-type="float" office:value="0.346">
            <text:p>0.346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-2.625">
            <text:p>-2.625</text:p>
          </table:table-cell>
          <table:table-cell office:value-type="float" office:value="0">
            <text:p>0</text:p>
          </table:table-cell>
          <table:table-cell office:value-type="float" office:value="-3.25">
            <text:p>-3.25</text:p>
          </table:table-cell>
          <table:table-cell office:value-type="float" office:value="-0.13125">
            <text:p>-0.13125</text:p>
          </table:table-cell>
          <table:table-cell office:value-type="float" office:value="0">
            <text:p>0</text:p>
          </table:table-cell>
          <table:table-cell office:value-type="float" office:value="-0.0590909090909091">
            <text:p>-0.0590909091</text:p>
          </table:table-cell>
          <table:table-cell office:value-type="float" office:value="0.5743890625">
            <text:p>0.5743890625</text:p>
          </table:table-cell>
          <table:table-cell office:value-type="float" office:value="1">
            <text:p>1</text:p>
          </table:table-cell>
          <table:table-cell office:value-type="float" office:value="0.800025619834711">
            <text:p>0.8000256198</text:p>
          </table:table-cell>
          <table:table-cell office:value-type="float" office:value="-4.92642332174705">
            <text:p>-4.9264233217</text:p>
          </table:table-cell>
          <table:table-cell office:value-type="float" office:value="0">
            <text:p>0</text:p>
          </table:table-cell>
          <table:table-cell office:value-type="float" office:value="-11.3800914553277">
            <text:p>-11.3800914553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date" office:date-value="2020-06-26">
            <text:p>06/26/20</text:p>
          </table:table-cell>
          <table:table-cell office:value-type="float" office:value="1">
            <text:p>1</text:p>
          </table:table-cell>
          <table:table-cell office:value-type="float" office:value="174">
            <text:p>174</text:p>
          </table:table-cell>
          <table:table-cell office:value-type="float" office:value="1927">
            <text:p>1927</text:p>
          </table:table-cell>
          <table:table-cell office:value-type="float" office:value="0.21">
            <text:p>0.21</text:p>
          </table:table-cell>
          <table:table-cell office:value-type="float" office:value="1.6">
            <text:p>1.6</text:p>
          </table:table-cell>
          <table:table-cell office:value-type="float" office:value="175.4">
            <text:p>175.4</text:p>
          </table:table-cell>
          <table:table-cell office:value-type="float" office:value="2466.6">
            <text:p>2466.6</text:p>
          </table:table-cell>
          <table:table-cell office:value-type="float" office:value="0.298">
            <text:p>0.2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74">
            <text:p>74</text:p>
          </table:table-cell>
          <table:table-cell office:value-type="float" office:value="-2.375">
            <text:p>-2.375</text:p>
          </table:table-cell>
          <table:table-cell office:value-type="float" office:value="5.625">
            <text:p>5.625</text:p>
          </table:table-cell>
          <table:table-cell office:value-type="float" office:value="5.875">
            <text:p>5.875</text:p>
          </table:table-cell>
          <table:table-cell office:value-type="float" office:value="-0.11875">
            <text:p>-0.11875</text:p>
          </table:table-cell>
          <table:table-cell office:value-type="float" office:value="0.140625">
            <text:p>0.140625</text:p>
          </table:table-cell>
          <table:table-cell office:value-type="float" office:value="0.0793918918918919">
            <text:p>0.0793918919</text:p>
          </table:table-cell>
          <table:table-cell office:value-type="float" office:value="0.6120140625">
            <text:p>0.6120140625</text:p>
          </table:table-cell>
          <table:table-cell office:value-type="float" office:value="1.530947265625">
            <text:p>1.5309472656</text:p>
          </table:table-cell>
          <table:table-cell office:value-type="float" office:value="1.29022564371804">
            <text:p>1.2902256437</text:p>
          </table:table-cell>
          <table:table-cell office:value-type="float" office:value="-5.48315528808548">
            <text:p>-5.4831552881</text:p>
          </table:table-cell>
          <table:table-cell office:value-type="float" office:value="5.26802225117811">
            <text:p>5.2680222512</text:p>
          </table:table-cell>
          <table:table-cell office:value-type="float" office:value="9.07286602098185">
            <text:p>9.072866021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date" office:date-value="2020-06-27">
            <text:p>06/27/20</text:p>
          </table:table-cell>
          <table:table-cell office:value-type="float" office:value="0">
            <text:p>0</text:p>
          </table:table-cell>
          <table:table-cell office:value-type="float" office:value="172">
            <text:p>172</text:p>
          </table:table-cell>
          <table:table-cell office:value-type="float" office:value="3207">
            <text:p>3207</text:p>
          </table:table-cell>
          <table:table-cell office:value-type="float" office:value="0.34">
            <text:p>0.34</text:p>
          </table:table-cell>
          <table:table-cell office:value-type="float" office:value="1.8">
            <text:p>1.8</text:p>
          </table:table-cell>
          <table:table-cell office:value-type="float" office:value="172.8">
            <text:p>172.8</text:p>
          </table:table-cell>
          <table:table-cell office:value-type="float" office:value="2491.8">
            <text:p>2491.8</text:p>
          </table:table-cell>
          <table:table-cell office:value-type="float" office:value="0.266">
            <text:p>0.26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2.5">
            <text:p>-2.5</text:p>
          </table:table-cell>
          <table:table-cell office:value-type="float" office:value="0.875">
            <text:p>0.875</text:p>
          </table:table-cell>
          <table:table-cell office:value-type="float" office:value="5">
            <text:p>5</text:p>
          </table:table-cell>
          <table:table-cell office:value-type="float" office:value="-0.1">
            <text:p>-0.1</text:p>
          </table:table-cell>
          <table:table-cell office:value-type="float" office:value="0.0230263157894737">
            <text:p>0.0230263158</text:p>
          </table:table-cell>
          <table:table-cell office:value-type="float" office:value="0.0675675675675676">
            <text:p>0.0675675676</text:p>
          </table:table-cell>
          <table:table-cell office:value-type="float" office:value="0.6696">
            <text:p>0.6696</text:p>
          </table:table-cell>
          <table:table-cell office:value-type="float" office:value="1.08163131925208">
            <text:p>1.0816313193</text:p>
          </table:table-cell>
          <table:table-cell office:value-type="float" office:value="1.245434623813">
            <text:p>1.2454346238</text:p>
          </table:table-cell>
          <table:table-cell office:value-type="float" office:value="-6.57881347896059">
            <text:p>-6.578813479</text:p>
          </table:table-cell>
          <table:table-cell office:value-type="float" office:value="30.44765047296">
            <text:p>30.447650473</text:p>
          </table:table-cell>
          <table:table-cell office:value-type="float" office:value="10.6013754753506">
            <text:p>10.6013754754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date" office:date-value="2020-06-28">
            <text:p>06/28/20</text:p>
          </table:table-cell>
          <table:table-cell office:value-type="float" office:value="3">
            <text:p>3</text:p>
          </table:table-cell>
          <table:table-cell office:value-type="float" office:value="170">
            <text:p>170</text:p>
          </table:table-cell>
          <table:table-cell office:value-type="float" office:value="931">
            <text:p>931</text:p>
          </table:table-cell>
          <table:table-cell office:value-type="float" office:value="0.43">
            <text:p>0.43</text:p>
          </table:table-cell>
          <table:table-cell office:value-type="float" office:value="1.6">
            <text:p>1.6</text:p>
          </table:table-cell>
          <table:table-cell office:value-type="float" office:value="170.8">
            <text:p>170.8</text:p>
          </table:table-cell>
          <table:table-cell office:value-type="float" office:value="1963.2">
            <text:p>1963.2</text:p>
          </table:table-cell>
          <table:table-cell office:value-type="float" office:value="0.406">
            <text:p>0.406</text:p>
          </table:table-cell>
          <table:table-cell table:number-columns-repeated="3"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-1.875">
            <text:p>-1.875</text:p>
          </table:table-cell>
          <table:table-cell office:value-type="float" office:value="-2">
            <text:p>-2</text:p>
          </table:table-cell>
          <table:table-cell office:value-type="float" office:value="13.5">
            <text:p>13.5</text:p>
          </table:table-cell>
          <table:table-cell office:value-type="float" office:value="-0.0852272727272727">
            <text:p>-0.0852272727</text:p>
          </table:table-cell>
          <table:table-cell office:value-type="float" office:value="-0.0571428571428571">
            <text:p>-0.0571428571</text:p>
          </table:table-cell>
          <table:table-cell office:value-type="float" office:value="0.195652173913043">
            <text:p>0.1956521739</text:p>
          </table:table-cell>
          <table:table-cell office:value-type="float" office:value="0.715941373966942">
            <text:p>0.715941374</text:p>
          </table:table-cell>
          <table:table-cell office:value-type="float" office:value="0.8064">
            <text:p>0.8064</text:p>
          </table:table-cell>
          <table:table-cell office:value-type="float" office:value="1.75981096408318">
            <text:p>1.7598109641</text:p>
          </table:table-cell>
          <table:table-cell office:value-type="float" office:value="-7.78120856746017">
            <text:p>-7.7812085675</text:p>
          </table:table-cell>
          <table:table-cell office:value-type="float" office:value="-11.7801035050652">
            <text:p>-11.7801035051</text:p>
          </table:table-cell>
          <table:table-cell office:value-type="float" office:value="3.87900969280347">
            <text:p>3.8790096928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date" office:date-value="2020-06-29">
            <text:p>06/29/20</text:p>
          </table:table-cell>
          <table:table-cell office:value-type="float" office:value="4">
            <text:p>4</text:p>
          </table:table-cell>
          <table:table-cell office:value-type="float" office:value="169">
            <text:p>169</text:p>
          </table:table-cell>
          <table:table-cell office:value-type="float" office:value="2685">
            <text:p>2685</text:p>
          </table:table-cell>
          <table:table-cell office:value-type="float" office:value="0.11">
            <text:p>0.11</text:p>
          </table:table-cell>
          <table:table-cell office:value-type="float" office:value="1.6">
            <text:p>1.6</text:p>
          </table:table-cell>
          <table:table-cell office:value-type="float" office:value="167.4">
            <text:p>167.4</text:p>
          </table:table-cell>
          <table:table-cell office:value-type="float" office:value="2138.8">
            <text:p>2138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42">
            <text:p>42</text:p>
          </table:table-cell>
          <table:table-cell office:value-type="float" office:value="91">
            <text:p>91</text:p>
          </table:table-cell>
          <table:table-cell office:value-type="float" office:value="-2.125">
            <text:p>-2.125</text:p>
          </table:table-cell>
          <table:table-cell office:value-type="float" office:value="0.25">
            <text:p>0.25</text:p>
          </table:table-cell>
          <table:table-cell office:value-type="float" office:value="14">
            <text:p>14</text:p>
          </table:table-cell>
          <table:table-cell office:value-type="float" office:value="-0.118055555555556">
            <text:p>-0.1180555556</text:p>
          </table:table-cell>
          <table:table-cell office:value-type="float" office:value="0.00595238095238095">
            <text:p>0.005952381</text:p>
          </table:table-cell>
          <table:table-cell office:value-type="float" office:value="0.153846153846154">
            <text:p>0.1538461538</text:p>
          </table:table-cell>
          <table:table-cell office:value-type="float" office:value="0.614122299382716">
            <text:p>0.6141222994</text:p>
          </table:table-cell>
          <table:table-cell office:value-type="float" office:value="1.02090277777778">
            <text:p>1.0209027778</text:p>
          </table:table-cell>
          <table:table-cell office:value-type="float" office:value="1.58485207100592">
            <text:p>1.584852071</text:p>
          </table:table-cell>
          <table:table-cell office:value-type="float" office:value="-5.51753621604541">
            <text:p>-5.517536216</text:p>
          </table:table-cell>
          <table:table-cell office:value-type="float" office:value="0">
            <text:p>0</text:p>
          </table:table-cell>
          <table:table-cell office:value-type="float" office:value="4.84376725479299">
            <text:p>4.8437672548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date" office:date-value="2020-06-30">
            <text:p>06/30/20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1066">
            <text:p>1066</text:p>
          </table:table-cell>
          <table:table-cell office:value-type="float" office:value="0.94">
            <text:p>0.94</text:p>
          </table:table-cell>
          <table:table-cell office:value-type="float" office:value="1.8">
            <text:p>1.8</text:p>
          </table:table-cell>
          <table:table-cell office:value-type="float" office:value="163">
            <text:p>163</text:p>
          </table:table-cell>
          <table:table-cell office:value-type="float" office:value="1885.4">
            <text:p>1885.4</text:p>
          </table:table-cell>
          <table:table-cell office:value-type="float" office:value="0.402">
            <text:p>0.402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105">
            <text:p>105</text:p>
          </table:table-cell>
          <table:table-cell office:value-type="float" office:value="-0.5">
            <text:p>-0.5</text:p>
          </table:table-cell>
          <table:table-cell office:value-type="float" office:value="4.5">
            <text:p>4.5</text:p>
          </table:table-cell>
          <table:table-cell office:value-type="float" office:value="9">
            <text:p>9</text:p>
          </table:table-cell>
          <table:table-cell office:value-type="float" office:value="-0.1">
            <text:p>-0.1</text:p>
          </table:table-cell>
          <table:table-cell office:value-type="float" office:value="0.09375">
            <text:p>0.09375</text:p>
          </table:table-cell>
          <table:table-cell office:value-type="float" office:value="0.0857142857142857">
            <text:p>0.0857142857</text:p>
          </table:table-cell>
          <table:table-cell office:value-type="float" office:value="0.6696">
            <text:p>0.6696</text:p>
          </table:table-cell>
          <table:table-cell office:value-type="float" office:value="1.3453515625">
            <text:p>1.3453515625</text:p>
          </table:table-cell>
          <table:table-cell office:value-type="float" office:value="1.3144">
            <text:p>1.3144</text:p>
          </table:table-cell>
          <table:table-cell office:value-type="float" office:value="-6.57881347896059">
            <text:p>-6.578813479</text:p>
          </table:table-cell>
          <table:table-cell office:value-type="float" office:value="7.73496800763617">
            <text:p>7.7349680076</text:p>
          </table:table-cell>
          <table:table-cell office:value-type="float" office:value="8.42854097334081">
            <text:p>8.4285409733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date" office:date-value="2020-07-01">
            <text:p>07/01/20</text:p>
          </table:table-cell>
          <table:table-cell office:value-type="float" office:value="1">
            <text:p>1</text:p>
          </table:table-cell>
          <table:table-cell office:value-type="float" office:value="157">
            <text:p>157</text:p>
          </table:table-cell>
          <table:table-cell office:value-type="float" office:value="2805">
            <text:p>2805</text:p>
          </table:table-cell>
          <table:table-cell office:value-type="float" office:value="0.07">
            <text:p>0.07</text:p>
          </table:table-cell>
          <table:table-cell office:value-type="float" office:value="1.4">
            <text:p>1.4</text:p>
          </table:table-cell>
          <table:table-cell office:value-type="float" office:value="157">
            <text:p>157</text:p>
          </table:table-cell>
          <table:table-cell office:value-type="float" office:value="2086.8">
            <text:p>2086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105">
            <text:p>105</text:p>
          </table:table-cell>
          <table:table-cell office:value-type="float" office:value="1.125">
            <text:p>1.125</text:p>
          </table:table-cell>
          <table:table-cell office:value-type="float" office:value="3">
            <text:p>3</text:p>
          </table:table-cell>
          <table:table-cell office:value-type="float" office:value="10.375">
            <text:p>10.375</text:p>
          </table:table-cell>
          <table:table-cell office:value-type="float" office:value="0.5625">
            <text:p>0.5625</text:p>
          </table:table-cell>
          <table:table-cell office:value-type="float" office:value="0.0666666666666667">
            <text:p>0.0666666667</text:p>
          </table:table-cell>
          <table:table-cell office:value-type="float" office:value="0.0988095238095238">
            <text:p>0.0988095238</text:p>
          </table:table-cell>
          <table:table-cell office:value-type="float" office:value="3.58890625">
            <text:p>3.58890625</text:p>
          </table:table-cell>
          <table:table-cell office:value-type="float" office:value="1.24204444444444">
            <text:p>1.2420444444</text:p>
          </table:table-cell>
          <table:table-cell office:value-type="float" office:value="1.36496944444444">
            <text:p>1.3649694444</text:p>
          </table:table-cell>
          <table:table-cell office:value-type="float" office:value="1.55314185975269">
            <text:p>1.5531418598</text:p>
          </table:table-cell>
          <table:table-cell office:value-type="float" office:value="10.7400536662813">
            <text:p>10.7400536663</text:p>
          </table:table-cell>
          <table:table-cell office:value-type="float" office:value="7.35611512489127">
            <text:p>7.3561151249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date" office:date-value="2020-07-02">
            <text:p>07/02/2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1940">
            <text:p>1940</text:p>
          </table:table-cell>
          <table:table-cell office:value-type="float" office:value="0.46">
            <text:p>0.46</text:p>
          </table:table-cell>
          <table:table-cell office:value-type="float" office:value="0.8">
            <text:p>0.8</text:p>
          </table:table-cell>
          <table:table-cell office:value-type="float" office:value="152">
            <text:p>152</text:p>
          </table:table-cell>
          <table:table-cell office:value-type="float" office:value="1925.8">
            <text:p>1925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63">
            <text:p>163</text:p>
          </table:table-cell>
          <table:table-cell office:value-type="float" office:value="1.875">
            <text:p>1.875</text:p>
          </table:table-cell>
          <table:table-cell office:value-type="float" office:value="4.875">
            <text:p>4.875</text:p>
          </table:table-cell>
          <table:table-cell office:value-type="float" office:value="10.25">
            <text:p>10.25</text:p>
          </table:table-cell>
          <table:table-cell office:value-type="float" office:value="0">
            <text:p>0</text:p>
          </table:table-cell>
          <table:table-cell office:value-type="float" office:value="0.108333333333333">
            <text:p>0.1083333333</text:p>
          </table:table-cell>
          <table:table-cell office:value-type="float" office:value="0.0628834355828221">
            <text:p>0.0628834356</text:p>
          </table:table-cell>
          <table:table-cell office:value-type="float" office:value="1">
            <text:p>1</text:p>
          </table:table-cell>
          <table:table-cell office:value-type="float" office:value="1.40216944444444">
            <text:p>1.4021694444</text:p>
          </table:table-cell>
          <table:table-cell office:value-type="float" office:value="1.22784250442245">
            <text:p>1.2278425044</text:p>
          </table:table-cell>
          <table:table-cell office:value-type="float" office:value="0">
            <text:p>0</text:p>
          </table:table-cell>
          <table:table-cell office:value-type="float" office:value="6.73891502877301">
            <text:p>6.7389150288</text:p>
          </table:table-cell>
          <table:table-cell office:value-type="float" office:value="11.3657819254111">
            <text:p>11.3657819254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date" office:date-value="2020-07-03">
            <text:p>07/03/20</text:p>
          </table:table-cell>
          <table:table-cell office:value-type="float" office:value="1">
            <text:p>1</text:p>
          </table:table-cell>
          <table:table-cell office:value-type="float" office:value="140">
            <text:p>140</text:p>
          </table:table-cell>
          <table:table-cell office:value-type="float" office:value="1938">
            <text:p>1938</text:p>
          </table:table-cell>
          <table:table-cell office:value-type="float" office:value="0.31">
            <text:p>0.31</text:p>
          </table:table-cell>
          <table:table-cell office:value-type="float" office:value="0.8">
            <text:p>0.8</text:p>
          </table:table-cell>
          <table:table-cell office:value-type="float" office:value="147">
            <text:p>147</text:p>
          </table:table-cell>
          <table:table-cell office:value-type="float" office:value="2129">
            <text:p>2129</text:p>
          </table:table-cell>
          <table:table-cell office:value-type="float" office:value="0.276">
            <text:p>0.27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office:value-type="float" office:value="167">
            <text:p>167</text:p>
          </table:table-cell>
          <table:table-cell office:value-type="float" office:value="3.75">
            <text:p>3.75</text:p>
          </table:table-cell>
          <table:table-cell office:value-type="float" office:value="5.75">
            <text:p>5.75</text:p>
          </table:table-cell>
          <table:table-cell office:value-type="float" office:value="-1.375">
            <text:p>-1.375</text:p>
          </table:table-cell>
          <table:table-cell office:value-type="float" office:value="0.75">
            <text:p>0.75</text:p>
          </table:table-cell>
          <table:table-cell office:value-type="float" office:value="0.110576923076923">
            <text:p>0.1105769231</text:p>
          </table:table-cell>
          <table:table-cell office:value-type="float" office:value="-0.00823353293413174">
            <text:p>-0.0082335329</text:p>
          </table:table-cell>
          <table:table-cell office:value-type="float" office:value="4.7275">
            <text:p>4.7275</text:p>
          </table:table-cell>
          <table:table-cell office:value-type="float" office:value="1.41098465236686">
            <text:p>1.4109846524</text:p>
          </table:table-cell>
          <table:table-cell office:value-type="float" office:value="0.971315505217111">
            <text:p>0.9713155052</text:p>
          </table:table-cell>
          <table:table-cell office:value-type="float" office:value="1.23861262584667">
            <text:p>1.2386126258</text:p>
          </table:table-cell>
          <table:table-cell office:value-type="float" office:value="6.60897807455499">
            <text:p>6.60897807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date" office:date-value="2020-07-04">
            <text:p>07/04/20</text:p>
          </table:table-cell>
          <table:table-cell office:value-type="float" office:value="1">
            <text:p>1</text:p>
          </table:table-cell>
          <table:table-cell office:value-type="float" office:value="144">
            <text:p>144</text:p>
          </table:table-cell>
          <table:table-cell office:value-type="float" office:value="1880">
            <text:p>1880</text:p>
          </table:table-cell>
          <table:table-cell office:value-type="float" office:value="0.11">
            <text:p>0.11</text:p>
          </table:table-cell>
          <table:table-cell office:value-type="float" office:value="0.6">
            <text:p>0.6</text:p>
          </table:table-cell>
          <table:table-cell office:value-type="float" office:value="144">
            <text:p>144</text:p>
          </table:table-cell>
          <table:table-cell office:value-type="float" office:value="1666.6">
            <text:p>1666.6</text:p>
          </table:table-cell>
          <table:table-cell office:value-type="float" office:value="0.506">
            <text:p>0.5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office:value-type="float" office:value="144">
            <text:p>144</text:p>
          </table:table-cell>
          <table:table-cell office:value-type="float" office:value="1.25">
            <text:p>1.25</text:p>
          </table:table-cell>
          <table:table-cell office:value-type="float" office:value="4.125">
            <text:p>4.125</text:p>
          </table:table-cell>
          <table:table-cell office:value-type="float" office:value="2.75">
            <text:p>2.75</text:p>
          </table:table-cell>
          <table:table-cell office:value-type="float" office:value="0.0833333333333333">
            <text:p>0.0833333333</text:p>
          </table:table-cell>
          <table:table-cell office:value-type="float" office:value="0.0711206896551724">
            <text:p>0.0711206897</text:p>
          </table:table-cell>
          <table:table-cell office:value-type="float" office:value="0.0190972222222222">
            <text:p>0.0190972222</text:p>
          </table:table-cell>
          <table:table-cell office:value-type="float" office:value="1.30527777777778">
            <text:p>1.3052777778</text:p>
          </table:table-cell>
          <table:table-cell office:value-type="float" office:value="1.25883639268728">
            <text:p>1.2588363927</text:p>
          </table:table-cell>
          <table:table-cell office:value-type="float" office:value="1.06755509741512">
            <text:p>1.0675550974</text:p>
          </table:table-cell>
          <table:table-cell office:value-type="float" office:value="8.65971680252282">
            <text:p>8.6597168025</text:p>
          </table:table-cell>
          <table:table-cell office:value-type="float" office:value="10.0886747665507">
            <text:p>10.08867476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date" office:date-value="2020-07-05">
            <text:p>07/05/20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2082">
            <text:p>2082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140.4">
            <text:p>140.4</text:p>
          </table:table-cell>
          <table:table-cell office:value-type="float" office:value="1458.6">
            <text:p>1458.6</text:p>
          </table:table-cell>
          <table:table-cell office:value-type="float" office:value="0.77">
            <text:p>0.7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63">
            <text:p>63</text:p>
          </table:table-cell>
          <table:table-cell office:value-type="float" office:value="200">
            <text:p>200</text:p>
          </table:table-cell>
          <table:table-cell office:value-type="float" office:value="2.75">
            <text:p>2.75</text:p>
          </table:table-cell>
          <table:table-cell office:value-type="float" office:value="1.5">
            <text:p>1.5</text:p>
          </table:table-cell>
          <table:table-cell office:value-type="float" office:value="2.875">
            <text:p>2.875</text:p>
          </table:table-cell>
          <table:table-cell office:value-type="float" office:value="0.229166666666667">
            <text:p>0.2291666667</text:p>
          </table:table-cell>
          <table:table-cell office:value-type="float" office:value="0.0238095238095238">
            <text:p>0.0238095238</text:p>
          </table:table-cell>
          <table:table-cell office:value-type="float" office:value="0.014375">
            <text:p>0.014375</text:p>
          </table:table-cell>
          <table:table-cell office:value-type="float" office:value="1.90501736111111">
            <text:p>1.9050173611</text:p>
          </table:table-cell>
          <table:table-cell office:value-type="float" office:value="1.08444444444444">
            <text:p>1.0844444444</text:p>
          </table:table-cell>
          <table:table-cell office:value-type="float" office:value="1.050717515625">
            <text:p>1.0507175156</text:p>
          </table:table-cell>
          <table:table-cell office:value-type="float" office:value="3.35930582151355">
            <text:p>3.3593058215</text:p>
          </table:table-cell>
          <table:table-cell office:value-type="float" office:value="29.4573960115121">
            <text:p>29.45739601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date" office:date-value="2020-07-06">
            <text:p>07/06/20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493">
            <text:p>493</text:p>
          </table:table-cell>
          <table:table-cell office:value-type="float" office:value="1.22">
            <text:p>1.22</text:p>
          </table:table-cell>
          <table:table-cell office:value-type="float" office:value="0.2">
            <text:p>0.2</text:p>
          </table:table-cell>
          <table:table-cell office:value-type="float" office:value="138.6">
            <text:p>138.6</text:p>
          </table:table-cell>
          <table:table-cell office:value-type="float" office:value="1413">
            <text:p>1413</text:p>
          </table:table-cell>
          <table:table-cell office:value-type="float" office:value="0.766">
            <text:p>0.76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151">
            <text:p>151</text:p>
          </table:table-cell>
          <table:table-cell office:value-type="float" office:value="6">
            <text:p>6</text:p>
          </table:table-cell>
          <table:table-cell office:value-type="float" office:value="3.5">
            <text:p>3.5</text:p>
          </table:table-cell>
          <table:table-cell office:value-type="float" office:value="7.5">
            <text:p>7.5</text:p>
          </table:table-cell>
          <table:table-cell office:value-type="float" office:value="0.6">
            <text:p>0.6</text:p>
          </table:table-cell>
          <table:table-cell office:value-type="float" office:value="0.0466666666666667">
            <text:p>0.0466666667</text:p>
          </table:table-cell>
          <table:table-cell office:value-type="float" office:value="0.0496688741721854">
            <text:p>0.0496688742</text:p>
          </table:table-cell>
          <table:table-cell office:value-type="float" office:value="3.8056">
            <text:p>3.8056</text:p>
          </table:table-cell>
          <table:table-cell office:value-type="float" office:value="1.16760177777778">
            <text:p>1.1676017778</text:p>
          </table:table-cell>
          <table:table-cell office:value-type="float" office:value="1.17867637384325">
            <text:p>1.1786763738</text:p>
          </table:table-cell>
          <table:table-cell office:value-type="float" office:value="1.47476984735695">
            <text:p>1.4747698474</text:p>
          </table:table-cell>
          <table:table-cell office:value-type="float" office:value="15.1970929843229">
            <text:p>15.1970929843</text:p>
          </table:table-cell>
          <table:table-cell office:value-type="float" office:value="14.2991369234721">
            <text:p>14.299136923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date" office:date-value="2020-07-07">
            <text:p>07/07/20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900">
            <text:p>900</text:p>
          </table:table-cell>
          <table:table-cell office:value-type="float" office:value="1.78">
            <text:p>1.78</text:p>
          </table:table-cell>
          <table:table-cell office:value-type="float" office:value="0.4">
            <text:p>0.4</text:p>
          </table:table-cell>
          <table:table-cell office:value-type="float" office:value="136.4">
            <text:p>136.4</text:p>
          </table:table-cell>
          <table:table-cell office:value-type="float" office:value="1218.8">
            <text:p>1218.8</text:p>
          </table:table-cell>
          <table:table-cell office:value-type="float" office:value="0.964">
            <text:p>0.96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office:value-type="float" office:value="135">
            <text:p>135</text:p>
          </table:table-cell>
          <table:table-cell office:value-type="float" office:value="3.75">
            <text:p>3.75</text:p>
          </table:table-cell>
          <table:table-cell office:value-type="float" office:value="-2.25">
            <text:p>-2.25</text:p>
          </table:table-cell>
          <table:table-cell office:value-type="float" office:value="2.375">
            <text:p>2.375</text:p>
          </table:table-cell>
          <table:table-cell office:value-type="float" office:value="0.15">
            <text:p>0.15</text:p>
          </table:table-cell>
          <table:table-cell office:value-type="float" office:value="-0.0375">
            <text:p>-0.0375</text:p>
          </table:table-cell>
          <table:table-cell office:value-type="float" office:value="0.0175925925925926">
            <text:p>0.0175925926</text:p>
          </table:table-cell>
          <table:table-cell office:value-type="float" office:value="1.5691">
            <text:p>1.5691</text:p>
          </table:table-cell>
          <table:table-cell office:value-type="float" office:value="0.87150625">
            <text:p>0.87150625</text:p>
          </table:table-cell>
          <table:table-cell office:value-type="float" office:value="1.06218069272977">
            <text:p>1.0621806927</text:p>
          </table:table-cell>
          <table:table-cell office:value-type="float" office:value="4.95948445464039">
            <text:p>4.9594844546</text:p>
          </table:table-cell>
          <table:table-cell office:value-type="float" office:value="-18.1351435345782">
            <text:p>-18.1351435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date" office:date-value="2020-07-08">
            <text:p>07/08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710">
            <text:p>1710</text:p>
          </table:table-cell>
          <table:table-cell office:value-type="float" office:value="0.29">
            <text:p>0.29</text:p>
          </table:table-cell>
          <table:table-cell office:value-type="float" office:value="0.8">
            <text:p>0.8</text:p>
          </table:table-cell>
          <table:table-cell office:value-type="float" office:value="133.4">
            <text:p>133.4</text:p>
          </table:table-cell>
          <table:table-cell office:value-type="float" office:value="1289.4">
            <text:p>1289.4</text:p>
          </table:table-cell>
          <table:table-cell office:value-type="float" office:value="0.902">
            <text:p>0.90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68">
            <text:p>68</text:p>
          </table:table-cell>
          <table:table-cell office:value-type="float" office:value="131">
            <text:p>131</text:p>
          </table:table-cell>
          <table:table-cell office:value-type="float" office:value="2.75">
            <text:p>2.75</text:p>
          </table:table-cell>
          <table:table-cell office:value-type="float" office:value="0.625">
            <text:p>0.625</text:p>
          </table:table-cell>
          <table:table-cell office:value-type="float" office:value="-3.875">
            <text:p>-3.875</text:p>
          </table:table-cell>
          <table:table-cell office:value-type="float" office:value="0.0859375">
            <text:p>0.0859375</text:p>
          </table:table-cell>
          <table:table-cell office:value-type="float" office:value="0.00919117647058824">
            <text:p>0.0091911765</text:p>
          </table:table-cell>
          <table:table-cell office:value-type="float" office:value="-0.0295801526717557">
            <text:p>-0.0295801527</text:p>
          </table:table-cell>
          <table:table-cell office:value-type="float" office:value="1.31525634765625">
            <text:p>1.3152563477</text:p>
          </table:table-cell>
          <table:table-cell office:value-type="float" office:value="1.03233469398789">
            <text:p>1.032334694</text:p>
          </table:table-cell>
          <table:table-cell office:value-type="float" office:value="0.89818443709574">
            <text:p>0.8981844371</text:p>
          </table:table-cell>
          <table:table-cell office:value-type="float" office:value="8.40752464310305">
            <text:p>8.4075246431</text:p>
          </table:table-cell>
          <table:table-cell office:value-type="float" office:value="0">
            <text:p>0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date" office:date-value="2020-07-09">
            <text:p>07/09/20</text:p>
          </table:table-cell>
          <table:table-cell office:value-type="float" office:value="2">
            <text:p>2</text:p>
          </table:table-cell>
          <table:table-cell office:value-type="float" office:value="133">
            <text:p>133</text:p>
          </table:table-cell>
          <table:table-cell office:value-type="float" office:value="909">
            <text:p>909</text:p>
          </table:table-cell>
          <table:table-cell office:value-type="float" office:value="1.1">
            <text:p>1.1</text:p>
          </table:table-cell>
          <table:table-cell office:value-type="float" office:value="1.2">
            <text:p>1.2</text:p>
          </table:table-cell>
          <table:table-cell office:value-type="float" office:value="130.6">
            <text:p>130.6</text:p>
          </table:table-cell>
          <table:table-cell office:value-type="float" office:value="1427.4">
            <text:p>1427.4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6">
            <text:p>6</text:p>
          </table:table-cell>
          <table:table-cell office:value-type="float" office:value="4.125">
            <text:p>4.125</text:p>
          </table:table-cell>
          <table:table-cell office:value-type="float" office:value="6.125">
            <text:p>6.125</text:p>
          </table:table-cell>
          <table:table-cell office:value-type="float" office:value="0.2">
            <text:p>0.2</text:p>
          </table:table-cell>
          <table:table-cell office:value-type="float" office:value="0.0515625">
            <text:p>0.0515625</text:p>
          </table:table-cell>
          <table:table-cell office:value-type="float" office:value="0.0340277777777778">
            <text:p>0.0340277778</text:p>
          </table:table-cell>
          <table:table-cell office:value-type="float" office:value="1.7784">
            <text:p>1.7784</text:p>
          </table:table-cell>
          <table:table-cell office:value-type="float" office:value="1.18567978515625">
            <text:p>1.1856797852</text:p>
          </table:table-cell>
          <table:table-cell office:value-type="float" office:value="1.12136668595679">
            <text:p>1.121366686</text:p>
          </table:table-cell>
          <table:table-cell office:value-type="float" office:value="3.80178401692393">
            <text:p>3.8017840169</text:p>
          </table:table-cell>
          <table:table-cell office:value-type="float" office:value="13.7865240012283">
            <text:p>13.7865240012</text:p>
          </table:table-cell>
          <table:table-cell office:value-type="float" office:value="20.7146803981886">
            <text:p>20.714680398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date" office:date-value="2020-07-10">
            <text:p>07/10/20</text:p>
          </table:table-cell>
          <table:table-cell office:value-type="float" office:value="2">
            <text:p>2</text:p>
          </table:table-cell>
          <table:table-cell office:value-type="float" office:value="129">
            <text:p>129</text:p>
          </table:table-cell>
          <table:table-cell office:value-type="float" office:value="2435">
            <text:p>2435</text:p>
          </table:table-cell>
          <table:table-cell office:value-type="float" office:value="0.12">
            <text:p>0.12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488.4">
            <text:p>1488.4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78">
            <text:p>78</text:p>
          </table:table-cell>
          <table:table-cell office:value-type="float" office:value="143">
            <text:p>143</text:p>
          </table:table-cell>
          <table:table-cell office:value-type="float" office:value="-4.125">
            <text:p>-4.125</text:p>
          </table:table-cell>
          <table:table-cell office:value-type="float" office:value="6">
            <text:p>6</text:p>
          </table:table-cell>
          <table:table-cell office:value-type="float" office:value="11.125">
            <text:p>11.125</text:p>
          </table:table-cell>
          <table:table-cell office:value-type="float" office:value="-0.165">
            <text:p>-0.165</text:p>
          </table:table-cell>
          <table:table-cell office:value-type="float" office:value="0.0769230769230769">
            <text:p>0.0769230769</text:p>
          </table:table-cell>
          <table:table-cell office:value-type="float" office:value="0.0777972027972028">
            <text:p>0.0777972028</text:p>
          </table:table-cell>
          <table:table-cell office:value-type="float" office:value="0.475861">
            <text:p>0.475861</text:p>
          </table:table-cell>
          <table:table-cell office:value-type="float" office:value="1.28082840236686">
            <text:p>1.2808284024</text:p>
          </table:table-cell>
          <table:table-cell office:value-type="float" office:value="1.28415292312583">
            <text:p>1.2841529231</text:p>
          </table:table-cell>
          <table:table-cell office:value-type="float" office:value="-3.8439081566422">
            <text:p>-3.8439081566</text:p>
          </table:table-cell>
          <table:table-cell office:value-type="float" office:value="9.35320668499947">
            <text:p>9.353206685</text:p>
          </table:table-cell>
          <table:table-cell office:value-type="float" office:value="9.25191361468452">
            <text:p>9.251913614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date" office:date-value="2020-07-11">
            <text:p>07/11/20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1183">
            <text:p>1183</text:p>
          </table:table-cell>
          <table:table-cell office:value-type="float" office:value="0.51">
            <text:p>0.51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373.6">
            <text:p>1373.6</text:p>
          </table:table-cell>
          <table:table-cell office:value-type="float" office:value="0.656">
            <text:p>0.65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1.625">
            <text:p>-1.625</text:p>
          </table:table-cell>
          <table:table-cell office:value-type="float" office:value="-2">
            <text:p>-2</text:p>
          </table:table-cell>
          <table:table-cell office:value-type="float" office:value="2.375">
            <text:p>2.375</text:p>
          </table:table-cell>
          <table:table-cell office:value-type="float" office:value="-0.0427631578947368">
            <text:p>-0.0427631579</text:p>
          </table:table-cell>
          <table:table-cell office:value-type="float" office:value="-0.0294117647058824">
            <text:p>-0.0294117647</text:p>
          </table:table-cell>
          <table:table-cell office:value-type="float" office:value="0.0175925925925926">
            <text:p>0.0175925926</text:p>
          </table:table-cell>
          <table:table-cell office:value-type="float" office:value="0.853913175207756">
            <text:p>0.8539131752</text:p>
          </table:table-cell>
          <table:table-cell office:value-type="float" office:value="0.898754325259516">
            <text:p>0.8987543253</text:p>
          </table:table-cell>
          <table:table-cell office:value-type="float" office:value="1.06218069272977">
            <text:p>1.0621806927</text:p>
          </table:table-cell>
          <table:table-cell office:value-type="float" office:value="-15.8598822452927">
            <text:p>-15.8598822453</text:p>
          </table:table-cell>
          <table:table-cell office:value-type="float" office:value="-23.2187061996004">
            <text:p>-23.218706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date" office:date-value="2020-07-12">
            <text:p>07/12/20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office:value-type="float" office:value="1205">
            <text:p>1205</text:p>
          </table:table-cell>
          <table:table-cell office:value-type="float" office:value="0.41">
            <text:p>0.41</text:p>
          </table:table-cell>
          <table:table-cell office:value-type="float" office:value="0.8">
            <text:p>0.8</text:p>
          </table:table-cell>
          <table:table-cell office:value-type="float" office:value="128">
            <text:p>128</text:p>
          </table:table-cell>
          <table:table-cell office:value-type="float" office:value="1351.2">
            <text:p>1351.2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75">
            <text:p>75</text:p>
          </table:table-cell>
          <table:table-cell office:value-type="float" office:value="147">
            <text:p>147</text:p>
          </table:table-cell>
          <table:table-cell office:value-type="float" office:value="-1">
            <text:p>-1</text:p>
          </table:table-cell>
          <table:table-cell office:value-type="float" office:value="3.125">
            <text:p>3.125</text:p>
          </table:table-cell>
          <table:table-cell office:value-type="float" office:value="-3.375">
            <text:p>-3.375</text:p>
          </table:table-cell>
          <table:table-cell office:value-type="float" office:value="-0.0238095238095238">
            <text:p>-0.0238095238</text:p>
          </table:table-cell>
          <table:table-cell office:value-type="float" office:value="0.0416666666666667">
            <text:p>0.0416666667</text:p>
          </table:table-cell>
          <table:table-cell office:value-type="float" office:value="-0.0229591836734694">
            <text:p>-0.0229591837</text:p>
          </table:table-cell>
          <table:table-cell office:value-type="float" office:value="0.917777777777778">
            <text:p>0.9177777778</text:p>
          </table:table-cell>
          <table:table-cell office:value-type="float" office:value="1.14923611111111">
            <text:p>1.1492361111</text:p>
          </table:table-cell>
          <table:table-cell office:value-type="float" office:value="0.920676020408163">
            <text:p>0.9206760204</text:p>
          </table:table-cell>
          <table:table-cell office:value-type="float" office:value="-28.7642160775476">
            <text:p>-28.7642160775</text:p>
          </table:table-cell>
          <table:table-cell office:value-type="float" office:value="16.9797480183389">
            <text:p>16.9797480183</text:p>
          </table:table-cell>
          <table:table-cell office:value-type="float" office:value="-29.8424953173374">
            <text:p>-29.8424953173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date" office:date-value="2020-07-13">
            <text:p>07/13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136">
            <text:p>1136</text:p>
          </table:table-cell>
          <table:table-cell office:value-type="float" office:value="1.14">
            <text:p>1.14</text:p>
          </table:table-cell>
          <table:table-cell office:value-type="float" office:value="0.4">
            <text:p>0.4</text:p>
          </table:table-cell>
          <table:table-cell office:value-type="float" office:value="124">
            <text:p>124</text:p>
          </table:table-cell>
          <table:table-cell office:value-type="float" office:value="1429.6">
            <text:p>1429.6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82">
            <text:p>82</text:p>
          </table:table-cell>
          <table:table-cell office:value-type="float" office:value="175">
            <text:p>175</text:p>
          </table:table-cell>
          <table:table-cell office:value-type="float" office:value="-2.25">
            <text:p>-2.25</text:p>
          </table:table-cell>
          <table:table-cell office:value-type="float" office:value="2.125">
            <text:p>2.125</text:p>
          </table:table-cell>
          <table:table-cell office:value-type="float" office:value="7">
            <text:p>7</text:p>
          </table:table-cell>
          <table:table-cell office:value-type="float" office:value="-0.0642857142857143">
            <text:p>-0.0642857143</text:p>
          </table:table-cell>
          <table:table-cell office:value-type="float" office:value="0.0259146341463415">
            <text:p>0.0259146341</text:p>
          </table:table-cell>
          <table:table-cell office:value-type="float" office:value="0.04">
            <text:p>0.04</text:p>
          </table:table-cell>
          <table:table-cell office:value-type="float" office:value="0.7831">
            <text:p>0.7831</text:p>
          </table:table-cell>
          <table:table-cell office:value-type="float" office:value="1.09201749330756">
            <text:p>1.0920174933</text:p>
          </table:table-cell>
          <table:table-cell office:value-type="float" office:value="1.143136">
            <text:p>1.143136</text:p>
          </table:table-cell>
          <table:table-cell office:value-type="float" office:value="-10.4318781480354">
            <text:p>-10.431878148</text:p>
          </table:table-cell>
          <table:table-cell office:value-type="float" office:value="27.0924222822824">
            <text:p>27.0924222823</text:p>
          </table:table-cell>
          <table:table-cell office:value-type="float" office:value="17.6729876851297">
            <text:p>17.672987685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date" office:date-value="2020-07-14">
            <text:p>07/14/20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797">
            <text:p>797</text:p>
          </table:table-cell>
          <table:table-cell office:value-type="float" office:value="1.38">
            <text:p>1.38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1482.4">
            <text:p>1482.4</text:p>
          </table:table-cell>
          <table:table-cell office:value-type="float" office:value="0.844">
            <text:p>0.844</text:p>
          </table:table-cell>
          <table:table-cell table:number-columns-repeated="4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6">
            <text:p>56</text:p>
          </table:table-cell>
          <table:table-cell office:value-type="float" office:value="135">
            <text:p>135</text:p>
          </table:table-cell>
          <table:table-cell office:value-type="float" office:value="-2.125">
            <text:p>-2.125</text:p>
          </table:table-cell>
          <table:table-cell office:value-type="float" office:value="-5.875">
            <text:p>-5.875</text:p>
          </table:table-cell>
          <table:table-cell office:value-type="float" office:value="-8">
            <text:p>-8</text:p>
          </table:table-cell>
          <table:table-cell office:value-type="float" office:value="-0.0607142857142857">
            <text:p>-0.0607142857</text:p>
          </table:table-cell>
          <table:table-cell office:value-type="float" office:value="-0.104910714285714">
            <text:p>-0.1049107143</text:p>
          </table:table-cell>
          <table:table-cell office:value-type="float" office:value="-0.0592592592592593">
            <text:p>-0.0592592593</text:p>
          </table:table-cell>
          <table:table-cell office:value-type="float" office:value="0.794725">
            <text:p>0.794725</text:p>
          </table:table-cell>
          <table:table-cell office:value-type="float" office:value="0.654384765625">
            <text:p>0.6543847656</text:p>
          </table:table-cell>
          <table:table-cell office:value-type="float" office:value="0.799475445816186">
            <text:p>0.7994754458</text:p>
          </table:table-cell>
          <table:table-cell office:value-type="float" office:value="-11.0663504712709">
            <text:p>-11.0663504713</text:p>
          </table:table-cell>
          <table:table-cell office:value-type="float" office:value="-6.25404575773089">
            <text:p>-6.2540457577</text:p>
          </table:table-cell>
          <table:table-cell office:value-type="float" office:value="-11.3467567376537">
            <text:p>-11.3467567377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date" office:date-value="2020-07-15">
            <text:p>07/15/20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2827">
            <text:p>2827</text:p>
          </table:table-cell>
          <table:table-cell office:value-type="float" office:value="0.18">
            <text:p>0.18</text:p>
          </table:table-cell>
          <table:table-cell office:value-type="float" office:value="0">
            <text:p>0</text:p>
          </table:table-cell>
          <table:table-cell office:value-type="float" office:value="106.2">
            <text:p>106.2</text:p>
          </table:table-cell>
          <table:table-cell office:value-type="float" office:value="1664.8">
            <text:p>1664.8</text:p>
          </table:table-cell>
          <table:table-cell office:value-type="float" office:value="0.894">
            <text:p>0.89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float" office:value="2.75">
            <text:p>2.75</text:p>
          </table:table-cell>
          <table:table-cell office:value-type="float" office:value="-1.5">
            <text:p>-1.5</text:p>
          </table:table-cell>
          <table:table-cell office:value-type="float" office:value="-6.875">
            <text:p>-6.875</text:p>
          </table:table-cell>
          <table:table-cell office:value-type="float" office:value="0.0859375">
            <text:p>0.0859375</text:p>
          </table:table-cell>
          <table:table-cell office:value-type="float" office:value="-0.0272727272727273">
            <text:p>-0.0272727273</text:p>
          </table:table-cell>
          <table:table-cell office:value-type="float" office:value="-0.0859375">
            <text:p>-0.0859375</text:p>
          </table:table-cell>
          <table:table-cell office:value-type="float" office:value="1.31525634765625">
            <text:p>1.3152563477</text:p>
          </table:table-cell>
          <table:table-cell office:value-type="float" office:value="0.906003305785124">
            <text:p>0.9060033058</text:p>
          </table:table-cell>
          <table:table-cell office:value-type="float" office:value="0.71369384765625">
            <text:p>0.7136938477</text:p>
          </table:table-cell>
          <table:table-cell office:value-type="float" office:value="8.40752464310305">
            <text:p>8.4075246431</text:p>
          </table:table-cell>
          <table:table-cell office:value-type="float" office:value="-25.0672258355234">
            <text:p>-25.0672258355</text:p>
          </table:table-cell>
          <table:table-cell office:value-type="float" office:value="-7.71394944945854">
            <text:p>-7.7139494495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date" office:date-value="2020-07-16">
            <text:p>07/16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1447">
            <text:p>1447</text:p>
          </table:table-cell>
          <table:table-cell office:value-type="float" office:value="1.11">
            <text:p>1.11</text:p>
          </table:table-cell>
          <table:table-cell office:value-type="float" office:value="0.2">
            <text:p>0.2</text:p>
          </table:table-cell>
          <table:table-cell office:value-type="float" office:value="96.4">
            <text:p>96.4</text:p>
          </table:table-cell>
          <table:table-cell office:value-type="float" office:value="1914.4">
            <text:p>1914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3.375">
            <text:p>-3.37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25">
            <text:p>-0.025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913725">
            <text:p>0.913725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7.3778512338056">
            <text:p>-27.3778512338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date" office:date-value="2020-07-17">
            <text:p>07/17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117">
            <text:p>2117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8">
            <text:p>88</text:p>
          </table:table-cell>
          <table:table-cell office:value-type="float" office:value="2297.6">
            <text:p>2297.6</text:p>
          </table:table-cell>
          <table:table-cell office:value-type="float" office:value="0.706">
            <text:p>0.706</text:p>
          </table:table-cell>
          <table:table-cell table:number-columns-repeated="5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62">
            <text:p>62</text:p>
          </table:table-cell>
          <table:table-cell office:value-type="float" office:value="139">
            <text:p>139</text:p>
          </table:table-cell>
          <table:table-cell office:value-type="float" office:value="-3">
            <text:p>-3</text:p>
          </table:table-cell>
          <table:table-cell office:value-type="float" office:value="-5.5">
            <text:p>-5.5</text:p>
          </table:table-cell>
          <table:table-cell office:value-type="float" office:value="-11.75">
            <text:p>-11.75</text:p>
          </table:table-cell>
          <table:table-cell office:value-type="float" office:value="-0.09375">
            <text:p>-0.09375</text:p>
          </table:table-cell>
          <table:table-cell office:value-type="float" office:value="-0.0887096774193548">
            <text:p>-0.0887096774</text:p>
          </table:table-cell>
          <table:table-cell office:value-type="float" office:value="-0.0845323741007194">
            <text:p>-0.0845323741</text:p>
          </table:table-cell>
          <table:table-cell office:value-type="float" office:value="0.6891015625">
            <text:p>0.6891015625</text:p>
          </table:table-cell>
          <table:table-cell office:value-type="float" office:value="0.704940166493236">
            <text:p>0.7049401665</text:p>
          </table:table-cell>
          <table:table-cell office:value-type="float" office:value="0.718142306298846">
            <text:p>0.7181423063</text:p>
          </table:table-cell>
          <table:table-cell office:value-type="float" office:value="-7.04131113225497">
            <text:p>-7.0413111323</text:p>
          </table:table-cell>
          <table:table-cell office:value-type="float" office:value="-7.46172055435136">
            <text:p>-7.4617205544</text:p>
          </table:table-cell>
          <table:table-cell office:value-type="float" office:value="-7.84810916145338">
            <text:p>-7.8481091615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date" office:date-value="2020-07-18">
            <text:p>07/18/20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2384">
            <text:p>2384</text:p>
          </table:table-cell>
          <table:table-cell office:value-type="float" office:value="0.92">
            <text:p>0.92</text:p>
          </table:table-cell>
          <table:table-cell office:value-type="float" office:value="0.2">
            <text:p>0.2</text:p>
          </table:table-cell>
          <table:table-cell office:value-type="float" office:value="81.8">
            <text:p>81.8</text:p>
          </table:table-cell>
          <table:table-cell office:value-type="float" office:value="2177">
            <text:p>2177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112">
            <text:p>112</text:p>
          </table:table-cell>
          <table:table-cell office:value-type="float" office:value="-4.125">
            <text:p>-4.125</text:p>
          </table:table-cell>
          <table:table-cell office:value-type="float" office:value="-5.875">
            <text:p>-5.875</text:p>
          </table:table-cell>
          <table:table-cell office:value-type="float" office:value="2.125">
            <text:p>2.125</text:p>
          </table:table-cell>
          <table:table-cell office:value-type="float" office:value="-0.117857142857143">
            <text:p>-0.1178571429</text:p>
          </table:table-cell>
          <table:table-cell office:value-type="float" office:value="-0.106818181818182">
            <text:p>-0.1068181818</text:p>
          </table:table-cell>
          <table:table-cell office:value-type="float" office:value="0.0189732142857143">
            <text:p>0.0189732143</text:p>
          </table:table-cell>
          <table:table-cell office:value-type="float" office:value="0.614725">
            <text:p>0.614725</text:p>
          </table:table-cell>
          <table:table-cell office:value-type="float" office:value="0.64850020661157">
            <text:p>0.6485002066</text:p>
          </table:table-cell>
          <table:table-cell office:value-type="float" office:value="1.06711181640625">
            <text:p>1.0671118164</text:p>
          </table:table-cell>
          <table:table-cell office:value-type="float" office:value="-5.52743365101352">
            <text:p>-5.527433651</text:p>
          </table:table-cell>
          <table:table-cell office:value-type="float" office:value="-6.13594011120885">
            <text:p>-6.13594011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date" office:date-value="2020-07-19">
            <text:p>07/19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713">
            <text:p>2713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0.4">
            <text:p>80.4</text:p>
          </table:table-cell>
          <table:table-cell office:value-type="float" office:value="2039.6">
            <text:p>2039.6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12">
            <text:p>112</text:p>
          </table:table-cell>
          <table:table-cell office:value-type="float" office:value="0.875">
            <text:p>0.875</text:p>
          </table:table-cell>
          <table:table-cell office:value-type="float" office:value="-1.5">
            <text:p>-1.5</text:p>
          </table:table-cell>
          <table:table-cell office:value-type="float" office:value="-2.125">
            <text:p>-2.125</text:p>
          </table:table-cell>
          <table:table-cell office:value-type="float" office:value="0.025">
            <text:p>0.025</text:p>
          </table:table-cell>
          <table:table-cell office:value-type="float" office:value="-0.025">
            <text:p>-0.025</text:p>
          </table:table-cell>
          <table:table-cell office:value-type="float" office:value="-0.0189732142857143">
            <text:p>-0.0189732143</text:p>
          </table:table-cell>
          <table:table-cell office:value-type="float" office:value="1.088725">
            <text:p>1.088725</text:p>
          </table:table-cell>
          <table:table-cell office:value-type="float" office:value="0.913725">
            <text:p>0.913725</text:p>
          </table:table-cell>
          <table:table-cell office:value-type="float" office:value="0.93429931640625">
            <text:p>0.9342993164</text:p>
          </table:table-cell>
          <table:table-cell office:value-type="float" office:value="28.0710345259387">
            <text:p>28.0710345259</text:p>
          </table:table-cell>
          <table:table-cell office:value-type="float" office:value="-27.3778512338056">
            <text:p>-27.37785123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date" office:date-value="2020-07-20">
            <text:p>07/20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2224">
            <text:p>2224</text:p>
          </table:table-cell>
          <table:table-cell office:value-type="float" office:value="0.27">
            <text:p>0.27</text:p>
          </table:table-cell>
          <table:table-cell office:value-type="float" office:value="0.2">
            <text:p>0.2</text:p>
          </table:table-cell>
          <table:table-cell office:value-type="float" office:value="79">
            <text:p>79</text:p>
          </table:table-cell>
          <table:table-cell office:value-type="float" office:value="2047.8">
            <text:p>2047.8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9">
            <text:p>139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4.25">
            <text:p>-4.2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305755395683453">
            <text:p>-0.0305755396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894817944205786">
            <text:p>0.8948179442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2.3216229035762">
            <text:p>-22.3216229036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date" office:date-value="2020-07-21">
            <text:p>07/21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760">
            <text:p>760</text:p>
          </table:table-cell>
          <table:table-cell office:value-type="float" office:value="1.05">
            <text:p>1.05</text:p>
          </table:table-cell>
          <table:table-cell office:value-type="float" office:value="0">
            <text:p>0</text:p>
          </table:table-cell>
          <table:table-cell office:value-type="float" office:value="76.6">
            <text:p>76.6</text:p>
          </table:table-cell>
          <table:table-cell office:value-type="float" office:value="2197.4">
            <text:p>2197.4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office:value-type="float" office:value="56">
            <text:p>56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4.125">
            <text:p>-4.125</text:p>
          </table:table-cell>
          <table:table-cell office:value-type="float" office:value="2.125">
            <text:p>2.125</text:p>
          </table:table-cell>
          <table:table-cell office:value-type="float" office:value="-0.09375">
            <text:p>-0.09375</text:p>
          </table:table-cell>
          <table:table-cell office:value-type="float" office:value="-0.0736607142857143">
            <text:p>-0.0736607143</text:p>
          </table:table-cell>
          <table:table-cell office:value-type="float" office:value="0.0259146341463415">
            <text:p>0.0259146341</text:p>
          </table:table-cell>
          <table:table-cell office:value-type="float" office:value="0.6891015625">
            <text:p>0.6891015625</text:p>
          </table:table-cell>
          <table:table-cell office:value-type="float" office:value="0.752822265625">
            <text:p>0.7528222656</text:p>
          </table:table-cell>
          <table:table-cell office:value-type="float" office:value="1.09201749330756">
            <text:p>1.0920174933</text:p>
          </table:table-cell>
          <table:table-cell office:value-type="float" office:value="-7.04131113225497">
            <text:p>-7.0413111323</text:p>
          </table:table-cell>
          <table:table-cell office:value-type="float" office:value="-9.05900526542516">
            <text:p>-9.0590052654</text:p>
          </table:table-cell>
          <table:table-cell office:value-type="float" office:value="27.0924222822824">
            <text:p>27.0924222823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date" office:date-value="2020-07-22">
            <text:p>07/22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158">
            <text:p>2158</text:p>
          </table:table-cell>
          <table:table-cell office:value-type="float" office:value="0.88">
            <text:p>0.88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401.6">
            <text:p>2401.6</text:p>
          </table:table-cell>
          <table:table-cell office:value-type="float" office:value="0.626">
            <text:p>0.62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09">
            <text:p>109</text:p>
          </table:table-cell>
          <table:table-cell office:value-type="float" office:value="2.125">
            <text:p>2.125</text:p>
          </table:table-cell>
          <table:table-cell office:value-type="float" office:value="-4">
            <text:p>-4</text:p>
          </table:table-cell>
          <table:table-cell office:value-type="float" office:value="2.125">
            <text:p>2.125</text:p>
          </table:table-cell>
          <table:table-cell office:value-type="float" office:value="0.0607142857142857">
            <text:p>0.0607142857</text:p>
          </table:table-cell>
          <table:table-cell office:value-type="float" office:value="-0.0666666666666667">
            <text:p>-0.0666666667</text:p>
          </table:table-cell>
          <table:table-cell office:value-type="float" office:value="0.0194954128440367">
            <text:p>0.0194954128</text:p>
          </table:table-cell>
          <table:table-cell office:value-type="float" office:value="1.219725">
            <text:p>1.219725</text:p>
          </table:table-cell>
          <table:table-cell office:value-type="float" office:value="0.775377777777778">
            <text:p>0.7753777778</text:p>
          </table:table-cell>
          <table:table-cell office:value-type="float" office:value="1.06897888435317">
            <text:p>1.0689788844</text:p>
          </table:table-cell>
          <table:table-cell office:value-type="float" office:value="11.7597109304979">
            <text:p>11.7597109305</text:p>
          </table:table-cell>
          <table:table-cell office:value-type="float" office:value="-10.0466492497133">
            <text:p>-10.04664924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date" office:date-value="2020-07-23">
            <text:p>07/23/2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3132">
            <text:p>3132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71.8">
            <text:p>71.8</text:p>
          </table:table-cell>
          <table:table-cell office:value-type="float" office:value="2720.6">
            <text:p>2720.6</text:p>
          </table:table-cell>
          <table:table-cell office:value-type="float" office:value="0.708">
            <text:p>0.708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47">
            <text:p>47</text:p>
          </table:table-cell>
          <table:table-cell office:value-type="float" office:value="109">
            <text:p>109</text:p>
          </table:table-cell>
          <table:table-cell office:value-type="float" office:value="-3.125">
            <text:p>-3.125</text:p>
          </table:table-cell>
          <table:table-cell office:value-type="float" office:value="-6">
            <text:p>-6</text:p>
          </table:table-cell>
          <table:table-cell office:value-type="float" office:value="-2.375">
            <text:p>-2.375</text:p>
          </table:table-cell>
          <table:table-cell office:value-type="float" office:value="-0.142045454545455">
            <text:p>-0.1420454545</text:p>
          </table:table-cell>
          <table:table-cell office:value-type="float" office:value="-0.127659574468085">
            <text:p>-0.1276595745</text:p>
          </table:table-cell>
          <table:table-cell office:value-type="float" office:value="-0.0217889908256881">
            <text:p>-0.0217889908</text:p>
          </table:table-cell>
          <table:table-cell office:value-type="float" office:value="0.542387654958678">
            <text:p>0.542387655</text:p>
          </table:table-cell>
          <table:table-cell office:value-type="float" office:value="0.585133544590312">
            <text:p>0.5851335446</text:p>
          </table:table-cell>
          <table:table-cell office:value-type="float" office:value="0.924669061947648">
            <text:p>0.9246690619</text:p>
          </table:table-cell>
          <table:table-cell office:value-type="float" office:value="-4.52433660155613">
            <text:p>-4.5243366016</text:p>
          </table:table-cell>
          <table:table-cell office:value-type="float" office:value="-5.07519286328082">
            <text:p>-5.0751928633</text:p>
          </table:table-cell>
          <table:table-cell office:value-type="float" office:value="-31.4639613690979">
            <text:p>-31.463961369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date" office:date-value="2020-07-24">
            <text:p>07/24/20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3734">
            <text:p>3734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44.8">
            <text:p>3144.8</text:p>
          </table:table-cell>
          <table:table-cell office:value-type="float" office:value="0.574">
            <text:p>0.574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60">
            <text:p>60</text:p>
          </table:table-cell>
          <table:table-cell office:value-type="float" office:value="131">
            <text:p>131</text:p>
          </table:table-cell>
          <table:table-cell office:value-type="float" office:value="-0.5">
            <text:p>-0.5</text:p>
          </table:table-cell>
          <table:table-cell office:value-type="float" office:value="2.75">
            <text:p>2.75</text:p>
          </table:table-cell>
          <table:table-cell office:value-type="float" office:value="-3.875">
            <text:p>-3.875</text:p>
          </table:table-cell>
          <table:table-cell office:value-type="float" office:value="-0.0227272727272727">
            <text:p>-0.0227272727</text:p>
          </table:table-cell>
          <table:table-cell office:value-type="float" office:value="0.0458333333333333">
            <text:p>0.0458333333</text:p>
          </table:table-cell>
          <table:table-cell office:value-type="float" office:value="-0.0295801526717557">
            <text:p>-0.0295801527</text:p>
          </table:table-cell>
          <table:table-cell office:value-type="float" office:value="0.92146694214876">
            <text:p>0.9214669421</text:p>
          </table:table-cell>
          <table:table-cell office:value-type="float" office:value="1.16453402777778">
            <text:p>1.1645340278</text:p>
          </table:table-cell>
          <table:table-cell office:value-type="float" office:value="0.89818443709574">
            <text:p>0.8981844371</text:p>
          </table:table-cell>
          <table:table-cell office:value-type="float" office:value="-30.1505744394097">
            <text:p>-30.1505744394</text:p>
          </table:table-cell>
          <table:table-cell office:value-type="float" office:value="15.4671963300782">
            <text:p>15.4671963301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date" office:date-value="2020-07-25">
            <text:p>07/25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819">
            <text:p>3819</text:p>
          </table:table-cell>
          <table:table-cell office:value-type="float" office:value="0.68">
            <text:p>0.6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19">
            <text:p>3119</text:p>
          </table:table-cell>
          <table:table-cell office:value-type="float" office:value="0.526">
            <text:p>0.526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float" office:value="1.75">
            <text:p>1.75</text:p>
          </table:table-cell>
          <table:table-cell office:value-type="float" office:value="0.5">
            <text:p>0.5</text:p>
          </table:table-cell>
          <table:table-cell office:value-type="float" office:value="0.00961538461538462">
            <text:p>0.0096153846</text:p>
          </table:table-cell>
          <table:table-cell office:value-type="float" office:value="0.0213414634146341">
            <text:p>0.0213414634</text:p>
          </table:table-cell>
          <table:table-cell office:value-type="float" office:value="3.24">
            <text:p>3.24</text:p>
          </table:table-cell>
          <table:table-cell office:value-type="float" office:value="1.0338350591716">
            <text:p>1.0338350592</text:p>
          </table:table-cell>
          <table:table-cell office:value-type="float" office:value="1.07558781975015">
            <text:p>1.0755878198</text:p>
          </table:table-cell>
          <table:table-cell office:value-type="float" office:value="1.70951129135145">
            <text:p>1.7095112914</text:p>
          </table:table-cell>
          <table:table-cell office:value-type="float" office:value="0">
            <text:p>0</text:p>
          </table:table-cell>
          <table:table-cell office:value-type="float" office:value="32.8242502985398">
            <text:p>32.8242502985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date" office:date-value="2020-07-26">
            <text:p>07/26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881">
            <text:p>2881</text:p>
          </table:table-cell>
          <table:table-cell office:value-type="float" office:value="0.38">
            <text:p>0.38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2823.8">
            <text:p>2823.8</text:p>
          </table:table-cell>
          <table:table-cell office:value-type="float" office:value="0.532">
            <text:p>0.53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9">
            <text:p>109</text:p>
          </table:table-cell>
          <table:table-cell office:value-type="float" office:value="4.625">
            <text:p>4.625</text:p>
          </table:table-cell>
          <table:table-cell office:value-type="float" office:value="-4">
            <text:p>-4</text:p>
          </table:table-cell>
          <table:table-cell office:value-type="float" office:value="1.875">
            <text:p>1.875</text:p>
          </table:table-cell>
          <table:table-cell office:value-type="float" office:value="0.23125">
            <text:p>0.23125</text:p>
          </table:table-cell>
          <table:table-cell office:value-type="float" office:value="-0.0727272727272727">
            <text:p>-0.0727272727</text:p>
          </table:table-cell>
          <table:table-cell office:value-type="float" office:value="0.0172018348623853">
            <text:p>0.0172018349</text:p>
          </table:table-cell>
          <table:table-cell office:value-type="float" office:value="1.9141890625">
            <text:p>1.9141890625</text:p>
          </table:table-cell>
          <table:table-cell office:value-type="float" office:value="0.755821487603306">
            <text:p>0.7558214876</text:p>
          </table:table-cell>
          <table:table-cell office:value-type="float" office:value="1.06078639213871">
            <text:p>1.0607863921</text:p>
          </table:table-cell>
          <table:table-cell office:value-type="float" office:value="3.33195918262053">
            <text:p>3.3319591826</text:p>
          </table:table-cell>
          <table:table-cell office:value-type="float" office:value="-9.17983906954439">
            <text:p>-9.17983906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date" office:date-value="2020-07-27">
            <text:p>07/27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029">
            <text:p>2029</text:p>
          </table:table-cell>
          <table:table-cell office:value-type="float" office:value="0.64">
            <text:p>0.64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718.4">
            <text:p>2718.4</text:p>
          </table:table-cell>
          <table:table-cell office:value-type="float" office:value="0.492">
            <text:p>0.49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109">
            <text:p>109</text:p>
          </table:table-cell>
          <table:table-cell office:value-type="float" office:value="-2.5">
            <text:p>-2.5</text:p>
          </table:table-cell>
          <table:table-cell office:value-type="float" office:value="16">
            <text:p>16</text:p>
          </table:table-cell>
          <table:table-cell office:value-type="float" office:value="-1.75">
            <text:p>-1.75</text:p>
          </table:table-cell>
          <table:table-cell office:value-type="float" office:value="-0.125">
            <text:p>-0.125</text:p>
          </table:table-cell>
          <table:table-cell office:value-type="float" office:value="0.347826086956522">
            <text:p>0.347826087</text:p>
          </table:table-cell>
          <table:table-cell office:value-type="float" office:value="-0.0160550458715596">
            <text:p>-0.0160550459</text:p>
          </table:table-cell>
          <table:table-cell office:value-type="float" office:value="0.593125">
            <text:p>0.593125</text:p>
          </table:table-cell>
          <table:table-cell office:value-type="float" office:value="2.4545179584121">
            <text:p>2.4545179584</text:p>
          </table:table-cell>
          <table:table-cell office:value-type="float" office:value="0.9443125578655">
            <text:p>0.9443125579</text:p>
          </table:table-cell>
          <table:table-cell office:value-type="float" office:value="-5.19089306968443">
            <text:p>-5.1908930697</text:p>
          </table:table-cell>
          <table:table-cell office:value-type="float" office:value="2.32215565234261">
            <text:p>2.32215565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date" office:date-value="2020-07-28">
            <text:p>07/28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1656">
            <text:p>1656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4.4">
            <text:p>74.4</text:p>
          </table:table-cell>
          <table:table-cell office:value-type="float" office:value="2557.6">
            <text:p>2557.6</text:p>
          </table:table-cell>
          <table:table-cell office:value-type="float" office:value="0.482">
            <text:p>0.48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72">
            <text:p>72</text:p>
          </table:table-cell>
          <table:table-cell office:value-type="float" office:value="135">
            <text:p>135</text:p>
          </table:table-cell>
          <table:table-cell office:value-type="float" office:value="-0.375">
            <text:p>-0.375</text:p>
          </table:table-cell>
          <table:table-cell office:value-type="float" office:value="8.375">
            <text:p>8.375</text:p>
          </table:table-cell>
          <table:table-cell office:value-type="float" office:value="-4.5">
            <text:p>-4.5</text:p>
          </table:table-cell>
          <table:table-cell office:value-type="float" office:value="-0.01875">
            <text:p>-0.01875</text:p>
          </table:table-cell>
          <table:table-cell office:value-type="float" office:value="0.116319444444444">
            <text:p>0.1163194444</text:p>
          </table:table-cell>
          <table:table-cell office:value-type="float" office:value="-0.0333333333333333">
            <text:p>-0.0333333333</text:p>
          </table:table-cell>
          <table:table-cell office:value-type="float" office:value="0.9350640625">
            <text:p>0.9350640625</text:p>
          </table:table-cell>
          <table:table-cell office:value-type="float" office:value="1.43363727334105">
            <text:p>1.4336372733</text:p>
          </table:table-cell>
          <table:table-cell office:value-type="float" office:value="0.885511111111111">
            <text:p>0.8855111111</text:p>
          </table:table-cell>
          <table:table-cell office:value-type="float" office:value="0">
            <text:p>0</text:p>
          </table:table-cell>
          <table:table-cell office:value-type="float" office:value="6.29921553929046">
            <text:p>6.2992155393</text:p>
          </table:table-cell>
          <table:table-cell office:value-type="float" office:value="-20.4458836336144">
            <text:p>-20.4458836336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date" office:date-value="2020-07-29">
            <text:p>07/29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3207">
            <text:p>3207</text:p>
          </table:table-cell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 office:value-type="float" office:value="74.8">
            <text:p>74.8</text:p>
          </table:table-cell>
          <table:table-cell office:value-type="float" office:value="2521.8">
            <text:p>2521.8</text:p>
          </table:table-cell>
          <table:table-cell office:value-type="float" office:value="0.562">
            <text:p>0.5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58">
            <text:p>58</text:p>
          </table:table-cell>
          <table:table-cell office:value-type="float" office:value="160">
            <text:p>160</text:p>
          </table:table-cell>
          <table:table-cell office:value-type="float" office:value="6.25">
            <text:p>6.25</text:p>
          </table:table-cell>
          <table:table-cell office:value-type="float" office:value="-6.25">
            <text:p>-6.25</text:p>
          </table:table-cell>
          <table:table-cell office:value-type="float" office:value="15">
            <text:p>15</text:p>
          </table:table-cell>
          <table:table-cell office:value-type="float" office:value="0.78125">
            <text:p>0.78125</text:p>
          </table:table-cell>
          <table:table-cell office:value-type="float" office:value="-0.107758620689655">
            <text:p>-0.1077586207</text:p>
          </table:table-cell>
          <table:table-cell office:value-type="float" office:value="0.09375">
            <text:p>0.09375</text:p>
          </table:table-cell>
          <table:table-cell office:value-type="float" office:value="4.9306640625">
            <text:p>4.9306640625</text:p>
          </table:table-cell>
          <table:table-cell office:value-type="float" office:value="0.645604191438763">
            <text:p>0.6456041914</text:p>
          </table:table-cell>
          <table:table-cell office:value-type="float" office:value="1.3453515625">
            <text:p>1.3453515625</text:p>
          </table:table-cell>
          <table:table-cell office:value-type="float" office:value="1.20063871939063">
            <text:p>1.2006387194</text:p>
          </table:table-cell>
          <table:table-cell office:value-type="float" office:value="-6.07924770051532">
            <text:p>-6.0792477005</text:p>
          </table:table-cell>
          <table:table-cell office:value-type="float" office:value="7.73496800763617">
            <text:p>7.7349680076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date" office:date-value="2020-07-30">
            <text:p>07/30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3015">
            <text:p>3015</text:p>
          </table:table-cell>
          <table:table-cell office:value-type="float" office:value="0.63">
            <text:p>0.63</text:p>
          </table:table-cell>
          <table:table-cell office:value-type="float" office:value="0.2">
            <text:p>0.2</text:p>
          </table:table-cell>
          <table:table-cell office:value-type="float" office:value="73.8">
            <text:p>73.8</text:p>
          </table:table-cell>
          <table:table-cell office:value-type="float" office:value="2860.8">
            <text:p>2860.8</text:p>
          </table:table-cell>
          <table:table-cell office:value-type="float" office:value="0.546">
            <text:p>0.54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office:value-type="float" office:value="183">
            <text:p>183</text:p>
          </table:table-cell>
          <table:table-cell office:value-type="float" office:value="4.625">
            <text:p>4.625</text:p>
          </table:table-cell>
          <table:table-cell office:value-type="float" office:value="-4.375">
            <text:p>-4.375</text:p>
          </table:table-cell>
          <table:table-cell office:value-type="float" office:value="12.875">
            <text:p>12.875</text:p>
          </table:table-cell>
          <table:table-cell office:value-type="float" office:value="0.23125">
            <text:p>0.23125</text:p>
          </table:table-cell>
          <table:table-cell office:value-type="float" office:value="-0.0754310344827586">
            <text:p>-0.0754310345</text:p>
          </table:table-cell>
          <table:table-cell office:value-type="float" office:value="0.0703551912568306">
            <text:p>0.0703551913</text:p>
          </table:table-cell>
          <table:table-cell office:value-type="float" office:value="1.9141890625">
            <text:p>1.9141890625</text:p>
          </table:table-cell>
          <table:table-cell office:value-type="float" office:value="0.747143467598098">
            <text:p>0.7471434676</text:p>
          </table:table-cell>
          <table:table-cell office:value-type="float" office:value="1.25594488115501">
            <text:p>1.2559448812</text:p>
          </table:table-cell>
          <table:table-cell office:value-type="float" office:value="3.33195918262053">
            <text:p>3.3319591826</text:p>
          </table:table-cell>
          <table:table-cell office:value-type="float" office:value="-8.8380479100281">
            <text:p>-8.83804791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date" office:date-value="2020-07-31">
            <text:p>07/31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702">
            <text:p>2702</text:p>
          </table:table-cell>
          <table:table-cell office:value-type="float" office:value="0.78">
            <text:p>0.78</text:p>
          </table:table-cell>
          <table:table-cell office:value-type="float" office:value="0.2">
            <text:p>0.2</text:p>
          </table:table-cell>
          <table:table-cell office:value-type="float" office:value="72.8">
            <text:p>72.8</text:p>
          </table:table-cell>
          <table:table-cell office:value-type="float" office:value="2951.6">
            <text:p>2951.6</text:p>
          </table:table-cell>
          <table:table-cell office:value-type="float" office:value="0.536">
            <text:p>0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240">
            <text:p>240</text:p>
          </table:table-cell>
          <table:table-cell office:value-type="float" office:value="-2.5">
            <text:p>-2.5</text:p>
          </table:table-cell>
          <table:table-cell office:value-type="float" office:value="16.625">
            <text:p>16.625</text:p>
          </table:table-cell>
          <table:table-cell office:value-type="float" office:value="14.25">
            <text:p>14.25</text:p>
          </table:table-cell>
          <table:table-cell office:value-type="float" office:value="-0.125">
            <text:p>-0.125</text:p>
          </table:table-cell>
          <table:table-cell office:value-type="float" office:value="0.361413043478261">
            <text:p>0.3614130435</text:p>
          </table:table-cell>
          <table:table-cell office:value-type="float" office:value="0.059375">
            <text:p>0.059375</text:p>
          </table:table-cell>
          <table:table-cell office:value-type="float" office:value="0.593125">
            <text:p>0.593125</text:p>
          </table:table-cell>
          <table:table-cell office:value-type="float" office:value="2.5209596526465">
            <text:p>2.5209596526</text:p>
          </table:table-cell>
          <table:table-cell office:value-type="float" office:value="1.214722265625">
            <text:p>1.2147222656</text:p>
          </table:table-cell>
          <table:table-cell office:value-type="float" office:value="-5.19089306968443">
            <text:p>-5.1908930697</text:p>
          </table:table-cell>
          <table:table-cell office:value-type="float" office:value="2.24666172227987">
            <text:p>2.2466617223</text:p>
          </table:table-cell>
          <table:table-cell office:value-type="float" office:value="12.0172998767207">
            <text:p>12.0172998767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date" office:date-value="2020-08-01">
            <text:p>08/01/20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3724">
            <text:p>3724</text:p>
          </table:table-cell>
          <table:table-cell office:value-type="float" office:value="0.56">
            <text:p>0.56</text:p>
          </table:table-cell>
          <table:table-cell office:value-type="float" office:value="0.2">
            <text:p>0.2</text:p>
          </table:table-cell>
          <table:table-cell office:value-type="float" office:value="72.4">
            <text:p>72.4</text:p>
          </table:table-cell>
          <table:table-cell office:value-type="float" office:value="2703.2">
            <text:p>2703.2</text:p>
          </table:table-cell>
          <table:table-cell office:value-type="float" office:value="0.572">
            <text:p>0.57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205">
            <text:p>205</text:p>
          </table:table-cell>
          <table:table-cell office:value-type="float" office:value="-1.25">
            <text:p>-1.25</text:p>
          </table:table-cell>
          <table:table-cell office:value-type="float" office:value="10.75">
            <text:p>10.75</text:p>
          </table:table-cell>
          <table:table-cell office:value-type="float" office:value="2.75">
            <text:p>2.75</text:p>
          </table:table-cell>
          <table:table-cell office:value-type="float" office:value="-0.0625">
            <text:p>-0.0625</text:p>
          </table:table-cell>
          <table:table-cell office:value-type="float" office:value="0.134375">
            <text:p>0.134375</text:p>
          </table:table-cell>
          <table:table-cell office:value-type="float" office:value="0.0134146341463415">
            <text:p>0.0134146341</text:p>
          </table:table-cell>
          <table:table-cell office:value-type="float" office:value="0.78890625">
            <text:p>0.78890625</text:p>
          </table:table-cell>
          <table:table-cell office:value-type="float" office:value="1.505703515625">
            <text:p>1.5057035156</text:p>
          </table:table-cell>
          <table:table-cell office:value-type="float" office:value="1.04730392623438">
            <text:p>1.0473039262</text:p>
          </table:table-cell>
          <table:table-cell office:value-type="float" office:value="-10.7400536662813">
            <text:p>-10.7400536663</text:p>
          </table:table-cell>
          <table:table-cell office:value-type="float" office:value="5.49759734602017">
            <text:p>5.497597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date" office:date-value="2020-08-02">
            <text:p>08/02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110">
            <text:p>2110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72.8">
            <text:p>72.8</text:p>
          </table:table-cell>
          <table:table-cell office:value-type="float" office:value="2334.2">
            <text:p>2334.2</text:p>
          </table:table-cell>
          <table:table-cell office:value-type="float" office:value="0.6">
            <text:p>0.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82">
            <text:p>82</text:p>
          </table:table-cell>
          <table:table-cell office:value-type="float" office:value="150">
            <text:p>150</text:p>
          </table:table-cell>
          <table:table-cell office:value-type="float" office:value="6.25">
            <text:p>6.25</text:p>
          </table:table-cell>
          <table:table-cell office:value-type="float" office:value="1.5">
            <text:p>1.5</text:p>
          </table:table-cell>
          <table:table-cell office:value-type="float" office:value="15.625">
            <text:p>15.625</text:p>
          </table:table-cell>
          <table:table-cell office:value-type="float" office:value="0.78125">
            <text:p>0.78125</text:p>
          </table:table-cell>
          <table:table-cell office:value-type="float" office:value="0.0182926829268293">
            <text:p>0.0182926829</text:p>
          </table:table-cell>
          <table:table-cell office:value-type="float" office:value="0.104166666666667">
            <text:p>0.1041666667</text:p>
          </table:table-cell>
          <table:table-cell office:value-type="float" office:value="4.9306640625">
            <text:p>4.9306640625</text:p>
          </table:table-cell>
          <table:table-cell office:value-type="float" office:value="1.06468024985128">
            <text:p>1.0646802499</text:p>
          </table:table-cell>
          <table:table-cell office:value-type="float" office:value="1.38585069444444">
            <text:p>1.3858506944</text:p>
          </table:table-cell>
          <table:table-cell office:value-type="float" office:value="1.20063871939063">
            <text:p>1.2006387194</text:p>
          </table:table-cell>
          <table:table-cell office:value-type="float" office:value="0">
            <text:p>0</text:p>
          </table:table-cell>
          <table:table-cell office:value-type="float" office:value="6.99506374514089">
            <text:p>6.9950637451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date" office:date-value="2020-08-03">
            <text:p>08/03/20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1965">
            <text:p>1965</text:p>
          </table:table-cell>
          <table:table-cell office:value-type="float" office:value="0.46">
            <text:p>0.46</text:p>
          </table:table-cell>
          <table:table-cell office:value-type="float" office:value="0.6">
            <text:p>0.6</text:p>
          </table:table-cell>
          <table:table-cell office:value-type="float" office:value="72.6">
            <text:p>72.6</text:p>
          </table:table-cell>
          <table:table-cell office:value-type="float" office:value="2189">
            <text:p>2189</text:p>
          </table:table-cell>
          <table:table-cell office:value-type="float" office:value="0.556">
            <text:p>0.556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7">
            <text:p>87</text:p>
          </table:table-cell>
          <table:table-cell office:value-type="float" office:value="183">
            <text:p>183</text:p>
          </table:table-cell>
          <table:table-cell office:value-type="float" office:value="5">
            <text:p>5</text:p>
          </table:table-cell>
          <table:table-cell office:value-type="float" office:value="-0.375">
            <text:p>-0.375</text:p>
          </table:table-cell>
          <table:table-cell office:value-type="float" office:value="12.875">
            <text:p>12.875</text:p>
          </table:table-cell>
          <table:table-cell office:value-type="float" office:value="0.25">
            <text:p>0.25</text:p>
          </table:table-cell>
          <table:table-cell office:value-type="float" office:value="-0.00431034482758621">
            <text:p>-0.0043103448</text:p>
          </table:table-cell>
          <table:table-cell office:value-type="float" office:value="0.0703551912568306">
            <text:p>0.0703551913</text:p>
          </table:table-cell>
          <table:table-cell office:value-type="float" office:value="1.9975">
            <text:p>1.9975</text:p>
          </table:table-cell>
          <table:table-cell office:value-type="float" office:value="0.984950208085612">
            <text:p>0.9849502081</text:p>
          </table:table-cell>
          <table:table-cell office:value-type="float" office:value="1.25594488115501">
            <text:p>1.2559448812</text:p>
          </table:table-cell>
          <table:table-cell office:value-type="float" office:value="3.10628371950539">
            <text:p>3.1062837195</text:p>
          </table:table-cell>
          <table:table-cell office:value-type="float" office:value="0">
            <text:p>0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date" office:date-value="2020-08-04">
            <text:p>08/04/2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1170">
            <text:p>1170</text:p>
          </table:table-cell>
          <table:table-cell office:value-type="float" office:value="0.77">
            <text:p>0.77</text:p>
          </table:table-cell>
          <table:table-cell office:value-type="float" office:value="0.6">
            <text:p>0.6</text:p>
          </table:table-cell>
          <table:table-cell office:value-type="float" office:value="73.2">
            <text:p>73.2</text:p>
          </table:table-cell>
          <table:table-cell office:value-type="float" office:value="1931.8">
            <text:p>1931.8</text:p>
          </table:table-cell>
          <table:table-cell office:value-type="float" office:value="0.714">
            <text:p>0.71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102">
            <text:p>102</text:p>
          </table:table-cell>
          <table:table-cell office:value-type="float" office:value="232">
            <text:p>232</text:p>
          </table:table-cell>
          <table:table-cell office:value-type="float" office:value="9.625">
            <text:p>9.625</text:p>
          </table:table-cell>
          <table:table-cell office:value-type="float" office:value="-0.625">
            <text:p>-0.625</text:p>
          </table:table-cell>
          <table:table-cell office:value-type="float" office:value="14.125">
            <text:p>14.125</text:p>
          </table:table-cell>
          <table:table-cell office:value-type="float" office:value="0.320833333333333">
            <text:p>0.3208333333</text:p>
          </table:table-cell>
          <table:table-cell office:value-type="float" office:value="-0.00612745098039216">
            <text:p>-0.006127451</text:p>
          </table:table-cell>
          <table:table-cell office:value-type="float" office:value="0.0608836206896552">
            <text:p>0.0608836207</text:p>
          </table:table-cell>
          <table:table-cell office:value-type="float" office:value="2.32466736111111">
            <text:p>2.3246673611</text:p>
          </table:table-cell>
          <table:table-cell office:value-type="float" office:value="0.978627511053441">
            <text:p>0.9786275111</text:p>
          </table:table-cell>
          <table:table-cell office:value-type="float" office:value="1.22035803033963">
            <text:p>1.2203580303</text:p>
          </table:table-cell>
          <table:table-cell office:value-type="float" office:value="2.49097994657408">
            <text:p>2.4909799466</text:p>
          </table:table-cell>
          <table:table-cell office:value-type="float" office:value="0">
            <text:p>0</text:p>
          </table:table-cell>
          <table:table-cell office:value-type="float" office:value="11.7279490036261">
            <text:p>11.7279490036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date" office:date-value="2020-08-05">
            <text:p>08/05/2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1976">
            <text:p>1976</text:p>
          </table:table-cell>
          <table:table-cell office:value-type="float" office:value="0.56">
            <text:p>0.56</text:p>
          </table:table-cell>
          <table:table-cell office:value-type="float" office:value="1">
            <text:p>1</text:p>
          </table:table-cell>
          <table:table-cell office:value-type="float" office:value="73.4">
            <text:p>73.4</text:p>
          </table:table-cell>
          <table:table-cell office:value-type="float" office:value="2094">
            <text:p>2094</text:p>
          </table:table-cell>
          <table:table-cell office:value-type="float" office:value="0.792">
            <text:p>0.79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58">
            <text:p>58</text:p>
          </table:table-cell>
          <table:table-cell office:value-type="float" office:value="96">
            <text:p>96</text:p>
          </table:table-cell>
          <table:table-cell office:value-type="float" office:value="205">
            <text:p>205</text:p>
          </table:table-cell>
          <table:table-cell office:value-type="float" office:value="8.75">
            <text:p>8.75</text:p>
          </table:table-cell>
          <table:table-cell office:value-type="float" office:value="13.375">
            <text:p>13.375</text:p>
          </table:table-cell>
          <table:table-cell office:value-type="float" office:value="2.75">
            <text:p>2.75</text:p>
          </table:table-cell>
          <table:table-cell office:value-type="float" office:value="0.150862068965517">
            <text:p>0.150862069</text:p>
          </table:table-cell>
          <table:table-cell office:value-type="float" office:value="0.139322916666667">
            <text:p>0.1393229167</text:p>
          </table:table-cell>
          <table:table-cell office:value-type="float" office:value="0.0134146341463415">
            <text:p>0.0134146341</text:p>
          </table:table-cell>
          <table:table-cell office:value-type="float" office:value="1.57262559453032">
            <text:p>1.5726255945</text:p>
          </table:table-cell>
          <table:table-cell office:value-type="float" office:value="1.52567552354601">
            <text:p>1.5256755235</text:p>
          </table:table-cell>
          <table:table-cell office:value-type="float" office:value="1.04730392623438">
            <text:p>1.0473039262</text:p>
          </table:table-cell>
          <table:table-cell office:value-type="float" office:value="4.93303560640243">
            <text:p>4.9330356064</text:p>
          </table:table-cell>
          <table:table-cell office:value-type="float" office:value="5.31415402716096">
            <text:p>5.31415402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date" office:date-value="2020-08-06">
            <text:p>08/06/20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2438">
            <text:p>2438</text:p>
          </table:table-cell>
          <table:table-cell office:value-type="float" office:value="1.35">
            <text:p>1.35</text:p>
          </table:table-cell>
          <table:table-cell office:value-type="float" office:value="1">
            <text:p>1</text:p>
          </table:table-cell>
          <table:table-cell office:value-type="float" office:value="72.4">
            <text:p>72.4</text:p>
          </table:table-cell>
          <table:table-cell office:value-type="float" office:value="2295">
            <text:p>2295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183">
            <text:p>183</text:p>
          </table:table-cell>
          <table:table-cell office:value-type="float" office:value="8">
            <text:p>8</text:p>
          </table:table-cell>
          <table:table-cell office:value-type="float" office:value="0.625">
            <text:p>0.625</text:p>
          </table:table-cell>
          <table:table-cell office:value-type="float" office:value="29.25">
            <text:p>29.25</text:p>
          </table:table-cell>
          <table:table-cell office:value-type="float" office:value="0.114285714285714">
            <text:p>0.1142857143</text:p>
          </table:table-cell>
          <table:table-cell office:value-type="float" office:value="0.00625">
            <text:p>0.00625</text:p>
          </table:table-cell>
          <table:table-cell office:value-type="float" office:value="0.159836065573771">
            <text:p>0.1598360656</text:p>
          </table:table-cell>
          <table:table-cell office:value-type="float" office:value="1.4256">
            <text:p>1.4256</text:p>
          </table:table-cell>
          <table:table-cell office:value-type="float" office:value="1.0219515625">
            <text:p>1.0219515625</text:p>
          </table:table-cell>
          <table:table-cell office:value-type="float" office:value="1.60949946251008">
            <text:p>1.6094994625</text:p>
          </table:table-cell>
          <table:table-cell office:value-type="float" office:value="6.40536197802138">
            <text:p>6.405361978</text:p>
          </table:table-cell>
          <table:table-cell office:value-type="float" office:value="0">
            <text:p>0</text:p>
          </table:table-cell>
          <table:table-cell office:value-type="float" office:value="4.67462494487177">
            <text:p>4.6746249449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date" office:date-value="2020-08-07">
            <text:p>08/07/20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2921">
            <text:p>2921</text:p>
          </table:table-cell>
          <table:table-cell office:value-type="float" office:value="0.82">
            <text:p>0.82</text:p>
          </table:table-cell>
          <table:table-cell office:value-type="float" office:value="0.8">
            <text:p>0.8</text:p>
          </table:table-cell>
          <table:table-cell office:value-type="float" office:value="72">
            <text:p>72</text:p>
          </table:table-cell>
          <table:table-cell office:value-type="float" office:value="2528">
            <text:p>2528</text:p>
          </table:table-cell>
          <table:table-cell office:value-type="float" office:value="1.13">
            <text:p>1.1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70">
            <text:p>70</text:p>
          </table:table-cell>
          <table:table-cell office:value-type="float" office:value="110">
            <text:p>110</text:p>
          </table:table-cell>
          <table:table-cell office:value-type="float" office:value="205">
            <text:p>205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0.5">
            <text:p>50.5</text:p>
          </table:table-cell>
          <table:table-cell office:value-type="float" office:value="0.0178571428571429">
            <text:p>0.0178571429</text:p>
          </table:table-cell>
          <table:table-cell office:value-type="float" office:value="0.240909090909091">
            <text:p>0.2409090909</text:p>
          </table:table-cell>
          <table:table-cell office:value-type="float" office:value="0.246341463414634">
            <text:p>0.2463414634</text:p>
          </table:table-cell>
          <table:table-cell office:value-type="float" office:value="1.063125">
            <text:p>1.063125</text:p>
          </table:table-cell>
          <table:table-cell office:value-type="float" office:value="1.9569347107438">
            <text:p>1.9569347107</text:p>
          </table:table-cell>
          <table:table-cell office:value-type="float" office:value="1.98113599048186">
            <text:p>1.9811359905</text:p>
          </table:table-cell>
          <table:table-cell office:value-type="float" office:value="0">
            <text:p>0</text:p>
          </table:table-cell>
          <table:table-cell office:value-type="float" office:value="3.21133031947276">
            <text:p>3.2113303195</text:p>
          </table:table-cell>
          <table:table-cell office:value-type="float" office:value="3.14762967271778">
            <text:p>3.1476296727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date" office:date-value="2020-08-08">
            <text:p>08/08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2970">
            <text:p>2970</text:p>
          </table:table-cell>
          <table:table-cell office:value-type="float" office:value="1.08">
            <text:p>1.08</text:p>
          </table:table-cell>
          <table:table-cell office:value-type="float" office:value="1.2">
            <text:p>1.2</text:p>
          </table:table-cell>
          <table:table-cell office:value-type="float" office:value="69.8">
            <text:p>69.8</text:p>
          </table:table-cell>
          <table:table-cell office:value-type="float" office:value="2510.4">
            <text:p>2510.4</text:p>
          </table:table-cell>
          <table:table-cell office:value-type="float" office:value="1.388">
            <text:p>1.38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office:value-type="float" office:value="132">
            <text:p>132</text:p>
          </table:table-cell>
          <table:table-cell office:value-type="float" office:value="282">
            <text:p>282</text:p>
          </table:table-cell>
          <table:table-cell office:value-type="float" office:value="2.5">
            <text:p>2.5</text:p>
          </table:table-cell>
          <table:table-cell office:value-type="float" office:value="3.875">
            <text:p>3.875</text:p>
          </table:table-cell>
          <table:table-cell office:value-type="float" office:value="68.5">
            <text:p>68.5</text:p>
          </table:table-cell>
          <table:table-cell office:value-type="float" office:value="0.03125">
            <text:p>0.03125</text:p>
          </table:table-cell>
          <table:table-cell office:value-type="float" office:value="0.0293560606060606">
            <text:p>0.0293560606</text:p>
          </table:table-cell>
          <table:table-cell office:value-type="float" office:value="0.24290780141844">
            <text:p>0.2429078014</text:p>
          </table:table-cell>
          <table:table-cell office:value-type="float" office:value="1.1112890625">
            <text:p>1.1112890625</text:p>
          </table:table-cell>
          <table:table-cell office:value-type="float" office:value="1.10443529757805">
            <text:p>1.1044352976</text:p>
          </table:table-cell>
          <table:table-cell office:value-type="float" office:value="1.96582553694482">
            <text:p>1.9658255369</text:p>
          </table:table-cell>
          <table:table-cell office:value-type="float" office:value="22.5255059555446">
            <text:p>22.5255059555</text:p>
          </table:table-cell>
          <table:table-cell office:value-type="float" office:value="23.9566256655354">
            <text:p>23.9566256655</text:p>
          </table:table-cell>
          <table:table-cell office:value-type="float" office:value="3.18756308143443">
            <text:p>3.1875630814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date" office:date-value="2020-08-09">
            <text:p>08/09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335">
            <text:p>2335</text:p>
          </table:table-cell>
          <table:table-cell office:value-type="float" office:value="1.84">
            <text:p>1.84</text:p>
          </table:table-cell>
          <table:table-cell office:value-type="float" office:value="1">
            <text:p>1</text:p>
          </table:table-cell>
          <table:table-cell office:value-type="float" office:value="67.4">
            <text:p>67.4</text:p>
          </table:table-cell>
          <table:table-cell office:value-type="float" office:value="2182.6">
            <text:p>2182.6</text:p>
          </table:table-cell>
          <table:table-cell office:value-type="float" office:value="1.494">
            <text:p>1.494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348">
            <text:p>348</text:p>
          </table:table-cell>
          <table:table-cell office:value-type="float" office:value="8">
            <text:p>8</text:p>
          </table:table-cell>
          <table:table-cell office:value-type="float" office:value="3.125">
            <text:p>3.125</text:p>
          </table:table-cell>
          <table:table-cell office:value-type="float" office:value="51.625">
            <text:p>51.625</text:p>
          </table:table-cell>
          <table:table-cell office:value-type="float" office:value="0.114285714285714">
            <text:p>0.1142857143</text:p>
          </table:table-cell>
          <table:table-cell office:value-type="float" office:value="0.025">
            <text:p>0.025</text:p>
          </table:table-cell>
          <table:table-cell office:value-type="float" office:value="0.148347701149425">
            <text:p>0.1483477011</text:p>
          </table:table-cell>
          <table:table-cell office:value-type="float" office:value="1.4256">
            <text:p>1.4256</text:p>
          </table:table-cell>
          <table:table-cell office:value-type="float" office:value="1.088725">
            <text:p>1.088725</text:p>
          </table:table-cell>
          <table:table-cell office:value-type="float" office:value="1.56235075327817">
            <text:p>1.5623507533</text:p>
          </table:table-cell>
          <table:table-cell office:value-type="float" office:value="6.40536197802138">
            <text:p>6.405361978</text:p>
          </table:table-cell>
          <table:table-cell office:value-type="float" office:value="28.0710345259387">
            <text:p>28.0710345259</text:p>
          </table:table-cell>
          <table:table-cell office:value-type="float" office:value="5.01103598163759">
            <text:p>5.0110359816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date" office:date-value="2020-08-10">
            <text:p>08/10/20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float" office:value="1888">
            <text:p>1888</text:p>
          </table:table-cell>
          <table:table-cell office:value-type="float" office:value="1.85">
            <text:p>1.85</text:p>
          </table:table-cell>
          <table:table-cell office:value-type="float" office:value="0.6">
            <text:p>0.6</text:p>
          </table:table-cell>
          <table:table-cell office:value-type="float" office:value="65.8">
            <text:p>65.8</text:p>
          </table:table-cell>
          <table:table-cell office:value-type="float" office:value="2177.8">
            <text:p>2177.8</text:p>
          </table:table-cell>
          <table:table-cell office:value-type="float" office:value="1.482">
            <text:p>1.48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0">
            <text:p>120</text:p>
          </table:table-cell>
          <table:table-cell office:value-type="float" office:value="384">
            <text:p>384</text:p>
          </table:table-cell>
          <table:table-cell office:value-type="float" office:value="1.25">
            <text:p>1.25</text:p>
          </table:table-cell>
          <table:table-cell office:value-type="float" office:value="4.25">
            <text:p>4.25</text:p>
          </table:table-cell>
          <table:table-cell office:value-type="float" office:value="49">
            <text:p>49</text:p>
          </table:table-cell>
          <table:table-cell office:value-type="float" office:value="0.0178571428571429">
            <text:p>0.0178571429</text:p>
          </table:table-cell>
          <table:table-cell office:value-type="float" office:value="0.0354166666666667">
            <text:p>0.0354166667</text:p>
          </table:table-cell>
          <table:table-cell office:value-type="float" office:value="0.127604166666667">
            <text:p>0.1276041667</text:p>
          </table:table-cell>
          <table:table-cell office:value-type="float" office:value="1.063125">
            <text:p>1.063125</text:p>
          </table:table-cell>
          <table:table-cell office:value-type="float" office:value="1.12641684027778">
            <text:p>1.1264168403</text:p>
          </table:table-cell>
          <table:table-cell office:value-type="float" office:value="1.47852891710069">
            <text:p>1.4785289171</text:p>
          </table:table-cell>
          <table:table-cell office:value-type="float" office:value="0">
            <text:p>0</text:p>
          </table:table-cell>
          <table:table-cell office:value-type="float" office:value="19.9157777874143">
            <text:p>19.9157777874</text:p>
          </table:table-cell>
          <table:table-cell office:value-type="float" office:value="5.77164884572655">
            <text:p>5.7716488457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date" office:date-value="2020-08-11">
            <text:p>08/11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799">
            <text:p>799</text:p>
          </table:table-cell>
          <table:table-cell office:value-type="float" office:value="1.88">
            <text:p>1.88</text:p>
          </table:table-cell>
          <table:table-cell office:value-type="float" office:value="1">
            <text:p>1</text:p>
          </table:table-cell>
          <table:table-cell office:value-type="float" office:value="65.2">
            <text:p>65.2</text:p>
          </table:table-cell>
          <table:table-cell office:value-type="float" office:value="2221.6">
            <text:p>2221.6</text:p>
          </table:table-cell>
          <table:table-cell office:value-type="float" office:value="1.548">
            <text:p>1.54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554">
            <text:p>554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4.625">
            <text:p>54.625</text:p>
          </table:table-cell>
          <table:table-cell office:value-type="float" office:value="0.0178571428571429">
            <text:p>0.0178571429</text:p>
          </table:table-cell>
          <table:table-cell office:value-type="float" office:value="0.212">
            <text:p>0.212</text:p>
          </table:table-cell>
          <table:table-cell office:value-type="float" office:value="0.098601083032491">
            <text:p>0.098601083</text:p>
          </table:table-cell>
          <table:table-cell office:value-type="float" office:value="1.063125">
            <text:p>1.063125</text:p>
          </table:table-cell>
          <table:table-cell office:value-type="float" office:value="1.83009024">
            <text:p>1.83009024</text:p>
          </table:table-cell>
          <table:table-cell office:value-type="float" office:value="1.36415925082107">
            <text:p>1.3641592508</text:p>
          </table:table-cell>
          <table:table-cell office:value-type="float" office:value="0">
            <text:p>0</text:p>
          </table:table-cell>
          <table:table-cell office:value-type="float" office:value="3.6050365398819">
            <text:p>3.6050365399</text:p>
          </table:table-cell>
          <table:table-cell office:value-type="float" office:value="7.37095561748479">
            <text:p>7.3709556175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date" office:date-value="2020-08-12">
            <text:p>08/12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2897">
            <text:p>2897</text:p>
          </table:table-cell>
          <table:table-cell office:value-type="float" office:value="0.76">
            <text:p>0.76</text:p>
          </table:table-cell>
          <table:table-cell office:value-type="float" office:value="1">
            <text:p>1</text:p>
          </table:table-cell>
          <table:table-cell office:value-type="float" office:value="63.4">
            <text:p>63.4</text:p>
          </table:table-cell>
          <table:table-cell office:value-type="float" office:value="2383">
            <text:p>2383</text:p>
          </table:table-cell>
          <table:table-cell office:value-type="float" office:value="1.434">
            <text:p>1.43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9">
            <text:p>9</text:p>
          </table:table-cell>
          <table:table-cell office:value-type="float" office:value="80">
            <text:p>80</text:p>
          </table:table-cell>
          <table:table-cell office:value-type="float" office:value="162">
            <text:p>162</text:p>
          </table:table-cell>
          <table:table-cell office:value-type="float" office:value="725">
            <text:p>725</text:p>
          </table:table-cell>
          <table:table-cell office:value-type="float" office:value="2.5">
            <text:p>2.5</text:p>
          </table:table-cell>
          <table:table-cell office:value-type="float" office:value="35.25">
            <text:p>35.25</text:p>
          </table:table-cell>
          <table:table-cell office:value-type="float" office:value="34.5">
            <text:p>34.5</text:p>
          </table:table-cell>
          <table:table-cell office:value-type="float" office:value="0.03125">
            <text:p>0.03125</text:p>
          </table:table-cell>
          <table:table-cell office:value-type="float" office:value="0.217592592592593">
            <text:p>0.2175925926</text:p>
          </table:table-cell>
          <table:table-cell office:value-type="float" office:value="0.0475862068965517">
            <text:p>0.0475862069</text:p>
          </table:table-cell>
          <table:table-cell office:value-type="float" office:value="1.1112890625">
            <text:p>1.1112890625</text:p>
          </table:table-cell>
          <table:table-cell office:value-type="float" office:value="1.85437328532236">
            <text:p>1.8543732853</text:p>
          </table:table-cell>
          <table:table-cell office:value-type="float" office:value="1.17099004042806">
            <text:p>1.1709900404</text:p>
          </table:table-cell>
          <table:table-cell office:value-type="float" office:value="22.5255059555446">
            <text:p>22.5255059555</text:p>
          </table:table-cell>
          <table:table-cell office:value-type="float" office:value="3.52073641591156">
            <text:p>3.5207364159</text:p>
          </table:table-cell>
          <table:table-cell office:value-type="float" office:value="14.9100247993549">
            <text:p>14.9100247994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date" office:date-value="2020-08-13">
            <text:p>08/13/20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float" office:value="3189">
            <text:p>3189</text:p>
          </table:table-cell>
          <table:table-cell office:value-type="float" office:value="1.41">
            <text:p>1.41</text:p>
          </table:table-cell>
          <table:table-cell office:value-type="float" office:value="0.4">
            <text:p>0.4</text:p>
          </table:table-cell>
          <table:table-cell office:value-type="float" office:value="63.8">
            <text:p>63.8</text:p>
          </table:table-cell>
          <table:table-cell office:value-type="float" office:value="2605">
            <text:p>2605</text:p>
          </table:table-cell>
          <table:table-cell office:value-type="float" office:value="1.224">
            <text:p>1.22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200">
            <text:p>200</text:p>
          </table:table-cell>
          <table:table-cell office:value-type="float" office:value="573">
            <text:p>573</text:p>
          </table:table-cell>
          <table:table-cell office:value-type="float" office:value="8.125">
            <text:p>8.125</text:p>
          </table:table-cell>
          <table:table-cell office:value-type="float" office:value="41.75">
            <text:p>41.75</text:p>
          </table:table-cell>
          <table:table-cell office:value-type="float" office:value="83.375">
            <text:p>83.375</text:p>
          </table:table-cell>
          <table:table-cell office:value-type="float" office:value="0.112847222222222">
            <text:p>0.1128472222</text:p>
          </table:table-cell>
          <table:table-cell office:value-type="float" office:value="0.20875">
            <text:p>0.20875</text:p>
          </table:table-cell>
          <table:table-cell office:value-type="float" office:value="0.145506108202443">
            <text:p>0.1455061082</text:p>
          </table:table-cell>
          <table:table-cell office:value-type="float" office:value="1.41992488908179">
            <text:p>1.4199248891</text:p>
          </table:table-cell>
          <table:table-cell office:value-type="float" office:value="1.8160350625">
            <text:p>1.8160350625</text:p>
          </table:table-cell>
          <table:table-cell office:value-type="float" office:value="1.55076855265602">
            <text:p>1.5507685527</text:p>
          </table:table-cell>
          <table:table-cell office:value-type="float" office:value="6.48274912163615">
            <text:p>6.4827491216</text:p>
          </table:table-cell>
          <table:table-cell office:value-type="float" office:value="3.65609471935649">
            <text:p>3.6560947194</text:p>
          </table:table-cell>
          <table:table-cell office:value-type="float" office:value="5.10242736239139">
            <text:p>5.1024273624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date" office:date-value="2020-08-14">
            <text:p>08/14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3142">
            <text:p>314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3.8">
            <text:p>63.8</text:p>
          </table:table-cell>
          <table:table-cell office:value-type="float" office:value="3029.8">
            <text:p>3029.8</text:p>
          </table:table-cell>
          <table:table-cell office:value-type="float" office:value="1.114">
            <text:p>1.1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 office:value-type="float" office:value="230">
            <text:p>230</text:p>
          </table:table-cell>
          <table:table-cell office:value-type="float" office:value="1009">
            <text:p>1009</text:p>
          </table:table-cell>
          <table:table-cell office:value-type="float" office:value="13.5">
            <text:p>13.5</text:p>
          </table:table-cell>
          <table:table-cell office:value-type="float" office:value="41">
            <text:p>41</text:p>
          </table:table-cell>
          <table:table-cell office:value-type="float" office:value="82.625">
            <text:p>82.625</text:p>
          </table:table-cell>
          <table:table-cell office:value-type="float" office:value="0.164634146341463">
            <text:p>0.1646341463</text:p>
          </table:table-cell>
          <table:table-cell office:value-type="float" office:value="0.178260869565217">
            <text:p>0.1782608696</text:p>
          </table:table-cell>
          <table:table-cell office:value-type="float" office:value="0.0818880079286422">
            <text:p>0.0818880079</text:p>
          </table:table-cell>
          <table:table-cell office:value-type="float" office:value="1.62934414039262">
            <text:p>1.6293441404</text:p>
          </table:table-cell>
          <table:table-cell office:value-type="float" office:value="1.68619584120983">
            <text:p>1.6861958412</text:p>
          </table:table-cell>
          <table:table-cell office:value-type="float" office:value="1.29975109360159">
            <text:p>1.2997510936</text:p>
          </table:table-cell>
          <table:table-cell office:value-type="float" office:value="4.54800094187489">
            <text:p>4.5480009419</text:p>
          </table:table-cell>
          <table:table-cell office:value-type="float" office:value="4.22548916595003">
            <text:p>4.22548916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date" office:date-value="2020-08-15">
            <text:p>08/15/20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2998">
            <text:p>2998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63.4">
            <text:p>63.4</text:p>
          </table:table-cell>
          <table:table-cell office:value-type="float" office:value="2915.2">
            <text:p>2915.2</text:p>
          </table:table-cell>
          <table:table-cell office:value-type="float" office:value="1.22">
            <text:p>1.2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92">
            <text:p>92</text:p>
          </table:table-cell>
          <table:table-cell office:value-type="float" office:value="320">
            <text:p>320</text:p>
          </table:table-cell>
          <table:table-cell office:value-type="float" office:value="1196">
            <text:p>1196</text:p>
          </table:table-cell>
          <table:table-cell office:value-type="float" office:value="22.75">
            <text:p>22.75</text:p>
          </table:table-cell>
          <table:table-cell office:value-type="float" office:value="46.75">
            <text:p>46.75</text:p>
          </table:table-cell>
          <table:table-cell office:value-type="float" office:value="89.25">
            <text:p>89.25</text:p>
          </table:table-cell>
          <table:table-cell office:value-type="float" office:value="0.247282608695652">
            <text:p>0.2472826087</text:p>
          </table:table-cell>
          <table:table-cell office:value-type="float" office:value="0.14609375">
            <text:p>0.14609375</text:p>
          </table:table-cell>
          <table:table-cell office:value-type="float" office:value="0.074623745819398">
            <text:p>0.0746237458</text:p>
          </table:table-cell>
          <table:table-cell office:value-type="float" office:value="1.9853405600189">
            <text:p>1.98534056</text:p>
          </table:table-cell>
          <table:table-cell office:value-type="float" office:value="1.55316115722656">
            <text:p>1.5531611572</text:p>
          </table:table-cell>
          <table:table-cell office:value-type="float" office:value="1.27209776911052">
            <text:p>1.2720977691</text:p>
          </table:table-cell>
          <table:table-cell office:value-type="float" office:value="3.13687712495242">
            <text:p>3.136877125</text:p>
          </table:table-cell>
          <table:table-cell office:value-type="float" office:value="5.08323645195196">
            <text:p>5.083236452</text:p>
          </table:table-cell>
          <table:table-cell office:value-type="float" office:value="9.63097730170839">
            <text:p>9.6309773017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date" office:date-value="2020-08-16">
            <text:p>08/16/2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2923">
            <text:p>2923</text:p>
          </table:table-cell>
          <table:table-cell office:value-type="float" office:value="1.33">
            <text:p>1.33</text:p>
          </table:table-cell>
          <table:table-cell office:value-type="float" office:value="0.4">
            <text:p>0.4</text:p>
          </table:table-cell>
          <table:table-cell office:value-type="float" office:value="62.2">
            <text:p>62.2</text:p>
          </table:table-cell>
          <table:table-cell office:value-type="float" office:value="2773.2">
            <text:p>2773.2</text:p>
          </table:table-cell>
          <table:table-cell office:value-type="float" office:value="1.132">
            <text:p>1.13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22">
            <text:p>122</text:p>
          </table:table-cell>
          <table:table-cell office:value-type="float" office:value="350">
            <text:p>350</text:p>
          </table:table-cell>
          <table:table-cell office:value-type="float" office:value="984">
            <text:p>984</text:p>
          </table:table-cell>
          <table:table-cell office:value-type="float" office:value="31">
            <text:p>31</text:p>
          </table:table-cell>
          <table:table-cell office:value-type="float" office:value="7.75">
            <text:p>7.75</text:p>
          </table:table-cell>
          <table:table-cell office:value-type="float" office:value="85.75">
            <text:p>85.75</text:p>
          </table:table-cell>
          <table:table-cell office:value-type="float" office:value="0.254098360655738">
            <text:p>0.2540983607</text:p>
          </table:table-cell>
          <table:table-cell office:value-type="float" office:value="0.0221428571428571">
            <text:p>0.0221428571</text:p>
          </table:table-cell>
          <table:table-cell office:value-type="float" office:value="0.0871443089430894">
            <text:p>0.0871443089</text:p>
          </table:table-cell>
          <table:table-cell office:value-type="float" office:value="2.01589357699543">
            <text:p>2.015893577</text:p>
          </table:table-cell>
          <table:table-cell office:value-type="float" office:value="1.078461">
            <text:p>1.078461</text:p>
          </table:table-cell>
          <table:table-cell office:value-type="float" office:value="1.3198895772399">
            <text:p>1.3198895772</text:p>
          </table:table-cell>
          <table:table-cell office:value-type="float" office:value="3.06137594859294">
            <text:p>3.0613759486</text:p>
          </table:table-cell>
          <table:table-cell office:value-type="float" office:value="31.6487295913258">
            <text:p>31.6487295913</text:p>
          </table:table-cell>
          <table:table-cell office:value-type="float" office:value="8.2957633224852">
            <text:p>8.2957633225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date" office:date-value="2020-08-17">
            <text:p>08/17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2324">
            <text:p>2324</text:p>
          </table:table-cell>
          <table:table-cell office:value-type="float" office:value="1.29">
            <text:p>1.29</text:p>
          </table:table-cell>
          <table:table-cell office:value-type="float" office:value="0.4">
            <text:p>0.4</text:p>
          </table:table-cell>
          <table:table-cell office:value-type="float" office:value="60.8">
            <text:p>60.8</text:p>
          </table:table-cell>
          <table:table-cell office:value-type="float" office:value="2884.8">
            <text:p>2884.8</text:p>
          </table:table-cell>
          <table:table-cell office:value-type="float" office:value="1.05">
            <text:p>1.05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9">
            <text:p>9</text:p>
          </table:table-cell>
          <table:table-cell office:value-type="float" office:value="155">
            <text:p>155</text:p>
          </table:table-cell>
          <table:table-cell office:value-type="float" office:value="360">
            <text:p>360</text:p>
          </table:table-cell>
          <table:table-cell office:value-type="float" office:value="957">
            <text:p>957</text:p>
          </table:table-cell>
          <table:table-cell office:value-type="float" office:value="34.75">
            <text:p>34.75</text:p>
          </table:table-cell>
          <table:table-cell office:value-type="float" office:value="49.125">
            <text:p>49.125</text:p>
          </table:table-cell>
          <table:table-cell office:value-type="float" office:value="74.375">
            <text:p>74.375</text:p>
          </table:table-cell>
          <table:table-cell office:value-type="float" office:value="0.224193548387097">
            <text:p>0.2241935484</text:p>
          </table:table-cell>
          <table:table-cell office:value-type="float" office:value="0.136458333333333">
            <text:p>0.1364583333</text:p>
          </table:table-cell>
          <table:table-cell office:value-type="float" office:value="0.0777168234064786">
            <text:p>0.0777168234</text:p>
          </table:table-cell>
          <table:table-cell office:value-type="float" office:value="1.8831924037461">
            <text:p>1.8831924037</text:p>
          </table:table-cell>
          <table:table-cell office:value-type="float" office:value="1.51410108506944">
            <text:p>1.5141010851</text:p>
          </table:table-cell>
          <table:table-cell office:value-type="float" office:value="1.28384709501785">
            <text:p>1.283847095</text:p>
          </table:table-cell>
          <table:table-cell office:value-type="float" office:value="3.42663289257146">
            <text:p>3.4266328926</text:p>
          </table:table-cell>
          <table:table-cell office:value-type="float" office:value="5.41873870362377">
            <text:p>5.4187387036</text:p>
          </table:table-cell>
          <table:table-cell office:value-type="float" office:value="9.26113283246003">
            <text:p>9.2611328325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date" office:date-value="2020-08-18">
            <text:p>08/18/2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2479">
            <text:p>2479</text:p>
          </table:table-cell>
          <table:table-cell office:value-type="float" office:value="0.97">
            <text:p>0.97</text:p>
          </table:table-cell>
          <table:table-cell office:value-type="float" office:value="0.4">
            <text:p>0.4</text:p>
          </table:table-cell>
          <table:table-cell office:value-type="float" office:value="59.6">
            <text:p>59.6</text:p>
          </table:table-cell>
          <table:table-cell office:value-type="float" office:value="2878.8">
            <text:p>2878.8</text:p>
          </table:table-cell>
          <table:table-cell office:value-type="float" office:value="1.186">
            <text:p>1.1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78">
            <text:p>178</text:p>
          </table:table-cell>
          <table:table-cell office:value-type="float" office:value="430">
            <text:p>430</text:p>
          </table:table-cell>
          <table:table-cell office:value-type="float" office:value="1009">
            <text:p>1009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82.625">
            <text:p>82.625</text:p>
          </table:table-cell>
          <table:table-cell office:value-type="float" office:value="0.196629213483146">
            <text:p>0.1966292135</text:p>
          </table:table-cell>
          <table:table-cell office:value-type="float" office:value="0.16046511627907">
            <text:p>0.1604651163</text:p>
          </table:table-cell>
          <table:table-cell office:value-type="float" office:value="0.0818880079286422">
            <text:p>0.0818880079</text:p>
          </table:table-cell>
          <table:table-cell office:value-type="float" office:value="1.76398182047721">
            <text:p>1.7639818205</text:p>
          </table:table-cell>
          <table:table-cell office:value-type="float" office:value="1.61209605191996">
            <text:p>1.6120960519</text:p>
          </table:table-cell>
          <table:table-cell office:value-type="float" office:value="1.29975109360159">
            <text:p>1.2997510936</text:p>
          </table:table-cell>
          <table:table-cell office:value-type="float" office:value="3.86135884870175">
            <text:p>3.8613588487</text:p>
          </table:table-cell>
          <table:table-cell office:value-type="float" office:value="4.65759339455003">
            <text:p>4.657593394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date" office:date-value="2020-08-19">
            <text:p>08/19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3700">
            <text:p>3700</text:p>
          </table:table-cell>
          <table:table-cell office:value-type="float" office:value="0.86">
            <text:p>0.86</text:p>
          </table:table-cell>
          <table:table-cell office:value-type="float" office:value="0.6">
            <text:p>0.6</text:p>
          </table:table-cell>
          <table:table-cell office:value-type="float" office:value="58.8">
            <text:p>58.8</text:p>
          </table:table-cell>
          <table:table-cell office:value-type="float" office:value="2964.6">
            <text:p>2964.6</text:p>
          </table:table-cell>
          <table:table-cell office:value-type="float" office:value="1.23">
            <text:p>1.23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52">
            <text:p>252</text:p>
          </table:table-cell>
          <table:table-cell office:value-type="float" office:value="462">
            <text:p>462</text:p>
          </table:table-cell>
          <table:table-cell office:value-type="float" office:value="1227">
            <text:p>1227</text:p>
          </table:table-cell>
          <table:table-cell office:value-type="float" office:value="37.875">
            <text:p>37.875</text:p>
          </table:table-cell>
          <table:table-cell office:value-type="float" office:value="17.5">
            <text:p>17.5</text:p>
          </table:table-cell>
          <table:table-cell office:value-type="float" office:value="40.875">
            <text:p>40.875</text:p>
          </table:table-cell>
          <table:table-cell office:value-type="float" office:value="0.150297619047619">
            <text:p>0.150297619</text:p>
          </table:table-cell>
          <table:table-cell office:value-type="float" office:value="0.0378787878787879">
            <text:p>0.0378787879</text:p>
          </table:table-cell>
          <table:table-cell office:value-type="float" office:value="0.0333129584352078">
            <text:p>0.0333129584</text:p>
          </table:table-cell>
          <table:table-cell office:value-type="float" office:value="1.57031684027778">
            <text:p>1.5703168403</text:p>
          </table:table-cell>
          <table:table-cell office:value-type="float" office:value="1.13538797061524">
            <text:p>1.1353879706</text:p>
          </table:table-cell>
          <table:table-cell office:value-type="float" office:value="1.11877047079465">
            <text:p>1.1187704708</text:p>
          </table:table-cell>
          <table:table-cell office:value-type="float" office:value="4.95031906453277">
            <text:p>4.9503190645</text:p>
          </table:table-cell>
          <table:table-cell office:value-type="float" office:value="18.6435116630965">
            <text:p>18.6435116631</text:p>
          </table:table-cell>
          <table:table-cell office:value-type="float" office:value="21.1518144623574">
            <text:p>21.1518144624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date" office:date-value="2020-08-20">
            <text:p>08/20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968">
            <text:p>2968</text:p>
          </table:table-cell>
          <table:table-cell office:value-type="float" office:value="1.48">
            <text:p>1.48</text:p>
          </table:table-cell>
          <table:table-cell office:value-type="float" office:value="0.6">
            <text:p>0.6</text:p>
          </table:table-cell>
          <table:table-cell office:value-type="float" office:value="58.4">
            <text:p>58.4</text:p>
          </table:table-cell>
          <table:table-cell office:value-type="float" office:value="2795.8">
            <text:p>2795.8</text:p>
          </table:table-cell>
          <table:table-cell office:value-type="float" office:value="1.444">
            <text:p>1.44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25">
            <text:p>325</text:p>
          </table:table-cell>
          <table:table-cell office:value-type="float" office:value="525">
            <text:p>525</text:p>
          </table:table-cell>
          <table:table-cell office:value-type="float" office:value="1221">
            <text:p>1221</text:p>
          </table:table-cell>
          <table:table-cell office:value-type="float" office:value="27.5">
            <text:p>27.5</text:p>
          </table:table-cell>
          <table:table-cell office:value-type="float" office:value="45">
            <text:p>45</text:p>
          </table:table-cell>
          <table:table-cell office:value-type="float" office:value="77">
            <text:p>77</text:p>
          </table:table-cell>
          <table:table-cell office:value-type="float" office:value="0.0846153846153846">
            <text:p>0.0846153846</text:p>
          </table:table-cell>
          <table:table-cell office:value-type="float" office:value="0.0857142857142857">
            <text:p>0.0857142857</text:p>
          </table:table-cell>
          <table:table-cell office:value-type="float" office:value="0.0630630630630631">
            <text:p>0.0630630631</text:p>
          </table:table-cell>
          <table:table-cell office:value-type="float" office:value="1.31018698224852">
            <text:p>1.3101869822</text:p>
          </table:table-cell>
          <table:table-cell office:value-type="float" office:value="1.3144">
            <text:p>1.3144</text:p>
          </table:table-cell>
          <table:table-cell office:value-type="float" office:value="1.2285155425696">
            <text:p>1.2285155426</text:p>
          </table:table-cell>
          <table:table-cell office:value-type="float" office:value="8.53362174733149">
            <text:p>8.5336217473</text:p>
          </table:table-cell>
          <table:table-cell office:value-type="float" office:value="8.42854097334081">
            <text:p>8.4285409733</text:p>
          </table:table-cell>
          <table:table-cell office:value-type="float" office:value="11.3343752556056">
            <text:p>11.3343752556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date" office:date-value="2020-08-21">
            <text:p>08/21/20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3352">
            <text:p>3352</text:p>
          </table:table-cell>
          <table:table-cell office:value-type="float" office:value="1.55">
            <text:p>1.55</text:p>
          </table:table-cell>
          <table:table-cell office:value-type="float" office:value="0.8">
            <text:p>0.8</text:p>
          </table:table-cell>
          <table:table-cell office:value-type="float" office:value="58.2">
            <text:p>58.2</text:p>
          </table:table-cell>
          <table:table-cell office:value-type="float" office:value="2736.2">
            <text:p>2736.2</text:p>
          </table:table-cell>
          <table:table-cell office:value-type="float" office:value="1.452">
            <text:p>1.45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office:value-type="float" office:value="332">
            <text:p>332</text:p>
          </table:table-cell>
          <table:table-cell office:value-type="float" office:value="656">
            <text:p>656</text:p>
          </table:table-cell>
          <table:table-cell office:value-type="float" office:value="1500">
            <text:p>1500</text:p>
          </table:table-cell>
          <table:table-cell office:value-type="float" office:value="58.25">
            <text:p>58.25</text:p>
          </table:table-cell>
          <table:table-cell office:value-type="float" office:value="47.5">
            <text:p>47.5</text:p>
          </table:table-cell>
          <table:table-cell office:value-type="float" office:value="107.5">
            <text:p>107.5</text:p>
          </table:table-cell>
          <table:table-cell office:value-type="float" office:value="0.175451807228916">
            <text:p>0.1754518072</text:p>
          </table:table-cell>
          <table:table-cell office:value-type="float" office:value="0.0724085365853658">
            <text:p>0.0724085366</text:p>
          </table:table-cell>
          <table:table-cell office:value-type="float" office:value="0.0716666666666667">
            <text:p>0.0716666667</text:p>
          </table:table-cell>
          <table:table-cell office:value-type="float" office:value="1.67441666515459">
            <text:p>1.6744166652</text:p>
          </table:table-cell>
          <table:table-cell office:value-type="float" office:value="1.26370615054283">
            <text:p>1.2637061505</text:p>
          </table:table-cell>
          <table:table-cell office:value-type="float" office:value="1.26090011111111">
            <text:p>1.2609001111</text:p>
          </table:table-cell>
          <table:table-cell office:value-type="float" office:value="4.28788167579513">
            <text:p>4.2878816758</text:p>
          </table:table-cell>
          <table:table-cell office:value-type="float" office:value="9.9152633052514">
            <text:p>9.9152633053</text:p>
          </table:table-cell>
          <table:table-cell office:value-type="float" office:value="10.0143970143973">
            <text:p>10.0143970144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date" office:date-value="2020-08-22">
            <text:p>08/22/2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480">
            <text:p>1480</text:p>
          </table:table-cell>
          <table:table-cell office:value-type="float" office:value="2.36">
            <text:p>2.36</text:p>
          </table:table-cell>
          <table:table-cell office:value-type="float" office:value="0.8">
            <text:p>0.8</text:p>
          </table:table-cell>
          <table:table-cell office:value-type="float" office:value="58.6">
            <text:p>58.6</text:p>
          </table:table-cell>
          <table:table-cell office:value-type="float" office:value="2287.8">
            <text:p>2287.8</text:p>
          </table:table-cell>
          <table:table-cell office:value-type="float" office:value="1.774">
            <text:p>1.77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48">
            <text:p>348</text:p>
          </table:table-cell>
          <table:table-cell office:value-type="float" office:value="632">
            <text:p>632</text:p>
          </table:table-cell>
          <table:table-cell office:value-type="float" office:value="1356">
            <text:p>1356</text:p>
          </table:table-cell>
          <table:table-cell office:value-type="float" office:value="54.625">
            <text:p>54.625</text:p>
          </table:table-cell>
          <table:table-cell office:value-type="float" office:value="71.125">
            <text:p>71.125</text:p>
          </table:table-cell>
          <table:table-cell office:value-type="float" office:value="138.75">
            <text:p>138.75</text:p>
          </table:table-cell>
          <table:table-cell office:value-type="float" office:value="0.156968390804598">
            <text:p>0.1569683908</text:p>
          </table:table-cell>
          <table:table-cell office:value-type="float" office:value="0.112539556962025">
            <text:p>0.112539557</text:p>
          </table:table-cell>
          <table:table-cell office:value-type="float" office:value="0.102323008849558">
            <text:p>0.1023230088</text:p>
          </table:table-cell>
          <table:table-cell office:value-type="float" office:value="1.59768195621119">
            <text:p>1.5976819562</text:p>
          </table:table-cell>
          <table:table-cell office:value-type="float" office:value="1.41871214705426">
            <text:p>1.4187121471</text:p>
          </table:table-cell>
          <table:table-cell office:value-type="float" office:value="1.3786517273279">
            <text:p>1.3786517273</text:p>
          </table:table-cell>
          <table:table-cell office:value-type="float" office:value="4.75399390022151">
            <text:p>4.7539939002</text:p>
          </table:table-cell>
          <table:table-cell office:value-type="float" office:value="6.49955729373485">
            <text:p>6.4995572937</text:p>
          </table:table-cell>
          <table:table-cell office:value-type="float" office:value="7.11505595496417">
            <text:p>7.115055955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date" office:date-value="2020-08-23">
            <text:p>08/23/20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2181">
            <text:p>2181</text:p>
          </table:table-cell>
          <table:table-cell office:value-type="float" office:value="1.01">
            <text:p>1.01</text:p>
          </table:table-cell>
          <table:table-cell office:value-type="float" office:value="1">
            <text:p>1</text:p>
          </table:table-cell>
          <table:table-cell office:value-type="float" office:value="58.6">
            <text:p>58.6</text:p>
          </table:table-cell>
          <table:table-cell office:value-type="float" office:value="2072.6">
            <text:p>2072.6</text:p>
          </table:table-cell>
          <table:table-cell office:value-type="float" office:value="1.732">
            <text:p>1.73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65">
            <text:p>365</text:p>
          </table:table-cell>
          <table:table-cell office:value-type="float" office:value="782">
            <text:p>782</text:p>
          </table:table-cell>
          <table:table-cell office:value-type="float" office:value="1758">
            <text:p>1758</text:p>
          </table:table-cell>
          <table:table-cell office:value-type="float" office:value="13.75">
            <text:p>13.75</text:p>
          </table:table-cell>
          <table:table-cell office:value-type="float" office:value="91">
            <text:p>91</text:p>
          </table:table-cell>
          <table:table-cell office:value-type="float" office:value="284">
            <text:p>284</text:p>
          </table:table-cell>
          <table:table-cell office:value-type="float" office:value="0.0376712328767123">
            <text:p>0.0376712329</text:p>
          </table:table-cell>
          <table:table-cell office:value-type="float" office:value="0.116368286445013">
            <text:p>0.1163682864</text:p>
          </table:table-cell>
          <table:table-cell office:value-type="float" office:value="0.161547212741752">
            <text:p>0.1615472127</text:p>
          </table:table-cell>
          <table:table-cell office:value-type="float" office:value="1.13463079376994">
            <text:p>1.1346307938</text:p>
          </table:table-cell>
          <table:table-cell office:value-type="float" office:value="1.43383049561424">
            <text:p>1.4338304956</text:p>
          </table:table-cell>
          <table:table-cell office:value-type="float" office:value="1.6165663484076">
            <text:p>1.6165663484</text:p>
          </table:table-cell>
          <table:table-cell office:value-type="float" office:value="18.7443446228369">
            <text:p>18.7443446228</text:p>
          </table:table-cell>
          <table:table-cell office:value-type="float" office:value="6.29671190849085">
            <text:p>6.2967119085</text:p>
          </table:table-cell>
          <table:table-cell office:value-type="float" office:value="4.62860542779788">
            <text:p>4.6286054278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date" office:date-value="2020-08-24">
            <text:p>08/24/20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1458">
            <text:p>1458</text:p>
          </table:table-cell>
          <table:table-cell office:value-type="float" office:value="2.47">
            <text:p>2.47</text:p>
          </table:table-cell>
          <table:table-cell office:value-type="float" office:value="0.6">
            <text:p>0.6</text:p>
          </table:table-cell>
          <table:table-cell office:value-type="float" office:value="59.8">
            <text:p>59.8</text:p>
          </table:table-cell>
          <table:table-cell office:value-type="float" office:value="2327.2">
            <text:p>2327.2</text:p>
          </table:table-cell>
          <table:table-cell office:value-type="float" office:value="1.738">
            <text:p>1.7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">
            <text:p>6</text:p>
          </table:table-cell>
          <table:table-cell office:value-type="float" office:value="342">
            <text:p>342</text:p>
          </table:table-cell>
          <table:table-cell office:value-type="float" office:value="768">
            <text:p>768</text:p>
          </table:table-cell>
          <table:table-cell office:value-type="float" office:value="1906">
            <text:p>1906</text:p>
          </table:table-cell>
          <table:table-cell office:value-type="float" office:value="40">
            <text:p>40</text:p>
          </table:table-cell>
          <table:table-cell office:value-type="float" office:value="33">
            <text:p>33</text:p>
          </table:table-cell>
          <table:table-cell office:value-type="float" office:value="148.5">
            <text:p>148.5</text:p>
          </table:table-cell>
          <table:table-cell office:value-type="float" office:value="0.116959064327485">
            <text:p>0.1169590643</text:p>
          </table:table-cell>
          <table:table-cell office:value-type="float" office:value="0.04296875">
            <text:p>0.04296875</text:p>
          </table:table-cell>
          <table:table-cell office:value-type="float" office:value="0.0779118572927597">
            <text:p>0.0779118573</text:p>
          </table:table-cell>
          <table:table-cell office:value-type="float" office:value="1.43616839369379">
            <text:p>1.4361683937</text:p>
          </table:table-cell>
          <table:table-cell office:value-type="float" office:value="1.15400939941406">
            <text:p>1.1540093994</text:p>
          </table:table-cell>
          <table:table-cell office:value-type="float" office:value="1.284589205238">
            <text:p>1.2845892052</text:p>
          </table:table-cell>
          <table:table-cell office:value-type="float" office:value="6.26659420976186">
            <text:p>6.2665942098</text:p>
          </table:table-cell>
          <table:table-cell office:value-type="float" office:value="16.4755688263874">
            <text:p>16.4755688264</text:p>
          </table:table-cell>
          <table:table-cell office:value-type="float" office:value="9.23879607380941">
            <text:p>9.2387960738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date" office:date-value="2020-08-25">
            <text:p>08/25/2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892">
            <text:p>189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1.6">
            <text:p>61.6</text:p>
          </table:table-cell>
          <table:table-cell office:value-type="float" office:value="2777.6">
            <text:p>2777.6</text:p>
          </table:table-cell>
          <table:table-cell office:value-type="float" office:value="1.754">
            <text:p>1.75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28">
            <text:p>328</text:p>
          </table:table-cell>
          <table:table-cell office:value-type="float" office:value="902">
            <text:p>902</text:p>
          </table:table-cell>
          <table:table-cell office:value-type="float" office:value="1836">
            <text:p>1836</text:p>
          </table:table-cell>
          <table:table-cell office:value-type="float" office:value="60.75">
            <text:p>60.75</text:p>
          </table:table-cell>
          <table:table-cell office:value-type="float" office:value="62.25">
            <text:p>62.25</text:p>
          </table:table-cell>
          <table:table-cell office:value-type="float" office:value="50.5">
            <text:p>50.5</text:p>
          </table:table-cell>
          <table:table-cell office:value-type="float" office:value="0.185213414634146">
            <text:p>0.1852134146</text:p>
          </table:table-cell>
          <table:table-cell office:value-type="float" office:value="0.0690133037694013">
            <text:p>0.0690133038</text:p>
          </table:table-cell>
          <table:table-cell office:value-type="float" office:value="0.0275054466230937">
            <text:p>0.0275054466</text:p>
          </table:table-cell>
          <table:table-cell office:value-type="float" office:value="1.71548280878197">
            <text:p>1.7154828088</text:p>
          </table:table-cell>
          <table:table-cell office:value-type="float" office:value="1.25088172194335">
            <text:p>1.2508817219</text:p>
          </table:table-cell>
          <table:table-cell office:value-type="float" office:value="1.09775190038494">
            <text:p>1.0977519004</text:p>
          </table:table-cell>
          <table:table-cell office:value-type="float" office:value="4.07918746488864">
            <text:p>4.0791874649</text:p>
          </table:table-cell>
          <table:table-cell office:value-type="float" office:value="10.3863938584954">
            <text:p>10.3863938585</text:p>
          </table:table-cell>
          <table:table-cell office:value-type="float" office:value="25.5453671515934">
            <text:p>25.5453671516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date" office:date-value="2020-08-26">
            <text:p>08/26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4625">
            <text:p>4625</text:p>
          </table:table-cell>
          <table:table-cell office:value-type="float" office:value="1.58">
            <text:p>1.58</text:p>
          </table:table-cell>
          <table:table-cell office:value-type="float" office:value="0.2">
            <text:p>0.2</text:p>
          </table:table-cell>
          <table:table-cell office:value-type="float" office:value="65.4">
            <text:p>65.4</text:p>
          </table:table-cell>
          <table:table-cell office:value-type="float" office:value="3510.6">
            <text:p>3510.6</text:p>
          </table:table-cell>
          <table:table-cell office:value-type="float" office:value="2.004">
            <text:p>2.00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9">
            <text:p>9</text:p>
          </table:table-cell>
          <table:table-cell office:value-type="float" office:value="360">
            <text:p>360</text:p>
          </table:table-cell>
          <table:table-cell office:value-type="float" office:value="960">
            <text:p>960</text:p>
          </table:table-cell>
          <table:table-cell office:value-type="float" office:value="2152">
            <text:p>2152</text:p>
          </table:table-cell>
          <table:table-cell office:value-type="float" office:value="72.875">
            <text:p>72.875</text:p>
          </table:table-cell>
          <table:table-cell office:value-type="float" office:value="160">
            <text:p>160</text:p>
          </table:table-cell>
          <table:table-cell office:value-type="float" office:value="71">
            <text:p>71</text:p>
          </table:table-cell>
          <table:table-cell office:value-type="float" office:value="0.202430555555556">
            <text:p>0.2024305556</text:p>
          </table:table-cell>
          <table:table-cell office:value-type="float" office:value="0.166666666666667">
            <text:p>0.1666666667</text:p>
          </table:table-cell>
          <table:table-cell office:value-type="float" office:value="0.0329925650557621">
            <text:p>0.0329925651</text:p>
          </table:table-cell>
          <table:table-cell office:value-type="float" office:value="1.78882407889661">
            <text:p>1.7888240789</text:p>
          </table:table-cell>
          <table:table-cell office:value-type="float" office:value="1.63777777777778">
            <text:p>1.6377777778</text:p>
          </table:table-cell>
          <table:table-cell office:value-type="float" office:value="1.11760745601913">
            <text:p>1.117607456</text:p>
          </table:table-cell>
          <table:table-cell office:value-type="float" office:value="3.76005472661141">
            <text:p>3.7600547266</text:p>
          </table:table-cell>
          <table:table-cell office:value-type="float" office:value="4.49655610560192">
            <text:p>4.4965561056</text:p>
          </table:table-cell>
          <table:table-cell office:value-type="float" office:value="21.3538920769128">
            <text:p>21.3538920769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date" office:date-value="2020-08-27">
            <text:p>08/27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732">
            <text:p>3732</text:p>
          </table:table-cell>
          <table:table-cell office:value-type="float" office:value="2.44">
            <text:p>2.44</text:p>
          </table:table-cell>
          <table:table-cell office:value-type="float" office:value="0.2">
            <text:p>0.2</text:p>
          </table:table-cell>
          <table:table-cell office:value-type="float" office:value="71.6">
            <text:p>71.6</text:p>
          </table:table-cell>
          <table:table-cell office:value-type="float" office:value="3868">
            <text:p>3868</text:p>
          </table:table-cell>
          <table:table-cell office:value-type="float" office:value="2.484">
            <text:p>2.484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372">
            <text:p>372</text:p>
          </table:table-cell>
          <table:table-cell office:value-type="float" office:value="1178">
            <text:p>1178</text:p>
          </table:table-cell>
          <table:table-cell office:value-type="float" office:value="2869">
            <text:p>2869</text:p>
          </table:table-cell>
          <table:table-cell office:value-type="float" office:value="91.625">
            <text:p>91.625</text:p>
          </table:table-cell>
          <table:table-cell office:value-type="float" office:value="91.75">
            <text:p>91.75</text:p>
          </table:table-cell>
          <table:table-cell office:value-type="float" office:value="29.75">
            <text:p>29.75</text:p>
          </table:table-cell>
          <table:table-cell office:value-type="float" office:value="0.24630376344086">
            <text:p>0.2463037634</text:p>
          </table:table-cell>
          <table:table-cell office:value-type="float" office:value="0.0778862478777589">
            <text:p>0.0778862479</text:p>
          </table:table-cell>
          <table:table-cell office:value-type="float" office:value="0.0103694667131405">
            <text:p>0.0103694667</text:p>
          </table:table-cell>
          <table:table-cell office:value-type="float" office:value="1.98096763805787">
            <text:p>1.9809676381</text:p>
          </table:table-cell>
          <table:table-cell office:value-type="float" office:value="1.28449175208477">
            <text:p>1.2844917521</text:p>
          </table:table-cell>
          <table:table-cell office:value-type="float" office:value="1.03650388414222">
            <text:p>1.0365038841</text:p>
          </table:table-cell>
          <table:table-cell office:value-type="float" office:value="3.14806209895191">
            <text:p>3.148062099</text:p>
          </table:table-cell>
          <table:table-cell office:value-type="float" office:value="9.24172268089817">
            <text:p>9.24172268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date" office:date-value="2020-08-28">
            <text:p>08/28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5846">
            <text:p>5846</text:p>
          </table:table-cell>
          <table:table-cell office:value-type="float" office:value="2.26">
            <text:p>2.26</text:p>
          </table:table-cell>
          <table:table-cell office:value-type="float" office:value="0">
            <text:p>0</text:p>
          </table:table-cell>
          <table:table-cell office:value-type="float" office:value="78.2">
            <text:p>78.2</text:p>
          </table:table-cell>
          <table:table-cell office:value-type="float" office:value="4765.6">
            <text:p>4765.6</text:p>
          </table:table-cell>
          <table:table-cell office:value-type="float" office:value="3.146">
            <text:p>3.1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580">
            <text:p>580</text:p>
          </table:table-cell>
          <table:table-cell office:value-type="float" office:value="1163">
            <text:p>1163</text:p>
          </table:table-cell>
          <table:table-cell office:value-type="float" office:value="2506">
            <text:p>2506</text:p>
          </table:table-cell>
          <table:table-cell office:value-type="float" office:value="49.5">
            <text:p>49.5</text:p>
          </table:table-cell>
          <table:table-cell office:value-type="float" office:value="80.5">
            <text:p>80.5</text:p>
          </table:table-cell>
          <table:table-cell office:value-type="float" office:value="178.375">
            <text:p>178.375</text:p>
          </table:table-cell>
          <table:table-cell office:value-type="float" office:value="0.0853448275862069">
            <text:p>0.0853448276</text:p>
          </table:table-cell>
          <table:table-cell office:value-type="float" office:value="0.0692175408426483">
            <text:p>0.0692175408</text:p>
          </table:table-cell>
          <table:table-cell office:value-type="float" office:value="0.0711791699920191">
            <text:p>0.07117917</text:p>
          </table:table-cell>
          <table:table-cell office:value-type="float" office:value="1.31298302615933">
            <text:p>1.3129830262</text:p>
          </table:table-cell>
          <table:table-cell office:value-type="float" office:value="1.25165188615146">
            <text:p>1.2516518862</text:p>
          </table:table-cell>
          <table:table-cell office:value-type="float" office:value="1.25905738448394">
            <text:p>1.2590573845</text:p>
          </table:table-cell>
          <table:table-cell office:value-type="float" office:value="8.46356805937207">
            <text:p>8.4635680594</text:p>
          </table:table-cell>
          <table:table-cell office:value-type="float" office:value="10.3567474085378">
            <text:p>10.3567474085</text:p>
          </table:table-cell>
          <table:table-cell office:value-type="float" office:value="10.0806643073042">
            <text:p>10.0806643073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date" office:date-value="2020-08-29">
            <text:p>08/29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3245">
            <text:p>3245</text:p>
          </table:table-cell>
          <table:table-cell office:value-type="float" office:value="4.87">
            <text:p>4.87</text:p>
          </table:table-cell>
          <table:table-cell office:value-type="float" office:value="0.2">
            <text:p>0.2</text:p>
          </table:table-cell>
          <table:table-cell office:value-type="float" office:value="86">
            <text:p>86</text:p>
          </table:table-cell>
          <table:table-cell office:value-type="float" office:value="4616.6">
            <text:p>4616.6</text:p>
          </table:table-cell>
          <table:table-cell office:value-type="float" office:value="3.748">
            <text:p>3.74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13">
            <text:p>13</text:p>
          </table:table-cell>
          <table:table-cell office:value-type="float" office:value="682">
            <text:p>682</text:p>
          </table:table-cell>
          <table:table-cell office:value-type="float" office:value="1183">
            <text:p>1183</text:p>
          </table:table-cell>
          <table:table-cell office:value-type="float" office:value="2528">
            <text:p>2528</text:p>
          </table:table-cell>
          <table:table-cell office:value-type="float" office:value="70.125">
            <text:p>70.125</text:p>
          </table:table-cell>
          <table:table-cell office:value-type="float" office:value="30.125">
            <text:p>30.125</text:p>
          </table:table-cell>
          <table:table-cell office:value-type="float" office:value="109.375">
            <text:p>109.375</text:p>
          </table:table-cell>
          <table:table-cell office:value-type="float" office:value="0.102822580645161">
            <text:p>0.1028225806</text:p>
          </table:table-cell>
          <table:table-cell office:value-type="float" office:value="0.0254649196956889">
            <text:p>0.0254649197</text:p>
          </table:table-cell>
          <table:table-cell office:value-type="float" office:value="0.0432654272151899">
            <text:p>0.0432654272</text:p>
          </table:table-cell>
          <table:table-cell office:value-type="float" office:value="1.3806010991155">
            <text:p>1.3806010991</text:p>
          </table:table-cell>
          <table:table-cell office:value-type="float" office:value="1.09039820471972">
            <text:p>1.0903982047</text:p>
          </table:table-cell>
          <table:table-cell office:value-type="float" office:value="1.15509791374971">
            <text:p>1.1550979137</text:p>
          </table:table-cell>
          <table:table-cell office:value-type="float" office:value="7.0821172426306">
            <text:p>7.0821172426</text:p>
          </table:table-cell>
          <table:table-cell office:value-type="float" office:value="27.5648095620075">
            <text:p>27.564809562</text:p>
          </table:table-cell>
          <table:table-cell office:value-type="float" office:value="16.3649369117243">
            <text:p>16.3649369117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date" office:date-value="2020-08-30">
            <text:p>08/30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6380">
            <text:p>6380</text:p>
          </table:table-cell>
          <table:table-cell office:value-type="float" office:value="4.58">
            <text:p>4.58</text:p>
          </table:table-cell>
          <table:table-cell office:value-type="float" office:value="0.4">
            <text:p>0.4</text:p>
          </table:table-cell>
          <table:table-cell office:value-type="float" office:value="91.4">
            <text:p>91.4</text:p>
          </table:table-cell>
          <table:table-cell office:value-type="float" office:value="4228.6">
            <text:p>4228.6</text:p>
          </table:table-cell>
          <table:table-cell office:value-type="float" office:value="4.576">
            <text:p>4.576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704">
            <text:p>704</text:p>
          </table:table-cell>
          <table:table-cell office:value-type="float" office:value="1309">
            <text:p>1309</text:p>
          </table:table-cell>
          <table:table-cell office:value-type="float" office:value="2869">
            <text:p>2869</text:p>
          </table:table-cell>
          <table:table-cell office:value-type="float" office:value="16.25">
            <text:p>16.25</text:p>
          </table:table-cell>
          <table:table-cell office:value-type="float" office:value="114.125">
            <text:p>114.125</text:p>
          </table:table-cell>
          <table:table-cell office:value-type="float" office:value="115.375">
            <text:p>115.375</text:p>
          </table:table-cell>
          <table:table-cell office:value-type="float" office:value="0.0230823863636364">
            <text:p>0.0230823864</text:p>
          </table:table-cell>
          <table:table-cell office:value-type="float" office:value="0.0871848739495798">
            <text:p>0.0871848739</text:p>
          </table:table-cell>
          <table:table-cell office:value-type="float" office:value="0.0402143604043221">
            <text:p>0.0402143604</text:p>
          </table:table-cell>
          <table:table-cell office:value-type="float" office:value="1.0818326335308">
            <text:p>1.0818326335</text:p>
          </table:table-cell>
          <table:table-cell office:value-type="float" office:value="1.32004541522491">
            <text:p>1.3200454152</text:p>
          </table:table-cell>
          <table:table-cell office:value-type="float" office:value="1.14391996318928">
            <text:p>1.1439199632</text:p>
          </table:table-cell>
          <table:table-cell office:value-type="float" office:value="30.3745240882156">
            <text:p>30.3745240882</text:p>
          </table:table-cell>
          <table:table-cell office:value-type="float" office:value="8.29206035756783">
            <text:p>8.2920603576</text:p>
          </table:table-cell>
          <table:table-cell office:value-type="float" office:value="17.5806062222901">
            <text:p>17.5806062223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date" office:date-value="2020-08-31">
            <text:p>08/31/20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office:value-type="float" office:value="3880">
            <text:p>3880</text:p>
          </table:table-cell>
          <table:table-cell office:value-type="float" office:value="4.59">
            <text:p>4.59</text:p>
          </table:table-cell>
          <table:table-cell office:value-type="float" office:value="1">
            <text:p>1</text:p>
          </table:table-cell>
          <table:table-cell office:value-type="float" office:value="95.4">
            <text:p>95.4</text:p>
          </table:table-cell>
          <table:table-cell office:value-type="float" office:value="4577.2">
            <text:p>4577.2</text:p>
          </table:table-cell>
          <table:table-cell office:value-type="float" office:value="5.086">
            <text:p>5.086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780">
            <text:p>780</text:p>
          </table:table-cell>
          <table:table-cell office:value-type="float" office:value="1535">
            <text:p>1535</text:p>
          </table:table-cell>
          <table:table-cell office:value-type="float" office:value="3342">
            <text:p>3342</text:p>
          </table:table-cell>
          <table:table-cell office:value-type="float" office:value="34">
            <text:p>34</text:p>
          </table:table-cell>
          <table:table-cell office:value-type="float" office:value="94.25">
            <text:p>94.25</text:p>
          </table:table-cell>
          <table:table-cell office:value-type="float" office:value="59.875">
            <text:p>59.875</text:p>
          </table:table-cell>
          <table:table-cell office:value-type="float" office:value="0.0435897435897436">
            <text:p>0.0435897436</text:p>
          </table:table-cell>
          <table:table-cell office:value-type="float" office:value="0.061400651465798">
            <text:p>0.0614006515</text:p>
          </table:table-cell>
          <table:table-cell office:value-type="float" office:value="0.0179159186116098">
            <text:p>0.0179159186</text:p>
          </table:table-cell>
          <table:table-cell office:value-type="float" office:value="1.15628823142669">
            <text:p>1.1562882314</text:p>
          </table:table-cell>
          <table:table-cell office:value-type="float" office:value="1.22229155853112">
            <text:p>1.2222915585</text:p>
          </table:table-cell>
          <table:table-cell office:value-type="float" office:value="1.06333483621444">
            <text:p>1.0633348362</text:p>
          </table:table-cell>
          <table:table-cell office:value-type="float" office:value="16.2457209437865">
            <text:p>16.2457209438</text:p>
          </table:table-cell>
          <table:table-cell office:value-type="float" office:value="11.6320540259797">
            <text:p>11.6320540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date" office:date-value="2020-09-01">
            <text:p>09/01/20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float" office:value="1792">
            <text:p>1792</text:p>
          </table:table-cell>
          <table:table-cell office:value-type="float" office:value="6.58">
            <text:p>6.58</text:p>
          </table:table-cell>
          <table:table-cell office:value-type="float" office:value="1.2">
            <text:p>1.2</text:p>
          </table:table-cell>
          <table:table-cell office:value-type="float" office:value="97.4">
            <text:p>97.4</text:p>
          </table:table-cell>
          <table:table-cell office:value-type="float" office:value="5431.4">
            <text:p>5431.4</text:p>
          </table:table-cell>
          <table:table-cell office:value-type="float" office:value="4.912">
            <text:p>4.9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828">
            <text:p>828</text:p>
          </table:table-cell>
          <table:table-cell office:value-type="float" office:value="1724">
            <text:p>1724</text:p>
          </table:table-cell>
          <table:table-cell office:value-type="float" office:value="3527">
            <text:p>3527</text:p>
          </table:table-cell>
          <table:table-cell office:value-type="float" office:value="66.75">
            <text:p>66.75</text:p>
          </table:table-cell>
          <table:table-cell office:value-type="float" office:value="141.125">
            <text:p>141.125</text:p>
          </table:table-cell>
          <table:table-cell office:value-type="float" office:value="175.625">
            <text:p>175.625</text:p>
          </table:table-cell>
          <table:table-cell office:value-type="float" office:value="0.0806159420289855">
            <text:p>0.080615942</text:p>
          </table:table-cell>
          <table:table-cell office:value-type="float" office:value="0.0818590487238979">
            <text:p>0.0818590487</text:p>
          </table:table-cell>
          <table:table-cell office:value-type="float" office:value="0.049794442869294">
            <text:p>0.0497944429</text:p>
          </table:table-cell>
          <table:table-cell office:value-type="float" office:value="1.29489370011552">
            <text:p>1.2948937001</text:p>
          </table:table-cell>
          <table:table-cell office:value-type="float" office:value="1.29964044209529">
            <text:p>1.2996404421</text:p>
          </table:table-cell>
          <table:table-cell office:value-type="float" office:value="1.17914034366223">
            <text:p>1.1791403437</text:p>
          </table:table-cell>
          <table:table-cell office:value-type="float" office:value="8.94023596860149">
            <text:p>8.9402359686</text:p>
          </table:table-cell>
          <table:table-cell office:value-type="float" office:value="8.80959872661012">
            <text:p>8.8095987266</text:p>
          </table:table-cell>
          <table:table-cell office:value-type="float" office:value="14.2639382006255">
            <text:p>14.2639382006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date" office:date-value="2020-09-02">
            <text:p>09/02/20</text:p>
          </table:table-cell>
          <table:table-cell office:value-type="float" office:value="3">
            <text:p>3</text:p>
          </table:table-cell>
          <table:table-cell office:value-type="float" office:value="98">
            <text:p>98</text:p>
          </table:table-cell>
          <table:table-cell office:value-type="float" office:value="7589">
            <text:p>7589</text:p>
          </table:table-cell>
          <table:table-cell office:value-type="float" office:value="4.81">
            <text:p>4.81</text:p>
          </table:table-cell>
          <table:table-cell office:value-type="float" office:value="1.4">
            <text:p>1.4</text:p>
          </table:table-cell>
          <table:table-cell office:value-type="float" office:value="103.4">
            <text:p>103.4</text:p>
          </table:table-cell>
          <table:table-cell office:value-type="float" office:value="5573.6">
            <text:p>5573.6</text:p>
          </table:table-cell>
          <table:table-cell office:value-type="float" office:value="5.29">
            <text:p>5.29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">
            <text:p>12</text:p>
          </table:table-cell>
          <table:table-cell office:value-type="float" office:value="758">
            <text:p>758</text:p>
          </table:table-cell>
          <table:table-cell office:value-type="float" office:value="1591">
            <text:p>1591</text:p>
          </table:table-cell>
          <table:table-cell office:value-type="float" office:value="3634">
            <text:p>3634</text:p>
          </table:table-cell>
          <table:table-cell office:value-type="float" office:value="20">
            <text:p>20</text:p>
          </table:table-cell>
          <table:table-cell office:value-type="float" office:value="100.625">
            <text:p>100.625</text:p>
          </table:table-cell>
          <table:table-cell office:value-type="float" office:value="60.375">
            <text:p>60.375</text:p>
          </table:table-cell>
          <table:table-cell office:value-type="float" office:value="0.0263852242744063">
            <text:p>0.0263852243</text:p>
          </table:table-cell>
          <table:table-cell office:value-type="float" office:value="0.0632463859208045">
            <text:p>0.0632463859</text:p>
          </table:table-cell>
          <table:table-cell office:value-type="float" office:value="0.0166139240506329">
            <text:p>0.0166139241</text:p>
          </table:table-cell>
          <table:table-cell office:value-type="float" office:value="1.09371279787804">
            <text:p>1.0937127979</text:p>
          </table:table-cell>
          <table:table-cell office:value-type="float" office:value="1.22920255717362">
            <text:p>1.2292025572</text:p>
          </table:table-cell>
          <table:table-cell office:value-type="float" office:value="1.05868973822304">
            <text:p>1.0586897382</text:p>
          </table:table-cell>
          <table:table-cell office:value-type="float" office:value="26.6153474398358">
            <text:p>26.6153474398</text:p>
          </table:table-cell>
          <table:table-cell office:value-type="float" office:value="11.302506358624">
            <text:p>11.302506358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date" office:date-value="2020-09-03">
            <text:p>09/03/2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7516">
            <text:p>7516</text:p>
          </table:table-cell>
          <table:table-cell office:value-type="float" office:value="4">
            <text:p>4</text:p>
          </table:table-cell>
          <table:table-cell office:value-type="float" office:value="1.8">
            <text:p>1.8</text:p>
          </table:table-cell>
          <table:table-cell office:value-type="float" office:value="110.6">
            <text:p>110.6</text:p>
          </table:table-cell>
          <table:table-cell office:value-type="float" office:value="6417">
            <text:p>6417</text:p>
          </table:table-cell>
          <table:table-cell office:value-type="float" office:value="5.632">
            <text:p>5.6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3">
            <text:p>13</text:p>
          </table:table-cell>
          <table:table-cell office:value-type="float" office:value="848">
            <text:p>848</text:p>
          </table:table-cell>
          <table:table-cell office:value-type="float" office:value="1772">
            <text:p>1772</text:p>
          </table:table-cell>
          <table:table-cell office:value-type="float" office:value="4217">
            <text:p>4217</text:p>
          </table:table-cell>
          <table:table-cell office:value-type="float" office:value="29.75">
            <text:p>29.75</text:p>
          </table:table-cell>
          <table:table-cell office:value-type="float" office:value="30.25">
            <text:p>30.25</text:p>
          </table:table-cell>
          <table:table-cell office:value-type="float" office:value="24.25">
            <text:p>24.25</text:p>
          </table:table-cell>
          <table:table-cell office:value-type="float" office:value="0.0350825471698113">
            <text:p>0.0350825472</text:p>
          </table:table-cell>
          <table:table-cell office:value-type="float" office:value="0.0170711060948081">
            <text:p>0.0170711061</text:p>
          </table:table-cell>
          <table:table-cell office:value-type="float" office:value="0.00575053355465971">
            <text:p>0.0057505336</text:p>
          </table:table-cell>
          <table:table-cell office:value-type="float" office:value="1.12520125392155">
            <text:p>1.1252012539</text:p>
          </table:table-cell>
          <table:table-cell office:value-type="float" office:value="1.0603200597519">
            <text:p>1.0603200598</text:p>
          </table:table-cell>
          <table:table-cell office:value-type="float" office:value="1.02019168196819">
            <text:p>1.020191682</text:p>
          </table:table-cell>
          <table:table-cell office:value-type="float" office:value="20.102188947801">
            <text:p>20.102188947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date" office:date-value="2020-09-04">
            <text:p>09/04/20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7091">
            <text:p>7091</text:p>
          </table:table-cell>
          <table:table-cell office:value-type="float" office:value="6.47">
            <text:p>6.47</text:p>
          </table:table-cell>
          <table:table-cell office:value-type="float" office:value="1.6">
            <text:p>1.6</text:p>
          </table:table-cell>
          <table:table-cell office:value-type="float" office:value="121.6">
            <text:p>121.6</text:p>
          </table:table-cell>
          <table:table-cell office:value-type="float" office:value="8011.6">
            <text:p>8011.6</text:p>
          </table:table-cell>
          <table:table-cell office:value-type="float" office:value="5.33">
            <text:p>5.33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float" office:value="1038">
            <text:p>1038</text:p>
          </table:table-cell>
          <table:table-cell office:value-type="float" office:value="1900">
            <text:p>1900</text:p>
          </table:table-cell>
          <table:table-cell office:value-type="float" office:value="3659">
            <text:p>3659</text:p>
          </table:table-cell>
          <table:table-cell office:value-type="float" office:value="13.25">
            <text:p>13.25</text:p>
          </table:table-cell>
          <table:table-cell office:value-type="float" office:value="101.25">
            <text:p>101.25</text:p>
          </table:table-cell>
          <table:table-cell office:value-type="float" office:value="221.75">
            <text:p>221.75</text:p>
          </table:table-cell>
          <table:table-cell office:value-type="float" office:value="0.0127649325626204">
            <text:p>0.0127649326</text:p>
          </table:table-cell>
          <table:table-cell office:value-type="float" office:value="0.0532894736842105">
            <text:p>0.0532894737</text:p>
          </table:table-cell>
          <table:table-cell office:value-type="float" office:value="0.0606039901612462">
            <text:p>0.0606039902</text:p>
          </table:table-cell>
          <table:table-cell office:value-type="float" office:value="1.04499663323569">
            <text:p>1.0449966332</text:p>
          </table:table-cell>
          <table:table-cell office:value-type="float" office:value="1.1920791031856">
            <text:p>1.1920791032</text:p>
          </table:table-cell>
          <table:table-cell office:value-type="float" office:value="1.21931273906635">
            <text:p>1.2193127391</text:p>
          </table:table-cell>
          <table:table-cell office:value-type="float" office:value="0">
            <text:p>0</text:p>
          </table:table-cell>
          <table:table-cell office:value-type="float" office:value="13.3507811692409">
            <text:p>13.3507811692</text:p>
          </table:table-cell>
          <table:table-cell office:value-type="float" office:value="11.7804943433863">
            <text:p>11.7804943434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date" office:date-value="2020-09-05">
            <text:p>09/05/20</text:p>
          </table:table-cell>
          <table:table-cell office:value-type="float" office:value="3">
            <text:p>3</text:p>
          </table:table-cell>
          <table:table-cell office:value-type="float" office:value="139">
            <text:p>139</text:p>
          </table:table-cell>
          <table:table-cell office:value-type="float" office:value="8097">
            <text:p>8097</text:p>
          </table:table-cell>
          <table:table-cell office:value-type="float" office:value="6.3">
            <text:p>6.3</text:p>
          </table:table-cell>
          <table:table-cell office:value-type="float" office:value="1.2">
            <text:p>1.2</text:p>
          </table:table-cell>
          <table:table-cell office:value-type="float" office:value="132.2">
            <text:p>132.2</text:p>
          </table:table-cell>
          <table:table-cell office:value-type="float" office:value="8778.6">
            <text:p>8778.6</text:p>
          </table:table-cell>
          <table:table-cell office:value-type="float" office:value="5.376">
            <text:p>5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2" office:value-type="float" office:value="22">
            <text:p>22</text:p>
          </table:table-cell>
          <table:table-cell office:value-type="float" office:value="1018">
            <text:p>1018</text:p>
          </table:table-cell>
          <table:table-cell office:value-type="float" office:value="2118">
            <text:p>2118</text:p>
          </table:table-cell>
          <table:table-cell office:value-type="float" office:value="4522">
            <text:p>4522</text:p>
          </table:table-cell>
          <table:table-cell office:value-type="float" office:value="40.625">
            <text:p>40.625</text:p>
          </table:table-cell>
          <table:table-cell office:value-type="float" office:value="55.5">
            <text:p>55.5</text:p>
          </table:table-cell>
          <table:table-cell office:value-type="float" office:value="184.875">
            <text:p>184.875</text:p>
          </table:table-cell>
          <table:table-cell office:value-type="float" office:value="0.0399066797642436">
            <text:p>0.0399066798</text:p>
          </table:table-cell>
          <table:table-cell office:value-type="float" office:value="0.0262039660056657">
            <text:p>0.026203966</text:p>
          </table:table-cell>
          <table:table-cell office:value-type="float" office:value="0.0408834586466165">
            <text:p>0.0408834586</text:p>
          </table:table-cell>
          <table:table-cell office:value-type="float" office:value="1.14279476363087">
            <text:p>1.1427947636</text:p>
          </table:table-cell>
          <table:table-cell office:value-type="float" office:value="1.09305971077531">
            <text:p>1.0930597108</text:p>
          </table:table-cell>
          <table:table-cell office:value-type="float" office:value="1.14636816135734">
            <text:p>1.1463681614</text:p>
          </table:table-cell>
          <table:table-cell office:value-type="float" office:value="17.7135153185859">
            <text:p>17.7135153186</text:p>
          </table:table-cell>
          <table:table-cell office:value-type="float" office:value="26.7970746046846">
            <text:p>26.7970746047</text:p>
          </table:table-cell>
          <table:table-cell office:value-type="float" office:value="17.2984798202734">
            <text:p>17.2984798203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date" office:date-value="2020-09-06">
            <text:p>09/06/20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9765">
            <text:p>9765</text:p>
          </table:table-cell>
          <table:table-cell office:value-type="float" office:value="5.07">
            <text:p>5.07</text:p>
          </table:table-cell>
          <table:table-cell office:value-type="float" office:value="1.2">
            <text:p>1.2</text:p>
          </table:table-cell>
          <table:table-cell office:value-type="float" office:value="150.6">
            <text:p>150.6</text:p>
          </table:table-cell>
          <table:table-cell office:value-type="float" office:value="8419.8">
            <text:p>8419.8</text:p>
          </table:table-cell>
          <table:table-cell office:value-type="float" office:value="5.768">
            <text:p>5.76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1082">
            <text:p>1082</text:p>
          </table:table-cell>
          <table:table-cell office:value-type="float" office:value="1983">
            <text:p>1983</text:p>
          </table:table-cell>
          <table:table-cell office:value-type="float" office:value="3204">
            <text:p>3204</text:p>
          </table:table-cell>
          <table:table-cell office:value-type="float" office:value="57.25">
            <text:p>57.25</text:p>
          </table:table-cell>
          <table:table-cell office:value-type="float" office:value="166">
            <text:p>166</text:p>
          </table:table-cell>
          <table:table-cell office:value-type="float" office:value="203.75">
            <text:p>203.75</text:p>
          </table:table-cell>
          <table:table-cell office:value-type="float" office:value="0.0529112754158965">
            <text:p>0.0529112754</text:p>
          </table:table-cell>
          <table:table-cell office:value-type="float" office:value="0.0837115481593545">
            <text:p>0.0837115482</text:p>
          </table:table-cell>
          <table:table-cell office:value-type="float" office:value="0.0635923845193508">
            <text:p>0.0635923845</text:p>
          </table:table-cell>
          <table:table-cell office:value-type="float" office:value="1.19067668596527">
            <text:p>1.190676686</text:p>
          </table:table-cell>
          <table:table-cell office:value-type="float" office:value="1.3067253602164">
            <text:p>1.3067253602</text:p>
          </table:table-cell>
          <table:table-cell office:value-type="float" office:value="1.23049956890069">
            <text:p>1.2304995689</text:p>
          </table:table-cell>
          <table:table-cell office:value-type="float" office:value="13.4437745875119">
            <text:p>13.4437745875</text:p>
          </table:table-cell>
          <table:table-cell office:value-type="float" office:value="8.62211637766055">
            <text:p>8.6221163777</text:p>
          </table:table-cell>
          <table:table-cell office:value-type="float" office:value="11.2428583691944">
            <text:p>11.2428583692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date" office:date-value="2020-09-07">
            <text:p>09/07/20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office:value-type="float" office:value="11424">
            <text:p>11424</text:p>
          </table:table-cell>
          <table:table-cell office:value-type="float" office:value="5.04">
            <text:p>5.04</text:p>
          </table:table-cell>
          <table:table-cell office:value-type="float" office:value="1.4">
            <text:p>1.4</text:p>
          </table:table-cell>
          <table:table-cell office:value-type="float" office:value="170.8">
            <text:p>170.8</text:p>
          </table:table-cell>
          <table:table-cell office:value-type="float" office:value="8668.6">
            <text:p>8668.6</text:p>
          </table:table-cell>
          <table:table-cell office:value-type="float" office:value="5.46">
            <text:p>5.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1139">
            <text:p>1139</text:p>
          </table:table-cell>
          <table:table-cell office:value-type="float" office:value="2169">
            <text:p>2169</text:p>
          </table:table-cell>
          <table:table-cell office:value-type="float" office:value="3618">
            <text:p>3618</text:p>
          </table:table-cell>
          <table:table-cell office:value-type="float" office:value="47.25">
            <text:p>47.25</text:p>
          </table:table-cell>
          <table:table-cell office:value-type="float" office:value="200">
            <text:p>200</text:p>
          </table:table-cell>
          <table:table-cell office:value-type="float" office:value="208.375">
            <text:p>208.375</text:p>
          </table:table-cell>
          <table:table-cell office:value-type="float" office:value="0.0414837576821773">
            <text:p>0.0414837577</text:p>
          </table:table-cell>
          <table:table-cell office:value-type="float" office:value="0.0922083909635777">
            <text:p>0.092208391</text:p>
          </table:table-cell>
          <table:table-cell office:value-type="float" office:value="0.0575939745715865">
            <text:p>0.0575939746</text:p>
          </table:table-cell>
          <table:table-cell office:value-type="float" office:value="1.14856612010443">
            <text:p>1.1485661201</text:p>
          </table:table-cell>
          <table:table-cell office:value-type="float" office:value="1.33939404760614">
            <text:p>1.3393940476</text:p>
          </table:table-cell>
          <table:table-cell office:value-type="float" office:value="1.20808036017818">
            <text:p>1.2080803602</text:p>
          </table:table-cell>
          <table:table-cell office:value-type="float" office:value="17.0531070690115">
            <text:p>17.053107069</text:p>
          </table:table-cell>
          <table:table-cell office:value-type="float" office:value="7.85866069431987">
            <text:p>7.8586606943</text:p>
          </table:table-cell>
          <table:table-cell office:value-type="float" office:value="12.3784034586807">
            <text:p>12.3784034587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date" office:date-value="2020-09-08">
            <text:p>09/0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5722">
            <text:p>5722</text:p>
          </table:table-cell>
          <table:table-cell office:value-type="float" office:value="5.96">
            <text:p>5.96</text:p>
          </table:table-cell>
          <table:table-cell office:value-type="float" office:value="1.2">
            <text:p>1.2</text:p>
          </table:table-cell>
          <table:table-cell office:value-type="float" office:value="189.8">
            <text:p>189.8</text:p>
          </table:table-cell>
          <table:table-cell office:value-type="float" office:value="9070">
            <text:p>9070</text:p>
          </table:table-cell>
          <table:table-cell office:value-type="float" office:value="5.142">
            <text:p>5.142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1332">
            <text:p>1332</text:p>
          </table:table-cell>
          <table:table-cell office:value-type="float" office:value="2408">
            <text:p>2408</text:p>
          </table:table-cell>
          <table:table-cell office:value-type="float" office:value="4927">
            <text:p>4927</text:p>
          </table:table-cell>
          <table:table-cell office:value-type="float" office:value="91.75">
            <text:p>91.75</text:p>
          </table:table-cell>
          <table:table-cell office:value-type="float" office:value="182.875">
            <text:p>182.875</text:p>
          </table:table-cell>
          <table:table-cell office:value-type="float" office:value="214">
            <text:p>214</text:p>
          </table:table-cell>
          <table:table-cell office:value-type="float" office:value="0.0688813813813814">
            <text:p>0.0688813814</text:p>
          </table:table-cell>
          <table:table-cell office:value-type="float" office:value="0.0759447674418605">
            <text:p>0.0759447674</text:p>
          </table:table-cell>
          <table:table-cell office:value-type="float" office:value="0.0434341384209458">
            <text:p>0.0434341384</text:p>
          </table:table-cell>
          <table:table-cell office:value-type="float" office:value="1.25038433844881">
            <text:p>1.2503843384</text:p>
          </table:table-cell>
          <table:table-cell office:value-type="float" office:value="1.27711119714204">
            <text:p>1.2771111971</text:p>
          </table:table-cell>
          <table:table-cell office:value-type="float" office:value="1.15571707225884">
            <text:p>1.1557170723</text:p>
          </table:table-cell>
          <table:table-cell office:value-type="float" office:value="10.4056367432904">
            <text:p>10.4056367433</text:p>
          </table:table-cell>
          <table:table-cell office:value-type="float" office:value="9.46933644664045">
            <text:p>9.4693364466</text:p>
          </table:table-cell>
          <table:table-cell office:value-type="float" office:value="16.3026979474754">
            <text:p>16.3026979475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date" office:date-value="2020-09-09">
            <text:p>09/09/20</text:p>
          </table:table-cell>
          <table:table-cell office:value-type="float" office:value="2">
            <text:p>2</text:p>
          </table:table-cell>
          <table:table-cell office:value-type="float" office:value="221">
            <text:p>221</text:p>
          </table:table-cell>
          <table:table-cell office:value-type="float" office:value="8335">
            <text:p>8335</text:p>
          </table:table-cell>
          <table:table-cell office:value-type="float" office:value="4.93">
            <text:p>4.93</text:p>
          </table:table-cell>
          <table:table-cell office:value-type="float" office:value="1.4">
            <text:p>1.4</text:p>
          </table:table-cell>
          <table:table-cell office:value-type="float" office:value="211.4">
            <text:p>211.4</text:p>
          </table:table-cell>
          <table:table-cell office:value-type="float" office:value="9444.4">
            <text:p>9444.4</text:p>
          </table:table-cell>
          <table:table-cell office:value-type="float" office:value="5.362">
            <text:p>5.362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office:value-type="float" office:value="31">
            <text:p>31</text:p>
          </table:table-cell>
          <table:table-cell office:value-type="float" office:value="1453">
            <text:p>1453</text:p>
          </table:table-cell>
          <table:table-cell office:value-type="float" office:value="2562">
            <text:p>2562</text:p>
          </table:table-cell>
          <table:table-cell office:value-type="float" office:value="4335">
            <text:p>4335</text:p>
          </table:table-cell>
          <table:table-cell office:value-type="float" office:value="129">
            <text:p>129</text:p>
          </table:table-cell>
          <table:table-cell office:value-type="float" office:value="142.5">
            <text:p>142.5</text:p>
          </table:table-cell>
          <table:table-cell office:value-type="float" office:value="173.25">
            <text:p>173.25</text:p>
          </table:table-cell>
          <table:table-cell office:value-type="float" office:value="0.0887818306951136">
            <text:p>0.0887818307</text:p>
          </table:table-cell>
          <table:table-cell office:value-type="float" office:value="0.0556206088992974">
            <text:p>0.0556206089</text:p>
          </table:table-cell>
          <table:table-cell office:value-type="float" office:value="0.0399653979238754">
            <text:p>0.0399653979</text:p>
          </table:table-cell>
          <table:table-cell office:value-type="float" office:value="1.32618554581759">
            <text:p>1.3261855458</text:p>
          </table:table-cell>
          <table:table-cell office:value-type="float" office:value="1.20073568933082">
            <text:p>1.2007356893</text:p>
          </table:table-cell>
          <table:table-cell office:value-type="float" office:value="1.14300946947474">
            <text:p>1.1430094695</text:p>
          </table:table-cell>
          <table:table-cell office:value-type="float" office:value="8.14896989486319">
            <text:p>8.1489698949</text:p>
          </table:table-cell>
          <table:table-cell office:value-type="float" office:value="12.8055038158908">
            <text:p>12.8055038159</text:p>
          </table:table-cell>
          <table:table-cell office:value-type="float" office:value="17.6879927925618">
            <text:p>17.6879927926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date" office:date-value="2020-09-10">
            <text:p>09/10/20</text:p>
          </table:table-cell>
          <table:table-cell office:value-type="float" office:value="2">
            <text:p>2</text:p>
          </table:table-cell>
          <table:table-cell office:value-type="float" office:value="234">
            <text:p>234</text:p>
          </table:table-cell>
          <table:table-cell office:value-type="float" office:value="10104">
            <text:p>10104</text:p>
          </table:table-cell>
          <table:table-cell office:value-type="float" office:value="4.71">
            <text:p>4.71</text:p>
          </table:table-cell>
          <table:table-cell office:value-type="float" office:value="1.6">
            <text:p>1.6</text:p>
          </table:table-cell>
          <table:table-cell office:value-type="float" office:value="237.6">
            <text:p>237.6</text:p>
          </table:table-cell>
          <table:table-cell office:value-type="float" office:value="9527.8">
            <text:p>9527.8</text:p>
          </table:table-cell>
          <table:table-cell office:value-type="float" office:value="5.902">
            <text:p>5.9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6">
            <text:p>36</text:p>
          </table:table-cell>
          <table:table-cell office:value-type="float" office:value="1656">
            <text:p>1656</text:p>
          </table:table-cell>
          <table:table-cell office:value-type="float" office:value="2664">
            <text:p>2664</text:p>
          </table:table-cell>
          <table:table-cell office:value-type="float" office:value="5045">
            <text:p>5045</text:p>
          </table:table-cell>
          <table:table-cell office:value-type="float" office:value="91">
            <text:p>91</text:p>
          </table:table-cell>
          <table:table-cell office:value-type="float" office:value="251.125">
            <text:p>251.125</text:p>
          </table:table-cell>
          <table:table-cell office:value-type="float" office:value="254.125">
            <text:p>254.125</text:p>
          </table:table-cell>
          <table:table-cell office:value-type="float" office:value="0.054951690821256">
            <text:p>0.0549516908</text:p>
          </table:table-cell>
          <table:table-cell office:value-type="float" office:value="0.0942661411411411">
            <text:p>0.0942661411</text:p>
          </table:table-cell>
          <table:table-cell office:value-type="float" office:value="0.0503716551040634">
            <text:p>0.0503716551</text:p>
          </table:table-cell>
          <table:table-cell office:value-type="float" office:value="1.19824950698966">
            <text:p>1.198249507</text:p>
          </table:table-cell>
          <table:table-cell office:value-type="float" office:value="1.34734826051065">
            <text:p>1.3473482605</text:p>
          </table:table-cell>
          <table:table-cell office:value-type="float" office:value="1.18127390799455">
            <text:p>1.181273908</text:p>
          </table:table-cell>
          <table:table-cell office:value-type="float" office:value="12.9572390325064">
            <text:p>12.9572390325</text:p>
          </table:table-cell>
          <table:table-cell office:value-type="float" office:value="7.69445830351465">
            <text:p>7.6944583035</text:p>
          </table:table-cell>
          <table:table-cell office:value-type="float" office:value="14.1043942588507">
            <text:p>14.1043942589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date" office:date-value="2020-09-11">
            <text:p>09/11/20</text:p>
          </table:table-cell>
          <table:table-cell office:value-type="float" office:value="1">
            <text:p>1</text:p>
          </table:table-cell>
          <table:table-cell office:value-type="float" office:value="259">
            <text:p>259</text:p>
          </table:table-cell>
          <table:table-cell office:value-type="float" office:value="11637">
            <text:p>11637</text:p>
          </table:table-cell>
          <table:table-cell office:value-type="float" office:value="6.17">
            <text:p>6.17</text:p>
          </table:table-cell>
          <table:table-cell office:value-type="float" office:value="2.2">
            <text:p>2.2</text:p>
          </table:table-cell>
          <table:table-cell office:value-type="float" office:value="255.6">
            <text:p>255.6</text:p>
          </table:table-cell>
          <table:table-cell office:value-type="float" office:value="10150.2">
            <text:p>10150.2</text:p>
          </table:table-cell>
          <table:table-cell office:value-type="float" office:value="5.806">
            <text:p>5.806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48">
            <text:p>48</text:p>
          </table:table-cell>
          <table:table-cell office:value-type="float" office:value="1675">
            <text:p>1675</text:p>
          </table:table-cell>
          <table:table-cell office:value-type="float" office:value="2775">
            <text:p>2775</text:p>
          </table:table-cell>
          <table:table-cell office:value-type="float" office:value="5080">
            <text:p>5080</text:p>
          </table:table-cell>
          <table:table-cell office:value-type="float" office:value="70.5">
            <text:p>70.5</text:p>
          </table:table-cell>
          <table:table-cell office:value-type="float" office:value="218.875">
            <text:p>218.875</text:p>
          </table:table-cell>
          <table:table-cell office:value-type="float" office:value="328.375">
            <text:p>328.375</text:p>
          </table:table-cell>
          <table:table-cell office:value-type="float" office:value="0.042089552238806">
            <text:p>0.0420895522</text:p>
          </table:table-cell>
          <table:table-cell office:value-type="float" office:value="0.0788738738738739">
            <text:p>0.0788738739</text:p>
          </table:table-cell>
          <table:table-cell office:value-type="float" office:value="0.0646407480314961">
            <text:p>0.064640748</text:p>
          </table:table-cell>
          <table:table-cell office:value-type="float" office:value="1.15078563243484">
            <text:p>1.1507856324</text:p>
          </table:table-cell>
          <table:table-cell office:value-type="float" office:value="1.28825189099911">
            <text:p>1.288251891</text:p>
          </table:table-cell>
          <table:table-cell office:value-type="float" office:value="1.23443233367014">
            <text:p>1.2344323337</text:p>
          </table:table-cell>
          <table:table-cell office:value-type="float" office:value="16.8125827019885">
            <text:p>16.812582702</text:p>
          </table:table-cell>
          <table:table-cell office:value-type="float" office:value="9.13023417840966">
            <text:p>9.1302341784</text:p>
          </table:table-cell>
          <table:table-cell office:value-type="float" office:value="11.0660244261189">
            <text:p>11.0660244261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date" office:date-value="2020-09-12">
            <text:p>09/12/20</text:p>
          </table:table-cell>
          <table:table-cell office:value-type="float" office:value="2">
            <text:p>2</text:p>
          </table:table-cell>
          <table:table-cell office:value-type="float" office:value="282">
            <text:p>282</text:p>
          </table:table-cell>
          <table:table-cell office:value-type="float" office:value="11841">
            <text:p>11841</text:p>
          </table:table-cell>
          <table:table-cell office:value-type="float" office:value="7.74">
            <text:p>7.74</text:p>
          </table:table-cell>
          <table:table-cell office:value-type="float" office:value="2.8">
            <text:p>2.8</text:p>
          </table:table-cell>
          <table:table-cell office:value-type="float" office:value="268.8">
            <text:p>268.8</text:p>
          </table:table-cell>
          <table:table-cell office:value-type="float" office:value="10746">
            <text:p>10746</text:p>
          </table:table-cell>
          <table:table-cell office:value-type="float" office:value="6.312">
            <text:p>6.312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table:number-columns-repeated="2" office:value-type="float" office:value="25">
            <text:p>25</text:p>
          </table:table-cell>
          <table:table-cell office:value-type="float" office:value="1912">
            <text:p>1912</text:p>
          </table:table-cell>
          <table:table-cell office:value-type="float" office:value="2876">
            <text:p>2876</text:p>
          </table:table-cell>
          <table:table-cell office:value-type="float" office:value="5313">
            <text:p>5313</text:p>
          </table:table-cell>
          <table:table-cell office:value-type="float" office:value="102.625">
            <text:p>102.625</text:p>
          </table:table-cell>
          <table:table-cell office:value-type="float" office:value="237">
            <text:p>237</text:p>
          </table:table-cell>
          <table:table-cell office:value-type="float" office:value="324.75">
            <text:p>324.75</text:p>
          </table:table-cell>
          <table:table-cell office:value-type="float" office:value="0.0536741631799163">
            <text:p>0.0536741632</text:p>
          </table:table-cell>
          <table:table-cell office:value-type="float" office:value="0.0824061196105702">
            <text:p>0.0824061196</text:p>
          </table:table-cell>
          <table:table-cell office:value-type="float" office:value="0.0611236589497459">
            <text:p>0.0611236589</text:p>
          </table:table-cell>
          <table:table-cell office:value-type="float" office:value="1.19350616608411">
            <text:p>1.1935061661</text:p>
          </table:table-cell>
          <table:table-cell office:value-type="float" office:value="1.30173132499357">
            <text:p>1.301731325</text:p>
          </table:table-cell>
          <table:table-cell office:value-type="float" office:value="1.22125556562358">
            <text:p>1.2212555656</text:p>
          </table:table-cell>
          <table:table-cell office:value-type="float" office:value="13.2575357915304">
            <text:p>13.2575357915</text:p>
          </table:table-cell>
          <table:table-cell office:value-type="float" office:value="8.75335573887582">
            <text:p>8.7533557389</text:p>
          </table:table-cell>
          <table:table-cell office:value-type="float" office:value="11.6832268185824">
            <text:p>11.6832268186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date" office:date-value="2020-09-13">
            <text:p>09/13/20</text:p>
          </table:table-cell>
          <table:table-cell office:value-type="float" office:value="4">
            <text:p>4</text:p>
          </table:table-cell>
          <table:table-cell office:value-type="float" office:value="282">
            <text:p>282</text:p>
          </table:table-cell>
          <table:table-cell office:value-type="float" office:value="8834">
            <text:p>8834</text:p>
          </table:table-cell>
          <table:table-cell office:value-type="float" office:value="5.48">
            <text:p>5.48</text:p>
          </table:table-cell>
          <table:table-cell office:value-type="float" office:value="3.2">
            <text:p>3.2</text:p>
          </table:table-cell>
          <table:table-cell office:value-type="float" office:value="283.2">
            <text:p>283.2</text:p>
          </table:table-cell>
          <table:table-cell office:value-type="float" office:value="10455.8">
            <text:p>10455.8</text:p>
          </table:table-cell>
          <table:table-cell office:value-type="float" office:value="7.048">
            <text:p>7.0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7">
            <text:p>27</text:p>
          </table:table-cell>
          <table:table-cell office:value-type="float" office:value="50">
            <text:p>50</text:p>
          </table:table-cell>
          <table:table-cell office:value-type="float" office:value="1948">
            <text:p>1948</text:p>
          </table:table-cell>
          <table:table-cell office:value-type="float" office:value="3050">
            <text:p>3050</text:p>
          </table:table-cell>
          <table:table-cell office:value-type="float" office:value="5144">
            <text:p>5144</text:p>
          </table:table-cell>
          <table:table-cell office:value-type="float" office:value="111.5">
            <text:p>111.5</text:p>
          </table:table-cell>
          <table:table-cell office:value-type="float" office:value="180.5">
            <text:p>180.5</text:p>
          </table:table-cell>
          <table:table-cell office:value-type="float" office:value="410.5">
            <text:p>410.5</text:p>
          </table:table-cell>
          <table:table-cell office:value-type="float" office:value="0.0572381930184805">
            <text:p>0.057238193</text:p>
          </table:table-cell>
          <table:table-cell office:value-type="float" office:value="0.0591803278688525">
            <text:p>0.0591803279</text:p>
          </table:table-cell>
          <table:table-cell office:value-type="float" office:value="0.0798017107309487">
            <text:p>0.0798017107</text:p>
          </table:table-cell>
          <table:table-cell office:value-type="float" office:value="1.20675504861512">
            <text:p>1.2067550486</text:p>
          </table:table-cell>
          <table:table-cell office:value-type="float" office:value="1.21399567750605">
            <text:p>1.2139956775</text:p>
          </table:table-cell>
          <table:table-cell office:value-type="float" office:value="1.29178788110807">
            <text:p>1.2917878811</text:p>
          </table:table-cell>
          <table:table-cell office:value-type="float" office:value="12.4532305251002">
            <text:p>12.4532305251</text:p>
          </table:table-cell>
          <table:table-cell office:value-type="float" office:value="12.0557119962534">
            <text:p>12.0557119963</text:p>
          </table:table-cell>
          <table:table-cell office:value-type="float" office:value="9.02800787697872">
            <text:p>9.028007877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date" office:date-value="2020-09-14">
            <text:p>09/14/20</text:p>
          </table:table-cell>
          <table:table-cell office:value-type="float" office:value="5">
            <text:p>5</text:p>
          </table:table-cell>
          <table:table-cell office:value-type="float" office:value="287">
            <text:p>287</text:p>
          </table:table-cell>
          <table:table-cell office:value-type="float" office:value="11314">
            <text:p>11314</text:p>
          </table:table-cell>
          <table:table-cell office:value-type="float" office:value="7.46">
            <text:p>7.46</text:p>
          </table:table-cell>
          <table:table-cell office:value-type="float" office:value="4.6">
            <text:p>4.6</text:p>
          </table:table-cell>
          <table:table-cell office:value-type="float" office:value="296.2">
            <text:p>296.2</text:p>
          </table:table-cell>
          <table:table-cell office:value-type="float" office:value="10093.8">
            <text:p>10093.8</text:p>
          </table:table-cell>
          <table:table-cell office:value-type="float" office:value="6.996">
            <text:p>6.99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6">
            <text:p>36</text:p>
          </table:table-cell>
          <table:table-cell office:value-type="float" office:value="27">
            <text:p>27</text:p>
          </table:table-cell>
          <table:table-cell office:value-type="float" office:value="1761">
            <text:p>1761</text:p>
          </table:table-cell>
          <table:table-cell office:value-type="float" office:value="3154">
            <text:p>3154</text:p>
          </table:table-cell>
          <table:table-cell office:value-type="float" office:value="6122">
            <text:p>6122</text:p>
          </table:table-cell>
          <table:table-cell office:value-type="float" office:value="99.25">
            <text:p>99.25</text:p>
          </table:table-cell>
          <table:table-cell office:value-type="float" office:value="202.75">
            <text:p>202.75</text:p>
          </table:table-cell>
          <table:table-cell office:value-type="float" office:value="317.625">
            <text:p>317.625</text:p>
          </table:table-cell>
          <table:table-cell office:value-type="float" office:value="0.0563600227143668">
            <text:p>0.0563600227</text:p>
          </table:table-cell>
          <table:table-cell office:value-type="float" office:value="0.064283449587825">
            <text:p>0.0642834496</text:p>
          </table:table-cell>
          <table:table-cell office:value-type="float" office:value="0.0518825547206795">
            <text:p>0.0518825547</text:p>
          </table:table-cell>
          <table:table-cell office:value-type="float" office:value="1.2034859257346">
            <text:p>1.2034859257</text:p>
          </table:table-cell>
          <table:table-cell office:value-type="float" office:value="1.23309150286357">
            <text:p>1.2330915029</text:p>
          </table:table-cell>
          <table:table-cell office:value-type="float" office:value="1.18686486851169">
            <text:p>1.1868648685</text:p>
          </table:table-cell>
          <table:table-cell office:value-type="float" office:value="12.6419677559745">
            <text:p>12.641967756</text:p>
          </table:table-cell>
          <table:table-cell office:value-type="float" office:value="11.1256444666409">
            <text:p>11.1256444666</text:p>
          </table:table-cell>
          <table:table-cell office:value-type="float" office:value="13.7035797262637">
            <text:p>13.7035797263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date" office:date-value="2020-09-15">
            <text:p>09/15/20</text:p>
          </table:table-cell>
          <table:table-cell office:value-type="float" office:value="4">
            <text:p>4</text:p>
          </table:table-cell>
          <table:table-cell office:value-type="float" office:value="306">
            <text:p>306</text:p>
          </table:table-cell>
          <table:table-cell office:value-type="float" office:value="8653">
            <text:p>8653</text:p>
          </table:table-cell>
          <table:table-cell office:value-type="float" office:value="8.39">
            <text:p>8.39</text:p>
          </table:table-cell>
          <table:table-cell office:value-type="float" office:value="6">
            <text:p>6</text:p>
          </table:table-cell>
          <table:table-cell office:value-type="float" office:value="305.4">
            <text:p>305.4</text:p>
          </table:table-cell>
          <table:table-cell office:value-type="float" office:value="10201.8">
            <text:p>10201.8</text:p>
          </table:table-cell>
          <table:table-cell office:value-type="float" office:value="6.594">
            <text:p>6.594</text:p>
          </table:table-cell>
          <table:table-cell table:number-columns-repeated="3"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844">
            <text:p>1844</text:p>
          </table:table-cell>
          <table:table-cell office:value-type="float" office:value="3388">
            <text:p>3388</text:p>
          </table:table-cell>
          <table:table-cell office:value-type="float" office:value="6284">
            <text:p>6284</text:p>
          </table:table-cell>
          <table:table-cell office:value-type="float" office:value="114">
            <text:p>114</text:p>
          </table:table-cell>
          <table:table-cell office:value-type="float" office:value="207.375">
            <text:p>207.375</text:p>
          </table:table-cell>
          <table:table-cell office:value-type="float" office:value="255.625">
            <text:p>255.625</text:p>
          </table:table-cell>
          <table:table-cell office:value-type="float" office:value="0.061822125813449">
            <text:p>0.0618221258</text:p>
          </table:table-cell>
          <table:table-cell office:value-type="float" office:value="0.0612086776859504">
            <text:p>0.0612086777</text:p>
          </table:table-cell>
          <table:table-cell office:value-type="float" office:value="0.040678707829408">
            <text:p>0.0406787078</text:p>
          </table:table-cell>
          <table:table-cell office:value-type="float" office:value="1.22386851181766">
            <text:p>1.2238685118</text:p>
          </table:table-cell>
          <table:table-cell office:value-type="float" office:value="1.22157351625999">
            <text:p>1.2215735163</text:p>
          </table:table-cell>
          <table:table-cell office:value-type="float" office:value="1.14561880165344">
            <text:p>1.1456188017</text:p>
          </table:table-cell>
          <table:table-cell office:value-type="float" office:value="11.5550685041116">
            <text:p>11.5550685041</text:p>
          </table:table-cell>
          <table:table-cell office:value-type="float" office:value="11.6674708422052">
            <text:p>11.6674708422</text:p>
          </table:table-cell>
          <table:table-cell office:value-type="float" office:value="17.3838279776009">
            <text:p>17.3838279776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date" office:date-value="2020-09-16">
            <text:p>09/16/20</text:p>
          </table:table-cell>
          <table:table-cell office:value-type="float" office:value="8">
            <text:p>8</text:p>
          </table:table-cell>
          <table:table-cell office:value-type="float" office:value="324">
            <text:p>324</text:p>
          </table:table-cell>
          <table:table-cell office:value-type="float" office:value="9827">
            <text:p>9827</text:p>
          </table:table-cell>
          <table:table-cell office:value-type="float" office:value="5.91">
            <text:p>5.91</text:p>
          </table:table-cell>
          <table:table-cell office:value-type="float" office:value="6.4">
            <text:p>6.4</text:p>
          </table:table-cell>
          <table:table-cell office:value-type="float" office:value="323.8">
            <text:p>323.8</text:p>
          </table:table-cell>
          <table:table-cell office:value-type="float" office:value="10744.2">
            <text:p>10744.2</text:p>
          </table:table-cell>
          <table:table-cell office:value-type="float" office:value="7.128">
            <text:p>7.128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3">
            <text:p>63</text:p>
          </table:table-cell>
          <table:table-cell office:value-type="float" office:value="45">
            <text:p>45</text:p>
          </table:table-cell>
          <table:table-cell office:value-type="float" office:value="2140">
            <text:p>2140</text:p>
          </table:table-cell>
          <table:table-cell office:value-type="float" office:value="3805">
            <text:p>3805</text:p>
          </table:table-cell>
          <table:table-cell office:value-type="float" office:value="6871">
            <text:p>6871</text:p>
          </table:table-cell>
          <table:table-cell office:value-type="float" office:value="104">
            <text:p>104</text:p>
          </table:table-cell>
          <table:table-cell office:value-type="float" office:value="290.75">
            <text:p>290.75</text:p>
          </table:table-cell>
          <table:table-cell office:value-type="float" office:value="198.125">
            <text:p>198.125</text:p>
          </table:table-cell>
          <table:table-cell office:value-type="float" office:value="0.0485981308411215">
            <text:p>0.0485981308</text:p>
          </table:table-cell>
          <table:table-cell office:value-type="float" office:value="0.0764126149802891">
            <text:p>0.076412615</text:p>
          </table:table-cell>
          <table:table-cell office:value-type="float" office:value="0.0288349585213215">
            <text:p>0.0288349585</text:p>
          </table:table-cell>
          <table:table-cell office:value-type="float" office:value="1.17472254345358">
            <text:p>1.1747225435</text:p>
          </table:table-cell>
          <table:table-cell office:value-type="float" office:value="1.27888837237814">
            <text:p>1.2788883724</text:p>
          </table:table-cell>
          <table:table-cell office:value-type="float" office:value="1.10255200629716">
            <text:p>1.1025520063</text:p>
          </table:table-cell>
          <table:table-cell office:value-type="float" office:value="14.6066688488308">
            <text:p>14.6066688488</text:p>
          </table:table-cell>
          <table:table-cell office:value-type="float" office:value="9.41342999219148">
            <text:p>9.4134299922</text:p>
          </table:table-cell>
          <table:table-cell office:value-type="float" office:value="24.3833632865627">
            <text:p>24.3833632866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date" office:date-value="2020-09-17">
            <text:p>09/17/20</text:p>
          </table:table-cell>
          <table:table-cell office:value-type="float" office:value="9">
            <text:p>9</text:p>
          </table:table-cell>
          <table:table-cell office:value-type="float" office:value="328">
            <text:p>328</text:p>
          </table:table-cell>
          <table:table-cell office:value-type="float" office:value="12381">
            <text:p>12381</text:p>
          </table:table-cell>
          <table:table-cell office:value-type="float" office:value="5.73">
            <text:p>5.73</text:p>
          </table:table-cell>
          <table:table-cell office:value-type="float" office:value="6.6">
            <text:p>6.6</text:p>
          </table:table-cell>
          <table:table-cell office:value-type="float" office:value="343.6">
            <text:p>343.6</text:p>
          </table:table-cell>
          <table:table-cell office:value-type="float" office:value="10982.2">
            <text:p>10982.2</text:p>
          </table:table-cell>
          <table:table-cell office:value-type="float" office:value="6.93">
            <text:p>6.93</text:p>
          </table:table-cell>
          <table:table-cell table:number-columns-repeated="3"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67">
            <text:p>67</text:p>
          </table:table-cell>
          <table:table-cell office:value-type="float" office:value="37">
            <text:p>37</text:p>
          </table:table-cell>
          <table:table-cell office:value-type="float" office:value="2278">
            <text:p>2278</text:p>
          </table:table-cell>
          <table:table-cell office:value-type="float" office:value="4112">
            <text:p>4112</text:p>
          </table:table-cell>
          <table:table-cell office:value-type="float" office:value="8084">
            <text:p>8084</text:p>
          </table:table-cell>
          <table:table-cell office:value-type="float" office:value="136.875">
            <text:p>136.875</text:p>
          </table:table-cell>
          <table:table-cell office:value-type="float" office:value="231.375">
            <text:p>231.375</text:p>
          </table:table-cell>
          <table:table-cell office:value-type="float" office:value="285.25">
            <text:p>285.25</text:p>
          </table:table-cell>
          <table:table-cell office:value-type="float" office:value="0.060085601404741">
            <text:p>0.0600856014</text:p>
          </table:table-cell>
          <table:table-cell office:value-type="float" office:value="0.0562682392996109">
            <text:p>0.0562682393</text:p>
          </table:table-cell>
          <table:table-cell office:value-type="float" office:value="0.0352857496288966">
            <text:p>0.0352857496</text:p>
          </table:table-cell>
          <table:table-cell office:value-type="float" office:value="1.21737575272909">
            <text:p>1.2173757527</text:p>
          </table:table-cell>
          <table:table-cell office:value-type="float" office:value="1.20314442246624">
            <text:p>1.2031444225</text:p>
          </table:table-cell>
          <table:table-cell office:value-type="float" office:value="1.12594048858981">
            <text:p>1.1259404886</text:p>
          </table:table-cell>
          <table:table-cell office:value-type="float" office:value="11.8791980930524">
            <text:p>11.8791980931</text:p>
          </table:table-cell>
          <table:table-cell office:value-type="float" office:value="12.6620338947272">
            <text:p>12.6620338947</text:p>
          </table:table-cell>
          <table:table-cell office:value-type="float" office:value="19.9883981274362">
            <text:p>19.9883981274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date" office:date-value="2020-09-18">
            <text:p>09/18/20</text:p>
          </table:table-cell>
          <table:table-cell office:value-type="float" office:value="6">
            <text:p>6</text:p>
          </table:table-cell>
          <table:table-cell office:value-type="float" office:value="374">
            <text:p>374</text:p>
          </table:table-cell>
          <table:table-cell office:value-type="float" office:value="11546">
            <text:p>11546</text:p>
          </table:table-cell>
          <table:table-cell office:value-type="float" office:value="8.15">
            <text:p>8.15</text:p>
          </table:table-cell>
          <table:table-cell office:value-type="float" office:value="7.4">
            <text:p>7.4</text:p>
          </table:table-cell>
          <table:table-cell office:value-type="float" office:value="363.2">
            <text:p>363.2</text:p>
          </table:table-cell>
          <table:table-cell office:value-type="float" office:value="11627">
            <text:p>11627</text:p>
          </table:table-cell>
          <table:table-cell office:value-type="float" office:value="7.054">
            <text:p>7.054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70">
            <text:p>70</text:p>
          </table:table-cell>
          <table:table-cell office:value-type="float" office:value="39">
            <text:p>39</text:p>
          </table:table-cell>
          <table:table-cell office:value-type="float" office:value="2510">
            <text:p>2510</text:p>
          </table:table-cell>
          <table:table-cell office:value-type="float" office:value="4256">
            <text:p>4256</text:p>
          </table:table-cell>
          <table:table-cell office:value-type="float" office:value="8987">
            <text:p>8987</text:p>
          </table:table-cell>
          <table:table-cell office:value-type="float" office:value="230.375">
            <text:p>230.375</text:p>
          </table:table-cell>
          <table:table-cell office:value-type="float" office:value="172.875">
            <text:p>172.875</text:p>
          </table:table-cell>
          <table:table-cell office:value-type="float" office:value="372.75">
            <text:p>372.75</text:p>
          </table:table-cell>
          <table:table-cell office:value-type="float" office:value="0.0917828685258964">
            <text:p>0.0917828685</text:p>
          </table:table-cell>
          <table:table-cell office:value-type="float" office:value="0.0406191259398496">
            <text:p>0.0406191259</text:p>
          </table:table-cell>
          <table:table-cell office:value-type="float" office:value="0.0414765772782909">
            <text:p>0.0414765773</text:p>
          </table:table-cell>
          <table:table-cell office:value-type="float" office:value="1.33775126595213">
            <text:p>1.337751266</text:p>
          </table:table-cell>
          <table:table-cell office:value-type="float" office:value="1.14540077103802">
            <text:p>1.145400771</text:p>
          </table:table-cell>
          <table:table-cell office:value-type="float" office:value="1.14853982114095">
            <text:p>1.1485398211</text:p>
          </table:table-cell>
          <table:table-cell office:value-type="float" office:value="7.89353424316353">
            <text:p>7.8935342432</text:p>
          </table:table-cell>
          <table:table-cell office:value-type="float" office:value="17.4088256438927">
            <text:p>17.4088256439</text:p>
          </table:table-cell>
          <table:table-cell office:value-type="float" office:value="17.0560001002075">
            <text:p>17.0560001002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date" office:date-value="2020-09-19">
            <text:p>09/19/20</text:p>
          </table:table-cell>
          <table:table-cell office:value-type="float" office:value="6">
            <text:p>6</text:p>
          </table:table-cell>
          <table:table-cell office:value-type="float" office:value="386">
            <text:p>386</text:p>
          </table:table-cell>
          <table:table-cell office:value-type="float" office:value="12504">
            <text:p>12504</text:p>
          </table:table-cell>
          <table:table-cell office:value-type="float" office:value="6.47">
            <text:p>6.47</text:p>
          </table:table-cell>
          <table:table-cell office:value-type="float" office:value="6.4">
            <text:p>6.4</text:p>
          </table:table-cell>
          <table:table-cell office:value-type="float" office:value="391">
            <text:p>391</text:p>
          </table:table-cell>
          <table:table-cell office:value-type="float" office:value="11666">
            <text:p>11666</text:p>
          </table:table-cell>
          <table:table-cell office:value-type="float" office:value="7.62">
            <text:p>7.62</text:p>
          </table:table-cell>
          <table:table-cell table:number-columns-repeated="3" office:value-type="float" office:value="2">
            <text:p>2</text:p>
          </table:table-cell>
          <table:table-cell office:value-type="float" office:value="61">
            <text:p>61</text:p>
          </table:table-cell>
          <table:table-cell table:number-columns-repeated="2" office:value-type="float" office:value="81">
            <text:p>81</text:p>
          </table:table-cell>
          <table:table-cell office:value-type="float" office:value="2538">
            <text:p>2538</text:p>
          </table:table-cell>
          <table:table-cell office:value-type="float" office:value="4236">
            <text:p>4236</text:p>
          </table:table-cell>
          <table:table-cell office:value-type="float" office:value="7472">
            <text:p>7472</text:p>
          </table:table-cell>
          <table:table-cell office:value-type="float" office:value="201">
            <text:p>201</text:p>
          </table:table-cell>
          <table:table-cell office:value-type="float" office:value="201.125">
            <text:p>201.125</text:p>
          </table:table-cell>
          <table:table-cell office:value-type="float" office:value="336.375">
            <text:p>336.375</text:p>
          </table:table-cell>
          <table:table-cell office:value-type="float" office:value="0.0791962174940898">
            <text:p>0.0791962175</text:p>
          </table:table-cell>
          <table:table-cell office:value-type="float" office:value="0.0474799338999056">
            <text:p>0.0474799339</text:p>
          </table:table-cell>
          <table:table-cell office:value-type="float" office:value="0.0450180674518201">
            <text:p>0.0450180675</text:p>
          </table:table-cell>
          <table:table-cell office:value-type="float" office:value="1.28947996132544">
            <text:p>1.2894799613</text:p>
          </table:table-cell>
          <table:table-cell office:value-type="float" office:value="1.17059828313102">
            <text:p>1.1705982831</text:p>
          </table:table-cell>
          <table:table-cell office:value-type="float" office:value="1.16153542381968">
            <text:p>1.1615354238</text:p>
          </table:table-cell>
          <table:table-cell office:value-type="float" office:value="9.09444791716879">
            <text:p>9.0944479172</text:p>
          </table:table-cell>
          <table:table-cell office:value-type="float" office:value="14.9426336309496">
            <text:p>14.9426336309</text:p>
          </table:table-cell>
          <table:table-cell office:value-type="float" office:value="15.7411189232607">
            <text:p>15.7411189233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date" office:date-value="2020-09-20">
            <text:p>09/20/20</text:p>
          </table:table-cell>
          <table:table-cell office:value-type="float" office:value="8">
            <text:p>8</text:p>
          </table:table-cell>
          <table:table-cell office:value-type="float" office:value="404">
            <text:p>404</text:p>
          </table:table-cell>
          <table:table-cell office:value-type="float" office:value="11877">
            <text:p>11877</text:p>
          </table:table-cell>
          <table:table-cell office:value-type="float" office:value="9.01">
            <text:p>9.01</text:p>
          </table:table-cell>
          <table:table-cell office:value-type="float" office:value="6.2">
            <text:p>6.2</text:p>
          </table:table-cell>
          <table:table-cell office:value-type="float" office:value="432.2">
            <text:p>432.2</text:p>
          </table:table-cell>
          <table:table-cell office:value-type="float" office:value="10391.8">
            <text:p>10391.8</text:p>
          </table:table-cell>
          <table:table-cell office:value-type="float" office:value="8.58">
            <text:p>8.58</text:p>
          </table:table-cell>
          <table:table-cell table:number-columns-repeated="3" office:value-type="float" office:value="2">
            <text:p>2</text:p>
          </table:table-cell>
          <table:table-cell office:value-type="float" office:value="76">
            <text:p>76</text:p>
          </table:table-cell>
          <table:table-cell office:value-type="float" office:value="63">
            <text:p>63</text:p>
          </table:table-cell>
          <table:table-cell office:value-type="float" office:value="76">
            <text:p>76</text:p>
          </table:table-cell>
          <table:table-cell office:value-type="float" office:value="2612">
            <text:p>2612</text:p>
          </table:table-cell>
          <table:table-cell office:value-type="float" office:value="4683">
            <text:p>4683</text:p>
          </table:table-cell>
          <table:table-cell office:value-type="float" office:value="7466">
            <text:p>7466</text:p>
          </table:table-cell>
          <table:table-cell office:value-type="float" office:value="211.625">
            <text:p>211.625</text:p>
          </table:table-cell>
          <table:table-cell office:value-type="float" office:value="388.375">
            <text:p>388.375</text:p>
          </table:table-cell>
          <table:table-cell office:value-type="float" office:value="220.625">
            <text:p>220.625</text:p>
          </table:table-cell>
          <table:table-cell office:value-type="float" office:value="0.0810202909647779">
            <text:p>0.081020291</text:p>
          </table:table-cell>
          <table:table-cell office:value-type="float" office:value="0.0829329489643391">
            <text:p>0.082932949</text:p>
          </table:table-cell>
          <table:table-cell office:value-type="float" office:value="0.0295506295204929">
            <text:p>0.0295506295</text:p>
          </table:table-cell>
          <table:table-cell office:value-type="float" office:value="1.29643702197084">
            <text:p>1.296437022</text:p>
          </table:table-cell>
          <table:table-cell office:value-type="float" office:value="1.30374595446207">
            <text:p>1.3037459545</text:p>
          </table:table-cell>
          <table:table-cell office:value-type="float" office:value="1.10513875314364">
            <text:p>1.1051387531</text:p>
          </table:table-cell>
          <table:table-cell office:value-type="float" office:value="8.8973035237314">
            <text:p>8.8973035237</text:p>
          </table:table-cell>
          <table:table-cell office:value-type="float" office:value="8.69989472725997">
            <text:p>8.6998947273</text:p>
          </table:table-cell>
          <table:table-cell office:value-type="float" office:value="23.8011491141528">
            <text:p>23.8011491142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date" office:date-value="2020-09-21">
            <text:p>09/21/20</text:p>
          </table:table-cell>
          <table:table-cell office:value-type="float" office:value="3">
            <text:p>3</text:p>
          </table:table-cell>
          <table:table-cell office:value-type="float" office:value="463">
            <text:p>463</text:p>
          </table:table-cell>
          <table:table-cell office:value-type="float" office:value="10022">
            <text:p>10022</text:p>
          </table:table-cell>
          <table:table-cell office:value-type="float" office:value="8.74">
            <text:p>8.74</text:p>
          </table:table-cell>
          <table:table-cell office:value-type="float" office:value="6.6">
            <text:p>6.6</text:p>
          </table:table-cell>
          <table:table-cell office:value-type="float" office:value="469">
            <text:p>469</text:p>
          </table:table-cell>
          <table:table-cell office:value-type="float" office:value="10774.8">
            <text:p>10774.8</text:p>
          </table:table-cell>
          <table:table-cell office:value-type="float" office:value="8.362">
            <text:p>8.362</text:p>
          </table:table-cell>
          <table:table-cell table:number-columns-repeated="3"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74">
            <text:p>74</text:p>
          </table:table-cell>
          <table:table-cell office:value-type="float" office:value="60">
            <text:p>60</text:p>
          </table:table-cell>
          <table:table-cell office:value-type="float" office:value="2888">
            <text:p>2888</text:p>
          </table:table-cell>
          <table:table-cell office:value-type="float" office:value="5148">
            <text:p>5148</text:p>
          </table:table-cell>
          <table:table-cell office:value-type="float" office:value="9913">
            <text:p>9913</text:p>
          </table:table-cell>
          <table:table-cell office:value-type="float" office:value="308.25">
            <text:p>308.25</text:p>
          </table:table-cell>
          <table:table-cell office:value-type="float" office:value="216">
            <text:p>216</text:p>
          </table:table-cell>
          <table:table-cell office:value-type="float" office:value="239.625">
            <text:p>239.625</text:p>
          </table:table-cell>
          <table:table-cell office:value-type="float" office:value="0.106734764542936">
            <text:p>0.1067347645</text:p>
          </table:table-cell>
          <table:table-cell office:value-type="float" office:value="0.041958041958042">
            <text:p>0.041958042</text:p>
          </table:table-cell>
          <table:table-cell office:value-type="float" office:value="0.0241728033894885">
            <text:p>0.0241728034</text:p>
          </table:table-cell>
          <table:table-cell office:value-type="float" office:value="1.39590060342587">
            <text:p>1.3959006034</text:p>
          </table:table-cell>
          <table:table-cell office:value-type="float" office:value="1.15030368233165">
            <text:p>1.1503036823</text:p>
          </table:table-cell>
          <table:table-cell office:value-type="float" office:value="1.08575008773368">
            <text:p>1.0857500877</text:p>
          </table:table-cell>
          <table:table-cell office:value-type="float" office:value="6.83482555469283">
            <text:p>6.8348255547</text:p>
          </table:table-cell>
          <table:table-cell office:value-type="float" office:value="16.8642073345833">
            <text:p>16.8642073346</text:p>
          </table:table-cell>
          <table:table-cell office:value-type="float" office:value="29.0198647799219">
            <text:p>29.0198647799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date" office:date-value="2020-09-22">
            <text:p>09/22/20</text:p>
          </table:table-cell>
          <table:table-cell office:value-type="float" office:value="8">
            <text:p>8</text:p>
          </table:table-cell>
          <table:table-cell office:value-type="float" office:value="534">
            <text:p>534</text:p>
          </table:table-cell>
          <table:table-cell office:value-type="float" office:value="6010">
            <text:p>6010</text:p>
          </table:table-cell>
          <table:table-cell office:value-type="float" office:value="10.53">
            <text:p>10.53</text:p>
          </table:table-cell>
          <table:table-cell office:value-type="float" office:value="6.8">
            <text:p>6.8</text:p>
          </table:table-cell>
          <table:table-cell office:value-type="float" office:value="501.6">
            <text:p>501.6</text:p>
          </table:table-cell>
          <table:table-cell office:value-type="float" office:value="10663">
            <text:p>10663</text:p>
          </table:table-cell>
          <table:table-cell office:value-type="float" office:value="8.324">
            <text:p>8.324</text:p>
          </table:table-cell>
          <table:table-cell table:number-columns-repeated="3"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97">
            <text:p>97</text:p>
          </table:table-cell>
          <table:table-cell office:value-type="float" office:value="58">
            <text:p>58</text:p>
          </table:table-cell>
          <table:table-cell office:value-type="float" office:value="2994">
            <text:p>2994</text:p>
          </table:table-cell>
          <table:table-cell office:value-type="float" office:value="5296">
            <text:p>5296</text:p>
          </table:table-cell>
          <table:table-cell office:value-type="float" office:value="9362">
            <text:p>9362</text:p>
          </table:table-cell>
          <table:table-cell office:value-type="float" office:value="198.75">
            <text:p>198.75</text:p>
          </table:table-cell>
          <table:table-cell office:value-type="float" office:value="204.375">
            <text:p>204.375</text:p>
          </table:table-cell>
          <table:table-cell office:value-type="float" office:value="400.125">
            <text:p>400.125</text:p>
          </table:table-cell>
          <table:table-cell office:value-type="float" office:value="0.0663827655310621">
            <text:p>0.0663827655</text:p>
          </table:table-cell>
          <table:table-cell office:value-type="float" office:value="0.0385904456193353">
            <text:p>0.0385904456</text:p>
          </table:table-cell>
          <table:table-cell office:value-type="float" office:value="0.0427392651142918">
            <text:p>0.0427392651</text:p>
          </table:table-cell>
          <table:table-cell office:value-type="float" office:value="1.24097675561544">
            <text:p>1.2409767556</text:p>
          </table:table-cell>
          <table:table-cell office:value-type="float" office:value="1.13798543575415">
            <text:p>1.1379854358</text:p>
          </table:table-cell>
          <table:table-cell office:value-type="float" office:value="1.15316765167374">
            <text:p>1.1531676517</text:p>
          </table:table-cell>
          <table:table-cell office:value-type="float" office:value="10.7845350845338">
            <text:p>10.7845350845</text:p>
          </table:table-cell>
          <table:table-cell office:value-type="float" office:value="18.3060132619059">
            <text:p>18.3060132619</text:p>
          </table:table-cell>
          <table:table-cell office:value-type="float" office:value="16.5621978660911">
            <text:p>16.5621978661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date" office:date-value="2020-09-23">
            <text:p>09/23/20</text:p>
          </table:table-cell>
          <table:table-cell office:value-type="float" office:value="8">
            <text:p>8</text:p>
          </table:table-cell>
          <table:table-cell office:value-type="float" office:value="558">
            <text:p>558</text:p>
          </table:table-cell>
          <table:table-cell office:value-type="float" office:value="13461">
            <text:p>13461</text:p>
          </table:table-cell>
          <table:table-cell office:value-type="float" office:value="7.06">
            <text:p>7.06</text:p>
          </table:table-cell>
          <table:table-cell office:value-type="float" office:value="7">
            <text:p>7</text:p>
          </table:table-cell>
          <table:table-cell office:value-type="float" office:value="536.2">
            <text:p>536.2</text:p>
          </table:table-cell>
          <table:table-cell office:value-type="float" office:value="10510.8">
            <text:p>10510.8</text:p>
          </table:table-cell>
          <table:table-cell office:value-type="float" office:value="8.19">
            <text:p>8.19</text:p>
          </table:table-cell>
          <table:table-cell table:number-columns-repeated="3" office:value-type="float" office:value="2">
            <text:p>2</text:p>
          </table:table-cell>
          <table:table-cell office:value-type="float" office:value="77">
            <text:p>77</text:p>
          </table:table-cell>
          <table:table-cell office:value-type="float" office:value="104">
            <text:p>104</text:p>
          </table:table-cell>
          <table:table-cell office:value-type="float" office:value="77">
            <text:p>77</text:p>
          </table:table-cell>
          <table:table-cell office:value-type="float" office:value="3108">
            <text:p>3108</text:p>
          </table:table-cell>
          <table:table-cell office:value-type="float" office:value="5256">
            <text:p>5256</text:p>
          </table:table-cell>
          <table:table-cell office:value-type="float" office:value="8561">
            <text:p>8561</text:p>
          </table:table-cell>
          <table:table-cell office:value-type="float" office:value="187.5">
            <text:p>187.5</text:p>
          </table:table-cell>
          <table:table-cell office:value-type="float" office:value="263.5">
            <text:p>263.5</text:p>
          </table:table-cell>
          <table:table-cell office:value-type="float" office:value="286">
            <text:p>286</text:p>
          </table:table-cell>
          <table:table-cell office:value-type="float" office:value="0.0603281853281853">
            <text:p>0.0603281853</text:p>
          </table:table-cell>
          <table:table-cell office:value-type="float" office:value="0.0501331811263318">
            <text:p>0.0501331811</text:p>
          </table:table-cell>
          <table:table-cell office:value-type="float" office:value="0.0334073122298797">
            <text:p>0.0334073122</text:p>
          </table:table-cell>
          <table:table-cell office:value-type="float" office:value="1.21828204894083">
            <text:p>1.2182820489</text:p>
          </table:table-cell>
          <table:table-cell office:value-type="float" office:value="1.18039227220786">
            <text:p>1.1803922722</text:p>
          </table:table-cell>
          <table:table-cell office:value-type="float" office:value="1.11911304788501">
            <text:p>1.1191130479</text:p>
          </table:table-cell>
          <table:table-cell office:value-type="float" office:value="11.8327978236847">
            <text:p>11.8327978237</text:p>
          </table:table-cell>
          <table:table-cell office:value-type="float" office:value="14.1698642035262">
            <text:p>14.1698642035</text:p>
          </table:table-cell>
          <table:table-cell office:value-type="float" office:value="21.0930426523396">
            <text:p>21.0930426523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date" office:date-value="2020-09-24">
            <text:p>09/24/20</text:p>
          </table:table-cell>
          <table:table-cell office:value-type="float" office:value="7">
            <text:p>7</text:p>
          </table:table-cell>
          <table:table-cell office:value-type="float" office:value="549">
            <text:p>549</text:p>
          </table:table-cell>
          <table:table-cell office:value-type="float" office:value="11945">
            <text:p>11945</text:p>
          </table:table-cell>
          <table:table-cell office:value-type="float" office:value="6.28">
            <text:p>6.28</text:p>
          </table:table-cell>
          <table:table-cell office:value-type="float" office:value="8.8">
            <text:p>8.8</text:p>
          </table:table-cell>
          <table:table-cell office:value-type="float" office:value="561.4">
            <text:p>561.4</text:p>
          </table:table-cell>
          <table:table-cell office:value-type="float" office:value="10862.8">
            <text:p>1086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float" office:value="98">
            <text:p>98</text:p>
          </table:table-cell>
          <table:table-cell office:value-type="float" office:value="70">
            <text:p>70</text:p>
          </table:table-cell>
          <table:table-cell office:value-type="float" office:value="3520">
            <text:p>3520</text:p>
          </table:table-cell>
          <table:table-cell office:value-type="float" office:value="5578">
            <text:p>5578</text:p>
          </table:table-cell>
          <table:table-cell office:value-type="float" office:value="9852">
            <text:p>9852</text:p>
          </table:table-cell>
          <table:table-cell office:value-type="float" office:value="149.5">
            <text:p>149.5</text:p>
          </table:table-cell>
          <table:table-cell office:value-type="float" office:value="220.125">
            <text:p>220.125</text:p>
          </table:table-cell>
          <table:table-cell office:value-type="float" office:value="521.125">
            <text:p>521.125</text:p>
          </table:table-cell>
          <table:table-cell office:value-type="float" office:value="0.0424715909090909">
            <text:p>0.0424715909</text:p>
          </table:table-cell>
          <table:table-cell office:value-type="float" office:value="0.0394630692004303">
            <text:p>0.0394630692</text:p>
          </table:table-cell>
          <table:table-cell office:value-type="float" office:value="0.0528953511977263">
            <text:p>0.0528953512</text:p>
          </table:table-cell>
          <table:table-cell office:value-type="float" office:value="1.15218608680914">
            <text:p>1.1521860868</text:p>
          </table:table-cell>
          <table:table-cell office:value-type="float" office:value="1.14117311650971">
            <text:p>1.1411731165</text:p>
          </table:table-cell>
          <table:table-cell office:value-type="float" office:value="1.19061764882157">
            <text:p>1.1906176488</text:p>
          </table:table-cell>
          <table:table-cell office:value-type="float" office:value="16.6644257575408">
            <text:p>16.6644257575</text:p>
          </table:table-cell>
          <table:table-cell office:value-type="float" office:value="17.9087898920324">
            <text:p>17.908789892</text:p>
          </table:table-cell>
          <table:table-cell office:value-type="float" office:value="13.4477192878978">
            <text:p>13.4477192879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date" office:date-value="2020-09-25">
            <text:p>09/25/20</text:p>
          </table:table-cell>
          <table:table-cell office:value-type="float" office:value="9">
            <text:p>9</text:p>
          </table:table-cell>
          <table:table-cell office:value-type="float" office:value="577">
            <text:p>577</text:p>
          </table:table-cell>
          <table:table-cell office:value-type="float" office:value="11116">
            <text:p>11116</text:p>
          </table:table-cell>
          <table:table-cell office:value-type="float" office:value="8.34">
            <text:p>8.34</text:p>
          </table:table-cell>
          <table:table-cell office:value-type="float" office:value="8.4">
            <text:p>8.4</text:p>
          </table:table-cell>
          <table:table-cell office:value-type="float" office:value="578.6">
            <text:p>578.6</text:p>
          </table:table-cell>
          <table:table-cell office:value-type="float" office:value="11675.4">
            <text:p>11675.4</text:p>
          </table:table-cell>
          <table:table-cell office:value-type="float" office:value="7.808">
            <text:p>7.80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5">
            <text:p>65</text:p>
          </table:table-cell>
          <table:table-cell office:value-type="float" office:value="47">
            <text:p>47</text:p>
          </table:table-cell>
          <table:table-cell office:value-type="float" office:value="4101">
            <text:p>4101</text:p>
          </table:table-cell>
          <table:table-cell office:value-type="float" office:value="6810">
            <text:p>6810</text:p>
          </table:table-cell>
          <table:table-cell office:value-type="float" office:value="11977">
            <text:p>11977</text:p>
          </table:table-cell>
          <table:table-cell office:value-type="float" office:value="178.75">
            <text:p>178.75</text:p>
          </table:table-cell>
          <table:table-cell office:value-type="float" office:value="376">
            <text:p>376</text:p>
          </table:table-cell>
          <table:table-cell office:value-type="float" office:value="510.5">
            <text:p>510.5</text:p>
          </table:table-cell>
          <table:table-cell office:value-type="float" office:value="0.043586930017069">
            <text:p>0.04358693</text:p>
          </table:table-cell>
          <table:table-cell office:value-type="float" office:value="0.0552129221732746">
            <text:p>0.0552129222</text:p>
          </table:table-cell>
          <table:table-cell office:value-type="float" office:value="0.0426233614427653">
            <text:p>0.0426233614</text:p>
          </table:table-cell>
          <table:table-cell office:value-type="float" office:value="1.15627790317763">
            <text:p>1.1562779032</text:p>
          </table:table-cell>
          <table:table-cell office:value-type="float" office:value="1.19922022248529">
            <text:p>1.1992202225</text:p>
          </table:table-cell>
          <table:table-cell office:value-type="float" office:value="1.15274259689341">
            <text:p>1.1527425969</text:p>
          </table:table-cell>
          <table:table-cell office:value-type="float" office:value="16.2467475618022">
            <text:p>16.2467475618</text:p>
          </table:table-cell>
          <table:table-cell office:value-type="float" office:value="12.8975447121444">
            <text:p>12.8975447121</text:p>
          </table:table-cell>
          <table:table-cell office:value-type="float" office:value="16.606305232522">
            <text:p>16.6063052325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date" office:date-value="2020-09-26">
            <text:p>09/26/20</text:p>
          </table:table-cell>
          <table:table-cell office:value-type="float" office:value="12">
            <text:p>12</text:p>
          </table:table-cell>
          <table:table-cell office:value-type="float" office:value="589">
            <text:p>589</text:p>
          </table:table-cell>
          <table:table-cell office:value-type="float" office:value="11782">
            <text:p>11782</text:p>
          </table:table-cell>
          <table:table-cell office:value-type="float" office:value="8.06">
            <text:p>8.06</text:p>
          </table:table-cell>
          <table:table-cell office:value-type="float" office:value="9.4">
            <text:p>9.4</text:p>
          </table:table-cell>
          <table:table-cell office:value-type="float" office:value="605.6">
            <text:p>605.6</text:p>
          </table:table-cell>
          <table:table-cell office:value-type="float" office:value="10396.2">
            <text:p>10396.2</text:p>
          </table:table-cell>
          <table:table-cell office:value-type="float" office:value="8.384">
            <text:p>8.384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table:number-columns-repeated="2" office:value-type="float" office:value="59">
            <text:p>59</text:p>
          </table:table-cell>
          <table:table-cell office:value-type="float" office:value="3898">
            <text:p>3898</text:p>
          </table:table-cell>
          <table:table-cell office:value-type="float" office:value="5765">
            <text:p>5765</text:p>
          </table:table-cell>
          <table:table-cell office:value-type="float" office:value="10193">
            <text:p>10193</text:p>
          </table:table-cell>
          <table:table-cell office:value-type="float" office:value="179.75">
            <text:p>179.75</text:p>
          </table:table-cell>
          <table:table-cell office:value-type="float" office:value="220">
            <text:p>220</text:p>
          </table:table-cell>
          <table:table-cell office:value-type="float" office:value="444.375">
            <text:p>444.375</text:p>
          </table:table-cell>
          <table:table-cell office:value-type="float" office:value="0.0461133914828117">
            <text:p>0.0461133915</text:p>
          </table:table-cell>
          <table:table-cell office:value-type="float" office:value="0.0381613183000867">
            <text:p>0.0381613183</text:p>
          </table:table-cell>
          <table:table-cell office:value-type="float" office:value="0.0435960953595605">
            <text:p>0.0435960954</text:p>
          </table:table-cell>
          <table:table-cell office:value-type="float" office:value="1.16556470214297">
            <text:p>1.1655647021</text:p>
          </table:table-cell>
          <table:table-cell office:value-type="float" office:value="1.13641893503053">
            <text:p>1.136418935</text:p>
          </table:table-cell>
          <table:table-cell office:value-type="float" office:value="1.15631154803844">
            <text:p>1.156311548</text:p>
          </table:table-cell>
          <table:table-cell office:value-type="float" office:value="15.3753338251192">
            <text:p>15.3753338251</text:p>
          </table:table-cell>
          <table:table-cell office:value-type="float" office:value="18.50801717523">
            <text:p>18.5080171752</text:p>
          </table:table-cell>
          <table:table-cell office:value-type="float" office:value="16.2434037935346">
            <text:p>16.2434037935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date" office:date-value="2020-09-27">
            <text:p>09/27/20</text:p>
          </table:table-cell>
          <table:table-cell office:value-type="float" office:value="6">
            <text:p>6</text:p>
          </table:table-cell>
          <table:table-cell office:value-type="float" office:value="620">
            <text:p>620</text:p>
          </table:table-cell>
          <table:table-cell office:value-type="float" office:value="10073">
            <text:p>10073</text:p>
          </table:table-cell>
          <table:table-cell office:value-type="float" office:value="9.3">
            <text:p>9.3</text:p>
          </table:table-cell>
          <table:table-cell office:value-type="float" office:value="9.6">
            <text:p>9.6</text:p>
          </table:table-cell>
          <table:table-cell office:value-type="float" office:value="646.8">
            <text:p>646.8</text:p>
          </table:table-cell>
          <table:table-cell office:value-type="float" office:value="9414.6">
            <text:p>9414.6</text:p>
          </table:table-cell>
          <table:table-cell office:value-type="float" office:value="9.546">
            <text:p>9.546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office:value-type="float" office:value="129">
            <text:p>129</text:p>
          </table:table-cell>
          <table:table-cell office:value-type="float" office:value="75">
            <text:p>75</text:p>
          </table:table-cell>
          <table:table-cell office:value-type="float" office:value="3844">
            <text:p>3844</text:p>
          </table:table-cell>
          <table:table-cell office:value-type="float" office:value="6196">
            <text:p>6196</text:p>
          </table:table-cell>
          <table:table-cell office:value-type="float" office:value="10826">
            <text:p>10826</text:p>
          </table:table-cell>
          <table:table-cell office:value-type="float" office:value="160.5">
            <text:p>160.5</text:p>
          </table:table-cell>
          <table:table-cell office:value-type="float" office:value="322">
            <text:p>322</text:p>
          </table:table-cell>
          <table:table-cell office:value-type="float" office:value="732.375">
            <text:p>732.375</text:p>
          </table:table-cell>
          <table:table-cell office:value-type="float" office:value="0.0417533818938606">
            <text:p>0.0417533819</text:p>
          </table:table-cell>
          <table:table-cell office:value-type="float" office:value="0.051969012265978">
            <text:p>0.0519690123</text:p>
          </table:table-cell>
          <table:table-cell office:value-type="float" office:value="0.0676496397561426">
            <text:p>0.0676496398</text:p>
          </table:table-cell>
          <table:table-cell office:value-type="float" office:value="1.14955379263168">
            <text:p>1.1495537926</text:p>
          </table:table-cell>
          <table:table-cell office:value-type="float" office:value="1.18718506827329">
            <text:p>1.1871850683</text:p>
          </table:table-cell>
          <table:table-cell office:value-type="float" office:value="1.24574362771441">
            <text:p>1.2457436277</text:p>
          </table:table-cell>
          <table:table-cell office:value-type="float" office:value="16.9451938182499">
            <text:p>16.9451938182</text:p>
          </table:table-cell>
          <table:table-cell office:value-type="float" office:value="13.6813489161226">
            <text:p>13.6813489161</text:p>
          </table:table-cell>
          <table:table-cell office:value-type="float" office:value="10.5889253824174">
            <text:p>10.5889253824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date" office:date-value="2020-09-28">
            <text:p>09/28/20</text:p>
          </table:table-cell>
          <table:table-cell office:value-type="float" office:value="13">
            <text:p>13</text:p>
          </table:table-cell>
          <table:table-cell office:value-type="float" office:value="693">
            <text:p>693</text:p>
          </table:table-cell>
          <table:table-cell office:value-type="float" office:value="7065">
            <text:p>7065</text:p>
          </table:table-cell>
          <table:table-cell office:value-type="float" office:value="9.94">
            <text:p>9.94</text:p>
          </table:table-cell>
          <table:table-cell office:value-type="float" office:value="9.4">
            <text:p>9.4</text:p>
          </table:table-cell>
          <table:table-cell office:value-type="float" office:value="686">
            <text:p>686</text:p>
          </table:table-cell>
          <table:table-cell office:value-type="float" office:value="9424.8">
            <text:p>9424.8</text:p>
          </table:table-cell>
          <table:table-cell office:value-type="float" office:value="9.48">
            <text:p>9.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7">
            <text:p>97</text:p>
          </table:table-cell>
          <table:table-cell office:value-type="float" office:value="75">
            <text:p>75</text:p>
          </table:table-cell>
          <table:table-cell office:value-type="float" office:value="4160">
            <text:p>4160</text:p>
          </table:table-cell>
          <table:table-cell office:value-type="float" office:value="6944">
            <text:p>6944</text:p>
          </table:table-cell>
          <table:table-cell office:value-type="float" office:value="14594">
            <text:p>14594</text:p>
          </table:table-cell>
          <table:table-cell office:value-type="float" office:value="162.375">
            <text:p>162.375</text:p>
          </table:table-cell>
          <table:table-cell office:value-type="float" office:value="363.875">
            <text:p>363.875</text:p>
          </table:table-cell>
          <table:table-cell office:value-type="float" office:value="750.125">
            <text:p>750.125</text:p>
          </table:table-cell>
          <table:table-cell office:value-type="float" office:value="0.0390324519230769">
            <text:p>0.0390324519</text:p>
          </table:table-cell>
          <table:table-cell office:value-type="float" office:value="0.0524013536866359">
            <text:p>0.0524013537</text:p>
          </table:table-cell>
          <table:table-cell office:value-type="float" office:value="0.0513995477593532">
            <text:p>0.0513995478</text:p>
          </table:table-cell>
          <table:table-cell office:value-type="float" office:value="1.1395997050449">
            <text:p>1.139599705</text:p>
          </table:table-cell>
          <table:table-cell office:value-type="float" office:value="1.18878670556488">
            <text:p>1.1887867056</text:p>
          </table:table-cell>
          <table:table-cell office:value-type="float" office:value="1.18507656763707">
            <text:p>1.1850765676</text:p>
          </table:table-cell>
          <table:table-cell office:value-type="float" office:value="18.1025899280627">
            <text:p>18.1025899281</text:p>
          </table:table-cell>
          <table:table-cell office:value-type="float" office:value="13.5712814459384">
            <text:p>13.5712814459</text:p>
          </table:table-cell>
          <table:table-cell office:value-type="float" office:value="13.8291508996206">
            <text:p>13.8291508996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date" office:date-value="2020-09-29">
            <text:p>09/29/20</text:p>
          </table:table-cell>
          <table:table-cell office:value-type="float" office:value="8">
            <text:p>8</text:p>
          </table:table-cell>
          <table:table-cell office:value-type="float" office:value="755">
            <text:p>755</text:p>
          </table:table-cell>
          <table:table-cell office:value-type="float" office:value="7037">
            <text:p>7037</text:p>
          </table:table-cell>
          <table:table-cell office:value-type="float" office:value="12.09">
            <text:p>12.09</text:p>
          </table:table-cell>
          <table:table-cell office:value-type="float" office:value="10.2">
            <text:p>10.2</text:p>
          </table:table-cell>
          <table:table-cell office:value-type="float" office:value="719.6">
            <text:p>719.6</text:p>
          </table:table-cell>
          <table:table-cell office:value-type="float" office:value="9462.8">
            <text:p>9462.8</text:p>
          </table:table-cell>
          <table:table-cell office:value-type="float" office:value="9.284">
            <text:p>9.284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table:number-columns-repeated="2" office:value-type="float" office:value="72">
            <text:p>72</text:p>
          </table:table-cell>
          <table:table-cell office:value-type="float" office:value="4508">
            <text:p>4508</text:p>
          </table:table-cell>
          <table:table-cell office:value-type="float" office:value="7338">
            <text:p>7338</text:p>
          </table:table-cell>
          <table:table-cell office:value-type="float" office:value="13067">
            <text:p>13067</text:p>
          </table:table-cell>
          <table:table-cell office:value-type="float" office:value="58">
            <text:p>58</text:p>
          </table:table-cell>
          <table:table-cell office:value-type="float" office:value="461.375">
            <text:p>461.375</text:p>
          </table:table-cell>
          <table:table-cell office:value-type="float" office:value="447.75">
            <text:p>447.75</text:p>
          </table:table-cell>
          <table:table-cell office:value-type="float" office:value="0.012866015971606">
            <text:p>0.012866016</text:p>
          </table:table-cell>
          <table:table-cell office:value-type="float" office:value="0.0628747615153993">
            <text:p>0.0628747615</text:p>
          </table:table-cell>
          <table:table-cell office:value-type="float" office:value="0.0342657075074615">
            <text:p>0.0342657075</text:p>
          </table:table-cell>
          <table:table-cell office:value-type="float" office:value="1.04535550325991">
            <text:p>1.0453555033</text:p>
          </table:table-cell>
          <table:table-cell office:value-type="float" office:value="1.22781000714971">
            <text:p>1.2278100071</text:p>
          </table:table-cell>
          <table:table-cell office:value-type="float" office:value="1.12223128814965">
            <text:p>1.1222312881</text:p>
          </table:table-cell>
          <table:table-cell office:value-type="float" office:value="0">
            <text:p>0</text:p>
          </table:table-cell>
          <table:table-cell office:value-type="float" office:value="11.3673030690437">
            <text:p>11.367303069</text:p>
          </table:table-cell>
          <table:table-cell office:value-type="float" office:value="20.5732242977016">
            <text:p>20.5732242977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date" office:date-value="2020-09-30">
            <text:p>09/30/20</text:p>
          </table:table-cell>
          <table:table-cell office:value-type="float" office:value="8">
            <text:p>8</text:p>
          </table:table-cell>
          <table:table-cell office:value-type="float" office:value="773">
            <text:p>773</text:p>
          </table:table-cell>
          <table:table-cell office:value-type="float" office:value="11167">
            <text:p>11167</text:p>
          </table:table-cell>
          <table:table-cell office:value-type="float" office:value="8.01">
            <text:p>8.01</text:p>
          </table:table-cell>
          <table:table-cell office:value-type="float" office:value="12.4">
            <text:p>12.4</text:p>
          </table:table-cell>
          <table:table-cell office:value-type="float" office:value="743.6">
            <text:p>743.6</text:p>
          </table:table-cell>
          <table:table-cell office:value-type="float" office:value="9927">
            <text:p>9927</text:p>
          </table:table-cell>
          <table:table-cell office:value-type="float" office:value="9.558">
            <text:p>9.55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4">
            <text:p>64</text:p>
          </table:table-cell>
          <table:table-cell office:value-type="float" office:value="128">
            <text:p>128</text:p>
          </table:table-cell>
          <table:table-cell office:value-type="float" office:value="4350">
            <text:p>4350</text:p>
          </table:table-cell>
          <table:table-cell office:value-type="float" office:value="7337">
            <text:p>7337</text:p>
          </table:table-cell>
          <table:table-cell office:value-type="float" office:value="13342">
            <text:p>13342</text:p>
          </table:table-cell>
          <table:table-cell office:value-type="float" office:value="158.5">
            <text:p>158.5</text:p>
          </table:table-cell>
          <table:table-cell office:value-type="float" office:value="175.75">
            <text:p>175.75</text:p>
          </table:table-cell>
          <table:table-cell office:value-type="float" office:value="671.625">
            <text:p>671.625</text:p>
          </table:table-cell>
          <table:table-cell office:value-type="float" office:value="0.0364367816091954">
            <text:p>0.0364367816</text:p>
          </table:table-cell>
          <table:table-cell office:value-type="float" office:value="0.0239539321248467">
            <text:p>0.0239539321</text:p>
          </table:table-cell>
          <table:table-cell office:value-type="float" office:value="0.0503391545495428">
            <text:p>0.0503391545</text:p>
          </table:table-cell>
          <table:table-cell office:value-type="float" office:value="1.13013090817809">
            <text:p>1.1301309082</text:p>
          </table:table-cell>
          <table:table-cell office:value-type="float" office:value="1.08496339253088">
            <text:p>1.0849633925</text:p>
          </table:table-cell>
          <table:table-cell office:value-type="float" office:value="1.18115374066569">
            <text:p>1.1811537407</text:p>
          </table:table-cell>
          <table:table-cell office:value-type="float" office:value="19.3677886429064">
            <text:p>19.3677886429</text:p>
          </table:table-cell>
          <table:table-cell office:value-type="float" office:value="29.2818826044352">
            <text:p>29.2818826044</text:p>
          </table:table-cell>
          <table:table-cell office:value-type="float" office:value="14.1132803639115">
            <text:p>14.1132803639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date" office:date-value="2020-10-01">
            <text:p>10/01/20</text:p>
          </table:table-cell>
          <table:table-cell office:value-type="float" office:value="16">
            <text:p>16</text:p>
          </table:table-cell>
          <table:table-cell office:value-type="float" office:value="757">
            <text:p>757</text:p>
          </table:table-cell>
          <table:table-cell office:value-type="float" office:value="11972">
            <text:p>11972</text:p>
          </table:table-cell>
          <table:table-cell office:value-type="float" office:value="7.08">
            <text:p>7.08</text:p>
          </table:table-cell>
          <table:table-cell office:value-type="float" office:value="12.6">
            <text:p>12.6</text:p>
          </table:table-cell>
          <table:table-cell office:value-type="float" office:value="745.8">
            <text:p>745.8</text:p>
          </table:table-cell>
          <table:table-cell office:value-type="float" office:value="10748.8">
            <text:p>10748.8</text:p>
          </table:table-cell>
          <table:table-cell office:value-type="float" office:value="9.514">
            <text:p>9.5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10">
            <text:p>110</text:p>
          </table:table-cell>
          <table:table-cell office:value-type="float" office:value="70">
            <text:p>70</text:p>
          </table:table-cell>
          <table:table-cell office:value-type="float" office:value="4750">
            <text:p>4750</text:p>
          </table:table-cell>
          <table:table-cell office:value-type="float" office:value="8143">
            <text:p>8143</text:p>
          </table:table-cell>
          <table:table-cell office:value-type="float" office:value="14491">
            <text:p>14491</text:p>
          </table:table-cell>
          <table:table-cell office:value-type="float" office:value="223.25">
            <text:p>223.25</text:p>
          </table:table-cell>
          <table:table-cell office:value-type="float" office:value="392.625">
            <text:p>392.625</text:p>
          </table:table-cell>
          <table:table-cell office:value-type="float" office:value="731.875">
            <text:p>731.875</text:p>
          </table:table-cell>
          <table:table-cell office:value-type="float" office:value="0.047">
            <text:p>0.047</text:p>
          </table:table-cell>
          <table:table-cell office:value-type="float" office:value="0.0482162593638708">
            <text:p>0.0482162594</text:p>
          </table:table-cell>
          <table:table-cell office:value-type="float" office:value="0.0505054861638258">
            <text:p>0.0505054862</text:p>
          </table:table-cell>
          <table:table-cell office:value-type="float" office:value="1.16882964">
            <text:p>1.16882964</text:p>
          </table:table-cell>
          <table:table-cell office:value-type="float" office:value="1.17331353080095">
            <text:p>1.1733135308</text:p>
          </table:table-cell>
          <table:table-cell office:value-type="float" office:value="1.18176877767337">
            <text:p>1.1817687777</text:p>
          </table:table-cell>
          <table:table-cell office:value-type="float" office:value="15.0917330767497">
            <text:p>15.0917330767</text:p>
          </table:table-cell>
          <table:table-cell office:value-type="float" office:value="14.7196511649749">
            <text:p>14.719651165</text:p>
          </table:table-cell>
          <table:table-cell office:value-type="float" office:value="14.0679234636543">
            <text:p>14.0679234637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date" office:date-value="2020-10-02">
            <text:p>10/02/20</text:p>
          </table:table-cell>
          <table:table-cell office:value-type="float" office:value="17">
            <text:p>17</text:p>
          </table:table-cell>
          <table:table-cell office:value-type="float" office:value="740">
            <text:p>740</text:p>
          </table:table-cell>
          <table:table-cell office:value-type="float" office:value="12394">
            <text:p>12394</text:p>
          </table:table-cell>
          <table:table-cell office:value-type="float" office:value="10.67">
            <text:p>10.67</text:p>
          </table:table-cell>
          <table:table-cell office:value-type="float" office:value="13">
            <text:p>13</text:p>
          </table:table-cell>
          <table:table-cell office:value-type="float" office:value="731.8">
            <text:p>731.8</text:p>
          </table:table-cell>
          <table:table-cell office:value-type="float" office:value="10932.8">
            <text:p>10932.8</text:p>
          </table:table-cell>
          <table:table-cell office:value-type="float" office:value="9.252">
            <text:p>9.252</text:p>
          </table:table-cell>
          <table:table-cell table:number-columns-repeated="3" office:value-type="float" office:value="2">
            <text:p>2</text:p>
          </table:table-cell>
          <table:table-cell office:value-type="float" office:value="57">
            <text:p>57</text:p>
          </table:table-cell>
          <table:table-cell office:value-type="float" office:value="97">
            <text:p>97</text:p>
          </table:table-cell>
          <table:table-cell office:value-type="float" office:value="30">
            <text:p>30</text:p>
          </table:table-cell>
          <table:table-cell office:value-type="float" office:value="5305">
            <text:p>5305</text:p>
          </table:table-cell>
          <table:table-cell office:value-type="float" office:value="9169">
            <text:p>9169</text:p>
          </table:table-cell>
          <table:table-cell office:value-type="float" office:value="16239">
            <text:p>16239</text:p>
          </table:table-cell>
          <table:table-cell office:value-type="float" office:value="309.875">
            <text:p>309.875</text:p>
          </table:table-cell>
          <table:table-cell office:value-type="float" office:value="516.875">
            <text:p>516.875</text:p>
          </table:table-cell>
          <table:table-cell office:value-type="float" office:value="464">
            <text:p>464</text:p>
          </table:table-cell>
          <table:table-cell office:value-type="float" office:value="0.0584118755890669">
            <text:p>0.0584118756</text:p>
          </table:table-cell>
          <table:table-cell office:value-type="float" office:value="0.0563720143963355">
            <text:p>0.0563720144</text:p>
          </table:table-cell>
          <table:table-cell office:value-type="float" office:value="0.0285731880041874">
            <text:p>0.028573188</text:p>
          </table:table-cell>
          <table:table-cell office:value-type="float" office:value="1.21112898109301">
            <text:p>1.2111289811</text:p>
          </table:table-cell>
          <table:table-cell office:value-type="float" office:value="1.20353054624109">
            <text:p>1.2035305462</text:p>
          </table:table-cell>
          <table:table-cell office:value-type="float" office:value="1.10160635507719">
            <text:p>1.1016063551</text:p>
          </table:table-cell>
          <table:table-cell office:value-type="float" office:value="12.2098401479195">
            <text:p>12.2098401479</text:p>
          </table:table-cell>
          <table:table-cell office:value-type="float" office:value="12.6393509009192">
            <text:p>12.6393509009</text:p>
          </table:table-cell>
          <table:table-cell office:value-type="float" office:value="24.6036037672542">
            <text:p>24.6036037673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date" office:date-value="2020-10-03">
            <text:p>10/03/20</text:p>
          </table:table-cell>
          <table:table-cell office:value-type="float" office:value="14">
            <text:p>14</text:p>
          </table:table-cell>
          <table:table-cell office:value-type="float" office:value="704">
            <text:p>704</text:p>
          </table:table-cell>
          <table:table-cell office:value-type="float" office:value="11174">
            <text:p>11174</text:p>
          </table:table-cell>
          <table:table-cell office:value-type="float" office:value="9.72">
            <text:p>9.72</text:p>
          </table:table-cell>
          <table:table-cell office:value-type="float" office:value="13.6">
            <text:p>13.6</text:p>
          </table:table-cell>
          <table:table-cell office:value-type="float" office:value="707">
            <text:p>707</text:p>
          </table:table-cell>
          <table:table-cell office:value-type="float" office:value="9984.2">
            <text:p>9984.2</text:p>
          </table:table-cell>
          <table:table-cell office:value-type="float" office:value="10.468">
            <text:p>10.46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9">
            <text:p>89</text:p>
          </table:table-cell>
          <table:table-cell office:value-type="float" office:value="21">
            <text:p>21</text:p>
          </table:table-cell>
          <table:table-cell office:value-type="float" office:value="5327">
            <text:p>5327</text:p>
          </table:table-cell>
          <table:table-cell office:value-type="float" office:value="9143">
            <text:p>9143</text:p>
          </table:table-cell>
          <table:table-cell office:value-type="float" office:value="15725">
            <text:p>15725</text:p>
          </table:table-cell>
          <table:table-cell office:value-type="float" office:value="357.75">
            <text:p>357.75</text:p>
          </table:table-cell>
          <table:table-cell office:value-type="float" office:value="599.875">
            <text:p>599.875</text:p>
          </table:table-cell>
          <table:table-cell office:value-type="float" office:value="252">
            <text:p>252</text:p>
          </table:table-cell>
          <table:table-cell office:value-type="float" office:value="0.0671578749765346">
            <text:p>0.067157875</text:p>
          </table:table-cell>
          <table:table-cell office:value-type="float" office:value="0.0656103029640162">
            <text:p>0.065610303</text:p>
          </table:table-cell>
          <table:table-cell office:value-type="float" office:value="0.0160254372019078">
            <text:p>0.0160254372</text:p>
          </table:table-cell>
          <table:table-cell office:value-type="float" office:value="1.24389251555374">
            <text:p>1.2438925156</text:p>
          </table:table-cell>
          <table:table-cell office:value-type="float" office:value="1.23807329560992">
            <text:p>1.2380732956</text:p>
          </table:table-cell>
          <table:table-cell office:value-type="float" office:value="1.0565923868962">
            <text:p>1.0565923869</text:p>
          </table:table-cell>
          <table:table-cell office:value-type="float" office:value="10.6639794837749">
            <text:p>10.6639794838</text:p>
          </table:table-cell>
          <table:table-cell office:value-type="float" office:value="10.9075119254172">
            <text:p>10.90751192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date" office:date-value="2020-10-04">
            <text:p>10/04/20</text:p>
          </table:table-cell>
          <table:table-cell office:value-type="float" office:value="10">
            <text:p>10</text:p>
          </table:table-cell>
          <table:table-cell office:value-type="float" office:value="685">
            <text:p>685</text:p>
          </table:table-cell>
          <table:table-cell office:value-type="float" office:value="7957">
            <text:p>7957</text:p>
          </table:table-cell>
          <table:table-cell office:value-type="float" office:value="10.78">
            <text:p>10.78</text:p>
          </table:table-cell>
          <table:table-cell office:value-type="float" office:value="14.4">
            <text:p>14.4</text:p>
          </table:table-cell>
          <table:table-cell office:value-type="float" office:value="681">
            <text:p>681</text:p>
          </table:table-cell>
          <table:table-cell office:value-type="float" office:value="8729.6">
            <text:p>8729.6</text:p>
          </table:table-cell>
          <table:table-cell office:value-type="float" office:value="11.922">
            <text:p>11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48">
            <text:p>48</text:p>
          </table:table-cell>
          <table:table-cell office:value-type="float" office:value="90">
            <text:p>90</text:p>
          </table:table-cell>
          <table:table-cell office:value-type="float" office:value="5482">
            <text:p>5482</text:p>
          </table:table-cell>
          <table:table-cell office:value-type="float" office:value="9316">
            <text:p>9316</text:p>
          </table:table-cell>
          <table:table-cell office:value-type="float" office:value="14564">
            <text:p>14564</text:p>
          </table:table-cell>
          <table:table-cell office:value-type="float" office:value="427">
            <text:p>427</text:p>
          </table:table-cell>
          <table:table-cell office:value-type="float" office:value="704.625">
            <text:p>704.625</text:p>
          </table:table-cell>
          <table:table-cell office:value-type="float" office:value="279.125">
            <text:p>279.125</text:p>
          </table:table-cell>
          <table:table-cell office:value-type="float" office:value="0.0778912805545421">
            <text:p>0.0778912806</text:p>
          </table:table-cell>
          <table:table-cell office:value-type="float" office:value="0.075636002576213">
            <text:p>0.0756360026</text:p>
          </table:table-cell>
          <table:table-cell office:value-type="float" office:value="0.0191654078549849">
            <text:p>0.0191654079</text:p>
          </table:table-cell>
          <table:table-cell office:value-type="float" office:value="1.28451090305029">
            <text:p>1.2845109031</text:p>
          </table:table-cell>
          <table:table-cell office:value-type="float" office:value="1.27593878659273">
            <text:p>1.2759387866</text:p>
          </table:table-cell>
          <table:table-cell office:value-type="float" office:value="1.06779886069461">
            <text:p>1.0677988607</text:p>
          </table:table-cell>
          <table:table-cell office:value-type="float" office:value="9.24114740197435">
            <text:p>9.241147402</text:p>
          </table:table-cell>
          <table:table-cell office:value-type="float" office:value="9.50661165332892">
            <text:p>9.5066116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date" office:date-value="2020-10-05">
            <text:p>10/05/20</text:p>
          </table:table-cell>
          <table:table-cell office:value-type="float" office:value="11">
            <text:p>11</text:p>
          </table:table-cell>
          <table:table-cell office:value-type="float" office:value="649">
            <text:p>649</text:p>
          </table:table-cell>
          <table:table-cell office:value-type="float" office:value="6424">
            <text:p>6424</text:p>
          </table:table-cell>
          <table:table-cell office:value-type="float" office:value="14.09">
            <text:p>14.09</text:p>
          </table:table-cell>
          <table:table-cell office:value-type="float" office:value="15.8">
            <text:p>15.8</text:p>
          </table:table-cell>
          <table:table-cell office:value-type="float" office:value="664.2">
            <text:p>664.2</text:p>
          </table:table-cell>
          <table:table-cell office:value-type="float" office:value="8196">
            <text:p>8196</text:p>
          </table:table-cell>
          <table:table-cell office:value-type="float" office:value="11.466">
            <text:p>11.466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99">
            <text:p>99</text:p>
          </table:table-cell>
          <table:table-cell office:value-type="float" office:value="32">
            <text:p>32</text:p>
          </table:table-cell>
          <table:table-cell office:value-type="float" office:value="6014">
            <text:p>6014</text:p>
          </table:table-cell>
          <table:table-cell office:value-type="float" office:value="10312">
            <text:p>10312</text:p>
          </table:table-cell>
          <table:table-cell office:value-type="float" office:value="15574">
            <text:p>15574</text:p>
          </table:table-cell>
          <table:table-cell office:value-type="float" office:value="438.875">
            <text:p>438.875</text:p>
          </table:table-cell>
          <table:table-cell office:value-type="float" office:value="763.625">
            <text:p>763.625</text:p>
          </table:table-cell>
          <table:table-cell office:value-type="float" office:value="294.75">
            <text:p>294.75</text:p>
          </table:table-cell>
          <table:table-cell office:value-type="float" office:value="0.0729755570335883">
            <text:p>0.072975557</text:p>
          </table:table-cell>
          <table:table-cell office:value-type="float" office:value="0.0740520752521334">
            <text:p>0.0740520753</text:p>
          </table:table-cell>
          <table:table-cell office:value-type="float" office:value="0.0189257737254398">
            <text:p>0.0189257737</text:p>
          </table:table-cell>
          <table:table-cell office:value-type="float" office:value="1.26585229618931">
            <text:p>1.2658522962</text:p>
          </table:table-cell>
          <table:table-cell office:value-type="float" office:value="1.2699303346868">
            <text:p>1.2699303347</text:p>
          </table:table-cell>
          <table:table-cell office:value-type="float" office:value="1.06694225046481">
            <text:p>1.0669422505</text:p>
          </table:table-cell>
          <table:table-cell office:value-type="float" office:value="9.84085263960841">
            <text:p>9.8408526396</text:p>
          </table:table-cell>
          <table:table-cell office:value-type="float" office:value="9.70271428061644">
            <text:p>9.70271428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date" office:date-value="2020-10-06">
            <text:p>10/06/20</text:p>
          </table:table-cell>
          <table:table-cell office:value-type="float" office:value="20">
            <text:p>20</text:p>
          </table:table-cell>
          <table:table-cell office:value-type="float" office:value="627">
            <text:p>627</text:p>
          </table:table-cell>
          <table:table-cell office:value-type="float" office:value="5699">
            <text:p>5699</text:p>
          </table:table-cell>
          <table:table-cell office:value-type="float" office:value="14.35">
            <text:p>14.35</text:p>
          </table:table-cell>
          <table:table-cell office:value-type="float" office:value="17.2">
            <text:p>17.2</text:p>
          </table:table-cell>
          <table:table-cell office:value-type="float" office:value="684.2">
            <text:p>684.2</text:p>
          </table:table-cell>
          <table:table-cell office:value-type="float" office:value="8253.6">
            <text:p>8253.6</text:p>
          </table:table-cell>
          <table:table-cell office:value-type="float" office:value="11.148">
            <text:p>11.148</text:p>
          </table:table-cell>
          <table:table-cell table:number-columns-repeated="3" office:value-type="float" office:value="2">
            <text:p>2</text:p>
          </table:table-cell>
          <table:table-cell office:value-type="float" office:value="96">
            <text:p>96</text:p>
          </table:table-cell>
          <table:table-cell table:number-columns-repeated="2" office:value-type="float" office:value="70">
            <text:p>70</text:p>
          </table:table-cell>
          <table:table-cell office:value-type="float" office:value="6554">
            <text:p>6554</text:p>
          </table:table-cell>
          <table:table-cell office:value-type="float" office:value="11154">
            <text:p>11154</text:p>
          </table:table-cell>
          <table:table-cell office:value-type="float" office:value="16099">
            <text:p>16099</text:p>
          </table:table-cell>
          <table:table-cell office:value-type="float" office:value="480.5">
            <text:p>480.5</text:p>
          </table:table-cell>
          <table:table-cell office:value-type="float" office:value="100.875">
            <text:p>100.875</text:p>
          </table:table-cell>
          <table:table-cell office:value-type="float" office:value="405.25">
            <text:p>405.25</text:p>
          </table:table-cell>
          <table:table-cell office:value-type="float" office:value="0.0733140067134574">
            <text:p>0.0733140067</text:p>
          </table:table-cell>
          <table:table-cell office:value-type="float" office:value="0.00904384077461001">
            <text:p>0.0090438408</text:p>
          </table:table-cell>
          <table:table-cell office:value-type="float" office:value="0.0251723709547177">
            <text:p>0.025172371</text:p>
          </table:table-cell>
          <table:table-cell office:value-type="float" office:value="1.26713391291465">
            <text:p>1.2671339129</text:p>
          </table:table-cell>
          <table:table-cell office:value-type="float" office:value="1.03181375318081">
            <text:p>1.0318137532</text:p>
          </table:table-cell>
          <table:table-cell office:value-type="float" office:value="1.0893452489301">
            <text:p>1.0893452489</text:p>
          </table:table-cell>
          <table:table-cell office:value-type="float" office:value="9.79698588120526">
            <text:p>9.7969858812</text:p>
          </table:table-cell>
          <table:table-cell office:value-type="float" office:value="0">
            <text:p>0</text:p>
          </table:table-cell>
          <table:table-cell office:value-type="float" office:value="27.8811683370059">
            <text:p>27.881168337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date" office:date-value="2020-10-07">
            <text:p>10/07/20</text:p>
          </table:table-cell>
          <table:table-cell office:value-type="float" office:value="24">
            <text:p>24</text:p>
          </table:table-cell>
          <table:table-cell office:value-type="float" office:value="656">
            <text:p>656</text:p>
          </table:table-cell>
          <table:table-cell office:value-type="float" office:value="9726">
            <text:p>9726</text:p>
          </table:table-cell>
          <table:table-cell office:value-type="float" office:value="8.39">
            <text:p>8.39</text:p>
          </table:table-cell>
          <table:table-cell office:value-type="float" office:value="18.2">
            <text:p>18.2</text:p>
          </table:table-cell>
          <table:table-cell office:value-type="float" office:value="745.8">
            <text:p>745.8</text:p>
          </table:table-cell>
          <table:table-cell office:value-type="float" office:value="8894.8">
            <text:p>8894.8</text:p>
          </table:table-cell>
          <table:table-cell office:value-type="float" office:value="11.098">
            <text:p>11.098</text:p>
          </table:table-cell>
          <table:table-cell table:number-columns-repeated="3" office:value-type="float" office:value="2">
            <text:p>2</text:p>
          </table:table-cell>
          <table:table-cell office:value-type="float" office:value="113">
            <text:p>113</text:p>
          </table:table-cell>
          <table:table-cell office:value-type="float" office:value="140">
            <text:p>140</text:p>
          </table:table-cell>
          <table:table-cell office:value-type="float" office:value="178">
            <text:p>178</text:p>
          </table:table-cell>
          <table:table-cell office:value-type="float" office:value="7038">
            <text:p>7038</text:p>
          </table:table-cell>
          <table:table-cell office:value-type="float" office:value="10498">
            <text:p>10498</text:p>
          </table:table-cell>
          <table:table-cell office:value-type="float" office:value="15686">
            <text:p>15686</text:p>
          </table:table-cell>
          <table:table-cell office:value-type="float" office:value="457.125">
            <text:p>457.125</text:p>
          </table:table-cell>
          <table:table-cell office:value-type="float" office:value="92.5">
            <text:p>92.5</text:p>
          </table:table-cell>
          <table:table-cell office:value-type="float" office:value="339.5">
            <text:p>339.5</text:p>
          </table:table-cell>
          <table:table-cell office:value-type="float" office:value="0.0649509803921569">
            <text:p>0.0649509804</text:p>
          </table:table-cell>
          <table:table-cell office:value-type="float" office:value="0.00881120213373976">
            <text:p>0.0088112021</text:p>
          </table:table-cell>
          <table:table-cell office:value-type="float" office:value="0.0216435037613158">
            <text:p>0.0216435038</text:p>
          </table:table-cell>
          <table:table-cell office:value-type="float" office:value="1.2355969458862">
            <text:p>1.2355969459</text:p>
          </table:table-cell>
          <table:table-cell office:value-type="float" office:value="1.03099137654285">
            <text:p>1.0309913765</text:p>
          </table:table-cell>
          <table:table-cell office:value-type="float" office:value="1.07667040802454">
            <text:p>1.076670408</text:p>
          </table:table-cell>
          <table:table-cell office:value-type="float" office:value="11.0147898527391">
            <text:p>11.0147898527</text:p>
          </table:table-cell>
          <table:table-cell office:value-type="float" office:value="0">
            <text:p>0</text:p>
          </table:table-cell>
          <table:table-cell office:value-type="float" office:value="32.3709823385157">
            <text:p>32.3709823385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date" office:date-value="2020-10-08">
            <text:p>10/08/20</text:p>
          </table:table-cell>
          <table:table-cell office:value-type="float" office:value="21">
            <text:p>21</text:p>
          </table:table-cell>
          <table:table-cell office:value-type="float" office:value="804">
            <text:p>804</text:p>
          </table:table-cell>
          <table:table-cell office:value-type="float" office:value="11462">
            <text:p>11462</text:p>
          </table:table-cell>
          <table:table-cell office:value-type="float" office:value="8.13">
            <text:p>8.13</text:p>
          </table:table-cell>
          <table:table-cell office:value-type="float" office:value="20">
            <text:p>20</text:p>
          </table:table-cell>
          <table:table-cell office:value-type="float" office:value="850.8">
            <text:p>850.8</text:p>
          </table:table-cell>
          <table:table-cell office:value-type="float" office:value="9953.8">
            <text:p>9953.8</text:p>
          </table:table-cell>
          <table:table-cell office:value-type="float" office:value="10.624">
            <text:p>10.6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8">
            <text:p>158</text:p>
          </table:table-cell>
          <table:table-cell office:value-type="float" office:value="185">
            <text:p>185</text:p>
          </table:table-cell>
          <table:table-cell office:value-type="float" office:value="7666">
            <text:p>7666</text:p>
          </table:table-cell>
          <table:table-cell office:value-type="float" office:value="10776">
            <text:p>10776</text:p>
          </table:table-cell>
          <table:table-cell office:value-type="float" office:value="15347">
            <text:p>15347</text:p>
          </table:table-cell>
          <table:table-cell office:value-type="float" office:value="336.625">
            <text:p>336.625</text:p>
          </table:table-cell>
          <table:table-cell office:value-type="float" office:value="168.375">
            <text:p>168.375</text:p>
          </table:table-cell>
          <table:table-cell office:value-type="float" office:value="350.375">
            <text:p>350.375</text:p>
          </table:table-cell>
          <table:table-cell office:value-type="float" office:value="0.0439114270806157">
            <text:p>0.0439114271</text:p>
          </table:table-cell>
          <table:table-cell office:value-type="float" office:value="0.015625">
            <text:p>0.015625</text:p>
          </table:table-cell>
          <table:table-cell office:value-type="float" office:value="0.0228301948263504">
            <text:p>0.0228301948</text:p>
          </table:table-cell>
          <table:table-cell office:value-type="float" office:value="1.15746929310154">
            <text:p>1.1574692931</text:p>
          </table:table-cell>
          <table:table-cell office:value-type="float" office:value="1.055166015625">
            <text:p>1.0551660156</text:p>
          </table:table-cell>
          <table:table-cell office:value-type="float" office:value="1.08092726877201">
            <text:p>1.0809272688</text:p>
          </table:table-cell>
          <table:table-cell office:value-type="float" office:value="16.1292121445056">
            <text:p>16.1292121445</text:p>
          </table:table-cell>
          <table:table-cell office:value-type="float" office:value="0">
            <text:p>0</text:p>
          </table:table-cell>
          <table:table-cell office:value-type="float" office:value="30.7062537372351">
            <text:p>30.7062537372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date" office:date-value="2020-10-09">
            <text:p>10/09/20</text:p>
          </table:table-cell>
          <table:table-cell office:value-type="float" office:value="15">
            <text:p>15</text:p>
          </table:table-cell>
          <table:table-cell office:value-type="float" office:value="993">
            <text:p>993</text:p>
          </table:table-cell>
          <table:table-cell office:value-type="float" office:value="11163">
            <text:p>11163</text:p>
          </table:table-cell>
          <table:table-cell office:value-type="float" office:value="10.53">
            <text:p>10.53</text:p>
          </table:table-cell>
          <table:table-cell office:value-type="float" office:value="20.2">
            <text:p>20.2</text:p>
          </table:table-cell>
          <table:table-cell office:value-type="float" office:value="975.8">
            <text:p>975.8</text:p>
          </table:table-cell>
          <table:table-cell office:value-type="float" office:value="10854.6">
            <text:p>10854.6</text:p>
          </table:table-cell>
          <table:table-cell office:value-type="float" office:value="9.848">
            <text:p>9.848</text:p>
          </table:table-cell>
          <table:table-cell table:number-columns-repeated="3" office:value-type="float" office:value="2">
            <text:p>2</text:p>
          </table:table-cell>
          <table:table-cell office:value-type="float" office:value="207">
            <text:p>207</text:p>
          </table:table-cell>
          <table:table-cell table:number-columns-repeated="2" office:value-type="float" office:value="248">
            <text:p>248</text:p>
          </table:table-cell>
          <table:table-cell office:value-type="float" office:value="8328">
            <text:p>8328</text:p>
          </table:table-cell>
          <table:table-cell office:value-type="float" office:value="11222">
            <text:p>11222</text:p>
          </table:table-cell>
          <table:table-cell office:value-type="float" office:value="16688">
            <text:p>16688</text:p>
          </table:table-cell>
          <table:table-cell office:value-type="float" office:value="326.125">
            <text:p>326.125</text:p>
          </table:table-cell>
          <table:table-cell office:value-type="float" office:value="223.625">
            <text:p>223.625</text:p>
          </table:table-cell>
          <table:table-cell office:value-type="float" office:value="200">
            <text:p>200</text:p>
          </table:table-cell>
          <table:table-cell office:value-type="float" office:value="0.0391600624399616">
            <text:p>0.0391600624</text:p>
          </table:table-cell>
          <table:table-cell office:value-type="float" office:value="0.019927374799501">
            <text:p>0.0199273748</text:p>
          </table:table-cell>
          <table:table-cell office:value-type="float" office:value="0.0119846596356663">
            <text:p>0.0119846596</text:p>
          </table:table-cell>
          <table:table-cell office:value-type="float" office:value="1.14006589910086">
            <text:p>1.1400658991</text:p>
          </table:table-cell>
          <table:table-cell office:value-type="float" office:value="1.0705241283204">
            <text:p>1.0705241283</text:p>
          </table:table-cell>
          <table:table-cell office:value-type="float" office:value="1.04222782757533">
            <text:p>1.0422278276</text:p>
          </table:table-cell>
          <table:table-cell office:value-type="float" office:value="18.0447142689557">
            <text:p>18.04471426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date" office:date-value="2020-10-10">
            <text:p>10/10/20</text:p>
          </table:table-cell>
          <table:table-cell office:value-type="float" office:value="20">
            <text:p>20</text:p>
          </table:table-cell>
          <table:table-cell office:value-type="float" office:value="1174">
            <text:p>1174</text:p>
          </table:table-cell>
          <table:table-cell office:value-type="float" office:value="11719">
            <text:p>11719</text:p>
          </table:table-cell>
          <table:table-cell office:value-type="float" office:value="11.72">
            <text:p>11.72</text:p>
          </table:table-cell>
          <table:table-cell office:value-type="float" office:value="18.2">
            <text:p>18.2</text:p>
          </table:table-cell>
          <table:table-cell office:value-type="float" office:value="1128.2">
            <text:p>1128.2</text:p>
          </table:table-cell>
          <table:table-cell office:value-type="float" office:value="10614.8">
            <text:p>10614.8</text:p>
          </table:table-cell>
          <table:table-cell office:value-type="float" office:value="10.922">
            <text:p>10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283">
            <text:p>283</text:p>
          </table:table-cell>
          <table:table-cell office:value-type="float" office:value="210">
            <text:p>210</text:p>
          </table:table-cell>
          <table:table-cell office:value-type="float" office:value="8686">
            <text:p>8686</text:p>
          </table:table-cell>
          <table:table-cell office:value-type="float" office:value="11658">
            <text:p>11658</text:p>
          </table:table-cell>
          <table:table-cell office:value-type="float" office:value="17228">
            <text:p>17228</text:p>
          </table:table-cell>
          <table:table-cell office:value-type="float" office:value="62">
            <text:p>62</text:p>
          </table:table-cell>
          <table:table-cell office:value-type="float" office:value="333.25">
            <text:p>333.25</text:p>
          </table:table-cell>
          <table:table-cell office:value-type="float" office:value="88.125">
            <text:p>88.125</text:p>
          </table:table-cell>
          <table:table-cell office:value-type="float" office:value="0.00713792309463504">
            <text:p>0.0071379231</text:p>
          </table:table-cell>
          <table:table-cell office:value-type="float" office:value="0.0285855206724996">
            <text:p>0.0285855207</text:p>
          </table:table-cell>
          <table:table-cell office:value-type="float" office:value="0.00511521941026236">
            <text:p>0.0051152194</text:p>
          </table:table-cell>
          <table:table-cell office:value-type="float" office:value="1.02508259272559">
            <text:p>1.0250825927</text:p>
          </table:table-cell>
          <table:table-cell office:value-type="float" office:value="1.1016509010583">
            <text:p>1.1016509011</text:p>
          </table:table-cell>
          <table:table-cell office:value-type="float" office:value="1.01795455225636">
            <text:p>1.0179545523</text:p>
          </table:table-cell>
          <table:table-cell office:value-type="float" office:value="0">
            <text:p>0</text:p>
          </table:table-cell>
          <table:table-cell office:value-type="float" office:value="24.5931371475849">
            <text:p>24.5931371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date" office:date-value="2020-10-11">
            <text:p>10/11/20</text:p>
          </table:table-cell>
          <table:table-cell office:value-type="float" office:value="21">
            <text:p>21</text:p>
          </table:table-cell>
          <table:table-cell office:value-type="float" office:value="1252">
            <text:p>1252</text:p>
          </table:table-cell>
          <table:table-cell office:value-type="float" office:value="10203">
            <text:p>10203</text:p>
          </table:table-cell>
          <table:table-cell office:value-type="float" office:value="10.47">
            <text:p>10.47</text:p>
          </table:table-cell>
          <table:table-cell office:value-type="float" office:value="19.6">
            <text:p>19.6</text:p>
          </table:table-cell>
          <table:table-cell office:value-type="float" office:value="1271.2">
            <text:p>1271.2</text:p>
          </table:table-cell>
          <table:table-cell office:value-type="float" office:value="9747">
            <text:p>9747</text:p>
          </table:table-cell>
          <table:table-cell office:value-type="float" office:value="12.174">
            <text:p>12.174</text:p>
          </table:table-cell>
          <table:table-cell table:number-columns-repeated="3" office:value-type="float" office:value="2">
            <text:p>2</text:p>
          </table:table-cell>
          <table:table-cell office:value-type="float" office:value="204">
            <text:p>204</text:p>
          </table:table-cell>
          <table:table-cell office:value-type="float" office:value="235">
            <text:p>235</text:p>
          </table:table-cell>
          <table:table-cell office:value-type="float" office:value="286">
            <text:p>286</text:p>
          </table:table-cell>
          <table:table-cell office:value-type="float" office:value="8279">
            <text:p>8279</text:p>
          </table:table-cell>
          <table:table-cell office:value-type="float" office:value="11428">
            <text:p>11428</text:p>
          </table:table-cell>
          <table:table-cell office:value-type="float" office:value="16708">
            <text:p>16708</text:p>
          </table:table-cell>
          <table:table-cell office:value-type="float" office:value="58.875">
            <text:p>58.875</text:p>
          </table:table-cell>
          <table:table-cell office:value-type="float" office:value="273.5">
            <text:p>273.5</text:p>
          </table:table-cell>
          <table:table-cell office:value-type="float" office:value="175.5">
            <text:p>175.5</text:p>
          </table:table-cell>
          <table:table-cell office:value-type="float" office:value="0.00711136610701776">
            <text:p>0.0071113661</text:p>
          </table:table-cell>
          <table:table-cell office:value-type="float" office:value="0.0239324466223311">
            <text:p>0.0239324466</text:p>
          </table:table-cell>
          <table:table-cell office:value-type="float" office:value="0.0105039502034953">
            <text:p>0.0105039502</text:p>
          </table:table-cell>
          <table:table-cell office:value-type="float" office:value="1.02498890156926">
            <text:p>1.0249889016</text:p>
          </table:table-cell>
          <table:table-cell office:value-type="float" office:value="1.08488617670077">
            <text:p>1.0848861767</text:p>
          </table:table-cell>
          <table:table-cell office:value-type="float" office:value="1.03698007833319">
            <text:p>1.0369800783</text:p>
          </table:table-cell>
          <table:table-cell office:value-type="float" office:value="0">
            <text:p>0</text:p>
          </table:table-cell>
          <table:table-cell office:value-type="float" office:value="29.3078618972257">
            <text:p>29.30786189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date" office:date-value="2020-10-12">
            <text:p>10/12/20</text:p>
          </table:table-cell>
          <table:table-cell office:value-type="float" office:value="14">
            <text:p>14</text:p>
          </table:table-cell>
          <table:table-cell office:value-type="float" office:value="1418">
            <text:p>1418</text:p>
          </table:table-cell>
          <table:table-cell office:value-type="float" office:value="8527">
            <text:p>8527</text:p>
          </table:table-cell>
          <table:table-cell office:value-type="float" office:value="13.76">
            <text:p>13.76</text:p>
          </table:table-cell>
          <table:table-cell office:value-type="float" office:value="22">
            <text:p>22</text:p>
          </table:table-cell>
          <table:table-cell office:value-type="float" office:value="1380.2">
            <text:p>1380.2</text:p>
          </table:table-cell>
          <table:table-cell office:value-type="float" office:value="9446">
            <text:p>9446</text:p>
          </table:table-cell>
          <table:table-cell office:value-type="float" office:value="11.974">
            <text:p>11.97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4">
            <text:p>174</text:p>
          </table:table-cell>
          <table:table-cell office:value-type="float" office:value="207">
            <text:p>207</text:p>
          </table:table-cell>
          <table:table-cell office:value-type="float" office:value="8389">
            <text:p>8389</text:p>
          </table:table-cell>
          <table:table-cell office:value-type="float" office:value="11308">
            <text:p>11308</text:p>
          </table:table-cell>
          <table:table-cell office:value-type="float" office:value="17123">
            <text:p>17123</text:p>
          </table:table-cell>
          <table:table-cell office:value-type="float" office:value="158">
            <text:p>158</text:p>
          </table:table-cell>
          <table:table-cell office:value-type="float" office:value="188.25">
            <text:p>188.25</text:p>
          </table:table-cell>
          <table:table-cell office:value-type="float" office:value="294">
            <text:p>294</text:p>
          </table:table-cell>
          <table:table-cell office:value-type="float" office:value="0.018834187626654">
            <text:p>0.0188341876</text:p>
          </table:table-cell>
          <table:table-cell office:value-type="float" office:value="0.0166475061903077">
            <text:p>0.0166475062</text:p>
          </table:table-cell>
          <table:table-cell office:value-type="float" office:value="0.017169888454126">
            <text:p>0.0171698885</text:p>
          </table:table-cell>
          <table:table-cell office:value-type="float" office:value="1.06661492087546">
            <text:p>1.0666149209</text:p>
          </table:table-cell>
          <table:table-cell office:value-type="float" office:value="1.0588094650123">
            <text:p>1.058809465</text:p>
          </table:table-cell>
          <table:table-cell office:value-type="float" office:value="1.06067242752571">
            <text:p>1.060672427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date" office:date-value="2020-10-13">
            <text:p>10/13/20</text:p>
          </table:table-cell>
          <table:table-cell office:value-type="float" office:value="28">
            <text:p>28</text:p>
          </table:table-cell>
          <table:table-cell office:value-type="float" office:value="1519">
            <text:p>1519</text:p>
          </table:table-cell>
          <table:table-cell office:value-type="float" office:value="7123">
            <text:p>7123</text:p>
          </table:table-cell>
          <table:table-cell office:value-type="float" office:value="14.39">
            <text:p>14.39</text:p>
          </table:table-cell>
          <table:table-cell office:value-type="float" office:value="23.8">
            <text:p>23.8</text:p>
          </table:table-cell>
          <table:table-cell office:value-type="float" office:value="1456.4">
            <text:p>1456.4</text:p>
          </table:table-cell>
          <table:table-cell office:value-type="float" office:value="9250.6">
            <text:p>9250.6</text:p>
          </table:table-cell>
          <table:table-cell office:value-type="float" office:value="11.398">
            <text:p>11.398</text:p>
          </table:table-cell>
          <table:table-cell table:number-columns-repeated="3" office:value-type="float" office:value="2">
            <text:p>2</text:p>
          </table:table-cell>
          <table:table-cell office:value-type="float" office:value="181">
            <text:p>181</text:p>
          </table:table-cell>
          <table:table-cell office:value-type="float" office:value="249">
            <text:p>249</text:p>
          </table:table-cell>
          <table:table-cell office:value-type="float" office:value="145">
            <text:p>145</text:p>
          </table:table-cell>
          <table:table-cell office:value-type="float" office:value="8927">
            <text:p>8927</text:p>
          </table:table-cell>
          <table:table-cell office:value-type="float" office:value="12384">
            <text:p>12384</text:p>
          </table:table-cell>
          <table:table-cell office:value-type="float" office:value="17065">
            <text:p>17065</text:p>
          </table:table-cell>
          <table:table-cell office:value-type="float" office:value="206">
            <text:p>206</text:p>
          </table:table-cell>
          <table:table-cell office:value-type="float" office:value="62.875">
            <text:p>62.875</text:p>
          </table:table-cell>
          <table:table-cell office:value-type="float" office:value="146.25">
            <text:p>146.25</text:p>
          </table:table-cell>
          <table:table-cell office:value-type="float" office:value="0.0230760613868041">
            <text:p>0.0230760614</text:p>
          </table:table-cell>
          <table:table-cell office:value-type="float" office:value="0.00507711563307494">
            <text:p>0.0050771156</text:p>
          </table:table-cell>
          <table:table-cell office:value-type="float" office:value="0.00857017286844418">
            <text:p>0.0085701729</text:p>
          </table:table-cell>
          <table:table-cell office:value-type="float" office:value="1.0818099238877">
            <text:p>1.0818099239</text:p>
          </table:table-cell>
          <table:table-cell office:value-type="float" office:value="1.01782042783794">
            <text:p>1.0178204278</text:p>
          </table:table-cell>
          <table:table-cell office:value-type="float" office:value="1.03013956285102">
            <text:p>1.0301395629</text:p>
          </table:table-cell>
          <table:table-cell office:value-type="float" office:value="30.382755244541">
            <text:p>30.3827552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date" office:date-value="2020-10-14">
            <text:p>10/14/20</text:p>
          </table:table-cell>
          <table:table-cell office:value-type="float" office:value="27">
            <text:p>27</text:p>
          </table:table-cell>
          <table:table-cell office:value-type="float" office:value="1538">
            <text:p>1538</text:p>
          </table:table-cell>
          <table:table-cell office:value-type="float" office:value="9658">
            <text:p>9658</text:p>
          </table:table-cell>
          <table:table-cell office:value-type="float" office:value="9.53">
            <text:p>9.53</text:p>
          </table:table-cell>
          <table:table-cell office:value-type="float" office:value="26.2">
            <text:p>26.2</text:p>
          </table:table-cell>
          <table:table-cell office:value-type="float" office:value="1534.4">
            <text:p>1534.4</text:p>
          </table:table-cell>
          <table:table-cell office:value-type="float" office:value="9169.4">
            <text:p>9169.4</text:p>
          </table:table-cell>
          <table:table-cell office:value-type="float" office:value="11.944">
            <text:p>11.944</text:p>
          </table:table-cell>
          <table:table-cell table:number-columns-repeated="3" office:value-type="float" office:value="2">
            <text:p>2</text:p>
          </table:table-cell>
          <table:table-cell office:value-type="float" office:value="151">
            <text:p>151</text:p>
          </table:table-cell>
          <table:table-cell table:number-columns-repeated="2" office:value-type="float" office:value="269">
            <text:p>269</text:p>
          </table:table-cell>
          <table:table-cell office:value-type="float" office:value="8686">
            <text:p>8686</text:p>
          </table:table-cell>
          <table:table-cell office:value-type="float" office:value="11992">
            <text:p>11992</text:p>
          </table:table-cell>
          <table:table-cell office:value-type="float" office:value="16842">
            <text:p>16842</text:p>
          </table:table-cell>
          <table:table-cell office:value-type="float" office:value="62">
            <text:p>62</text:p>
          </table:table-cell>
          <table:table-cell office:value-type="float" office:value="35">
            <text:p>35</text:p>
          </table:table-cell>
          <table:table-cell office:value-type="float" office:value="166.75">
            <text:p>166.75</text:p>
          </table:table-cell>
          <table:table-cell office:value-type="float" office:value="0.00713792309463504">
            <text:p>0.0071379231</text:p>
          </table:table-cell>
          <table:table-cell office:value-type="float" office:value="0.00291861240827218">
            <text:p>0.0029186124</text:p>
          </table:table-cell>
          <table:table-cell office:value-type="float" office:value="0.00990084313026956">
            <text:p>0.0099008431</text:p>
          </table:table-cell>
          <table:table-cell office:value-type="float" office:value="1.02508259272559">
            <text:p>1.0250825927</text:p>
          </table:table-cell>
          <table:table-cell office:value-type="float" office:value="1.0102318392938">
            <text:p>1.0102318393</text:p>
          </table:table-cell>
          <table:table-cell office:value-type="float" office:value="1.03484508327754">
            <text:p>1.034845083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date" office:date-value="2020-10-15">
            <text:p>10/15/20</text:p>
          </table:table-cell>
          <table:table-cell office:value-type="float" office:value="29">
            <text:p>29</text:p>
          </table:table-cell>
          <table:table-cell office:value-type="float" office:value="1555">
            <text:p>1555</text:p>
          </table:table-cell>
          <table:table-cell office:value-type="float" office:value="10742">
            <text:p>10742</text:p>
          </table:table-cell>
          <table:table-cell office:value-type="float" office:value="8.84">
            <text:p>8.84</text:p>
          </table:table-cell>
          <table:table-cell office:value-type="float" office:value="28.2">
            <text:p>28.2</text:p>
          </table:table-cell>
          <table:table-cell office:value-type="float" office:value="1589.4">
            <text:p>1589.4</text:p>
          </table:table-cell>
          <table:table-cell office:value-type="float" office:value="10058.2">
            <text:p>10058.2</text:p>
          </table:table-cell>
          <table:table-cell office:value-type="float" office:value="11.954">
            <text:p>11.954</text:p>
          </table:table-cell>
          <table:table-cell table:number-columns-repeated="3" office:value-type="float" office:value="2">
            <text:p>2</text:p>
          </table:table-cell>
          <table:table-cell office:value-type="float" office:value="178">
            <text:p>178</text:p>
          </table:table-cell>
          <table:table-cell office:value-type="float" office:value="263">
            <text:p>263</text:p>
          </table:table-cell>
          <table:table-cell office:value-type="float" office:value="178">
            <text:p>178</text:p>
          </table:table-cell>
          <table:table-cell office:value-type="float" office:value="8329">
            <text:p>8329</text:p>
          </table:table-cell>
          <table:table-cell office:value-type="float" office:value="11792">
            <text:p>11792</text:p>
          </table:table-cell>
          <table:table-cell office:value-type="float" office:value="17057">
            <text:p>17057</text:p>
          </table:table-cell>
          <table:table-cell office:value-type="float" office:value="84.375">
            <text:p>84.375</text:p>
          </table:table-cell>
          <table:table-cell office:value-type="float" office:value="137.25">
            <text:p>137.25</text:p>
          </table:table-cell>
          <table:table-cell office:value-type="float" office:value="250">
            <text:p>250</text:p>
          </table:table-cell>
          <table:table-cell office:value-type="float" office:value="0.0101302677392244">
            <text:p>0.0101302677</text:p>
          </table:table-cell>
          <table:table-cell office:value-type="float" office:value="0.0116392469470828">
            <text:p>0.0116392469</text:p>
          </table:table-cell>
          <table:table-cell office:value-type="float" office:value="0.0146567391686698">
            <text:p>0.0146567392</text:p>
          </table:table-cell>
          <table:table-cell office:value-type="float" office:value="1.03565707684324">
            <text:p>1.0356570768</text:p>
          </table:table-cell>
          <table:table-cell office:value-type="float" office:value="1.041002889571">
            <text:p>1.0410028896</text:p>
          </table:table-cell>
          <table:table-cell office:value-type="float" office:value="1.05171963429634">
            <text:p>1.051719634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date" office:date-value="2020-10-16">
            <text:p>10/16/20</text:p>
          </table:table-cell>
          <table:table-cell office:value-type="float" office:value="33">
            <text:p>33</text:p>
          </table:table-cell>
          <table:table-cell office:value-type="float" office:value="1642">
            <text:p>1642</text:p>
          </table:table-cell>
          <table:table-cell office:value-type="float" office:value="9797">
            <text:p>9797</text:p>
          </table:table-cell>
          <table:table-cell office:value-type="float" office:value="13.2">
            <text:p>13.2</text:p>
          </table:table-cell>
          <table:table-cell office:value-type="float" office:value="29.2">
            <text:p>29.2</text:p>
          </table:table-cell>
          <table:table-cell office:value-type="float" office:value="1628">
            <text:p>1628</text:p>
          </table:table-cell>
          <table:table-cell office:value-type="float" office:value="10633">
            <text:p>10633</text:p>
          </table:table-cell>
          <table:table-cell office:value-type="float" office:value="12.024">
            <text:p>12.024</text:p>
          </table:table-cell>
          <table:table-cell table:number-columns-repeated="3" office:value-type="float" office:value="2">
            <text:p>2</text:p>
          </table:table-cell>
          <table:table-cell office:value-type="float" office:value="171">
            <text:p>171</text:p>
          </table:table-cell>
          <table:table-cell table:number-columns-repeated="2" office:value-type="float" office:value="121">
            <text:p>121</text:p>
          </table:table-cell>
          <table:table-cell office:value-type="float" office:value="8756">
            <text:p>8756</text:p>
          </table:table-cell>
          <table:table-cell office:value-type="float" office:value="12456">
            <text:p>12456</text:p>
          </table:table-cell>
          <table:table-cell office:value-type="float" office:value="16936">
            <text:p>16936</text:p>
          </table:table-cell>
          <table:table-cell office:value-type="float" office:value="179.125">
            <text:p>179.125</text:p>
          </table:table-cell>
          <table:table-cell office:value-type="float" office:value="147.5">
            <text:p>147.5</text:p>
          </table:table-cell>
          <table:table-cell office:value-type="float" office:value="170">
            <text:p>170</text:p>
          </table:table-cell>
          <table:table-cell office:value-type="float" office:value="0.0204574006395614">
            <text:p>0.0204574006</text:p>
          </table:table-cell>
          <table:table-cell office:value-type="float" office:value="0.0118416827231856">
            <text:p>0.0118416827</text:p>
          </table:table-cell>
          <table:table-cell office:value-type="float" office:value="0.0100377893245158">
            <text:p>0.0100377893</text:p>
          </table:table-cell>
          <table:table-cell office:value-type="float" office:value="1.07242117251068">
            <text:p>1.0724211725</text:p>
          </table:table-cell>
          <table:table-cell office:value-type="float" office:value="1.04172073141259">
            <text:p>1.0417207314</text:p>
          </table:table-cell>
          <table:table-cell office:value-type="float" office:value="1.03532974677627">
            <text:p>1.0353297468</text:p>
          </table:table-cell>
          <table:table-cell office:value-type="float" office:value="34.2278698052911">
            <text:p>34.227869805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date" office:date-value="2020-10-17">
            <text:p>10/17/20</text:p>
          </table:table-cell>
          <table:table-cell office:value-type="float" office:value="24">
            <text:p>24</text:p>
          </table:table-cell>
          <table:table-cell office:value-type="float" office:value="1693">
            <text:p>1693</text:p>
          </table:table-cell>
          <table:table-cell office:value-type="float" office:value="12971">
            <text:p>12971</text:p>
          </table:table-cell>
          <table:table-cell office:value-type="float" office:value="13.81">
            <text:p>13.81</text:p>
          </table:table-cell>
          <table:table-cell office:value-type="float" office:value="30">
            <text:p>30</text:p>
          </table:table-cell>
          <table:table-cell office:value-type="float" office:value="1699.6">
            <text:p>1699.6</text:p>
          </table:table-cell>
          <table:table-cell office:value-type="float" office:value="10631.6">
            <text:p>10631.6</text:p>
          </table:table-cell>
          <table:table-cell office:value-type="float" office:value="13.18">
            <text:p>13.1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9">
            <text:p>159</text:p>
          </table:table-cell>
          <table:table-cell office:value-type="float" office:value="215">
            <text:p>215</text:p>
          </table:table-cell>
          <table:table-cell office:value-type="float" office:value="9682">
            <text:p>9682</text:p>
          </table:table-cell>
          <table:table-cell office:value-type="float" office:value="12564">
            <text:p>12564</text:p>
          </table:table-cell>
          <table:table-cell office:value-type="float" office:value="17578">
            <text:p>17578</text:p>
          </table:table-cell>
          <table:table-cell office:value-type="float" office:value="78.5">
            <text:p>78.5</text:p>
          </table:table-cell>
          <table:table-cell office:value-type="float" office:value="95">
            <text:p>95</text:p>
          </table:table-cell>
          <table:table-cell office:value-type="float" office:value="158.625">
            <text:p>158.625</text:p>
          </table:table-cell>
          <table:table-cell office:value-type="float" office:value="0.00810782896095848">
            <text:p>0.008107829</text:p>
          </table:table-cell>
          <table:table-cell office:value-type="float" office:value="0.00756128621458134">
            <text:p>0.0075612862</text:p>
          </table:table-cell>
          <table:table-cell office:value-type="float" office:value="0.00902406417112299">
            <text:p>0.0090240642</text:p>
          </table:table-cell>
          <table:table-cell office:value-type="float" office:value="1.02850624566866">
            <text:p>1.0285062457</text:p>
          </table:table-cell>
          <table:table-cell office:value-type="float" office:value="1.0265765609275">
            <text:p>1.0265765609</text:p>
          </table:table-cell>
          <table:table-cell office:value-type="float" office:value="1.03174383471789">
            <text:p>1.031743834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date" office:date-value="2020-10-18">
            <text:p>10/18/20</text:p>
          </table:table-cell>
          <table:table-cell office:value-type="float" office:value="33">
            <text:p>33</text:p>
          </table:table-cell>
          <table:table-cell office:value-type="float" office:value="1712">
            <text:p>1712</text:p>
          </table:table-cell>
          <table:table-cell office:value-type="float" office:value="9997">
            <text:p>9997</text:p>
          </table:table-cell>
          <table:table-cell office:value-type="float" office:value="14.74">
            <text:p>14.74</text:p>
          </table:table-cell>
          <table:table-cell office:value-type="float" office:value="31.8">
            <text:p>31.8</text:p>
          </table:table-cell>
          <table:table-cell office:value-type="float" office:value="1780.6">
            <text:p>1780.6</text:p>
          </table:table-cell>
          <table:table-cell office:value-type="float" office:value="9749.6">
            <text:p>9749.6</text:p>
          </table:table-cell>
          <table:table-cell office:value-type="float" office:value="14.536">
            <text:p>14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34">
            <text:p>234</text:p>
          </table:table-cell>
          <table:table-cell office:value-type="float" office:value="333">
            <text:p>333</text:p>
          </table:table-cell>
          <table:table-cell office:value-type="float" office:value="9432">
            <text:p>9432</text:p>
          </table:table-cell>
          <table:table-cell office:value-type="float" office:value="12442">
            <text:p>12442</text:p>
          </table:table-cell>
          <table:table-cell office:value-type="float" office:value="17175">
            <text:p>17175</text:p>
          </table:table-cell>
          <table:table-cell office:value-type="float" office:value="61.5">
            <text:p>61.5</text:p>
          </table:table-cell>
          <table:table-cell office:value-type="float" office:value="112.875">
            <text:p>112.875</text:p>
          </table:table-cell>
          <table:table-cell office:value-type="float" office:value="347.875">
            <text:p>347.875</text:p>
          </table:table-cell>
          <table:table-cell office:value-type="float" office:value="0.00652035623409669">
            <text:p>0.0065203562</text:p>
          </table:table-cell>
          <table:table-cell office:value-type="float" office:value="0.00907209451856615">
            <text:p>0.0090720945</text:p>
          </table:table-cell>
          <table:table-cell office:value-type="float" office:value="0.020254730713246">
            <text:p>0.0202547307</text:p>
          </table:table-cell>
          <table:table-cell office:value-type="float" office:value="1.02290457630836">
            <text:p>1.0229045763</text:p>
          </table:table-cell>
          <table:table-cell office:value-type="float" office:value="1.03191364449693">
            <text:p>1.0319136445</text:p>
          </table:table-cell>
          <table:table-cell office:value-type="float" office:value="1.07169565556424">
            <text:p>1.0716956556</text:p>
          </table:table-cell>
          <table:table-cell table:number-columns-repeated="2" office:value-type="float" office:value="0">
            <text:p>0</text:p>
          </table:table-cell>
          <table:table-cell office:value-type="float" office:value="34.56691105717">
            <text:p>34.5669110572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date" office:date-value="2020-10-19">
            <text:p>10/19/20</text:p>
          </table:table-cell>
          <table:table-cell office:value-type="float" office:value="31">
            <text:p>31</text:p>
          </table:table-cell>
          <table:table-cell office:value-type="float" office:value="1896">
            <text:p>1896</text:p>
          </table:table-cell>
          <table:table-cell office:value-type="float" office:value="9651">
            <text:p>9651</text:p>
          </table:table-cell>
          <table:table-cell office:value-type="float" office:value="15.31">
            <text:p>15.31</text:p>
          </table:table-cell>
          <table:table-cell office:value-type="float" office:value="34.8">
            <text:p>34.8</text:p>
          </table:table-cell>
          <table:table-cell office:value-type="float" office:value="1856.8">
            <text:p>1856.8</text:p>
          </table:table-cell>
          <table:table-cell office:value-type="float" office:value="9612.8">
            <text:p>9612.8</text:p>
          </table:table-cell>
          <table:table-cell office:value-type="float" office:value="15.02">
            <text:p>15.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74">
            <text:p>174</text:p>
          </table:table-cell>
          <table:table-cell office:value-type="float" office:value="9320">
            <text:p>9320</text:p>
          </table:table-cell>
          <table:table-cell office:value-type="float" office:value="12392">
            <text:p>12392</text:p>
          </table:table-cell>
          <table:table-cell office:value-type="float" office:value="18228">
            <text:p>18228</text:p>
          </table:table-cell>
          <table:table-cell office:value-type="float" office:value="121">
            <text:p>121</text:p>
          </table:table-cell>
          <table:table-cell office:value-type="float" office:value="142.625">
            <text:p>142.625</text:p>
          </table:table-cell>
          <table:table-cell office:value-type="float" office:value="615.125">
            <text:p>615.125</text:p>
          </table:table-cell>
          <table:table-cell office:value-type="float" office:value="0.0129828326180258">
            <text:p>0.0129828326</text:p>
          </table:table-cell>
          <table:table-cell office:value-type="float" office:value="0.0115094415752098">
            <text:p>0.0115094416</text:p>
          </table:table-cell>
          <table:table-cell office:value-type="float" office:value="0.0337461597542243">
            <text:p>0.0337461598</text:p>
          </table:table-cell>
          <table:table-cell office:value-type="float" office:value="1.04577027989095">
            <text:p>1.0457702799</text:p>
          </table:table-cell>
          <table:table-cell office:value-type="float" office:value="1.04054268131417">
            <text:p>1.0405426813</text:p>
          </table:table-cell>
          <table:table-cell office:value-type="float" office:value="1.12034361360417">
            <text:p>1.1203436136</text:p>
          </table:table-cell>
          <table:table-cell table:number-columns-repeated="2" office:value-type="float" office:value="0">
            <text:p>0</text:p>
          </table:table-cell>
          <table:table-cell office:value-type="float" office:value="20.8846879265934">
            <text:p>20.8846879266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date" office:date-value="2020-10-20">
            <text:p>10/20/20</text:p>
          </table:table-cell>
          <table:table-cell office:value-type="float" office:value="38">
            <text:p>38</text:p>
          </table:table-cell>
          <table:table-cell office:value-type="float" office:value="1960">
            <text:p>1960</text:p>
          </table:table-cell>
          <table:table-cell office:value-type="float" office:value="6332">
            <text:p>6332</text:p>
          </table:table-cell>
          <table:table-cell office:value-type="float" office:value="15.62">
            <text:p>15.62</text:p>
          </table:table-cell>
          <table:table-cell office:value-type="float" office:value="39.2">
            <text:p>39.2</text:p>
          </table:table-cell>
          <table:table-cell office:value-type="float" office:value="1944.6">
            <text:p>1944.6</text:p>
          </table:table-cell>
          <table:table-cell office:value-type="float" office:value="10290.8">
            <text:p>10290.8</text:p>
          </table:table-cell>
          <table:table-cell office:value-type="float" office:value="14.742">
            <text:p>14.74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61">
            <text:p>261</text:p>
          </table:table-cell>
          <table:table-cell office:value-type="float" office:value="9818">
            <text:p>9818</text:p>
          </table:table-cell>
          <table:table-cell office:value-type="float" office:value="12576">
            <text:p>12576</text:p>
          </table:table-cell>
          <table:table-cell office:value-type="float" office:value="18345">
            <text:p>18345</text:p>
          </table:table-cell>
          <table:table-cell office:value-type="float" office:value="149.875">
            <text:p>149.875</text:p>
          </table:table-cell>
          <table:table-cell office:value-type="float" office:value="164.75">
            <text:p>164.75</text:p>
          </table:table-cell>
          <table:table-cell office:value-type="float" office:value="752.75">
            <text:p>752.75</text:p>
          </table:table-cell>
          <table:table-cell office:value-type="float" office:value="0.0152653289875738">
            <text:p>0.015265329</text:p>
          </table:table-cell>
          <table:table-cell office:value-type="float" office:value="0.0131003498727735">
            <text:p>0.0131003499</text:p>
          </table:table-cell>
          <table:table-cell office:value-type="float" office:value="0.0410329790133551">
            <text:p>0.041032979</text:p>
          </table:table-cell>
          <table:table-cell office:value-type="float" office:value="1.05388539078394">
            <text:p>1.0538853908</text:p>
          </table:table-cell>
          <table:table-cell office:value-type="float" office:value="1.04618759812161">
            <text:p>1.0461875981</text:p>
          </table:table-cell>
          <table:table-cell office:value-type="float" office:value="1.1469154890655">
            <text:p>1.1469154891</text:p>
          </table:table-cell>
          <table:table-cell table:number-columns-repeated="2" office:value-type="float" office:value="0">
            <text:p>0</text:p>
          </table:table-cell>
          <table:table-cell office:value-type="float" office:value="17.2366919176607">
            <text:p>17.2366919177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date" office:date-value="2020-10-21">
            <text:p>10/21/20</text:p>
          </table:table-cell>
          <table:table-cell office:value-type="float" office:value="48">
            <text:p>48</text:p>
          </table:table-cell>
          <table:table-cell office:value-type="float" office:value="2023">
            <text:p>2023</text:p>
          </table:table-cell>
          <table:table-cell office:value-type="float" office:value="9113">
            <text:p>9113</text:p>
          </table:table-cell>
          <table:table-cell office:value-type="float" office:value="15.62">
            <text:p>15.62</text:p>
          </table:table-cell>
          <table:table-cell office:value-type="float" office:value="42">
            <text:p>42</text:p>
          </table:table-cell>
          <table:table-cell office:value-type="float" office:value="2044">
            <text:p>2044</text:p>
          </table:table-cell>
          <table:table-cell office:value-type="float" office:value="11017">
            <text:p>11017</text:p>
          </table:table-cell>
          <table:table-cell office:value-type="float" office:value="14.826">
            <text:p>14.826</text:p>
          </table:table-cell>
          <table:table-cell table:number-columns-repeated="3" office:value-type="float" office:value="2">
            <text:p>2</text:p>
          </table:table-cell>
          <table:table-cell office:value-type="float" office:value="386">
            <text:p>386</text:p>
          </table:table-cell>
          <table:table-cell office:value-type="float" office:value="211">
            <text:p>211</text:p>
          </table:table-cell>
          <table:table-cell office:value-type="float" office:value="281">
            <text:p>281</text:p>
          </table:table-cell>
          <table:table-cell office:value-type="float" office:value="9838">
            <text:p>9838</text:p>
          </table:table-cell>
          <table:table-cell office:value-type="float" office:value="12926">
            <text:p>12926</text:p>
          </table:table-cell>
          <table:table-cell office:value-type="float" office:value="18207">
            <text:p>18207</text:p>
          </table:table-cell>
          <table:table-cell office:value-type="float" office:value="17.625">
            <text:p>17.625</text:p>
          </table:table-cell>
          <table:table-cell office:value-type="float" office:value="150.5">
            <text:p>150.5</text:p>
          </table:table-cell>
          <table:table-cell office:value-type="float" office:value="742.125">
            <text:p>742.125</text:p>
          </table:table-cell>
          <table:table-cell office:value-type="float" office:value="0.00179152266720878">
            <text:p>0.0017915227</text:p>
          </table:table-cell>
          <table:table-cell office:value-type="float" office:value="0.0116431997524369">
            <text:p>0.0116431998</text:p>
          </table:table-cell>
          <table:table-cell office:value-type="float" office:value="0.0407604218157851">
            <text:p>0.0407604218</text:p>
          </table:table-cell>
          <table:table-cell office:value-type="float" office:value="1.00627662006003">
            <text:p>1.0062766201</text:p>
          </table:table-cell>
          <table:table-cell office:value-type="float" office:value="1.04101690477046">
            <text:p>1.0410169048</text:p>
          </table:table-cell>
          <table:table-cell office:value-type="float" office:value="1.14591784384899">
            <text:p>1.1459178438</text:p>
          </table:table-cell>
          <table:table-cell table:number-columns-repeated="2" office:value-type="float" office:value="0">
            <text:p>0</text:p>
          </table:table-cell>
          <table:table-cell office:value-type="float" office:value="17.3496635859502">
            <text:p>17.349663586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date" office:date-value="2020-10-22">
            <text:p>10/22/20</text:p>
          </table:table-cell>
          <table:table-cell office:value-type="float" office:value="46">
            <text:p>46</text:p>
          </table:table-cell>
          <table:table-cell office:value-type="float" office:value="2132">
            <text:p>2132</text:p>
          </table:table-cell>
          <table:table-cell office:value-type="float" office:value="16361">
            <text:p>16361</text:p>
          </table:table-cell>
          <table:table-cell office:value-type="float" office:value="12.42">
            <text:p>12.42</text:p>
          </table:table-cell>
          <table:table-cell office:value-type="float" office:value="43.4">
            <text:p>43.4</text:p>
          </table:table-cell>
          <table:table-cell office:value-type="float" office:value="2113.8">
            <text:p>2113.8</text:p>
          </table:table-cell>
          <table:table-cell office:value-type="float" office:value="11481">
            <text:p>11481</text:p>
          </table:table-cell>
          <table:table-cell office:value-type="float" office:value="14.804">
            <text:p>14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69">
            <text:p>369</text:p>
          </table:table-cell>
          <table:table-cell office:value-type="float" office:value="260">
            <text:p>260</text:p>
          </table:table-cell>
          <table:table-cell office:value-type="float" office:value="369">
            <text:p>369</text:p>
          </table:table-cell>
          <table:table-cell office:value-type="float" office:value="9506">
            <text:p>9506</text:p>
          </table:table-cell>
          <table:table-cell office:value-type="float" office:value="12762">
            <text:p>12762</text:p>
          </table:table-cell>
          <table:table-cell office:value-type="float" office:value="19147">
            <text:p>19147</text:p>
          </table:table-cell>
          <table:table-cell office:value-type="float" office:value="37.125">
            <text:p>37.125</text:p>
          </table:table-cell>
          <table:table-cell office:value-type="float" office:value="210.125">
            <text:p>210.125</text:p>
          </table:table-cell>
          <table:table-cell office:value-type="float" office:value="999.75">
            <text:p>999.75</text:p>
          </table:table-cell>
          <table:table-cell office:value-type="float" office:value="0.0039054281506417">
            <text:p>0.0039054282</text:p>
          </table:table-cell>
          <table:table-cell office:value-type="float" office:value="0.0164648957843598">
            <text:p>0.0164648958</text:p>
          </table:table-cell>
          <table:table-cell office:value-type="float" office:value="0.0522144461273307">
            <text:p>0.0522144461</text:p>
          </table:table-cell>
          <table:table-cell office:value-type="float" office:value="1.01369889317056">
            <text:p>1.0136988932</text:p>
          </table:table-cell>
          <table:table-cell office:value-type="float" office:value="1.05815847711991">
            <text:p>1.0581584771</text:p>
          </table:table-cell>
          <table:table-cell office:value-type="float" office:value="1.18809420427905">
            <text:p>1.1880942043</text:p>
          </table:table-cell>
          <table:table-cell table:number-columns-repeated="2" office:value-type="float" office:value="0">
            <text:p>0</text:p>
          </table:table-cell>
          <table:table-cell office:value-type="float" office:value="13.6186416128197">
            <text:p>13.6186416128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date" office:date-value="2020-10-23">
            <text:p>10/23/20</text:p>
          </table:table-cell>
          <table:table-cell office:value-type="float" office:value="47">
            <text:p>47</text:p>
          </table:table-cell>
          <table:table-cell office:value-type="float" office:value="2209">
            <text:p>2209</text:p>
          </table:table-cell>
          <table:table-cell office:value-type="float" office:value="13628">
            <text:p>13628</text:p>
          </table:table-cell>
          <table:table-cell office:value-type="float" office:value="15.16">
            <text:p>15.16</text:p>
          </table:table-cell>
          <table:table-cell office:value-type="float" office:value="42.8">
            <text:p>42.8</text:p>
          </table:table-cell>
          <table:table-cell office:value-type="float" office:value="2211.6">
            <text:p>2211.6</text:p>
          </table:table-cell>
          <table:table-cell office:value-type="float" office:value="14001">
            <text:p>14001</text:p>
          </table:table-cell>
          <table:table-cell office:value-type="float" office:value="15.006">
            <text:p>15.006</text:p>
          </table:table-cell>
          <table:table-cell table:number-columns-repeated="3" office:value-type="float" office:value="2">
            <text:p>2</text:p>
          </table:table-cell>
          <table:table-cell office:value-type="float" office:value="297">
            <text:p>297</text:p>
          </table:table-cell>
          <table:table-cell table:number-columns-repeated="2" office:value-type="float" office:value="224">
            <text:p>224</text:p>
          </table:table-cell>
          <table:table-cell office:value-type="float" office:value="9334">
            <text:p>9334</text:p>
          </table:table-cell>
          <table:table-cell office:value-type="float" office:value="13375">
            <text:p>13375</text:p>
          </table:table-cell>
          <table:table-cell office:value-type="float" office:value="20973">
            <text:p>20973</text:p>
          </table:table-cell>
          <table:table-cell office:value-type="float" office:value="90.875">
            <text:p>90.875</text:p>
          </table:table-cell>
          <table:table-cell office:value-type="float" office:value="502.25">
            <text:p>502.25</text:p>
          </table:table-cell>
          <table:table-cell office:value-type="float" office:value="978.125">
            <text:p>978.125</text:p>
          </table:table-cell>
          <table:table-cell office:value-type="float" office:value="0.00973591172059139">
            <text:p>0.0097359117</text:p>
          </table:table-cell>
          <table:table-cell office:value-type="float" office:value="0.0375514018691589">
            <text:p>0.0375514019</text:p>
          </table:table-cell>
          <table:table-cell office:value-type="float" office:value="0.0466373432508463">
            <text:p>0.0466373433</text:p>
          </table:table-cell>
          <table:table-cell office:value-type="float" office:value="1.03426147545705">
            <text:p>1.0342614755</text:p>
          </table:table-cell>
          <table:table-cell office:value-type="float" office:value="1.13419371779544">
            <text:p>1.1341937178</text:p>
          </table:table-cell>
          <table:table-cell office:value-type="float" office:value="1.16749378327754">
            <text:p>1.1674937833</text:p>
          </table:table-cell>
          <table:table-cell office:value-type="float" office:value="0">
            <text:p>0</text:p>
          </table:table-cell>
          <table:table-cell office:value-type="float" office:value="18.8030675935706">
            <text:p>18.8030675936</text:p>
          </table:table-cell>
          <table:table-cell office:value-type="float" office:value="15.2064335822581">
            <text:p>15.2064335823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date" office:date-value="2020-10-24">
            <text:p>10/24/20</text:p>
          </table:table-cell>
          <table:table-cell office:value-type="float" office:value="38">
            <text:p>38</text:p>
          </table:table-cell>
          <table:table-cell office:value-type="float" office:value="2245">
            <text:p>2245</text:p>
          </table:table-cell>
          <table:table-cell office:value-type="float" office:value="11971">
            <text:p>11971</text:p>
          </table:table-cell>
          <table:table-cell office:value-type="float" office:value="15.2">
            <text:p>15.2</text:p>
          </table:table-cell>
          <table:table-cell office:value-type="float" office:value="42.6">
            <text:p>42.6</text:p>
          </table:table-cell>
          <table:table-cell office:value-type="float" office:value="2327.4">
            <text:p>2327.4</text:p>
          </table:table-cell>
          <table:table-cell office:value-type="float" office:value="14180.4">
            <text:p>14180.4</text:p>
          </table:table-cell>
          <table:table-cell office:value-type="float" office:value="16.51">
            <text:p>16.51</text:p>
          </table:table-cell>
          <table:table-cell table:number-columns-repeated="3" office:value-type="float" office:value="2">
            <text:p>2</text:p>
          </table:table-cell>
          <table:table-cell office:value-type="float" office:value="323">
            <text:p>323</text:p>
          </table:table-cell>
          <table:table-cell office:value-type="float" office:value="442">
            <text:p>442</text:p>
          </table:table-cell>
          <table:table-cell office:value-type="float" office:value="323">
            <text:p>323</text:p>
          </table:table-cell>
          <table:table-cell office:value-type="float" office:value="9838">
            <text:p>9838</text:p>
          </table:table-cell>
          <table:table-cell office:value-type="float" office:value="13601">
            <text:p>13601</text:p>
          </table:table-cell>
          <table:table-cell office:value-type="float" office:value="22506">
            <text:p>22506</text:p>
          </table:table-cell>
          <table:table-cell office:value-type="float" office:value="120">
            <text:p>120</text:p>
          </table:table-cell>
          <table:table-cell office:value-type="float" office:value="508.375">
            <text:p>508.375</text:p>
          </table:table-cell>
          <table:table-cell office:value-type="float" office:value="1045.25">
            <text:p>1045.25</text:p>
          </table:table-cell>
          <table:table-cell office:value-type="float" office:value="0.0121976011384428">
            <text:p>0.0121976011</text:p>
          </table:table-cell>
          <table:table-cell office:value-type="float" office:value="0.0373777663407102">
            <text:p>0.0373777663</text:p>
          </table:table-cell>
          <table:table-cell office:value-type="float" office:value="0.0464431707100329">
            <text:p>0.0464431707</text:p>
          </table:table-cell>
          <table:table-cell office:value-type="float" office:value="1.04298321567267">
            <text:p>1.0429832157</text:p>
          </table:table-cell>
          <table:table-cell office:value-type="float" office:value="1.13356049312906">
            <text:p>1.1335604931</text:p>
          </table:table-cell>
          <table:table-cell office:value-type="float" office:value="1.16677875497209">
            <text:p>1.166778755</text:p>
          </table:table-cell>
          <table:table-cell office:value-type="float" office:value="0">
            <text:p>0</text:p>
          </table:table-cell>
          <table:table-cell office:value-type="float" office:value="18.8888253699679">
            <text:p>18.88882537</text:p>
          </table:table-cell>
          <table:table-cell office:value-type="float" office:value="15.2685823468325">
            <text:p>15.2685823468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date" office:date-value="2020-10-25">
            <text:p>10/25/20</text:p>
          </table:table-cell>
          <table:table-cell office:value-type="float" office:value="35">
            <text:p>35</text:p>
          </table:table-cell>
          <table:table-cell office:value-type="float" office:value="2449">
            <text:p>2449</text:p>
          </table:table-cell>
          <table:table-cell office:value-type="float" office:value="18932">
            <text:p>18932</text:p>
          </table:table-cell>
          <table:table-cell office:value-type="float" office:value="16.63">
            <text:p>16.63</text:p>
          </table:table-cell>
          <table:table-cell office:value-type="float" office:value="46">
            <text:p>46</text:p>
          </table:table-cell>
          <table:table-cell office:value-type="float" office:value="2479.2">
            <text:p>2479.2</text:p>
          </table:table-cell>
          <table:table-cell office:value-type="float" office:value="13250.2">
            <text:p>13250.2</text:p>
          </table:table-cell>
          <table:table-cell office:value-type="float" office:value="17.576">
            <text:p>17.576</text:p>
          </table:table-cell>
          <table:table-cell table:number-columns-repeated="3" office:value-type="float" office:value="2">
            <text:p>2</text:p>
          </table:table-cell>
          <table:table-cell office:value-type="float" office:value="494">
            <text:p>494</text:p>
          </table:table-cell>
          <table:table-cell table:number-columns-repeated="2" office:value-type="float" office:value="291">
            <text:p>291</text:p>
          </table:table-cell>
          <table:table-cell office:value-type="float" office:value="10250">
            <text:p>10250</text:p>
          </table:table-cell>
          <table:table-cell office:value-type="float" office:value="14124">
            <text:p>14124</text:p>
          </table:table-cell>
          <table:table-cell office:value-type="float" office:value="23755">
            <text:p>23755</text:p>
          </table:table-cell>
          <table:table-cell office:value-type="float" office:value="81.5">
            <text:p>81.5</text:p>
          </table:table-cell>
          <table:table-cell office:value-type="float" office:value="757.375">
            <text:p>757.375</text:p>
          </table:table-cell>
          <table:table-cell office:value-type="float" office:value="1188.625">
            <text:p>1188.625</text:p>
          </table:table-cell>
          <table:table-cell office:value-type="float" office:value="0.00795121951219512">
            <text:p>0.0079512195</text:p>
          </table:table-cell>
          <table:table-cell office:value-type="float" office:value="0.0536232653639196">
            <text:p>0.0536232654</text:p>
          </table:table-cell>
          <table:table-cell office:value-type="float" office:value="0.050036834350663">
            <text:p>0.0500368344</text:p>
          </table:table-cell>
          <table:table-cell office:value-type="float" office:value="1.02795318320048">
            <text:p>1.0279531832</text:p>
          </table:table-cell>
          <table:table-cell office:value-type="float" office:value="1.19331731976677">
            <text:p>1.1933173198</text:p>
          </table:table-cell>
          <table:table-cell office:value-type="float" office:value="1.18003614241932">
            <text:p>1.1800361424</text:p>
          </table:table-cell>
          <table:table-cell office:value-type="float" office:value="0">
            <text:p>0</text:p>
          </table:table-cell>
          <table:table-cell office:value-type="float" office:value="13.2697961990565">
            <text:p>13.2697961991</text:p>
          </table:table-cell>
          <table:table-cell office:value-type="float" office:value="14.1964919243125">
            <text:p>14.1964919243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date" office:date-value="2020-10-26">
            <text:p>10/26/20</text:p>
          </table:table-cell>
          <table:table-cell office:value-type="float" office:value="47">
            <text:p>47</text:p>
          </table:table-cell>
          <table:table-cell office:value-type="float" office:value="2602">
            <text:p>2602</text:p>
          </table:table-cell>
          <table:table-cell office:value-type="float" office:value="10010">
            <text:p>10010</text:p>
          </table:table-cell>
          <table:table-cell office:value-type="float" office:value="23.14">
            <text:p>23.14</text:p>
          </table:table-cell>
          <table:table-cell office:value-type="float" office:value="45.2">
            <text:p>45.2</text:p>
          </table:table-cell>
          <table:table-cell office:value-type="float" office:value="2670.6">
            <text:p>2670.6</text:p>
          </table:table-cell>
          <table:table-cell office:value-type="float" office:value="13643.8">
            <text:p>13643.8</text:p>
          </table:table-cell>
          <table:table-cell office:value-type="float" office:value="17.482">
            <text:p>17.482</text:p>
          </table:table-cell>
          <table:table-cell table:number-columns-repeated="3" office:value-type="float" office:value="2">
            <text:p>2</text:p>
          </table:table-cell>
          <table:table-cell office:value-type="float" office:value="338">
            <text:p>338</text:p>
          </table:table-cell>
          <table:table-cell office:value-type="float" office:value="419">
            <text:p>419</text:p>
          </table:table-cell>
          <table:table-cell office:value-type="float" office:value="338">
            <text:p>338</text:p>
          </table:table-cell>
          <table:table-cell office:value-type="float" office:value="9955">
            <text:p>9955</text:p>
          </table:table-cell>
          <table:table-cell office:value-type="float" office:value="14994">
            <text:p>14994</text:p>
          </table:table-cell>
          <table:table-cell office:value-type="float" office:value="24927">
            <text:p>24927</text:p>
          </table:table-cell>
          <table:table-cell office:value-type="float" office:value="189.125">
            <text:p>189.125</text:p>
          </table:table-cell>
          <table:table-cell office:value-type="float" office:value="747.25">
            <text:p>747.25</text:p>
          </table:table-cell>
          <table:table-cell office:value-type="float" office:value="1384">
            <text:p>1384</text:p>
          </table:table-cell>
          <table:table-cell office:value-type="float" office:value="0.0189979909593169">
            <text:p>0.018997991</text:p>
          </table:table-cell>
          <table:table-cell office:value-type="float" office:value="0.0498366013071895">
            <text:p>0.0498366013</text:p>
          </table:table-cell>
          <table:table-cell office:value-type="float" office:value="0.0555221246038432">
            <text:p>0.0555221246</text:p>
          </table:table-cell>
          <table:table-cell office:value-type="float" office:value="1.06720037873217">
            <text:p>1.0672003787</text:p>
          </table:table-cell>
          <table:table-cell office:value-type="float" office:value="1.17929613076167">
            <text:p>1.1792961308</text:p>
          </table:table-cell>
          <table:table-cell office:value-type="float" office:value="1.20036954050168">
            <text:p>1.2003695405</text:p>
          </table:table-cell>
          <table:table-cell office:value-type="float" office:value="0">
            <text:p>0</text:p>
          </table:table-cell>
          <table:table-cell office:value-type="float" office:value="14.2521603454953">
            <text:p>14.2521603455</text:p>
          </table:table-cell>
          <table:table-cell office:value-type="float" office:value="12.8276142098316">
            <text:p>12.8276142098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date" office:date-value="2020-10-27">
            <text:p>10/27/20</text:p>
          </table:table-cell>
          <table:table-cell office:value-type="float" office:value="63">
            <text:p>63</text:p>
          </table:table-cell>
          <table:table-cell office:value-type="float" office:value="2891">
            <text:p>2891</text:p>
          </table:table-cell>
          <table:table-cell office:value-type="float" office:value="11710">
            <text:p>11710</text:p>
          </table:table-cell>
          <table:table-cell office:value-type="float" office:value="17.75">
            <text:p>17.75</text:p>
          </table:table-cell>
          <table:table-cell office:value-type="float" office:value="48.8">
            <text:p>48.8</text:p>
          </table:table-cell>
          <table:table-cell office:value-type="float" office:value="2861">
            <text:p>2861</text:p>
          </table:table-cell>
          <table:table-cell office:value-type="float" office:value="14300.2">
            <text:p>14300.2</text:p>
          </table:table-cell>
          <table:table-cell office:value-type="float" office:value="17.318">
            <text:p>17.31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4">
            <text:p>344</text:p>
          </table:table-cell>
          <table:table-cell office:value-type="float" office:value="571">
            <text:p>571</text:p>
          </table:table-cell>
          <table:table-cell office:value-type="float" office:value="10540">
            <text:p>10540</text:p>
          </table:table-cell>
          <table:table-cell office:value-type="float" office:value="15668">
            <text:p>15668</text:p>
          </table:table-cell>
          <table:table-cell office:value-type="float" office:value="26179">
            <text:p>26179</text:p>
          </table:table-cell>
          <table:table-cell office:value-type="float" office:value="397">
            <text:p>397</text:p>
          </table:table-cell>
          <table:table-cell office:value-type="float" office:value="741.625">
            <text:p>741.625</text:p>
          </table:table-cell>
          <table:table-cell office:value-type="float" office:value="1118.625">
            <text:p>1118.625</text:p>
          </table:table-cell>
          <table:table-cell office:value-type="float" office:value="0.0376660341555977">
            <text:p>0.0376660342</text:p>
          </table:table-cell>
          <table:table-cell office:value-type="float" office:value="0.0473337375542507">
            <text:p>0.0473337376</text:p>
          </table:table-cell>
          <table:table-cell office:value-type="float" office:value="0.0427298598112991">
            <text:p>0.0427298598</text:p>
          </table:table-cell>
          <table:table-cell office:value-type="float" office:value="1.13461183059745">
            <text:p>1.1346118306</text:p>
          </table:table-cell>
          <table:table-cell office:value-type="float" office:value="1.17005942755315">
            <text:p>1.1700594276</text:p>
          </table:table-cell>
          <table:table-cell office:value-type="float" office:value="1.15313315754175">
            <text:p>1.1531331575</text:p>
          </table:table-cell>
          <table:table-cell office:value-type="float" office:value="18.7468844942737">
            <text:p>18.7468844943</text:p>
          </table:table-cell>
          <table:table-cell office:value-type="float" office:value="14.9877317795767">
            <text:p>14.9877317796</text:p>
          </table:table-cell>
          <table:table-cell office:value-type="float" office:value="16.5657681529274">
            <text:p>16.5657681529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date" office:date-value="2020-10-28">
            <text:p>10/28/20</text:p>
          </table:table-cell>
          <table:table-cell office:value-type="float" office:value="43">
            <text:p>43</text:p>
          </table:table-cell>
          <table:table-cell office:value-type="float" office:value="3166">
            <text:p>3166</text:p>
          </table:table-cell>
          <table:table-cell office:value-type="float" office:value="15596">
            <text:p>15596</text:p>
          </table:table-cell>
          <table:table-cell office:value-type="float" office:value="14.69">
            <text:p>14.69</text:p>
          </table:table-cell>
          <table:table-cell office:value-type="float" office:value="54.8">
            <text:p>54.8</text:p>
          </table:table-cell>
          <table:table-cell office:value-type="float" office:value="3121.8">
            <text:p>3121.8</text:p>
          </table:table-cell>
          <table:table-cell office:value-type="float" office:value="13641.4">
            <text:p>13641.4</text:p>
          </table:table-cell>
          <table:table-cell office:value-type="float" office:value="18.194">
            <text:p>18.194</text:p>
          </table:table-cell>
          <table:table-cell table:number-columns-repeated="3" office:value-type="float" office:value="2">
            <text:p>2</text:p>
          </table:table-cell>
          <table:table-cell office:value-type="float" office:value="515">
            <text:p>515</text:p>
          </table:table-cell>
          <table:table-cell office:value-type="float" office:value="666">
            <text:p>666</text:p>
          </table:table-cell>
          <table:table-cell office:value-type="float" office:value="424">
            <text:p>424</text:p>
          </table:table-cell>
          <table:table-cell office:value-type="float" office:value="10756">
            <text:p>10756</text:p>
          </table:table-cell>
          <table:table-cell office:value-type="float" office:value="16580">
            <text:p>16580</text:p>
          </table:table-cell>
          <table:table-cell office:value-type="float" office:value="26929">
            <text:p>26929</text:p>
          </table:table-cell>
          <table:table-cell office:value-type="float" office:value="419.25">
            <text:p>419.25</text:p>
          </table:table-cell>
          <table:table-cell office:value-type="float" office:value="839.25">
            <text:p>839.25</text:p>
          </table:table-cell>
          <table:table-cell office:value-type="float" office:value="682.625">
            <text:p>682.625</text:p>
          </table:table-cell>
          <table:table-cell office:value-type="float" office:value="0.0389782447006322">
            <text:p>0.0389782447</text:p>
          </table:table-cell>
          <table:table-cell office:value-type="float" office:value="0.0506182147165259">
            <text:p>0.0506182147</text:p>
          </table:table-cell>
          <table:table-cell office:value-type="float" office:value="0.0253490660626091">
            <text:p>0.0253490661</text:p>
          </table:table-cell>
          <table:table-cell office:value-type="float" office:value="1.1394016914297">
            <text:p>1.1394016914</text:p>
          </table:table-cell>
          <table:table-cell office:value-type="float" office:value="1.18218567068357">
            <text:p>1.1821856707</text:p>
          </table:table-cell>
          <table:table-cell office:value-type="float" office:value="1.08998117851361">
            <text:p>1.0899811785</text:p>
          </table:table-cell>
          <table:table-cell office:value-type="float" office:value="18.1272893899904">
            <text:p>18.12728939</text:p>
          </table:table-cell>
          <table:table-cell office:value-type="float" office:value="14.0373529973883">
            <text:p>14.0373529974</text:p>
          </table:table-cell>
          <table:table-cell office:value-type="float" office:value="27.6892190853182">
            <text:p>27.6892190853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date" office:date-value="2020-10-29">
            <text:p>10/29/20</text:p>
          </table:table-cell>
          <table:table-cell office:value-type="float" office:value="56">
            <text:p>56</text:p>
          </table:table-cell>
          <table:table-cell office:value-type="float" office:value="3197">
            <text:p>3197</text:p>
          </table:table-cell>
          <table:table-cell office:value-type="float" office:value="15253">
            <text:p>15253</text:p>
          </table:table-cell>
          <table:table-cell office:value-type="float" office:value="14.38">
            <text:p>14.38</text:p>
          </table:table-cell>
          <table:table-cell office:value-type="float" office:value="55.6">
            <text:p>55.6</text:p>
          </table:table-cell>
          <table:table-cell office:value-type="float" office:value="3411">
            <text:p>3411</text:p>
          </table:table-cell>
          <table:table-cell office:value-type="float" office:value="14952">
            <text:p>14952</text:p>
          </table:table-cell>
          <table:table-cell office:value-type="float" office:value="18.284">
            <text:p>18.2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22">
            <text:p>722</text:p>
          </table:table-cell>
          <table:table-cell office:value-type="float" office:value="461">
            <text:p>461</text:p>
          </table:table-cell>
          <table:table-cell office:value-type="float" office:value="10490">
            <text:p>10490</text:p>
          </table:table-cell>
          <table:table-cell office:value-type="float" office:value="17653">
            <text:p>17653</text:p>
          </table:table-cell>
          <table:table-cell office:value-type="float" office:value="28185">
            <text:p>28185</text:p>
          </table:table-cell>
          <table:table-cell office:value-type="float" office:value="470.5">
            <text:p>470.5</text:p>
          </table:table-cell>
          <table:table-cell office:value-type="float" office:value="745.875">
            <text:p>745.875</text:p>
          </table:table-cell>
          <table:table-cell office:value-type="float" office:value="341.625">
            <text:p>341.625</text:p>
          </table:table-cell>
          <table:table-cell office:value-type="float" office:value="0.0448522402287893">
            <text:p>0.0448522402</text:p>
          </table:table-cell>
          <table:table-cell office:value-type="float" office:value="0.0422520251515323">
            <text:p>0.0422520252</text:p>
          </table:table-cell>
          <table:table-cell office:value-type="float" office:value="0.012120808940926">
            <text:p>0.0121208089</text:p>
          </table:table-cell>
          <table:table-cell office:value-type="float" office:value="1.1609258187697">
            <text:p>1.1609258188</text:p>
          </table:table-cell>
          <table:table-cell office:value-type="float" office:value="1.151381145944">
            <text:p>1.1513811459</text:p>
          </table:table-cell>
          <table:table-cell office:value-type="float" office:value="1.04271078275163">
            <text:p>1.0427107828</text:p>
          </table:table-cell>
          <table:table-cell office:value-type="float" office:value="15.7980540409865">
            <text:p>15.798054041</text:p>
          </table:table-cell>
          <table:table-cell office:value-type="float" office:value="16.7492473279881">
            <text:p>16.7492473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date" office:date-value="2020-10-30">
            <text:p>10/30/20</text:p>
          </table:table-cell>
          <table:table-cell office:value-type="float" office:value="65">
            <text:p>65</text:p>
          </table:table-cell>
          <table:table-cell office:value-type="float" office:value="3753">
            <text:p>3753</text:p>
          </table:table-cell>
          <table:table-cell office:value-type="float" office:value="15638">
            <text:p>15638</text:p>
          </table:table-cell>
          <table:table-cell office:value-type="float" office:value="21.01">
            <text:p>21.01</text:p>
          </table:table-cell>
          <table:table-cell office:value-type="float" office:value="56.8">
            <text:p>56.8</text:p>
          </table:table-cell>
          <table:table-cell office:value-type="float" office:value="3673.8">
            <text:p>3673.8</text:p>
          </table:table-cell>
          <table:table-cell office:value-type="float" office:value="16330">
            <text:p>16330</text:p>
          </table:table-cell>
          <table:table-cell office:value-type="float" office:value="18.904">
            <text:p>18.904</text:p>
          </table:table-cell>
          <table:table-cell table:number-columns-repeated="3" office:value-type="float" office:value="2">
            <text:p>2</text:p>
          </table:table-cell>
          <table:table-cell office:value-type="float" office:value="446">
            <text:p>446</text:p>
          </table:table-cell>
          <table:table-cell office:value-type="float" office:value="552">
            <text:p>552</text:p>
          </table:table-cell>
          <table:table-cell office:value-type="float" office:value="446">
            <text:p>446</text:p>
          </table:table-cell>
          <table:table-cell office:value-type="float" office:value="10995">
            <text:p>10995</text:p>
          </table:table-cell>
          <table:table-cell office:value-type="float" office:value="18619">
            <text:p>18619</text:p>
          </table:table-cell>
          <table:table-cell office:value-type="float" office:value="29692">
            <text:p>29692</text:p>
          </table:table-cell>
          <table:table-cell office:value-type="float" office:value="604.625">
            <text:p>604.625</text:p>
          </table:table-cell>
          <table:table-cell office:value-type="float" office:value="1032">
            <text:p>1032</text:p>
          </table:table-cell>
          <table:table-cell office:value-type="float" office:value="68.375">
            <text:p>68.375</text:p>
          </table:table-cell>
          <table:table-cell office:value-type="float" office:value="0.0549909049567985">
            <text:p>0.054990905</text:p>
          </table:table-cell>
          <table:table-cell office:value-type="float" office:value="0.0554272517321016">
            <text:p>0.0554272517</text:p>
          </table:table-cell>
          <table:table-cell office:value-type="float" office:value="0.00230280883739728">
            <text:p>0.0023028088</text:p>
          </table:table-cell>
          <table:table-cell office:value-type="float" office:value="1.19839520661961">
            <text:p>1.1983952066</text:p>
          </table:table-cell>
          <table:table-cell office:value-type="float" office:value="1.20001685432212">
            <text:p>1.2000168543</text:p>
          </table:table-cell>
          <table:table-cell office:value-type="float" office:value="1.00807022467083">
            <text:p>1.0080702247</text:p>
          </table:table-cell>
          <table:table-cell office:value-type="float" office:value="12.9482419890446">
            <text:p>12.948241989</text:p>
          </table:table-cell>
          <table:table-cell office:value-type="float" office:value="12.8489881003279">
            <text:p>12.84898810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date" office:date-value="2020-10-31">
            <text:p>10/31/20</text:p>
          </table:table-cell>
          <table:table-cell office:value-type="float" office:value="51">
            <text:p>51</text:p>
          </table:table-cell>
          <table:table-cell office:value-type="float" office:value="4048">
            <text:p>4048</text:p>
          </table:table-cell>
          <table:table-cell office:value-type="float" office:value="16563">
            <text:p>16563</text:p>
          </table:table-cell>
          <table:table-cell office:value-type="float" office:value="23.59">
            <text:p>23.59</text:p>
          </table:table-cell>
          <table:table-cell office:value-type="float" office:value="62.2">
            <text:p>62.2</text:p>
          </table:table-cell>
          <table:table-cell office:value-type="float" office:value="3924">
            <text:p>3924</text:p>
          </table:table-cell>
          <table:table-cell office:value-type="float" office:value="15936.4">
            <text:p>15936.4</text:p>
          </table:table-cell>
          <table:table-cell office:value-type="float" office:value="21.222">
            <text:p>21.222</text:p>
          </table:table-cell>
          <table:table-cell table:number-columns-repeated="3" office:value-type="float" office:value="2">
            <text:p>2</text:p>
          </table:table-cell>
          <table:table-cell office:value-type="float" office:value="749">
            <text:p>749</text:p>
          </table:table-cell>
          <table:table-cell office:value-type="float" office:value="444">
            <text:p>444</text:p>
          </table:table-cell>
          <table:table-cell office:value-type="float" office:value="558">
            <text:p>558</text:p>
          </table:table-cell>
          <table:table-cell office:value-type="float" office:value="12245">
            <text:p>12245</text:p>
          </table:table-cell>
          <table:table-cell office:value-type="float" office:value="19427">
            <text:p>19427</text:p>
          </table:table-cell>
          <table:table-cell office:value-type="float" office:value="29844">
            <text:p>29844</text:p>
          </table:table-cell>
          <table:table-cell office:value-type="float" office:value="644.5">
            <text:p>644.5</text:p>
          </table:table-cell>
          <table:table-cell office:value-type="float" office:value="838.5">
            <text:p>838.5</text:p>
          </table:table-cell>
          <table:table-cell office:value-type="float" office:value="-137">
            <text:p>-137</text:p>
          </table:table-cell>
          <table:table-cell office:value-type="float" office:value="0.0526337280522662">
            <text:p>0.0526337281</text:p>
          </table:table-cell>
          <table:table-cell office:value-type="float" office:value="0.0431615792453801">
            <text:p>0.0431615792</text:p>
          </table:table-cell>
          <table:table-cell office:value-type="float" office:value="-0.00459053746146629">
            <text:p>-0.0045905375</text:p>
          </table:table-cell>
          <table:table-cell office:value-type="float" office:value="1.18964785446714">
            <text:p>1.1896478545</text:p>
          </table:table-cell>
          <table:table-cell office:value-type="float" office:value="1.15471685432782">
            <text:p>1.1547168543</text:p>
          </table:table-cell>
          <table:table-cell office:value-type="float" office:value="0.983974422031871">
            <text:p>0.983974422</text:p>
          </table:table-cell>
          <table:table-cell office:value-type="float" office:value="13.5128694758015">
            <text:p>13.5128694758</text:p>
          </table:table-cell>
          <table:table-cell office:value-type="float" office:value="16.4034891788013">
            <text:p>16.403489178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date" office:date-value="2020-11-01">
            <text:p>11/01/20</text:p>
          </table:table-cell>
          <table:table-cell office:value-type="float" office:value="69">
            <text:p>69</text:p>
          </table:table-cell>
          <table:table-cell office:value-type="float" office:value="4205">
            <text:p>4205</text:p>
          </table:table-cell>
          <table:table-cell office:value-type="float" office:value="18600">
            <text:p>18600</text:p>
          </table:table-cell>
          <table:table-cell office:value-type="float" office:value="20.85">
            <text:p>20.85</text:p>
          </table:table-cell>
          <table:table-cell office:value-type="float" office:value="67.8">
            <text:p>67.8</text:p>
          </table:table-cell>
          <table:table-cell office:value-type="float" office:value="4238">
            <text:p>4238</text:p>
          </table:table-cell>
          <table:table-cell office:value-type="float" office:value="15809.8">
            <text:p>15809.8</text:p>
          </table:table-cell>
          <table:table-cell office:value-type="float" office:value="23.802">
            <text:p>23.802</text:p>
          </table:table-cell>
          <table:table-cell table:number-columns-repeated="3" office:value-type="float" office:value="2">
            <text:p>2</text:p>
          </table:table-cell>
          <table:table-cell office:value-type="float" office:value="521">
            <text:p>521</text:p>
          </table:table-cell>
          <table:table-cell office:value-type="float" office:value="852">
            <text:p>852</text:p>
          </table:table-cell>
          <table:table-cell office:value-type="float" office:value="644">
            <text:p>644</text:p>
          </table:table-cell>
          <table:table-cell office:value-type="float" office:value="13052">
            <text:p>13052</text:p>
          </table:table-cell>
          <table:table-cell office:value-type="float" office:value="20188">
            <text:p>20188</text:p>
          </table:table-cell>
          <table:table-cell office:value-type="float" office:value="28225">
            <text:p>28225</text:p>
          </table:table-cell>
          <table:table-cell office:value-type="float" office:value="651">
            <text:p>651</text:p>
          </table:table-cell>
          <table:table-cell office:value-type="float" office:value="571.875">
            <text:p>571.875</text:p>
          </table:table-cell>
          <table:table-cell office:value-type="float" office:value="-187.625">
            <text:p>-187.625</text:p>
          </table:table-cell>
          <table:table-cell office:value-type="float" office:value="0.0498774134232302">
            <text:p>0.0498774134</text:p>
          </table:table-cell>
          <table:table-cell office:value-type="float" office:value="0.0283274717654052">
            <text:p>0.0283274718</text:p>
          </table:table-cell>
          <table:table-cell office:value-type="float" office:value="-0.0066474756421612">
            <text:p>-0.0066474756</text:p>
          </table:table-cell>
          <table:table-cell office:value-type="float" office:value="1.1794469494661">
            <text:p>1.1794469495</text:p>
          </table:table-cell>
          <table:table-cell office:value-type="float" office:value="1.10071894466589">
            <text:p>1.1007189447</text:p>
          </table:table-cell>
          <table:table-cell office:value-type="float" office:value="0.976820445559966">
            <text:p>0.9768204456</text:p>
          </table:table-cell>
          <table:table-cell office:value-type="float" office:value="14.240777576988">
            <text:p>14.240777577</text:p>
          </table:table-cell>
          <table:table-cell office:value-type="float" office:value="24.8140403723322">
            <text:p>24.81404037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date" office:date-value="2020-11-02">
            <text:p>11/02/20</text:p>
          </table:table-cell>
          <table:table-cell office:value-type="float" office:value="70">
            <text:p>70</text:p>
          </table:table-cell>
          <table:table-cell office:value-type="float" office:value="4417">
            <text:p>4417</text:p>
          </table:table-cell>
          <table:table-cell office:value-type="float" office:value="13628">
            <text:p>13628</text:p>
          </table:table-cell>
          <table:table-cell office:value-type="float" office:value="26.28">
            <text:p>26.28</text:p>
          </table:table-cell>
          <table:table-cell office:value-type="float" office:value="72.8">
            <text:p>72.8</text:p>
          </table:table-cell>
          <table:table-cell office:value-type="float" office:value="4461.6">
            <text:p>4461.6</text:p>
          </table:table-cell>
          <table:table-cell office:value-type="float" office:value="16213.6">
            <text:p>16213.6</text:p>
          </table:table-cell>
          <table:table-cell office:value-type="float" office:value="24.378">
            <text:p>24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03">
            <text:p>803</text:p>
          </table:table-cell>
          <table:table-cell office:value-type="float" office:value="445">
            <text:p>445</text:p>
          </table:table-cell>
          <table:table-cell office:value-type="float" office:value="803">
            <text:p>803</text:p>
          </table:table-cell>
          <table:table-cell office:value-type="float" office:value="13804">
            <text:p>13804</text:p>
          </table:table-cell>
          <table:table-cell office:value-type="float" office:value="19878">
            <text:p>19878</text:p>
          </table:table-cell>
          <table:table-cell office:value-type="float" office:value="28300">
            <text:p>28300</text:p>
          </table:table-cell>
          <table:table-cell office:value-type="float" office:value="744.875">
            <text:p>744.875</text:p>
          </table:table-cell>
          <table:table-cell office:value-type="float" office:value="-76">
            <text:p>-76</text:p>
          </table:table-cell>
          <table:table-cell office:value-type="float" office:value="371.75">
            <text:p>371.75</text:p>
          </table:table-cell>
          <table:table-cell office:value-type="float" office:value="0.0539608084613156">
            <text:p>0.0539608085</text:p>
          </table:table-cell>
          <table:table-cell office:value-type="float" office:value="-0.00382332226582151">
            <text:p>-0.0038233223</text:p>
          </table:table-cell>
          <table:table-cell office:value-type="float" office:value="0.0131360424028269">
            <text:p>0.0131360424</text:p>
          </table:table-cell>
          <table:table-cell office:value-type="float" office:value="1.19456989656021">
            <text:p>1.1945698966</text:p>
          </table:table-cell>
          <table:table-cell office:value-type="float" office:value="0.986647022944195">
            <text:p>0.9866470229</text:p>
          </table:table-cell>
          <table:table-cell office:value-type="float" office:value="1.04631435740551">
            <text:p>1.0463143574</text:p>
          </table:table-cell>
          <table:table-cell office:value-type="float" office:value="13.1889197009181">
            <text:p>13.188919700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date" office:date-value="2020-11-03">
            <text:p>11/03/20</text:p>
          </table:table-cell>
          <table:table-cell office:value-type="float" office:value="84">
            <text:p>84</text:p>
          </table:table-cell>
          <table:table-cell office:value-type="float" office:value="4767">
            <text:p>4767</text:p>
          </table:table-cell>
          <table:table-cell office:value-type="float" office:value="14620">
            <text:p>14620</text:p>
          </table:table-cell>
          <table:table-cell office:value-type="float" office:value="27.28">
            <text:p>27.28</text:p>
          </table:table-cell>
          <table:table-cell office:value-type="float" office:value="79.4">
            <text:p>79.4</text:p>
          </table:table-cell>
          <table:table-cell office:value-type="float" office:value="4688.6">
            <text:p>4688.6</text:p>
          </table:table-cell>
          <table:table-cell office:value-type="float" office:value="16494.6">
            <text:p>16494.6</text:p>
          </table:table-cell>
          <table:table-cell office:value-type="float" office:value="24.032">
            <text:p>24.0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463">
            <text:p>463</text:p>
          </table:table-cell>
          <table:table-cell office:value-type="float" office:value="14732">
            <text:p>14732</text:p>
          </table:table-cell>
          <table:table-cell office:value-type="float" office:value="19141">
            <text:p>19141</text:p>
          </table:table-cell>
          <table:table-cell office:value-type="float" office:value="29537">
            <text:p>29537</text:p>
          </table:table-cell>
          <table:table-cell office:value-type="float" office:value="780.5">
            <text:p>780.5</text:p>
          </table:table-cell>
          <table:table-cell office:value-type="float" office:value="-80">
            <text:p>-80</text:p>
          </table:table-cell>
          <table:table-cell office:value-type="float" office:value="45.375">
            <text:p>45.375</text:p>
          </table:table-cell>
          <table:table-cell office:value-type="float" office:value="0.0529799076839533">
            <text:p>0.0529799077</text:p>
          </table:table-cell>
          <table:table-cell office:value-type="float" office:value="-0.00417950995245807">
            <text:p>-0.00417951</text:p>
          </table:table-cell>
          <table:table-cell office:value-type="float" office:value="0.00153620882283238">
            <text:p>0.0015362088</text:p>
          </table:table-cell>
          <table:table-cell office:value-type="float" office:value="1.19093114330551">
            <text:p>1.1909311433</text:p>
          </table:table-cell>
          <table:table-cell office:value-type="float" office:value="0.985405953041144">
            <text:p>0.985405953</text:p>
          </table:table-cell>
          <table:table-cell office:value-type="float" office:value="1.00538135635751">
            <text:p>1.0053813564</text:p>
          </table:table-cell>
          <table:table-cell office:value-type="float" office:value="13.4268003329022">
            <text:p>13.426800332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date" office:date-value="2020-11-04">
            <text:p>11/04/20</text:p>
          </table:table-cell>
          <table:table-cell office:value-type="float" office:value="90">
            <text:p>90</text:p>
          </table:table-cell>
          <table:table-cell office:value-type="float" office:value="4871">
            <text:p>4871</text:p>
          </table:table-cell>
          <table:table-cell office:value-type="float" office:value="17657">
            <text:p>17657</text:p>
          </table:table-cell>
          <table:table-cell office:value-type="float" office:value="23.89">
            <text:p>23.89</text:p>
          </table:table-cell>
          <table:table-cell office:value-type="float" office:value="86.2">
            <text:p>86.2</text:p>
          </table:table-cell>
          <table:table-cell office:value-type="float" office:value="4945.4">
            <text:p>4945.4</text:p>
          </table:table-cell>
          <table:table-cell office:value-type="float" office:value="16779.6">
            <text:p>16779.6</text:p>
          </table:table-cell>
          <table:table-cell office:value-type="float" office:value="24.566">
            <text:p>24.566</text:p>
          </table:table-cell>
          <table:table-cell table:number-columns-repeated="3" office:value-type="float" office:value="2">
            <text:p>2</text:p>
          </table:table-cell>
          <table:table-cell office:value-type="float" office:value="920">
            <text:p>920</text:p>
          </table:table-cell>
          <table:table-cell table:number-columns-repeated="2" office:value-type="float" office:value="662">
            <text:p>662</text:p>
          </table:table-cell>
          <table:table-cell office:value-type="float" office:value="14632">
            <text:p>14632</text:p>
          </table:table-cell>
          <table:table-cell office:value-type="float" office:value="19339">
            <text:p>19339</text:p>
          </table:table-cell>
          <table:table-cell office:value-type="float" office:value="29898">
            <text:p>29898</text:p>
          </table:table-cell>
          <table:table-cell office:value-type="float" office:value="-34.875">
            <text:p>-34.875</text:p>
          </table:table-cell>
          <table:table-cell office:value-type="float" office:value="831.75">
            <text:p>831.75</text:p>
          </table:table-cell>
          <table:table-cell office:value-type="float" office:value="-126.875">
            <text:p>-126.875</text:p>
          </table:table-cell>
          <table:table-cell office:value-type="float" office:value="-0.00238347457627119">
            <text:p>-0.0023834746</text:p>
          </table:table-cell>
          <table:table-cell office:value-type="float" office:value="0.0430089456538601">
            <text:p>0.0430089457</text:p>
          </table:table-cell>
          <table:table-cell office:value-type="float" office:value="-0.00424359488929025">
            <text:p>-0.0042435949</text:p>
          </table:table-cell>
          <table:table-cell office:value-type="float" office:value="0.99166897364712">
            <text:p>0.9916689736</text:p>
          </table:table-cell>
          <table:table-cell office:value-type="float" office:value="1.15415685782477">
            <text:p>1.1541568578</text:p>
          </table:table-cell>
          <table:table-cell office:value-type="float" office:value="0.98518271375875">
            <text:p>0.9851827138</text:p>
          </table:table-cell>
          <table:table-cell office:value-type="float" office:value="0">
            <text:p>0</text:p>
          </table:table-cell>
          <table:table-cell office:value-type="float" office:value="16.4604903604776">
            <text:p>16.46049036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date" office:date-value="2020-11-05">
            <text:p>11/05/20</text:p>
          </table:table-cell>
          <table:table-cell office:value-type="float" office:value="84">
            <text:p>84</text:p>
          </table:table-cell>
          <table:table-cell office:value-type="float" office:value="5183">
            <text:p>5183</text:p>
          </table:table-cell>
          <table:table-cell office:value-type="float" office:value="17968">
            <text:p>17968</text:p>
          </table:table-cell>
          <table:table-cell office:value-type="float" office:value="21.86">
            <text:p>21.86</text:p>
          </table:table-cell>
          <table:table-cell office:value-type="float" office:value="93.6">
            <text:p>93.6</text:p>
          </table:table-cell>
          <table:table-cell office:value-type="float" office:value="5184.4">
            <text:p>5184.4</text:p>
          </table:table-cell>
          <table:table-cell office:value-type="float" office:value="18518.2">
            <text:p>18518.2</text:p>
          </table:table-cell>
          <table:table-cell office:value-type="float" office:value="24.076">
            <text:p>24.0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06">
            <text:p>506</text:p>
          </table:table-cell>
          <table:table-cell office:value-type="float" office:value="671">
            <text:p>671</text:p>
          </table:table-cell>
          <table:table-cell office:value-type="float" office:value="15004">
            <text:p>15004</text:p>
          </table:table-cell>
          <table:table-cell office:value-type="float" office:value="20160">
            <text:p>20160</text:p>
          </table:table-cell>
          <table:table-cell office:value-type="float" office:value="28389">
            <text:p>28389</text:p>
          </table:table-cell>
          <table:table-cell office:value-type="float" office:value="-158.75">
            <text:p>-158.75</text:p>
          </table:table-cell>
          <table:table-cell office:value-type="float" office:value="548.75">
            <text:p>548.75</text:p>
          </table:table-cell>
          <table:table-cell office:value-type="float" office:value="-198.75">
            <text:p>-198.75</text:p>
          </table:table-cell>
          <table:table-cell office:value-type="float" office:value="-0.0105805118635031">
            <text:p>-0.0105805119</text:p>
          </table:table-cell>
          <table:table-cell office:value-type="float" office:value="0.0272197420634921">
            <text:p>0.0272197421</text:p>
          </table:table-cell>
          <table:table-cell office:value-type="float" office:value="-0.00700095107259854">
            <text:p>-0.0070009511</text:p>
          </table:table-cell>
          <table:table-cell office:value-type="float" office:value="0.963187625051075">
            <text:p>0.9631876251</text:p>
          </table:table-cell>
          <table:table-cell office:value-type="float" office:value="1.09672128936391">
            <text:p>1.0967212894</text:p>
          </table:table-cell>
          <table:table-cell office:value-type="float" office:value="0.97559273734511">
            <text:p>0.9755927373</text:p>
          </table:table-cell>
          <table:table-cell office:value-type="float" office:value="0">
            <text:p>0</text:p>
          </table:table-cell>
          <table:table-cell office:value-type="float" office:value="25.8098918928931">
            <text:p>25.80989189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date" office:date-value="2020-11-06">
            <text:p>11/06/20</text:p>
          </table:table-cell>
          <table:table-cell office:value-type="float" office:value="103">
            <text:p>103</text:p>
          </table:table-cell>
          <table:table-cell office:value-type="float" office:value="5489">
            <text:p>5489</text:p>
          </table:table-cell>
          <table:table-cell office:value-type="float" office:value="20025">
            <text:p>20025</text:p>
          </table:table-cell>
          <table:table-cell office:value-type="float" office:value="23.52">
            <text:p>23.52</text:p>
          </table:table-cell>
          <table:table-cell office:value-type="float" office:value="93">
            <text:p>93</text:p>
          </table:table-cell>
          <table:table-cell office:value-type="float" office:value="5391.6">
            <text:p>5391.6</text:p>
          </table:table-cell>
          <table:table-cell office:value-type="float" office:value="19432">
            <text:p>19432</text:p>
          </table:table-cell>
          <table:table-cell office:value-type="float" office:value="23.49">
            <text:p>23.49</text:p>
          </table:table-cell>
          <table:table-cell table:number-columns-repeated="3" office:value-type="float" office:value="2">
            <text:p>2</text:p>
          </table:table-cell>
          <table:table-cell office:value-type="float" office:value="666">
            <text:p>666</text:p>
          </table:table-cell>
          <table:table-cell office:value-type="float" office:value="491">
            <text:p>491</text:p>
          </table:table-cell>
          <table:table-cell office:value-type="float" office:value="952">
            <text:p>952</text:p>
          </table:table-cell>
          <table:table-cell office:value-type="float" office:value="15700">
            <text:p>15700</text:p>
          </table:table-cell>
          <table:table-cell office:value-type="float" office:value="20164">
            <text:p>20164</text:p>
          </table:table-cell>
          <table:table-cell office:value-type="float" office:value="28300">
            <text:p>28300</text:p>
          </table:table-cell>
          <table:table-cell office:value-type="float" office:value="-108.125">
            <text:p>-108.125</text:p>
          </table:table-cell>
          <table:table-cell office:value-type="float" office:value="-99.5">
            <text:p>-99.5</text:p>
          </table:table-cell>
          <table:table-cell office:value-type="float" office:value="371.75">
            <text:p>371.75</text:p>
          </table:table-cell>
          <table:table-cell office:value-type="float" office:value="-0.00688694267515924">
            <text:p>-0.0068869427</text:p>
          </table:table-cell>
          <table:table-cell office:value-type="float" office:value="-0.00493453679825431">
            <text:p>-0.0049345368</text:p>
          </table:table-cell>
          <table:table-cell office:value-type="float" office:value="0.0131360424028269">
            <text:p>0.0131360424</text:p>
          </table:table-cell>
          <table:table-cell office:value-type="float" office:value="0.975988663396588">
            <text:p>0.9759886634</text:p>
          </table:table-cell>
          <table:table-cell office:value-type="float" office:value="0.9827768465268">
            <text:p>0.9827768465</text:p>
          </table:table-cell>
          <table:table-cell office:value-type="float" office:value="1.04631435740551">
            <text:p>1.046314357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date" office:date-value="2020-11-07">
            <text:p>11/07/20</text:p>
          </table:table-cell>
          <table:table-cell office:value-type="float" office:value="107">
            <text:p>107</text:p>
          </table:table-cell>
          <table:table-cell office:value-type="float" office:value="5612">
            <text:p>5612</text:p>
          </table:table-cell>
          <table:table-cell office:value-type="float" office:value="22321">
            <text:p>22321</text:p>
          </table:table-cell>
          <table:table-cell office:value-type="float" office:value="23.83">
            <text:p>23.83</text:p>
          </table:table-cell>
          <table:table-cell office:value-type="float" office:value="86">
            <text:p>86</text:p>
          </table:table-cell>
          <table:table-cell office:value-type="float" office:value="5629.6">
            <text:p>5629.6</text:p>
          </table:table-cell>
          <table:table-cell office:value-type="float" office:value="19150.2">
            <text:p>19150.2</text:p>
          </table:table-cell>
          <table:table-cell office:value-type="float" office:value="25.066">
            <text:p>25.066</text:p>
          </table:table-cell>
          <table:table-cell table:number-columns-repeated="3" office:value-type="float" office:value="2">
            <text:p>2</text:p>
          </table:table-cell>
          <table:table-cell office:value-type="float" office:value="725">
            <text:p>725</text:p>
          </table:table-cell>
          <table:table-cell office:value-type="float" office:value="539">
            <text:p>539</text:p>
          </table:table-cell>
          <table:table-cell office:value-type="float" office:value="725">
            <text:p>725</text:p>
          </table:table-cell>
          <table:table-cell office:value-type="float" office:value="14994">
            <text:p>14994</text:p>
          </table:table-cell>
          <table:table-cell office:value-type="float" office:value="21062">
            <text:p>21062</text:p>
          </table:table-cell>
          <table:table-cell office:value-type="float" office:value="29711">
            <text:p>29711</text:p>
          </table:table-cell>
          <table:table-cell office:value-type="float" office:value="-78.5">
            <text:p>-78.5</text:p>
          </table:table-cell>
          <table:table-cell office:value-type="float" office:value="-52.125">
            <text:p>-52.125</text:p>
          </table:table-cell>
          <table:table-cell office:value-type="float" office:value="114.375">
            <text:p>114.375</text:p>
          </table:table-cell>
          <table:table-cell office:value-type="float" office:value="-0.00523542750433507">
            <text:p>-0.0052354275</text:p>
          </table:table-cell>
          <table:table-cell office:value-type="float" office:value="-0.00247483619789194">
            <text:p>-0.0024748362</text:p>
          </table:table-cell>
          <table:table-cell office:value-type="float" office:value="0.00384958432903638">
            <text:p>0.0038495843</text:p>
          </table:table-cell>
          <table:table-cell office:value-type="float" office:value="0.981729726749087">
            <text:p>0.9817297267</text:p>
          </table:table-cell>
          <table:table-cell office:value-type="float" office:value="0.991350077943223">
            <text:p>0.9913500779</text:p>
          </table:table-cell>
          <table:table-cell office:value-type="float" office:value="1.01350259097866">
            <text:p>1.01350259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date" office:date-value="2020-11-08">
            <text:p>11/08/20</text:p>
          </table:table-cell>
          <table:table-cell office:value-type="float" office:value="81">
            <text:p>81</text:p>
          </table:table-cell>
          <table:table-cell office:value-type="float" office:value="5803">
            <text:p>5803</text:p>
          </table:table-cell>
          <table:table-cell office:value-type="float" office:value="19189">
            <text:p>19189</text:p>
          </table:table-cell>
          <table:table-cell office:value-type="float" office:value="24.35">
            <text:p>24.35</text:p>
          </table:table-cell>
          <table:table-cell office:value-type="float" office:value="89.8">
            <text:p>89.8</text:p>
          </table:table-cell>
          <table:table-cell office:value-type="float" office:value="5823.6">
            <text:p>5823.6</text:p>
          </table:table-cell>
          <table:table-cell office:value-type="float" office:value="18170.2">
            <text:p>18170.2</text:p>
          </table:table-cell>
          <table:table-cell office:value-type="float" office:value="27.03">
            <text:p>27.03</text:p>
          </table:table-cell>
          <table:table-cell table:number-columns-repeated="3" office:value-type="float" office:value="2">
            <text:p>2</text:p>
          </table:table-cell>
          <table:table-cell office:value-type="float" office:value="708">
            <text:p>708</text:p>
          </table:table-cell>
          <table:table-cell office:value-type="float" office:value="513">
            <text:p>513</text:p>
          </table:table-cell>
          <table:table-cell office:value-type="float" office:value="1018">
            <text:p>1018</text:p>
          </table:table-cell>
          <table:table-cell office:value-type="float" office:value="14677">
            <text:p>14677</text:p>
          </table:table-cell>
          <table:table-cell office:value-type="float" office:value="21155">
            <text:p>21155</text:p>
          </table:table-cell>
          <table:table-cell office:value-type="float" office:value="29982">
            <text:p>29982</text:p>
          </table:table-cell>
          <table:table-cell office:value-type="float" office:value="-157">
            <text:p>-157</text:p>
          </table:table-cell>
          <table:table-cell office:value-type="float" office:value="1.5">
            <text:p>1.5</text:p>
          </table:table-cell>
          <table:table-cell office:value-type="float" office:value="-105.75">
            <text:p>-105.75</text:p>
          </table:table-cell>
          <table:table-cell office:value-type="float" office:value="-0.0106970089255297">
            <text:p>-0.0106970089</text:p>
          </table:table-cell>
          <table:table-cell table:style-name="ce17" office:value-type="float" office:value="0.0000709052233514536">
            <text:p>7.09E-005</text:p>
          </table:table-cell>
          <table:table-cell office:value-type="float" office:value="-0.00352711626976186">
            <text:p>-0.0035271163</text:p>
          </table:table-cell>
          <table:table-cell office:value-type="float" office:value="0.962784743720554">
            <text:p>0.9627847437</text:p>
          </table:table-cell>
          <table:table-cell office:value-type="float" office:value="1.00024817813573">
            <text:p>1.0002481781</text:p>
          </table:table-cell>
          <table:table-cell office:value-type="float" office:value="0.987679476532227">
            <text:p>0.987679476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date" office:date-value="2020-11-09">
            <text:p>11/09/20</text:p>
          </table:table-cell>
          <table:table-cell office:value-type="float" office:value="55">
            <text:p>55</text:p>
          </table:table-cell>
          <table:table-cell office:value-type="float" office:value="6061">
            <text:p>6061</text:p>
          </table:table-cell>
          <table:table-cell office:value-type="float" office:value="16248">
            <text:p>16248</text:p>
          </table:table-cell>
          <table:table-cell office:value-type="float" office:value="31.77">
            <text:p>31.77</text:p>
          </table:table-cell>
          <table:table-cell office:value-type="float" office:value="89.4">
            <text:p>89.4</text:p>
          </table:table-cell>
          <table:table-cell office:value-type="float" office:value="5996.2">
            <text:p>5996.2</text:p>
          </table:table-cell>
          <table:table-cell office:value-type="float" office:value="18362.6">
            <text:p>18362.6</text:p>
          </table:table-cell>
          <table:table-cell office:value-type="float" office:value="26.086">
            <text:p>26.08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713">
            <text:p>713</text:p>
          </table:table-cell>
          <table:table-cell office:value-type="float" office:value="14850">
            <text:p>14850</text:p>
          </table:table-cell>
          <table:table-cell office:value-type="float" office:value="19715">
            <text:p>19715</text:p>
          </table:table-cell>
          <table:table-cell office:value-type="float" office:value="28389">
            <text:p>28389</text:p>
          </table:table-cell>
          <table:table-cell office:value-type="float" office:value="-126.875">
            <text:p>-126.875</text:p>
          </table:table-cell>
          <table:table-cell office:value-type="float" office:value="116.5">
            <text:p>116.5</text:p>
          </table:table-cell>
          <table:table-cell office:value-type="float" office:value="-198.75">
            <text:p>-198.75</text:p>
          </table:table-cell>
          <table:table-cell office:value-type="float" office:value="-0.00854377104377104">
            <text:p>-0.008543771</text:p>
          </table:table-cell>
          <table:table-cell office:value-type="float" office:value="0.00590920618818159">
            <text:p>0.0059092062</text:p>
          </table:table-cell>
          <table:table-cell office:value-type="float" office:value="-0.00700095107259854">
            <text:p>-0.0070009511</text:p>
          </table:table-cell>
          <table:table-cell office:value-type="float" office:value="0.970239873553152">
            <text:p>0.9702398736</text:p>
          </table:table-cell>
          <table:table-cell office:value-type="float" office:value="1.02075066234547">
            <text:p>1.0207506623</text:p>
          </table:table-cell>
          <table:table-cell office:value-type="float" office:value="0.97559273734511">
            <text:p>0.975592737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date" office:date-value="2020-11-10">
            <text:p>11/10/20</text:p>
          </table:table-cell>
          <table:table-cell office:value-type="float" office:value="103">
            <text:p>103</text:p>
          </table:table-cell>
          <table:table-cell office:value-type="float" office:value="6153">
            <text:p>6153</text:p>
          </table:table-cell>
          <table:table-cell office:value-type="float" office:value="13068">
            <text:p>13068</text:p>
          </table:table-cell>
          <table:table-cell office:value-type="float" office:value="31.68">
            <text:p>31.68</text:p>
          </table:table-cell>
          <table:table-cell office:value-type="float" office:value="85.4">
            <text:p>85.4</text:p>
          </table:table-cell>
          <table:table-cell office:value-type="float" office:value="6159">
            <text:p>6159</text:p>
          </table:table-cell>
          <table:table-cell office:value-type="float" office:value="18602.6">
            <text:p>18602.6</text:p>
          </table:table-cell>
          <table:table-cell office:value-type="float" office:value="24.66">
            <text:p>24.66</text:p>
          </table:table-cell>
          <table:table-cell table:number-columns-repeated="3" office:value-type="float" office:value="2">
            <text:p>2</text:p>
          </table:table-cell>
          <table:table-cell office:value-type="float" office:value="727">
            <text:p>727</text:p>
          </table:table-cell>
          <table:table-cell office:value-type="float" office:value="518">
            <text:p>518</text:p>
          </table:table-cell>
          <table:table-cell office:value-type="float" office:value="1057">
            <text:p>1057</text:p>
          </table:table-cell>
          <table:table-cell office:value-type="float" office:value="14952">
            <text:p>14952</text:p>
          </table:table-cell>
          <table:table-cell office:value-type="float" office:value="19810">
            <text:p>19810</text:p>
          </table:table-cell>
          <table:table-cell office:value-type="float" office:value="26965">
            <text:p>26965</text:p>
          </table:table-cell>
          <table:table-cell office:value-type="float" office:value="130.125">
            <text:p>130.125</text:p>
          </table:table-cell>
          <table:table-cell office:value-type="float" office:value="-133.375">
            <text:p>-133.375</text:p>
          </table:table-cell>
          <table:table-cell office:value-type="float" office:value="-219.875">
            <text:p>-219.875</text:p>
          </table:table-cell>
          <table:table-cell office:value-type="float" office:value="0.00870284911717496">
            <text:p>0.0087028491</text:p>
          </table:table-cell>
          <table:table-cell office:value-type="float" office:value="-0.00673271075214538">
            <text:p>-0.0067327108</text:p>
          </table:table-cell>
          <table:table-cell office:value-type="float" office:value="-0.00815408863341368">
            <text:p>-0.0081540886</text:p>
          </table:table-cell>
          <table:table-cell office:value-type="float" office:value="1.03060842149231">
            <text:p>1.0306084215</text:p>
          </table:table-cell>
          <table:table-cell office:value-type="float" office:value="0.976524357979872">
            <text:p>0.976524358</text:p>
          </table:table-cell>
          <table:table-cell office:value-type="float" office:value="0.971591008539478">
            <text:p>0.971591008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date" office:date-value="2020-11-11">
            <text:p>11/11/20</text:p>
          </table:table-cell>
          <table:table-cell office:value-type="float" office:value="101">
            <text:p>101</text:p>
          </table:table-cell>
          <table:table-cell office:value-type="float" office:value="6352">
            <text:p>6352</text:p>
          </table:table-cell>
          <table:table-cell office:value-type="float" office:value="20987">
            <text:p>20987</text:p>
          </table:table-cell>
          <table:table-cell office:value-type="float" office:value="18.8">
            <text:p>18.8</text:p>
          </table:table-cell>
          <table:table-cell office:value-type="float" office:value="89">
            <text:p>89</text:p>
          </table:table-cell>
          <table:table-cell office:value-type="float" office:value="6336.4">
            <text:p>6336.4</text:p>
          </table:table-cell>
          <table:table-cell office:value-type="float" office:value="19547.2">
            <text:p>19547.2</text:p>
          </table:table-cell>
          <table:table-cell office:value-type="float" office:value="24.054">
            <text:p>24.054</text:p>
          </table:table-cell>
          <table:table-cell table:number-columns-repeated="3" office:value-type="float" office:value="2">
            <text:p>2</text:p>
          </table:table-cell>
          <table:table-cell office:value-type="float" office:value="766">
            <text:p>766</text:p>
          </table:table-cell>
          <table:table-cell office:value-type="float" office:value="549">
            <text:p>549</text:p>
          </table:table-cell>
          <table:table-cell office:value-type="float" office:value="766">
            <text:p>766</text:p>
          </table:table-cell>
          <table:table-cell office:value-type="float" office:value="14864">
            <text:p>14864</text:p>
          </table:table-cell>
          <table:table-cell office:value-type="float" office:value="19207">
            <text:p>19207</text:p>
          </table:table-cell>
          <table:table-cell office:value-type="float" office:value="28295">
            <text:p>28295</text:p>
          </table:table-cell>
          <table:table-cell office:value-type="float" office:value="199.875">
            <text:p>199.875</text:p>
          </table:table-cell>
          <table:table-cell office:value-type="float" office:value="-93.25">
            <text:p>-93.25</text:p>
          </table:table-cell>
          <table:table-cell office:value-type="float" office:value="-85.25">
            <text:p>-85.25</text:p>
          </table:table-cell>
          <table:table-cell office:value-type="float" office:value="0.013446918729817">
            <text:p>0.0134469187</text:p>
          </table:table-cell>
          <table:table-cell office:value-type="float" office:value="-0.00485500078096527">
            <text:p>-0.0048550008</text:p>
          </table:table-cell>
          <table:table-cell office:value-type="float" office:value="-0.00301289980561937">
            <text:p>-0.0030128998</text:p>
          </table:table-cell>
          <table:table-cell office:value-type="float" office:value="1.04741862201608">
            <text:p>1.047418622</text:p>
          </table:table-cell>
          <table:table-cell office:value-type="float" office:value="0.983053696490485">
            <text:p>0.9830536965</text:p>
          </table:table-cell>
          <table:table-cell office:value-type="float" office:value="0.9894726427082">
            <text:p>0.989472642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date" office:date-value="2020-11-12">
            <text:p>11/12/20</text:p>
          </table:table-cell>
          <table:table-cell office:value-type="float" office:value="87">
            <text:p>87</text:p>
          </table:table-cell>
          <table:table-cell office:value-type="float" office:value="6426">
            <text:p>6426</text:p>
          </table:table-cell>
          <table:table-cell office:value-type="float" office:value="23521">
            <text:p>23521</text:p>
          </table:table-cell>
          <table:table-cell office:value-type="float" office:value="16.7">
            <text:p>16.7</text:p>
          </table:table-cell>
          <table:table-cell office:value-type="float" office:value="99.4">
            <text:p>99.4</text:p>
          </table:table-cell>
          <table:table-cell office:value-type="float" office:value="6530">
            <text:p>6530</text:p>
          </table:table-cell>
          <table:table-cell office:value-type="float" office:value="20125.6">
            <text:p>20125.6</text:p>
          </table:table-cell>
          <table:table-cell office:value-type="float" office:value="22.754">
            <text:p>22.75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84">
            <text:p>584</text:p>
          </table:table-cell>
          <table:table-cell office:value-type="float" office:value="805">
            <text:p>805</text:p>
          </table:table-cell>
          <table:table-cell office:value-type="float" office:value="14600">
            <text:p>14600</text:p>
          </table:table-cell>
          <table:table-cell office:value-type="float" office:value="18860">
            <text:p>18860</text:p>
          </table:table-cell>
          <table:table-cell office:value-type="float" office:value="28523">
            <text:p>28523</text:p>
          </table:table-cell>
          <table:table-cell office:value-type="float" office:value="-73.875">
            <text:p>-73.875</text:p>
          </table:table-cell>
          <table:table-cell office:value-type="float" office:value="183.5">
            <text:p>183.5</text:p>
          </table:table-cell>
          <table:table-cell office:value-type="float" office:value="55.875">
            <text:p>55.875</text:p>
          </table:table-cell>
          <table:table-cell office:value-type="float" office:value="-0.00505993150684932">
            <text:p>-0.0050599315</text:p>
          </table:table-cell>
          <table:table-cell office:value-type="float" office:value="0.00972958642629904">
            <text:p>0.0097295864</text:p>
          </table:table-cell>
          <table:table-cell office:value-type="float" office:value="0.00195894541247414">
            <text:p>0.0019589454</text:p>
          </table:table-cell>
          <table:table-cell office:value-type="float" office:value="0.982340421423461">
            <text:p>0.9823404214</text:p>
          </table:table-cell>
          <table:table-cell office:value-type="float" office:value="1.03423909560202">
            <text:p>1.0342390956</text:p>
          </table:table-cell>
          <table:table-cell office:value-type="float" office:value="1.00686383037923">
            <text:p>1.00686383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date" office:date-value="2020-11-13">
            <text:p>11/13/20</text:p>
          </table:table-cell>
          <table:table-cell office:value-type="float" office:value="99">
            <text:p>99</text:p>
          </table:table-cell>
          <table:table-cell office:value-type="float" office:value="6690">
            <text:p>6690</text:p>
          </table:table-cell>
          <table:table-cell office:value-type="float" office:value="23912">
            <text:p>23912</text:p>
          </table:table-cell>
          <table:table-cell office:value-type="float" office:value="21.32">
            <text:p>21.32</text:p>
          </table:table-cell>
          <table:table-cell office:value-type="float" office:value="100.2">
            <text:p>100.2</text:p>
          </table:table-cell>
          <table:table-cell office:value-type="float" office:value="6702">
            <text:p>6702</text:p>
          </table:table-cell>
          <table:table-cell office:value-type="float" office:value="23255">
            <text:p>23255</text:p>
          </table:table-cell>
          <table:table-cell office:value-type="float" office:value="19.37">
            <text:p>19.37</text:p>
          </table:table-cell>
          <table:table-cell table:number-columns-repeated="3" office:value-type="float" office:value="2">
            <text:p>2</text:p>
          </table:table-cell>
          <table:table-cell office:value-type="float" office:value="1163">
            <text:p>1163</text:p>
          </table:table-cell>
          <table:table-cell table:number-columns-repeated="2" office:value-type="float" office:value="806">
            <text:p>806</text:p>
          </table:table-cell>
          <table:table-cell office:value-type="float" office:value="14884">
            <text:p>14884</text:p>
          </table:table-cell>
          <table:table-cell office:value-type="float" office:value="19496">
            <text:p>19496</text:p>
          </table:table-cell>
          <table:table-cell office:value-type="float" office:value="26252">
            <text:p>26252</text:p>
          </table:table-cell>
          <table:table-cell office:value-type="float" office:value="-131">
            <text:p>-131</text:p>
          </table:table-cell>
          <table:table-cell office:value-type="float" office:value="67.375">
            <text:p>67.375</text:p>
          </table:table-cell>
          <table:table-cell office:value-type="float" office:value="105.625">
            <text:p>105.625</text:p>
          </table:table-cell>
          <table:table-cell office:value-type="float" office:value="-0.00880139747379737">
            <text:p>-0.0088013975</text:p>
          </table:table-cell>
          <table:table-cell office:value-type="float" office:value="0.00345583709478867">
            <text:p>0.0034558371</text:p>
          </table:table-cell>
          <table:table-cell office:value-type="float" office:value="0.00402350297120219">
            <text:p>0.004023503</text:p>
          </table:table-cell>
          <table:table-cell office:value-type="float" office:value="0.969346939452793">
            <text:p>0.9693469395</text:p>
          </table:table-cell>
          <table:table-cell office:value-type="float" office:value="1.01211883773941">
            <text:p>1.0121188377</text:p>
          </table:table-cell>
          <table:table-cell office:value-type="float" office:value="1.01411399000848">
            <text:p>1.0141139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date" office:date-value="2020-11-14">
            <text:p>11/14/20</text:p>
          </table:table-cell>
          <table:table-cell office:value-type="float" office:value="107">
            <text:p>107</text:p>
          </table:table-cell>
          <table:table-cell office:value-type="float" office:value="7029">
            <text:p>7029</text:p>
          </table:table-cell>
          <table:table-cell office:value-type="float" office:value="19140">
            <text:p>19140</text:p>
          </table:table-cell>
          <table:table-cell office:value-type="float" office:value="25.27">
            <text:p>25.27</text:p>
          </table:table-cell>
          <table:table-cell office:value-type="float" office:value="98.6">
            <text:p>98.6</text:p>
          </table:table-cell>
          <table:table-cell office:value-type="float" office:value="6878.8">
            <text:p>6878.8</text:p>
          </table:table-cell>
          <table:table-cell office:value-type="float" office:value="24800.6">
            <text:p>24800.6</text:p>
          </table:table-cell>
          <table:table-cell office:value-type="float" office:value="20.134">
            <text:p>20.13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33">
            <text:p>833</text:p>
          </table:table-cell>
          <table:table-cell office:value-type="float" office:value="600">
            <text:p>600</text:p>
          </table:table-cell>
          <table:table-cell office:value-type="float" office:value="14914">
            <text:p>14914</text:p>
          </table:table-cell>
          <table:table-cell office:value-type="float" office:value="19948">
            <text:p>19948</text:p>
          </table:table-cell>
          <table:table-cell office:value-type="float" office:value="28902">
            <text:p>28902</text:p>
          </table:table-cell>
          <table:table-cell office:value-type="float" office:value="203.625">
            <text:p>203.625</text:p>
          </table:table-cell>
          <table:table-cell office:value-type="float" office:value="-59.75">
            <text:p>-59.75</text:p>
          </table:table-cell>
          <table:table-cell office:value-type="float" office:value="232.25">
            <text:p>232.25</text:p>
          </table:table-cell>
          <table:table-cell office:value-type="float" office:value="0.0136532787984444">
            <text:p>0.0136532788</text:p>
          </table:table-cell>
          <table:table-cell office:value-type="float" office:value="-0.00299528774814518">
            <text:p>-0.0029952877</text:p>
          </table:table-cell>
          <table:table-cell office:value-type="float" office:value="0.00803577607086015">
            <text:p>0.0080357761</text:p>
          </table:table-cell>
          <table:table-cell office:value-type="float" office:value="1.04815184335757">
            <text:p>1.0481518434</text:p>
          </table:table-cell>
          <table:table-cell office:value-type="float" office:value="0.989534077508933">
            <text:p>0.9895340775</text:p>
          </table:table-cell>
          <table:table-cell office:value-type="float" office:value="1.02825178069425">
            <text:p>1.028251780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date" office:date-value="2020-11-15">
            <text:p>11/15/20</text:p>
          </table:table-cell>
          <table:table-cell office:value-type="float" office:value="107">
            <text:p>107</text:p>
          </table:table-cell>
          <table:table-cell office:value-type="float" office:value="7013">
            <text:p>7013</text:p>
          </table:table-cell>
          <table:table-cell office:value-type="float" office:value="28715">
            <text:p>28715</text:p>
          </table:table-cell>
          <table:table-cell office:value-type="float" office:value="14.76">
            <text:p>14.76</text:p>
          </table:table-cell>
          <table:table-cell office:value-type="float" office:value="99.4">
            <text:p>99.4</text:p>
          </table:table-cell>
          <table:table-cell office:value-type="float" office:value="7089">
            <text:p>7089</text:p>
          </table:table-cell>
          <table:table-cell office:value-type="float" office:value="25554.8">
            <text:p>25554.8</text:p>
          </table:table-cell>
          <table:table-cell office:value-type="float" office:value="20.606">
            <text:p>20.606</text:p>
          </table:table-cell>
          <table:table-cell table:number-columns-repeated="3" office:value-type="float" office:value="2">
            <text:p>2</text:p>
          </table:table-cell>
          <table:table-cell office:value-type="float" office:value="1261">
            <text:p>1261</text:p>
          </table:table-cell>
          <table:table-cell office:value-type="float" office:value="649">
            <text:p>649</text:p>
          </table:table-cell>
          <table:table-cell office:value-type="float" office:value="1261">
            <text:p>1261</text:p>
          </table:table-cell>
          <table:table-cell office:value-type="float" office:value="14836">
            <text:p>14836</text:p>
          </table:table-cell>
          <table:table-cell office:value-type="float" office:value="21308">
            <text:p>21308</text:p>
          </table:table-cell>
          <table:table-cell office:value-type="float" office:value="30425">
            <text:p>30425</text:p>
          </table:table-cell>
          <table:table-cell office:value-type="float" office:value="74.375">
            <text:p>74.375</text:p>
          </table:table-cell>
          <table:table-cell office:value-type="float" office:value="0.375">
            <text:p>0.375</text:p>
          </table:table-cell>
          <table:table-cell office:value-type="float" office:value="-47">
            <text:p>-47</text:p>
          </table:table-cell>
          <table:table-cell office:value-type="float" office:value="0.00501314370450256">
            <text:p>0.0050131437</text:p>
          </table:table-cell>
          <table:table-cell table:style-name="ce17" office:value-type="float" office:value="0.000017599023840811">
            <text:p>1.76E-005</text:p>
          </table:table-cell>
          <table:table-cell office:value-type="float" office:value="-0.00154478225143796">
            <text:p>-0.0015447823</text:p>
          </table:table-cell>
          <table:table-cell office:value-type="float" office:value="1.01759526092097">
            <text:p>1.0175952609</text:p>
          </table:table-cell>
          <table:table-cell office:value-type="float" office:value="1.0000615971905">
            <text:p>1.0000615972</text:p>
          </table:table-cell>
          <table:table-cell office:value-type="float" office:value="0.994597939370288">
            <text:p>0.994597939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date" office:date-value="2020-11-16">
            <text:p>11/16/20</text:p>
          </table:table-cell>
          <table:table-cell office:value-type="float" office:value="93">
            <text:p>93</text:p>
          </table:table-cell>
          <table:table-cell office:value-type="float" office:value="7236">
            <text:p>7236</text:p>
          </table:table-cell>
          <table:table-cell office:value-type="float" office:value="28715">
            <text:p>28715</text:p>
          </table:table-cell>
          <table:table-cell office:value-type="float" office:value="22.62">
            <text:p>22.62</text:p>
          </table:table-cell>
          <table:table-cell office:value-type="float" office:value="99.4">
            <text:p>99.4</text:p>
          </table:table-cell>
          <table:table-cell office:value-type="float" office:value="7250.8">
            <text:p>7250.8</text:p>
          </table:table-cell>
          <table:table-cell office:value-type="float" office:value="25076.2">
            <text:p>25076.2</text:p>
          </table:table-cell>
          <table:table-cell office:value-type="float" office:value="20.33">
            <text:p>20.3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242">
            <text:p>1242</text:p>
          </table:table-cell>
          <table:table-cell office:value-type="float" office:value="616">
            <text:p>616</text:p>
          </table:table-cell>
          <table:table-cell office:value-type="float" office:value="15034">
            <text:p>15034</text:p>
          </table:table-cell>
          <table:table-cell office:value-type="float" office:value="21156">
            <text:p>21156</text:p>
          </table:table-cell>
          <table:table-cell office:value-type="float" office:value="31353">
            <text:p>31353</text:p>
          </table:table-cell>
          <table:table-cell office:value-type="float" office:value="216.25">
            <text:p>216.25</text:p>
          </table:table-cell>
          <table:table-cell office:value-type="float" office:value="71.25">
            <text:p>71.25</text:p>
          </table:table-cell>
          <table:table-cell office:value-type="float" office:value="-325.125">
            <text:p>-325.125</text:p>
          </table:table-cell>
          <table:table-cell office:value-type="float" office:value="0.0143840627910071">
            <text:p>0.0143840628</text:p>
          </table:table-cell>
          <table:table-cell office:value-type="float" office:value="0.00336783891094725">
            <text:p>0.0033678389</text:p>
          </table:table-cell>
          <table:table-cell office:value-type="float" office:value="-0.0103698210697541">
            <text:p>-0.0103698211</text:p>
          </table:table-cell>
          <table:table-cell office:value-type="float" office:value="1.05074974624278">
            <text:p>1.0507497462</text:p>
          </table:table-cell>
          <table:table-cell office:value-type="float" office:value="1.01180966717262">
            <text:p>1.0118096672</text:p>
          </table:table-cell>
          <table:table-cell office:value-type="float" office:value="0.963916391306337">
            <text:p>0.963916391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date" office:date-value="2020-11-17">
            <text:p>11/17/20</text:p>
          </table:table-cell>
          <table:table-cell office:value-type="float" office:value="91">
            <text:p>91</text:p>
          </table:table-cell>
          <table:table-cell office:value-type="float" office:value="7477">
            <text:p>7477</text:p>
          </table:table-cell>
          <table:table-cell office:value-type="float" office:value="27292">
            <text:p>27292</text:p>
          </table:table-cell>
          <table:table-cell office:value-type="float" office:value="19.06">
            <text:p>19.06</text:p>
          </table:table-cell>
          <table:table-cell office:value-type="float" office:value="96.4">
            <text:p>96.4</text:p>
          </table:table-cell>
          <table:table-cell office:value-type="float" office:value="7351.4">
            <text:p>7351.4</text:p>
          </table:table-cell>
          <table:table-cell office:value-type="float" office:value="25919.6">
            <text:p>25919.6</text:p>
          </table:table-cell>
          <table:table-cell office:value-type="float" office:value="19.14">
            <text:p>19.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18">
            <text:p>818</text:p>
          </table:table-cell>
          <table:table-cell office:value-type="float" office:value="1209">
            <text:p>1209</text:p>
          </table:table-cell>
          <table:table-cell office:value-type="float" office:value="15436">
            <text:p>15436</text:p>
          </table:table-cell>
          <table:table-cell office:value-type="float" office:value="19689">
            <text:p>19689</text:p>
          </table:table-cell>
          <table:table-cell office:value-type="float" office:value="29874">
            <text:p>29874</text:p>
          </table:table-cell>
          <table:table-cell office:value-type="float" office:value="271.5">
            <text:p>271.5</text:p>
          </table:table-cell>
          <table:table-cell office:value-type="float" office:value="132.5">
            <text:p>132.5</text:p>
          </table:table-cell>
          <table:table-cell office:value-type="float" office:value="-815.625">
            <text:p>-815.625</text:p>
          </table:table-cell>
          <table:table-cell office:value-type="float" office:value="0.0175887535630993">
            <text:p>0.0175887536</text:p>
          </table:table-cell>
          <table:table-cell office:value-type="float" office:value="0.00672964599522576">
            <text:p>0.006729646</text:p>
          </table:table-cell>
          <table:table-cell office:value-type="float" office:value="-0.0273021691102631">
            <text:p>-0.0273021691</text:p>
          </table:table-cell>
          <table:table-cell office:value-type="float" office:value="1.06216699140458">
            <text:p>1.0621669914</text:p>
          </table:table-cell>
          <table:table-cell office:value-type="float" office:value="1.02364252572832">
            <text:p>1.0236425257</text:p>
          </table:table-cell>
          <table:table-cell office:value-type="float" office:value="0.905903408652805">
            <text:p>0.9059034087</text:p>
          </table:table-cell>
          <table:table-cell table:number-columns-repeated="2" office:value-type="float" office:value="0">
            <text:p>0</text:p>
          </table:table-cell>
          <table:table-cell office:value-type="float" office:value="-25.039816888392">
            <text:p>-25.0398168884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date" office:date-value="2020-11-18">
            <text:p>11/18/20</text:p>
          </table:table-cell>
          <table:table-cell office:value-type="float" office:value="99">
            <text:p>99</text:p>
          </table:table-cell>
          <table:table-cell office:value-type="float" office:value="7499">
            <text:p>7499</text:p>
          </table:table-cell>
          <table:table-cell office:value-type="float" office:value="21519">
            <text:p>21519</text:p>
          </table:table-cell>
          <table:table-cell office:value-type="float" office:value="19.94">
            <text:p>19.94</text:p>
          </table:table-cell>
          <table:table-cell office:value-type="float" office:value="94.2">
            <text:p>94.2</text:p>
          </table:table-cell>
          <table:table-cell office:value-type="float" office:value="7451.2">
            <text:p>7451.2</text:p>
          </table:table-cell>
          <table:table-cell office:value-type="float" office:value="24748.6">
            <text:p>24748.6</text:p>
          </table:table-cell>
          <table:table-cell office:value-type="float" office:value="20.072">
            <text:p>20.072</text:p>
          </table:table-cell>
          <table:table-cell table:number-columns-repeated="3" office:value-type="float" office:value="2">
            <text:p>2</text:p>
          </table:table-cell>
          <table:table-cell office:value-type="float" office:value="1234">
            <text:p>1234</text:p>
          </table:table-cell>
          <table:table-cell office:value-type="float" office:value="583">
            <text:p>583</text:p>
          </table:table-cell>
          <table:table-cell office:value-type="float" office:value="1234">
            <text:p>1234</text:p>
          </table:table-cell>
          <table:table-cell office:value-type="float" office:value="14982">
            <text:p>14982</text:p>
          </table:table-cell>
          <table:table-cell office:value-type="float" office:value="20467">
            <text:p>20467</text:p>
          </table:table-cell>
          <table:table-cell office:value-type="float" office:value="29133">
            <text:p>29133</text:p>
          </table:table-cell>
          <table:table-cell office:value-type="float" office:value="111.625">
            <text:p>111.625</text:p>
          </table:table-cell>
          <table:table-cell office:value-type="float" office:value="-988.125">
            <text:p>-988.125</text:p>
          </table:table-cell>
          <table:table-cell office:value-type="float" office:value="274.125">
            <text:p>274.125</text:p>
          </table:table-cell>
          <table:table-cell office:value-type="float" office:value="0.00745060739554132">
            <text:p>0.0074506074</text:p>
          </table:table-cell>
          <table:table-cell office:value-type="float" office:value="-0.0482789368251331">
            <text:p>-0.0482789368</text:p>
          </table:table-cell>
          <table:table-cell office:value-type="float" office:value="0.00940943260220369">
            <text:p>0.0094094326</text:p>
          </table:table-cell>
          <table:table-cell office:value-type="float" office:value="1.0261859285235">
            <text:p>1.0261859285</text:p>
          </table:table-cell>
          <table:table-cell office:value-type="float" office:value="0.835592198364326">
            <text:p>0.8355921984</text:p>
          </table:table-cell>
          <table:table-cell office:value-type="float" office:value="1.03310654745463">
            <text:p>1.0331065475</text:p>
          </table:table-cell>
          <table:table-cell office:value-type="float" office:value="0">
            <text:p>0</text:p>
          </table:table-cell>
          <table:table-cell office:value-type="float" office:value="-14.0077025740677">
            <text:p>-14.007702574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date" office:date-value="2020-11-19">
            <text:p>11/19/20</text:p>
          </table:table-cell>
          <table:table-cell office:value-type="float" office:value="92">
            <text:p>92</text:p>
          </table:table-cell>
          <table:table-cell office:value-type="float" office:value="7532">
            <text:p>7532</text:p>
          </table:table-cell>
          <table:table-cell office:value-type="float" office:value="23357">
            <text:p>23357</text:p>
          </table:table-cell>
          <table:table-cell office:value-type="float" office:value="19.32">
            <text:p>19.32</text:p>
          </table:table-cell>
          <table:table-cell office:value-type="float" office:value="99.8">
            <text:p>99.8</text:p>
          </table:table-cell>
          <table:table-cell office:value-type="float" office:value="7475.6">
            <text:p>7475.6</text:p>
          </table:table-cell>
          <table:table-cell office:value-type="float" office:value="23966.8">
            <text:p>23966.8</text:p>
          </table:table-cell>
          <table:table-cell office:value-type="float" office:value="19.094">
            <text:p>19.094</text:p>
          </table:table-cell>
          <table:table-cell table:number-columns-repeated="3" office:value-type="float" office:value="2">
            <text:p>2</text:p>
          </table:table-cell>
          <table:table-cell office:value-type="float" office:value="776">
            <text:p>776</text:p>
          </table:table-cell>
          <table:table-cell office:value-type="float" office:value="1182">
            <text:p>1182</text:p>
          </table:table-cell>
          <table:table-cell office:value-type="float" office:value="520">
            <text:p>520</text:p>
          </table:table-cell>
          <table:table-cell office:value-type="float" office:value="14412">
            <text:p>14412</text:p>
          </table:table-cell>
          <table:table-cell office:value-type="float" office:value="18762">
            <text:p>18762</text:p>
          </table:table-cell>
          <table:table-cell office:value-type="float" office:value="30377">
            <text:p>30377</text:p>
          </table:table-cell>
          <table:table-cell office:value-type="float" office:value="-831.25">
            <text:p>-831.25</text:p>
          </table:table-cell>
          <table:table-cell office:value-type="float" office:value="160.5">
            <text:p>160.5</text:p>
          </table:table-cell>
          <table:table-cell office:value-type="float" office:value="-113.625">
            <text:p>-113.625</text:p>
          </table:table-cell>
          <table:table-cell office:value-type="float" office:value="-0.0576776297529836">
            <text:p>-0.0576776298</text:p>
          </table:table-cell>
          <table:table-cell office:value-type="float" office:value="0.00855452510393348">
            <text:p>0.0085545251</text:p>
          </table:table-cell>
          <table:table-cell office:value-type="float" office:value="-0.00374049445304013">
            <text:p>-0.0037404945</text:p>
          </table:table-cell>
          <table:table-cell office:value-type="float" office:value="0.804648645453445">
            <text:p>0.8046486455</text:p>
          </table:table-cell>
          <table:table-cell office:value-type="float" office:value="1.03008427046728">
            <text:p>1.0300842705</text:p>
          </table:table-cell>
          <table:table-cell office:value-type="float" office:value="0.986935692359916">
            <text:p>0.9869356924</text:p>
          </table:table-cell>
          <table:table-cell office:value-type="float" office:value="-11.6676037009483">
            <text:p>-11.667603700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date" office:date-value="2020-11-20">
            <text:p>11/20/20</text:p>
          </table:table-cell>
          <table:table-cell office:value-type="float" office:value="96">
            <text:p>96</text:p>
          </table:table-cell>
          <table:table-cell office:value-type="float" office:value="7512">
            <text:p>7512</text:p>
          </table:table-cell>
          <table:table-cell office:value-type="float" office:value="22860">
            <text:p>22860</text:p>
          </table:table-cell>
          <table:table-cell office:value-type="float" office:value="19.42">
            <text:p>19.42</text:p>
          </table:table-cell>
          <table:table-cell office:value-type="float" office:value="103.8">
            <text:p>103.8</text:p>
          </table:table-cell>
          <table:table-cell office:value-type="float" office:value="7435.8">
            <text:p>7435.8</text:p>
          </table:table-cell>
          <table:table-cell office:value-type="float" office:value="22943">
            <text:p>22943</text:p>
          </table:table-cell>
          <table:table-cell office:value-type="float" office:value="19.178">
            <text:p>19.178</text:p>
          </table:table-cell>
          <table:table-cell table:number-columns-repeated="3" office:value-type="float" office:value="2">
            <text:p>2</text:p>
          </table:table-cell>
          <table:table-cell office:value-type="float" office:value="727">
            <text:p>727</text:p>
          </table:table-cell>
          <table:table-cell table:number-columns-repeated="2" office:value-type="float" office:value="468">
            <text:p>468</text:p>
          </table:table-cell>
          <table:table-cell office:value-type="float" office:value="13266">
            <text:p>13266</text:p>
          </table:table-cell>
          <table:table-cell office:value-type="float" office:value="19072">
            <text:p>19072</text:p>
          </table:table-cell>
          <table:table-cell office:value-type="float" office:value="31353">
            <text:p>31353</text:p>
          </table:table-cell>
          <table:table-cell office:value-type="float" office:value="-810.375">
            <text:p>-810.375</text:p>
          </table:table-cell>
          <table:table-cell office:value-type="float" office:value="206.375">
            <text:p>206.375</text:p>
          </table:table-cell>
          <table:table-cell office:value-type="float" office:value="-325.125">
            <text:p>-325.125</text:p>
          </table:table-cell>
          <table:table-cell office:value-type="float" office:value="-0.0610866123925825">
            <text:p>-0.0610866124</text:p>
          </table:table-cell>
          <table:table-cell office:value-type="float" office:value="0.0108208368288591">
            <text:p>0.0108208368</text:p>
          </table:table-cell>
          <table:table-cell office:value-type="float" office:value="-0.0103698210697541">
            <text:p>-0.0103698211</text:p>
          </table:table-cell>
          <table:table-cell office:value-type="float" office:value="0.79351074208462">
            <text:p>0.7935107421</text:p>
          </table:table-cell>
          <table:table-cell office:value-type="float" office:value="1.03810242629997">
            <text:p>1.0381024263</text:p>
          </table:table-cell>
          <table:table-cell office:value-type="float" office:value="0.963916391306337">
            <text:p>0.9639163913</text:p>
          </table:table-cell>
          <table:table-cell office:value-type="float" office:value="-10.9967430467579">
            <text:p>-10.996743046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date" office:date-value="2020-11-21">
            <text:p>11/21/20</text:p>
          </table:table-cell>
          <table:table-cell office:value-type="float" office:value="121">
            <text:p>121</text:p>
          </table:table-cell>
          <table:table-cell office:value-type="float" office:value="7358">
            <text:p>7358</text:p>
          </table:table-cell>
          <table:table-cell office:value-type="float" office:value="24806">
            <text:p>24806</text:p>
          </table:table-cell>
          <table:table-cell office:value-type="float" office:value="17.73">
            <text:p>17.73</text:p>
          </table:table-cell>
          <table:table-cell office:value-type="float" office:value="102.2">
            <text:p>102.2</text:p>
          </table:table-cell>
          <table:table-cell office:value-type="float" office:value="7428.2">
            <text:p>7428.2</text:p>
          </table:table-cell>
          <table:table-cell office:value-type="float" office:value="21701.4">
            <text:p>21701.4</text:p>
          </table:table-cell>
          <table:table-cell office:value-type="float" office:value="19.546">
            <text:p>19.5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83">
            <text:p>1183</text:p>
          </table:table-cell>
          <table:table-cell office:value-type="float" office:value="510">
            <text:p>510</text:p>
          </table:table-cell>
          <table:table-cell office:value-type="float" office:value="11394">
            <text:p>11394</text:p>
          </table:table-cell>
          <table:table-cell office:value-type="float" office:value="19362">
            <text:p>19362</text:p>
          </table:table-cell>
          <table:table-cell office:value-type="float" office:value="29955">
            <text:p>29955</text:p>
          </table:table-cell>
          <table:table-cell office:value-type="float" office:value="-748.875">
            <text:p>-748.875</text:p>
          </table:table-cell>
          <table:table-cell office:value-type="float" office:value="321.375">
            <text:p>321.375</text:p>
          </table:table-cell>
          <table:table-cell office:value-type="float" office:value="-838.875">
            <text:p>-838.875</text:p>
          </table:table-cell>
          <table:table-cell office:value-type="float" office:value="-0.0657253817798841">
            <text:p>-0.0657253818</text:p>
          </table:table-cell>
          <table:table-cell office:value-type="float" office:value="0.0165982336535482">
            <text:p>0.0165982337</text:p>
          </table:table-cell>
          <table:table-cell office:value-type="float" office:value="-0.0280045067601402">
            <text:p>-0.0280045068</text:p>
          </table:table-cell>
          <table:table-cell office:value-type="float" office:value="0.778428022358224">
            <text:p>0.7784280224</text:p>
          </table:table-cell>
          <table:table-cell office:value-type="float" office:value="1.05863380045384">
            <text:p>1.0586338005</text:p>
          </table:table-cell>
          <table:table-cell office:value-type="float" office:value="0.903521361041312">
            <text:p>0.903521361</text:p>
          </table:table-cell>
          <table:table-cell office:value-type="float" office:value="-10.1956108864442">
            <text:p>-10.1956108864</text:p>
          </table:table-cell>
          <table:table-cell office:value-type="float" office:value="0">
            <text:p>0</text:p>
          </table:table-cell>
          <table:table-cell office:value-type="float" office:value="-24.4030583356728">
            <text:p>-24.4030583357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date" office:date-value="2020-11-22">
            <text:p>11/22/20</text:p>
          </table:table-cell>
          <table:table-cell office:value-type="float" office:value="111">
            <text:p>111</text:p>
          </table:table-cell>
          <table:table-cell office:value-type="float" office:value="7278">
            <text:p>7278</text:p>
          </table:table-cell>
          <table:table-cell office:value-type="float" office:value="22173">
            <text:p>22173</text:p>
          </table:table-cell>
          <table:table-cell office:value-type="float" office:value="19.48">
            <text:p>19.48</text:p>
          </table:table-cell>
          <table:table-cell office:value-type="float" office:value="107.2">
            <text:p>107.2</text:p>
          </table:table-cell>
          <table:table-cell office:value-type="float" office:value="7441.4">
            <text:p>7441.4</text:p>
          </table:table-cell>
          <table:table-cell office:value-type="float" office:value="19058.8">
            <text:p>19058.8</text:p>
          </table:table-cell>
          <table:table-cell office:value-type="float" office:value="23.428">
            <text:p>23.428</text:p>
          </table:table-cell>
          <table:table-cell table:number-columns-repeated="3" office:value-type="float" office:value="2">
            <text:p>2</text:p>
          </table:table-cell>
          <table:table-cell office:value-type="float" office:value="1216">
            <text:p>1216</text:p>
          </table:table-cell>
          <table:table-cell office:value-type="float" office:value="803">
            <text:p>803</text:p>
          </table:table-cell>
          <table:table-cell office:value-type="float" office:value="540">
            <text:p>540</text:p>
          </table:table-cell>
          <table:table-cell office:value-type="float" office:value="10626">
            <text:p>10626</text:p>
          </table:table-cell>
          <table:table-cell office:value-type="float" office:value="18253">
            <text:p>18253</text:p>
          </table:table-cell>
          <table:table-cell office:value-type="float" office:value="29087">
            <text:p>29087</text:p>
          </table:table-cell>
          <table:table-cell office:value-type="float" office:value="-494.375">
            <text:p>-494.375</text:p>
          </table:table-cell>
          <table:table-cell office:value-type="float" office:value="-862.25">
            <text:p>-862.25</text:p>
          </table:table-cell>
          <table:table-cell office:value-type="float" office:value="149.375">
            <text:p>149.375</text:p>
          </table:table-cell>
          <table:table-cell office:value-type="float" office:value="-0.0465250329380764">
            <text:p>-0.0465250329</text:p>
          </table:table-cell>
          <table:table-cell office:value-type="float" office:value="-0.0472388100586205">
            <text:p>-0.0472388101</text:p>
          </table:table-cell>
          <table:table-cell office:value-type="float" office:value="0.00513545570185994">
            <text:p>0.0051354557</text:p>
          </table:table-cell>
          <table:table-cell office:value-type="float" office:value="0.841404958948915">
            <text:p>0.8414049589</text:p>
          </table:table-cell>
          <table:table-cell office:value-type="float" office:value="0.839037914939307">
            <text:p>0.8390379149</text:p>
          </table:table-cell>
          <table:table-cell office:value-type="float" office:value="1.01802578585083">
            <text:p>1.0180257859</text:p>
          </table:table-cell>
          <table:table-cell office:value-type="float" office:value="-14.5490451476939">
            <text:p>-14.5490451477</text:p>
          </table:table-cell>
          <table:table-cell office:value-type="float" office:value="-14.3238879261198">
            <text:p>-14.323887926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date" office:date-value="2020-11-23">
            <text:p>11/23/20</text:p>
          </table:table-cell>
          <table:table-cell office:value-type="float" office:value="91">
            <text:p>91</text:p>
          </table:table-cell>
          <table:table-cell office:value-type="float" office:value="7461">
            <text:p>7461</text:p>
          </table:table-cell>
          <table:table-cell office:value-type="float" office:value="15311">
            <text:p>15311</text:p>
          </table:table-cell>
          <table:table-cell office:value-type="float" office:value="21.78">
            <text:p>21.78</text:p>
          </table:table-cell>
          <table:table-cell office:value-type="float" office:value="109.2">
            <text:p>109.2</text:p>
          </table:table-cell>
          <table:table-cell office:value-type="float" office:value="7482.6">
            <text:p>7482.6</text:p>
          </table:table-cell>
          <table:table-cell office:value-type="float" office:value="18490">
            <text:p>18490</text:p>
          </table:table-cell>
          <table:table-cell office:value-type="float" office:value="23.346">
            <text:p>23.346</text:p>
          </table:table-cell>
          <table:table-cell table:number-columns-repeated="3" office:value-type="float" office:value="2">
            <text:p>2</text:p>
          </table:table-cell>
          <table:table-cell office:value-type="float" office:value="841">
            <text:p>841</text:p>
          </table:table-cell>
          <table:table-cell table:number-columns-repeated="2" office:value-type="float" office:value="577">
            <text:p>577</text:p>
          </table:table-cell>
          <table:table-cell office:value-type="float" office:value="11038">
            <text:p>11038</text:p>
          </table:table-cell>
          <table:table-cell office:value-type="float" office:value="18400">
            <text:p>18400</text:p>
          </table:table-cell>
          <table:table-cell office:value-type="float" office:value="30392">
            <text:p>30392</text:p>
          </table:table-cell>
          <table:table-cell office:value-type="float" office:value="-328.125">
            <text:p>-328.125</text:p>
          </table:table-cell>
          <table:table-cell office:value-type="float" office:value="-985.25">
            <text:p>-985.25</text:p>
          </table:table-cell>
          <table:table-cell office:value-type="float" office:value="-34">
            <text:p>-34</text:p>
          </table:table-cell>
          <table:table-cell office:value-type="float" office:value="-0.0297268526907048">
            <text:p>-0.0297268527</text:p>
          </table:table-cell>
          <table:table-cell office:value-type="float" office:value="-0.0535461956521739">
            <text:p>-0.0535461957</text:p>
          </table:table-cell>
          <table:table-cell office:value-type="float" office:value="-0.00111871545143459">
            <text:p>-0.0011187155</text:p>
          </table:table-cell>
          <table:table-cell office:value-type="float" office:value="0.897688039693487">
            <text:p>0.8976880397</text:p>
          </table:table-cell>
          <table:table-cell office:value-type="float" office:value="0.81820801755228">
            <text:p>0.8182080176</text:p>
          </table:table-cell>
          <table:table-cell office:value-type="float" office:value="0.996086948907531">
            <text:p>0.9960869489</text:p>
          </table:table-cell>
          <table:table-cell office:value-type="float" office:value="-22.9688904046137">
            <text:p>-22.9688904046</text:p>
          </table:table-cell>
          <table:table-cell office:value-type="float" office:value="-12.5950923125714">
            <text:p>-12.59509231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date" office:date-value="2020-11-24">
            <text:p>11/24/20</text:p>
          </table:table-cell>
          <table:table-cell office:value-type="float" office:value="117">
            <text:p>117</text:p>
          </table:table-cell>
          <table:table-cell office:value-type="float" office:value="7598">
            <text:p>7598</text:p>
          </table:table-cell>
          <table:table-cell office:value-type="float" office:value="10144">
            <text:p>10144</text:p>
          </table:table-cell>
          <table:table-cell office:value-type="float" office:value="38.73">
            <text:p>38.73</text:p>
          </table:table-cell>
          <table:table-cell office:value-type="float" office:value="108">
            <text:p>108</text:p>
          </table:table-cell>
          <table:table-cell office:value-type="float" office:value="7518.4">
            <text:p>7518.4</text:p>
          </table:table-cell>
          <table:table-cell office:value-type="float" office:value="19904.6">
            <text:p>19904.6</text:p>
          </table:table-cell>
          <table:table-cell office:value-type="float" office:value="23.79">
            <text:p>23.79</text:p>
          </table:table-cell>
          <table:table-cell table:number-columns-repeated="3" office:value-type="float" office:value="2">
            <text:p>2</text:p>
          </table:table-cell>
          <table:table-cell office:value-type="float" office:value="1252">
            <text:p>1252</text:p>
          </table:table-cell>
          <table:table-cell table:number-columns-repeated="2" office:value-type="float" office:value="844">
            <text:p>844</text:p>
          </table:table-cell>
          <table:table-cell office:value-type="float" office:value="11698">
            <text:p>11698</text:p>
          </table:table-cell>
          <table:table-cell office:value-type="float" office:value="18520">
            <text:p>18520</text:p>
          </table:table-cell>
          <table:table-cell office:value-type="float" office:value="30940">
            <text:p>30940</text:p>
          </table:table-cell>
          <table:table-cell office:value-type="float" office:value="-206.5">
            <text:p>-206.5</text:p>
          </table:table-cell>
          <table:table-cell office:value-type="float" office:value="-246.5">
            <text:p>-246.5</text:p>
          </table:table-cell>
          <table:table-cell office:value-type="float" office:value="-344.375">
            <text:p>-344.375</text:p>
          </table:table-cell>
          <table:table-cell office:value-type="float" office:value="-0.0176525901863566">
            <text:p>-0.0176525902</text:p>
          </table:table-cell>
          <table:table-cell office:value-type="float" office:value="-0.0133099352051836">
            <text:p>-0.0133099352</text:p>
          </table:table-cell>
          <table:table-cell office:value-type="float" office:value="-0.0111304137039431">
            <text:p>-0.0111304137</text:p>
          </table:table-cell>
          <table:table-cell office:value-type="float" office:value="0.938826697670715">
            <text:p>0.9388266977</text:p>
          </table:table-cell>
          <table:table-cell office:value-type="float" office:value="0.953762449357183">
            <text:p>0.9537624494</text:p>
          </table:table-cell>
          <table:table-cell office:value-type="float" office:value="0.961286368810272">
            <text:p>0.961286368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date" office:date-value="2020-11-25">
            <text:p>11/25/20</text:p>
          </table:table-cell>
          <table:table-cell office:value-type="float" office:value="106">
            <text:p>106</text:p>
          </table:table-cell>
          <table:table-cell office:value-type="float" office:value="7718">
            <text:p>7718</text:p>
          </table:table-cell>
          <table:table-cell office:value-type="float" office:value="20016">
            <text:p>20016</text:p>
          </table:table-cell>
          <table:table-cell office:value-type="float" office:value="19.01">
            <text:p>19.01</text:p>
          </table:table-cell>
          <table:table-cell office:value-type="float" office:value="112.8">
            <text:p>112.8</text:p>
          </table:table-cell>
          <table:table-cell office:value-type="float" office:value="7581">
            <text:p>7581</text:p>
          </table:table-cell>
          <table:table-cell office:value-type="float" office:value="19671.2">
            <text:p>19671.2</text:p>
          </table:table-cell>
          <table:table-cell office:value-type="float" office:value="25.98">
            <text:p>25.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78">
            <text:p>878</text:p>
          </table:table-cell>
          <table:table-cell office:value-type="float" office:value="1284">
            <text:p>1284</text:p>
          </table:table-cell>
          <table:table-cell office:value-type="float" office:value="11576">
            <text:p>11576</text:p>
          </table:table-cell>
          <table:table-cell office:value-type="float" office:value="17800">
            <text:p>17800</text:p>
          </table:table-cell>
          <table:table-cell office:value-type="float" office:value="29904">
            <text:p>29904</text:p>
          </table:table-cell>
          <table:table-cell office:value-type="float" office:value="-776.125">
            <text:p>-776.125</text:p>
          </table:table-cell>
          <table:table-cell office:value-type="float" office:value="-548.875">
            <text:p>-548.875</text:p>
          </table:table-cell>
          <table:table-cell office:value-type="float" office:value="-842.375">
            <text:p>-842.375</text:p>
          </table:table-cell>
          <table:table-cell office:value-type="float" office:value="-0.0670460435383552">
            <text:p>-0.0670460435</text:p>
          </table:table-cell>
          <table:table-cell office:value-type="float" office:value="-0.0308356741573034">
            <text:p>-0.0308356742</text:p>
          </table:table-cell>
          <table:table-cell office:value-type="float" office:value="-0.0281693084537186">
            <text:p>-0.0281693085</text:p>
          </table:table-cell>
          <table:table-cell office:value-type="float" office:value="0.774149384645885">
            <text:p>0.7741493846</text:p>
          </table:table-cell>
          <table:table-cell office:value-type="float" office:value="0.89393878449888">
            <text:p>0.8939387845</text:p>
          </table:table-cell>
          <table:table-cell office:value-type="float" office:value="0.902962699891956">
            <text:p>0.9029626999</text:p>
          </table:table-cell>
          <table:table-cell office:value-type="float" office:value="-9.98779366273269">
            <text:p>-9.9877936627</text:p>
          </table:table-cell>
          <table:table-cell office:value-type="float" office:value="-22.1303598059385">
            <text:p>-22.1303598059</text:p>
          </table:table-cell>
          <table:table-cell office:value-type="float" office:value="-24.2582437216267">
            <text:p>-24.2582437216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date" office:date-value="2020-11-26">
            <text:p>11/26/20</text:p>
          </table:table-cell>
          <table:table-cell office:value-type="float" office:value="115">
            <text:p>115</text:p>
          </table:table-cell>
          <table:table-cell office:value-type="float" office:value="7537">
            <text:p>7537</text:p>
          </table:table-cell>
          <table:table-cell office:value-type="float" office:value="31879">
            <text:p>31879</text:p>
          </table:table-cell>
          <table:table-cell office:value-type="float" office:value="19.95">
            <text:p>19.95</text:p>
          </table:table-cell>
          <table:table-cell office:value-type="float" office:value="125">
            <text:p>125</text:p>
          </table:table-cell>
          <table:table-cell office:value-type="float" office:value="7596">
            <text:p>7596</text:p>
          </table:table-cell>
          <table:table-cell office:value-type="float" office:value="20921.4">
            <text:p>20921.4</text:p>
          </table:table-cell>
          <table:table-cell office:value-type="float" office:value="27.454">
            <text:p>27.45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39">
            <text:p>1239</text:p>
          </table:table-cell>
          <table:table-cell office:value-type="float" office:value="10786">
            <text:p>10786</text:p>
          </table:table-cell>
          <table:table-cell office:value-type="float" office:value="16308">
            <text:p>16308</text:p>
          </table:table-cell>
          <table:table-cell office:value-type="float" office:value="27388">
            <text:p>27388</text:p>
          </table:table-cell>
          <table:table-cell office:value-type="float" office:value="-510.75">
            <text:p>-510.75</text:p>
          </table:table-cell>
          <table:table-cell office:value-type="float" office:value="-786.625">
            <text:p>-786.625</text:p>
          </table:table-cell>
          <table:table-cell office:value-type="float" office:value="-1338.75">
            <text:p>-1338.75</text:p>
          </table:table-cell>
          <table:table-cell office:value-type="float" office:value="-0.0473530502503245">
            <text:p>-0.0473530503</text:p>
          </table:table-cell>
          <table:table-cell office:value-type="float" office:value="-0.0482355285749325">
            <text:p>-0.0482355286</text:p>
          </table:table-cell>
          <table:table-cell office:value-type="float" office:value="-0.0488808967430992">
            <text:p>-0.0488808967</text:p>
          </table:table-cell>
          <table:table-cell office:value-type="float" office:value="0.838659254405163">
            <text:p>0.8386592544</text:p>
          </table:table-cell>
          <table:table-cell office:value-type="float" office:value="0.835735915772866">
            <text:p>0.8357359158</text:p>
          </table:table-cell>
          <table:table-cell office:value-type="float" office:value="0.833599971849316">
            <text:p>0.8335999718</text:p>
          </table:table-cell>
          <table:table-cell office:value-type="float" office:value="-14.2884814722236">
            <text:p>-14.2884814722</text:p>
          </table:table-cell>
          <table:table-cell office:value-type="float" office:value="-14.0206255202339">
            <text:p>-14.0206255202</text:p>
          </table:table-cell>
          <table:table-cell office:value-type="float" office:value="-13.8308603688625">
            <text:p>-13.8308603689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date" office:date-value="2020-11-27">
            <text:p>11/27/20</text:p>
          </table:table-cell>
          <table:table-cell office:value-type="float" office:value="135">
            <text:p>135</text:p>
          </table:table-cell>
          <table:table-cell office:value-type="float" office:value="7591">
            <text:p>7591</text:p>
          </table:table-cell>
          <table:table-cell office:value-type="float" office:value="21006">
            <text:p>21006</text:p>
          </table:table-cell>
          <table:table-cell office:value-type="float" office:value="30.43">
            <text:p>30.43</text:p>
          </table:table-cell>
          <table:table-cell office:value-type="float" office:value="132.8">
            <text:p>132.8</text:p>
          </table:table-cell>
          <table:table-cell office:value-type="float" office:value="7594.4">
            <text:p>7594.4</text:p>
          </table:table-cell>
          <table:table-cell office:value-type="float" office:value="22154.8">
            <text:p>22154.8</text:p>
          </table:table-cell>
          <table:table-cell office:value-type="float" office:value="28.07">
            <text:p>28.07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24">
            <text:p>1224</text:p>
          </table:table-cell>
          <table:table-cell office:value-type="float" office:value="11034">
            <text:p>11034</text:p>
          </table:table-cell>
          <table:table-cell office:value-type="float" office:value="15556">
            <text:p>15556</text:p>
          </table:table-cell>
          <table:table-cell office:value-type="float" office:value="24844">
            <text:p>24844</text:p>
          </table:table-cell>
          <table:table-cell office:value-type="float" office:value="-271.5">
            <text:p>-271.5</text:p>
          </table:table-cell>
          <table:table-cell office:value-type="float" office:value="-103">
            <text:p>-103</text:p>
          </table:table-cell>
          <table:table-cell office:value-type="float" office:value="-1423.875">
            <text:p>-1423.875</text:p>
          </table:table-cell>
          <table:table-cell office:value-type="float" office:value="-0.0246057640021751">
            <text:p>-0.024605764</text:p>
          </table:table-cell>
          <table:table-cell office:value-type="float" office:value="-0.0066212393931602">
            <text:p>-0.0066212394</text:p>
          </table:table-cell>
          <table:table-cell office:value-type="float" office:value="-0.0573126308162937">
            <text:p>-0.0573126308</text:p>
          </table:table-cell>
          <table:table-cell office:value-type="float" office:value="0.915066495491763">
            <text:p>0.9150664955</text:p>
          </table:table-cell>
          <table:table-cell office:value-type="float" office:value="0.976911590113698">
            <text:p>0.9769115901</text:p>
          </table:table-cell>
          <table:table-cell office:value-type="float" office:value="0.805843877939098">
            <text:p>0.8058438779</text:p>
          </table:table-cell>
          <table:table-cell office:value-type="float" office:value="-27.8221015065571">
            <text:p>-27.8221015066</text:p>
          </table:table-cell>
          <table:table-cell office:value-type="float" office:value="0">
            <text:p>0</text:p>
          </table:table-cell>
          <table:table-cell office:value-type="float" office:value="-11.7441609296764">
            <text:p>-11.7441609297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date" office:date-value="2020-11-28">
            <text:p>11/28/20</text:p>
          </table:table-cell>
          <table:table-cell office:value-type="float" office:value="152">
            <text:p>152</text:p>
          </table:table-cell>
          <table:table-cell office:value-type="float" office:value="7536">
            <text:p>7536</text:p>
          </table:table-cell>
          <table:table-cell office:value-type="float" office:value="21562">
            <text:p>21562</text:p>
          </table:table-cell>
          <table:table-cell office:value-type="float" office:value="29.15">
            <text:p>29.15</text:p>
          </table:table-cell>
          <table:table-cell office:value-type="float" office:value="141.8">
            <text:p>141.8</text:p>
          </table:table-cell>
          <table:table-cell office:value-type="float" office:value="7597.6">
            <text:p>7597.6</text:p>
          </table:table-cell>
          <table:table-cell office:value-type="float" office:value="19940.8">
            <text:p>19940.8</text:p>
          </table:table-cell>
          <table:table-cell office:value-type="float" office:value="36.776">
            <text:p>36.776</text:p>
          </table:table-cell>
          <table:table-cell table:number-columns-repeated="3" office:value-type="float" office:value="2">
            <text:p>2</text:p>
          </table:table-cell>
          <table:table-cell office:value-type="float" office:value="829">
            <text:p>829</text:p>
          </table:table-cell>
          <table:table-cell table:number-columns-repeated="2" office:value-type="float" office:value="570">
            <text:p>570</text:p>
          </table:table-cell>
          <table:table-cell office:value-type="float" office:value="11672">
            <text:p>11672</text:p>
          </table:table-cell>
          <table:table-cell office:value-type="float" office:value="14960">
            <text:p>14960</text:p>
          </table:table-cell>
          <table:table-cell office:value-type="float" office:value="22490">
            <text:p>22490</text:p>
          </table:table-cell>
          <table:table-cell office:value-type="float" office:value="-154.25">
            <text:p>-154.25</text:p>
          </table:table-cell>
          <table:table-cell office:value-type="float" office:value="-184.375">
            <text:p>-184.375</text:p>
          </table:table-cell>
          <table:table-cell office:value-type="float" office:value="-1395.875">
            <text:p>-1395.875</text:p>
          </table:table-cell>
          <table:table-cell office:value-type="float" office:value="-0.0132153872515422">
            <text:p>-0.0132153873</text:p>
          </table:table-cell>
          <table:table-cell office:value-type="float" office:value="-0.0123245320855615">
            <text:p>-0.0123245321</text:p>
          </table:table-cell>
          <table:table-cell office:value-type="float" office:value="-0.0620664739884393">
            <text:p>-0.062066474</text:p>
          </table:table-cell>
          <table:table-cell office:value-type="float" office:value="0.954088451681611">
            <text:p>0.9540884517</text:p>
          </table:table-cell>
          <table:table-cell office:value-type="float" office:value="0.957161850119146">
            <text:p>0.9571618501</text:p>
          </table:table-cell>
          <table:table-cell office:value-type="float" office:value="0.790317745539443">
            <text:p>0.7903177455</text:p>
          </table:table-cell>
          <table:table-cell table:number-columns-repeated="2" office:value-type="float" office:value="0">
            <text:p>0</text:p>
          </table:table-cell>
          <table:table-cell office:value-type="float" office:value="-10.8175450096208">
            <text:p>-10.8175450096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date" office:date-value="2020-11-29">
            <text:p>11/29/20</text:p>
          </table:table-cell>
          <table:table-cell office:value-type="float" office:value="156">
            <text:p>156</text:p>
          </table:table-cell>
          <table:table-cell office:value-type="float" office:value="7590">
            <text:p>7590</text:p>
          </table:table-cell>
          <table:table-cell office:value-type="float" office:value="16311">
            <text:p>16311</text:p>
          </table:table-cell>
          <table:table-cell office:value-type="float" office:value="41.81">
            <text:p>41.81</text:p>
          </table:table-cell>
          <table:table-cell office:value-type="float" office:value="149.6">
            <text:p>149.6</text:p>
          </table:table-cell>
          <table:table-cell office:value-type="float" office:value="7667">
            <text:p>7667</text:p>
          </table:table-cell>
          <table:table-cell office:value-type="float" office:value="14716.6">
            <text:p>14716.6</text:p>
          </table:table-cell>
          <table:table-cell office:value-type="float" office:value="46.51">
            <text:p>46.51</text:p>
          </table:table-cell>
          <table:table-cell table:number-columns-repeated="3" office:value-type="float" office:value="2">
            <text:p>2</text:p>
          </table:table-cell>
          <table:table-cell office:value-type="float" office:value="1303">
            <text:p>1303</text:p>
          </table:table-cell>
          <table:table-cell office:value-type="float" office:value="897">
            <text:p>897</text:p>
          </table:table-cell>
          <table:table-cell office:value-type="float" office:value="1303">
            <text:p>1303</text:p>
          </table:table-cell>
          <table:table-cell office:value-type="float" office:value="10716">
            <text:p>10716</text:p>
          </table:table-cell>
          <table:table-cell office:value-type="float" office:value="14437">
            <text:p>14437</text:p>
          </table:table-cell>
          <table:table-cell office:value-type="float" office:value="19772">
            <text:p>19772</text:p>
          </table:table-cell>
          <table:table-cell office:value-type="float" office:value="-50.5">
            <text:p>-50.5</text:p>
          </table:table-cell>
          <table:table-cell office:value-type="float" office:value="-86.75">
            <text:p>-86.75</text:p>
          </table:table-cell>
          <table:table-cell office:value-type="float" office:value="-113.625">
            <text:p>-113.625</text:p>
          </table:table-cell>
          <table:table-cell office:value-type="float" office:value="-0.00471257932064203">
            <text:p>-0.0047125793</text:p>
          </table:table-cell>
          <table:table-cell office:value-type="float" office:value="-0.00600886610791716">
            <text:p>-0.0060088661</text:p>
          </table:table-cell>
          <table:table-cell office:value-type="float" office:value="-0.00574676309933239">
            <text:p>-0.0057467631</text:p>
          </table:table-cell>
          <table:table-cell office:value-type="float" office:value="0.983549500849305">
            <text:p>0.9835495008</text:p>
          </table:table-cell>
          <table:table-cell office:value-type="float" office:value="0.97903973730722">
            <text:p>0.9790397373</text:p>
          </table:table-cell>
          <table:table-cell office:value-type="float" office:value="0.979951058713132">
            <text:p>0.979951058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date" office:date-value="2020-11-30">
            <text:p>11/30/20</text:p>
          </table:table-cell>
          <table:table-cell office:value-type="float" office:value="151">
            <text:p>151</text:p>
          </table:table-cell>
          <table:table-cell office:value-type="float" office:value="7734">
            <text:p>7734</text:p>
          </table:table-cell>
          <table:table-cell office:value-type="float" office:value="8946">
            <text:p>8946</text:p>
          </table:table-cell>
          <table:table-cell office:value-type="float" office:value="62.54">
            <text:p>62.54</text:p>
          </table:table-cell>
          <table:table-cell office:value-type="float" office:value="155.6">
            <text:p>155.6</text:p>
          </table:table-cell>
          <table:table-cell office:value-type="float" office:value="7695.2">
            <text:p>7695.2</text:p>
          </table:table-cell>
          <table:table-cell office:value-type="float" office:value="49805.4">
            <text:p>49805.4</text:p>
          </table:table-cell>
          <table:table-cell office:value-type="float" office:value="40.846">
            <text:p>40.8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67">
            <text:p>1267</text:p>
          </table:table-cell>
          <table:table-cell office:value-type="float" office:value="10610">
            <text:p>10610</text:p>
          </table:table-cell>
          <table:table-cell office:value-type="float" office:value="13690">
            <text:p>13690</text:p>
          </table:table-cell>
          <table:table-cell office:value-type="float" office:value="21001">
            <text:p>21001</text:p>
          </table:table-cell>
          <table:table-cell office:value-type="float" office:value="-81.25">
            <text:p>-81.25</text:p>
          </table:table-cell>
          <table:table-cell office:value-type="float" office:value="-143">
            <text:p>-143</text:p>
          </table:table-cell>
          <table:table-cell office:value-type="float" office:value="-15.375">
            <text:p>-15.375</text:p>
          </table:table-cell>
          <table:table-cell office:value-type="float" office:value="-0.00765786993402451">
            <text:p>-0.0076578699</text:p>
          </table:table-cell>
          <table:table-cell office:value-type="float" office:value="-0.010445580715851">
            <text:p>-0.0104455807</text:p>
          </table:table-cell>
          <table:table-cell office:value-type="float" office:value="-0.000732107994857388">
            <text:p>-0.000732108</text:p>
          </table:table-cell>
          <table:table-cell office:value-type="float" office:value="0.97331239545589">
            <text:p>0.9733123955</text:p>
          </table:table-cell>
          <table:table-cell office:value-type="float" office:value="0.963654323401245">
            <text:p>0.9636543234</text:p>
          </table:table-cell>
          <table:table-cell office:value-type="float" office:value="0.997438672542947">
            <text:p>0.99743867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date" office:date-value="2020-12-01">
            <text:p>12/01/20</text:p>
          </table:table-cell>
          <table:table-cell office:value-type="float" office:value="154">
            <text:p>154</text:p>
          </table:table-cell>
          <table:table-cell office:value-type="float" office:value="7884">
            <text:p>7884</text:p>
          </table:table-cell>
          <table:table-cell office:value-type="float" office:value="5758">
            <text:p>5758</text:p>
          </table:table-cell>
          <table:table-cell office:value-type="float" office:value="68.62">
            <text:p>68.62</text:p>
          </table:table-cell>
          <table:table-cell office:value-type="float" office:value="161.6">
            <text:p>161.6</text:p>
          </table:table-cell>
          <table:table-cell office:value-type="float" office:value="7726.6">
            <text:p>7726.6</text:p>
          </table:table-cell>
          <table:table-cell office:value-type="float" office:value="50701.8">
            <text:p>50701.8</text:p>
          </table:table-cell>
          <table:table-cell office:value-type="float" office:value="40.112">
            <text:p>40.1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64">
            <text:p>864</text:p>
          </table:table-cell>
          <table:table-cell office:value-type="float" office:value="608">
            <text:p>608</text:p>
          </table:table-cell>
          <table:table-cell office:value-type="float" office:value="10380">
            <text:p>10380</text:p>
          </table:table-cell>
          <table:table-cell office:value-type="float" office:value="14142">
            <text:p>14142</text:p>
          </table:table-cell>
          <table:table-cell office:value-type="float" office:value="20891">
            <text:p>20891</text:p>
          </table:table-cell>
          <table:table-cell office:value-type="float" office:value="-129.75">
            <text:p>-129.75</text:p>
          </table:table-cell>
          <table:table-cell office:value-type="float" office:value="-382.25">
            <text:p>-382.25</text:p>
          </table:table-cell>
          <table:table-cell office:value-type="float" office:value="-178.25">
            <text:p>-178.25</text:p>
          </table:table-cell>
          <table:table-cell office:value-type="float" office:value="-0.0125">
            <text:p>-0.0125</text:p>
          </table:table-cell>
          <table:table-cell office:value-type="float" office:value="-0.0270294159241974">
            <text:p>-0.0270294159</text:p>
          </table:table-cell>
          <table:table-cell office:value-type="float" office:value="-0.00853238236561199">
            <text:p>-0.0085323824</text:p>
          </table:table-cell>
          <table:table-cell office:value-type="float" office:value="0.95655625">
            <text:p>0.95655625</text:p>
          </table:table-cell>
          <table:table-cell office:value-type="float" office:value="0.906828999342707">
            <text:p>0.9068289993</text:p>
          </table:table-cell>
          <table:table-cell office:value-type="float" office:value="0.970279352756071">
            <text:p>0.9702793528</text:p>
          </table:table-cell>
          <table:table-cell office:value-type="float" office:value="0">
            <text:p>0</text:p>
          </table:table-cell>
          <table:table-cell office:value-type="float" office:value="-25.2960226732669">
            <text:p>-25.29602267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date" office:date-value="2020-12-02">
            <text:p>12/02/20</text:p>
          </table:table-cell>
          <table:table-cell office:value-type="float" office:value="165">
            <text:p>165</text:p>
          </table:table-cell>
          <table:table-cell office:value-type="float" office:value="7732">
            <text:p>7732</text:p>
          </table:table-cell>
          <table:table-cell office:value-type="float" office:value="196450">
            <text:p>196450</text:p>
          </table:table-cell>
          <table:table-cell office:value-type="float" office:value="2.11">
            <text:p>2.11</text:p>
          </table:table-cell>
          <table:table-cell office:value-type="float" office:value="168.2">
            <text:p>168.2</text:p>
          </table:table-cell>
          <table:table-cell office:value-type="float" office:value="7771">
            <text:p>7771</text:p>
          </table:table-cell>
          <table:table-cell office:value-type="float" office:value="51135.4">
            <text:p>51135.4</text:p>
          </table:table-cell>
          <table:table-cell office:value-type="float" office:value="38.474">
            <text:p>38.474</text:p>
          </table:table-cell>
          <table:table-cell table:number-columns-repeated="3" office:value-type="float" office:value="2">
            <text:p>2</text:p>
          </table:table-cell>
          <table:table-cell office:value-type="float" office:value="881">
            <text:p>881</text:p>
          </table:table-cell>
          <table:table-cell office:value-type="float" office:value="1294">
            <text:p>1294</text:p>
          </table:table-cell>
          <table:table-cell office:value-type="float" office:value="623">
            <text:p>623</text:p>
          </table:table-cell>
          <table:table-cell office:value-type="float" office:value="10672">
            <text:p>10672</text:p>
          </table:table-cell>
          <table:table-cell office:value-type="float" office:value="14650">
            <text:p>14650</text:p>
          </table:table-cell>
          <table:table-cell office:value-type="float" office:value="20193">
            <text:p>20193</text:p>
          </table:table-cell>
          <table:table-cell office:value-type="float" office:value="-156">
            <text:p>-156</text:p>
          </table:table-cell>
          <table:table-cell office:value-type="float" office:value="-218.75">
            <text:p>-218.75</text:p>
          </table:table-cell>
          <table:table-cell office:value-type="float" office:value="-365.125">
            <text:p>-365.125</text:p>
          </table:table-cell>
          <table:table-cell office:value-type="float" office:value="-0.0146176911544228">
            <text:p>-0.0146176912</text:p>
          </table:table-cell>
          <table:table-cell office:value-type="float" office:value="-0.0149317406143345">
            <text:p>-0.0149317406</text:p>
          </table:table-cell>
          <table:table-cell office:value-type="float" office:value="-0.0180817610062893">
            <text:p>-0.018081761</text:p>
          </table:table-cell>
          <table:table-cell office:value-type="float" office:value="0.949256887673105">
            <text:p>0.9492568877</text:p>
          </table:table-cell>
          <table:table-cell office:value-type="float" office:value="0.948175903330266">
            <text:p>0.9481759033</text:p>
          </table:table-cell>
          <table:table-cell office:value-type="float" office:value="0.937354658636921">
            <text:p>0.937354658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date" office:date-value="2020-12-03">
            <text:p>12/03/20</text:p>
          </table:table-cell>
          <table:table-cell office:value-type="float" office:value="182">
            <text:p>182</text:p>
          </table:table-cell>
          <table:table-cell office:value-type="float" office:value="7693">
            <text:p>7693</text:p>
          </table:table-cell>
          <table:table-cell office:value-type="float" office:value="26044">
            <text:p>26044</text:p>
          </table:table-cell>
          <table:table-cell office:value-type="float" office:value="25.48">
            <text:p>25.48</text:p>
          </table:table-cell>
          <table:table-cell office:value-type="float" office:value="176.6">
            <text:p>176.6</text:p>
          </table:table-cell>
          <table:table-cell office:value-type="float" office:value="7763.2">
            <text:p>7763.2</text:p>
          </table:table-cell>
          <table:table-cell office:value-type="float" office:value="54004.2">
            <text:p>54004.2</text:p>
          </table:table-cell>
          <table:table-cell office:value-type="float" office:value="30.71">
            <text:p>30.71</text:p>
          </table:table-cell>
          <table:table-cell table:number-columns-repeated="3" office:value-type="float" office:value="2">
            <text:p>2</text:p>
          </table:table-cell>
          <table:table-cell office:value-type="float" office:value="572">
            <text:p>572</text:p>
          </table:table-cell>
          <table:table-cell office:value-type="float" office:value="1245">
            <text:p>1245</text:p>
          </table:table-cell>
          <table:table-cell office:value-type="float" office:value="572">
            <text:p>572</text:p>
          </table:table-cell>
          <table:table-cell office:value-type="float" office:value="10808">
            <text:p>10808</text:p>
          </table:table-cell>
          <table:table-cell office:value-type="float" office:value="13974">
            <text:p>13974</text:p>
          </table:table-cell>
          <table:table-cell office:value-type="float" office:value="19926">
            <text:p>19926</text:p>
          </table:table-cell>
          <table:table-cell office:value-type="float" office:value="-62.125">
            <text:p>-62.125</text:p>
          </table:table-cell>
          <table:table-cell office:value-type="float" office:value="-33.375">
            <text:p>-33.375</text:p>
          </table:table-cell>
          <table:table-cell office:value-type="float" office:value="-137.375">
            <text:p>-137.375</text:p>
          </table:table-cell>
          <table:table-cell office:value-type="float" office:value="-0.00574805699481865">
            <text:p>-0.005748057</text:p>
          </table:table-cell>
          <table:table-cell office:value-type="float" office:value="-0.00238836410476599">
            <text:p>-0.0023883641</text:p>
          </table:table-cell>
          <table:table-cell office:value-type="float" office:value="-0.00689425875740239">
            <text:p>-0.0068942588</text:p>
          </table:table-cell>
          <table:table-cell office:value-type="float" office:value="0.979946559230197">
            <text:p>0.9799465592</text:p>
          </table:table-cell>
          <table:table-cell office:value-type="float" office:value="0.991651906028189">
            <text:p>0.991651906</text:p>
          </table:table-cell>
          <table:table-cell office:value-type="float" office:value="0.975963254724567">
            <text:p>0.975963254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date" office:date-value="2020-12-04">
            <text:p>12/04/20</text:p>
          </table:table-cell>
          <table:table-cell office:value-type="float" office:value="189">
            <text:p>189</text:p>
          </table:table-cell>
          <table:table-cell office:value-type="float" office:value="7812">
            <text:p>7812</text:p>
          </table:table-cell>
          <table:table-cell office:value-type="float" office:value="18479">
            <text:p>18479</text:p>
          </table:table-cell>
          <table:table-cell office:value-type="float" office:value="33.62">
            <text:p>33.62</text:p>
          </table:table-cell>
          <table:table-cell office:value-type="float" office:value="178.2">
            <text:p>178.2</text:p>
          </table:table-cell>
          <table:table-cell office:value-type="float" office:value="7728.2">
            <text:p>7728.2</text:p>
          </table:table-cell>
          <table:table-cell office:value-type="float" office:value="57588.8">
            <text:p>57588.8</text:p>
          </table:table-cell>
          <table:table-cell office:value-type="float" office:value="22.642">
            <text:p>22.642</text:p>
          </table:table-cell>
          <table:table-cell table:number-columns-repeated="3" office:value-type="float" office:value="2">
            <text:p>2</text:p>
          </table:table-cell>
          <table:table-cell office:value-type="float" office:value="547">
            <text:p>547</text:p>
          </table:table-cell>
          <table:table-cell office:value-type="float" office:value="807">
            <text:p>807</text:p>
          </table:table-cell>
          <table:table-cell office:value-type="float" office:value="547">
            <text:p>547</text:p>
          </table:table-cell>
          <table:table-cell office:value-type="float" office:value="10664">
            <text:p>10664</text:p>
          </table:table-cell>
          <table:table-cell office:value-type="float" office:value="14405">
            <text:p>14405</text:p>
          </table:table-cell>
          <table:table-cell office:value-type="float" office:value="20891">
            <text:p>20891</text:p>
          </table:table-cell>
          <table:table-cell office:value-type="float" office:value="-113.875">
            <text:p>-113.875</text:p>
          </table:table-cell>
          <table:table-cell office:value-type="float" office:value="-75">
            <text:p>-75</text:p>
          </table:table-cell>
          <table:table-cell office:value-type="float" office:value="-43.5">
            <text:p>-43.5</text:p>
          </table:table-cell>
          <table:table-cell office:value-type="float" office:value="-0.0106784508627157">
            <text:p>-0.0106784509</text:p>
          </table:table-cell>
          <table:table-cell office:value-type="float" office:value="-0.00520652551197501">
            <text:p>-0.0052065255</text:p>
          </table:table-cell>
          <table:table-cell office:value-type="float" office:value="-0.00208223636972859">
            <text:p>-0.0020822364</text:p>
          </table:table-cell>
          <table:table-cell office:value-type="float" office:value="0.962848919433637">
            <text:p>0.9628489194</text:p>
          </table:table-cell>
          <table:table-cell office:value-type="float" office:value="0.981830292207585">
            <text:p>0.9818302922</text:p>
          </table:table-cell>
          <table:table-cell office:value-type="float" office:value="0.992720670694217">
            <text:p>0.992720670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date" office:date-value="2020-12-05">
            <text:p>12/05/20</text:p>
          </table:table-cell>
          <table:table-cell office:value-type="float" office:value="193">
            <text:p>193</text:p>
          </table:table-cell>
          <table:table-cell office:value-type="float" office:value="7695">
            <text:p>7695</text:p>
          </table:table-cell>
          <table:table-cell office:value-type="float" office:value="23290">
            <text:p>23290</text:p>
          </table:table-cell>
          <table:table-cell office:value-type="float" office:value="23.72">
            <text:p>23.72</text:p>
          </table:table-cell>
          <table:table-cell office:value-type="float" office:value="168.4">
            <text:p>168.4</text:p>
          </table:table-cell>
          <table:table-cell office:value-type="float" office:value="7768.2">
            <text:p>7768.2</text:p>
          </table:table-cell>
          <table:table-cell office:value-type="float" office:value="22583.6">
            <text:p>22583.6</text:p>
          </table:table-cell>
          <table:table-cell office:value-type="float" office:value="25.832">
            <text:p>25.832</text:p>
          </table:table-cell>
          <table:table-cell table:number-columns-repeated="3" office:value-type="float" office:value="2">
            <text:p>2</text:p>
          </table:table-cell>
          <table:table-cell office:value-type="float" office:value="1300">
            <text:p>1300</text:p>
          </table:table-cell>
          <table:table-cell office:value-type="float" office:value="885">
            <text:p>885</text:p>
          </table:table-cell>
          <table:table-cell office:value-type="float" office:value="623">
            <text:p>623</text:p>
          </table:table-cell>
          <table:table-cell office:value-type="float" office:value="10395">
            <text:p>10395</text:p>
          </table:table-cell>
          <table:table-cell office:value-type="float" office:value="14345">
            <text:p>14345</text:p>
          </table:table-cell>
          <table:table-cell office:value-type="float" office:value="20863">
            <text:p>20863</text:p>
          </table:table-cell>
          <table:table-cell office:value-type="float" office:value="-98">
            <text:p>-98</text:p>
          </table:table-cell>
          <table:table-cell office:value-type="float" office:value="-66.25">
            <text:p>-66.25</text:p>
          </table:table-cell>
          <table:table-cell office:value-type="float" office:value="-170.5">
            <text:p>-170.5</text:p>
          </table:table-cell>
          <table:table-cell office:value-type="float" office:value="-0.00942760942760943">
            <text:p>-0.0094276094</text:p>
          </table:table-cell>
          <table:table-cell office:value-type="float" office:value="-0.00461833391425584">
            <text:p>-0.0046183339</text:p>
          </table:table-cell>
          <table:table-cell office:value-type="float" office:value="-0.00817236255572065">
            <text:p>-0.0081723626</text:p>
          </table:table-cell>
          <table:table-cell office:value-type="float" office:value="0.967177571449625">
            <text:p>0.9671775714</text:p>
          </table:table-cell>
          <table:table-cell office:value-type="float" office:value="0.983877636156066">
            <text:p>0.9838776362</text:p>
          </table:table-cell>
          <table:table-cell office:value-type="float" office:value="0.971527634574072">
            <text:p>0.971527634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date" office:date-value="2020-12-06">
            <text:p>12/06/20</text:p>
          </table:table-cell>
          <table:table-cell office:value-type="float" office:value="162">
            <text:p>162</text:p>
          </table:table-cell>
          <table:table-cell office:value-type="float" office:value="7709">
            <text:p>7709</text:p>
          </table:table-cell>
          <table:table-cell office:value-type="float" office:value="23681">
            <text:p>23681</text:p>
          </table:table-cell>
          <table:table-cell office:value-type="float" office:value="28.28">
            <text:p>28.28</text:p>
          </table:table-cell>
          <table:table-cell office:value-type="float" office:value="159.2">
            <text:p>159.2</text:p>
          </table:table-cell>
          <table:table-cell office:value-type="float" office:value="7838.6">
            <text:p>7838.6</text:p>
          </table:table-cell>
          <table:table-cell office:value-type="float" office:value="19280.2">
            <text:p>19280.2</text:p>
          </table:table-cell>
          <table:table-cell office:value-type="float" office:value="25.394">
            <text:p>25.394</text:p>
          </table:table-cell>
          <table:table-cell table:number-columns-repeated="3" office:value-type="float" office:value="2">
            <text:p>2</text:p>
          </table:table-cell>
          <table:table-cell office:value-type="float" office:value="656">
            <text:p>656</text:p>
          </table:table-cell>
          <table:table-cell office:value-type="float" office:value="917">
            <text:p>917</text:p>
          </table:table-cell>
          <table:table-cell office:value-type="float" office:value="1334">
            <text:p>1334</text:p>
          </table:table-cell>
          <table:table-cell office:value-type="float" office:value="10302">
            <text:p>10302</text:p>
          </table:table-cell>
          <table:table-cell office:value-type="float" office:value="13604">
            <text:p>13604</text:p>
          </table:table-cell>
          <table:table-cell office:value-type="float" office:value="20083">
            <text:p>20083</text:p>
          </table:table-cell>
          <table:table-cell office:value-type="float" office:value="2">
            <text:p>2</text:p>
          </table:table-cell>
          <table:table-cell office:value-type="float" office:value="-221.75">
            <text:p>-221.75</text:p>
          </table:table-cell>
          <table:table-cell office:value-type="float" office:value="-222.75">
            <text:p>-222.75</text:p>
          </table:table-cell>
          <table:table-cell office:value-type="float" office:value="0.0001941370607649">
            <text:p>0.0001941371</text:p>
          </table:table-cell>
          <table:table-cell office:value-type="float" office:value="-0.0163003528374008">
            <text:p>-0.0163003528</text:p>
          </table:table-cell>
          <table:table-cell office:value-type="float" office:value="-0.0110914703978489">
            <text:p>-0.0110914704</text:p>
          </table:table-cell>
          <table:table-cell office:value-type="float" office:value="1.00067955358351">
            <text:p>1.0006795536</text:p>
          </table:table-cell>
          <table:table-cell office:value-type="float" office:value="0.94346954001424">
            <text:p>0.94346954</text:p>
          </table:table-cell>
          <table:table-cell office:value-type="float" office:value="0.961420974210078">
            <text:p>0.961420974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date" office:date-value="2020-12-07">
            <text:p>12/07/20</text:p>
          </table:table-cell>
          <table:table-cell office:value-type="float" office:value="116">
            <text:p>116</text:p>
          </table:table-cell>
          <table:table-cell office:value-type="float" office:value="7932">
            <text:p>7932</text:p>
          </table:table-cell>
          <table:table-cell office:value-type="float" office:value="21424">
            <text:p>21424</text:p>
          </table:table-cell>
          <table:table-cell office:value-type="float" office:value="18.06">
            <text:p>18.06</text:p>
          </table:table-cell>
          <table:table-cell office:value-type="float" office:value="153.4">
            <text:p>153.4</text:p>
          </table:table-cell>
          <table:table-cell office:value-type="float" office:value="7865.2">
            <text:p>7865.2</text:p>
          </table:table-cell>
          <table:table-cell office:value-type="float" office:value="21331.8">
            <text:p>21331.8</text:p>
          </table:table-cell>
          <table:table-cell office:value-type="float" office:value="20.912">
            <text:p>20.912</text:p>
          </table:table-cell>
          <table:table-cell table:number-columns-repeated="3" office:value-type="float" office:value="2">
            <text:p>2</text:p>
          </table:table-cell>
          <table:table-cell office:value-type="float" office:value="615">
            <text:p>615</text:p>
          </table:table-cell>
          <table:table-cell office:value-type="float" office:value="877">
            <text:p>877</text:p>
          </table:table-cell>
          <table:table-cell office:value-type="float" office:value="615">
            <text:p>615</text:p>
          </table:table-cell>
          <table:table-cell office:value-type="float" office:value="10514">
            <text:p>10514</text:p>
          </table:table-cell>
          <table:table-cell office:value-type="float" office:value="13769">
            <text:p>13769</text:p>
          </table:table-cell>
          <table:table-cell office:value-type="float" office:value="18905">
            <text:p>18905</text:p>
          </table:table-cell>
          <table:table-cell office:value-type="float" office:value="-63.75">
            <text:p>-63.75</text:p>
          </table:table-cell>
          <table:table-cell office:value-type="float" office:value="-76.75">
            <text:p>-76.75</text:p>
          </table:table-cell>
          <table:table-cell office:value-type="float" office:value="-56.75">
            <text:p>-56.75</text:p>
          </table:table-cell>
          <table:table-cell office:value-type="float" office:value="-0.00606334411261176">
            <text:p>-0.0060633441</text:p>
          </table:table-cell>
          <table:table-cell office:value-type="float" office:value="-0.00557411576730336">
            <text:p>-0.0055741158</text:p>
          </table:table-cell>
          <table:table-cell office:value-type="float" office:value="-0.00300185136207353">
            <text:p>-0.0030018514</text:p>
          </table:table-cell>
          <table:table-cell office:value-type="float" office:value="0.978850353323842">
            <text:p>0.9788503533</text:p>
          </table:table-cell>
          <table:table-cell office:value-type="float" office:value="0.980551493516949">
            <text:p>0.9805514935</text:p>
          </table:table-cell>
          <table:table-cell office:value-type="float" office:value="0.989511182011479">
            <text:p>0.98951118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date" office:date-value="2020-12-08">
            <text:p>12/08/20</text:p>
          </table:table-cell>
          <table:table-cell office:value-type="float" office:value="136">
            <text:p>136</text:p>
          </table:table-cell>
          <table:table-cell office:value-type="float" office:value="8045">
            <text:p>8045</text:p>
          </table:table-cell>
          <table:table-cell office:value-type="float" office:value="9527">
            <text:p>9527</text:p>
          </table:table-cell>
          <table:table-cell office:value-type="float" office:value="23.29">
            <text:p>23.29</text:p>
          </table:table-cell>
          <table:table-cell office:value-type="float" office:value="149">
            <text:p>149</text:p>
          </table:table-cell>
          <table:table-cell office:value-type="float" office:value="7900">
            <text:p>7900</text:p>
          </table:table-cell>
          <table:table-cell office:value-type="float" office:value="22538.8">
            <text:p>22538.8</text:p>
          </table:table-cell>
          <table:table-cell office:value-type="float" office:value="19.862">
            <text:p>19.862</text:p>
          </table:table-cell>
          <table:table-cell table:number-columns-repeated="3" office:value-type="float" office:value="2">
            <text:p>2</text:p>
          </table:table-cell>
          <table:table-cell office:value-type="float" office:value="1308">
            <text:p>1308</text:p>
          </table:table-cell>
          <table:table-cell office:value-type="float" office:value="625">
            <text:p>625</text:p>
          </table:table-cell>
          <table:table-cell office:value-type="float" office:value="888">
            <text:p>888</text:p>
          </table:table-cell>
          <table:table-cell office:value-type="float" office:value="9952">
            <text:p>9952</text:p>
          </table:table-cell>
          <table:table-cell office:value-type="float" office:value="13538">
            <text:p>13538</text:p>
          </table:table-cell>
          <table:table-cell office:value-type="float" office:value="19459">
            <text:p>19459</text:p>
          </table:table-cell>
          <table:table-cell office:value-type="float" office:value="-226.25">
            <text:p>-226.25</text:p>
          </table:table-cell>
          <table:table-cell office:value-type="float" office:value="-161.25">
            <text:p>-161.25</text:p>
          </table:table-cell>
          <table:table-cell office:value-type="float" office:value="-139.125">
            <text:p>-139.125</text:p>
          </table:table-cell>
          <table:table-cell office:value-type="float" office:value="-0.0227341237942122">
            <text:p>-0.0227341238</text:p>
          </table:table-cell>
          <table:table-cell office:value-type="float" office:value="-0.0119109174176392">
            <text:p>-0.0119109174</text:p>
          </table:table-cell>
          <table:table-cell office:value-type="float" office:value="-0.00714964797779948">
            <text:p>-0.007149648</text:p>
          </table:table-cell>
          <table:table-cell office:value-type="float" office:value="0.921443573874251">
            <text:p>0.9214435739</text:p>
          </table:table-cell>
          <table:table-cell office:value-type="float" office:value="0.958589854147573">
            <text:p>0.9585898541</text:p>
          </table:table-cell>
          <table:table-cell office:value-type="float" office:value="0.975076422311466">
            <text:p>0.9750764223</text:p>
          </table:table-cell>
          <table:table-cell office:value-type="float" office:value="-30.141383132641">
            <text:p>-30.141383132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date" office:date-value="2020-12-09">
            <text:p>12/09/20</text:p>
          </table:table-cell>
          <table:table-cell office:value-type="float" office:value="160">
            <text:p>160</text:p>
          </table:table-cell>
          <table:table-cell office:value-type="float" office:value="7945">
            <text:p>7945</text:p>
          </table:table-cell>
          <table:table-cell office:value-type="float" office:value="28737">
            <text:p>28737</text:p>
          </table:table-cell>
          <table:table-cell office:value-type="float" office:value="11.21">
            <text:p>11.21</text:p>
          </table:table-cell>
          <table:table-cell office:value-type="float" office:value="150.8">
            <text:p>150.8</text:p>
          </table:table-cell>
          <table:table-cell office:value-type="float" office:value="7932.4">
            <text:p>7932.4</text:p>
          </table:table-cell>
          <table:table-cell office:value-type="float" office:value="23523.2">
            <text:p>23523.2</text:p>
          </table:table-cell>
          <table:table-cell office:value-type="float" office:value="18.54">
            <text:p>18.54</text:p>
          </table:table-cell>
          <table:table-cell table:number-columns-repeated="3" office:value-type="float" office:value="2">
            <text:p>2</text:p>
          </table:table-cell>
          <table:table-cell office:value-type="float" office:value="1309">
            <text:p>1309</text:p>
          </table:table-cell>
          <table:table-cell office:value-type="float" office:value="889">
            <text:p>889</text:p>
          </table:table-cell>
          <table:table-cell office:value-type="float" office:value="1309">
            <text:p>1309</text:p>
          </table:table-cell>
          <table:table-cell office:value-type="float" office:value="9948">
            <text:p>9948</text:p>
          </table:table-cell>
          <table:table-cell office:value-type="float" office:value="13282">
            <text:p>13282</text:p>
          </table:table-cell>
          <table:table-cell office:value-type="float" office:value="19177">
            <text:p>19177</text:p>
          </table:table-cell>
          <table:table-cell office:value-type="float" office:value="-250.375">
            <text:p>-250.375</text:p>
          </table:table-cell>
          <table:table-cell office:value-type="float" office:value="-131">
            <text:p>-131</text:p>
          </table:table-cell>
          <table:table-cell office:value-type="float" office:value="-110.625">
            <text:p>-110.625</text:p>
          </table:table-cell>
          <table:table-cell office:value-type="float" office:value="-0.025168375552875">
            <text:p>-0.0251683756</text:p>
          </table:table-cell>
          <table:table-cell office:value-type="float" office:value="-0.00986297244390905">
            <text:p>-0.0098629724</text:p>
          </table:table-cell>
          <table:table-cell office:value-type="float" office:value="-0.00576862908692705">
            <text:p>-0.0057686291</text:p>
          </table:table-cell>
          <table:table-cell office:value-type="float" office:value="0.91315224193576">
            <text:p>0.9131522419</text:p>
          </table:table-cell>
          <table:table-cell office:value-type="float" office:value="0.96567026176816">
            <text:p>0.9656702618</text:p>
          </table:table-cell>
          <table:table-cell office:value-type="float" office:value="0.979875021275579">
            <text:p>0.9798750213</text:p>
          </table:table-cell>
          <table:table-cell office:value-type="float" office:value="-27.1923560415693">
            <text:p>-27.192356041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date" office:date-value="2020-12-10">
            <text:p>12/10/20</text:p>
          </table:table-cell>
          <table:table-cell office:value-type="float" office:value="171">
            <text:p>171</text:p>
          </table:table-cell>
          <table:table-cell office:value-type="float" office:value="7869">
            <text:p>7869</text:p>
          </table:table-cell>
          <table:table-cell office:value-type="float" office:value="29325">
            <text:p>29325</text:p>
          </table:table-cell>
          <table:table-cell office:value-type="float" office:value="18.47">
            <text:p>18.47</text:p>
          </table:table-cell>
          <table:table-cell office:value-type="float" office:value="160">
            <text:p>160</text:p>
          </table:table-cell>
          <table:table-cell office:value-type="float" office:value="7907.4">
            <text:p>7907.4</text:p>
          </table:table-cell>
          <table:table-cell office:value-type="float" office:value="25328.8">
            <text:p>25328.8</text:p>
          </table:table-cell>
          <table:table-cell office:value-type="float" office:value="18.242">
            <text:p>18.242</text:p>
          </table:table-cell>
          <table:table-cell table:number-columns-repeated="3" office:value-type="float" office:value="2">
            <text:p>2</text:p>
          </table:table-cell>
          <table:table-cell office:value-type="float" office:value="1255">
            <text:p>1255</text:p>
          </table:table-cell>
          <table:table-cell table:number-columns-repeated="2" office:value-type="float" office:value="569">
            <text:p>569</text:p>
          </table:table-cell>
          <table:table-cell office:value-type="float" office:value="10390">
            <text:p>10390</text:p>
          </table:table-cell>
          <table:table-cell office:value-type="float" office:value="13340">
            <text:p>13340</text:p>
          </table:table-cell>
          <table:table-cell office:value-type="float" office:value="18445">
            <text:p>18445</text:p>
          </table:table-cell>
          <table:table-cell office:value-type="float" office:value="14.75">
            <text:p>14.75</text:p>
          </table:table-cell>
          <table:table-cell office:value-type="float" office:value="-201.5">
            <text:p>-201.5</text:p>
          </table:table-cell>
          <table:table-cell office:value-type="float" office:value="-261.625">
            <text:p>-261.625</text:p>
          </table:table-cell>
          <table:table-cell office:value-type="float" office:value="0.00141963426371511">
            <text:p>0.0014196343</text:p>
          </table:table-cell>
          <table:table-cell office:value-type="float" office:value="-0.0151049475262369">
            <text:p>-0.0151049475</text:p>
          </table:table-cell>
          <table:table-cell office:value-type="float" office:value="-0.0141840607210626">
            <text:p>-0.0141840607</text:p>
          </table:table-cell>
          <table:table-cell office:value-type="float" office:value="1.00497267003143">
            <text:p>1.00497267</text:p>
          </table:table-cell>
          <table:table-cell office:value-type="float" office:value="0.947579876160121">
            <text:p>0.9475798762</text:p>
          </table:table-cell>
          <table:table-cell office:value-type="float" office:value="0.950750115130217">
            <text:p>0.950750115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date" office:date-value="2020-12-11">
            <text:p>12/11/20</text:p>
          </table:table-cell>
          <table:table-cell office:value-type="float" office:value="171">
            <text:p>171</text:p>
          </table:table-cell>
          <table:table-cell office:value-type="float" office:value="7871">
            <text:p>7871</text:p>
          </table:table-cell>
          <table:table-cell office:value-type="float" office:value="28603">
            <text:p>28603</text:p>
          </table:table-cell>
          <table:table-cell office:value-type="float" office:value="21.67">
            <text:p>21.67</text:p>
          </table:table-cell>
          <table:table-cell office:value-type="float" office:value="169">
            <text:p>169</text:p>
          </table:table-cell>
          <table:table-cell office:value-type="float" office:value="7827.6">
            <text:p>7827.6</text:p>
          </table:table-cell>
          <table:table-cell office:value-type="float" office:value="28471.2">
            <text:p>28471.2</text:p>
          </table:table-cell>
          <table:table-cell office:value-type="float" office:value="16.874">
            <text:p>16.87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5">
            <text:p>515</text:p>
          </table:table-cell>
          <table:table-cell office:value-type="float" office:value="10297">
            <text:p>10297</text:p>
          </table:table-cell>
          <table:table-cell office:value-type="float" office:value="13422">
            <text:p>13422</text:p>
          </table:table-cell>
          <table:table-cell office:value-type="float" office:value="18683">
            <text:p>18683</text:p>
          </table:table-cell>
          <table:table-cell office:value-type="float" office:value="-64.375">
            <text:p>-64.375</text:p>
          </table:table-cell>
          <table:table-cell office:value-type="float" office:value="-338.5">
            <text:p>-338.5</text:p>
          </table:table-cell>
          <table:table-cell office:value-type="float" office:value="-57.375">
            <text:p>-57.375</text:p>
          </table:table-cell>
          <table:table-cell office:value-type="float" office:value="-0.00625182091871419">
            <text:p>-0.0062518209</text:p>
          </table:table-cell>
          <table:table-cell office:value-type="float" office:value="-0.0252197884070928">
            <text:p>-0.0252197884</text:p>
          </table:table-cell>
          <table:table-cell office:value-type="float" office:value="-0.00307097361237489">
            <text:p>-0.0030709736</text:p>
          </table:table-cell>
          <table:table-cell office:value-type="float" office:value="0.978195233903508">
            <text:p>0.9781952339</text:p>
          </table:table-cell>
          <table:table-cell office:value-type="float" office:value="0.91297737452068">
            <text:p>0.9129773745</text:p>
          </table:table-cell>
          <table:table-cell office:value-type="float" office:value="0.989270076879387">
            <text:p>0.9892700769</text:p>
          </table:table-cell>
          <table:table-cell office:value-type="float" office:value="0">
            <text:p>0</text:p>
          </table:table-cell>
          <table:table-cell office:value-type="float" office:value="-27.1362093570868">
            <text:p>-27.136209357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date" office:date-value="2020-12-12">
            <text:p>12/12/20</text:p>
          </table:table-cell>
          <table:table-cell office:value-type="float" office:value="162">
            <text:p>162</text:p>
          </table:table-cell>
          <table:table-cell office:value-type="float" office:value="7807">
            <text:p>7807</text:p>
          </table:table-cell>
          <table:table-cell office:value-type="float" office:value="30452">
            <text:p>30452</text:p>
          </table:table-cell>
          <table:table-cell office:value-type="float" office:value="16.57">
            <text:p>16.57</text:p>
          </table:table-cell>
          <table:table-cell office:value-type="float" office:value="170">
            <text:p>170</text:p>
          </table:table-cell>
          <table:table-cell office:value-type="float" office:value="7772">
            <text:p>7772</text:p>
          </table:table-cell>
          <table:table-cell office:value-type="float" office:value="26572.8">
            <text:p>26572.8</text:p>
          </table:table-cell>
          <table:table-cell office:value-type="float" office:value="18.238">
            <text:p>18.238</text:p>
          </table:table-cell>
          <table:table-cell table:number-columns-repeated="3" office:value-type="float" office:value="2">
            <text:p>2</text:p>
          </table:table-cell>
          <table:table-cell office:value-type="float" office:value="540">
            <text:p>540</text:p>
          </table:table-cell>
          <table:table-cell table:number-columns-repeated="2" office:value-type="float" office:value="805">
            <text:p>805</text:p>
          </table:table-cell>
          <table:table-cell office:value-type="float" office:value="9620">
            <text:p>9620</text:p>
          </table:table-cell>
          <table:table-cell office:value-type="float" office:value="12715">
            <text:p>12715</text:p>
          </table:table-cell>
          <table:table-cell office:value-type="float" office:value="19459">
            <text:p>19459</text:p>
          </table:table-cell>
          <table:table-cell office:value-type="float" office:value="-148.25">
            <text:p>-148.25</text:p>
          </table:table-cell>
          <table:table-cell office:value-type="float" office:value="-308.5">
            <text:p>-308.5</text:p>
          </table:table-cell>
          <table:table-cell office:value-type="float" office:value="-139.125">
            <text:p>-139.125</text:p>
          </table:table-cell>
          <table:table-cell office:value-type="float" office:value="-0.0154106029106029">
            <text:p>-0.0154106029</text:p>
          </table:table-cell>
          <table:table-cell office:value-type="float" office:value="-0.024262681871805">
            <text:p>-0.0242626819</text:p>
          </table:table-cell>
          <table:table-cell office:value-type="float" office:value="-0.00714964797779948">
            <text:p>-0.007149648</text:p>
          </table:table-cell>
          <table:table-cell office:value-type="float" office:value="0.946528363709744">
            <text:p>0.9465283637</text:p>
          </table:table-cell>
          <table:table-cell office:value-type="float" office:value="0.916234421802643">
            <text:p>0.9162344218</text:p>
          </table:table-cell>
          <table:table-cell office:value-type="float" office:value="0.975076422311466">
            <text:p>0.9750764223</text:p>
          </table:table-cell>
          <table:table-cell office:value-type="float" office:value="0">
            <text:p>0</text:p>
          </table:table-cell>
          <table:table-cell office:value-type="float" office:value="-28.2204562997602">
            <text:p>-28.22045629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date" office:date-value="2020-12-13">
            <text:p>12/13/20</text:p>
          </table:table-cell>
          <table:table-cell office:value-type="float" office:value="181">
            <text:p>181</text:p>
          </table:table-cell>
          <table:table-cell office:value-type="float" office:value="7646">
            <text:p>7646</text:p>
          </table:table-cell>
          <table:table-cell office:value-type="float" office:value="25239">
            <text:p>25239</text:p>
          </table:table-cell>
          <table:table-cell office:value-type="float" office:value="16.45">
            <text:p>16.45</text:p>
          </table:table-cell>
          <table:table-cell office:value-type="float" office:value="157.2">
            <text:p>157.2</text:p>
          </table:table-cell>
          <table:table-cell office:value-type="float" office:value="7767.2">
            <text:p>7767.2</text:p>
          </table:table-cell>
          <table:table-cell office:value-type="float" office:value="22888.4">
            <text:p>22888.4</text:p>
          </table:table-cell>
          <table:table-cell office:value-type="float" office:value="18.016">
            <text:p>18.01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56">
            <text:p>856</text:p>
          </table:table-cell>
          <table:table-cell office:value-type="float" office:value="1277">
            <text:p>1277</text:p>
          </table:table-cell>
          <table:table-cell office:value-type="float" office:value="9140">
            <text:p>9140</text:p>
          </table:table-cell>
          <table:table-cell office:value-type="float" office:value="12742">
            <text:p>12742</text:p>
          </table:table-cell>
          <table:table-cell office:value-type="float" office:value="19177">
            <text:p>19177</text:p>
          </table:table-cell>
          <table:table-cell office:value-type="float" office:value="-100.875">
            <text:p>-100.875</text:p>
          </table:table-cell>
          <table:table-cell office:value-type="float" office:value="-308">
            <text:p>-308</text:p>
          </table:table-cell>
          <table:table-cell office:value-type="float" office:value="-110.625">
            <text:p>-110.625</text:p>
          </table:table-cell>
          <table:table-cell office:value-type="float" office:value="-0.0110366520787746">
            <text:p>-0.0110366521</text:p>
          </table:table-cell>
          <table:table-cell office:value-type="float" office:value="-0.0241720295087113">
            <text:p>-0.0241720295</text:p>
          </table:table-cell>
          <table:table-cell office:value-type="float" office:value="-0.00576862908692705">
            <text:p>-0.0057686291</text:p>
          </table:table-cell>
          <table:table-cell office:value-type="float" office:value="0.96161046079494">
            <text:p>0.9616104608</text:p>
          </table:table-cell>
          <table:table-cell office:value-type="float" office:value="0.916543099260227">
            <text:p>0.9165430993</text:p>
          </table:table-cell>
          <table:table-cell office:value-type="float" office:value="0.979875021275579">
            <text:p>0.9798750213</text:p>
          </table:table-cell>
          <table:table-cell office:value-type="float" office:value="0">
            <text:p>0</text:p>
          </table:table-cell>
          <table:table-cell office:value-type="float" office:value="-28.3276019196969">
            <text:p>-28.32760191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date" office:date-value="2020-12-14">
            <text:p>12/14/20</text:p>
          </table:table-cell>
          <table:table-cell office:value-type="float" office:value="165">
            <text:p>165</text:p>
          </table:table-cell>
          <table:table-cell office:value-type="float" office:value="7667">
            <text:p>7667</text:p>
          </table:table-cell>
          <table:table-cell office:value-type="float" office:value="19245">
            <text:p>19245</text:p>
          </table:table-cell>
          <table:table-cell office:value-type="float" office:value="18.03">
            <text:p>18.03</text:p>
          </table:table-cell>
          <table:table-cell office:value-type="float" office:value="151.8">
            <text:p>151.8</text:p>
          </table:table-cell>
          <table:table-cell office:value-type="float" office:value="7720.8">
            <text:p>7720.8</text:p>
          </table:table-cell>
          <table:table-cell office:value-type="float" office:value="19695">
            <text:p>19695</text:p>
          </table:table-cell>
          <table:table-cell office:value-type="float" office:value="18.12">
            <text:p>18.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233">
            <text:p>1233</text:p>
          </table:table-cell>
          <table:table-cell office:value-type="float" office:value="814">
            <text:p>814</text:p>
          </table:table-cell>
          <table:table-cell office:value-type="float" office:value="8880">
            <text:p>8880</text:p>
          </table:table-cell>
          <table:table-cell office:value-type="float" office:value="13122">
            <text:p>13122</text:p>
          </table:table-cell>
          <table:table-cell office:value-type="float" office:value="17997">
            <text:p>17997</text:p>
          </table:table-cell>
          <table:table-cell office:value-type="float" office:value="-42">
            <text:p>-42</text:p>
          </table:table-cell>
          <table:table-cell office:value-type="float" office:value="-234.75">
            <text:p>-234.75</text:p>
          </table:table-cell>
          <table:table-cell office:value-type="float" office:value="-303.375">
            <text:p>-303.375</text:p>
          </table:table-cell>
          <table:table-cell office:value-type="float" office:value="-0.00472972972972973">
            <text:p>-0.0047297297</text:p>
          </table:table-cell>
          <table:table-cell office:value-type="float" office:value="-0.0178898033836305">
            <text:p>-0.0178898034</text:p>
          </table:table-cell>
          <table:table-cell office:value-type="float" office:value="-0.0168569761626938">
            <text:p>-0.0168569762</text:p>
          </table:table-cell>
          <table:table-cell office:value-type="float" office:value="0.983489791818846">
            <text:p>0.9834897918</text:p>
          </table:table-cell>
          <table:table-cell office:value-type="float" office:value="0.938012976484899">
            <text:p>0.9380129765</text:p>
          </table:table-cell>
          <table:table-cell office:value-type="float" office:value="0.941557532415457">
            <text:p>0.941557532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date" office:date-value="2020-12-15">
            <text:p>12/15/20</text:p>
          </table:table-cell>
          <table:table-cell office:value-type="float" office:value="107">
            <text:p>107</text:p>
          </table:table-cell>
          <table:table-cell office:value-type="float" office:value="7845">
            <text:p>7845</text:p>
          </table:table-cell>
          <table:table-cell office:value-type="float" office:value="10903">
            <text:p>10903</text:p>
          </table:table-cell>
          <table:table-cell office:value-type="float" office:value="17.36">
            <text:p>17.36</text:p>
          </table:table-cell>
          <table:table-cell office:value-type="float" office:value="150.8">
            <text:p>150.8</text:p>
          </table:table-cell>
          <table:table-cell office:value-type="float" office:value="7663.8">
            <text:p>7663.8</text:p>
          </table:table-cell>
          <table:table-cell office:value-type="float" office:value="17277">
            <text:p>17277</text:p>
          </table:table-cell>
          <table:table-cell office:value-type="float" office:value="18.054">
            <text:p>1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1218">
            <text:p>1218</text:p>
          </table:table-cell>
          <table:table-cell office:value-type="float" office:value="540">
            <text:p>540</text:p>
          </table:table-cell>
          <table:table-cell office:value-type="float" office:value="803">
            <text:p>803</text:p>
          </table:table-cell>
          <table:table-cell office:value-type="float" office:value="8493">
            <text:p>8493</text:p>
          </table:table-cell>
          <table:table-cell office:value-type="float" office:value="13138">
            <text:p>13138</text:p>
          </table:table-cell>
          <table:table-cell office:value-type="float" office:value="18191">
            <text:p>18191</text:p>
          </table:table-cell>
          <table:table-cell office:value-type="float" office:value="-227.875">
            <text:p>-227.875</text:p>
          </table:table-cell>
          <table:table-cell office:value-type="float" office:value="-268.125">
            <text:p>-268.125</text:p>
          </table:table-cell>
          <table:table-cell office:value-type="float" office:value="-379.375">
            <text:p>-379.375</text:p>
          </table:table-cell>
          <table:table-cell office:value-type="float" office:value="-0.0268309195808313">
            <text:p>-0.0268309196</text:p>
          </table:table-cell>
          <table:table-cell office:value-type="float" office:value="-0.0204083574364439">
            <text:p>-0.0204083574</text:p>
          </table:table-cell>
          <table:table-cell office:value-type="float" office:value="-0.0208550931779451">
            <text:p>-0.0208550932</text:p>
          </table:table-cell>
          <table:table-cell office:value-type="float" office:value="0.907502782028375">
            <text:p>0.907502782</text:p>
          </table:table-cell>
          <table:table-cell office:value-type="float" office:value="0.929387091036823">
            <text:p>0.929387091</text:p>
          </table:table-cell>
          <table:table-cell office:value-type="float" office:value="0.927859646303655">
            <text:p>0.9278596463</text:p>
          </table:table-cell>
          <table:table-cell office:value-type="float" office:value="-25.4857512392928">
            <text:p>-25.4857512393</text:p>
          </table:table-cell>
          <table:table-cell office:value-type="float" office:value="-33.6161240918764">
            <text:p>-33.6161240919</text:p>
          </table:table-cell>
          <table:table-cell office:value-type="float" office:value="-32.8885592541814">
            <text:p>-32.8885592542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date" office:date-value="2020-12-16">
            <text:p>12/16/20</text:p>
          </table:table-cell>
          <table:table-cell office:value-type="float" office:value="144">
            <text:p>144</text:p>
          </table:table-cell>
          <table:table-cell office:value-type="float" office:value="7639">
            <text:p>7639</text:p>
          </table:table-cell>
          <table:table-cell office:value-type="float" office:value="12636">
            <text:p>12636</text:p>
          </table:table-cell>
          <table:table-cell office:value-type="float" office:value="22.19">
            <text:p>22.19</text:p>
          </table:table-cell>
          <table:table-cell office:value-type="float" office:value="152">
            <text:p>152</text:p>
          </table:table-cell>
          <table:table-cell office:value-type="float" office:value="7601.6">
            <text:p>7601.6</text:p>
          </table:table-cell>
          <table:table-cell office:value-type="float" office:value="18642.6">
            <text:p>18642.6</text:p>
          </table:table-cell>
          <table:table-cell office:value-type="float" office:value="17.526">
            <text:p>17.526</text:p>
          </table:table-cell>
          <table:table-cell table:number-columns-repeated="3" office:value-type="float" office:value="2">
            <text:p>2</text:p>
          </table:table-cell>
          <table:table-cell office:value-type="float" office:value="796">
            <text:p>796</text:p>
          </table:table-cell>
          <table:table-cell office:value-type="float" office:value="1207">
            <text:p>1207</text:p>
          </table:table-cell>
          <table:table-cell office:value-type="float" office:value="534">
            <text:p>534</text:p>
          </table:table-cell>
          <table:table-cell office:value-type="float" office:value="8845">
            <text:p>8845</text:p>
          </table:table-cell>
          <table:table-cell office:value-type="float" office:value="12178">
            <text:p>12178</text:p>
          </table:table-cell>
          <table:table-cell office:value-type="float" office:value="17138">
            <text:p>17138</text:p>
          </table:table-cell>
          <table:table-cell office:value-type="float" office:value="-225.125">
            <text:p>-225.125</text:p>
          </table:table-cell>
          <table:table-cell office:value-type="float" office:value="-197.875">
            <text:p>-197.875</text:p>
          </table:table-cell>
          <table:table-cell office:value-type="float" office:value="-379.125">
            <text:p>-379.125</text:p>
          </table:table-cell>
          <table:table-cell office:value-type="float" office:value="-0.0254522328999435">
            <text:p>-0.0254522329</text:p>
          </table:table-cell>
          <table:table-cell office:value-type="float" office:value="-0.0162485629824273">
            <text:p>-0.016248563</text:p>
          </table:table-cell>
          <table:table-cell office:value-type="float" office:value="-0.0221218928696464">
            <text:p>-0.0221218929</text:p>
          </table:table-cell>
          <table:table-cell office:value-type="float" office:value="0.912186904523">
            <text:p>0.9121869045</text:p>
          </table:table-cell>
          <table:table-cell office:value-type="float" office:value="0.943647500527532">
            <text:p>0.9436475005</text:p>
          </table:table-cell>
          <table:table-cell office:value-type="float" office:value="0.923532556118744">
            <text:p>0.9235325561</text:p>
          </table:table-cell>
          <table:table-cell office:value-type="float" office:value="-26.8851934588187">
            <text:p>-26.8851934588</text:p>
          </table:table-cell>
          <table:table-cell office:value-type="float" office:value="0">
            <text:p>0</text:p>
          </table:table-cell>
          <table:table-cell office:value-type="float" office:value="-30.9852206615561">
            <text:p>-30.9852206616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date" office:date-value="2020-12-17">
            <text:p>12/17/20</text:p>
          </table:table-cell>
          <table:table-cell office:value-type="float" office:value="157">
            <text:p>157</text:p>
          </table:table-cell>
          <table:table-cell office:value-type="float" office:value="7522">
            <text:p>7522</text:p>
          </table:table-cell>
          <table:table-cell office:value-type="float" office:value="18362">
            <text:p>18362</text:p>
          </table:table-cell>
          <table:table-cell office:value-type="float" office:value="16.24">
            <text:p>16.24</text:p>
          </table:table-cell>
          <table:table-cell office:value-type="float" office:value="156.8">
            <text:p>156.8</text:p>
          </table:table-cell>
          <table:table-cell office:value-type="float" office:value="7527.2">
            <text:p>7527.2</text:p>
          </table:table-cell>
          <table:table-cell office:value-type="float" office:value="19634.4">
            <text:p>19634.4</text:p>
          </table:table-cell>
          <table:table-cell office:value-type="float" office:value="17.262">
            <text:p>17.2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81">
            <text:p>781</text:p>
          </table:table-cell>
          <table:table-cell office:value-type="float" office:value="521">
            <text:p>521</text:p>
          </table:table-cell>
          <table:table-cell office:value-type="float" office:value="9026">
            <text:p>9026</text:p>
          </table:table-cell>
          <table:table-cell office:value-type="float" office:value="11731">
            <text:p>11731</text:p>
          </table:table-cell>
          <table:table-cell office:value-type="float" office:value="17158">
            <text:p>17158</text:p>
          </table:table-cell>
          <table:table-cell office:value-type="float" office:value="-79">
            <text:p>-79</text:p>
          </table:table-cell>
          <table:table-cell office:value-type="float" office:value="-191.5">
            <text:p>-191.5</text:p>
          </table:table-cell>
          <table:table-cell office:value-type="float" office:value="-413.625">
            <text:p>-413.625</text:p>
          </table:table-cell>
          <table:table-cell office:value-type="float" office:value="-0.00875249279858187">
            <text:p>-0.0087524928</text:p>
          </table:table-cell>
          <table:table-cell office:value-type="float" office:value="-0.0163242690307732">
            <text:p>-0.016324269</text:p>
          </table:table-cell>
          <table:table-cell office:value-type="float" office:value="-0.0241068306329409">
            <text:p>-0.0241068306</text:p>
          </table:table-cell>
          <table:table-cell office:value-type="float" office:value="0.969516423220134">
            <text:p>0.9695164232</text:p>
          </table:table-cell>
          <table:table-cell office:value-type="float" office:value="0.943387362640697">
            <text:p>0.9433873626</text:p>
          </table:table-cell>
          <table:table-cell office:value-type="float" office:value="0.916765125779711">
            <text:p>0.9167651258</text:p>
          </table:table-cell>
          <table:table-cell table:number-columns-repeated="2" office:value-type="float" office:value="0">
            <text:p>0</text:p>
          </table:table-cell>
          <table:table-cell office:value-type="float" office:value="-28.4051612312286">
            <text:p>-28.4051612312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date" office:date-value="2020-12-18">
            <text:p>12/18/20</text:p>
          </table:table-cell>
          <table:table-cell office:value-type="float" office:value="187">
            <text:p>187</text:p>
          </table:table-cell>
          <table:table-cell office:value-type="float" office:value="7335">
            <text:p>7335</text:p>
          </table:table-cell>
          <table:table-cell office:value-type="float" office:value="32067">
            <text:p>32067</text:p>
          </table:table-cell>
          <table:table-cell office:value-type="float" office:value="13.81">
            <text:p>13.81</text:p>
          </table:table-cell>
          <table:table-cell office:value-type="float" office:value="172.4">
            <text:p>172.4</text:p>
          </table:table-cell>
          <table:table-cell office:value-type="float" office:value="7362.6">
            <text:p>7362.6</text:p>
          </table:table-cell>
          <table:table-cell office:value-type="float" office:value="22260.4">
            <text:p>22260.4</text:p>
          </table:table-cell>
          <table:table-cell office:value-type="float" office:value="16.26">
            <text:p>16.26</text:p>
          </table:table-cell>
          <table:table-cell table:number-columns-repeated="3" office:value-type="float" office:value="2">
            <text:p>2</text:p>
          </table:table-cell>
          <table:table-cell office:value-type="float" office:value="428">
            <text:p>428</text:p>
          </table:table-cell>
          <table:table-cell office:value-type="float" office:value="1085">
            <text:p>1085</text:p>
          </table:table-cell>
          <table:table-cell office:value-type="float" office:value="685">
            <text:p>685</text:p>
          </table:table-cell>
          <table:table-cell office:value-type="float" office:value="8865">
            <text:p>8865</text:p>
          </table:table-cell>
          <table:table-cell office:value-type="float" office:value="12592">
            <text:p>12592</text:p>
          </table:table-cell>
          <table:table-cell office:value-type="float" office:value="17997">
            <text:p>17997</text:p>
          </table:table-cell>
          <table:table-cell office:value-type="float" office:value="-87.75">
            <text:p>-87.75</text:p>
          </table:table-cell>
          <table:table-cell office:value-type="float" office:value="-276.25">
            <text:p>-276.25</text:p>
          </table:table-cell>
          <table:table-cell office:value-type="float" office:value="-303.375">
            <text:p>-303.375</text:p>
          </table:table-cell>
          <table:table-cell office:value-type="float" office:value="-0.00989847715736041">
            <text:p>-0.0098984772</text:p>
          </table:table-cell>
          <table:table-cell office:value-type="float" office:value="-0.0219385324015248">
            <text:p>-0.0219385324</text:p>
          </table:table-cell>
          <table:table-cell office:value-type="float" office:value="-0.0168569761626938">
            <text:p>-0.0168569762</text:p>
          </table:table-cell>
          <table:table-cell office:value-type="float" office:value="0.965547370455307">
            <text:p>0.9655473705</text:p>
          </table:table-cell>
          <table:table-cell office:value-type="float" office:value="0.924158483034371">
            <text:p>0.924158483</text:p>
          </table:table-cell>
          <table:table-cell office:value-type="float" office:value="0.941557532415457">
            <text:p>0.9415575324</text:p>
          </table:table-cell>
          <table:table-cell office:value-type="float" office:value="0">
            <text:p>0</text:p>
          </table:table-cell>
          <table:table-cell office:value-type="float" office:value="-31.2471108769368">
            <text:p>-31.247110876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date" office:date-value="2020-12-19">
            <text:p>12/19/20</text:p>
          </table:table-cell>
          <table:table-cell office:value-type="float" office:value="189">
            <text:p>189</text:p>
          </table:table-cell>
          <table:table-cell office:value-type="float" office:value="7295">
            <text:p>7295</text:p>
          </table:table-cell>
          <table:table-cell office:value-type="float" office:value="24204">
            <text:p>24204</text:p>
          </table:table-cell>
          <table:table-cell office:value-type="float" office:value="16.71">
            <text:p>16.71</text:p>
          </table:table-cell>
          <table:table-cell office:value-type="float" office:value="180.2">
            <text:p>180.2</text:p>
          </table:table-cell>
          <table:table-cell office:value-type="float" office:value="7254.2">
            <text:p>7254.2</text:p>
          </table:table-cell>
          <table:table-cell office:value-type="float" office:value="22823.4">
            <text:p>22823.4</text:p>
          </table:table-cell>
          <table:table-cell office:value-type="float" office:value="14.594">
            <text:p>14.594</text:p>
          </table:table-cell>
          <table:table-cell table:number-columns-repeated="3" office:value-type="float" office:value="2">
            <text:p>2</text:p>
          </table:table-cell>
          <table:table-cell office:value-type="float" office:value="735">
            <text:p>735</text:p>
          </table:table-cell>
          <table:table-cell office:value-type="float" office:value="482">
            <text:p>482</text:p>
          </table:table-cell>
          <table:table-cell office:value-type="float" office:value="1130">
            <text:p>1130</text:p>
          </table:table-cell>
          <table:table-cell office:value-type="float" office:value="8544">
            <text:p>8544</text:p>
          </table:table-cell>
          <table:table-cell office:value-type="float" office:value="11255">
            <text:p>11255</text:p>
          </table:table-cell>
          <table:table-cell office:value-type="float" office:value="18223">
            <text:p>18223</text:p>
          </table:table-cell>
          <table:table-cell office:value-type="float" office:value="-178.875">
            <text:p>-178.875</text:p>
          </table:table-cell>
          <table:table-cell office:value-type="float" office:value="-167.875">
            <text:p>-167.875</text:p>
          </table:table-cell>
          <table:table-cell office:value-type="float" office:value="-332">
            <text:p>-332</text:p>
          </table:table-cell>
          <table:table-cell office:value-type="float" office:value="-0.0209357443820225">
            <text:p>-0.0209357444</text:p>
          </table:table-cell>
          <table:table-cell office:value-type="float" office:value="-0.0149155930697468">
            <text:p>-0.0149155931</text:p>
          </table:table-cell>
          <table:table-cell office:value-type="float" office:value="-0.0182187345662075">
            <text:p>-0.0182187346</text:p>
          </table:table-cell>
          <table:table-cell office:value-type="float" office:value="0.927583973232867">
            <text:p>0.9275839732</text:p>
          </table:table-cell>
          <table:table-cell office:value-type="float" office:value="0.948231475092466">
            <text:p>0.9482314751</text:p>
          </table:table-cell>
          <table:table-cell office:value-type="float" office:value="0.936884996705094">
            <text:p>0.9368849967</text:p>
          </table:table-cell>
          <table:table-cell office:value-type="float" office:value="-32.7605174121908">
            <text:p>-32.760517412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date" office:date-value="2020-12-20">
            <text:p>12/20/20</text:p>
          </table:table-cell>
          <table:table-cell office:value-type="float" office:value="185">
            <text:p>185</text:p>
          </table:table-cell>
          <table:table-cell office:value-type="float" office:value="7022">
            <text:p>7022</text:p>
          </table:table-cell>
          <table:table-cell office:value-type="float" office:value="24033">
            <text:p>24033</text:p>
          </table:table-cell>
          <table:table-cell office:value-type="float" office:value="12.35">
            <text:p>12.35</text:p>
          </table:table-cell>
          <table:table-cell office:value-type="float" office:value="184.8">
            <text:p>184.8</text:p>
          </table:table-cell>
          <table:table-cell office:value-type="float" office:value="7174.6">
            <text:p>7174.6</text:p>
          </table:table-cell>
          <table:table-cell office:value-type="float" office:value="20738.4">
            <text:p>20738.4</text:p>
          </table:table-cell>
          <table:table-cell office:value-type="float" office:value="14.466">
            <text:p>14.466</text:p>
          </table:table-cell>
          <table:table-cell table:number-columns-repeated="3" office:value-type="float" office:value="2">
            <text:p>2</text:p>
          </table:table-cell>
          <table:table-cell office:value-type="float" office:value="756">
            <text:p>756</text:p>
          </table:table-cell>
          <table:table-cell office:value-type="float" office:value="507">
            <text:p>507</text:p>
          </table:table-cell>
          <table:table-cell office:value-type="float" office:value="1146">
            <text:p>1146</text:p>
          </table:table-cell>
          <table:table-cell office:value-type="float" office:value="8116">
            <text:p>8116</text:p>
          </table:table-cell>
          <table:table-cell office:value-type="float" office:value="11190">
            <text:p>11190</text:p>
          </table:table-cell>
          <table:table-cell office:value-type="float" office:value="16548">
            <text:p>16548</text:p>
          </table:table-cell>
          <table:table-cell office:value-type="float" office:value="-137">
            <text:p>-137</text:p>
          </table:table-cell>
          <table:table-cell office:value-type="float" office:value="-255.625">
            <text:p>-255.625</text:p>
          </table:table-cell>
          <table:table-cell office:value-type="float" office:value="-242.875">
            <text:p>-242.875</text:p>
          </table:table-cell>
          <table:table-cell office:value-type="float" office:value="-0.0168802365697388">
            <text:p>-0.0168802366</text:p>
          </table:table-cell>
          <table:table-cell office:value-type="float" office:value="-0.0228440571939231">
            <text:p>-0.0228440572</text:p>
          </table:table-cell>
          <table:table-cell office:value-type="float" office:value="-0.0146770002417211">
            <text:p>-0.0146770002</text:p>
          </table:table-cell>
          <table:table-cell office:value-type="float" office:value="0.941477659083749">
            <text:p>0.9414776591</text:p>
          </table:table-cell>
          <table:table-cell office:value-type="float" office:value="0.921068627681464">
            <text:p>0.9210686277</text:p>
          </table:table-cell>
          <table:table-cell office:value-type="float" office:value="0.949052711252724">
            <text:p>0.9490527113</text:p>
          </table:table-cell>
          <table:table-cell office:value-type="float" office:value="0">
            <text:p>0</text:p>
          </table:table-cell>
          <table:table-cell office:value-type="float" office:value="-29.9946517893513">
            <text:p>-29.99465178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date" office:date-value="2020-12-21">
            <text:p>12/21/20</text:p>
          </table:table-cell>
          <table:table-cell office:value-type="float" office:value="183">
            <text:p>183</text:p>
          </table:table-cell>
          <table:table-cell office:value-type="float" office:value="7097">
            <text:p>7097</text:p>
          </table:table-cell>
          <table:table-cell office:value-type="float" office:value="15451">
            <text:p>15451</text:p>
          </table:table-cell>
          <table:table-cell office:value-type="float" office:value="13.86">
            <text:p>13.86</text:p>
          </table:table-cell>
          <table:table-cell office:value-type="float" office:value="178.2">
            <text:p>178.2</text:p>
          </table:table-cell>
          <table:table-cell office:value-type="float" office:value="7053">
            <text:p>7053</text:p>
          </table:table-cell>
          <table:table-cell office:value-type="float" office:value="18572.8">
            <text:p>18572.8</text:p>
          </table:table-cell>
          <table:table-cell office:value-type="float" office:value="13.488">
            <text:p>13.488</text:p>
          </table:table-cell>
          <table:table-cell table:number-columns-repeated="3" office:value-type="float" office:value="2">
            <text:p>2</text:p>
          </table:table-cell>
          <table:table-cell office:value-type="float" office:value="1089">
            <text:p>1089</text:p>
          </table:table-cell>
          <table:table-cell office:value-type="float" office:value="461">
            <text:p>461</text:p>
          </table:table-cell>
          <table:table-cell office:value-type="float" office:value="1089">
            <text:p>1089</text:p>
          </table:table-cell>
          <table:table-cell office:value-type="float" office:value="7798">
            <text:p>7798</text:p>
          </table:table-cell>
          <table:table-cell office:value-type="float" office:value="11522">
            <text:p>11522</text:p>
          </table:table-cell>
          <table:table-cell office:value-type="float" office:value="15976">
            <text:p>15976</text:p>
          </table:table-cell>
          <table:table-cell office:value-type="float" office:value="-86.875">
            <text:p>-86.875</text:p>
          </table:table-cell>
          <table:table-cell office:value-type="float" office:value="-111.125">
            <text:p>-111.125</text:p>
          </table:table-cell>
          <table:table-cell office:value-type="float" office:value="-244">
            <text:p>-244</text:p>
          </table:table-cell>
          <table:table-cell office:value-type="float" office:value="-0.0111406770966915">
            <text:p>-0.0111406771</text:p>
          </table:table-cell>
          <table:table-cell office:value-type="float" office:value="-0.00964459295261239">
            <text:p>-0.009644593</text:p>
          </table:table-cell>
          <table:table-cell office:value-type="float" office:value="-0.0152729093640461">
            <text:p>-0.0152729094</text:p>
          </table:table-cell>
          <table:table-cell office:value-type="float" office:value="0.961250894946478">
            <text:p>0.9612508949</text:p>
          </table:table-cell>
          <table:table-cell office:value-type="float" office:value="0.966426240285371">
            <text:p>0.9664262403</text:p>
          </table:table-cell>
          <table:table-cell office:value-type="float" office:value="0.947002010276306">
            <text:p>0.947002010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date" office:date-value="2020-12-22">
            <text:p>12/22/20</text:p>
          </table:table-cell>
          <table:table-cell office:value-type="float" office:value="180">
            <text:p>180</text:p>
          </table:table-cell>
          <table:table-cell office:value-type="float" office:value="7124">
            <text:p>7124</text:p>
          </table:table-cell>
          <table:table-cell office:value-type="float" office:value="7937">
            <text:p>7937</text:p>
          </table:table-cell>
          <table:table-cell office:value-type="float" office:value="15.6">
            <text:p>15.6</text:p>
          </table:table-cell>
          <table:table-cell office:value-type="float" office:value="163">
            <text:p>163</text:p>
          </table:table-cell>
          <table:table-cell office:value-type="float" office:value="6870.4">
            <text:p>6870.4</text:p>
          </table:table-cell>
          <table:table-cell office:value-type="float" office:value="18969.2">
            <text:p>18969.2</text:p>
          </table:table-cell>
          <table:table-cell office:value-type="float" office:value="12.66">
            <text:p>12.66</text:p>
          </table:table-cell>
          <table:table-cell table:number-columns-repeated="3" office:value-type="float" office:value="2">
            <text:p>2</text:p>
          </table:table-cell>
          <table:table-cell office:value-type="float" office:value="1011">
            <text:p>1011</text:p>
          </table:table-cell>
          <table:table-cell office:value-type="float" office:value="635">
            <text:p>635</text:p>
          </table:table-cell>
          <table:table-cell office:value-type="float" office:value="1011">
            <text:p>1011</text:p>
          </table:table-cell>
          <table:table-cell office:value-type="float" office:value="7546">
            <text:p>7546</text:p>
          </table:table-cell>
          <table:table-cell office:value-type="float" office:value="11255">
            <text:p>11255</text:p>
          </table:table-cell>
          <table:table-cell office:value-type="float" office:value="16521">
            <text:p>16521</text:p>
          </table:table-cell>
          <table:table-cell office:value-type="float" office:value="-207.875">
            <text:p>-207.875</text:p>
          </table:table-cell>
          <table:table-cell office:value-type="float" office:value="-93.75">
            <text:p>-93.75</text:p>
          </table:table-cell>
          <table:table-cell office:value-type="float" office:value="-269.5">
            <text:p>-269.5</text:p>
          </table:table-cell>
          <table:table-cell office:value-type="float" office:value="-0.0275477073946462">
            <text:p>-0.0275477074</text:p>
          </table:table-cell>
          <table:table-cell office:value-type="float" office:value="-0.00832963127498889">
            <text:p>-0.0083296313</text:p>
          </table:table-cell>
          <table:table-cell office:value-type="float" office:value="-0.0163125718782156">
            <text:p>-0.0163125719</text:p>
          </table:table-cell>
          <table:table-cell office:value-type="float" office:value="0.905070421436832">
            <text:p>0.9050704214</text:p>
          </table:table-cell>
          <table:table-cell office:value-type="float" office:value="0.970982280741606">
            <text:p>0.9709822807</text:p>
          </table:table-cell>
          <table:table-cell office:value-type="float" office:value="0.943427554428758">
            <text:p>0.9434275544</text:p>
          </table:table-cell>
          <table:table-cell office:value-type="float" office:value="-24.8135140246425">
            <text:p>-24.813514024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date" office:date-value="2020-12-23">
            <text:p>12/23/20</text:p>
          </table:table-cell>
          <table:table-cell office:value-type="float" office:value="154">
            <text:p>154</text:p>
          </table:table-cell>
          <table:table-cell office:value-type="float" office:value="6727">
            <text:p>6727</text:p>
          </table:table-cell>
          <table:table-cell office:value-type="float" office:value="21239">
            <text:p>21239</text:p>
          </table:table-cell>
          <table:table-cell office:value-type="float" office:value="8.92">
            <text:p>8.92</text:p>
          </table:table-cell>
          <table:table-cell office:value-type="float" office:value="146.8">
            <text:p>146.8</text:p>
          </table:table-cell>
          <table:table-cell office:value-type="float" office:value="6667.2">
            <text:p>6667.2</text:p>
          </table:table-cell>
          <table:table-cell office:value-type="float" office:value="18593.4">
            <text:p>18593.4</text:p>
          </table:table-cell>
          <table:table-cell office:value-type="float" office:value="12.546">
            <text:p>12.546</text:p>
          </table:table-cell>
          <table:table-cell table:number-columns-repeated="3" office:value-type="float" office:value="2">
            <text:p>2</text:p>
          </table:table-cell>
          <table:table-cell office:value-type="float" office:value="971">
            <text:p>971</text:p>
          </table:table-cell>
          <table:table-cell table:number-columns-repeated="2" office:value-type="float" office:value="369">
            <text:p>369</text:p>
          </table:table-cell>
          <table:table-cell office:value-type="float" office:value="7610">
            <text:p>7610</text:p>
          </table:table-cell>
          <table:table-cell office:value-type="float" office:value="11052">
            <text:p>11052</text:p>
          </table:table-cell>
          <table:table-cell office:value-type="float" office:value="15072">
            <text:p>15072</text:p>
          </table:table-cell>
          <table:table-cell office:value-type="float" office:value="-176.375">
            <text:p>-176.375</text:p>
          </table:table-cell>
          <table:table-cell office:value-type="float" office:value="-302">
            <text:p>-302</text:p>
          </table:table-cell>
          <table:table-cell office:value-type="float" office:value="-213.625">
            <text:p>-213.625</text:p>
          </table:table-cell>
          <table:table-cell office:value-type="float" office:value="-0.023176741130092">
            <text:p>-0.0231767411</text:p>
          </table:table-cell>
          <table:table-cell office:value-type="float" office:value="-0.0273253709735794">
            <text:p>-0.027325371</text:p>
          </table:table-cell>
          <table:table-cell office:value-type="float" office:value="-0.0141736332271762">
            <text:p>-0.0141736332</text:p>
          </table:table-cell>
          <table:table-cell office:value-type="float" office:value="0.919934242250324">
            <text:p>0.9199342423</text:p>
          </table:table-cell>
          <table:table-cell office:value-type="float" office:value="0.905824686354206">
            <text:p>0.9058246864</text:p>
          </table:table-cell>
          <table:table-cell office:value-type="float" office:value="0.950786031787446">
            <text:p>0.9507860318</text:p>
          </table:table-cell>
          <table:table-cell office:value-type="float" office:value="-29.5590884736012">
            <text:p>-29.5590884736</text:p>
          </table:table-cell>
          <table:table-cell office:value-type="float" office:value="-25.0182586702376">
            <text:p>-25.01825867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date" office:date-value="2020-12-24">
            <text:p>12/24/20</text:p>
          </table:table-cell>
          <table:table-cell office:value-type="float" office:value="113">
            <text:p>113</text:p>
          </table:table-cell>
          <table:table-cell office:value-type="float" office:value="6382">
            <text:p>6382</text:p>
          </table:table-cell>
          <table:table-cell office:value-type="float" office:value="26186">
            <text:p>26186</text:p>
          </table:table-cell>
          <table:table-cell office:value-type="float" office:value="12.57">
            <text:p>12.57</text:p>
          </table:table-cell>
          <table:table-cell office:value-type="float" office:value="133.8">
            <text:p>133.8</text:p>
          </table:table-cell>
          <table:table-cell office:value-type="float" office:value="6448.4">
            <text:p>6448.4</text:p>
          </table:table-cell>
          <table:table-cell office:value-type="float" office:value="17402">
            <text:p>17402</text:p>
          </table:table-cell>
          <table:table-cell office:value-type="float" office:value="12.298">
            <text:p>12.298</text:p>
          </table:table-cell>
          <table:table-cell table:number-columns-repeated="3" office:value-type="float" office:value="2">
            <text:p>2</text:p>
          </table:table-cell>
          <table:table-cell office:value-type="float" office:value="931">
            <text:p>931</text:p>
          </table:table-cell>
          <table:table-cell office:value-type="float" office:value="574">
            <text:p>574</text:p>
          </table:table-cell>
          <table:table-cell office:value-type="float" office:value="931">
            <text:p>931</text:p>
          </table:table-cell>
          <table:table-cell office:value-type="float" office:value="7921">
            <text:p>7921</text:p>
          </table:table-cell>
          <table:table-cell office:value-type="float" office:value="10264">
            <text:p>10264</text:p>
          </table:table-cell>
          <table:table-cell office:value-type="float" office:value="15075">
            <text:p>15075</text:p>
          </table:table-cell>
          <table:table-cell office:value-type="float" office:value="-105.5">
            <text:p>-105.5</text:p>
          </table:table-cell>
          <table:table-cell office:value-type="float" office:value="-144.375">
            <text:p>-144.375</text:p>
          </table:table-cell>
          <table:table-cell office:value-type="float" office:value="-401.375">
            <text:p>-401.375</text:p>
          </table:table-cell>
          <table:table-cell office:value-type="float" office:value="-0.0133190253755839">
            <text:p>-0.0133190254</text:p>
          </table:table-cell>
          <table:table-cell office:value-type="float" office:value="-0.0140661535463757">
            <text:p>-0.0140661535</text:p>
          </table:table-cell>
          <table:table-cell office:value-type="float" office:value="-0.0266252072968491">
            <text:p>-0.0266252073</text:p>
          </table:table-cell>
          <table:table-cell office:value-type="float" office:value="0.953731108201889">
            <text:p>0.9537311082</text:p>
          </table:table-cell>
          <table:table-cell office:value-type="float" office:value="0.951156261671842">
            <text:p>0.9511562617</text:p>
          </table:table-cell>
          <table:table-cell office:value-type="float" office:value="0.908201221721685">
            <text:p>0.9082012217</text:p>
          </table:table-cell>
          <table:table-cell table:number-columns-repeated="2" office:value-type="float" office:value="0">
            <text:p>0</text:p>
          </table:table-cell>
          <table:table-cell office:value-type="float" office:value="-25.6853618825803">
            <text:p>-25.6853618826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date" office:date-value="2020-12-25">
            <text:p>12/25/20</text:p>
          </table:table-cell>
          <table:table-cell office:value-type="float" office:value="104">
            <text:p>104</text:p>
          </table:table-cell>
          <table:table-cell office:value-type="float" office:value="6006">
            <text:p>6006</text:p>
          </table:table-cell>
          <table:table-cell office:value-type="float" office:value="22154">
            <text:p>22154</text:p>
          </table:table-cell>
          <table:table-cell office:value-type="float" office:value="11.78">
            <text:p>11.78</text:p>
          </table:table-cell>
          <table:table-cell office:value-type="float" office:value="117">
            <text:p>117</text:p>
          </table:table-cell>
          <table:table-cell office:value-type="float" office:value="6238">
            <text:p>6238</text:p>
          </table:table-cell>
          <table:table-cell office:value-type="float" office:value="16473">
            <text:p>16473</text:p>
          </table:table-cell>
          <table:table-cell office:value-type="float" office:value="13.418">
            <text:p>13.41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914">
            <text:p>914</text:p>
          </table:table-cell>
          <table:table-cell office:value-type="float" office:value="7832">
            <text:p>7832</text:p>
          </table:table-cell>
          <table:table-cell office:value-type="float" office:value="11142">
            <text:p>11142</text:p>
          </table:table-cell>
          <table:table-cell office:value-type="float" office:value="15976">
            <text:p>15976</text:p>
          </table:table-cell>
          <table:table-cell office:value-type="float" office:value="-63.125">
            <text:p>-63.125</text:p>
          </table:table-cell>
          <table:table-cell office:value-type="float" office:value="-134.375">
            <text:p>-134.375</text:p>
          </table:table-cell>
          <table:table-cell office:value-type="float" office:value="-244">
            <text:p>-244</text:p>
          </table:table-cell>
          <table:table-cell office:value-type="float" office:value="-0.00805988253319714">
            <text:p>-0.0080598825</text:p>
          </table:table-cell>
          <table:table-cell office:value-type="float" office:value="-0.0120602225812242">
            <text:p>-0.0120602226</text:p>
          </table:table-cell>
          <table:table-cell office:value-type="float" office:value="-0.0152729093640461">
            <text:p>-0.0152729094</text:p>
          </table:table-cell>
          <table:table-cell office:value-type="float" office:value="0.97191773607845">
            <text:p>0.9719177361</text:p>
          </table:table-cell>
          <table:table-cell office:value-type="float" office:value="0.958074300944384">
            <text:p>0.9580743009</text:p>
          </table:table-cell>
          <table:table-cell office:value-type="float" office:value="0.947002010276306">
            <text:p>0.947002010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date" office:date-value="2020-12-26">
            <text:p>12/26/20</text:p>
          </table:table-cell>
          <table:table-cell office:value-type="float" office:value="118">
            <text:p>118</text:p>
          </table:table-cell>
          <table:table-cell office:value-type="float" office:value="6003">
            <text:p>6003</text:p>
          </table:table-cell>
          <table:table-cell office:value-type="float" office:value="9494">
            <text:p>9494</text:p>
          </table:table-cell>
          <table:table-cell office:value-type="float" office:value="12.62">
            <text:p>12.62</text:p>
          </table:table-cell>
          <table:table-cell office:value-type="float" office:value="109">
            <text:p>109</text:p>
          </table:table-cell>
          <table:table-cell office:value-type="float" office:value="6144.8">
            <text:p>6144.8</text:p>
          </table:table-cell>
          <table:table-cell office:value-type="float" office:value="13154.6">
            <text:p>13154.6</text:p>
          </table:table-cell>
          <table:table-cell office:value-type="float" office:value="14.256">
            <text:p>14.2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06">
            <text:p>1006</text:p>
          </table:table-cell>
          <table:table-cell office:value-type="float" office:value="454">
            <text:p>454</text:p>
          </table:table-cell>
          <table:table-cell office:value-type="float" office:value="7546">
            <text:p>7546</text:p>
          </table:table-cell>
          <table:table-cell office:value-type="float" office:value="10220">
            <text:p>10220</text:p>
          </table:table-cell>
          <table:table-cell office:value-type="float" office:value="16635">
            <text:p>16635</text:p>
          </table:table-cell>
          <table:table-cell office:value-type="float" office:value="-207.875">
            <text:p>-207.875</text:p>
          </table:table-cell>
          <table:table-cell office:value-type="float" office:value="-27.25">
            <text:p>-27.25</text:p>
          </table:table-cell>
          <table:table-cell office:value-type="float" office:value="-277.875">
            <text:p>-277.875</text:p>
          </table:table-cell>
          <table:table-cell office:value-type="float" office:value="-0.0275477073946462">
            <text:p>-0.0275477074</text:p>
          </table:table-cell>
          <table:table-cell office:value-type="float" office:value="-0.00266634050880626">
            <text:p>-0.0026663405</text:p>
          </table:table-cell>
          <table:table-cell office:value-type="float" office:value="-0.0167042380522994">
            <text:p>-0.0167042381</text:p>
          </table:table-cell>
          <table:table-cell office:value-type="float" office:value="0.905070421436832">
            <text:p>0.9050704214</text:p>
          </table:table-cell>
          <table:table-cell office:value-type="float" office:value="0.990681742587728">
            <text:p>0.9906817426</text:p>
          </table:table-cell>
          <table:table-cell office:value-type="float" office:value="0.942082068692012">
            <text:p>0.9420820687</text:p>
          </table:table-cell>
          <table:table-cell office:value-type="float" office:value="-24.8135140246425">
            <text:p>-24.813514024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date" office:date-value="2020-12-27">
            <text:p>12/27/20</text:p>
          </table:table-cell>
          <table:table-cell office:value-type="float" office:value="96">
            <text:p>96</text:p>
          </table:table-cell>
          <table:table-cell office:value-type="float" office:value="6072">
            <text:p>6072</text:p>
          </table:table-cell>
          <table:table-cell office:value-type="float" office:value="3292">
            <text:p>3292</text:p>
          </table:table-cell>
          <table:table-cell office:value-type="float" office:value="21.2">
            <text:p>21.2</text:p>
          </table:table-cell>
          <table:table-cell office:value-type="float" office:value="112.6">
            <text:p>112.6</text:p>
          </table:table-cell>
          <table:table-cell office:value-type="float" office:value="6128">
            <text:p>6128</text:p>
          </table:table-cell>
          <table:table-cell office:value-type="float" office:value="9155.4">
            <text:p>9155.4</text:p>
          </table:table-cell>
          <table:table-cell office:value-type="float" office:value="14.656">
            <text:p>14.656</text:p>
          </table:table-cell>
          <table:table-cell table:number-columns-repeated="3" office:value-type="float" office:value="2">
            <text:p>2</text:p>
          </table:table-cell>
          <table:table-cell office:value-type="float" office:value="1059">
            <text:p>1059</text:p>
          </table:table-cell>
          <table:table-cell office:value-type="float" office:value="732">
            <text:p>732</text:p>
          </table:table-cell>
          <table:table-cell office:value-type="float" office:value="1059">
            <text:p>1059</text:p>
          </table:table-cell>
          <table:table-cell office:value-type="float" office:value="7450">
            <text:p>7450</text:p>
          </table:table-cell>
          <table:table-cell office:value-type="float" office:value="9668">
            <text:p>9668</text:p>
          </table:table-cell>
          <table:table-cell office:value-type="float" office:value="15059">
            <text:p>15059</text:p>
          </table:table-cell>
          <table:table-cell office:value-type="float" office:value="55">
            <text:p>55</text:p>
          </table:table-cell>
          <table:table-cell office:value-type="float" office:value="-216.5">
            <text:p>-216.5</text:p>
          </table:table-cell>
          <table:table-cell office:value-type="float" office:value="-226.25">
            <text:p>-226.25</text:p>
          </table:table-cell>
          <table:table-cell office:value-type="float" office:value="0.00738255033557047">
            <text:p>0.0073825503</text:p>
          </table:table-cell>
          <table:table-cell office:value-type="float" office:value="-0.0223934629706247">
            <text:p>-0.022393463</text:p>
          </table:table-cell>
          <table:table-cell office:value-type="float" office:value="-0.015024237997211">
            <text:p>-0.015024238</text:p>
          </table:table-cell>
          <table:table-cell office:value-type="float" office:value="1.02594575019143">
            <text:p>1.0259457502</text:p>
          </table:table-cell>
          <table:table-cell office:value-type="float" office:value="0.922605755283094">
            <text:p>0.9226057553</text:p>
          </table:table-cell>
          <table:table-cell office:value-type="float" office:value="0.947857593355459">
            <text:p>0.9478575934</text:p>
          </table:table-cell>
          <table:table-cell office:value-type="float" office:value="0">
            <text:p>0</text:p>
          </table:table-cell>
          <table:table-cell office:value-type="float" office:value="-30.6052218775052">
            <text:p>-30.60522187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date" office:date-value="2020-12-28">
            <text:p>12/28/20</text:p>
          </table:table-cell>
          <table:table-cell office:value-type="float" office:value="114">
            <text:p>114</text:p>
          </table:table-cell>
          <table:table-cell office:value-type="float" office:value="6261">
            <text:p>6261</text:p>
          </table:table-cell>
          <table:table-cell office:value-type="float" office:value="4647">
            <text:p>4647</text:p>
          </table:table-cell>
          <table:table-cell office:value-type="float" office:value="13.11">
            <text:p>13.11</text:p>
          </table:table-cell>
          <table:table-cell office:value-type="float" office:value="119.2">
            <text:p>119.2</text:p>
          </table:table-cell>
          <table:table-cell office:value-type="float" office:value="6157.8">
            <text:p>6157.8</text:p>
          </table:table-cell>
          <table:table-cell office:value-type="float" office:value="8385">
            <text:p>8385</text:p>
          </table:table-cell>
          <table:table-cell office:value-type="float" office:value="14.454">
            <text:p>14.454</text:p>
          </table:table-cell>
          <table:table-cell table:number-columns-repeated="3" office:value-type="float" office:value="2">
            <text:p>2</text:p>
          </table:table-cell>
          <table:table-cell office:value-type="float" office:value="1085">
            <text:p>1085</text:p>
          </table:table-cell>
          <table:table-cell office:value-type="float" office:value="765">
            <text:p>765</text:p>
          </table:table-cell>
          <table:table-cell office:value-type="float" office:value="561">
            <text:p>561</text:p>
          </table:table-cell>
          <table:table-cell office:value-type="float" office:value="7200">
            <text:p>7200</text:p>
          </table:table-cell>
          <table:table-cell office:value-type="float" office:value="10091">
            <text:p>10091</text:p>
          </table:table-cell>
          <table:table-cell office:value-type="float" office:value="13697">
            <text:p>13697</text:p>
          </table:table-cell>
          <table:table-cell office:value-type="float" office:value="93.125">
            <text:p>93.125</text:p>
          </table:table-cell>
          <table:table-cell office:value-type="float" office:value="-166.5">
            <text:p>-166.5</text:p>
          </table:table-cell>
          <table:table-cell office:value-type="float" office:value="-173">
            <text:p>-173</text:p>
          </table:table-cell>
          <table:table-cell office:value-type="float" office:value="0.0129340277777778">
            <text:p>0.0129340278</text:p>
          </table:table-cell>
          <table:table-cell office:value-type="float" office:value="-0.0164998513526905">
            <text:p>-0.0164998514</text:p>
          </table:table-cell>
          <table:table-cell office:value-type="float" office:value="-0.0126305030298606">
            <text:p>-0.012630503</text:p>
          </table:table-cell>
          <table:table-cell office:value-type="float" office:value="1.04559698380835">
            <text:p>1.0455969838</text:p>
          </table:table-cell>
          <table:table-cell office:value-type="float" office:value="0.942784120651119">
            <text:p>0.9427841207</text:p>
          </table:table-cell>
          <table:table-cell office:value-type="float" office:value="0.956105917424791">
            <text:p>0.956105917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date" office:date-value="2020-12-29">
            <text:p>12/29/20</text:p>
          </table:table-cell>
          <table:table-cell office:value-type="float" office:value="131">
            <text:p>131</text:p>
          </table:table-cell>
          <table:table-cell office:value-type="float" office:value="6298">
            <text:p>6298</text:p>
          </table:table-cell>
          <table:table-cell office:value-type="float" office:value="6190">
            <text:p>6190</text:p>
          </table:table-cell>
          <table:table-cell office:value-type="float" office:value="14.57">
            <text:p>14.57</text:p>
          </table:table-cell>
          <table:table-cell office:value-type="float" office:value="117.2">
            <text:p>117.2</text:p>
          </table:table-cell>
          <table:table-cell office:value-type="float" office:value="6128.4">
            <text:p>6128.4</text:p>
          </table:table-cell>
          <table:table-cell office:value-type="float" office:value="9964.2">
            <text:p>9964.2</text:p>
          </table:table-cell>
          <table:table-cell office:value-type="float" office:value="15.346">
            <text:p>15.346</text:p>
          </table:table-cell>
          <table:table-cell table:number-columns-repeated="3" office:value-type="float" office:value="2">
            <text:p>2</text:p>
          </table:table-cell>
          <table:table-cell office:value-type="float" office:value="1007">
            <text:p>1007</text:p>
          </table:table-cell>
          <table:table-cell office:value-type="float" office:value="494">
            <text:p>494</text:p>
          </table:table-cell>
          <table:table-cell office:value-type="float" office:value="1007">
            <text:p>1007</text:p>
          </table:table-cell>
          <table:table-cell office:value-type="float" office:value="7124">
            <text:p>7124</text:p>
          </table:table-cell>
          <table:table-cell office:value-type="float" office:value="10026">
            <text:p>10026</text:p>
          </table:table-cell>
          <table:table-cell office:value-type="float" office:value="14857">
            <text:p>14857</text:p>
          </table:table-cell>
          <table:table-cell office:value-type="float" office:value="-40.75">
            <text:p>-40.75</text:p>
          </table:table-cell>
          <table:table-cell office:value-type="float" office:value="-81.875">
            <text:p>-81.875</text:p>
          </table:table-cell>
          <table:table-cell office:value-type="float" office:value="-187.5">
            <text:p>-187.5</text:p>
          </table:table-cell>
          <table:table-cell office:value-type="float" office:value="-0.0057201010668164">
            <text:p>-0.0057201011</text:p>
          </table:table-cell>
          <table:table-cell office:value-type="float" office:value="-0.00816626770396968">
            <text:p>-0.0081662677</text:p>
          </table:table-cell>
          <table:table-cell office:value-type="float" office:value="-0.0126203136568621">
            <text:p>-0.0126203137</text:p>
          </table:table-cell>
          <table:table-cell office:value-type="float" office:value="0.980043776596323">
            <text:p>0.9800437766</text:p>
          </table:table-cell>
          <table:table-cell office:value-type="float" office:value="0.971548771375403">
            <text:p>0.9715487714</text:p>
          </table:table-cell>
          <table:table-cell office:value-type="float" office:value="0.956141075941906">
            <text:p>0.956141075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date" office:date-value="2020-12-30">
            <text:p>12/30/20</text:p>
          </table:table-cell>
          <table:table-cell office:value-type="float" office:value="137">
            <text:p>137</text:p>
          </table:table-cell>
          <table:table-cell office:value-type="float" office:value="6155">
            <text:p>6155</text:p>
          </table:table-cell>
          <table:table-cell office:value-type="float" office:value="18302">
            <text:p>18302</text:p>
          </table:table-cell>
          <table:table-cell office:value-type="float" office:value="10.77">
            <text:p>10.77</text:p>
          </table:table-cell>
          <table:table-cell office:value-type="float" office:value="124">
            <text:p>124</text:p>
          </table:table-cell>
          <table:table-cell office:value-type="float" office:value="6043.6">
            <text:p>6043.6</text:p>
          </table:table-cell>
          <table:table-cell office:value-type="float" office:value="12590">
            <text:p>12590</text:p>
          </table:table-cell>
          <table:table-cell office:value-type="float" office:value="14.156">
            <text:p>14.156</text:p>
          </table:table-cell>
          <table:table-cell table:number-columns-repeated="3" office:value-type="float" office:value="2">
            <text:p>2</text:p>
          </table:table-cell>
          <table:table-cell office:value-type="float" office:value="935">
            <text:p>935</text:p>
          </table:table-cell>
          <table:table-cell office:value-type="float" office:value="626">
            <text:p>626</text:p>
          </table:table-cell>
          <table:table-cell office:value-type="float" office:value="935">
            <text:p>935</text:p>
          </table:table-cell>
          <table:table-cell office:value-type="float" office:value="7174">
            <text:p>7174</text:p>
          </table:table-cell>
          <table:table-cell office:value-type="float" office:value="9644">
            <text:p>9644</text:p>
          </table:table-cell>
          <table:table-cell office:value-type="float" office:value="13888">
            <text:p>13888</text:p>
          </table:table-cell>
          <table:table-cell office:value-type="float" office:value="18.125">
            <text:p>18.125</text:p>
          </table:table-cell>
          <table:table-cell office:value-type="float" office:value="-300.25">
            <text:p>-300.25</text:p>
          </table:table-cell>
          <table:table-cell office:value-type="float" office:value="-74.625">
            <text:p>-74.625</text:p>
          </table:table-cell>
          <table:table-cell office:value-type="float" office:value="0.00252648452746027">
            <text:p>0.0025264845</text:p>
          </table:table-cell>
          <table:table-cell office:value-type="float" office:value="-0.0311333471588552">
            <text:p>-0.0311333472</text:p>
          </table:table-cell>
          <table:table-cell office:value-type="float" office:value="-0.00537334389400922">
            <text:p>-0.0053733439</text:p>
          </table:table-cell>
          <table:table-cell office:value-type="float" office:value="1.00885520676928">
            <text:p>1.0088552068</text:p>
          </table:table-cell>
          <table:table-cell office:value-type="float" office:value="0.892933084142422">
            <text:p>0.8929330841</text:p>
          </table:table-cell>
          <table:table-cell office:value-type="float" office:value="0.98124988710719">
            <text:p>0.9812498871</text:p>
          </table:table-cell>
          <table:table-cell office:value-type="float" office:value="0">
            <text:p>0</text:p>
          </table:table-cell>
          <table:table-cell office:value-type="float" office:value="-21.9154177011059">
            <text:p>-21.91541770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date" office:date-value="2020-12-31">
            <text:p>12/31/20</text:p>
          </table:table-cell>
          <table:table-cell office:value-type="float" office:value="108">
            <text:p>108</text:p>
          </table:table-cell>
          <table:table-cell office:value-type="float" office:value="5856">
            <text:p>5856</text:p>
          </table:table-cell>
          <table:table-cell office:value-type="float" office:value="17390">
            <text:p>17390</text:p>
          </table:table-cell>
          <table:table-cell office:value-type="float" office:value="17.08">
            <text:p>17.08</text:p>
          </table:table-cell>
          <table:table-cell office:value-type="float" office:value="124">
            <text:p>124</text:p>
          </table:table-cell>
          <table:table-cell office:value-type="float" office:value="5897.2">
            <text:p>5897.2</text:p>
          </table:table-cell>
          <table:table-cell office:value-type="float" office:value="13800">
            <text:p>13800</text:p>
          </table:table-cell>
          <table:table-cell office:value-type="float" office:value="14.17">
            <text:p>14.1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58">
            <text:p>858</text:p>
          </table:table-cell>
          <table:table-cell office:value-type="float" office:value="360">
            <text:p>360</text:p>
          </table:table-cell>
          <table:table-cell office:value-type="float" office:value="7450">
            <text:p>7450</text:p>
          </table:table-cell>
          <table:table-cell office:value-type="float" office:value="9704">
            <text:p>9704</text:p>
          </table:table-cell>
          <table:table-cell office:value-type="float" office:value="14021">
            <text:p>14021</text:p>
          </table:table-cell>
          <table:table-cell office:value-type="float" office:value="55">
            <text:p>55</text:p>
          </table:table-cell>
          <table:table-cell office:value-type="float" office:value="-205.875">
            <text:p>-205.875</text:p>
          </table:table-cell>
          <table:table-cell office:value-type="float" office:value="177.25">
            <text:p>177.25</text:p>
          </table:table-cell>
          <table:table-cell office:value-type="float" office:value="0.00738255033557047">
            <text:p>0.0073825503</text:p>
          </table:table-cell>
          <table:table-cell office:value-type="float" office:value="-0.0212154781533388">
            <text:p>-0.0212154782</text:p>
          </table:table-cell>
          <table:table-cell office:value-type="float" office:value="0.0126417516582269">
            <text:p>0.0126417517</text:p>
          </table:table-cell>
          <table:table-cell office:value-type="float" office:value="1.02594575019143">
            <text:p>1.0259457502</text:p>
          </table:table-cell>
          <table:table-cell office:value-type="float" office:value="0.926628015629333">
            <text:p>0.9266280156</text:p>
          </table:table-cell>
          <table:table-cell office:value-type="float" office:value="1.04455936601837">
            <text:p>1.044559366</text:p>
          </table:table-cell>
          <table:table-cell office:value-type="float" office:value="0">
            <text:p>0</text:p>
          </table:table-cell>
          <table:table-cell office:value-type="float" office:value="-32.3239557943286">
            <text:p>-32.323955794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date" office:date-value="2021-01-01">
            <text:p>01/01/21</text:p>
          </table:table-cell>
          <table:table-cell office:value-type="float" office:value="130">
            <text:p>130</text:p>
          </table:table-cell>
          <table:table-cell office:value-type="float" office:value="5648">
            <text:p>5648</text:p>
          </table:table-cell>
          <table:table-cell office:value-type="float" office:value="16421">
            <text:p>16421</text:p>
          </table:table-cell>
          <table:table-cell office:value-type="float" office:value="15.25">
            <text:p>15.25</text:p>
          </table:table-cell>
          <table:table-cell office:value-type="float" office:value="118.4">
            <text:p>118.4</text:p>
          </table:table-cell>
          <table:table-cell office:value-type="float" office:value="5761.4">
            <text:p>5761.4</text:p>
          </table:table-cell>
          <table:table-cell office:value-type="float" office:value="13754">
            <text:p>13754</text:p>
          </table:table-cell>
          <table:table-cell office:value-type="float" office:value="15.642">
            <text:p>15.642</text:p>
          </table:table-cell>
          <table:table-cell table:number-columns-repeated="3" office:value-type="float" office:value="2">
            <text:p>2</text:p>
          </table:table-cell>
          <table:table-cell office:value-type="float" office:value="854">
            <text:p>854</text:p>
          </table:table-cell>
          <table:table-cell office:value-type="float" office:value="549">
            <text:p>549</text:p>
          </table:table-cell>
          <table:table-cell office:value-type="float" office:value="361">
            <text:p>361</text:p>
          </table:table-cell>
          <table:table-cell office:value-type="float" office:value="7200">
            <text:p>7200</text:p>
          </table:table-cell>
          <table:table-cell office:value-type="float" office:value="10235">
            <text:p>10235</text:p>
          </table:table-cell>
          <table:table-cell office:value-type="float" office:value="15190">
            <text:p>15190</text:p>
          </table:table-cell>
          <table:table-cell office:value-type="float" office:value="93.125">
            <text:p>93.125</text:p>
          </table:table-cell>
          <table:table-cell office:value-type="float" office:value="-91.25">
            <text:p>-91.25</text:p>
          </table:table-cell>
          <table:table-cell office:value-type="float" office:value="232.75">
            <text:p>232.75</text:p>
          </table:table-cell>
          <table:table-cell office:value-type="float" office:value="0.0129340277777778">
            <text:p>0.0129340278</text:p>
          </table:table-cell>
          <table:table-cell office:value-type="float" office:value="-0.00891548607718613">
            <text:p>-0.0089154861</text:p>
          </table:table-cell>
          <table:table-cell office:value-type="float" office:value="0.0153225806451613">
            <text:p>0.0153225806</text:p>
          </table:table-cell>
          <table:table-cell office:value-type="float" office:value="1.04559698380835">
            <text:p>1.0455969838</text:p>
          </table:table-cell>
          <table:table-cell office:value-type="float" office:value="0.968951591078154">
            <text:p>0.9689515911</text:p>
          </table:table-cell>
          <table:table-cell office:value-type="float" office:value="1.05408920395421">
            <text:p>1.054089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date" office:date-value="2021-01-02">
            <text:p>01/02/21</text:p>
          </table:table-cell>
          <table:table-cell office:value-type="float" office:value="114">
            <text:p>114</text:p>
          </table:table-cell>
          <table:table-cell office:value-type="float" office:value="5529">
            <text:p>5529</text:p>
          </table:table-cell>
          <table:table-cell office:value-type="float" office:value="10697">
            <text:p>10697</text:p>
          </table:table-cell>
          <table:table-cell office:value-type="float" office:value="13.18">
            <text:p>13.18</text:p>
          </table:table-cell>
          <table:table-cell office:value-type="float" office:value="109.6">
            <text:p>109.6</text:p>
          </table:table-cell>
          <table:table-cell office:value-type="float" office:value="5663.8">
            <text:p>5663.8</text:p>
          </table:table-cell>
          <table:table-cell office:value-type="float" office:value="11839">
            <text:p>11839</text:p>
          </table:table-cell>
          <table:table-cell office:value-type="float" office:value="15.45">
            <text:p>15.45</text:p>
          </table:table-cell>
          <table:table-cell table:number-columns-repeated="3" office:value-type="float" office:value="2">
            <text:p>2</text:p>
          </table:table-cell>
          <table:table-cell office:value-type="float" office:value="880">
            <text:p>880</text:p>
          </table:table-cell>
          <table:table-cell office:value-type="float" office:value="390">
            <text:p>390</text:p>
          </table:table-cell>
          <table:table-cell office:value-type="float" office:value="880">
            <text:p>880</text:p>
          </table:table-cell>
          <table:table-cell office:value-type="float" office:value="7124">
            <text:p>7124</text:p>
          </table:table-cell>
          <table:table-cell office:value-type="float" office:value="10774">
            <text:p>10774</text:p>
          </table:table-cell>
          <table:table-cell office:value-type="float" office:value="14751">
            <text:p>14751</text:p>
          </table:table-cell>
          <table:table-cell office:value-type="float" office:value="-40.75">
            <text:p>-40.75</text:p>
          </table:table-cell>
          <table:table-cell office:value-type="float" office:value="-77.75">
            <text:p>-77.75</text:p>
          </table:table-cell>
          <table:table-cell office:value-type="float" office:value="-113">
            <text:p>-113</text:p>
          </table:table-cell>
          <table:table-cell office:value-type="float" office:value="-0.0057201010668164">
            <text:p>-0.0057201011</text:p>
          </table:table-cell>
          <table:table-cell office:value-type="float" office:value="-0.00721644700204195">
            <text:p>-0.007216447</text:p>
          </table:table-cell>
          <table:table-cell office:value-type="float" office:value="-0.0076604975933835">
            <text:p>-0.0076604976</text:p>
          </table:table-cell>
          <table:table-cell office:value-type="float" office:value="0.980043776596323">
            <text:p>0.9800437766</text:p>
          </table:table-cell>
          <table:table-cell office:value-type="float" office:value="0.974844506623226">
            <text:p>0.9748445066</text:p>
          </table:table-cell>
          <table:table-cell office:value-type="float" office:value="0.973303277540979">
            <text:p>0.973303277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date" office:date-value="2021-01-03">
            <text:p>01/03/21</text:p>
          </table:table-cell>
          <table:table-cell office:value-type="float" office:value="103">
            <text:p>103</text:p>
          </table:table-cell>
          <table:table-cell office:value-type="float" office:value="5619">
            <text:p>5619</text:p>
          </table:table-cell>
          <table:table-cell office:value-type="float" office:value="5960">
            <text:p>5960</text:p>
          </table:table-cell>
          <table:table-cell office:value-type="float" office:value="21.93">
            <text:p>21.93</text:p>
          </table:table-cell>
          <table:table-cell office:value-type="float" office:value="108.6">
            <text:p>108.6</text:p>
          </table:table-cell>
          <table:table-cell office:value-type="float" office:value="5644.6">
            <text:p>5644.6</text:p>
          </table:table-cell>
          <table:table-cell office:value-type="float" office:value="13814">
            <text:p>13814</text:p>
          </table:table-cell>
          <table:table-cell office:value-type="float" office:value="12.672">
            <text:p>12.67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61">
            <text:p>461</text:p>
          </table:table-cell>
          <table:table-cell office:value-type="float" office:value="949">
            <text:p>949</text:p>
          </table:table-cell>
          <table:table-cell office:value-type="float" office:value="7260">
            <text:p>7260</text:p>
          </table:table-cell>
          <table:table-cell office:value-type="float" office:value="10238">
            <text:p>10238</text:p>
          </table:table-cell>
          <table:table-cell office:value-type="float" office:value="13859">
            <text:p>13859</text:p>
          </table:table-cell>
          <table:table-cell office:value-type="float" office:value="11.5">
            <text:p>11.5</text:p>
          </table:table-cell>
          <table:table-cell office:value-type="float" office:value="-60.25">
            <text:p>-60.25</text:p>
          </table:table-cell>
          <table:table-cell office:value-type="float" office:value="347">
            <text:p>347</text:p>
          </table:table-cell>
          <table:table-cell office:value-type="float" office:value="0.00158402203856749">
            <text:p>0.001584022</text:p>
          </table:table-cell>
          <table:table-cell office:value-type="float" office:value="-0.00588493846454386">
            <text:p>-0.0058849385</text:p>
          </table:table-cell>
          <table:table-cell office:value-type="float" office:value="0.0250378815210333">
            <text:p>0.0250378815</text:p>
          </table:table-cell>
          <table:table-cell office:value-type="float" office:value="1.00554899502159">
            <text:p>1.005548995</text:p>
          </table:table-cell>
          <table:table-cell office:value-type="float" office:value="0.97947059507553">
            <text:p>0.9794705951</text:p>
          </table:table-cell>
          <table:table-cell office:value-type="float" office:value="1.0888613005253">
            <text:p>1.0888613005</text:p>
          </table:table-cell>
          <table:table-cell table:number-columns-repeated="2" office:value-type="float" office:value="0">
            <text:p>0</text:p>
          </table:table-cell>
          <table:table-cell office:value-type="float" office:value="28.0290840028408">
            <text:p>28.0290840028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date" office:date-value="2021-01-04">
            <text:p>01/04/21</text:p>
          </table:table-cell>
          <table:table-cell office:value-type="float" office:value="93">
            <text:p>93</text:p>
          </table:table-cell>
          <table:table-cell office:value-type="float" office:value="5667">
            <text:p>5667</text:p>
          </table:table-cell>
          <table:table-cell office:value-type="float" office:value="8727">
            <text:p>8727</text:p>
          </table:table-cell>
          <table:table-cell office:value-type="float" office:value="9.81">
            <text:p>9.81</text:p>
          </table:table-cell>
          <table:table-cell office:value-type="float" office:value="106.2">
            <text:p>106.2</text:p>
          </table:table-cell>
          <table:table-cell office:value-type="float" office:value="5644.2">
            <text:p>5644.2</text:p>
          </table:table-cell>
          <table:table-cell office:value-type="float" office:value="15075.6">
            <text:p>15075.6</text:p>
          </table:table-cell>
          <table:table-cell office:value-type="float" office:value="11.424">
            <text:p>11.4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55">
            <text:p>655</text:p>
          </table:table-cell>
          <table:table-cell office:value-type="float" office:value="472">
            <text:p>472</text:p>
          </table:table-cell>
          <table:table-cell office:value-type="float" office:value="7398">
            <text:p>7398</text:p>
          </table:table-cell>
          <table:table-cell office:value-type="float" office:value="10284">
            <text:p>10284</text:p>
          </table:table-cell>
          <table:table-cell office:value-type="float" office:value="14344">
            <text:p>14344</text:p>
          </table:table-cell>
          <table:table-cell office:value-type="float" office:value="39.375">
            <text:p>39.375</text:p>
          </table:table-cell>
          <table:table-cell office:value-type="float" office:value="102.5">
            <text:p>102.5</text:p>
          </table:table-cell>
          <table:table-cell office:value-type="float" office:value="346.375">
            <text:p>346.375</text:p>
          </table:table-cell>
          <table:table-cell office:value-type="float" office:value="0.00532238442822384">
            <text:p>0.0053223844</text:p>
          </table:table-cell>
          <table:table-cell office:value-type="float" office:value="0.00996693893426682">
            <text:p>0.0099669389</text:p>
          </table:table-cell>
          <table:table-cell office:value-type="float" office:value="0.0241477272727273">
            <text:p>0.0241477273</text:p>
          </table:table-cell>
          <table:table-cell office:value-type="float" office:value="1.01868386793975">
            <text:p>1.0186838679</text:p>
          </table:table-cell>
          <table:table-cell office:value-type="float" office:value="1.0350789924185">
            <text:p>1.0350789924</text:p>
          </table:table-cell>
          <table:table-cell office:value-type="float" office:value="1.08565994641012">
            <text:p>1.0856599464</text:p>
          </table:table-cell>
          <table:table-cell table:number-columns-repeated="2" office:value-type="float" office:value="0">
            <text:p>0</text:p>
          </table:table-cell>
          <table:table-cell office:value-type="float" office:value="29.0496432984885">
            <text:p>29.0496432985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date" office:date-value="2021-01-05">
            <text:p>01/05/21</text:p>
          </table:table-cell>
          <table:table-cell office:value-type="float" office:value="103">
            <text:p>103</text:p>
          </table:table-cell>
          <table:table-cell office:value-type="float" office:value="5760">
            <text:p>5760</text:p>
          </table:table-cell>
          <table:table-cell office:value-type="float" office:value="27265">
            <text:p>27265</text:p>
          </table:table-cell>
          <table:table-cell office:value-type="float" office:value="3.19">
            <text:p>3.19</text:p>
          </table:table-cell>
          <table:table-cell office:value-type="float" office:value="108.8">
            <text:p>108.8</text:p>
          </table:table-cell>
          <table:table-cell office:value-type="float" office:value="5615.8">
            <text:p>5615.8</text:p>
          </table:table-cell>
          <table:table-cell office:value-type="float" office:value="17794.2">
            <text:p>17794.2</text:p>
          </table:table-cell>
          <table:table-cell office:value-type="float" office:value="11.314">
            <text:p>11.314</text:p>
          </table:table-cell>
          <table:table-cell table:number-columns-repeated="3" office:value-type="float" office:value="2">
            <text:p>2</text:p>
          </table:table-cell>
          <table:table-cell office:value-type="float" office:value="919">
            <text:p>919</text:p>
          </table:table-cell>
          <table:table-cell office:value-type="float" office:value="620">
            <text:p>620</text:p>
          </table:table-cell>
          <table:table-cell office:value-type="float" office:value="437">
            <text:p>437</text:p>
          </table:table-cell>
          <table:table-cell office:value-type="float" office:value="7124">
            <text:p>7124</text:p>
          </table:table-cell>
          <table:table-cell office:value-type="float" office:value="10588">
            <text:p>10588</text:p>
          </table:table-cell>
          <table:table-cell office:value-type="float" office:value="15190">
            <text:p>15190</text:p>
          </table:table-cell>
          <table:table-cell office:value-type="float" office:value="109.375">
            <text:p>109.375</text:p>
          </table:table-cell>
          <table:table-cell office:value-type="float" office:value="67.375">
            <text:p>67.375</text:p>
          </table:table-cell>
          <table:table-cell office:value-type="float" office:value="232.75">
            <text:p>232.75</text:p>
          </table:table-cell>
          <table:table-cell office:value-type="float" office:value="0.0153530320044919">
            <text:p>0.015353032</text:p>
          </table:table-cell>
          <table:table-cell office:value-type="float" office:value="0.00636333585190782">
            <text:p>0.0063633359</text:p>
          </table:table-cell>
          <table:table-cell office:value-type="float" office:value="0.0153225806451613">
            <text:p>0.0153225806</text:p>
          </table:table-cell>
          <table:table-cell office:value-type="float" office:value="1.05419761457551">
            <text:p>1.0541976146</text:p>
          </table:table-cell>
          <table:table-cell office:value-type="float" office:value="1.02235103988628">
            <text:p>1.0223510399</text:p>
          </table:table-cell>
          <table:table-cell office:value-type="float" office:value="1.05408920395421">
            <text:p>1.054089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date" office:date-value="2021-01-06">
            <text:p>01/06/21</text:p>
          </table:table-cell>
          <table:table-cell office:value-type="float" office:value="118">
            <text:p>118</text:p>
          </table:table-cell>
          <table:table-cell office:value-type="float" office:value="5646">
            <text:p>5646</text:p>
          </table:table-cell>
          <table:table-cell office:value-type="float" office:value="22729">
            <text:p>22729</text:p>
          </table:table-cell>
          <table:table-cell office:value-type="float" office:value="9.01">
            <text:p>9.01</text:p>
          </table:table-cell>
          <table:table-cell office:value-type="float" office:value="111.2">
            <text:p>111.2</text:p>
          </table:table-cell>
          <table:table-cell office:value-type="float" office:value="5551.4">
            <text:p>5551.4</text:p>
          </table:table-cell>
          <table:table-cell office:value-type="float" office:value="21407">
            <text:p>21407</text:p>
          </table:table-cell>
          <table:table-cell office:value-type="float" office:value="9.348">
            <text:p>9.3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71">
            <text:p>871</text:p>
          </table:table-cell>
          <table:table-cell office:value-type="float" office:value="394">
            <text:p>394</text:p>
          </table:table-cell>
          <table:table-cell office:value-type="float" office:value="7190">
            <text:p>7190</text:p>
          </table:table-cell>
          <table:table-cell office:value-type="float" office:value="10535">
            <text:p>10535</text:p>
          </table:table-cell>
          <table:table-cell office:value-type="float" office:value="14705">
            <text:p>14705</text:p>
          </table:table-cell>
          <table:table-cell office:value-type="float" office:value="-3.25">
            <text:p>-3.25</text:p>
          </table:table-cell>
          <table:table-cell office:value-type="float" office:value="-63.875">
            <text:p>-63.875</text:p>
          </table:table-cell>
          <table:table-cell office:value-type="float" office:value="217.125">
            <text:p>217.125</text:p>
          </table:table-cell>
          <table:table-cell office:value-type="float" office:value="-0.00045201668984701">
            <text:p>-0.0004520167</text:p>
          </table:table-cell>
          <table:table-cell office:value-type="float" office:value="-0.00606312292358804">
            <text:p>-0.0060631229</text:p>
          </table:table-cell>
          <table:table-cell office:value-type="float" office:value="0.0147653859231554">
            <text:p>0.0147653859</text:p>
          </table:table-cell>
          <table:table-cell office:value-type="float" office:value="0.998418342050948">
            <text:p>0.9984183421</text:p>
          </table:table-cell>
          <table:table-cell office:value-type="float" office:value="0.978851122228231">
            <text:p>0.9788511222</text:p>
          </table:table-cell>
          <table:table-cell office:value-type="float" office:value="1.0521061633091">
            <text:p>1.052106163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date" office:date-value="2021-01-07">
            <text:p>01/07/21</text:p>
          </table:table-cell>
          <table:table-cell office:value-type="float" office:value="127">
            <text:p>127</text:p>
          </table:table-cell>
          <table:table-cell office:value-type="float" office:value="5387">
            <text:p>5387</text:p>
          </table:table-cell>
          <table:table-cell office:value-type="float" office:value="24290">
            <text:p>24290</text:p>
          </table:table-cell>
          <table:table-cell office:value-type="float" office:value="12.63">
            <text:p>12.63</text:p>
          </table:table-cell>
          <table:table-cell office:value-type="float" office:value="115.4">
            <text:p>115.4</text:p>
          </table:table-cell>
          <table:table-cell office:value-type="float" office:value="5443.2">
            <text:p>5443.2</text:p>
          </table:table-cell>
          <table:table-cell office:value-type="float" office:value="24026.2">
            <text:p>24026.2</text:p>
          </table:table-cell>
          <table:table-cell office:value-type="float" office:value="9.876">
            <text:p>9.876</text:p>
          </table:table-cell>
          <table:table-cell table:number-columns-repeated="3"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528">
            <text:p>528</text:p>
          </table:table-cell>
          <table:table-cell office:value-type="float" office:value="344">
            <text:p>344</text:p>
          </table:table-cell>
          <table:table-cell office:value-type="float" office:value="7270">
            <text:p>7270</text:p>
          </table:table-cell>
          <table:table-cell office:value-type="float" office:value="10357">
            <text:p>10357</text:p>
          </table:table-cell>
          <table:table-cell office:value-type="float" office:value="15641">
            <text:p>15641</text:p>
          </table:table-cell>
          <table:table-cell office:value-type="float" office:value="14.75">
            <text:p>14.75</text:p>
          </table:table-cell>
          <table:table-cell office:value-type="float" office:value="252.25">
            <text:p>252.25</text:p>
          </table:table-cell>
          <table:table-cell office:value-type="float" office:value="-72.75">
            <text:p>-72.75</text:p>
          </table:table-cell>
          <table:table-cell office:value-type="float" office:value="0.00202888583218707">
            <text:p>0.0020288858</text:p>
          </table:table-cell>
          <table:table-cell office:value-type="float" office:value="0.0243555083518393">
            <text:p>0.0243555084</text:p>
          </table:table-cell>
          <table:table-cell office:value-type="float" office:value="-0.00465123713317563">
            <text:p>-0.0046512371</text:p>
          </table:table-cell>
          <table:table-cell office:value-type="float" office:value="1.00710916851299">
            <text:p>1.0071091685</text:p>
          </table:table-cell>
          <table:table-cell office:value-type="float" office:value="1.08640693317411">
            <text:p>1.0864069332</text:p>
          </table:table-cell>
          <table:table-cell office:value-type="float" office:value="0.983763072687349">
            <text:p>0.9837630727</text:p>
          </table:table-cell>
          <table:table-cell office:value-type="float" office:value="0">
            <text:p>0</text:p>
          </table:table-cell>
          <table:table-cell office:value-type="float" office:value="28.80474894166">
            <text:p>28.804748941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date" office:date-value="2021-01-08">
            <text:p>01/08/21</text:p>
          </table:table-cell>
          <table:table-cell office:value-type="float" office:value="115">
            <text:p>115</text:p>
          </table:table-cell>
          <table:table-cell office:value-type="float" office:value="5297">
            <text:p>5297</text:p>
          </table:table-cell>
          <table:table-cell office:value-type="float" office:value="24024">
            <text:p>24024</text:p>
          </table:table-cell>
          <table:table-cell office:value-type="float" office:value="12.1">
            <text:p>12.1</text:p>
          </table:table-cell>
          <table:table-cell office:value-type="float" office:value="113.6">
            <text:p>113.6</text:p>
          </table:table-cell>
          <table:table-cell office:value-type="float" office:value="5287.2">
            <text:p>5287.2</text:p>
          </table:table-cell>
          <table:table-cell office:value-type="float" office:value="22425.6">
            <text:p>22425.6</text:p>
          </table:table-cell>
          <table:table-cell office:value-type="float" office:value="11.084">
            <text:p>11.084</text:p>
          </table:table-cell>
          <table:table-cell table:number-columns-repeated="3"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471">
            <text:p>471</text:p>
          </table:table-cell>
          <table:table-cell office:value-type="float" office:value="290">
            <text:p>290</text:p>
          </table:table-cell>
          <table:table-cell office:value-type="float" office:value="7772">
            <text:p>7772</text:p>
          </table:table-cell>
          <table:table-cell office:value-type="float" office:value="10432">
            <text:p>10432</text:p>
          </table:table-cell>
          <table:table-cell office:value-type="float" office:value="16282">
            <text:p>16282</text:p>
          </table:table-cell>
          <table:table-cell office:value-type="float" office:value="92.5">
            <text:p>92.5</text:p>
          </table:table-cell>
          <table:table-cell office:value-type="float" office:value="246">
            <text:p>246</text:p>
          </table:table-cell>
          <table:table-cell office:value-type="float" office:value="-100.75">
            <text:p>-100.75</text:p>
          </table:table-cell>
          <table:table-cell office:value-type="float" office:value="0.0119016984045291">
            <text:p>0.0119016984</text:p>
          </table:table-cell>
          <table:table-cell office:value-type="float" office:value="0.0235812883435583">
            <text:p>0.0235812883</text:p>
          </table:table-cell>
          <table:table-cell office:value-type="float" office:value="-0.00618781476477091">
            <text:p>-0.0061878148</text:p>
          </table:table-cell>
          <table:table-cell office:value-type="float" office:value="1.04193357924868">
            <text:p>1.0419335792</text:p>
          </table:table-cell>
          <table:table-cell office:value-type="float" office:value="1.08362442043594">
            <text:p>1.0836244204</text:p>
          </table:table-cell>
          <table:table-cell office:value-type="float" office:value="0.978417694864365">
            <text:p>0.9784176949</text:p>
          </table:table-cell>
          <table:table-cell office:value-type="float" office:value="0">
            <text:p>0</text:p>
          </table:table-cell>
          <table:table-cell office:value-type="float" office:value="29.7391760359704">
            <text:p>29.73917603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date" office:date-value="2021-01-09">
            <text:p>01/09/21</text:p>
          </table:table-cell>
          <table:table-cell office:value-type="float" office:value="114">
            <text:p>114</text:p>
          </table:table-cell>
          <table:table-cell office:value-type="float" office:value="5126">
            <text:p>5126</text:p>
          </table:table-cell>
          <table:table-cell office:value-type="float" office:value="21823">
            <text:p>21823</text:p>
          </table:table-cell>
          <table:table-cell office:value-type="float" office:value="12.45">
            <text:p>12.45</text:p>
          </table:table-cell>
          <table:table-cell office:value-type="float" office:value="105.4">
            <text:p>105.4</text:p>
          </table:table-cell>
          <table:table-cell office:value-type="float" office:value="5171">
            <text:p>5171</text:p>
          </table:table-cell>
          <table:table-cell office:value-type="float" office:value="20393.2">
            <text:p>20393.2</text:p>
          </table:table-cell>
          <table:table-cell office:value-type="float" office:value="11.54">
            <text:p>11.54</text:p>
          </table:table-cell>
          <table:table-cell table:number-columns-repeated="3" office:value-type="float" office:value="2">
            <text:p>2</text:p>
          </table:table-cell>
          <table:table-cell office:value-type="float" office:value="324">
            <text:p>324</text:p>
          </table:table-cell>
          <table:table-cell office:value-type="float" office:value="501">
            <text:p>501</text:p>
          </table:table-cell>
          <table:table-cell office:value-type="float" office:value="782">
            <text:p>782</text:p>
          </table:table-cell>
          <table:table-cell office:value-type="float" office:value="8213">
            <text:p>8213</text:p>
          </table:table-cell>
          <table:table-cell office:value-type="float" office:value="11200">
            <text:p>11200</text:p>
          </table:table-cell>
          <table:table-cell office:value-type="float" office:value="15405">
            <text:p>15405</text:p>
          </table:table-cell>
          <table:table-cell office:value-type="float" office:value="51.25">
            <text:p>51.25</text:p>
          </table:table-cell>
          <table:table-cell office:value-type="float" office:value="138.5">
            <text:p>138.5</text:p>
          </table:table-cell>
          <table:table-cell office:value-type="float" office:value="-43.75">
            <text:p>-43.75</text:p>
          </table:table-cell>
          <table:table-cell office:value-type="float" office:value="0.00624010714720565">
            <text:p>0.0062401071</text:p>
          </table:table-cell>
          <table:table-cell office:value-type="float" office:value="0.0123660714285714">
            <text:p>0.0123660714</text:p>
          </table:table-cell>
          <table:table-cell office:value-type="float" office:value="-0.00283998701720221">
            <text:p>-0.002839987</text:p>
          </table:table-cell>
          <table:table-cell office:value-type="float" office:value="1.02191669533215">
            <text:p>1.0219166953</text:p>
          </table:table-cell>
          <table:table-cell office:value-type="float" office:value="1.04358097265625">
            <text:p>1.0435809727</text:p>
          </table:table-cell>
          <table:table-cell office:value-type="float" office:value="0.990075853871258">
            <text:p>0.990075853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date" office:date-value="2021-01-10">
            <text:p>01/10/21</text:p>
          </table:table-cell>
          <table:table-cell office:value-type="float" office:value="94">
            <text:p>94</text:p>
          </table:table-cell>
          <table:table-cell office:value-type="float" office:value="4980">
            <text:p>4980</text:p>
          </table:table-cell>
          <table:table-cell office:value-type="float" office:value="19262">
            <text:p>19262</text:p>
          </table:table-cell>
          <table:table-cell office:value-type="float" office:value="9.23">
            <text:p>9.23</text:p>
          </table:table-cell>
          <table:table-cell office:value-type="float" office:value="105.6">
            <text:p>105.6</text:p>
          </table:table-cell>
          <table:table-cell office:value-type="float" office:value="5094.6">
            <text:p>5094.6</text:p>
          </table:table-cell>
          <table:table-cell office:value-type="float" office:value="17179.8">
            <text:p>17179.8</text:p>
          </table:table-cell>
          <table:table-cell office:value-type="float" office:value="10.706">
            <text:p>10.706</text:p>
          </table:table-cell>
          <table:table-cell table:number-columns-repeated="3" office:value-type="float" office:value="2">
            <text:p>2</text:p>
          </table:table-cell>
          <table:table-cell office:value-type="float" office:value="532">
            <text:p>532</text:p>
          </table:table-cell>
          <table:table-cell office:value-type="float" office:value="811">
            <text:p>811</text:p>
          </table:table-cell>
          <table:table-cell office:value-type="float" office:value="359">
            <text:p>359</text:p>
          </table:table-cell>
          <table:table-cell office:value-type="float" office:value="7978">
            <text:p>7978</text:p>
          </table:table-cell>
          <table:table-cell office:value-type="float" office:value="10481">
            <text:p>10481</text:p>
          </table:table-cell>
          <table:table-cell office:value-type="float" office:value="14705">
            <text:p>14705</text:p>
          </table:table-cell>
          <table:table-cell office:value-type="float" office:value="37.75">
            <text:p>37.75</text:p>
          </table:table-cell>
          <table:table-cell office:value-type="float" office:value="-79.125">
            <text:p>-79.125</text:p>
          </table:table-cell>
          <table:table-cell office:value-type="float" office:value="217.125">
            <text:p>217.125</text:p>
          </table:table-cell>
          <table:table-cell office:value-type="float" office:value="0.00473176234645275">
            <text:p>0.0047317623</text:p>
          </table:table-cell>
          <table:table-cell office:value-type="float" office:value="-0.00754937505963171">
            <text:p>-0.0075493751</text:p>
          </table:table-cell>
          <table:table-cell office:value-type="float" office:value="0.0147653859231554">
            <text:p>0.0147653859</text:p>
          </table:table-cell>
          <table:table-cell office:value-type="float" office:value="1.01660505177939">
            <text:p>1.0166050518</text:p>
          </table:table-cell>
          <table:table-cell office:value-type="float" office:value="0.973688893696319">
            <text:p>0.9736888937</text:p>
          </table:table-cell>
          <table:table-cell office:value-type="float" office:value="1.0521061633091">
            <text:p>1.052106163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date" office:date-value="2021-01-11">
            <text:p>01/11/21</text:p>
          </table:table-cell>
          <table:table-cell office:value-type="float" office:value="77">
            <text:p>77</text:p>
          </table:table-cell>
          <table:table-cell office:value-type="float" office:value="5065">
            <text:p>5065</text:p>
          </table:table-cell>
          <table:table-cell office:value-type="float" office:value="12567">
            <text:p>12567</text:p>
          </table:table-cell>
          <table:table-cell office:value-type="float" office:value="11.29">
            <text:p>11.29</text:p>
          </table:table-cell>
          <table:table-cell office:value-type="float" office:value="101.6">
            <text:p>101.6</text:p>
          </table:table-cell>
          <table:table-cell office:value-type="float" office:value="5009.2">
            <text:p>5009.2</text:p>
          </table:table-cell>
          <table:table-cell office:value-type="float" office:value="16085">
            <text:p>16085</text:p>
          </table:table-cell>
          <table:table-cell office:value-type="float" office:value="9.75">
            <text:p>9.75</text:p>
          </table:table-cell>
          <table:table-cell table:number-columns-repeated="3"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789">
            <text:p>789</text:p>
          </table:table-cell>
          <table:table-cell office:value-type="float" office:value="514">
            <text:p>514</text:p>
          </table:table-cell>
          <table:table-cell office:value-type="float" office:value="7578">
            <text:p>7578</text:p>
          </table:table-cell>
          <table:table-cell office:value-type="float" office:value="10352">
            <text:p>10352</text:p>
          </table:table-cell>
          <table:table-cell office:value-type="float" office:value="15251">
            <text:p>15251</text:p>
          </table:table-cell>
          <table:table-cell office:value-type="float" office:value="160.75">
            <text:p>160.75</text:p>
          </table:table-cell>
          <table:table-cell office:value-type="float" office:value="248.25">
            <text:p>248.25</text:p>
          </table:table-cell>
          <table:table-cell office:value-type="float" office:value="-149.5">
            <text:p>-149.5</text:p>
          </table:table-cell>
          <table:table-cell office:value-type="float" office:value="0.0212127210345738">
            <text:p>0.021212721</text:p>
          </table:table-cell>
          <table:table-cell office:value-type="float" office:value="0.0239808732612056">
            <text:p>0.0239808733</text:p>
          </table:table-cell>
          <table:table-cell office:value-type="float" office:value="-0.00980263589272834">
            <text:p>-0.0098026359</text:p>
          </table:table-cell>
          <table:table-cell office:value-type="float" office:value="1.07512648350704">
            <text:p>1.0751264835</text:p>
          </table:table-cell>
          <table:table-cell office:value-type="float" office:value="1.08506021768766">
            <text:p>1.0850602177</text:p>
          </table:table-cell>
          <table:table-cell office:value-type="float" office:value="0.965879114049524">
            <text:p>0.965879114</text:p>
          </table:table-cell>
          <table:table-cell office:value-type="float" office:value="33.0213756405791">
            <text:p>33.0213756406</text:p>
          </table:table-cell>
          <table:table-cell office:value-type="float" office:value="29.2493723877238">
            <text:p>29.249372387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date" office:date-value="2021-01-12">
            <text:p>01/12/21</text:p>
          </table:table-cell>
          <table:table-cell office:value-type="float" office:value="128">
            <text:p>128</text:p>
          </table:table-cell>
          <table:table-cell office:value-type="float" office:value="5005">
            <text:p>5005</text:p>
          </table:table-cell>
          <table:table-cell office:value-type="float" office:value="8223">
            <text:p>8223</text:p>
          </table:table-cell>
          <table:table-cell office:value-type="float" office:value="8.46">
            <text:p>8.46</text:p>
          </table:table-cell>
          <table:table-cell office:value-type="float" office:value="102.4">
            <text:p>102.4</text:p>
          </table:table-cell>
          <table:table-cell office:value-type="float" office:value="4921.8">
            <text:p>4921.8</text:p>
          </table:table-cell>
          <table:table-cell office:value-type="float" office:value="15647.2">
            <text:p>15647.2</text:p>
          </table:table-cell>
          <table:table-cell office:value-type="float" office:value="9.222">
            <text:p>9.222</text:p>
          </table:table-cell>
          <table:table-cell table:number-columns-repeated="3" office:value-type="float" office:value="2">
            <text:p>2</text:p>
          </table:table-cell>
          <table:table-cell office:value-type="float" office:value="336">
            <text:p>336</text:p>
          </table:table-cell>
          <table:table-cell table:number-columns-repeated="2" office:value-type="float" office:value="503">
            <text:p>503</text:p>
          </table:table-cell>
          <table:table-cell office:value-type="float" office:value="7480">
            <text:p>7480</text:p>
          </table:table-cell>
          <table:table-cell office:value-type="float" office:value="10432">
            <text:p>10432</text:p>
          </table:table-cell>
          <table:table-cell office:value-type="float" office:value="16337">
            <text:p>16337</text:p>
          </table:table-cell>
          <table:table-cell office:value-type="float" office:value="-39.5">
            <text:p>-39.5</text:p>
          </table:table-cell>
          <table:table-cell office:value-type="float" office:value="246">
            <text:p>246</text:p>
          </table:table-cell>
          <table:table-cell office:value-type="float" office:value="-117.375">
            <text:p>-117.375</text:p>
          </table:table-cell>
          <table:table-cell office:value-type="float" office:value="-0.0052807486631016">
            <text:p>-0.0052807487</text:p>
          </table:table-cell>
          <table:table-cell office:value-type="float" office:value="0.0235812883435583">
            <text:p>0.0235812883</text:p>
          </table:table-cell>
          <table:table-cell office:value-type="float" office:value="-0.00718461161780009">
            <text:p>-0.0071846116</text:p>
          </table:table-cell>
          <table:table-cell office:value-type="float" office:value="0.981572036839772">
            <text:p>0.9815720368</text:p>
          </table:table-cell>
          <table:table-cell office:value-type="float" office:value="1.08362442043594">
            <text:p>1.0836244204</text:p>
          </table:table-cell>
          <table:table-cell office:value-type="float" office:value="0.974955031880133">
            <text:p>0.9749550319</text:p>
          </table:table-cell>
          <table:table-cell office:value-type="float" office:value="0">
            <text:p>0</text:p>
          </table:table-cell>
          <table:table-cell office:value-type="float" office:value="29.7391760359704">
            <text:p>29.73917603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date" office:date-value="2021-01-13">
            <text:p>01/13/21</text:p>
          </table:table-cell>
          <table:table-cell office:value-type="float" office:value="95">
            <text:p>95</text:p>
          </table:table-cell>
          <table:table-cell office:value-type="float" office:value="4870">
            <text:p>4870</text:p>
          </table:table-cell>
          <table:table-cell office:value-type="float" office:value="18550">
            <text:p>18550</text:p>
          </table:table-cell>
          <table:table-cell office:value-type="float" office:value="7.32">
            <text:p>7.32</text:p>
          </table:table-cell>
          <table:table-cell office:value-type="float" office:value="105.8">
            <text:p>105.8</text:p>
          </table:table-cell>
          <table:table-cell office:value-type="float" office:value="4845.8">
            <text:p>4845.8</text:p>
          </table:table-cell>
          <table:table-cell office:value-type="float" office:value="15614.4">
            <text:p>15614.4</text:p>
          </table:table-cell>
          <table:table-cell office:value-type="float" office:value="8.96">
            <text:p>8.96</text:p>
          </table:table-cell>
          <table:table-cell table:number-columns-repeated="3" office:value-type="float" office:value="2">
            <text:p>2</text:p>
          </table:table-cell>
          <table:table-cell office:value-type="float" office:value="340">
            <text:p>340</text:p>
          </table:table-cell>
          <table:table-cell office:value-type="float" office:value="767">
            <text:p>767</text:p>
          </table:table-cell>
          <table:table-cell office:value-type="float" office:value="340">
            <text:p>340</text:p>
          </table:table-cell>
          <table:table-cell office:value-type="float" office:value="7799">
            <text:p>7799</text:p>
          </table:table-cell>
          <table:table-cell office:value-type="float" office:value="10414">
            <text:p>10414</text:p>
          </table:table-cell>
          <table:table-cell office:value-type="float" office:value="15528">
            <text:p>15528</text:p>
          </table:table-cell>
          <table:table-cell office:value-type="float" office:value="-125">
            <text:p>-125</text:p>
          </table:table-cell>
          <table:table-cell office:value-type="float" office:value="27.625">
            <text:p>27.625</text:p>
          </table:table-cell>
          <table:table-cell office:value-type="float" office:value="-64.75">
            <text:p>-64.75</text:p>
          </table:table-cell>
          <table:table-cell office:value-type="float" office:value="-0.0160276958584434">
            <text:p>-0.0160276959</text:p>
          </table:table-cell>
          <table:table-cell office:value-type="float" office:value="0.00265267908584598">
            <text:p>0.0026526791</text:p>
          </table:table-cell>
          <table:table-cell office:value-type="float" office:value="-0.0041698866563627">
            <text:p>-0.0041698867</text:p>
          </table:table-cell>
          <table:table-cell office:value-type="float" office:value="0.944406563083128">
            <text:p>0.9444065631</text:p>
          </table:table-cell>
          <table:table-cell office:value-type="float" office:value="1.00929816874487">
            <text:p>1.0092981687</text:p>
          </table:table-cell>
          <table:table-cell office:value-type="float" office:value="0.985439477093995">
            <text:p>0.985439477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date" office:date-value="2021-01-14">
            <text:p>01/14/21</text:p>
          </table:table-cell>
          <table:table-cell office:value-type="float" office:value="118">
            <text:p>118</text:p>
          </table:table-cell>
          <table:table-cell office:value-type="float" office:value="4689">
            <text:p>4689</text:p>
          </table:table-cell>
          <table:table-cell office:value-type="float" office:value="19634">
            <text:p>19634</text:p>
          </table:table-cell>
          <table:table-cell office:value-type="float" office:value="9.81">
            <text:p>9.81</text:p>
          </table:table-cell>
          <table:table-cell office:value-type="float" office:value="107.8">
            <text:p>107.8</text:p>
          </table:table-cell>
          <table:table-cell office:value-type="float" office:value="4714.4">
            <text:p>4714.4</text:p>
          </table:table-cell>
          <table:table-cell office:value-type="float" office:value="16768.8">
            <text:p>16768.8</text:p>
          </table:table-cell>
          <table:table-cell office:value-type="float" office:value="8.27">
            <text:p>8.2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95">
            <text:p>695</text:p>
          </table:table-cell>
          <table:table-cell office:value-type="float" office:value="279">
            <text:p>279</text:p>
          </table:table-cell>
          <table:table-cell office:value-type="float" office:value="7956">
            <text:p>7956</text:p>
          </table:table-cell>
          <table:table-cell office:value-type="float" office:value="10334">
            <text:p>10334</text:p>
          </table:table-cell>
          <table:table-cell office:value-type="float" office:value="14637">
            <text:p>14637</text:p>
          </table:table-cell>
          <table:table-cell office:value-type="float" office:value="79.75">
            <text:p>79.75</text:p>
          </table:table-cell>
          <table:table-cell office:value-type="float" office:value="-94.75">
            <text:p>-94.75</text:p>
          </table:table-cell>
          <table:table-cell office:value-type="float" office:value="6.625">
            <text:p>6.625</text:p>
          </table:table-cell>
          <table:table-cell office:value-type="float" office:value="0.0100238813474108">
            <text:p>0.0100238813</text:p>
          </table:table-cell>
          <table:table-cell office:value-type="float" office:value="-0.00916876330559319">
            <text:p>-0.0091687633</text:p>
          </table:table-cell>
          <table:table-cell office:value-type="float" office:value="0.000452620072419212">
            <text:p>0.0004526201</text:p>
          </table:table-cell>
          <table:table-cell office:value-type="float" office:value="1.03528052198258">
            <text:p>1.035280522</text:p>
          </table:table-cell>
          <table:table-cell office:value-type="float" office:value="0.96807409822271">
            <text:p>0.9680740982</text:p>
          </table:table-cell>
          <table:table-cell office:value-type="float" office:value="1.00158457178873">
            <text:p>1.001584571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date" office:date-value="2021-01-15">
            <text:p>01/15/21</text:p>
          </table:table-cell>
          <table:table-cell office:value-type="float" office:value="111">
            <text:p>111</text:p>
          </table:table-cell>
          <table:table-cell office:value-type="float" office:value="4600">
            <text:p>4600</text:p>
          </table:table-cell>
          <table:table-cell office:value-type="float" office:value="19098">
            <text:p>19098</text:p>
          </table:table-cell>
          <table:table-cell office:value-type="float" office:value="7.92">
            <text:p>7.92</text:p>
          </table:table-cell>
          <table:table-cell office:value-type="float" office:value="97.6">
            <text:p>97.6</text:p>
          </table:table-cell>
          <table:table-cell office:value-type="float" office:value="4582.4">
            <text:p>4582.4</text:p>
          </table:table-cell>
          <table:table-cell office:value-type="float" office:value="18579.2">
            <text:p>18579.2</text:p>
          </table:table-cell>
          <table:table-cell office:value-type="float" office:value="8.014">
            <text:p>8.014</text:p>
          </table:table-cell>
          <table:table-cell table:number-columns-repeated="3" office:value-type="float" office:value="2">
            <text:p>2</text:p>
          </table:table-cell>
          <table:table-cell office:value-type="float" office:value="271">
            <text:p>271</text:p>
          </table:table-cell>
          <table:table-cell office:value-type="float" office:value="677">
            <text:p>677</text:p>
          </table:table-cell>
          <table:table-cell office:value-type="float" office:value="271">
            <text:p>271</text:p>
          </table:table-cell>
          <table:table-cell office:value-type="float" office:value="7530">
            <text:p>7530</text:p>
          </table:table-cell>
          <table:table-cell office:value-type="float" office:value="11362">
            <text:p>11362</text:p>
          </table:table-cell>
          <table:table-cell office:value-type="float" office:value="17303">
            <text:p>17303</text:p>
          </table:table-cell>
          <table:table-cell office:value-type="float" office:value="117.75">
            <text:p>117.75</text:p>
          </table:table-cell>
          <table:table-cell office:value-type="float" office:value="-55">
            <text:p>-55</text:p>
          </table:table-cell>
          <table:table-cell office:value-type="float" office:value="56">
            <text:p>56</text:p>
          </table:table-cell>
          <table:table-cell office:value-type="float" office:value="0.0156374501992032">
            <text:p>0.0156374502</text:p>
          </table:table-cell>
          <table:table-cell office:value-type="float" office:value="-0.00484069706037669">
            <text:p>-0.0048406971</text:p>
          </table:table-cell>
          <table:table-cell office:value-type="float" office:value="0.0032364329884991">
            <text:p>0.003236433</text:p>
          </table:table-cell>
          <table:table-cell office:value-type="float" office:value="1.05521035420073">
            <text:p>1.0552103542</text:p>
          </table:table-cell>
          <table:table-cell office:value-type="float" office:value="0.983103487690821">
            <text:p>0.9831034877</text:p>
          </table:table-cell>
          <table:table-cell office:value-type="float" office:value="1.01134804547679">
            <text:p>1.011348045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date" office:date-value="2021-01-16">
            <text:p>01/16/21</text:p>
          </table:table-cell>
          <table:table-cell office:value-type="float" office:value="87">
            <text:p>87</text:p>
          </table:table-cell>
          <table:table-cell office:value-type="float" office:value="4408">
            <text:p>4408</text:p>
          </table:table-cell>
          <table:table-cell office:value-type="float" office:value="18339">
            <text:p>18339</text:p>
          </table:table-cell>
          <table:table-cell office:value-type="float" office:value="7.84">
            <text:p>7.84</text:p>
          </table:table-cell>
          <table:table-cell office:value-type="float" office:value="92.2">
            <text:p>92.2</text:p>
          </table:table-cell>
          <table:table-cell office:value-type="float" office:value="4497.4">
            <text:p>4497.4</text:p>
          </table:table-cell>
          <table:table-cell office:value-type="float" office:value="16849.8">
            <text:p>16849.8</text:p>
          </table:table-cell>
          <table:table-cell office:value-type="float" office:value="8.318">
            <text:p>8.318</text:p>
          </table:table-cell>
          <table:table-cell table:number-columns-repeated="3" office:value-type="float" office:value="2">
            <text:p>2</text:p>
          </table:table-cell>
          <table:table-cell office:value-type="float" office:value="466">
            <text:p>466</text:p>
          </table:table-cell>
          <table:table-cell office:value-type="float" office:value="708">
            <text:p>708</text:p>
          </table:table-cell>
          <table:table-cell office:value-type="float" office:value="466">
            <text:p>466</text:p>
          </table:table-cell>
          <table:table-cell office:value-type="float" office:value="7670">
            <text:p>7670</text:p>
          </table:table-cell>
          <table:table-cell office:value-type="float" office:value="11618">
            <text:p>11618</text:p>
          </table:table-cell>
          <table:table-cell office:value-type="float" office:value="16337">
            <text:p>16337</text:p>
          </table:table-cell>
          <table:table-cell office:value-type="float" office:value="-67.75">
            <text:p>-67.75</text:p>
          </table:table-cell>
          <table:table-cell office:value-type="float" office:value="102.75">
            <text:p>102.75</text:p>
          </table:table-cell>
          <table:table-cell office:value-type="float" office:value="-117.375">
            <text:p>-117.375</text:p>
          </table:table-cell>
          <table:table-cell office:value-type="float" office:value="-0.00883311603650587">
            <text:p>-0.008833116</text:p>
          </table:table-cell>
          <table:table-cell office:value-type="float" office:value="0.00884403511792047">
            <text:p>0.0088440351</text:p>
          </table:table-cell>
          <table:table-cell office:value-type="float" office:value="-0.00718461161780009">
            <text:p>-0.0071846116</text:p>
          </table:table-cell>
          <table:table-cell office:value-type="float" office:value="0.969237020792502">
            <text:p>0.9692370208</text:p>
          </table:table-cell>
          <table:table-cell office:value-type="float" office:value="1.03110742814877">
            <text:p>1.0311074281</text:p>
          </table:table-cell>
          <table:table-cell office:value-type="float" office:value="0.974955031880133">
            <text:p>0.974955031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date" office:date-value="2021-01-17">
            <text:p>01/17/21</text:p>
          </table:table-cell>
          <table:table-cell office:value-type="float" office:value="77">
            <text:p>77</text:p>
          </table:table-cell>
          <table:table-cell office:value-type="float" office:value="4345">
            <text:p>4345</text:p>
          </table:table-cell>
          <table:table-cell office:value-type="float" office:value="17275">
            <text:p>17275</text:p>
          </table:table-cell>
          <table:table-cell office:value-type="float" office:value="7.18">
            <text:p>7.18</text:p>
          </table:table-cell>
          <table:table-cell office:value-type="float" office:value="90.8">
            <text:p>90.8</text:p>
          </table:table-cell>
          <table:table-cell office:value-type="float" office:value="4448.6">
            <text:p>4448.6</text:p>
          </table:table-cell>
          <table:table-cell office:value-type="float" office:value="13949">
            <text:p>13949</text:p>
          </table:table-cell>
          <table:table-cell office:value-type="float" office:value="8.59">
            <text:p>8.59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29">
            <text:p>729</text:p>
          </table:table-cell>
          <table:table-cell office:value-type="float" office:value="491">
            <text:p>491</text:p>
          </table:table-cell>
          <table:table-cell office:value-type="float" office:value="7770">
            <text:p>7770</text:p>
          </table:table-cell>
          <table:table-cell office:value-type="float" office:value="10240">
            <text:p>10240</text:p>
          </table:table-cell>
          <table:table-cell office:value-type="float" office:value="15231">
            <text:p>15231</text:p>
          </table:table-cell>
          <table:table-cell office:value-type="float" office:value="-115.125">
            <text:p>-115.125</text:p>
          </table:table-cell>
          <table:table-cell office:value-type="float" office:value="302.125">
            <text:p>302.125</text:p>
          </table:table-cell>
          <table:table-cell office:value-type="float" office:value="-122">
            <text:p>-122</text:p>
          </table:table-cell>
          <table:table-cell office:value-type="float" office:value="-0.0148166023166023">
            <text:p>-0.0148166023</text:p>
          </table:table-cell>
          <table:table-cell office:value-type="float" office:value="0.02950439453125">
            <text:p>0.0295043945</text:p>
          </table:table-cell>
          <table:table-cell office:value-type="float" office:value="-0.00800997964677303">
            <text:p>-0.0080099796</text:p>
          </table:table-cell>
          <table:table-cell office:value-type="float" office:value="0.94857217403214">
            <text:p>0.948572174</text:p>
          </table:table-cell>
          <table:table-cell office:value-type="float" office:value="1.10497157908082">
            <text:p>1.1049715791</text:p>
          </table:table-cell>
          <table:table-cell office:value-type="float" office:value="0.97209082439322">
            <text:p>0.9720908244</text:p>
          </table:table-cell>
          <table:table-cell office:value-type="float" office:value="0">
            <text:p>0</text:p>
          </table:table-cell>
          <table:table-cell office:value-type="float" office:value="23.8379089382745">
            <text:p>23.837908938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date" office:date-value="2021-01-18">
            <text:p>01/18/21</text:p>
          </table:table-cell>
          <table:table-cell office:value-type="float" office:value="68">
            <text:p>68</text:p>
          </table:table-cell>
          <table:table-cell office:value-type="float" office:value="4445">
            <text:p>4445</text:p>
          </table:table-cell>
          <table:table-cell office:value-type="float" office:value="9903">
            <text:p>9903</text:p>
          </table:table-cell>
          <table:table-cell office:value-type="float" office:value="8.84">
            <text:p>8.84</text:p>
          </table:table-cell>
          <table:table-cell office:value-type="float" office:value="87.6">
            <text:p>87.6</text:p>
          </table:table-cell>
          <table:table-cell office:value-type="float" office:value="4372.2">
            <text:p>4372.2</text:p>
          </table:table-cell>
          <table:table-cell office:value-type="float" office:value="13330.4">
            <text:p>13330.4</text:p>
          </table:table-cell>
          <table:table-cell office:value-type="float" office:value="8.226">
            <text:p>8.226</text:p>
          </table:table-cell>
          <table:table-cell table:number-columns-repeated="3" office:value-type="float" office:value="2">
            <text:p>2</text:p>
          </table:table-cell>
          <table:table-cell office:value-type="float" office:value="308">
            <text:p>308</text:p>
          </table:table-cell>
          <table:table-cell office:value-type="float" office:value="687">
            <text:p>687</text:p>
          </table:table-cell>
          <table:table-cell office:value-type="float" office:value="453">
            <text:p>453</text:p>
          </table:table-cell>
          <table:table-cell office:value-type="float" office:value="7850">
            <text:p>7850</text:p>
          </table:table-cell>
          <table:table-cell office:value-type="float" office:value="10415">
            <text:p>10415</text:p>
          </table:table-cell>
          <table:table-cell office:value-type="float" office:value="14931">
            <text:p>14931</text:p>
          </table:table-cell>
          <table:table-cell office:value-type="float" office:value="92.75">
            <text:p>92.75</text:p>
          </table:table-cell>
          <table:table-cell office:value-type="float" office:value="336.75">
            <text:p>336.75</text:p>
          </table:table-cell>
          <table:table-cell office:value-type="float" office:value="53.875">
            <text:p>53.875</text:p>
          </table:table-cell>
          <table:table-cell office:value-type="float" office:value="0.0118152866242038">
            <text:p>0.0118152866</text:p>
          </table:table-cell>
          <table:table-cell office:value-type="float" office:value="0.0323331733077292">
            <text:p>0.0323331733</text:p>
          </table:table-cell>
          <table:table-cell office:value-type="float" office:value="0.00360826468421405">
            <text:p>0.0036082647</text:p>
          </table:table-cell>
          <table:table-cell office:value-type="float" office:value="1.04162712114082">
            <text:p>1.0416271211</text:p>
          </table:table-cell>
          <table:table-cell office:value-type="float" office:value="1.1152151574055">
            <text:p>1.1152151574</text:p>
          </table:table-cell>
          <table:table-cell office:value-type="float" office:value="1.01265444475985">
            <text:p>1.0126544448</text:p>
          </table:table-cell>
          <table:table-cell office:value-type="float" office:value="0">
            <text:p>0</text:p>
          </table:table-cell>
          <table:table-cell office:value-type="float" office:value="21.7823833088327">
            <text:p>21.782383308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date" office:date-value="2021-01-19">
            <text:p>01/19/21</text:p>
          </table:table-cell>
          <table:table-cell office:value-type="float" office:value="111">
            <text:p>111</text:p>
          </table:table-cell>
          <table:table-cell office:value-type="float" office:value="4445">
            <text:p>4445</text:p>
          </table:table-cell>
          <table:table-cell office:value-type="float" office:value="5130">
            <text:p>5130</text:p>
          </table:table-cell>
          <table:table-cell office:value-type="float" office:value="11.17">
            <text:p>11.17</text:p>
          </table:table-cell>
          <table:table-cell office:value-type="float" office:value="89.8">
            <text:p>89.8</text:p>
          </table:table-cell>
          <table:table-cell office:value-type="float" office:value="4300.4">
            <text:p>4300.4</text:p>
          </table:table-cell>
          <table:table-cell office:value-type="float" office:value="12778">
            <text:p>12778</text:p>
          </table:table-cell>
          <table:table-cell office:value-type="float" office:value="8.468">
            <text:p>8.468</text:p>
          </table:table-cell>
          <table:table-cell table:number-columns-repeated="3" office:value-type="float" office:value="2">
            <text:p>2</text:p>
          </table:table-cell>
          <table:table-cell office:value-type="float" office:value="305">
            <text:p>305</text:p>
          </table:table-cell>
          <table:table-cell office:value-type="float" office:value="448">
            <text:p>448</text:p>
          </table:table-cell>
          <table:table-cell office:value-type="float" office:value="305">
            <text:p>305</text:p>
          </table:table-cell>
          <table:table-cell office:value-type="float" office:value="7614">
            <text:p>7614</text:p>
          </table:table-cell>
          <table:table-cell office:value-type="float" office:value="10320">
            <text:p>10320</text:p>
          </table:table-cell>
          <table:table-cell office:value-type="float" office:value="17303">
            <text:p>17303</text:p>
          </table:table-cell>
          <table:table-cell office:value-type="float" office:value="87.5">
            <text:p>87.5</text:p>
          </table:table-cell>
          <table:table-cell office:value-type="float" office:value="34.875">
            <text:p>34.875</text:p>
          </table:table-cell>
          <table:table-cell office:value-type="float" office:value="56">
            <text:p>56</text:p>
          </table:table-cell>
          <table:table-cell office:value-type="float" office:value="0.0114919884423431">
            <text:p>0.0114919884</text:p>
          </table:table-cell>
          <table:table-cell office:value-type="float" office:value="0.00337936046511628">
            <text:p>0.0033793605</text:p>
          </table:table-cell>
          <table:table-cell office:value-type="float" office:value="0.0032364329884991">
            <text:p>0.003236433</text:p>
          </table:table-cell>
          <table:table-cell office:value-type="float" office:value="1.04048080851298">
            <text:p>1.0404808085</text:p>
          </table:table-cell>
          <table:table-cell office:value-type="float" office:value="1.01185014497913">
            <text:p>1.011850145</text:p>
          </table:table-cell>
          <table:table-cell office:value-type="float" office:value="1.01134804547679">
            <text:p>1.011348045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date" office:date-value="2021-01-20">
            <text:p>01/20/21</text:p>
          </table:table-cell>
          <table:table-cell office:value-type="float" office:value="95">
            <text:p>95</text:p>
          </table:table-cell>
          <table:table-cell office:value-type="float" office:value="4218">
            <text:p>4218</text:p>
          </table:table-cell>
          <table:table-cell office:value-type="float" office:value="16005">
            <text:p>16005</text:p>
          </table:table-cell>
          <table:table-cell office:value-type="float" office:value="6.1">
            <text:p>6.1</text:p>
          </table:table-cell>
          <table:table-cell office:value-type="float" office:value="94">
            <text:p>94</text:p>
          </table:table-cell>
          <table:table-cell office:value-type="float" office:value="4223.2">
            <text:p>4223.2</text:p>
          </table:table-cell>
          <table:table-cell office:value-type="float" office:value="12935.8">
            <text:p>12935.8</text:p>
          </table:table-cell>
          <table:table-cell office:value-type="float" office:value="8.484">
            <text:p>8.4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57">
            <text:p>657</text:p>
          </table:table-cell>
          <table:table-cell office:value-type="float" office:value="293">
            <text:p>293</text:p>
          </table:table-cell>
          <table:table-cell office:value-type="float" office:value="7552">
            <text:p>7552</text:p>
          </table:table-cell>
          <table:table-cell office:value-type="float" office:value="10469">
            <text:p>10469</text:p>
          </table:table-cell>
          <table:table-cell office:value-type="float" office:value="15503">
            <text:p>15503</text:p>
          </table:table-cell>
          <table:table-cell office:value-type="float" office:value="-50.5">
            <text:p>-50.5</text:p>
          </table:table-cell>
          <table:table-cell office:value-type="float" office:value="154.125">
            <text:p>154.125</text:p>
          </table:table-cell>
          <table:table-cell office:value-type="float" office:value="155.75">
            <text:p>155.75</text:p>
          </table:table-cell>
          <table:table-cell office:value-type="float" office:value="-0.00668697033898305">
            <text:p>-0.0066869703</text:p>
          </table:table-cell>
          <table:table-cell office:value-type="float" office:value="0.0147220364886809">
            <text:p>0.0147220365</text:p>
          </table:table-cell>
          <table:table-cell office:value-type="float" office:value="0.0100464426240083">
            <text:p>0.0100464426</text:p>
          </table:table-cell>
          <table:table-cell office:value-type="float" office:value="0.976683246335296">
            <text:p>0.9766832463</text:p>
          </table:table-cell>
          <table:table-cell office:value-type="float" office:value="1.0519519348928">
            <text:p>1.0519519349</text:p>
          </table:table-cell>
          <table:table-cell office:value-type="float" office:value="1.03536037396245">
            <text:p>1.03536037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date" office:date-value="2021-01-21">
            <text:p>01/21/21</text:p>
          </table:table-cell>
          <table:table-cell office:value-type="float" office:value="98">
            <text:p>98</text:p>
          </table:table-cell>
          <table:table-cell office:value-type="float" office:value="4049">
            <text:p>4049</text:p>
          </table:table-cell>
          <table:table-cell office:value-type="float" office:value="15577">
            <text:p>15577</text:p>
          </table:table-cell>
          <table:table-cell office:value-type="float" office:value="9.05">
            <text:p>9.05</text:p>
          </table:table-cell>
          <table:table-cell office:value-type="float" office:value="99">
            <text:p>99</text:p>
          </table:table-cell>
          <table:table-cell office:value-type="float" office:value="4105">
            <text:p>4105</text:p>
          </table:table-cell>
          <table:table-cell office:value-type="float" office:value="14402.8">
            <text:p>14402.8</text:p>
          </table:table-cell>
          <table:table-cell office:value-type="float" office:value="8.276">
            <text:p>8.276</text:p>
          </table:table-cell>
          <table:table-cell table:number-columns-repeated="3" office:value-type="float" office:value="2">
            <text:p>2</text:p>
          </table:table-cell>
          <table:table-cell office:value-type="float" office:value="244">
            <text:p>244</text:p>
          </table:table-cell>
          <table:table-cell office:value-type="float" office:value="601">
            <text:p>601</text:p>
          </table:table-cell>
          <table:table-cell office:value-type="float" office:value="244">
            <text:p>244</text:p>
          </table:table-cell>
          <table:table-cell office:value-type="float" office:value="7770">
            <text:p>7770</text:p>
          </table:table-cell>
          <table:table-cell office:value-type="float" office:value="10438">
            <text:p>10438</text:p>
          </table:table-cell>
          <table:table-cell office:value-type="float" office:value="16971">
            <text:p>16971</text:p>
          </table:table-cell>
          <table:table-cell office:value-type="float" office:value="-82.75">
            <text:p>-82.75</text:p>
          </table:table-cell>
          <table:table-cell office:value-type="float" office:value="304.25">
            <text:p>304.25</text:p>
          </table:table-cell>
          <table:table-cell office:value-type="float" office:value="504.5">
            <text:p>504.5</text:p>
          </table:table-cell>
          <table:table-cell office:value-type="float" office:value="-0.0106499356499356">
            <text:p>-0.0106499356</text:p>
          </table:table-cell>
          <table:table-cell office:value-type="float" office:value="0.0291483042728492">
            <text:p>0.0291483043</text:p>
          </table:table-cell>
          <table:table-cell office:value-type="float" office:value="0.0297271816628366">
            <text:p>0.0297271817</text:p>
          </table:table-cell>
          <table:table-cell office:value-type="float" office:value="0.962947530638747">
            <text:p>0.9629475306</text:p>
          </table:table-cell>
          <table:table-cell office:value-type="float" office:value="1.10368432729326">
            <text:p>1.1036843273</text:p>
          </table:table-cell>
          <table:table-cell office:value-type="float" office:value="1.10577719826597">
            <text:p>1.1057771983</text:p>
          </table:table-cell>
          <table:table-cell office:value-type="float" office:value="0">
            <text:p>0</text:p>
          </table:table-cell>
          <table:table-cell office:value-type="float" office:value="24.1249313360187">
            <text:p>24.124931336</text:p>
          </table:table-cell>
          <table:table-cell office:value-type="float" office:value="23.6618305937701">
            <text:p>23.6618305938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date" office:date-value="2021-01-22">
            <text:p>01/22/21</text:p>
          </table:table-cell>
          <table:table-cell office:value-type="float" office:value="98">
            <text:p>98</text:p>
          </table:table-cell>
          <table:table-cell office:value-type="float" office:value="3959">
            <text:p>3959</text:p>
          </table:table-cell>
          <table:table-cell office:value-type="float" office:value="18064">
            <text:p>18064</text:p>
          </table:table-cell>
          <table:table-cell office:value-type="float" office:value="7.26">
            <text:p>7.26</text:p>
          </table:table-cell>
          <table:table-cell office:value-type="float" office:value="89.6">
            <text:p>89.6</text:p>
          </table:table-cell>
          <table:table-cell office:value-type="float" office:value="3974.6">
            <text:p>3974.6</text:p>
          </table:table-cell>
          <table:table-cell office:value-type="float" office:value="16665">
            <text:p>16665</text:p>
          </table:table-cell>
          <table:table-cell office:value-type="float" office:value="7.572">
            <text:p>7.572</text:p>
          </table:table-cell>
          <table:table-cell table:number-columns-repeated="3" office:value-type="float" office:value="2">
            <text:p>2</text:p>
          </table:table-cell>
          <table:table-cell office:value-type="float" office:value="574">
            <text:p>574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112">
            <text:p>8112</text:p>
          </table:table-cell>
          <table:table-cell office:value-type="float" office:value="11338">
            <text:p>11338</text:p>
          </table:table-cell>
          <table:table-cell office:value-type="float" office:value="19390">
            <text:p>19390</text:p>
          </table:table-cell>
          <table:table-cell office:value-type="float" office:value="325.75">
            <text:p>325.75</text:p>
          </table:table-cell>
          <table:table-cell office:value-type="float" office:value="40.75">
            <text:p>40.75</text:p>
          </table:table-cell>
          <table:table-cell office:value-type="float" office:value="533.375">
            <text:p>533.375</text:p>
          </table:table-cell>
          <table:table-cell office:value-type="float" office:value="0.0401565581854043">
            <text:p>0.0401565582</text:p>
          </table:table-cell>
          <table:table-cell office:value-type="float" office:value="0.00359410830834362">
            <text:p>0.0035941083</text:p>
          </table:table-cell>
          <table:table-cell office:value-type="float" office:value="0.0275077359463641">
            <text:p>0.0275077359</text:p>
          </table:table-cell>
          <table:table-cell office:value-type="float" office:value="1.1437085500129">
            <text:p>1.14370855</text:p>
          </table:table-cell>
          <table:table-cell office:value-type="float" office:value="1.01260469760369">
            <text:p>1.0126046976</text:p>
          </table:table-cell>
          <table:table-cell office:value-type="float" office:value="1.09776015986459">
            <text:p>1.0977601599</text:p>
          </table:table-cell>
          <table:table-cell office:value-type="float" office:value="17.6054197494167">
            <text:p>17.6054197494</text:p>
          </table:table-cell>
          <table:table-cell office:value-type="float" office:value="0">
            <text:p>0</text:p>
          </table:table-cell>
          <table:table-cell office:value-type="float" office:value="25.5432697302472">
            <text:p>25.5432697302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date" office:date-value="2021-01-23">
            <text:p>01/23/21</text:p>
          </table:table-cell>
          <table:table-cell office:value-type="float" office:value="93">
            <text:p>93</text:p>
          </table:table-cell>
          <table:table-cell office:value-type="float" office:value="3854">
            <text:p>3854</text:p>
          </table:table-cell>
          <table:table-cell office:value-type="float" office:value="17238">
            <text:p>17238</text:p>
          </table:table-cell>
          <table:table-cell office:value-type="float" office:value="7.8">
            <text:p>7.8</text:p>
          </table:table-cell>
          <table:table-cell office:value-type="float" office:value="81.8">
            <text:p>81.8</text:p>
          </table:table-cell>
          <table:table-cell office:value-type="float" office:value="3893.8">
            <text:p>3893.8</text:p>
          </table:table-cell>
          <table:table-cell office:value-type="float" office:value="15476.8">
            <text:p>15476.8</text:p>
          </table:table-cell>
          <table:table-cell office:value-type="float" office:value="8.03">
            <text:p>8.03</text:p>
          </table:table-cell>
          <table:table-cell table:number-columns-repeated="3" office:value-type="float" office:value="2">
            <text:p>2</text:p>
          </table:table-cell>
          <table:table-cell office:value-type="float" office:value="267">
            <text:p>267</text:p>
          </table:table-cell>
          <table:table-cell table:number-columns-repeated="2" office:value-type="float" office:value="609">
            <text:p>609</text:p>
          </table:table-cell>
          <table:table-cell office:value-type="float" office:value="7908">
            <text:p>7908</text:p>
          </table:table-cell>
          <table:table-cell office:value-type="float" office:value="12434">
            <text:p>12434</text:p>
          </table:table-cell>
          <table:table-cell office:value-type="float" office:value="18033">
            <text:p>18033</text:p>
          </table:table-cell>
          <table:table-cell office:value-type="float" office:value="47.75">
            <text:p>47.75</text:p>
          </table:table-cell>
          <table:table-cell office:value-type="float" office:value="21">
            <text:p>21</text:p>
          </table:table-cell>
          <table:table-cell office:value-type="float" office:value="804.375">
            <text:p>804.375</text:p>
          </table:table-cell>
          <table:table-cell office:value-type="float" office:value="0.00603818917551846">
            <text:p>0.0060381892</text:p>
          </table:table-cell>
          <table:table-cell office:value-type="float" office:value="0.00168891748431719">
            <text:p>0.0016889175</text:p>
          </table:table-cell>
          <table:table-cell office:value-type="float" office:value="0.0446057228414573">
            <text:p>0.0446057228</text:p>
          </table:table-cell>
          <table:table-cell office:value-type="float" office:value="1.02120512318221">
            <text:p>1.0212051232</text:p>
          </table:table-cell>
          <table:table-cell office:value-type="float" office:value="1.00591680198196">
            <text:p>1.005916802</text:p>
          </table:table-cell>
          <table:table-cell office:value-type="float" office:value="1.16001978414511">
            <text:p>1.1600197841</text:p>
          </table:table-cell>
          <table:table-cell table:number-columns-repeated="2" office:value-type="float" office:value="0">
            <text:p>0</text:p>
          </table:table-cell>
          <table:table-cell office:value-type="float" office:value="15.8834756191148">
            <text:p>15.8834756191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date" office:date-value="2021-01-24">
            <text:p>01/24/21</text:p>
          </table:table-cell>
          <table:table-cell office:value-type="float" office:value="64">
            <text:p>64</text:p>
          </table:table-cell>
          <table:table-cell office:value-type="float" office:value="3793">
            <text:p>3793</text:p>
          </table:table-cell>
          <table:table-cell office:value-type="float" office:value="16441">
            <text:p>16441</text:p>
          </table:table-cell>
          <table:table-cell office:value-type="float" office:value="7.65">
            <text:p>7.65</text:p>
          </table:table-cell>
          <table:table-cell office:value-type="float" office:value="80">
            <text:p>80</text:p>
          </table:table-cell>
          <table:table-cell office:value-type="float" office:value="3847">
            <text:p>3847</text:p>
          </table:table-cell>
          <table:table-cell office:value-type="float" office:value="13467.6">
            <text:p>13467.6</text:p>
          </table:table-cell>
          <table:table-cell office:value-type="float" office:value="7.88">
            <text:p>7.88</text:p>
          </table:table-cell>
          <table:table-cell table:number-columns-repeated="3" office:value-type="float" office:value="2">
            <text:p>2</text:p>
          </table:table-cell>
          <table:table-cell office:value-type="float" office:value="630">
            <text:p>630</text:p>
          </table:table-cell>
          <table:table-cell office:value-type="float" office:value="423">
            <text:p>423</text:p>
          </table:table-cell>
          <table:table-cell office:value-type="float" office:value="294">
            <text:p>294</text:p>
          </table:table-cell>
          <table:table-cell office:value-type="float" office:value="8191">
            <text:p>8191</text:p>
          </table:table-cell>
          <table:table-cell office:value-type="float" office:value="11486">
            <text:p>11486</text:p>
          </table:table-cell>
          <table:table-cell office:value-type="float" office:value="17481">
            <text:p>17481</text:p>
          </table:table-cell>
          <table:table-cell office:value-type="float" office:value="131.125">
            <text:p>131.125</text:p>
          </table:table-cell>
          <table:table-cell office:value-type="float" office:value="125">
            <text:p>125</text:p>
          </table:table-cell>
          <table:table-cell office:value-type="float" office:value="999">
            <text:p>999</text:p>
          </table:table-cell>
          <table:table-cell office:value-type="float" office:value="0.0160084238798681">
            <text:p>0.0160084239</text:p>
          </table:table-cell>
          <table:table-cell office:value-type="float" office:value="0.0108828138603517">
            <text:p>0.0108828139</text:p>
          </table:table-cell>
          <table:table-cell office:value-type="float" office:value="0.0571477604256049">
            <text:p>0.0571477604</text:p>
          </table:table-cell>
          <table:table-cell office:value-type="float" office:value="1.05653177206437">
            <text:p>1.0565317721</text:p>
          </table:table-cell>
          <table:table-cell office:value-type="float" office:value="1.03832198236077">
            <text:p>1.0383219824</text:p>
          </table:table-cell>
          <table:table-cell office:value-type="float" office:value="1.20641825987208">
            <text:p>1.2064182599</text:p>
          </table:table-cell>
          <table:table-cell table:number-columns-repeated="2" office:value-type="float" office:value="0">
            <text:p>0</text:p>
          </table:table-cell>
          <table:table-cell office:value-type="float" office:value="12.4723985453904">
            <text:p>12.4723985454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date" office:date-value="2021-01-25">
            <text:p>01/25/21</text:p>
          </table:table-cell>
          <table:table-cell office:value-type="float" office:value="56">
            <text:p>56</text:p>
          </table:table-cell>
          <table:table-cell office:value-type="float" office:value="3814">
            <text:p>3814</text:p>
          </table:table-cell>
          <table:table-cell office:value-type="float" office:value="10064">
            <text:p>10064</text:p>
          </table:table-cell>
          <table:table-cell office:value-type="float" office:value="8.39">
            <text:p>8.39</text:p>
          </table:table-cell>
          <table:table-cell office:value-type="float" office:value="77.4">
            <text:p>77.4</text:p>
          </table:table-cell>
          <table:table-cell office:value-type="float" office:value="3817">
            <text:p>3817</text:p>
          </table:table-cell>
          <table:table-cell office:value-type="float" office:value="13265.4">
            <text:p>13265.4</text:p>
          </table:table-cell>
          <table:table-cell office:value-type="float" office:value="7.606">
            <text:p>7.606</text:p>
          </table:table-cell>
          <table:table-cell table:number-columns-repeated="3" office:value-type="float" office:value="2">
            <text:p>2</text:p>
          </table:table-cell>
          <table:table-cell office:value-type="float" office:value="634">
            <text:p>634</text:p>
          </table:table-cell>
          <table:table-cell table:number-columns-repeated="2" office:value-type="float" office:value="431">
            <text:p>431</text:p>
          </table:table-cell>
          <table:table-cell office:value-type="float" office:value="8184">
            <text:p>8184</text:p>
          </table:table-cell>
          <table:table-cell office:value-type="float" office:value="12560">
            <text:p>12560</text:p>
          </table:table-cell>
          <table:table-cell office:value-type="float" office:value="18118">
            <text:p>18118</text:p>
          </table:table-cell>
          <table:table-cell office:value-type="float" office:value="248.5">
            <text:p>248.5</text:p>
          </table:table-cell>
          <table:table-cell office:value-type="float" office:value="348.125">
            <text:p>348.125</text:p>
          </table:table-cell>
          <table:table-cell office:value-type="float" office:value="1001.125">
            <text:p>1001.125</text:p>
          </table:table-cell>
          <table:table-cell office:value-type="float" office:value="0.0303641251221896">
            <text:p>0.0303641251</text:p>
          </table:table-cell>
          <table:table-cell office:value-type="float" office:value="0.0277169585987261">
            <text:p>0.0277169586</text:p>
          </table:table-cell>
          <table:table-cell office:value-type="float" office:value="0.0552558229385142">
            <text:p>0.0552558229</text:p>
          </table:table-cell>
          <table:table-cell office:value-type="float" office:value="1.10808151891276">
            <text:p>1.1080815189</text:p>
          </table:table-cell>
          <table:table-cell office:value-type="float" office:value="1.09851508549171">
            <text:p>1.0985150855</text:p>
          </table:table-cell>
          <table:table-cell office:value-type="float" office:value="1.19937966398328">
            <text:p>1.199379664</text:p>
          </table:table-cell>
          <table:table-cell office:value-type="float" office:value="23.1726789176139">
            <text:p>23.1726789176</text:p>
          </table:table-cell>
          <table:table-cell office:value-type="float" office:value="25.3530477954853">
            <text:p>25.3530477955</text:p>
          </table:table-cell>
          <table:table-cell office:value-type="float" office:value="12.8877953473244">
            <text:p>12.8877953473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date" office:date-value="2021-01-26">
            <text:p>01/26/21</text:p>
          </table:table-cell>
          <table:table-cell office:value-type="float" office:value="89">
            <text:p>89</text:p>
          </table:table-cell>
          <table:table-cell office:value-type="float" office:value="3815">
            <text:p>3815</text:p>
          </table:table-cell>
          <table:table-cell office:value-type="float" office:value="5531">
            <text:p>5531</text:p>
          </table:table-cell>
          <table:table-cell office:value-type="float" office:value="8.3">
            <text:p>8.3</text:p>
          </table:table-cell>
          <table:table-cell office:value-type="float" office:value="77.4">
            <text:p>77.4</text:p>
          </table:table-cell>
          <table:table-cell office:value-type="float" office:value="3780">
            <text:p>3780</text:p>
          </table:table-cell>
          <table:table-cell office:value-type="float" office:value="12436.4">
            <text:p>12436.4</text:p>
          </table:table-cell>
          <table:table-cell office:value-type="float" office:value="8.442">
            <text:p>8.442</text:p>
          </table:table-cell>
          <table:table-cell table:number-columns-repeated="3" office:value-type="float" office:value="2">
            <text:p>2</text:p>
          </table:table-cell>
          <table:table-cell office:value-type="float" office:value="615">
            <text:p>615</text:p>
          </table:table-cell>
          <table:table-cell office:value-type="float" office:value="416">
            <text:p>416</text:p>
          </table:table-cell>
          <table:table-cell office:value-type="float" office:value="291">
            <text:p>291</text:p>
          </table:table-cell>
          <table:table-cell office:value-type="float" office:value="8112">
            <text:p>8112</text:p>
          </table:table-cell>
          <table:table-cell office:value-type="float" office:value="13532">
            <text:p>13532</text:p>
          </table:table-cell>
          <table:table-cell office:value-type="float" office:value="18559">
            <text:p>18559</text:p>
          </table:table-cell>
          <table:table-cell office:value-type="float" office:value="325.75">
            <text:p>325.75</text:p>
          </table:table-cell>
          <table:table-cell office:value-type="float" office:value="468.375">
            <text:p>468.375</text:p>
          </table:table-cell>
          <table:table-cell office:value-type="float" office:value="590.75">
            <text:p>590.75</text:p>
          </table:table-cell>
          <table:table-cell office:value-type="float" office:value="0.0401565581854043">
            <text:p>0.0401565582</text:p>
          </table:table-cell>
          <table:table-cell office:value-type="float" office:value="0.0346124002364765">
            <text:p>0.0346124002</text:p>
          </table:table-cell>
          <table:table-cell office:value-type="float" office:value="0.0318309176140956">
            <text:p>0.0318309176</text:p>
          </table:table-cell>
          <table:table-cell office:value-type="float" office:value="1.1437085500129">
            <text:p>1.14370855</text:p>
          </table:table-cell>
          <table:table-cell office:value-type="float" office:value="1.12349151659792">
            <text:p>1.1234915166</text:p>
          </table:table-cell>
          <table:table-cell office:value-type="float" office:value="1.113394097989">
            <text:p>1.113394098</text:p>
          </table:table-cell>
          <table:table-cell office:value-type="float" office:value="17.6054197494167">
            <text:p>17.6054197494</text:p>
          </table:table-cell>
          <table:table-cell office:value-type="float" office:value="20.3705865898637">
            <text:p>20.3705865899</text:p>
          </table:table-cell>
          <table:table-cell office:value-type="float" office:value="22.1206731278633">
            <text:p>22.1206731279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date" office:date-value="2021-01-27">
            <text:p>01/27/21</text:p>
          </table:table-cell>
          <table:table-cell office:value-type="float" office:value="85">
            <text:p>85</text:p>
          </table:table-cell>
          <table:table-cell office:value-type="float" office:value="3809">
            <text:p>3809</text:p>
          </table:table-cell>
          <table:table-cell office:value-type="float" office:value="17053">
            <text:p>17053</text:p>
          </table:table-cell>
          <table:table-cell office:value-type="float" office:value="5.89">
            <text:p>5.89</text:p>
          </table:table-cell>
          <table:table-cell office:value-type="float" office:value="81.2">
            <text:p>81.2</text:p>
          </table:table-cell>
          <table:table-cell office:value-type="float" office:value="3751.2">
            <text:p>3751.2</text:p>
          </table:table-cell>
          <table:table-cell office:value-type="float" office:value="12943.2">
            <text:p>12943.2</text:p>
          </table:table-cell>
          <table:table-cell office:value-type="float" office:value="8.45">
            <text:p>8.45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12">
            <text:p>612</text:p>
          </table:table-cell>
          <table:table-cell office:value-type="float" office:value="293">
            <text:p>293</text:p>
          </table:table-cell>
          <table:table-cell office:value-type="float" office:value="8061">
            <text:p>8061</text:p>
          </table:table-cell>
          <table:table-cell office:value-type="float" office:value="13386">
            <text:p>13386</text:p>
          </table:table-cell>
          <table:table-cell office:value-type="float" office:value="20159">
            <text:p>20159</text:p>
          </table:table-cell>
          <table:table-cell office:value-type="float" office:value="69.375">
            <text:p>69.375</text:p>
          </table:table-cell>
          <table:table-cell office:value-type="float" office:value="598.375">
            <text:p>598.375</text:p>
          </table:table-cell>
          <table:table-cell office:value-type="float" office:value="679.75">
            <text:p>679.75</text:p>
          </table:table-cell>
          <table:table-cell office:value-type="float" office:value="0.00860625232601414">
            <text:p>0.0086062523</text:p>
          </table:table-cell>
          <table:table-cell office:value-type="float" office:value="0.0447015538622441">
            <text:p>0.0447015539</text:p>
          </table:table-cell>
          <table:table-cell office:value-type="float" office:value="0.0337194305273079">
            <text:p>0.0337194305</text:p>
          </table:table-cell>
          <table:table-cell office:value-type="float" office:value="1.03026705559608">
            <text:p>1.0302670556</text:p>
          </table:table-cell>
          <table:table-cell office:value-type="float" office:value="1.16037196719654">
            <text:p>1.1603719672</text:p>
          </table:table-cell>
          <table:table-cell office:value-type="float" office:value="1.12024652683595">
            <text:p>1.1202465268</text:p>
          </table:table-cell>
          <table:table-cell office:value-type="float" office:value="0">
            <text:p>0</text:p>
          </table:table-cell>
          <table:table-cell office:value-type="float" office:value="15.8501569657325">
            <text:p>15.8501569657</text:p>
          </table:table-cell>
          <table:table-cell office:value-type="float" office:value="20.9009714020383">
            <text:p>20.900971402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date" office:date-value="2021-01-28">
            <text:p>01/28/21</text:p>
          </table:table-cell>
          <table:table-cell office:value-type="float" office:value="93">
            <text:p>93</text:p>
          </table:table-cell>
          <table:table-cell office:value-type="float" office:value="3669">
            <text:p>3669</text:p>
          </table:table-cell>
          <table:table-cell office:value-type="float" office:value="13093">
            <text:p>13093</text:p>
          </table:table-cell>
          <table:table-cell office:value-type="float" office:value="11.98">
            <text:p>11.98</text:p>
          </table:table-cell>
          <table:table-cell office:value-type="float" office:value="87.8">
            <text:p>87.8</text:p>
          </table:table-cell>
          <table:table-cell office:value-type="float" office:value="3704.8">
            <text:p>3704.8</text:p>
          </table:table-cell>
          <table:table-cell office:value-type="float" office:value="15202.8">
            <text:p>1520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84">
            <text:p>584</text:p>
          </table:table-cell>
          <table:table-cell office:value-type="float" office:value="270">
            <text:p>270</text:p>
          </table:table-cell>
          <table:table-cell office:value-type="float" office:value="8198">
            <text:p>8198</text:p>
          </table:table-cell>
          <table:table-cell office:value-type="float" office:value="13434">
            <text:p>13434</text:p>
          </table:table-cell>
          <table:table-cell office:value-type="float" office:value="22854">
            <text:p>22854</text:p>
          </table:table-cell>
          <table:table-cell office:value-type="float" office:value="123.125">
            <text:p>123.125</text:p>
          </table:table-cell>
          <table:table-cell office:value-type="float" office:value="473.75">
            <text:p>473.75</text:p>
          </table:table-cell>
          <table:table-cell office:value-type="float" office:value="878">
            <text:p>878</text:p>
          </table:table-cell>
          <table:table-cell office:value-type="float" office:value="0.0150189070505001">
            <text:p>0.0150189071</text:p>
          </table:table-cell>
          <table:table-cell office:value-type="float" office:value="0.0352649992556201">
            <text:p>0.0352649993</text:p>
          </table:table-cell>
          <table:table-cell office:value-type="float" office:value="0.0384177824450862">
            <text:p>0.0384177824</text:p>
          </table:table-cell>
          <table:table-cell office:value-type="float" office:value="1.05300828711197">
            <text:p>1.0530082871</text:p>
          </table:table-cell>
          <table:table-cell office:value-type="float" office:value="1.12586499293277">
            <text:p>1.1258649929</text:p>
          </table:table-cell>
          <table:table-cell office:value-type="float" office:value="1.13735505353348">
            <text:p>1.1373550535</text:p>
          </table:table-cell>
          <table:table-cell office:value-type="float" office:value="0">
            <text:p>0</text:p>
          </table:table-cell>
          <table:table-cell office:value-type="float" office:value="19.999957962636">
            <text:p>19.9999579626</text:p>
          </table:table-cell>
          <table:table-cell office:value-type="float" office:value="18.3867488019877">
            <text:p>18.386748802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date" office:date-value="2021-01-29">
            <text:p>01/29/21</text:p>
          </table:table-cell>
          <table:table-cell office:value-type="float" office:value="83">
            <text:p>83</text:p>
          </table:table-cell>
          <table:table-cell office:value-type="float" office:value="3649">
            <text:p>3649</text:p>
          </table:table-cell>
          <table:table-cell office:value-type="float" office:value="18975">
            <text:p>18975</text:p>
          </table:table-cell>
          <table:table-cell office:value-type="float" office:value="7.69">
            <text:p>7.69</text:p>
          </table:table-cell>
          <table:table-cell office:value-type="float" office:value="82.2">
            <text:p>82.2</text:p>
          </table:table-cell>
          <table:table-cell office:value-type="float" office:value="3654.2">
            <text:p>3654.2</text:p>
          </table:table-cell>
          <table:table-cell office:value-type="float" office:value="18125">
            <text:p>18125</text:p>
          </table:table-cell>
          <table:table-cell office:value-type="float" office:value="7.692">
            <text:p>7.69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70">
            <text:p>570</text:p>
          </table:table-cell>
          <table:table-cell office:value-type="float" office:value="380">
            <text:p>380</text:p>
          </table:table-cell>
          <table:table-cell office:value-type="float" office:value="9771">
            <text:p>9771</text:p>
          </table:table-cell>
          <table:table-cell office:value-type="float" office:value="14808">
            <text:p>14808</text:p>
          </table:table-cell>
          <table:table-cell office:value-type="float" office:value="24715">
            <text:p>24715</text:p>
          </table:table-cell>
          <table:table-cell office:value-type="float" office:value="265.875">
            <text:p>265.875</text:p>
          </table:table-cell>
          <table:table-cell office:value-type="float" office:value="557.125">
            <text:p>557.125</text:p>
          </table:table-cell>
          <table:table-cell office:value-type="float" office:value="925.25">
            <text:p>925.25</text:p>
          </table:table-cell>
          <table:table-cell office:value-type="float" office:value="0.0272106232729506">
            <text:p>0.0272106233</text:p>
          </table:table-cell>
          <table:table-cell office:value-type="float" office:value="0.0376232441923285">
            <text:p>0.0376232442</text:p>
          </table:table-cell>
          <table:table-cell office:value-type="float" office:value="0.0374367792838357">
            <text:p>0.0374367793</text:p>
          </table:table-cell>
          <table:table-cell office:value-type="float" office:value="1.09668840077238">
            <text:p>1.0966884008</text:p>
          </table:table-cell>
          <table:table-cell office:value-type="float" office:value="1.13445575134012">
            <text:p>1.1344557513</text:p>
          </table:table-cell>
          <table:table-cell office:value-type="float" office:value="1.13377569188199">
            <text:p>1.1337756919</text:p>
          </table:table-cell>
          <table:table-cell office:value-type="float" office:value="25.8184261613433">
            <text:p>25.8184261613</text:p>
          </table:table-cell>
          <table:table-cell office:value-type="float" office:value="18.7678164909876">
            <text:p>18.767816491</text:p>
          </table:table-cell>
          <table:table-cell office:value-type="float" office:value="18.8595899240628">
            <text:p>18.8595899241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date" office:date-value="2021-01-30">
            <text:p>01/30/21</text:p>
          </table:table-cell>
          <table:table-cell office:value-type="float" office:value="89">
            <text:p>89</text:p>
          </table:table-cell>
          <table:table-cell office:value-type="float" office:value="3582">
            <text:p>3582</text:p>
          </table:table-cell>
          <table:table-cell office:value-type="float" office:value="21362">
            <text:p>21362</text:p>
          </table:table-cell>
          <table:table-cell office:value-type="float" office:value="6.41">
            <text:p>6.41</text:p>
          </table:table-cell>
          <table:table-cell office:value-type="float" office:value="76">
            <text:p>76</text:p>
          </table:table-cell>
          <table:table-cell office:value-type="float" office:value="3628.8">
            <text:p>3628.8</text:p>
          </table:table-cell>
          <table:table-cell office:value-type="float" office:value="16886.8">
            <text:p>16886.8</text:p>
          </table:table-cell>
          <table:table-cell office:value-type="float" office:value="8.584">
            <text:p>8.584</text:p>
          </table:table-cell>
          <table:table-cell table:number-columns-repeated="3" office:value-type="float" office:value="2">
            <text:p>2</text:p>
          </table:table-cell>
          <table:table-cell office:value-type="float" office:value="589">
            <text:p>589</text:p>
          </table:table-cell>
          <table:table-cell table:number-columns-repeated="2" office:value-type="float" office:value="399">
            <text:p>399</text:p>
          </table:table-cell>
          <table:table-cell office:value-type="float" office:value="10722">
            <text:p>10722</text:p>
          </table:table-cell>
          <table:table-cell office:value-type="float" office:value="14583">
            <text:p>14583</text:p>
          </table:table-cell>
          <table:table-cell office:value-type="float" office:value="24467">
            <text:p>24467</text:p>
          </table:table-cell>
          <table:table-cell office:value-type="float" office:value="445.875">
            <text:p>445.875</text:p>
          </table:table-cell>
          <table:table-cell office:value-type="float" office:value="618.25">
            <text:p>618.25</text:p>
          </table:table-cell>
          <table:table-cell office:value-type="float" office:value="974.625">
            <text:p>974.625</text:p>
          </table:table-cell>
          <table:table-cell office:value-type="float" office:value="0.0415850587576945">
            <text:p>0.0415850588</text:p>
          </table:table-cell>
          <table:table-cell office:value-type="float" office:value="0.04239525474868">
            <text:p>0.0423952547</text:p>
          </table:table-cell>
          <table:table-cell office:value-type="float" office:value="0.0398342665631258">
            <text:p>0.0398342666</text:p>
          </table:table-cell>
          <table:table-cell office:value-type="float" office:value="1.14893716719122">
            <text:p>1.1489371672</text:p>
          </table:table-cell>
          <table:table-cell office:value-type="float" office:value="1.15190621256578">
            <text:p>1.1519062126</text:p>
          </table:table-cell>
          <table:table-cell office:value-type="float" office:value="1.14252999980448">
            <text:p>1.1425299998</text:p>
          </table:table-cell>
          <table:table-cell office:value-type="float" office:value="17.0123986680113">
            <text:p>17.012398668</text:p>
          </table:table-cell>
          <table:table-cell office:value-type="float" office:value="16.6938159545722">
            <text:p>16.6938159546</text:p>
          </table:table-cell>
          <table:table-cell office:value-type="float" office:value="17.7450941535895">
            <text:p>17.7450941536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date" office:date-value="2021-01-31">
            <text:p>01/31/21</text:p>
          </table:table-cell>
          <table:table-cell office:value-type="float" office:value="61">
            <text:p>61</text:p>
          </table:table-cell>
          <table:table-cell office:value-type="float" office:value="3562">
            <text:p>3562</text:p>
          </table:table-cell>
          <table:table-cell office:value-type="float" office:value="20142">
            <text:p>20142</text:p>
          </table:table-cell>
          <table:table-cell office:value-type="float" office:value="6.49">
            <text:p>6.49</text:p>
          </table:table-cell>
          <table:table-cell office:value-type="float" office:value="73">
            <text:p>73</text:p>
          </table:table-cell>
          <table:table-cell office:value-type="float" office:value="3640.8">
            <text:p>3640.8</text:p>
          </table:table-cell>
          <table:table-cell office:value-type="float" office:value="15827">
            <text:p>15827</text:p>
          </table:table-cell>
          <table:table-cell office:value-type="float" office:value="7.672">
            <text:p>7.672</text:p>
          </table:table-cell>
          <table:table-cell table:number-columns-repeated="3" office:value-type="float" office:value="2">
            <text:p>2</text:p>
          </table:table-cell>
          <table:table-cell office:value-type="float" office:value="314">
            <text:p>314</text:p>
          </table:table-cell>
          <table:table-cell office:value-type="float" office:value="621">
            <text:p>621</text:p>
          </table:table-cell>
          <table:table-cell office:value-type="float" office:value="314">
            <text:p>314</text:p>
          </table:table-cell>
          <table:table-cell office:value-type="float" office:value="10520">
            <text:p>10520</text:p>
          </table:table-cell>
          <table:table-cell office:value-type="float" office:value="14987">
            <text:p>14987</text:p>
          </table:table-cell>
          <table:table-cell office:value-type="float" office:value="23859">
            <text:p>23859</text:p>
          </table:table-cell>
          <table:table-cell office:value-type="float" office:value="463.25">
            <text:p>463.25</text:p>
          </table:table-cell>
          <table:table-cell office:value-type="float" office:value="534.375">
            <text:p>534.375</text:p>
          </table:table-cell>
          <table:table-cell office:value-type="float" office:value="850.75">
            <text:p>850.75</text:p>
          </table:table-cell>
          <table:table-cell office:value-type="float" office:value="0.0440351711026616">
            <text:p>0.0440351711</text:p>
          </table:table-cell>
          <table:table-cell office:value-type="float" office:value="0.035655901781544">
            <text:p>0.0356559018</text:p>
          </table:table-cell>
          <table:table-cell office:value-type="float" office:value="0.0356574039146653">
            <text:p>0.0356574039</text:p>
          </table:table-cell>
          <table:table-cell office:value-type="float" office:value="1.15792372759564">
            <text:p>1.1579237276</text:p>
          </table:table-cell>
          <table:table-cell office:value-type="float" office:value="1.12728748916584">
            <text:p>1.1272874892</text:p>
          </table:table-cell>
          <table:table-cell office:value-type="float" office:value="1.12729295659104">
            <text:p>1.1272929566</text:p>
          </table:table-cell>
          <table:table-cell office:value-type="float" office:value="16.0848472481663">
            <text:p>16.0848472482</text:p>
          </table:table-cell>
          <table:table-cell office:value-type="float" office:value="19.7844503689382">
            <text:p>19.7844503689</text:p>
          </table:table-cell>
          <table:table-cell office:value-type="float" office:value="19.7836313439313">
            <text:p>19.7836313439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date" office:date-value="2021-02-01">
            <text:p>02/01/21</text:p>
          </table:table-cell>
          <table:table-cell office:value-type="float" office:value="54">
            <text:p>54</text:p>
          </table:table-cell>
          <table:table-cell office:value-type="float" office:value="3682">
            <text:p>3682</text:p>
          </table:table-cell>
          <table:table-cell office:value-type="float" office:value="10862">
            <text:p>10862</text:p>
          </table:table-cell>
          <table:table-cell office:value-type="float" office:value="10.35">
            <text:p>10.35</text:p>
          </table:table-cell>
          <table:table-cell office:value-type="float" office:value="73">
            <text:p>73</text:p>
          </table:table-cell>
          <table:table-cell office:value-type="float" office:value="3650.4">
            <text:p>3650.4</text:p>
          </table:table-cell>
          <table:table-cell office:value-type="float" office:value="15118.8">
            <text:p>15118.8</text:p>
          </table:table-cell>
          <table:table-cell office:value-type="float" office:value="7.492">
            <text:p>7.492</text:p>
          </table:table-cell>
          <table:table-cell table:number-columns-repeated="3" office:value-type="float" office:value="2">
            <text:p>2</text:p>
          </table:table-cell>
          <table:table-cell office:value-type="float" office:value="308">
            <text:p>308</text:p>
          </table:table-cell>
          <table:table-cell office:value-type="float" office:value="615">
            <text:p>615</text:p>
          </table:table-cell>
          <table:table-cell office:value-type="float" office:value="423">
            <text:p>423</text:p>
          </table:table-cell>
          <table:table-cell office:value-type="float" office:value="10188">
            <text:p>10188</text:p>
          </table:table-cell>
          <table:table-cell office:value-type="float" office:value="16728">
            <text:p>16728</text:p>
          </table:table-cell>
          <table:table-cell office:value-type="float" office:value="23963">
            <text:p>23963</text:p>
          </table:table-cell>
          <table:table-cell office:value-type="float" office:value="600.625">
            <text:p>600.625</text:p>
          </table:table-cell>
          <table:table-cell office:value-type="float" office:value="616.625">
            <text:p>616.625</text:p>
          </table:table-cell>
          <table:table-cell office:value-type="float" office:value="861.25">
            <text:p>861.25</text:p>
          </table:table-cell>
          <table:table-cell office:value-type="float" office:value="0.0589541617589321">
            <text:p>0.0589541618</text:p>
          </table:table-cell>
          <table:table-cell office:value-type="float" office:value="0.0368618483978957">
            <text:p>0.0368618484</text:p>
          </table:table-cell>
          <table:table-cell office:value-type="float" office:value="0.0359408254392188">
            <text:p>0.0359408254</text:p>
          </table:table-cell>
          <table:table-cell office:value-type="float" office:value="1.21315172880611">
            <text:p>1.2131517288</text:p>
          </table:table-cell>
          <table:table-cell office:value-type="float" office:value="1.13167970929256">
            <text:p>1.1316797093</text:p>
          </table:table-cell>
          <table:table-cell office:value-type="float" office:value="1.12832470518644">
            <text:p>1.1283247052</text:p>
          </table:table-cell>
          <table:table-cell office:value-type="float" office:value="12.1006568885181">
            <text:p>12.1006568885</text:p>
          </table:table-cell>
          <table:table-cell office:value-type="float" office:value="19.1484008787707">
            <text:p>19.1484008788</text:p>
          </table:table-cell>
          <table:table-cell office:value-type="float" office:value="19.6303231751739">
            <text:p>19.6303231752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date" office:date-value="2021-02-02">
            <text:p>02/02/21</text:p>
          </table:table-cell>
          <table:table-cell office:value-type="float" office:value="78">
            <text:p>78</text:p>
          </table:table-cell>
          <table:table-cell office:value-type="float" office:value="3729">
            <text:p>3729</text:p>
          </table:table-cell>
          <table:table-cell office:value-type="float" office:value="7794">
            <text:p>7794</text:p>
          </table:table-cell>
          <table:table-cell office:value-type="float" office:value="7.42">
            <text:p>7.42</text:p>
          </table:table-cell>
          <table:table-cell office:value-type="float" office:value="73.8">
            <text:p>73.8</text:p>
          </table:table-cell>
          <table:table-cell office:value-type="float" office:value="3663.6">
            <text:p>3663.6</text:p>
          </table:table-cell>
          <table:table-cell office:value-type="float" office:value="14480.6">
            <text:p>14480.6</text:p>
          </table:table-cell>
          <table:table-cell office:value-type="float" office:value="8.028">
            <text:p>8.028</text:p>
          </table:table-cell>
          <table:table-cell table:number-columns-repeated="3" office:value-type="float" office:value="2">
            <text:p>2</text:p>
          </table:table-cell>
          <table:table-cell office:value-type="float" office:value="307">
            <text:p>307</text:p>
          </table:table-cell>
          <table:table-cell office:value-type="float" office:value="423">
            <text:p>423</text:p>
          </table:table-cell>
          <table:table-cell office:value-type="float" office:value="307">
            <text:p>307</text:p>
          </table:table-cell>
          <table:table-cell office:value-type="float" office:value="10385">
            <text:p>10385</text:p>
          </table:table-cell>
          <table:table-cell office:value-type="float" office:value="17600">
            <text:p>17600</text:p>
          </table:table-cell>
          <table:table-cell office:value-type="float" office:value="25921">
            <text:p>25921</text:p>
          </table:table-cell>
          <table:table-cell office:value-type="float" office:value="647.75">
            <text:p>647.75</text:p>
          </table:table-cell>
          <table:table-cell office:value-type="float" office:value="1033.5">
            <text:p>1033.5</text:p>
          </table:table-cell>
          <table:table-cell office:value-type="float" office:value="592.125">
            <text:p>592.125</text:p>
          </table:table-cell>
          <table:table-cell office:value-type="float" office:value="0.0623736157920077">
            <text:p>0.0623736158</text:p>
          </table:table-cell>
          <table:table-cell office:value-type="float" office:value="0.0587215909090909">
            <text:p>0.0587215909</text:p>
          </table:table-cell>
          <table:table-cell office:value-type="float" office:value="0.0228434473978627">
            <text:p>0.0228434474</text:p>
          </table:table-cell>
          <table:table-cell office:value-type="float" office:value="1.22593297244809">
            <text:p>1.2259329724</text:p>
          </table:table-cell>
          <table:table-cell office:value-type="float" office:value="1.21228408965005">
            <text:p>1.2122840897</text:p>
          </table:table-cell>
          <table:table-cell office:value-type="float" office:value="1.080974839147">
            <text:p>1.0809748391</text:p>
          </table:table-cell>
          <table:table-cell office:value-type="float" office:value="11.455905520953">
            <text:p>11.455905521</text:p>
          </table:table-cell>
          <table:table-cell office:value-type="float" office:value="12.1472355228591">
            <text:p>12.1472355229</text:p>
          </table:table-cell>
          <table:table-cell office:value-type="float" office:value="30.6886391363906">
            <text:p>30.6886391364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date" office:date-value="2021-02-03">
            <text:p>02/03/21</text:p>
          </table:table-cell>
          <table:table-cell office:value-type="float" office:value="83">
            <text:p>83</text:p>
          </table:table-cell>
          <table:table-cell office:value-type="float" office:value="3697">
            <text:p>3697</text:p>
          </table:table-cell>
          <table:table-cell office:value-type="float" office:value="15434">
            <text:p>15434</text:p>
          </table:table-cell>
          <table:table-cell office:value-type="float" office:value="6.79">
            <text:p>6.79</text:p>
          </table:table-cell>
          <table:table-cell office:value-type="float" office:value="81.2">
            <text:p>81.2</text:p>
          </table:table-cell>
          <table:table-cell office:value-type="float" office:value="3678.8">
            <text:p>3678.8</text:p>
          </table:table-cell>
          <table:table-cell office:value-type="float" office:value="14190.8">
            <text:p>14190.8</text:p>
          </table:table-cell>
          <table:table-cell office:value-type="float" office:value="8.416">
            <text:p>8.41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423">
            <text:p>423</text:p>
          </table:table-cell>
          <table:table-cell office:value-type="float" office:value="10730">
            <text:p>10730</text:p>
          </table:table-cell>
          <table:table-cell office:value-type="float" office:value="18040">
            <text:p>18040</text:p>
          </table:table-cell>
          <table:table-cell office:value-type="float" office:value="26772">
            <text:p>26772</text:p>
          </table:table-cell>
          <table:table-cell office:value-type="float" office:value="353.25">
            <text:p>353.25</text:p>
          </table:table-cell>
          <table:table-cell office:value-type="float" office:value="615.875">
            <text:p>615.875</text:p>
          </table:table-cell>
          <table:table-cell office:value-type="float" office:value="436.375">
            <text:p>436.375</text:p>
          </table:table-cell>
          <table:table-cell office:value-type="float" office:value="0.0329217148182665">
            <text:p>0.0329217148</text:p>
          </table:table-cell>
          <table:table-cell office:value-type="float" office:value="0.0341394124168514">
            <text:p>0.0341394124</text:p>
          </table:table-cell>
          <table:table-cell office:value-type="float" office:value="0.016299678768863">
            <text:p>0.0162996788</text:p>
          </table:table-cell>
          <table:table-cell office:value-type="float" office:value="1.11735032690482">
            <text:p>1.1173503269</text:p>
          </table:table-cell>
          <table:table-cell office:value-type="float" office:value="1.12177232244011">
            <text:p>1.1217723224</text:p>
          </table:table-cell>
          <table:table-cell office:value-type="float" office:value="1.05756960756584">
            <text:p>1.0575696076</text:p>
          </table:table-cell>
          <table:table-cell office:value-type="float" office:value="21.3991095504545">
            <text:p>21.3991095505</text:p>
          </table:table-cell>
          <table:table-cell office:value-type="float" office:value="20.6480648729325">
            <text:p>20.64806487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date" office:date-value="2021-02-04">
            <text:p>02/04/21</text:p>
          </table:table-cell>
          <table:table-cell office:value-type="float" office:value="93">
            <text:p>93</text:p>
          </table:table-cell>
          <table:table-cell office:value-type="float" office:value="3648">
            <text:p>3648</text:p>
          </table:table-cell>
          <table:table-cell office:value-type="float" office:value="18171">
            <text:p>18171</text:p>
          </table:table-cell>
          <table:table-cell office:value-type="float" office:value="9.09">
            <text:p>9.09</text:p>
          </table:table-cell>
          <table:table-cell office:value-type="float" office:value="89.6">
            <text:p>89.6</text:p>
          </table:table-cell>
          <table:table-cell office:value-type="float" office:value="3662.6">
            <text:p>3662.6</text:p>
          </table:table-cell>
          <table:table-cell office:value-type="float" office:value="15537.6">
            <text:p>15537.6</text:p>
          </table:table-cell>
          <table:table-cell office:value-type="float" office:value="8.12">
            <text:p>8.12</text:p>
          </table:table-cell>
          <table:table-cell table:number-columns-repeated="3" office:value-type="float" office:value="2">
            <text:p>2</text:p>
          </table:table-cell>
          <table:table-cell office:value-type="float" office:value="390">
            <text:p>390</text:p>
          </table:table-cell>
          <table:table-cell table:number-columns-repeated="2" office:value-type="float" office:value="582">
            <text:p>582</text:p>
          </table:table-cell>
          <table:table-cell office:value-type="float" office:value="11678">
            <text:p>11678</text:p>
          </table:table-cell>
          <table:table-cell office:value-type="float" office:value="17574">
            <text:p>17574</text:p>
          </table:table-cell>
          <table:table-cell office:value-type="float" office:value="27517">
            <text:p>27517</text:p>
          </table:table-cell>
          <table:table-cell office:value-type="float" office:value="458.5">
            <text:p>458.5</text:p>
          </table:table-cell>
          <table:table-cell office:value-type="float" office:value="684.375">
            <text:p>684.375</text:p>
          </table:table-cell>
          <table:table-cell office:value-type="float" office:value="478.5">
            <text:p>478.5</text:p>
          </table:table-cell>
          <table:table-cell office:value-type="float" office:value="0.0392618599075184">
            <text:p>0.0392618599</text:p>
          </table:table-cell>
          <table:table-cell office:value-type="float" office:value="0.0389424718333902">
            <text:p>0.0389424718</text:p>
          </table:table-cell>
          <table:table-cell office:value-type="float" office:value="0.0173892502816441">
            <text:p>0.0173892503</text:p>
          </table:table-cell>
          <table:table-cell office:value-type="float" office:value="1.14043783721737">
            <text:p>1.1404378372</text:p>
          </table:table-cell>
          <table:table-cell office:value-type="float" office:value="1.13927102299735">
            <text:p>1.139271023</text:p>
          </table:table-cell>
          <table:table-cell office:value-type="float" office:value="1.06145505259546">
            <text:p>1.0614550526</text:p>
          </table:table-cell>
          <table:table-cell office:value-type="float" office:value="17.9988154270808">
            <text:p>17.9988154271</text:p>
          </table:table-cell>
          <table:table-cell office:value-type="float" office:value="18.1436269158323">
            <text:p>18.143626915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date" office:date-value="2021-02-05">
            <text:p>02/05/21</text:p>
          </table:table-cell>
          <table:table-cell office:value-type="float" office:value="98">
            <text:p>98</text:p>
          </table:table-cell>
          <table:table-cell office:value-type="float" office:value="3638">
            <text:p>3638</text:p>
          </table:table-cell>
          <table:table-cell office:value-type="float" office:value="18693">
            <text:p>18693</text:p>
          </table:table-cell>
          <table:table-cell office:value-type="float" office:value="8.43">
            <text:p>8.43</text:p>
          </table:table-cell>
          <table:table-cell office:value-type="float" office:value="86.8">
            <text:p>86.8</text:p>
          </table:table-cell>
          <table:table-cell office:value-type="float" office:value="3632.4">
            <text:p>3632.4</text:p>
          </table:table-cell>
          <table:table-cell office:value-type="float" office:value="17783.6">
            <text:p>17783.6</text:p>
          </table:table-cell>
          <table:table-cell office:value-type="float" office:value="8.076">
            <text:p>8.07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56">
            <text:p>256</text:p>
          </table:table-cell>
          <table:table-cell office:value-type="float" office:value="13325">
            <text:p>13325</text:p>
          </table:table-cell>
          <table:table-cell office:value-type="float" office:value="17808">
            <text:p>17808</text:p>
          </table:table-cell>
          <table:table-cell office:value-type="float" office:value="29316">
            <text:p>29316</text:p>
          </table:table-cell>
          <table:table-cell office:value-type="float" office:value="530">
            <text:p>530</text:p>
          </table:table-cell>
          <table:table-cell office:value-type="float" office:value="657.125">
            <text:p>657.125</text:p>
          </table:table-cell>
          <table:table-cell office:value-type="float" office:value="742">
            <text:p>742</text:p>
          </table:table-cell>
          <table:table-cell office:value-type="float" office:value="0.0397748592870544">
            <text:p>0.0397748593</text:p>
          </table:table-cell>
          <table:table-cell office:value-type="float" office:value="0.0369005503144654">
            <text:p>0.0369005503</text:p>
          </table:table-cell>
          <table:table-cell office:value-type="float" office:value="0.0253104106972302">
            <text:p>0.0253104107</text:p>
          </table:table-cell>
          <table:table-cell office:value-type="float" office:value="1.14231280479005">
            <text:p>1.1423128048</text:p>
          </table:table-cell>
          <table:table-cell office:value-type="float" office:value="1.13182076130311">
            <text:p>1.1318207613</text:p>
          </table:table-cell>
          <table:table-cell office:value-type="float" office:value="1.08984204654404">
            <text:p>1.0898420465</text:p>
          </table:table-cell>
          <table:table-cell office:value-type="float" office:value="17.7710870551597">
            <text:p>17.7710870552</text:p>
          </table:table-cell>
          <table:table-cell office:value-type="float" office:value="19.1286768579134">
            <text:p>19.1286768579</text:p>
          </table:table-cell>
          <table:table-cell office:value-type="float" office:value="27.7309825704843">
            <text:p>27.7309825705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date" office:date-value="2021-02-06">
            <text:p>02/06/21</text:p>
          </table:table-cell>
          <table:table-cell office:value-type="float" office:value="96">
            <text:p>96</text:p>
          </table:table-cell>
          <table:table-cell office:value-type="float" office:value="3601">
            <text:p>3601</text:p>
          </table:table-cell>
          <table:table-cell office:value-type="float" office:value="17596">
            <text:p>17596</text:p>
          </table:table-cell>
          <table:table-cell office:value-type="float" office:value="8.87">
            <text:p>8.87</text:p>
          </table:table-cell>
          <table:table-cell office:value-type="float" office:value="83.2">
            <text:p>83.2</text:p>
          </table:table-cell>
          <table:table-cell office:value-type="float" office:value="3636.4">
            <text:p>3636.4</text:p>
          </table:table-cell>
          <table:table-cell office:value-type="float" office:value="16640.8">
            <text:p>16640.8</text:p>
          </table:table-cell>
          <table:table-cell office:value-type="float" office:value="9.104">
            <text:p>9.104</text:p>
          </table:table-cell>
          <table:table-cell table:number-columns-repeated="3" office:value-type="float" office:value="2">
            <text:p>2</text:p>
          </table:table-cell>
          <table:table-cell office:value-type="float" office:value="288">
            <text:p>288</text:p>
          </table:table-cell>
          <table:table-cell office:value-type="float" office:value="407">
            <text:p>407</text:p>
          </table:table-cell>
          <table:table-cell office:value-type="float" office:value="288">
            <text:p>288</text:p>
          </table:table-cell>
          <table:table-cell office:value-type="float" office:value="14480">
            <text:p>14480</text:p>
          </table:table-cell>
          <table:table-cell office:value-type="float" office:value="19055">
            <text:p>19055</text:p>
          </table:table-cell>
          <table:table-cell office:value-type="float" office:value="30283">
            <text:p>30283</text:p>
          </table:table-cell>
          <table:table-cell office:value-type="float" office:value="461.375">
            <text:p>461.375</text:p>
          </table:table-cell>
          <table:table-cell office:value-type="float" office:value="466.875">
            <text:p>466.875</text:p>
          </table:table-cell>
          <table:table-cell office:value-type="float" office:value="745.625">
            <text:p>745.625</text:p>
          </table:table-cell>
          <table:table-cell office:value-type="float" office:value="0.0318629143646409">
            <text:p>0.0318629144</text:p>
          </table:table-cell>
          <table:table-cell office:value-type="float" office:value="0.0245014431907636">
            <text:p>0.0245014432</text:p>
          </table:table-cell>
          <table:table-cell office:value-type="float" office:value="0.0246219000759502">
            <text:p>0.0246219001</text:p>
          </table:table-cell>
          <table:table-cell office:value-type="float" office:value="1.11351008108739">
            <text:p>1.1135100811</text:p>
          </table:table-cell>
          <table:table-cell office:value-type="float" office:value="1.0869316797758">
            <text:p>1.0869316798</text:p>
          </table:table-cell>
          <table:table-cell office:value-type="float" office:value="1.08736487667399">
            <text:p>1.0873648767</text:p>
          </table:table-cell>
          <table:table-cell office:value-type="float" office:value="22.0988039603315">
            <text:p>22.0988039603</text:p>
          </table:table-cell>
          <table:table-cell office:value-type="float" office:value="28.6352306136388">
            <text:p>28.6352306136</text:p>
          </table:table-cell>
          <table:table-cell office:value-type="float" office:value="28.4968213468628">
            <text:p>28.4968213469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date" office:date-value="2021-02-07">
            <text:p>02/07/21</text:p>
          </table:table-cell>
          <table:table-cell office:value-type="float" office:value="64">
            <text:p>64</text:p>
          </table:table-cell>
          <table:table-cell office:value-type="float" office:value="3578">
            <text:p>3578</text:p>
          </table:table-cell>
          <table:table-cell office:value-type="float" office:value="19024">
            <text:p>19024</text:p>
          </table:table-cell>
          <table:table-cell office:value-type="float" office:value="7.2">
            <text:p>7.2</text:p>
          </table:table-cell>
          <table:table-cell office:value-type="float" office:value="83.4">
            <text:p>83.4</text:p>
          </table:table-cell>
          <table:table-cell office:value-type="float" office:value="3665.2">
            <text:p>3665.2</text:p>
          </table:table-cell>
          <table:table-cell office:value-type="float" office:value="14288.6">
            <text:p>14288.6</text:p>
          </table:table-cell>
          <table:table-cell office:value-type="float" office:value="10.652">
            <text:p>10.652</text:p>
          </table:table-cell>
          <table:table-cell table:number-columns-repeated="3" office:value-type="float" office:value="2">
            <text:p>2</text:p>
          </table:table-cell>
          <table:table-cell office:value-type="float" office:value="626">
            <text:p>626</text:p>
          </table:table-cell>
          <table:table-cell office:value-type="float" office:value="312">
            <text:p>312</text:p>
          </table:table-cell>
          <table:table-cell office:value-type="float" office:value="626">
            <text:p>626</text:p>
          </table:table-cell>
          <table:table-cell office:value-type="float" office:value="14165">
            <text:p>14165</text:p>
          </table:table-cell>
          <table:table-cell office:value-type="float" office:value="19710">
            <text:p>19710</text:p>
          </table:table-cell>
          <table:table-cell office:value-type="float" office:value="28233">
            <text:p>28233</text:p>
          </table:table-cell>
          <table:table-cell office:value-type="float" office:value="607.25">
            <text:p>607.25</text:p>
          </table:table-cell>
          <table:table-cell office:value-type="float" office:value="329.875">
            <text:p>329.875</text:p>
          </table:table-cell>
          <table:table-cell office:value-type="float" office:value="898.375">
            <text:p>898.375</text:p>
          </table:table-cell>
          <table:table-cell office:value-type="float" office:value="0.0428697493822803">
            <text:p>0.0428697494</text:p>
          </table:table-cell>
          <table:table-cell office:value-type="float" office:value="0.016736428209031">
            <text:p>0.0167364282</text:p>
          </table:table-cell>
          <table:table-cell office:value-type="float" office:value="0.0318200332943718">
            <text:p>0.0318200333</text:p>
          </table:table-cell>
          <table:table-cell office:value-type="float" office:value="1.1536462410457">
            <text:p>1.153646241</text:p>
          </table:table-cell>
          <table:table-cell office:value-type="float" office:value="1.05912651046883">
            <text:p>1.0591265105</text:p>
          </table:table-cell>
          <table:table-cell office:value-type="float" office:value="1.11335464498726">
            <text:p>1.113354645</text:p>
          </table:table-cell>
          <table:table-cell office:value-type="float" office:value="16.5128271759916">
            <text:p>16.512827176</text:p>
          </table:table-cell>
          <table:table-cell office:value-type="float" office:value="0">
            <text:p>0</text:p>
          </table:table-cell>
          <table:table-cell office:value-type="float" office:value="22.1281223767749">
            <text:p>22.1281223768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date" office:date-value="2021-02-08">
            <text:p>02/08/21</text:p>
          </table:table-cell>
          <table:table-cell office:value-type="float" office:value="65">
            <text:p>65</text:p>
          </table:table-cell>
          <table:table-cell office:value-type="float" office:value="3717">
            <text:p>3717</text:p>
          </table:table-cell>
          <table:table-cell office:value-type="float" office:value="9720">
            <text:p>9720</text:p>
          </table:table-cell>
          <table:table-cell office:value-type="float" office:value="11.93">
            <text:p>11.93</text:p>
          </table:table-cell>
          <table:table-cell office:value-type="float" office:value="83.4">
            <text:p>83.4</text:p>
          </table:table-cell>
          <table:table-cell office:value-type="float" office:value="3687">
            <text:p>3687</text:p>
          </table:table-cell>
          <table:table-cell office:value-type="float" office:value="13914.4">
            <text:p>13914.4</text:p>
          </table:table-cell>
          <table:table-cell office:value-type="float" office:value="10.486">
            <text:p>10.486</text:p>
          </table:table-cell>
          <table:table-cell table:number-columns-repeated="3" office:value-type="float" office:value="2">
            <text:p>2</text:p>
          </table:table-cell>
          <table:table-cell office:value-type="float" office:value="619">
            <text:p>619</text:p>
          </table:table-cell>
          <table:table-cell office:value-type="float" office:value="424">
            <text:p>424</text:p>
          </table:table-cell>
          <table:table-cell office:value-type="float" office:value="619">
            <text:p>619</text:p>
          </table:table-cell>
          <table:table-cell office:value-type="float" office:value="13845">
            <text:p>13845</text:p>
          </table:table-cell>
          <table:table-cell office:value-type="float" office:value="20288">
            <text:p>20288</text:p>
          </table:table-cell>
          <table:table-cell office:value-type="float" office:value="27634">
            <text:p>27634</text:p>
          </table:table-cell>
          <table:table-cell office:value-type="float" office:value="536">
            <text:p>536</text:p>
          </table:table-cell>
          <table:table-cell office:value-type="float" office:value="804.75">
            <text:p>804.75</text:p>
          </table:table-cell>
          <table:table-cell office:value-type="float" office:value="301.5">
            <text:p>301.5</text:p>
          </table:table-cell>
          <table:table-cell office:value-type="float" office:value="0.0387143373058866">
            <text:p>0.0387143373</text:p>
          </table:table-cell>
          <table:table-cell office:value-type="float" office:value="0.0396663052050473">
            <text:p>0.0396663052</text:p>
          </table:table-cell>
          <table:table-cell office:value-type="float" office:value="0.0109104726062097">
            <text:p>0.0109104726</text:p>
          </table:table-cell>
          <table:table-cell office:value-type="float" office:value="1.13843782840015">
            <text:p>1.1384378284</text:p>
          </table:table-cell>
          <table:table-cell office:value-type="float" office:value="1.14191596312416">
            <text:p>1.1419159631</text:p>
          </table:table-cell>
          <table:table-cell office:value-type="float" office:value="1.03841996941022">
            <text:p>1.0384199694</text:p>
          </table:table-cell>
          <table:table-cell office:value-type="float" office:value="18.2485264725768">
            <text:p>18.2485264726</text:p>
          </table:table-cell>
          <table:table-cell office:value-type="float" office:value="17.8187846115016">
            <text:p>17.81878461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date" office:date-value="2021-02-09">
            <text:p>02/09/21</text:p>
          </table:table-cell>
          <table:table-cell office:value-type="float" office:value="94">
            <text:p>94</text:p>
          </table:table-cell>
          <table:table-cell office:value-type="float" office:value="3792">
            <text:p>3792</text:p>
          </table:table-cell>
          <table:table-cell office:value-type="float" office:value="6410">
            <text:p>6410</text:p>
          </table:table-cell>
          <table:table-cell office:value-type="float" office:value="16.83">
            <text:p>16.83</text:p>
          </table:table-cell>
          <table:table-cell office:value-type="float" office:value="83.6">
            <text:p>83.6</text:p>
          </table:table-cell>
          <table:table-cell office:value-type="float" office:value="3726.6">
            <text:p>3726.6</text:p>
          </table:table-cell>
          <table:table-cell office:value-type="float" office:value="14402.4">
            <text:p>14402.4</text:p>
          </table:table-cell>
          <table:table-cell office:value-type="float" office:value="10.57">
            <text:p>10.5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39">
            <text:p>639</text:p>
          </table:table-cell>
          <table:table-cell office:value-type="float" office:value="321">
            <text:p>321</text:p>
          </table:table-cell>
          <table:table-cell office:value-type="float" office:value="14071">
            <text:p>14071</text:p>
          </table:table-cell>
          <table:table-cell office:value-type="float" office:value="21900">
            <text:p>21900</text:p>
          </table:table-cell>
          <table:table-cell office:value-type="float" office:value="30420">
            <text:p>30420</text:p>
          </table:table-cell>
          <table:table-cell office:value-type="float" office:value="417.25">
            <text:p>417.25</text:p>
          </table:table-cell>
          <table:table-cell office:value-type="float" office:value="495.25">
            <text:p>495.25</text:p>
          </table:table-cell>
          <table:table-cell office:value-type="float" office:value="1292.5">
            <text:p>1292.5</text:p>
          </table:table-cell>
          <table:table-cell office:value-type="float" office:value="0.029653187406723">
            <text:p>0.0296531874</text:p>
          </table:table-cell>
          <table:table-cell office:value-type="float" office:value="0.0226141552511416">
            <text:p>0.0226141553</text:p>
          </table:table-cell>
          <table:table-cell office:value-type="float" office:value="0.0424884944115713">
            <text:p>0.0424884944</text:p>
          </table:table-cell>
          <table:table-cell office:value-type="float" office:value="1.10550960650935">
            <text:p>1.1055096065</text:p>
          </table:table-cell>
          <table:table-cell office:value-type="float" office:value="1.08015188741373">
            <text:p>1.0801518874</text:p>
          </table:table-cell>
          <table:table-cell office:value-type="float" office:value="1.15224806386893">
            <text:p>1.1522480639</text:p>
          </table:table-cell>
          <table:table-cell office:value-type="float" office:value="23.7200180444888">
            <text:p>23.7200180445</text:p>
          </table:table-cell>
          <table:table-cell office:value-type="float" office:value="30.996313212998">
            <text:p>30.996313213</text:p>
          </table:table-cell>
          <table:table-cell office:value-type="float" office:value="16.6579320170452">
            <text:p>16.657932017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date" office:date-value="2021-02-10">
            <text:p>02/10/21</text:p>
          </table:table-cell>
          <table:table-cell office:value-type="float" office:value="98">
            <text:p>98</text:p>
          </table:table-cell>
          <table:table-cell office:value-type="float" office:value="3747">
            <text:p>3747</text:p>
          </table:table-cell>
          <table:table-cell office:value-type="float" office:value="16822">
            <text:p>16822</text:p>
          </table:table-cell>
          <table:table-cell office:value-type="float" office:value="7.6">
            <text:p>7.6</text:p>
          </table:table-cell>
          <table:table-cell office:value-type="float" office:value="90.6">
            <text:p>90.6</text:p>
          </table:table-cell>
          <table:table-cell office:value-type="float" office:value="3776.6">
            <text:p>3776.6</text:p>
          </table:table-cell>
          <table:table-cell office:value-type="float" office:value="14485.4">
            <text:p>14485.4</text:p>
          </table:table-cell>
          <table:table-cell office:value-type="float" office:value="11.044">
            <text:p>11.04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454">
            <text:p>454</text:p>
          </table:table-cell>
          <table:table-cell office:value-type="float" office:value="14464">
            <text:p>14464</text:p>
          </table:table-cell>
          <table:table-cell office:value-type="float" office:value="21900">
            <text:p>21900</text:p>
          </table:table-cell>
          <table:table-cell office:value-type="float" office:value="31588">
            <text:p>31588</text:p>
          </table:table-cell>
          <table:table-cell office:value-type="float" office:value="221.375">
            <text:p>221.375</text:p>
          </table:table-cell>
          <table:table-cell office:value-type="float" office:value="511">
            <text:p>511</text:p>
          </table:table-cell>
          <table:table-cell office:value-type="float" office:value="1054.625">
            <text:p>1054.625</text:p>
          </table:table-cell>
          <table:table-cell office:value-type="float" office:value="0.0153052405973451">
            <text:p>0.0153052406</text:p>
          </table:table-cell>
          <table:table-cell office:value-type="float" office:value="0.0233333333333333">
            <text:p>0.0233333333</text:p>
          </table:table-cell>
          <table:table-cell office:value-type="float" office:value="0.0333868874256047">
            <text:p>0.0333868874</text:p>
          </table:table-cell>
          <table:table-cell office:value-type="float" office:value="1.0540274728546">
            <text:p>1.0540274729</text:p>
          </table:table-cell>
          <table:table-cell office:value-type="float" office:value="1.08273377777778">
            <text:p>1.0827337778</text:p>
          </table:table-cell>
          <table:table-cell office:value-type="float" office:value="1.11903888712348">
            <text:p>1.1190388871</text:p>
          </table:table-cell>
          <table:table-cell office:value-type="float" office:value="0">
            <text:p>0</text:p>
          </table:table-cell>
          <table:table-cell office:value-type="float" office:value="30.0515490379679">
            <text:p>30.051549038</text:p>
          </table:table-cell>
          <table:table-cell office:value-type="float" office:value="21.1057368411531">
            <text:p>21.1057368412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date" office:date-value="2021-02-11">
            <text:p>02/11/21</text:p>
          </table:table-cell>
          <table:table-cell office:value-type="float" office:value="97">
            <text:p>97</text:p>
          </table:table-cell>
          <table:table-cell office:value-type="float" office:value="3799">
            <text:p>3799</text:p>
          </table:table-cell>
          <table:table-cell office:value-type="float" office:value="20036">
            <text:p>20036</text:p>
          </table:table-cell>
          <table:table-cell office:value-type="float" office:value="9.29">
            <text:p>9.29</text:p>
          </table:table-cell>
          <table:table-cell office:value-type="float" office:value="96.2">
            <text:p>96.2</text:p>
          </table:table-cell>
          <table:table-cell office:value-type="float" office:value="3787.4">
            <text:p>3787.4</text:p>
          </table:table-cell>
          <table:table-cell office:value-type="float" office:value="16418">
            <text:p>16418</text:p>
          </table:table-cell>
          <table:table-cell office:value-type="float" office:value="10.742">
            <text:p>10.742</text:p>
          </table:table-cell>
          <table:table-cell table:number-columns-repeated="3" office:value-type="float" office:value="2">
            <text:p>2</text:p>
          </table:table-cell>
          <table:table-cell office:value-type="float" office:value="293">
            <text:p>293</text:p>
          </table:table-cell>
          <table:table-cell table:number-columns-repeated="2" office:value-type="float" office:value="615">
            <text:p>615</text:p>
          </table:table-cell>
          <table:table-cell office:value-type="float" office:value="14920">
            <text:p>14920</text:p>
          </table:table-cell>
          <table:table-cell office:value-type="float" office:value="20640">
            <text:p>20640</text:p>
          </table:table-cell>
          <table:table-cell office:value-type="float" office:value="33709">
            <text:p>33709</text:p>
          </table:table-cell>
          <table:table-cell office:value-type="float" office:value="169.75">
            <text:p>169.75</text:p>
          </table:table-cell>
          <table:table-cell office:value-type="float" office:value="613.375">
            <text:p>613.375</text:p>
          </table:table-cell>
          <table:table-cell office:value-type="float" office:value="1742.375">
            <text:p>1742.375</text:p>
          </table:table-cell>
          <table:table-cell office:value-type="float" office:value="0.011377345844504">
            <text:p>0.0113773458</text:p>
          </table:table-cell>
          <table:table-cell office:value-type="float" office:value="0.0297177810077519">
            <text:p>0.029717781</text:p>
          </table:table-cell>
          <table:table-cell office:value-type="float" office:value="0.0516887181464891">
            <text:p>0.0516887181</text:p>
          </table:table-cell>
          <table:table-cell office:value-type="float" office:value="1.04007442069276">
            <text:p>1.0400744207</text:p>
          </table:table-cell>
          <table:table-cell office:value-type="float" office:value="1.10574320068286">
            <text:p>1.1057432007</text:p>
          </table:table-cell>
          <table:table-cell office:value-type="float" office:value="1.18614709173662">
            <text:p>1.1861470917</text:p>
          </table:table-cell>
          <table:table-cell office:value-type="float" office:value="0">
            <text:p>0</text:p>
          </table:table-cell>
          <table:table-cell office:value-type="float" office:value="23.6692069946556">
            <text:p>23.6692069947</text:p>
          </table:table-cell>
          <table:table-cell office:value-type="float" office:value="13.7536911021523">
            <text:p>13.7536911022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date" office:date-value="2021-02-12">
            <text:p>02/12/21</text:p>
          </table:table-cell>
          <table:table-cell office:value-type="float" office:value="99">
            <text:p>99</text:p>
          </table:table-cell>
          <table:table-cell office:value-type="float" office:value="3828">
            <text:p>3828</text:p>
          </table:table-cell>
          <table:table-cell office:value-type="float" office:value="19439">
            <text:p>19439</text:p>
          </table:table-cell>
          <table:table-cell office:value-type="float" office:value="9.57">
            <text:p>9.57</text:p>
          </table:table-cell>
          <table:table-cell office:value-type="float" office:value="91.4">
            <text:p>91.4</text:p>
          </table:table-cell>
          <table:table-cell office:value-type="float" office:value="3780">
            <text:p>3780</text:p>
          </table:table-cell>
          <table:table-cell office:value-type="float" office:value="19039">
            <text:p>19039</text:p>
          </table:table-cell>
          <table:table-cell office:value-type="float" office:value="9.126">
            <text:p>9.126</text:p>
          </table:table-cell>
          <table:table-cell table:number-columns-repeated="3" office:value-type="float" office:value="2">
            <text:p>2</text:p>
          </table:table-cell>
          <table:table-cell office:value-type="float" office:value="275">
            <text:p>275</text:p>
          </table:table-cell>
          <table:table-cell office:value-type="float" office:value="400">
            <text:p>400</text:p>
          </table:table-cell>
          <table:table-cell office:value-type="float" office:value="275">
            <text:p>275</text:p>
          </table:table-cell>
          <table:table-cell office:value-type="float" office:value="15321">
            <text:p>15321</text:p>
          </table:table-cell>
          <table:table-cell office:value-type="float" office:value="22490">
            <text:p>22490</text:p>
          </table:table-cell>
          <table:table-cell office:value-type="float" office:value="37945">
            <text:p>37945</text:p>
          </table:table-cell>
          <table:table-cell office:value-type="float" office:value="96">
            <text:p>96</text:p>
          </table:table-cell>
          <table:table-cell office:value-type="float" office:value="1262.75">
            <text:p>1262.75</text:p>
          </table:table-cell>
          <table:table-cell office:value-type="float" office:value="1723.25">
            <text:p>1723.25</text:p>
          </table:table-cell>
          <table:table-cell office:value-type="float" office:value="0.00626590953593107">
            <text:p>0.0062659095</text:p>
          </table:table-cell>
          <table:table-cell office:value-type="float" office:value="0.0561471765228991">
            <text:p>0.0561471765</text:p>
          </table:table-cell>
          <table:table-cell office:value-type="float" office:value="0.0454144156015285">
            <text:p>0.0454144156</text:p>
          </table:table-cell>
          <table:table-cell office:value-type="float" office:value="1.02200763615549">
            <text:p>1.0220076362</text:p>
          </table:table-cell>
          <table:table-cell office:value-type="float" office:value="1.20269402847587">
            <text:p>1.2026940285</text:p>
          </table:table-cell>
          <table:table-cell office:value-type="float" office:value="1.16299289412843">
            <text:p>1.1629928941</text:p>
          </table:table-cell>
          <table:table-cell office:value-type="float" office:value="0">
            <text:p>0</text:p>
          </table:table-cell>
          <table:table-cell office:value-type="float" office:value="12.6886015402962">
            <text:p>12.6886015403</text:p>
          </table:table-cell>
          <table:table-cell office:value-type="float" office:value="15.6067210189298">
            <text:p>15.6067210189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date" office:date-value="2021-02-13">
            <text:p>02/13/21</text:p>
          </table:table-cell>
          <table:table-cell office:value-type="float" office:value="93">
            <text:p>93</text:p>
          </table:table-cell>
          <table:table-cell office:value-type="float" office:value="3771">
            <text:p>3771</text:p>
          </table:table-cell>
          <table:table-cell office:value-type="float" office:value="19383">
            <text:p>19383</text:p>
          </table:table-cell>
          <table:table-cell office:value-type="float" office:value="10.42">
            <text:p>10.42</text:p>
          </table:table-cell>
          <table:table-cell office:value-type="float" office:value="81">
            <text:p>81</text:p>
          </table:table-cell>
          <table:table-cell office:value-type="float" office:value="3807.2">
            <text:p>3807.2</text:p>
          </table:table-cell>
          <table:table-cell office:value-type="float" office:value="17928.6">
            <text:p>17928.6</text:p>
          </table:table-cell>
          <table:table-cell office:value-type="float" office:value="9.978">
            <text:p>9.978</text:p>
          </table:table-cell>
          <table:table-cell table:number-columns-repeated="3" office:value-type="float" office:value="2">
            <text:p>2</text:p>
          </table:table-cell>
          <table:table-cell office:value-type="float" office:value="310">
            <text:p>310</text:p>
          </table:table-cell>
          <table:table-cell table:number-columns-repeated="2" office:value-type="float" office:value="637">
            <text:p>637</text:p>
          </table:table-cell>
          <table:table-cell office:value-type="float" office:value="16648">
            <text:p>16648</text:p>
          </table:table-cell>
          <table:table-cell office:value-type="float" office:value="23734">
            <text:p>23734</text:p>
          </table:table-cell>
          <table:table-cell office:value-type="float" office:value="39928">
            <text:p>39928</text:p>
          </table:table-cell>
          <table:table-cell office:value-type="float" office:value="264.5">
            <text:p>264.5</text:p>
          </table:table-cell>
          <table:table-cell office:value-type="float" office:value="1060.875">
            <text:p>1060.875</text:p>
          </table:table-cell>
          <table:table-cell office:value-type="float" office:value="1803.875">
            <text:p>1803.875</text:p>
          </table:table-cell>
          <table:table-cell office:value-type="float" office:value="0.0158877943296492">
            <text:p>0.0158877943</text:p>
          </table:table-cell>
          <table:table-cell office:value-type="float" office:value="0.044698533749052">
            <text:p>0.0446985337</text:p>
          </table:table-cell>
          <table:table-cell office:value-type="float" office:value="0.0451781957523542">
            <text:p>0.0451781958</text:p>
          </table:table-cell>
          <table:table-cell office:value-type="float" office:value="1.05610202729075">
            <text:p>1.0561020273</text:p>
          </table:table-cell>
          <table:table-cell office:value-type="float" office:value="1.16036086760354">
            <text:p>1.1603608676</text:p>
          </table:table-cell>
          <table:table-cell office:value-type="float" office:value="1.16212418110126">
            <text:p>1.1621241811</text:p>
          </table:table-cell>
          <table:table-cell office:value-type="float" office:value="0">
            <text:p>0</text:p>
          </table:table-cell>
          <table:table-cell office:value-type="float" office:value="15.8512048226666">
            <text:p>15.8512048227</text:p>
          </table:table-cell>
          <table:table-cell office:value-type="float" office:value="15.6865370743153">
            <text:p>15.6865370743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date" office:date-value="2021-02-14">
            <text:p>02/14/21</text:p>
          </table:table-cell>
          <table:table-cell office:value-type="float" office:value="70">
            <text:p>70</text:p>
          </table:table-cell>
          <table:table-cell office:value-type="float" office:value="3755">
            <text:p>3755</text:p>
          </table:table-cell>
          <table:table-cell office:value-type="float" office:value="19515">
            <text:p>19515</text:p>
          </table:table-cell>
          <table:table-cell office:value-type="float" office:value="8.75">
            <text:p>8.75</text:p>
          </table:table-cell>
          <table:table-cell office:value-type="float" office:value="78.6">
            <text:p>78.6</text:p>
          </table:table-cell>
          <table:table-cell office:value-type="float" office:value="3843.2">
            <text:p>3843.2</text:p>
          </table:table-cell>
          <table:table-cell office:value-type="float" office:value="15166.8">
            <text:p>15166.8</text:p>
          </table:table-cell>
          <table:table-cell office:value-type="float" office:value="10.764">
            <text:p>10.76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20">
            <text:p>320</text:p>
          </table:table-cell>
          <table:table-cell office:value-type="float" office:value="650">
            <text:p>650</text:p>
          </table:table-cell>
          <table:table-cell office:value-type="float" office:value="16542">
            <text:p>16542</text:p>
          </table:table-cell>
          <table:table-cell office:value-type="float" office:value="23185">
            <text:p>23185</text:p>
          </table:table-cell>
          <table:table-cell office:value-type="float" office:value="39497">
            <text:p>39497</text:p>
          </table:table-cell>
          <table:table-cell office:value-type="float" office:value="359.25">
            <text:p>359.25</text:p>
          </table:table-cell>
          <table:table-cell office:value-type="float" office:value="762">
            <text:p>762</text:p>
          </table:table-cell>
          <table:table-cell office:value-type="float" office:value="2145.375">
            <text:p>2145.375</text:p>
          </table:table-cell>
          <table:table-cell office:value-type="float" office:value="0.0217174464998186">
            <text:p>0.0217174465</text:p>
          </table:table-cell>
          <table:table-cell office:value-type="float" office:value="0.0328660772050895">
            <text:p>0.0328660772</text:p>
          </table:table-cell>
          <table:table-cell office:value-type="float" office:value="0.0543174165126465">
            <text:p>0.0543174165</text:p>
          </table:table-cell>
          <table:table-cell office:value-type="float" office:value="1.07693549181501">
            <text:p>1.0769354918</text:p>
          </table:table-cell>
          <table:table-cell office:value-type="float" office:value="1.11714842111828">
            <text:p>1.1171484211</text:p>
          </table:table-cell>
          <table:table-cell office:value-type="float" office:value="1.19589370599802">
            <text:p>1.195893706</text:p>
          </table:table-cell>
          <table:table-cell office:value-type="float" office:value="32.2619384542155">
            <text:p>32.2619384542</text:p>
          </table:table-cell>
          <table:table-cell office:value-type="float" office:value="21.4347547902397">
            <text:p>21.4347547902</text:p>
          </table:table-cell>
          <table:table-cell office:value-type="float" office:value="13.104566871371">
            <text:p>13.1045668714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date" office:date-value="2021-02-15">
            <text:p>02/15/21</text:p>
          </table:table-cell>
          <table:table-cell office:value-type="float" office:value="46">
            <text:p>46</text:p>
          </table:table-cell>
          <table:table-cell office:value-type="float" office:value="3883">
            <text:p>3883</text:p>
          </table:table-cell>
          <table:table-cell office:value-type="float" office:value="11270">
            <text:p>11270</text:p>
          </table:table-cell>
          <table:table-cell office:value-type="float" office:value="11.86">
            <text:p>11.86</text:p>
          </table:table-cell>
          <table:table-cell office:value-type="float" office:value="77.6">
            <text:p>77.6</text:p>
          </table:table-cell>
          <table:table-cell office:value-type="float" office:value="3880.4">
            <text:p>3880.4</text:p>
          </table:table-cell>
          <table:table-cell office:value-type="float" office:value="15146.8">
            <text:p>15146.8</text:p>
          </table:table-cell>
          <table:table-cell office:value-type="float" office:value="10.45">
            <text:p>10.45</text:p>
          </table:table-cell>
          <table:table-cell table:number-columns-repeated="3" office:value-type="float" office:value="2">
            <text:p>2</text:p>
          </table:table-cell>
          <table:table-cell office:value-type="float" office:value="322">
            <text:p>322</text:p>
          </table:table-cell>
          <table:table-cell office:value-type="float" office:value="449">
            <text:p>449</text:p>
          </table:table-cell>
          <table:table-cell office:value-type="float" office:value="322">
            <text:p>322</text:p>
          </table:table-cell>
          <table:table-cell office:value-type="float" office:value="15588">
            <text:p>15588</text:p>
          </table:table-cell>
          <table:table-cell office:value-type="float" office:value="25228">
            <text:p>25228</text:p>
          </table:table-cell>
          <table:table-cell office:value-type="float" office:value="42389">
            <text:p>42389</text:p>
          </table:table-cell>
          <table:table-cell office:value-type="float" office:value="425.75">
            <text:p>425.75</text:p>
          </table:table-cell>
          <table:table-cell office:value-type="float" office:value="1217.125">
            <text:p>1217.125</text:p>
          </table:table-cell>
          <table:table-cell office:value-type="float" office:value="1920">
            <text:p>1920</text:p>
          </table:table-cell>
          <table:table-cell office:value-type="float" office:value="0.0273126764177573">
            <text:p>0.0273126764</text:p>
          </table:table-cell>
          <table:table-cell office:value-type="float" office:value="0.0482450055493896">
            <text:p>0.0482450055</text:p>
          </table:table-cell>
          <table:table-cell office:value-type="float" office:value="0.0452947698695416">
            <text:p>0.0452947699</text:p>
          </table:table-cell>
          <table:table-cell office:value-type="float" office:value="1.09705649275663">
            <text:p>1.0970564928</text:p>
          </table:table-cell>
          <table:table-cell office:value-type="float" office:value="1.17341957732137">
            <text:p>1.1734195773</text:p>
          </table:table-cell>
          <table:table-cell office:value-type="float" office:value="1.16255286225136">
            <text:p>1.1625528623</text:p>
          </table:table-cell>
          <table:table-cell office:value-type="float" office:value="25.7232396772207">
            <text:p>25.7232396772</text:p>
          </table:table-cell>
          <table:table-cell office:value-type="float" office:value="14.7110839412624">
            <text:p>14.7110839413</text:p>
          </table:table-cell>
          <table:table-cell office:value-type="float" office:value="15.6470439495314">
            <text:p>15.6470439495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date" office:date-value="2021-02-16">
            <text:p>02/16/21</text:p>
          </table:table-cell>
          <table:table-cell office:value-type="float" office:value="85">
            <text:p>85</text:p>
          </table:table-cell>
          <table:table-cell office:value-type="float" office:value="3979">
            <text:p>3979</text:p>
          </table:table-cell>
          <table:table-cell office:value-type="float" office:value="6227">
            <text:p>6227</text:p>
          </table:table-cell>
          <table:table-cell office:value-type="float" office:value="13.22">
            <text:p>13.22</text:p>
          </table:table-cell>
          <table:table-cell office:value-type="float" office:value="79.8">
            <text:p>79.8</text:p>
          </table:table-cell>
          <table:table-cell office:value-type="float" office:value="3930.4">
            <text:p>3930.4</text:p>
          </table:table-cell>
          <table:table-cell office:value-type="float" office:value="15441.2">
            <text:p>15441.2</text:p>
          </table:table-cell>
          <table:table-cell office:value-type="float" office:value="11.102">
            <text:p>11.1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37">
            <text:p>337</text:p>
          </table:table-cell>
          <table:table-cell office:value-type="float" office:value="14952">
            <text:p>14952</text:p>
          </table:table-cell>
          <table:table-cell office:value-type="float" office:value="26105">
            <text:p>26105</text:p>
          </table:table-cell>
          <table:table-cell office:value-type="float" office:value="43825">
            <text:p>43825</text:p>
          </table:table-cell>
          <table:table-cell office:value-type="float" office:value="632">
            <text:p>632</text:p>
          </table:table-cell>
          <table:table-cell office:value-type="float" office:value="1293">
            <text:p>1293</text:p>
          </table:table-cell>
          <table:table-cell office:value-type="float" office:value="1429">
            <text:p>1429</text:p>
          </table:table-cell>
          <table:table-cell office:value-type="float" office:value="0.0422685928303906">
            <text:p>0.0422685928</text:p>
          </table:table-cell>
          <table:table-cell office:value-type="float" office:value="0.0495307412373109">
            <text:p>0.0495307412</text:p>
          </table:table-cell>
          <table:table-cell office:value-type="float" office:value="0.0326069594980034">
            <text:p>0.0326069595</text:p>
          </table:table-cell>
          <table:table-cell office:value-type="float" office:value="1.1514418774285">
            <text:p>1.1514418774</text:p>
          </table:table-cell>
          <table:table-cell office:value-type="float" office:value="1.17816605121252">
            <text:p>1.1781660512</text:p>
          </table:table-cell>
          <table:table-cell office:value-type="float" office:value="1.11620825730611">
            <text:p>1.1162082573</text:p>
          </table:table-cell>
          <table:table-cell office:value-type="float" office:value="16.7428162494422">
            <text:p>16.7428162494</text:p>
          </table:table-cell>
          <table:table-cell office:value-type="float" office:value="14.3380636932426">
            <text:p>14.3380636932</text:p>
          </table:table-cell>
          <table:table-cell office:value-type="float" office:value="21.6023655634957">
            <text:p>21.6023655635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date" office:date-value="2021-02-17">
            <text:p>02/17/21</text:p>
          </table:table-cell>
          <table:table-cell office:value-type="float" office:value="94">
            <text:p>94</text:p>
          </table:table-cell>
          <table:table-cell office:value-type="float" office:value="4014">
            <text:p>4014</text:p>
          </table:table-cell>
          <table:table-cell office:value-type="float" office:value="19339">
            <text:p>19339</text:p>
          </table:table-cell>
          <table:table-cell office:value-type="float" office:value="8">
            <text:p>8</text:p>
          </table:table-cell>
          <table:table-cell office:value-type="float" office:value="87.8">
            <text:p>87.8</text:p>
          </table:table-cell>
          <table:table-cell office:value-type="float" office:value="3984.2">
            <text:p>3984.2</text:p>
          </table:table-cell>
          <table:table-cell office:value-type="float" office:value="16070.2">
            <text:p>16070.2</text:p>
          </table:table-cell>
          <table:table-cell office:value-type="float" office:value="12.082">
            <text:p>12.082</text:p>
          </table:table-cell>
          <table:table-cell table:number-columns-repeated="3" office:value-type="float" office:value="2">
            <text:p>2</text:p>
          </table:table-cell>
          <table:table-cell office:value-type="float" office:value="342">
            <text:p>342</text:p>
          </table:table-cell>
          <table:table-cell office:value-type="float" office:value="473">
            <text:p>473</text:p>
          </table:table-cell>
          <table:table-cell office:value-type="float" office:value="682">
            <text:p>682</text:p>
          </table:table-cell>
          <table:table-cell office:value-type="float" office:value="16364">
            <text:p>16364</text:p>
          </table:table-cell>
          <table:table-cell office:value-type="float" office:value="28106">
            <text:p>28106</text:p>
          </table:table-cell>
          <table:table-cell office:value-type="float" office:value="44489">
            <text:p>44489</text:p>
          </table:table-cell>
          <table:table-cell office:value-type="float" office:value="620.5">
            <text:p>620.5</text:p>
          </table:table-cell>
          <table:table-cell office:value-type="float" office:value="1235.5">
            <text:p>1235.5</text:p>
          </table:table-cell>
          <table:table-cell office:value-type="float" office:value="878.5">
            <text:p>878.5</text:p>
          </table:table-cell>
          <table:table-cell office:value-type="float" office:value="0.0379186018088487">
            <text:p>0.0379186018</text:p>
          </table:table-cell>
          <table:table-cell office:value-type="float" office:value="0.0439585853554401">
            <text:p>0.0439585854</text:p>
          </table:table-cell>
          <table:table-cell office:value-type="float" office:value="0.0197464541796849">
            <text:p>0.0197464542</text:p>
          </table:table-cell>
          <table:table-cell office:value-type="float" office:value="1.13553323424272">
            <text:p>1.1355332342</text:p>
          </table:table-cell>
          <table:table-cell office:value-type="float" office:value="1.15764246890789">
            <text:p>1.1576424689</text:p>
          </table:table-cell>
          <table:table-cell office:value-type="float" office:value="1.06987683763613">
            <text:p>1.0698768376</text:p>
          </table:table-cell>
          <table:table-cell office:value-type="float" office:value="18.624295698077">
            <text:p>18.6242956981</text:p>
          </table:table-cell>
          <table:table-cell office:value-type="float" office:value="16.1122754357802">
            <text:p>16.112275435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date" office:date-value="2021-02-18">
            <text:p>02/18/21</text:p>
          </table:table-cell>
          <table:table-cell office:value-type="float" office:value="104">
            <text:p>104</text:p>
          </table:table-cell>
          <table:table-cell office:value-type="float" office:value="4021">
            <text:p>4021</text:p>
          </table:table-cell>
          <table:table-cell office:value-type="float" office:value="20855">
            <text:p>20855</text:p>
          </table:table-cell>
          <table:table-cell office:value-type="float" office:value="13.68">
            <text:p>13.68</text:p>
          </table:table-cell>
          <table:table-cell office:value-type="float" office:value="100">
            <text:p>100</text:p>
          </table:table-cell>
          <table:table-cell office:value-type="float" office:value="4037">
            <text:p>4037</text:p>
          </table:table-cell>
          <table:table-cell office:value-type="float" office:value="18397.4">
            <text:p>18397.4</text:p>
          </table:table-cell>
          <table:table-cell office:value-type="float" office:value="12.326">
            <text:p>12.326</text:p>
          </table:table-cell>
          <table:table-cell table:number-columns-repeated="3" office:value-type="float" office:value="2">
            <text:p>2</text:p>
          </table:table-cell>
          <table:table-cell office:value-type="float" office:value="475">
            <text:p>475</text:p>
          </table:table-cell>
          <table:table-cell table:number-columns-repeated="2" office:value-type="float" office:value="687">
            <text:p>687</text:p>
          </table:table-cell>
          <table:table-cell office:value-type="float" office:value="17390">
            <text:p>17390</text:p>
          </table:table-cell>
          <table:table-cell office:value-type="float" office:value="28340">
            <text:p>28340</text:p>
          </table:table-cell>
          <table:table-cell office:value-type="float" office:value="48521">
            <text:p>48521</text:p>
          </table:table-cell>
          <table:table-cell office:value-type="float" office:value="627.875">
            <text:p>627.875</text:p>
          </table:table-cell>
          <table:table-cell office:value-type="float" office:value="1472.5">
            <text:p>1472.5</text:p>
          </table:table-cell>
          <table:table-cell office:value-type="float" office:value="1034.625">
            <text:p>1034.625</text:p>
          </table:table-cell>
          <table:table-cell office:value-type="float" office:value="0.0361055204140311">
            <text:p>0.0361055204</text:p>
          </table:table-cell>
          <table:table-cell office:value-type="float" office:value="0.0519583627381793">
            <text:p>0.0519583627</text:p>
          </table:table-cell>
          <table:table-cell office:value-type="float" office:value="0.0213232414830692">
            <text:p>0.0213232415</text:p>
          </table:table-cell>
          <table:table-cell office:value-type="float" office:value="1.12892439431367">
            <text:p>1.1289243943</text:p>
          </table:table-cell>
          <table:table-cell office:value-type="float" office:value="1.18714562564215">
            <text:p>1.1871456256</text:p>
          </table:table-cell>
          <table:table-cell office:value-type="float" office:value="1.07552251922034">
            <text:p>1.0755225192</text:p>
          </table:table-cell>
          <table:table-cell office:value-type="float" office:value="19.5423420567132">
            <text:p>19.5423420567</text:p>
          </table:table-cell>
          <table:table-cell office:value-type="float" office:value="13.6840832325251">
            <text:p>13.6840832325</text:p>
          </table:table-cell>
          <table:table-cell office:value-type="float" office:value="32.8520064069805">
            <text:p>32.852006407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date" office:date-value="2021-02-19">
            <text:p>02/19/21</text:p>
          </table:table-cell>
          <table:table-cell office:value-type="float" office:value="110">
            <text:p>110</text:p>
          </table:table-cell>
          <table:table-cell office:value-type="float" office:value="4024">
            <text:p>4024</text:p>
          </table:table-cell>
          <table:table-cell office:value-type="float" office:value="22660">
            <text:p>22660</text:p>
          </table:table-cell>
          <table:table-cell office:value-type="float" office:value="13.65">
            <text:p>13.65</text:p>
          </table:table-cell>
          <table:table-cell office:value-type="float" office:value="92.4">
            <text:p>92.4</text:p>
          </table:table-cell>
          <table:table-cell office:value-type="float" office:value="4087.8">
            <text:p>4087.8</text:p>
          </table:table-cell>
          <table:table-cell office:value-type="float" office:value="21785.4">
            <text:p>21785.4</text:p>
          </table:table-cell>
          <table:table-cell office:value-type="float" office:value="12.196">
            <text:p>12.196</text:p>
          </table:table-cell>
          <table:table-cell table:number-columns-repeated="3" office:value-type="float" office:value="2">
            <text:p>2</text:p>
          </table:table-cell>
          <table:table-cell office:value-type="float" office:value="343">
            <text:p>343</text:p>
          </table:table-cell>
          <table:table-cell office:value-type="float" office:value="477">
            <text:p>477</text:p>
          </table:table-cell>
          <table:table-cell office:value-type="float" office:value="691">
            <text:p>691</text:p>
          </table:table-cell>
          <table:table-cell office:value-type="float" office:value="18326">
            <text:p>18326</text:p>
          </table:table-cell>
          <table:table-cell office:value-type="float" office:value="29888">
            <text:p>29888</text:p>
          </table:table-cell>
          <table:table-cell office:value-type="float" office:value="50356">
            <text:p>50356</text:p>
          </table:table-cell>
          <table:table-cell office:value-type="float" office:value="812.25">
            <text:p>812.25</text:p>
          </table:table-cell>
          <table:table-cell office:value-type="float" office:value="1409.5">
            <text:p>1409.5</text:p>
          </table:table-cell>
          <table:table-cell office:value-type="float" office:value="866.5">
            <text:p>866.5</text:p>
          </table:table-cell>
          <table:table-cell office:value-type="float" office:value="0.0443222743642912">
            <text:p>0.0443222744</text:p>
          </table:table-cell>
          <table:table-cell office:value-type="float" office:value="0.0471593950749465">
            <text:p>0.0471593951</text:p>
          </table:table-cell>
          <table:table-cell office:value-type="float" office:value="0.0172074827230122">
            <text:p>0.0172074827</text:p>
          </table:table-cell>
          <table:table-cell office:value-type="float" office:value="1.15897830972447">
            <text:p>1.1589783097</text:p>
          </table:table-cell>
          <table:table-cell office:value-type="float" office:value="1.16941693950823">
            <text:p>1.1694169395</text:p>
          </table:table-cell>
          <table:table-cell office:value-type="float" office:value="1.0608065405554">
            <text:p>1.0608065406</text:p>
          </table:table-cell>
          <table:table-cell office:value-type="float" office:value="15.9828685421438">
            <text:p>15.9828685421</text:p>
          </table:table-cell>
          <table:table-cell office:value-type="float" office:value="15.0418778298293">
            <text:p>15.04187782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date" office:date-value="2021-02-20">
            <text:p>02/20/21</text:p>
          </table:table-cell>
          <table:table-cell office:value-type="float" office:value="107">
            <text:p>107</text:p>
          </table:table-cell>
          <table:table-cell office:value-type="float" office:value="4147">
            <text:p>4147</text:p>
          </table:table-cell>
          <table:table-cell office:value-type="float" office:value="22906">
            <text:p>22906</text:p>
          </table:table-cell>
          <table:table-cell office:value-type="float" office:value="13.08">
            <text:p>13.08</text:p>
          </table:table-cell>
          <table:table-cell office:value-type="float" office:value="83.2">
            <text:p>83.2</text:p>
          </table:table-cell>
          <table:table-cell office:value-type="float" office:value="4182.8">
            <text:p>4182.8</text:p>
          </table:table-cell>
          <table:table-cell office:value-type="float" office:value="21102.6">
            <text:p>21102.6</text:p>
          </table:table-cell>
          <table:table-cell office:value-type="float" office:value="13.89">
            <text:p>13.89</text:p>
          </table:table-cell>
          <table:table-cell table:number-columns-repeated="3" office:value-type="float" office:value="2">
            <text:p>2</text:p>
          </table:table-cell>
          <table:table-cell office:value-type="float" office:value="390">
            <text:p>390</text:p>
          </table:table-cell>
          <table:table-cell office:value-type="float" office:value="526">
            <text:p>526</text:p>
          </table:table-cell>
          <table:table-cell office:value-type="float" office:value="743">
            <text:p>743</text:p>
          </table:table-cell>
          <table:table-cell office:value-type="float" office:value="20377">
            <text:p>20377</text:p>
          </table:table-cell>
          <table:table-cell office:value-type="float" office:value="30646">
            <text:p>30646</text:p>
          </table:table-cell>
          <table:table-cell office:value-type="float" office:value="49738">
            <text:p>49738</text:p>
          </table:table-cell>
          <table:table-cell office:value-type="float" office:value="1007.75">
            <text:p>1007.75</text:p>
          </table:table-cell>
          <table:table-cell office:value-type="float" office:value="1014.25">
            <text:p>1014.25</text:p>
          </table:table-cell>
          <table:table-cell office:value-type="float" office:value="711.25">
            <text:p>711.25</text:p>
          </table:table-cell>
          <table:table-cell office:value-type="float" office:value="0.0494552681945331">
            <text:p>0.0494552682</text:p>
          </table:table-cell>
          <table:table-cell office:value-type="float" office:value="0.0330956731710501">
            <text:p>0.0330956732</text:p>
          </table:table-cell>
          <table:table-cell office:value-type="float" office:value="0.014299931641803">
            <text:p>0.0142999316</text:p>
          </table:table-cell>
          <table:table-cell office:value-type="float" office:value="1.17788725284316">
            <text:p>1.1778872528</text:p>
          </table:table-cell>
          <table:table-cell office:value-type="float" office:value="1.11798169032066">
            <text:p>1.1179816903</text:p>
          </table:table-cell>
          <table:table-cell office:value-type="float" office:value="1.05045055731443">
            <text:p>1.0504505573</text:p>
          </table:table-cell>
          <table:table-cell office:value-type="float" office:value="14.3594243393699">
            <text:p>14.3594243394</text:p>
          </table:table-cell>
          <table:table-cell office:value-type="float" office:value="21.2884330931822">
            <text:p>21.288433093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office:value-type="date" office:date-value="2021-02-21">
            <text:p>02/21/21</text:p>
          </table:table-cell>
          <table:table-cell office:value-type="float" office:value="47">
            <text:p>47</text:p>
          </table:table-cell>
          <table:table-cell office:value-type="float" office:value="4233">
            <text:p>4233</text:p>
          </table:table-cell>
          <table:table-cell office:value-type="float" office:value="23167">
            <text:p>23167</text:p>
          </table:table-cell>
          <table:table-cell office:value-type="float" office:value="12.57">
            <text:p>12.57</text:p>
          </table:table-cell>
          <table:table-cell office:value-type="float" office:value="83">
            <text:p>83</text:p>
          </table:table-cell>
          <table:table-cell office:value-type="float" office:value="4295">
            <text:p>4295</text:p>
          </table:table-cell>
          <table:table-cell office:value-type="float" office:value="18796.8">
            <text:p>18796.8</text:p>
          </table:table-cell>
          <table:table-cell office:value-type="float" office:value="14.646">
            <text:p>14.646</text:p>
          </table:table-cell>
          <table:table-cell table:number-columns-repeated="3" office:value-type="float" office:value="2">
            <text:p>2</text:p>
          </table:table-cell>
          <table:table-cell office:value-type="float" office:value="548">
            <text:p>548</text:p>
          </table:table-cell>
          <table:table-cell office:value-type="float" office:value="410">
            <text:p>410</text:p>
          </table:table-cell>
          <table:table-cell office:value-type="float" office:value="770">
            <text:p>770</text:p>
          </table:table-cell>
          <table:table-cell office:value-type="float" office:value="21503">
            <text:p>21503</text:p>
          </table:table-cell>
          <table:table-cell office:value-type="float" office:value="32000">
            <text:p>32000</text:p>
          </table:table-cell>
          <table:table-cell office:value-type="float" office:value="46956">
            <text:p>46956</text:p>
          </table:table-cell>
          <table:table-cell office:value-type="float" office:value="949.625">
            <text:p>949.625</text:p>
          </table:table-cell>
          <table:table-cell office:value-type="float" office:value="614.375">
            <text:p>614.375</text:p>
          </table:table-cell>
          <table:table-cell office:value-type="float" office:value="763">
            <text:p>763</text:p>
          </table:table-cell>
          <table:table-cell office:value-type="float" office:value="0.0441624424498907">
            <text:p>0.0441624424</text:p>
          </table:table-cell>
          <table:table-cell office:value-type="float" office:value="0.01919921875">
            <text:p>0.0191992188</text:p>
          </table:table-cell>
          <table:table-cell office:value-type="float" office:value="0.0162492546213476">
            <text:p>0.0162492546</text:p>
          </table:table-cell>
          <table:table-cell office:value-type="float" office:value="1.15839117836797">
            <text:p>1.1583911784</text:p>
          </table:table-cell>
          <table:table-cell office:value-type="float" office:value="1.0679197412262">
            <text:p>1.0679197412</text:p>
          </table:table-cell>
          <table:table-cell office:value-type="float" office:value="1.05738990619519">
            <text:p>1.0573899062</text:p>
          </table:table-cell>
          <table:table-cell office:value-type="float" office:value="16.0394770447251">
            <text:p>16.039477044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office:value-type="date" office:date-value="2021-02-22">
            <text:p>02/22/21</text:p>
          </table:table-cell>
          <table:table-cell office:value-type="float" office:value="48">
            <text:p>48</text:p>
          </table:table-cell>
          <table:table-cell office:value-type="float" office:value="4489">
            <text:p>4489</text:p>
          </table:table-cell>
          <table:table-cell office:value-type="float" office:value="15925">
            <text:p>15925</text:p>
          </table:table-cell>
          <table:table-cell office:value-type="float" office:value="16.47">
            <text:p>16.47</text:p>
          </table:table-cell>
          <table:table-cell office:value-type="float" office:value="81.4">
            <text:p>81.4</text:p>
          </table:table-cell>
          <table:table-cell office:value-type="float" office:value="4360.8">
            <text:p>4360.8</text:p>
          </table:table-cell>
          <table:table-cell office:value-type="float" office:value="18944.6">
            <text:p>18944.6</text:p>
          </table:table-cell>
          <table:table-cell office:value-type="float" office:value="14.356">
            <text:p>14.3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68">
            <text:p>368</text:p>
          </table:table-cell>
          <table:table-cell office:value-type="float" office:value="735">
            <text:p>735</text:p>
          </table:table-cell>
          <table:table-cell office:value-type="float" office:value="21132">
            <text:p>21132</text:p>
          </table:table-cell>
          <table:table-cell office:value-type="float" office:value="33610">
            <text:p>33610</text:p>
          </table:table-cell>
          <table:table-cell office:value-type="float" office:value="47774">
            <text:p>47774</text:p>
          </table:table-cell>
          <table:table-cell office:value-type="float" office:value="1010.375">
            <text:p>1010.375</text:p>
          </table:table-cell>
          <table:table-cell office:value-type="float" office:value="659.25">
            <text:p>659.25</text:p>
          </table:table-cell>
          <table:table-cell office:value-type="float" office:value="614">
            <text:p>614</text:p>
          </table:table-cell>
          <table:table-cell office:value-type="float" office:value="0.047812559151997">
            <text:p>0.0478125592</text:p>
          </table:table-cell>
          <table:table-cell office:value-type="float" office:value="0.0196146980065457">
            <text:p>0.019614698</text:p>
          </table:table-cell>
          <table:table-cell office:value-type="float" office:value="0.0128521790095031">
            <text:p>0.012852179</text:p>
          </table:table-cell>
          <table:table-cell office:value-type="float" office:value="1.17182459702481">
            <text:p>1.171824597</text:p>
          </table:table-cell>
          <table:table-cell office:value-type="float" office:value="1.06940552632357">
            <text:p>1.0694055263</text:p>
          </table:table-cell>
          <table:table-cell office:value-type="float" office:value="1.04530637640363">
            <text:p>1.0453063764</text:p>
          </table:table-cell>
          <table:table-cell office:value-type="float" office:value="14.841053916142">
            <text:p>14.841053916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date" office:date-value="2021-02-23">
            <text:p>02/23/21</text:p>
          </table:table-cell>
          <table:table-cell office:value-type="float" office:value="103">
            <text:p>103</text:p>
          </table:table-cell>
          <table:table-cell office:value-type="float" office:value="4582">
            <text:p>4582</text:p>
          </table:table-cell>
          <table:table-cell office:value-type="float" office:value="9326">
            <text:p>9326</text:p>
          </table:table-cell>
          <table:table-cell office:value-type="float" office:value="17.46">
            <text:p>17.46</text:p>
          </table:table-cell>
          <table:table-cell office:value-type="float" office:value="84">
            <text:p>84</text:p>
          </table:table-cell>
          <table:table-cell office:value-type="float" office:value="4498.6">
            <text:p>4498.6</text:p>
          </table:table-cell>
          <table:table-cell office:value-type="float" office:value="19465.2">
            <text:p>19465.2</text:p>
          </table:table-cell>
          <table:table-cell office:value-type="float" office:value="15.178">
            <text:p>15.178</text:p>
          </table:table-cell>
          <table:table-cell table:number-columns-repeated="3" office:value-type="float" office:value="2">
            <text:p>2</text:p>
          </table:table-cell>
          <table:table-cell office:value-type="float" office:value="444">
            <text:p>444</text:p>
          </table:table-cell>
          <table:table-cell office:value-type="float" office:value="587">
            <text:p>587</text:p>
          </table:table-cell>
          <table:table-cell office:value-type="float" office:value="819">
            <text:p>819</text:p>
          </table:table-cell>
          <table:table-cell office:value-type="float" office:value="22086">
            <text:p>22086</text:p>
          </table:table-cell>
          <table:table-cell office:value-type="float" office:value="34748">
            <text:p>34748</text:p>
          </table:table-cell>
          <table:table-cell office:value-type="float" office:value="49233">
            <text:p>49233</text:p>
          </table:table-cell>
          <table:table-cell office:value-type="float" office:value="1039.75">
            <text:p>1039.75</text:p>
          </table:table-cell>
          <table:table-cell office:value-type="float" office:value="578.375">
            <text:p>578.375</text:p>
          </table:table-cell>
          <table:table-cell office:value-type="float" office:value="933.75">
            <text:p>933.75</text:p>
          </table:table-cell>
          <table:table-cell office:value-type="float" office:value="0.0470773340577742">
            <text:p>0.0470773341</text:p>
          </table:table-cell>
          <table:table-cell office:value-type="float" office:value="0.0166448428686543">
            <text:p>0.0166448429</text:p>
          </table:table-cell>
          <table:table-cell office:value-type="float" office:value="0.0189659374809579">
            <text:p>0.0189659375</text:p>
          </table:table-cell>
          <table:table-cell office:value-type="float" office:value="1.1691145689509">
            <text:p>1.169114569</text:p>
          </table:table-cell>
          <table:table-cell office:value-type="float" office:value="1.05879996959677">
            <text:p>1.0587999696</text:p>
          </table:table-cell>
          <table:table-cell office:value-type="float" office:value="1.06708580648103">
            <text:p>1.0670858065</text:p>
          </table:table-cell>
          <table:table-cell office:value-type="float" office:value="15.0675025415981">
            <text:p>15.067502541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date" office:date-value="2021-02-24">
            <text:p>02/24/21</text:p>
          </table:table-cell>
          <table:table-cell office:value-type="float" office:value="102">
            <text:p>102</text:p>
          </table:table-cell>
          <table:table-cell office:value-type="float" office:value="4353">
            <text:p>4353</text:p>
          </table:table-cell>
          <table:table-cell office:value-type="float" office:value="23399">
            <text:p>23399</text:p>
          </table:table-cell>
          <table:table-cell office:value-type="float" office:value="12.2">
            <text:p>12.2</text:p>
          </table:table-cell>
          <table:table-cell office:value-type="float" office:value="99.2">
            <text:p>99.2</text:p>
          </table:table-cell>
          <table:table-cell office:value-type="float" office:value="4657.4">
            <text:p>4657.4</text:p>
          </table:table-cell>
          <table:table-cell office:value-type="float" office:value="20257.4">
            <text:p>20257.4</text:p>
          </table:table-cell>
          <table:table-cell office:value-type="float" office:value="16.106">
            <text:p>16.106</text:p>
          </table:table-cell>
          <table:table-cell table:number-columns-repeated="3" office:value-type="float" office:value="2">
            <text:p>2</text:p>
          </table:table-cell>
          <table:table-cell office:value-type="float" office:value="470">
            <text:p>470</text:p>
          </table:table-cell>
          <table:table-cell table:number-columns-repeated="2" office:value-type="float" office:value="855">
            <text:p>855</text:p>
          </table:table-cell>
          <table:table-cell office:value-type="float" office:value="23014">
            <text:p>23014</text:p>
          </table:table-cell>
          <table:table-cell office:value-type="float" office:value="34778">
            <text:p>34778</text:p>
          </table:table-cell>
          <table:table-cell office:value-type="float" office:value="49186">
            <text:p>49186</text:p>
          </table:table-cell>
          <table:table-cell office:value-type="float" office:value="779.125">
            <text:p>779.125</text:p>
          </table:table-cell>
          <table:table-cell office:value-type="float" office:value="429.875">
            <text:p>429.875</text:p>
          </table:table-cell>
          <table:table-cell office:value-type="float" office:value="-231">
            <text:p>-231</text:p>
          </table:table-cell>
          <table:table-cell office:value-type="float" office:value="0.0338543929781872">
            <text:p>0.033854393</text:p>
          </table:table-cell>
          <table:table-cell office:value-type="float" office:value="0.0123605440220829">
            <text:p>0.012360544</text:p>
          </table:table-cell>
          <table:table-cell office:value-type="float" office:value="-0.00469645834180458">
            <text:p>-0.0046964583</text:p>
          </table:table-cell>
          <table:table-cell office:value-type="float" office:value="1.12073677047454">
            <text:p>1.1207367705</text:p>
          </table:table-cell>
          <table:table-cell office:value-type="float" office:value="1.04356135885239">
            <text:p>1.0435613589</text:p>
          </table:table-cell>
          <table:table-cell office:value-type="float" office:value="0.983605626976758">
            <text:p>0.983605627</text:p>
          </table:table-cell>
          <table:table-cell office:value-type="float" office:value="20.8190149565213">
            <text:p>20.819014956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office:value-type="date" office:date-value="2021-02-25">
            <text:p>02/25/21</text:p>
          </table:table-cell>
          <table:table-cell office:value-type="float" office:value="120">
            <text:p>120</text:p>
          </table:table-cell>
          <table:table-cell office:value-type="float" office:value="4836">
            <text:p>4836</text:p>
          </table:table-cell>
          <table:table-cell office:value-type="float" office:value="25509">
            <text:p>25509</text:p>
          </table:table-cell>
          <table:table-cell office:value-type="float" office:value="17.19">
            <text:p>17.19</text:p>
          </table:table-cell>
          <table:table-cell office:value-type="float" office:value="111">
            <text:p>111</text:p>
          </table:table-cell>
          <table:table-cell office:value-type="float" office:value="4816">
            <text:p>4816</text:p>
          </table:table-cell>
          <table:table-cell office:value-type="float" office:value="22635.2">
            <text:p>22635.2</text:p>
          </table:table-cell>
          <table:table-cell office:value-type="float" office:value="16.37">
            <text:p>16.3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75">
            <text:p>475</text:p>
          </table:table-cell>
          <table:table-cell office:value-type="float" office:value="872">
            <text:p>872</text:p>
          </table:table-cell>
          <table:table-cell office:value-type="float" office:value="23880">
            <text:p>23880</text:p>
          </table:table-cell>
          <table:table-cell office:value-type="float" office:value="33610">
            <text:p>33610</text:p>
          </table:table-cell>
          <table:table-cell office:value-type="float" office:value="50593">
            <text:p>50593</text:p>
          </table:table-cell>
          <table:table-cell office:value-type="float" office:value="441">
            <text:p>441</text:p>
          </table:table-cell>
          <table:table-cell office:value-type="float" office:value="536.75">
            <text:p>536.75</text:p>
          </table:table-cell>
          <table:table-cell office:value-type="float" office:value="-414.875">
            <text:p>-414.875</text:p>
          </table:table-cell>
          <table:table-cell office:value-type="float" office:value="0.0184673366834171">
            <text:p>0.0184673367</text:p>
          </table:table-cell>
          <table:table-cell office:value-type="float" office:value="0.0159699494198155">
            <text:p>0.0159699494</text:p>
          </table:table-cell>
          <table:table-cell office:value-type="float" office:value="-0.00820024509319471">
            <text:p>-0.0082002451</text:p>
          </table:table-cell>
          <table:table-cell office:value-type="float" office:value="1.06530412173935">
            <text:p>1.0653041217</text:p>
          </table:table-cell>
          <table:table-cell office:value-type="float" office:value="1.05639469996692">
            <text:p>1.0563947</text:p>
          </table:table-cell>
          <table:table-cell office:value-type="float" office:value="0.971430940452212">
            <text:p>0.971430940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office:value-type="date" office:date-value="2021-02-26">
            <text:p>02/26/21</text:p>
          </table:table-cell>
          <table:table-cell office:value-type="float" office:value="123">
            <text:p>123</text:p>
          </table:table-cell>
          <table:table-cell office:value-type="float" office:value="5027">
            <text:p>5027</text:p>
          </table:table-cell>
          <table:table-cell office:value-type="float" office:value="27128">
            <text:p>27128</text:p>
          </table:table-cell>
          <table:table-cell office:value-type="float" office:value="17.21">
            <text:p>17.21</text:p>
          </table:table-cell>
          <table:table-cell office:value-type="float" office:value="104.8">
            <text:p>104.8</text:p>
          </table:table-cell>
          <table:table-cell office:value-type="float" office:value="4996">
            <text:p>4996</text:p>
          </table:table-cell>
          <table:table-cell office:value-type="float" office:value="26296">
            <text:p>26296</text:p>
          </table:table-cell>
          <table:table-cell office:value-type="float" office:value="16.112">
            <text:p>16.1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02">
            <text:p>502</text:p>
          </table:table-cell>
          <table:table-cell office:value-type="float" office:value="913">
            <text:p>913</text:p>
          </table:table-cell>
          <table:table-cell office:value-type="float" office:value="25537">
            <text:p>25537</text:p>
          </table:table-cell>
          <table:table-cell office:value-type="float" office:value="34010">
            <text:p>34010</text:p>
          </table:table-cell>
          <table:table-cell office:value-type="float" office:value="53433">
            <text:p>53433</text:p>
          </table:table-cell>
          <table:table-cell office:value-type="float" office:value="512.5">
            <text:p>512.5</text:p>
          </table:table-cell>
          <table:table-cell office:value-type="float" office:value="436.375">
            <text:p>436.375</text:p>
          </table:table-cell>
          <table:table-cell office:value-type="float" office:value="-242.75">
            <text:p>-242.75</text:p>
          </table:table-cell>
          <table:table-cell office:value-type="float" office:value="0.020068919606845">
            <text:p>0.0200689196</text:p>
          </table:table-cell>
          <table:table-cell office:value-type="float" office:value="0.0128307850632167">
            <text:p>0.0128307851</text:p>
          </table:table-cell>
          <table:table-cell office:value-type="float" office:value="-0.00454307263301705">
            <text:p>-0.0045430726</text:p>
          </table:table-cell>
          <table:table-cell office:value-type="float" office:value="1.07103063123096">
            <text:p>1.0710306312</text:p>
          </table:table-cell>
          <table:table-cell office:value-type="float" office:value="1.04523042065012">
            <text:p>1.0452304207</text:p>
          </table:table-cell>
          <table:table-cell office:value-type="float" office:value="0.98413969922198">
            <text:p>0.9841396992</text:p>
          </table:table-cell>
          <table:table-cell office:value-type="float" office:value="34.8837664357498">
            <text:p>34.883766435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date" office:date-value="2021-02-27">
            <text:p>02/27/21</text:p>
          </table:table-cell>
          <table:table-cell office:value-type="float" office:value="107">
            <text:p>107</text:p>
          </table:table-cell>
          <table:table-cell office:value-type="float" office:value="5282">
            <text:p>5282</text:p>
          </table:table-cell>
          <table:table-cell office:value-type="float" office:value="27814">
            <text:p>27814</text:p>
          </table:table-cell>
          <table:table-cell office:value-type="float" office:value="17.79">
            <text:p>17.79</text:p>
          </table:table-cell>
          <table:table-cell office:value-type="float" office:value="101.2">
            <text:p>101.2</text:p>
          </table:table-cell>
          <table:table-cell office:value-type="float" office:value="5261.2">
            <text:p>5261.2</text:p>
          </table:table-cell>
          <table:table-cell office:value-type="float" office:value="25662.2">
            <text:p>25662.2</text:p>
          </table:table-cell>
          <table:table-cell office:value-type="float" office:value="17.948">
            <text:p>17.948</text:p>
          </table:table-cell>
          <table:table-cell table:number-columns-repeated="3" office:value-type="float" office:value="2">
            <text:p>2</text:p>
          </table:table-cell>
          <table:table-cell office:value-type="float" office:value="595">
            <text:p>595</text:p>
          </table:table-cell>
          <table:table-cell office:value-type="float" office:value="757">
            <text:p>757</text:p>
          </table:table-cell>
          <table:table-cell office:value-type="float" office:value="1021">
            <text:p>1021</text:p>
          </table:table-cell>
          <table:table-cell office:value-type="float" office:value="26383">
            <text:p>26383</text:p>
          </table:table-cell>
          <table:table-cell office:value-type="float" office:value="34991">
            <text:p>34991</text:p>
          </table:table-cell>
          <table:table-cell office:value-type="float" office:value="51101">
            <text:p>51101</text:p>
          </table:table-cell>
          <table:table-cell office:value-type="float" office:value="-18.5">
            <text:p>-18.5</text:p>
          </table:table-cell>
          <table:table-cell office:value-type="float" office:value="27">
            <text:p>27</text:p>
          </table:table-cell>
          <table:table-cell office:value-type="float" office:value="-115.125">
            <text:p>-115.125</text:p>
          </table:table-cell>
          <table:table-cell office:value-type="float" office:value="-0.000701209111928136">
            <text:p>-0.0007012091</text:p>
          </table:table-cell>
          <table:table-cell office:value-type="float" office:value="0.000771626989797377">
            <text:p>0.000771627</text:p>
          </table:table-cell>
          <table:table-cell office:value-type="float" office:value="-0.00225289133285063">
            <text:p>-0.0022528913</text:p>
          </table:table-cell>
          <table:table-cell office:value-type="float" office:value="0.99754673182892">
            <text:p>0.9975467318</text:p>
          </table:table-cell>
          <table:table-cell office:value-type="float" office:value="1.00270186146439">
            <text:p>1.0027018615</text:p>
          </table:table-cell>
          <table:table-cell office:value-type="float" office:value="0.992124828352964">
            <text:p>0.992124828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date" office:date-value="2021-02-28">
            <text:p>02/28/21</text:p>
          </table:table-cell>
          <table:table-cell office:value-type="float" office:value="72">
            <text:p>72</text:p>
          </table:table-cell>
          <table:table-cell office:value-type="float" office:value="5482">
            <text:p>5482</text:p>
          </table:table-cell>
          <table:table-cell office:value-type="float" office:value="27630">
            <text:p>27630</text:p>
          </table:table-cell>
          <table:table-cell office:value-type="float" office:value="16.17">
            <text:p>16.17</text:p>
          </table:table-cell>
          <table:table-cell office:value-type="float" office:value="103.2">
            <text:p>103.2</text:p>
          </table:table-cell>
          <table:table-cell office:value-type="float" office:value="5508.2">
            <text:p>5508.2</text:p>
          </table:table-cell>
          <table:table-cell office:value-type="float" office:value="23124">
            <text:p>23124</text:p>
          </table:table-cell>
          <table:table-cell office:value-type="float" office:value="18.822">
            <text:p>18.82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85">
            <text:p>585</text:p>
          </table:table-cell>
          <table:table-cell office:value-type="float" office:value="1031">
            <text:p>1031</text:p>
          </table:table-cell>
          <table:table-cell office:value-type="float" office:value="26610">
            <text:p>26610</text:p>
          </table:table-cell>
          <table:table-cell office:value-type="float" office:value="34486">
            <text:p>34486</text:p>
          </table:table-cell>
          <table:table-cell office:value-type="float" office:value="48056">
            <text:p>48056</text:p>
          </table:table-cell>
          <table:table-cell office:value-type="float" office:value="373.875">
            <text:p>373.875</text:p>
          </table:table-cell>
          <table:table-cell office:value-type="float" office:value="428.75">
            <text:p>428.75</text:p>
          </table:table-cell>
          <table:table-cell office:value-type="float" office:value="-335.875">
            <text:p>-335.875</text:p>
          </table:table-cell>
          <table:table-cell office:value-type="float" office:value="0.0140501691093574">
            <text:p>0.0140501691</text:p>
          </table:table-cell>
          <table:table-cell office:value-type="float" office:value="0.0124325813373543">
            <text:p>0.0124325813</text:p>
          </table:table-cell>
          <table:table-cell office:value-type="float" office:value="-0.00698924171799567">
            <text:p>-0.0069892417</text:p>
          </table:table-cell>
          <table:table-cell office:value-type="float" office:value="1.04956251009667">
            <text:p>1.0495625101</text:p>
          </table:table-cell>
          <table:table-cell office:value-type="float" office:value="1.04381699007501">
            <text:p>1.0438169901</text:p>
          </table:table-cell>
          <table:table-cell office:value-type="float" office:value="0.975633399006609">
            <text:p>0.97563339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date" office:date-value="2021-03-01">
            <text:p>03/01/21</text:p>
          </table:table-cell>
          <table:table-cell office:value-type="float" office:value="84">
            <text:p>84</text:p>
          </table:table-cell>
          <table:table-cell office:value-type="float" office:value="5679">
            <text:p>5679</text:p>
          </table:table-cell>
          <table:table-cell office:value-type="float" office:value="20230">
            <text:p>20230</text:p>
          </table:table-cell>
          <table:table-cell office:value-type="float" office:value="21.38">
            <text:p>21.38</text:p>
          </table:table-cell>
          <table:table-cell office:value-type="float" office:value="105.8">
            <text:p>105.8</text:p>
          </table:table-cell>
          <table:table-cell office:value-type="float" office:value="5776.2">
            <text:p>5776.2</text:p>
          </table:table-cell>
          <table:table-cell office:value-type="float" office:value="22843">
            <text:p>22843</text:p>
          </table:table-cell>
          <table:table-cell office:value-type="float" office:value="18.654">
            <text:p>18.654</text:p>
          </table:table-cell>
          <table:table-cell table:number-columns-repeated="3" office:value-type="float" office:value="2">
            <text:p>2</text:p>
          </table:table-cell>
          <table:table-cell office:value-type="float" office:value="616">
            <text:p>616</text:p>
          </table:table-cell>
          <table:table-cell office:value-type="float" office:value="792">
            <text:p>792</text:p>
          </table:table-cell>
          <table:table-cell office:value-type="float" office:value="1082">
            <text:p>1082</text:p>
          </table:table-cell>
          <table:table-cell office:value-type="float" office:value="24530">
            <text:p>24530</text:p>
          </table:table-cell>
          <table:table-cell office:value-type="float" office:value="32860">
            <text:p>32860</text:p>
          </table:table-cell>
          <table:table-cell office:value-type="float" office:value="49560">
            <text:p>49560</text:p>
          </table:table-cell>
          <table:table-cell office:value-type="float" office:value="24.125">
            <text:p>24.125</text:p>
          </table:table-cell>
          <table:table-cell office:value-type="float" office:value="476.125">
            <text:p>476.125</text:p>
          </table:table-cell>
          <table:table-cell office:value-type="float" office:value="-440.875">
            <text:p>-440.875</text:p>
          </table:table-cell>
          <table:table-cell office:value-type="float" office:value="0.000983489604565838">
            <text:p>0.0009834896</text:p>
          </table:table-cell>
          <table:table-cell office:value-type="float" office:value="0.0144895009129641">
            <text:p>0.0144895009</text:p>
          </table:table-cell>
          <table:table-cell office:value-type="float" office:value="-0.00889578288942696">
            <text:p>-0.0088957829</text:p>
          </table:table-cell>
          <table:table-cell office:value-type="float" office:value="1.00344410942951">
            <text:p>1.0034441094</text:p>
          </table:table-cell>
          <table:table-cell office:value-type="float" office:value="1.05112474664332">
            <text:p>1.0511247466</text:p>
          </table:table-cell>
          <table:table-cell office:value-type="float" office:value="0.969019864395309">
            <text:p>0.969019864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office:value-type="date" office:date-value="2021-03-02">
            <text:p>03/02/21</text:p>
          </table:table-cell>
          <table:table-cell office:value-type="float" office:value="130">
            <text:p>130</text:p>
          </table:table-cell>
          <table:table-cell office:value-type="float" office:value="6071">
            <text:p>6071</text:p>
          </table:table-cell>
          <table:table-cell office:value-type="float" office:value="12818">
            <text:p>12818</text:p>
          </table:table-cell>
          <table:table-cell office:value-type="float" office:value="21.56">
            <text:p>21.56</text:p>
          </table:table-cell>
          <table:table-cell office:value-type="float" office:value="114.8">
            <text:p>114.8</text:p>
          </table:table-cell>
          <table:table-cell office:value-type="float" office:value="6030.6">
            <text:p>6030.6</text:p>
          </table:table-cell>
          <table:table-cell office:value-type="float" office:value="23439">
            <text:p>23439</text:p>
          </table:table-cell>
          <table:table-cell office:value-type="float" office:value="19.174">
            <text:p>19.174</text:p>
          </table:table-cell>
          <table:table-cell table:number-columns-repeated="3" office:value-type="float" office:value="2">
            <text:p>2</text:p>
          </table:table-cell>
          <table:table-cell office:value-type="float" office:value="613">
            <text:p>613</text:p>
          </table:table-cell>
          <table:table-cell office:value-type="float" office:value="798">
            <text:p>798</text:p>
          </table:table-cell>
          <table:table-cell office:value-type="float" office:value="1102">
            <text:p>1102</text:p>
          </table:table-cell>
          <table:table-cell office:value-type="float" office:value="25232">
            <text:p>25232</text:p>
          </table:table-cell>
          <table:table-cell office:value-type="float" office:value="33177">
            <text:p>33177</text:p>
          </table:table-cell>
          <table:table-cell office:value-type="float" office:value="51838">
            <text:p>51838</text:p>
          </table:table-cell>
          <table:table-cell office:value-type="float" office:value="309.875">
            <text:p>309.875</text:p>
          </table:table-cell>
          <table:table-cell office:value-type="float" office:value="-11.25">
            <text:p>-11.25</text:p>
          </table:table-cell>
          <table:table-cell office:value-type="float" office:value="-174.125">
            <text:p>-174.125</text:p>
          </table:table-cell>
          <table:table-cell office:value-type="float" office:value="0.0122810320228282">
            <text:p>0.012281032</text:p>
          </table:table-cell>
          <table:table-cell office:value-type="float" office:value="-0.000339090333664888">
            <text:p>-0.0003390903</text:p>
          </table:table-cell>
          <table:table-cell office:value-type="float" office:value="-0.0033590223388248">
            <text:p>-0.0033590223</text:p>
          </table:table-cell>
          <table:table-cell office:value-type="float" office:value="1.04327922662509">
            <text:p>1.0432792266</text:p>
          </table:table-cell>
          <table:table-cell office:value-type="float" office:value="0.998813409197391">
            <text:p>0.9988134092</text:p>
          </table:table-cell>
          <table:table-cell office:value-type="float" office:value="0.988265536555016">
            <text:p>0.988265536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office:value-type="date" office:date-value="2021-03-03">
            <text:p>03/03/21</text:p>
          </table:table-cell>
          <table:table-cell office:value-type="float" office:value="136">
            <text:p>136</text:p>
          </table:table-cell>
          <table:table-cell office:value-type="float" office:value="6367">
            <text:p>6367</text:p>
          </table:table-cell>
          <table:table-cell office:value-type="float" office:value="25723">
            <text:p>25723</text:p>
          </table:table-cell>
          <table:table-cell office:value-type="float" office:value="16.37">
            <text:p>16.37</text:p>
          </table:table-cell>
          <table:table-cell office:value-type="float" office:value="129">
            <text:p>129</text:p>
          </table:table-cell>
          <table:table-cell office:value-type="float" office:value="6307.6">
            <text:p>6307.6</text:p>
          </table:table-cell>
          <table:table-cell office:value-type="float" office:value="24167.8">
            <text:p>24167.8</text:p>
          </table:table-cell>
          <table:table-cell office:value-type="float" office:value="20.014">
            <text:p>20.014</text:p>
          </table:table-cell>
          <table:table-cell table:number-columns-repeated="3" office:value-type="float" office:value="2">
            <text:p>2</text:p>
          </table:table-cell>
          <table:table-cell office:value-type="float" office:value="648">
            <text:p>648</text:p>
          </table:table-cell>
          <table:table-cell table:number-columns-repeated="2" office:value-type="float" office:value="1162">
            <text:p>1162</text:p>
          </table:table-cell>
          <table:table-cell office:value-type="float" office:value="25822">
            <text:p>25822</text:p>
          </table:table-cell>
          <table:table-cell office:value-type="float" office:value="34408">
            <text:p>34408</text:p>
          </table:table-cell>
          <table:table-cell office:value-type="float" office:value="49706">
            <text:p>49706</text:p>
          </table:table-cell>
          <table:table-cell office:value-type="float" office:value="23">
            <text:p>23</text:p>
          </table:table-cell>
          <table:table-cell office:value-type="float" office:value="156.625">
            <text:p>156.625</text:p>
          </table:table-cell>
          <table:table-cell office:value-type="float" office:value="-185.25">
            <text:p>-185.25</text:p>
          </table:table-cell>
          <table:table-cell office:value-type="float" office:value="0.000890713345209511">
            <text:p>0.0008907133</text:p>
          </table:table-cell>
          <table:table-cell office:value-type="float" office:value="0.00455199372239014">
            <text:p>0.0045519937</text:p>
          </table:table-cell>
          <table:table-cell office:value-type="float" office:value="-0.00372691425582425">
            <text:p>-0.0037269143</text:p>
          </table:table-cell>
          <table:table-cell office:value-type="float" office:value="1.00311905171395">
            <text:p>1.0031190517</text:p>
          </table:table-cell>
          <table:table-cell office:value-type="float" office:value="1.01597259049619">
            <text:p>1.0159725905</text:p>
          </table:table-cell>
          <table:table-cell office:value-type="float" office:value="0.986983024288761">
            <text:p>0.986983024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date" office:date-value="2021-03-04">
            <text:p>03/04/21</text:p>
          </table:table-cell>
          <table:table-cell office:value-type="float" office:value="152">
            <text:p>152</text:p>
          </table:table-cell>
          <table:table-cell office:value-type="float" office:value="6554">
            <text:p>6554</text:p>
          </table:table-cell>
          <table:table-cell office:value-type="float" office:value="30794">
            <text:p>30794</text:p>
          </table:table-cell>
          <table:table-cell office:value-type="float" office:value="20.39">
            <text:p>20.39</text:p>
          </table:table-cell>
          <table:table-cell office:value-type="float" office:value="141.4">
            <text:p>141.4</text:p>
          </table:table-cell>
          <table:table-cell office:value-type="float" office:value="6620.4">
            <text:p>6620.4</text:p>
          </table:table-cell>
          <table:table-cell office:value-type="float" office:value="27256">
            <text:p>27256</text:p>
          </table:table-cell>
          <table:table-cell office:value-type="float" office:value="19.814">
            <text:p>19.814</text:p>
          </table:table-cell>
          <table:table-cell table:number-columns-repeated="3" office:value-type="float" office:value="2">
            <text:p>2</text:p>
          </table:table-cell>
          <table:table-cell office:value-type="float" office:value="698">
            <text:p>698</text:p>
          </table:table-cell>
          <table:table-cell table:number-columns-repeated="2" office:value-type="float" office:value="1238">
            <text:p>1238</text:p>
          </table:table-cell>
          <table:table-cell office:value-type="float" office:value="25485">
            <text:p>25485</text:p>
          </table:table-cell>
          <table:table-cell office:value-type="float" office:value="33864">
            <text:p>33864</text:p>
          </table:table-cell>
          <table:table-cell office:value-type="float" office:value="50370">
            <text:p>50370</text:p>
          </table:table-cell>
          <table:table-cell office:value-type="float" office:value="21.625">
            <text:p>21.625</text:p>
          </table:table-cell>
          <table:table-cell office:value-type="float" office:value="-266.25">
            <text:p>-266.25</text:p>
          </table:table-cell>
          <table:table-cell office:value-type="float" office:value="686">
            <text:p>686</text:p>
          </table:table-cell>
          <table:table-cell office:value-type="float" office:value="0.000848538355895625">
            <text:p>0.0008485384</text:p>
          </table:table-cell>
          <table:table-cell office:value-type="float" office:value="-0.00786233167965982">
            <text:p>-0.0078623317</text:p>
          </table:table-cell>
          <table:table-cell office:value-type="float" office:value="0.0136192177883661">
            <text:p>0.0136192178</text:p>
          </table:table-cell>
          <table:table-cell office:value-type="float" office:value="1.00297129547962">
            <text:p>1.0029712955</text:p>
          </table:table-cell>
          <table:table-cell office:value-type="float" office:value="0.972602998989695">
            <text:p>0.972602999</text:p>
          </table:table-cell>
          <table:table-cell office:value-type="float" office:value="1.04803080912189">
            <text:p>1.048030809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office:value-type="date" office:date-value="2021-03-05">
            <text:p>03/05/21</text:p>
          </table:table-cell>
          <table:table-cell office:value-type="float" office:value="143">
            <text:p>143</text:p>
          </table:table-cell>
          <table:table-cell office:value-type="float" office:value="6867">
            <text:p>6867</text:p>
          </table:table-cell>
          <table:table-cell office:value-type="float" office:value="31274">
            <text:p>31274</text:p>
          </table:table-cell>
          <table:table-cell office:value-type="float" office:value="20.37">
            <text:p>20.37</text:p>
          </table:table-cell>
          <table:table-cell office:value-type="float" office:value="137">
            <text:p>137</text:p>
          </table:table-cell>
          <table:table-cell office:value-type="float" office:value="6895.2">
            <text:p>6895.2</text:p>
          </table:table-cell>
          <table:table-cell office:value-type="float" office:value="31446.6">
            <text:p>31446.6</text:p>
          </table:table-cell>
          <table:table-cell office:value-type="float" office:value="19.174">
            <text:p>19.174</text:p>
          </table:table-cell>
          <table:table-cell table:number-columns-repeated="3" office:value-type="float" office:value="2">
            <text:p>2</text:p>
          </table:table-cell>
          <table:table-cell office:value-type="float" office:value="674">
            <text:p>674</text:p>
          </table:table-cell>
          <table:table-cell office:value-type="float" office:value="889">
            <text:p>889</text:p>
          </table:table-cell>
          <table:table-cell office:value-type="float" office:value="1242">
            <text:p>1242</text:p>
          </table:table-cell>
          <table:table-cell office:value-type="float" office:value="23880">
            <text:p>23880</text:p>
          </table:table-cell>
          <table:table-cell office:value-type="float" office:value="34973">
            <text:p>34973</text:p>
          </table:table-cell>
          <table:table-cell office:value-type="float" office:value="51853">
            <text:p>51853</text:p>
          </table:table-cell>
          <table:table-cell office:value-type="float" office:value="-31.25">
            <text:p>-31.25</text:p>
          </table:table-cell>
          <table:table-cell office:value-type="float" office:value="-327.75">
            <text:p>-327.75</text:p>
          </table:table-cell>
          <table:table-cell office:value-type="float" office:value="1162.125">
            <text:p>1162.125</text:p>
          </table:table-cell>
          <table:table-cell office:value-type="float" office:value="-0.00130862646566164">
            <text:p>-0.0013086265</text:p>
          </table:table-cell>
          <table:table-cell office:value-type="float" office:value="-0.00937151516884454">
            <text:p>-0.0093715152</text:p>
          </table:table-cell>
          <table:table-cell office:value-type="float" office:value="0.0224119144504657">
            <text:p>0.0224119145</text:p>
          </table:table-cell>
          <table:table-cell office:value-type="float" office:value="0.995423163876508">
            <text:p>0.9954231639</text:p>
          </table:table-cell>
          <table:table-cell office:value-type="float" office:value="0.967371834490302">
            <text:p>0.9673718345</text:p>
          </table:table-cell>
          <table:table-cell office:value-type="float" office:value="1.07942619663893">
            <text:p>1.0794261966</text:p>
          </table:table-cell>
          <table:table-cell table:number-columns-repeated="2" office:value-type="float" office:value="0">
            <text:p>0</text:p>
          </table:table-cell>
          <table:table-cell office:value-type="float" office:value="31.2729136421677">
            <text:p>31.2729136422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date" office:date-value="2021-03-06">
            <text:p>03/06/21</text:p>
          </table:table-cell>
          <table:table-cell office:value-type="float" office:value="146">
            <text:p>146</text:p>
          </table:table-cell>
          <table:table-cell office:value-type="float" office:value="7243">
            <text:p>7243</text:p>
          </table:table-cell>
          <table:table-cell office:value-type="float" office:value="35671">
            <text:p>35671</text:p>
          </table:table-cell>
          <table:table-cell office:value-type="float" office:value="20.38">
            <text:p>20.38</text:p>
          </table:table-cell>
          <table:table-cell office:value-type="float" office:value="132.8">
            <text:p>132.8</text:p>
          </table:table-cell>
          <table:table-cell office:value-type="float" office:value="7206.6">
            <text:p>7206.6</text:p>
          </table:table-cell>
          <table:table-cell office:value-type="float" office:value="31080">
            <text:p>31080</text:p>
          </table:table-cell>
          <table:table-cell office:value-type="float" office:value="18.158">
            <text:p>18.158</text:p>
          </table:table-cell>
          <table:table-cell table:number-columns-repeated="3" office:value-type="float" office:value="2">
            <text:p>2</text:p>
          </table:table-cell>
          <table:table-cell office:value-type="float" office:value="726">
            <text:p>726</text:p>
          </table:table-cell>
          <table:table-cell office:value-type="float" office:value="952">
            <text:p>952</text:p>
          </table:table-cell>
          <table:table-cell office:value-type="float" office:value="1323">
            <text:p>1323</text:p>
          </table:table-cell>
          <table:table-cell office:value-type="float" office:value="24730">
            <text:p>24730</text:p>
          </table:table-cell>
          <table:table-cell office:value-type="float" office:value="36452">
            <text:p>36452</text:p>
          </table:table-cell>
          <table:table-cell office:value-type="float" office:value="53041">
            <text:p>53041</text:p>
          </table:table-cell>
          <table:table-cell office:value-type="float" office:value="-25.375">
            <text:p>-25.375</text:p>
          </table:table-cell>
          <table:table-cell office:value-type="float" office:value="-119.5">
            <text:p>-119.5</text:p>
          </table:table-cell>
          <table:table-cell office:value-type="float" office:value="242">
            <text:p>242</text:p>
          </table:table-cell>
          <table:table-cell office:value-type="float" office:value="-0.00102608168216741">
            <text:p>-0.0010260817</text:p>
          </table:table-cell>
          <table:table-cell office:value-type="float" office:value="-0.00327828377043784">
            <text:p>-0.0032782838</text:p>
          </table:table-cell>
          <table:table-cell office:value-type="float" office:value="0.00456250824833619">
            <text:p>0.0045625082</text:p>
          </table:table-cell>
          <table:table-cell office:value-type="float" office:value="0.996410777685906">
            <text:p>0.9964107777</text:p>
          </table:table-cell>
          <table:table-cell office:value-type="float" office:value="0.988547071206647">
            <text:p>0.9885470712</text:p>
          </table:table-cell>
          <table:table-cell office:value-type="float" office:value="1.01600957917295">
            <text:p>1.016009579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office:value-type="date" office:date-value="2021-03-07">
            <text:p>03/07/21</text:p>
          </table:table-cell>
          <table:table-cell office:value-type="float" office:value="108">
            <text:p>108</text:p>
          </table:table-cell>
          <table:table-cell office:value-type="float" office:value="7445">
            <text:p>7445</text:p>
          </table:table-cell>
          <table:table-cell office:value-type="float" office:value="33771">
            <text:p>33771</text:p>
          </table:table-cell>
          <table:table-cell office:value-type="float" office:value="18.36">
            <text:p>18.36</text:p>
          </table:table-cell>
          <table:table-cell office:value-type="float" office:value="134">
            <text:p>134</text:p>
          </table:table-cell>
          <table:table-cell office:value-type="float" office:value="7549.8">
            <text:p>7549.8</text:p>
          </table:table-cell>
          <table:table-cell office:value-type="float" office:value="28374.2">
            <text:p>28374.2</text:p>
          </table:table-cell>
          <table:table-cell office:value-type="float" office:value="21.602">
            <text:p>21.602</text:p>
          </table:table-cell>
          <table:table-cell table:number-columns-repeated="3" office:value-type="float" office:value="2">
            <text:p>2</text:p>
          </table:table-cell>
          <table:table-cell office:value-type="float" office:value="776">
            <text:p>776</text:p>
          </table:table-cell>
          <table:table-cell office:value-type="float" office:value="1013">
            <text:p>1013</text:p>
          </table:table-cell>
          <table:table-cell office:value-type="float" office:value="1402">
            <text:p>1402</text:p>
          </table:table-cell>
          <table:table-cell office:value-type="float" office:value="25798">
            <text:p>25798</text:p>
          </table:table-cell>
          <table:table-cell office:value-type="float" office:value="34900">
            <text:p>34900</text:p>
          </table:table-cell>
          <table:table-cell office:value-type="float" office:value="52471">
            <text:p>52471</text:p>
          </table:table-cell>
          <table:table-cell office:value-type="float" office:value="39.75">
            <text:p>39.75</text:p>
          </table:table-cell>
          <table:table-cell office:value-type="float" office:value="-152">
            <text:p>-152</text:p>
          </table:table-cell>
          <table:table-cell office:value-type="float" office:value="-410.25">
            <text:p>-410.25</text:p>
          </table:table-cell>
          <table:table-cell office:value-type="float" office:value="0.00154081711760602">
            <text:p>0.0015408171</text:p>
          </table:table-cell>
          <table:table-cell office:value-type="float" office:value="-0.00435530085959885">
            <text:p>-0.0043553009</text:p>
          </table:table-cell>
          <table:table-cell office:value-type="float" office:value="-0.00781860456252025">
            <text:p>-0.0078186046</text:p>
          </table:table-cell>
          <table:table-cell office:value-type="float" office:value="1.00539751318171">
            <text:p>1.0053975132</text:p>
          </table:table-cell>
          <table:table-cell office:value-type="float" office:value="0.984793625536736">
            <text:p>0.9847936255</text:p>
          </table:table-cell>
          <table:table-cell office:value-type="float" office:value="0.972754699962697">
            <text:p>0.972754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office:value-type="date" office:date-value="2021-03-08">
            <text:p>03/08/21</text:p>
          </table:table-cell>
          <table:table-cell office:value-type="float" office:value="115">
            <text:p>115</text:p>
          </table:table-cell>
          <table:table-cell office:value-type="float" office:value="7924">
            <text:p>7924</text:p>
          </table:table-cell>
          <table:table-cell office:value-type="float" office:value="23890">
            <text:p>23890</text:p>
          </table:table-cell>
          <table:table-cell office:value-type="float" office:value="11.29">
            <text:p>11.29</text:p>
          </table:table-cell>
          <table:table-cell office:value-type="float" office:value="141.2">
            <text:p>141.2</text:p>
          </table:table-cell>
          <table:table-cell office:value-type="float" office:value="7846">
            <text:p>7846</text:p>
          </table:table-cell>
          <table:table-cell office:value-type="float" office:value="28269.8">
            <text:p>28269.8</text:p>
          </table:table-cell>
          <table:table-cell office:value-type="float" office:value="21.204">
            <text:p>21.204</text:p>
          </table:table-cell>
          <table:table-cell table:number-columns-repeated="3" office:value-type="float" office:value="2">
            <text:p>2</text:p>
          </table:table-cell>
          <table:table-cell office:value-type="float" office:value="747">
            <text:p>747</text:p>
          </table:table-cell>
          <table:table-cell office:value-type="float" office:value="996">
            <text:p>996</text:p>
          </table:table-cell>
          <table:table-cell office:value-type="float" office:value="1403">
            <text:p>1403</text:p>
          </table:table-cell>
          <table:table-cell office:value-type="float" office:value="24810">
            <text:p>24810</text:p>
          </table:table-cell>
          <table:table-cell office:value-type="float" office:value="35542">
            <text:p>35542</text:p>
          </table:table-cell>
          <table:table-cell office:value-type="float" office:value="53378">
            <text:p>53378</text:p>
          </table:table-cell>
          <table:table-cell office:value-type="float" office:value="-25.125">
            <text:p>-25.125</text:p>
          </table:table-cell>
          <table:table-cell office:value-type="float" office:value="437.75">
            <text:p>437.75</text:p>
          </table:table-cell>
          <table:table-cell office:value-type="float" office:value="-1348.375">
            <text:p>-1348.375</text:p>
          </table:table-cell>
          <table:table-cell office:value-type="float" office:value="-0.00101269649334946">
            <text:p>-0.0010126965</text:p>
          </table:table-cell>
          <table:table-cell office:value-type="float" office:value="0.0123164143829835">
            <text:p>0.0123164144</text:p>
          </table:table-cell>
          <table:table-cell office:value-type="float" office:value="-0.0252608752669639">
            <text:p>-0.0252608753</text:p>
          </table:table-cell>
          <table:table-cell office:value-type="float" office:value="0.996457572359485">
            <text:p>0.9964575724</text:p>
          </table:table-cell>
          <table:table-cell office:value-type="float" office:value="1.04340477070442">
            <text:p>1.0434047707</text:p>
          </table:table-cell>
          <table:table-cell office:value-type="float" office:value="0.912837635731362">
            <text:p>0.9128376357</text:p>
          </table:table-cell>
          <table:table-cell table:number-columns-repeated="2" office:value-type="float" office:value="0">
            <text:p>0</text:p>
          </table:table-cell>
          <table:table-cell office:value-type="float" office:value="-27.0915037258878">
            <text:p>-27.0915037259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date" office:date-value="2021-03-09">
            <text:p>03/09/21</text:p>
          </table:table-cell>
          <table:table-cell office:value-type="float" office:value="158">
            <text:p>158</text:p>
          </table:table-cell>
          <table:table-cell office:value-type="float" office:value="8270">
            <text:p>8270</text:p>
          </table:table-cell>
          <table:table-cell office:value-type="float" office:value="17265">
            <text:p>17265</text:p>
          </table:table-cell>
          <table:table-cell office:value-type="float" office:value="37.61">
            <text:p>37.61</text:p>
          </table:table-cell>
          <table:table-cell office:value-type="float" office:value="146.4">
            <text:p>146.4</text:p>
          </table:table-cell>
          <table:table-cell office:value-type="float" office:value="8063.2">
            <text:p>8063.2</text:p>
          </table:table-cell>
          <table:table-cell office:value-type="float" office:value="27828.4">
            <text:p>27828.4</text:p>
          </table:table-cell>
          <table:table-cell office:value-type="float" office:value="22.096">
            <text:p>22.09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87">
            <text:p>687</text:p>
          </table:table-cell>
          <table:table-cell office:value-type="float" office:value="1370">
            <text:p>1370</text:p>
          </table:table-cell>
          <table:table-cell office:value-type="float" office:value="22766">
            <text:p>22766</text:p>
          </table:table-cell>
          <table:table-cell office:value-type="float" office:value="36286">
            <text:p>36286</text:p>
          </table:table-cell>
          <table:table-cell office:value-type="float" office:value="52934">
            <text:p>52934</text:p>
          </table:table-cell>
          <table:table-cell office:value-type="float" office:value="-9.125">
            <text:p>-9.125</text:p>
          </table:table-cell>
          <table:table-cell office:value-type="float" office:value="-1083">
            <text:p>-1083</text:p>
          </table:table-cell>
          <table:table-cell office:value-type="float" office:value="-1312.375">
            <text:p>-1312.375</text:p>
          </table:table-cell>
          <table:table-cell office:value-type="float" office:value="-0.000400817007818677">
            <text:p>-0.000400817</text:p>
          </table:table-cell>
          <table:table-cell office:value-type="float" office:value="-0.0298462216832938">
            <text:p>-0.0298462217</text:p>
          </table:table-cell>
          <table:table-cell office:value-type="float" office:value="-0.0247926663392149">
            <text:p>-0.0247926663</text:p>
          </table:table-cell>
          <table:table-cell office:value-type="float" office:value="0.998597455355011">
            <text:p>0.9985974554</text:p>
          </table:table-cell>
          <table:table-cell office:value-type="float" office:value="0.897284186128057">
            <text:p>0.8972841861</text:p>
          </table:table-cell>
          <table:table-cell office:value-type="float" office:value="0.914430433368995">
            <text:p>0.9144304334</text:p>
          </table:table-cell>
          <table:table-cell office:value-type="float" office:value="0">
            <text:p>0</text:p>
          </table:table-cell>
          <table:table-cell office:value-type="float" office:value="-22.8756268870575">
            <text:p>-22.8756268871</text:p>
          </table:table-cell>
          <table:table-cell office:value-type="float" office:value="-27.609726825863">
            <text:p>-27.6097268259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date" office:date-value="2021-03-10">
            <text:p>03/10/21</text:p>
          </table:table-cell>
          <table:table-cell office:value-type="float" office:value="179">
            <text:p>179</text:p>
          </table:table-cell>
          <table:table-cell office:value-type="float" office:value="8348">
            <text:p>8348</text:p>
          </table:table-cell>
          <table:table-cell office:value-type="float" office:value="30752">
            <text:p>30752</text:p>
          </table:table-cell>
          <table:table-cell office:value-type="float" office:value="18.38">
            <text:p>18.38</text:p>
          </table:table-cell>
          <table:table-cell office:value-type="float" office:value="150.8">
            <text:p>150.8</text:p>
          </table:table-cell>
          <table:table-cell office:value-type="float" office:value="8317.8">
            <text:p>8317.8</text:p>
          </table:table-cell>
          <table:table-cell office:value-type="float" office:value="28433.4">
            <text:p>28433.4</text:p>
          </table:table-cell>
          <table:table-cell office:value-type="float" office:value="23.322">
            <text:p>23.322</text:p>
          </table:table-cell>
          <table:table-cell table:number-columns-repeated="3" office:value-type="float" office:value="2">
            <text:p>2</text:p>
          </table:table-cell>
          <table:table-cell office:value-type="float" office:value="744">
            <text:p>744</text:p>
          </table:table-cell>
          <table:table-cell table:number-columns-repeated="2" office:value-type="float" office:value="1455">
            <text:p>1455</text:p>
          </table:table-cell>
          <table:table-cell office:value-type="float" office:value="23908">
            <text:p>23908</text:p>
          </table:table-cell>
          <table:table-cell office:value-type="float" office:value="34496">
            <text:p>34496</text:p>
          </table:table-cell>
          <table:table-cell office:value-type="float" office:value="52243">
            <text:p>52243</text:p>
          </table:table-cell>
          <table:table-cell office:value-type="float" office:value="-62.5">
            <text:p>-62.5</text:p>
          </table:table-cell>
          <table:table-cell office:value-type="float" office:value="-904.875">
            <text:p>-904.875</text:p>
          </table:table-cell>
          <table:table-cell office:value-type="float" office:value="167">
            <text:p>167</text:p>
          </table:table-cell>
          <table:table-cell office:value-type="float" office:value="-0.00261418771959177">
            <text:p>-0.0026141877</text:p>
          </table:table-cell>
          <table:table-cell office:value-type="float" office:value="-0.0262313021799629">
            <text:p>-0.0262313022</text:p>
          </table:table-cell>
          <table:table-cell office:value-type="float" office:value="0.00319660050150259">
            <text:p>0.0031966005</text:p>
          </table:table-cell>
          <table:table-cell office:value-type="float" office:value="0.990863737577198">
            <text:p>0.9908637376</text:p>
          </table:table-cell>
          <table:table-cell office:value-type="float" office:value="0.909539081549681">
            <text:p>0.9095390815</text:p>
          </table:table-cell>
          <table:table-cell office:value-type="float" office:value="1.0112081295346">
            <text:p>1.0112081295</text:p>
          </table:table-cell>
          <table:table-cell office:value-type="float" office:value="0">
            <text:p>0</text:p>
          </table:table-cell>
          <table:table-cell office:value-type="float" office:value="-26.0763199651841">
            <text:p>-26.076319965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date" office:date-value="2021-03-11">
            <text:p>03/11/21</text:p>
          </table:table-cell>
          <table:table-cell office:value-type="float" office:value="172">
            <text:p>172</text:p>
          </table:table-cell>
          <table:table-cell office:value-type="float" office:value="8329">
            <text:p>8329</text:p>
          </table:table-cell>
          <table:table-cell office:value-type="float" office:value="33464">
            <text:p>33464</text:p>
          </table:table-cell>
          <table:table-cell office:value-type="float" office:value="24.84">
            <text:p>24.84</text:p>
          </table:table-cell>
          <table:table-cell office:value-type="float" office:value="160.4">
            <text:p>160.4</text:p>
          </table:table-cell>
          <table:table-cell office:value-type="float" office:value="8512.4">
            <text:p>8512.4</text:p>
          </table:table-cell>
          <table:table-cell office:value-type="float" office:value="32024.4">
            <text:p>32024.4</text:p>
          </table:table-cell>
          <table:table-cell office:value-type="float" office:value="25.578">
            <text:p>25.57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04">
            <text:p>704</text:p>
          </table:table-cell>
          <table:table-cell office:value-type="float" office:value="1440">
            <text:p>1440</text:p>
          </table:table-cell>
          <table:table-cell office:value-type="float" office:value="24530">
            <text:p>24530</text:p>
          </table:table-cell>
          <table:table-cell office:value-type="float" office:value="32812">
            <text:p>32812</text:p>
          </table:table-cell>
          <table:table-cell office:value-type="float" office:value="50954">
            <text:p>50954</text:p>
          </table:table-cell>
          <table:table-cell office:value-type="float" office:value="51.5">
            <text:p>51.5</text:p>
          </table:table-cell>
          <table:table-cell office:value-type="float" office:value="98.375">
            <text:p>98.375</text:p>
          </table:table-cell>
          <table:table-cell office:value-type="float" office:value="-345.875">
            <text:p>-345.875</text:p>
          </table:table-cell>
          <table:table-cell office:value-type="float" office:value="0.00209947003668977">
            <text:p>0.00209947</text:p>
          </table:table-cell>
          <table:table-cell office:value-type="float" office:value="0.00299814092405218">
            <text:p>0.0029981409</text:p>
          </table:table-cell>
          <table:table-cell office:value-type="float" office:value="-0.00678798524159045">
            <text:p>-0.0067879852</text:p>
          </table:table-cell>
          <table:table-cell office:value-type="float" office:value="1.00735678436631">
            <text:p>1.0073567844</text:p>
          </table:table-cell>
          <table:table-cell office:value-type="float" office:value="1.01051111137822">
            <text:p>1.0105111114</text:p>
          </table:table-cell>
          <table:table-cell office:value-type="float" office:value="0.976332362071968">
            <text:p>0.976332362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31">
            <text:p>331</text:p>
          </table:table-cell>
          <table:table-cell office:value-type="date" office:date-value="2021-03-12">
            <text:p>03/12/21</text:p>
          </table:table-cell>
          <table:table-cell office:value-type="float" office:value="130">
            <text:p>130</text:p>
          </table:table-cell>
          <table:table-cell office:value-type="float" office:value="8718">
            <text:p>8718</text:p>
          </table:table-cell>
          <table:table-cell office:value-type="float" office:value="36796">
            <text:p>36796</text:p>
          </table:table-cell>
          <table:table-cell office:value-type="float" office:value="24.49">
            <text:p>24.49</text:p>
          </table:table-cell>
          <table:table-cell office:value-type="float" office:value="161.2">
            <text:p>161.2</text:p>
          </table:table-cell>
          <table:table-cell office:value-type="float" office:value="8611.2">
            <text:p>8611.2</text:p>
          </table:table-cell>
          <table:table-cell office:value-type="float" office:value="37033">
            <text:p>37033</text:p>
          </table:table-cell>
          <table:table-cell office:value-type="float" office:value="22.246">
            <text:p>22.246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627">
            <text:p>627</text:p>
          </table:table-cell>
          <table:table-cell table:number-columns-repeated="2" office:value-type="float" office:value="1385">
            <text:p>1385</text:p>
          </table:table-cell>
          <table:table-cell office:value-type="float" office:value="18768">
            <text:p>18768</text:p>
          </table:table-cell>
          <table:table-cell office:value-type="float" office:value="33868">
            <text:p>33868</text:p>
          </table:table-cell>
          <table:table-cell office:value-type="float" office:value="51768">
            <text:p>51768</text:p>
          </table:table-cell>
          <table:table-cell office:value-type="float" office:value="-939.75">
            <text:p>-939.75</text:p>
          </table:table-cell>
          <table:table-cell office:value-type="float" office:value="421.625">
            <text:p>421.625</text:p>
          </table:table-cell>
          <table:table-cell office:value-type="float" office:value="-1233.5">
            <text:p>-1233.5</text:p>
          </table:table-cell>
          <table:table-cell office:value-type="float" office:value="-0.0500719309462916">
            <text:p>-0.0500719309</text:p>
          </table:table-cell>
          <table:table-cell office:value-type="float" office:value="0.0124490669658675">
            <text:p>0.012449067</text:p>
          </table:table-cell>
          <table:table-cell office:value-type="float" office:value="-0.0238274609797558">
            <text:p>-0.023827461</text:p>
          </table:table-cell>
          <table:table-cell office:value-type="float" office:value="0.829662350294612">
            <text:p>0.8296623503</text:p>
          </table:table-cell>
          <table:table-cell office:value-type="float" office:value="1.04387549374644">
            <text:p>1.0438754937</text:p>
          </table:table-cell>
          <table:table-cell office:value-type="float" office:value="0.917716672448468">
            <text:p>0.9177166724</text:p>
          </table:table-cell>
          <table:table-cell office:value-type="float" office:value="-13.4934881176259">
            <text:p>-13.4934881176</text:p>
          </table:table-cell>
          <table:table-cell office:value-type="float" office:value="0">
            <text:p>0</text:p>
          </table:table-cell>
          <table:table-cell office:value-type="float" office:value="-28.7422995398857">
            <text:p>-28.7422995399</text:p>
          </table:table-cell>
        </table:table-row>
        <table:table-row table:style-name="ro1">
          <table:table-cell office:value-type="float" office:value="332">
            <text:p>332</text:p>
          </table:table-cell>
          <table:table-cell office:value-type="date" office:date-value="2021-03-13">
            <text:p>03/13/21</text:p>
          </table:table-cell>
          <table:table-cell office:value-type="float" office:value="163">
            <text:p>163</text:p>
          </table:table-cell>
          <table:table-cell office:value-type="float" office:value="8897">
            <text:p>8897</text:p>
          </table:table-cell>
          <table:table-cell office:value-type="float" office:value="41845">
            <text:p>41845</text:p>
          </table:table-cell>
          <table:table-cell office:value-type="float" office:value="22.57">
            <text:p>22.57</text:p>
          </table:table-cell>
          <table:table-cell office:value-type="float" office:value="151.6">
            <text:p>151.6</text:p>
          </table:table-cell>
          <table:table-cell office:value-type="float" office:value="8801.6">
            <text:p>8801.6</text:p>
          </table:table-cell>
          <table:table-cell office:value-type="float" office:value="36377">
            <text:p>36377</text:p>
          </table:table-cell>
          <table:table-cell office:value-type="float" office:value="24.18">
            <text:p>24.18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737">
            <text:p>737</text:p>
          </table:table-cell>
          <table:table-cell office:value-type="float" office:value="1037">
            <text:p>1037</text:p>
          </table:table-cell>
          <table:table-cell office:value-type="float" office:value="1515">
            <text:p>1515</text:p>
          </table:table-cell>
          <table:table-cell office:value-type="float" office:value="21816">
            <text:p>21816</text:p>
          </table:table-cell>
          <table:table-cell office:value-type="float" office:value="35008">
            <text:p>35008</text:p>
          </table:table-cell>
          <table:table-cell office:value-type="float" office:value="51317">
            <text:p>51317</text:p>
          </table:table-cell>
          <table:table-cell office:value-type="float" office:value="-1063.875">
            <text:p>-1063.875</text:p>
          </table:table-cell>
          <table:table-cell office:value-type="float" office:value="723">
            <text:p>723</text:p>
          </table:table-cell>
          <table:table-cell office:value-type="float" office:value="-1250">
            <text:p>-1250</text:p>
          </table:table-cell>
          <table:table-cell office:value-type="float" office:value="-0.0487658140814081">
            <text:p>-0.0487658141</text:p>
          </table:table-cell>
          <table:table-cell office:value-type="float" office:value="0.0206524223034735">
            <text:p>0.0206524223</text:p>
          </table:table-cell>
          <table:table-cell office:value-type="float" office:value="-0.02435839975057">
            <text:p>-0.0243583998</text:p>
          </table:table-cell>
          <table:table-cell office:value-type="float" office:value="0.833980735776196">
            <text:p>0.8339807358</text:p>
          </table:table-cell>
          <table:table-cell office:value-type="float" office:value="1.07311946225428">
            <text:p>1.0731194623</text:p>
          </table:table-cell>
          <table:table-cell office:value-type="float" office:value="0.915908530884286">
            <text:p>0.9159085309</text:p>
          </table:table-cell>
          <table:table-cell office:value-type="float" office:value="-13.8643315773261">
            <text:p>-13.8643315773</text:p>
          </table:table-cell>
          <table:table-cell office:value-type="float" office:value="33.9079052632897">
            <text:p>33.9079052633</text:p>
          </table:table-cell>
          <table:table-cell office:value-type="float" office:value="-28.1081891001036">
            <text:p>-28.1081891001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date" office:date-value="2021-03-14">
            <text:p>03/14/21</text:p>
          </table:table-cell>
          <table:table-cell office:value-type="float" office:value="162">
            <text:p>162</text:p>
          </table:table-cell>
          <table:table-cell office:value-type="float" office:value="8764">
            <text:p>8764</text:p>
          </table:table-cell>
          <table:table-cell office:value-type="float" office:value="42308">
            <text:p>42308</text:p>
          </table:table-cell>
          <table:table-cell office:value-type="float" office:value="20.95">
            <text:p>20.95</text:p>
          </table:table-cell>
          <table:table-cell office:value-type="float" office:value="145.8">
            <text:p>145.8</text:p>
          </table:table-cell>
          <table:table-cell office:value-type="float" office:value="9104.6">
            <text:p>9104.6</text:p>
          </table:table-cell>
          <table:table-cell office:value-type="float" office:value="33309.4">
            <text:p>33309.4</text:p>
          </table:table-cell>
          <table:table-cell office:value-type="float" office:value="24.648">
            <text:p>24.648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870">
            <text:p>870</text:p>
          </table:table-cell>
          <table:table-cell office:value-type="float" office:value="1178">
            <text:p>1178</text:p>
          </table:table-cell>
          <table:table-cell office:value-type="float" office:value="1666">
            <text:p>1666</text:p>
          </table:table-cell>
          <table:table-cell office:value-type="float" office:value="22885">
            <text:p>22885</text:p>
          </table:table-cell>
          <table:table-cell office:value-type="float" office:value="33756">
            <text:p>33756</text:p>
          </table:table-cell>
          <table:table-cell office:value-type="float" office:value="50113">
            <text:p>50113</text:p>
          </table:table-cell>
          <table:table-cell office:value-type="float" office:value="-574.375">
            <text:p>-574.375</text:p>
          </table:table-cell>
          <table:table-cell office:value-type="float" office:value="-1009.875">
            <text:p>-1009.875</text:p>
          </table:table-cell>
          <table:table-cell office:value-type="float" office:value="211.875">
            <text:p>211.875</text:p>
          </table:table-cell>
          <table:table-cell office:value-type="float" office:value="-0.0250983176753332">
            <text:p>-0.0250983177</text:p>
          </table:table-cell>
          <table:table-cell office:value-type="float" office:value="-0.0299169036615713">
            <text:p>-0.0299169037</text:p>
          </table:table-cell>
          <table:table-cell office:value-type="float" office:value="0.00422794484465109">
            <text:p>0.0042279448</text:p>
          </table:table-cell>
          <table:table-cell office:value-type="float" office:value="0.913390542214592">
            <text:p>0.9133905422</text:p>
          </table:table-cell>
          <table:table-cell office:value-type="float" office:value="0.897045078588904">
            <text:p>0.8970450786</text:p>
          </table:table-cell>
          <table:table-cell office:value-type="float" office:value="1.01483284297079">
            <text:p>1.014832843</text:p>
          </table:table-cell>
          <table:table-cell office:value-type="float" office:value="-27.2692347517942">
            <text:p>-27.2692347518</text:p>
          </table:table-cell>
          <table:table-cell office:value-type="float" office:value="-22.8207535386567">
            <text:p>-22.820753538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date" office:date-value="2021-03-15">
            <text:p>03/15/21</text:p>
          </table:table-cell>
          <table:table-cell office:value-type="float" office:value="131">
            <text:p>131</text:p>
          </table:table-cell>
          <table:table-cell office:value-type="float" office:value="9300">
            <text:p>9300</text:p>
          </table:table-cell>
          <table:table-cell office:value-type="float" office:value="27472">
            <text:p>27472</text:p>
          </table:table-cell>
          <table:table-cell office:value-type="float" office:value="28.05">
            <text:p>28.05</text:p>
          </table:table-cell>
          <table:table-cell office:value-type="float" office:value="158.8">
            <text:p>158.8</text:p>
          </table:table-cell>
          <table:table-cell office:value-type="float" office:value="9417.8">
            <text:p>9417.8</text:p>
          </table:table-cell>
          <table:table-cell office:value-type="float" office:value="28680">
            <text:p>28680</text:p>
          </table:table-cell>
          <table:table-cell office:value-type="float" office:value="24.814">
            <text:p>24.81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900">
            <text:p>900</text:p>
          </table:table-cell>
          <table:table-cell table:number-columns-repeated="2" office:value-type="float" office:value="1715">
            <text:p>1715</text:p>
          </table:table-cell>
          <table:table-cell office:value-type="float" office:value="20240">
            <text:p>20240</text:p>
          </table:table-cell>
          <table:table-cell office:value-type="float" office:value="31969">
            <text:p>31969</text:p>
          </table:table-cell>
          <table:table-cell office:value-type="float" office:value="49580">
            <text:p>49580</text:p>
          </table:table-cell>
          <table:table-cell office:value-type="float" office:value="-475.75">
            <text:p>-475.75</text:p>
          </table:table-cell>
          <table:table-cell office:value-type="float" office:value="-898.5">
            <text:p>-898.5</text:p>
          </table:table-cell>
          <table:table-cell office:value-type="float" office:value="-336.875">
            <text:p>-336.875</text:p>
          </table:table-cell>
          <table:table-cell office:value-type="float" office:value="-0.0235054347826087">
            <text:p>-0.0235054348</text:p>
          </table:table-cell>
          <table:table-cell office:value-type="float" office:value="-0.0281053520598079">
            <text:p>-0.0281053521</text:p>
          </table:table-cell>
          <table:table-cell office:value-type="float" office:value="-0.00679457442517144">
            <text:p>-0.0067945744</text:p>
          </table:table-cell>
          <table:table-cell office:value-type="float" office:value="0.918813888970936">
            <text:p>0.918813889</text:p>
          </table:table-cell>
          <table:table-cell office:value-type="float" office:value="0.903179492986907">
            <text:p>0.903179493</text:p>
          </table:table-cell>
          <table:table-cell office:value-type="float" office:value="0.976309475345474">
            <text:p>0.9763094753</text:p>
          </table:table-cell>
          <table:table-cell office:value-type="float" office:value="-29.1408573910538">
            <text:p>-29.1408573911</text:p>
          </table:table-cell>
          <table:table-cell office:value-type="float" office:value="-24.3142418735951">
            <text:p>-24.314241873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date" office:date-value="2021-03-16">
            <text:p>03/16/21</text:p>
          </table:table-cell>
          <table:table-cell office:value-type="float" office:value="143">
            <text:p>143</text:p>
          </table:table-cell>
          <table:table-cell office:value-type="float" office:value="9844">
            <text:p>9844</text:p>
          </table:table-cell>
          <table:table-cell office:value-type="float" office:value="18126">
            <text:p>18126</text:p>
          </table:table-cell>
          <table:table-cell office:value-type="float" office:value="27.18">
            <text:p>27.18</text:p>
          </table:table-cell>
          <table:table-cell office:value-type="float" office:value="167.6">
            <text:p>167.6</text:p>
          </table:table-cell>
          <table:table-cell office:value-type="float" office:value="9715.6">
            <text:p>9715.6</text:p>
          </table:table-cell>
          <table:table-cell office:value-type="float" office:value="25610.6">
            <text:p>25610.6</text:p>
          </table:table-cell>
          <table:table-cell office:value-type="float" office:value="25.208">
            <text:p>25.208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905">
            <text:p>905</text:p>
          </table:table-cell>
          <table:table-cell table:number-columns-repeated="2" office:value-type="float" office:value="1738">
            <text:p>1738</text:p>
          </table:table-cell>
          <table:table-cell office:value-type="float" office:value="17986">
            <text:p>17986</text:p>
          </table:table-cell>
          <table:table-cell office:value-type="float" office:value="29460">
            <text:p>29460</text:p>
          </table:table-cell>
          <table:table-cell office:value-type="float" office:value="50128">
            <text:p>50128</text:p>
          </table:table-cell>
          <table:table-cell office:value-type="float" office:value="-333.5">
            <text:p>-333.5</text:p>
          </table:table-cell>
          <table:table-cell office:value-type="float" office:value="-1143.75">
            <text:p>-1143.75</text:p>
          </table:table-cell>
          <table:table-cell office:value-type="float" office:value="-1030.75">
            <text:p>-1030.75</text:p>
          </table:table-cell>
          <table:table-cell office:value-type="float" office:value="-0.018542199488491">
            <text:p>-0.0185421995</text:p>
          </table:table-cell>
          <table:table-cell office:value-type="float" office:value="-0.0388238289205703">
            <text:p>-0.0388238289</text:p>
          </table:table-cell>
          <table:table-cell office:value-type="float" office:value="-0.0205623603574848">
            <text:p>-0.0205623604</text:p>
          </table:table-cell>
          <table:table-cell office:value-type="float" office:value="0.935776175587548">
            <text:p>0.9357761756</text:p>
          </table:table-cell>
          <table:table-cell office:value-type="float" office:value="0.867070886574429">
            <text:p>0.8670708866</text:p>
          </table:table-cell>
          <table:table-cell office:value-type="float" office:value="0.928860447649206">
            <text:p>0.9288604476</text:p>
          </table:table-cell>
          <table:table-cell office:value-type="float" office:value="0">
            <text:p>0</text:p>
          </table:table-cell>
          <table:table-cell office:value-type="float" office:value="-17.5047925046329">
            <text:p>-17.5047925046</text:p>
          </table:table-cell>
          <table:table-cell office:value-type="float" office:value="-33.3617406108878">
            <text:p>-33.3617406109</text:p>
          </table:table-cell>
        </table:table-row>
        <table:table-row table:style-name="ro1">
          <table:table-cell office:value-type="float" office:value="336">
            <text:p>336</text:p>
          </table:table-cell>
          <table:table-cell office:value-type="date" office:date-value="2021-03-17">
            <text:p>03/17/21</text:p>
          </table:table-cell>
          <table:table-cell office:value-type="float" office:value="195">
            <text:p>195</text:p>
          </table:table-cell>
          <table:table-cell office:value-type="float" office:value="10284">
            <text:p>10284</text:p>
          </table:table-cell>
          <table:table-cell office:value-type="float" office:value="13649">
            <text:p>13649</text:p>
          </table:table-cell>
          <table:table-cell office:value-type="float" office:value="25.32">
            <text:p>25.32</text:p>
          </table:table-cell>
          <table:table-cell office:value-type="float" office:value="177.8">
            <text:p>177.8</text:p>
          </table:table-cell>
          <table:table-cell office:value-type="float" office:value="10015.6">
            <text:p>10015.6</text:p>
          </table:table-cell>
          <table:table-cell office:value-type="float" office:value="25068.6">
            <text:p>25068.6</text:p>
          </table:table-cell>
          <table:table-cell office:value-type="float" office:value="26.452">
            <text:p>26.45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927">
            <text:p>927</text:p>
          </table:table-cell>
          <table:table-cell table:number-columns-repeated="2" office:value-type="float" office:value="1780">
            <text:p>1780</text:p>
          </table:table-cell>
          <table:table-cell office:value-type="float" office:value="18039">
            <text:p>18039</text:p>
          </table:table-cell>
          <table:table-cell office:value-type="float" office:value="30016">
            <text:p>30016</text:p>
          </table:table-cell>
          <table:table-cell office:value-type="float" office:value="49692">
            <text:p>49692</text:p>
          </table:table-cell>
          <table:table-cell office:value-type="float" office:value="-1216.5">
            <text:p>-1216.5</text:p>
          </table:table-cell>
          <table:table-cell office:value-type="float" office:value="-544">
            <text:p>-544</text:p>
          </table:table-cell>
          <table:table-cell office:value-type="float" office:value="-906.625">
            <text:p>-906.625</text:p>
          </table:table-cell>
          <table:table-cell office:value-type="float" office:value="-0.0674372193580575">
            <text:p>-0.0674372194</text:p>
          </table:table-cell>
          <table:table-cell office:value-type="float" office:value="-0.0181236673773987">
            <text:p>-0.0181236674</text:p>
          </table:table-cell>
          <table:table-cell office:value-type="float" office:value="-0.0182448885132416">
            <text:p>-0.0182448885</text:p>
          </table:table-cell>
          <table:table-cell office:value-type="float" office:value="0.772883378214102">
            <text:p>0.7728833782</text:p>
          </table:table-cell>
          <table:table-cell office:value-type="float" office:value="0.937210960124749">
            <text:p>0.9372109601</text:p>
          </table:table-cell>
          <table:table-cell office:value-type="float" office:value="0.936795327079101">
            <text:p>0.9367953271</text:p>
          </table:table-cell>
          <table:table-cell office:value-type="float" office:value="-9.92780074196738">
            <text:p>-9.92780074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7">
            <text:p>337</text:p>
          </table:table-cell>
          <table:table-cell office:value-type="date" office:date-value="2021-03-18">
            <text:p>03/18/21</text:p>
          </table:table-cell>
          <table:table-cell office:value-type="float" office:value="207">
            <text:p>207</text:p>
          </table:table-cell>
          <table:table-cell office:value-type="float" office:value="10386">
            <text:p>10386</text:p>
          </table:table-cell>
          <table:table-cell office:value-type="float" office:value="26498">
            <text:p>26498</text:p>
          </table:table-cell>
          <table:table-cell office:value-type="float" office:value="24.54">
            <text:p>24.54</text:p>
          </table:table-cell>
          <table:table-cell office:value-type="float" office:value="197">
            <text:p>197</text:p>
          </table:table-cell>
          <table:table-cell office:value-type="float" office:value="10272.2">
            <text:p>10272.2</text:p>
          </table:table-cell>
          <table:table-cell office:value-type="float" office:value="27669.4">
            <text:p>27669.4</text:p>
          </table:table-cell>
          <table:table-cell office:value-type="float" office:value="26.342">
            <text:p>26.34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905">
            <text:p>905</text:p>
          </table:table-cell>
          <table:table-cell office:value-type="float" office:value="1776">
            <text:p>1776</text:p>
          </table:table-cell>
          <table:table-cell office:value-type="float" office:value="14700">
            <text:p>14700</text:p>
          </table:table-cell>
          <table:table-cell office:value-type="float" office:value="29040">
            <text:p>29040</text:p>
          </table:table-cell>
          <table:table-cell office:value-type="float" office:value="44842">
            <text:p>44842</text:p>
          </table:table-cell>
          <table:table-cell office:value-type="float" office:value="-573.5">
            <text:p>-573.5</text:p>
          </table:table-cell>
          <table:table-cell office:value-type="float" office:value="-214.5">
            <text:p>-214.5</text:p>
          </table:table-cell>
          <table:table-cell office:value-type="float" office:value="-1199.125">
            <text:p>-1199.125</text:p>
          </table:table-cell>
          <table:table-cell office:value-type="float" office:value="-0.0390136054421769">
            <text:p>-0.0390136054</text:p>
          </table:table-cell>
          <table:table-cell office:value-type="float" office:value="-0.00738636363636364">
            <text:p>-0.0073863636</text:p>
          </table:table-cell>
          <table:table-cell office:value-type="float" office:value="-0.0267411132420499">
            <text:p>-0.0267411132</text:p>
          </table:table-cell>
          <table:table-cell office:value-type="float" office:value="0.866435621315193">
            <text:p>0.8664356213</text:p>
          </table:table-cell>
          <table:table-cell office:value-type="float" office:value="0.974254661673554">
            <text:p>0.9742546617</text:p>
          </table:table-cell>
          <table:table-cell office:value-type="float" office:value="0.907807674442177">
            <text:p>0.9078076744</text:p>
          </table:table-cell>
          <table:table-cell office:value-type="float" office:value="-17.4179343656256">
            <text:p>-17.4179343656</text:p>
          </table:table-cell>
          <table:table-cell office:value-type="float" office:value="0">
            <text:p>0</text:p>
          </table:table-cell>
          <table:table-cell office:value-type="float" office:value="-25.5725161434652">
            <text:p>-25.5725161435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date" office:date-value="2021-03-19">
            <text:p>03/19/21</text:p>
          </table:table-cell>
          <table:table-cell office:value-type="float" office:value="213">
            <text:p>213</text:p>
          </table:table-cell>
          <table:table-cell office:value-type="float" office:value="10264">
            <text:p>10264</text:p>
          </table:table-cell>
          <table:table-cell office:value-type="float" office:value="39598">
            <text:p>39598</text:p>
          </table:table-cell>
          <table:table-cell office:value-type="float" office:value="27.17">
            <text:p>27.17</text:p>
          </table:table-cell>
          <table:table-cell office:value-type="float" office:value="207.2">
            <text:p>207.2</text:p>
          </table:table-cell>
          <table:table-cell office:value-type="float" office:value="10433.8">
            <text:p>10433.8</text:p>
          </table:table-cell>
          <table:table-cell office:value-type="float" office:value="32240">
            <text:p>32240</text:p>
          </table:table-cell>
          <table:table-cell office:value-type="float" office:value="26.092">
            <text:p>26.092</text:p>
          </table:table-cell>
          <table:table-cell table:number-columns-repeated="3" office:value-type="float" office:value="3">
            <text:p>3</text:p>
          </table:table-cell>
          <table:table-cell office:value-type="float" office:value="829">
            <text:p>829</text:p>
          </table:table-cell>
          <table:table-cell office:value-type="float" office:value="1175">
            <text:p>1175</text:p>
          </table:table-cell>
          <table:table-cell office:value-type="float" office:value="1721">
            <text:p>1721</text:p>
          </table:table-cell>
          <table:table-cell office:value-type="float" office:value="14574">
            <text:p>14574</text:p>
          </table:table-cell>
          <table:table-cell office:value-type="float" office:value="27875">
            <text:p>27875</text:p>
          </table:table-cell>
          <table:table-cell office:value-type="float" office:value="42546">
            <text:p>42546</text:p>
          </table:table-cell>
          <table:table-cell office:value-type="float" office:value="-480.375">
            <text:p>-480.375</text:p>
          </table:table-cell>
          <table:table-cell office:value-type="float" office:value="-797.625">
            <text:p>-797.625</text:p>
          </table:table-cell>
          <table:table-cell office:value-type="float" office:value="-370.125">
            <text:p>-370.125</text:p>
          </table:table-cell>
          <table:table-cell office:value-type="float" office:value="-0.0329610951008646">
            <text:p>-0.0329610951</text:p>
          </table:table-cell>
          <table:table-cell office:value-type="float" office:value="-0.0286143497757848">
            <text:p>-0.0286143498</text:p>
          </table:table-cell>
          <table:table-cell office:value-type="float" office:value="-0.00869940769990128">
            <text:p>-0.0086994077</text:p>
          </table:table-cell>
          <table:table-cell office:value-type="float" office:value="0.886765577375861">
            <text:p>0.8867655774</text:p>
          </table:table-cell>
          <table:table-cell office:value-type="float" office:value="0.901454586570412">
            <text:p>0.9014545866</text:p>
          </table:table-cell>
          <table:table-cell office:value-type="float" office:value="0.969700405251231">
            <text:p>0.9697004053</text:p>
          </table:table-cell>
          <table:table-cell office:value-type="float" office:value="-20.6807426205158">
            <text:p>-20.6807426205</text:p>
          </table:table-cell>
          <table:table-cell office:value-type="float" office:value="-23.875510859473">
            <text:p>-23.87551085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 office:value-type="date" office:date-value="2021-03-20">
            <text:p>03/20/21</text:p>
          </table:table-cell>
          <table:table-cell office:value-type="float" office:value="227">
            <text:p>227</text:p>
          </table:table-cell>
          <table:table-cell office:value-type="float" office:value="10583">
            <text:p>10583</text:p>
          </table:table-cell>
          <table:table-cell office:value-type="float" office:value="40476">
            <text:p>40476</text:p>
          </table:table-cell>
          <table:table-cell office:value-type="float" office:value="27.5">
            <text:p>27.5</text:p>
          </table:table-cell>
          <table:table-cell office:value-type="float" office:value="206">
            <text:p>206</text:p>
          </table:table-cell>
          <table:table-cell office:value-type="float" office:value="10632.2">
            <text:p>10632.2</text:p>
          </table:table-cell>
          <table:table-cell office:value-type="float" office:value="35823">
            <text:p>35823</text:p>
          </table:table-cell>
          <table:table-cell office:value-type="float" office:value="26.76">
            <text:p>26.76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884">
            <text:p>884</text:p>
          </table:table-cell>
          <table:table-cell office:value-type="float" office:value="1798">
            <text:p>1798</text:p>
          </table:table-cell>
          <table:table-cell office:value-type="float" office:value="16548">
            <text:p>16548</text:p>
          </table:table-cell>
          <table:table-cell office:value-type="float" office:value="27480">
            <text:p>27480</text:p>
          </table:table-cell>
          <table:table-cell office:value-type="float" office:value="45172">
            <text:p>45172</text:p>
          </table:table-cell>
          <table:table-cell office:value-type="float" office:value="-123.375">
            <text:p>-123.375</text:p>
          </table:table-cell>
          <table:table-cell office:value-type="float" office:value="22.5">
            <text:p>22.5</text:p>
          </table:table-cell>
          <table:table-cell office:value-type="float" office:value="-60.375">
            <text:p>-60.375</text:p>
          </table:table-cell>
          <table:table-cell office:value-type="float" office:value="-0.00745558375634518">
            <text:p>-0.0074555838</text:p>
          </table:table-cell>
          <table:table-cell office:value-type="float" office:value="0.000818777292576419">
            <text:p>0.0008187773</text:p>
          </table:table-cell>
          <table:table-cell office:value-type="float" office:value="-0.00133655804480652">
            <text:p>-0.001336558</text:p>
          </table:table-cell>
          <table:table-cell office:value-type="float" office:value="0.974014404881922">
            <text:p>0.9740144049</text:p>
          </table:table-cell>
          <table:table-cell office:value-type="float" office:value="1.00286703450068">
            <text:p>1.0028670345</text:p>
          </table:table-cell>
          <table:table-cell office:value-type="float" office:value="0.995325548162495">
            <text:p>0.995325548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date" office:date-value="2021-03-21">
            <text:p>03/21/21</text:p>
          </table:table-cell>
          <table:table-cell office:value-type="float" office:value="194">
            <text:p>194</text:p>
          </table:table-cell>
          <table:table-cell office:value-type="float" office:value="10652">
            <text:p>10652</text:p>
          </table:table-cell>
          <table:table-cell office:value-type="float" office:value="40979">
            <text:p>40979</text:p>
          </table:table-cell>
          <table:table-cell office:value-type="float" office:value="25.93">
            <text:p>25.93</text:p>
          </table:table-cell>
          <table:table-cell office:value-type="float" office:value="215">
            <text:p>215</text:p>
          </table:table-cell>
          <table:table-cell office:value-type="float" office:value="10929.6">
            <text:p>10929.6</text:p>
          </table:table-cell>
          <table:table-cell office:value-type="float" office:value="34379.2">
            <text:p>34379.2</text:p>
          </table:table-cell>
          <table:table-cell office:value-type="float" office:value="27.538">
            <text:p>27.538</text:p>
          </table:table-cell>
          <table:table-cell table:number-columns-repeated="3" office:value-type="float" office:value="3">
            <text:p>3</text:p>
          </table:table-cell>
          <table:table-cell office:value-type="float" office:value="1002">
            <text:p>1002</text:p>
          </table:table-cell>
          <table:table-cell office:value-type="float" office:value="1361">
            <text:p>1361</text:p>
          </table:table-cell>
          <table:table-cell office:value-type="float" office:value="1940">
            <text:p>1940</text:p>
          </table:table-cell>
          <table:table-cell office:value-type="float" office:value="18039">
            <text:p>18039</text:p>
          </table:table-cell>
          <table:table-cell office:value-type="float" office:value="28226">
            <text:p>28226</text:p>
          </table:table-cell>
          <table:table-cell office:value-type="float" office:value="47265">
            <text:p>47265</text:p>
          </table:table-cell>
          <table:table-cell office:value-type="float" office:value="-1216.5">
            <text:p>-1216.5</text:p>
          </table:table-cell>
          <table:table-cell office:value-type="float" office:value="-44">
            <text:p>-44</text:p>
          </table:table-cell>
          <table:table-cell office:value-type="float" office:value="-641.125">
            <text:p>-641.125</text:p>
          </table:table-cell>
          <table:table-cell office:value-type="float" office:value="-0.0674372193580575">
            <text:p>-0.0674372194</text:p>
          </table:table-cell>
          <table:table-cell office:value-type="float" office:value="-0.00155884645362432">
            <text:p>-0.0015588465</text:p>
          </table:table-cell>
          <table:table-cell office:value-type="float" office:value="-0.0135644768856448">
            <text:p>-0.0135644769</text:p>
          </table:table-cell>
          <table:table-cell office:value-type="float" office:value="0.772883378214102">
            <text:p>0.7728833782</text:p>
          </table:table-cell>
          <table:table-cell office:value-type="float" office:value="0.994548800216756">
            <text:p>0.9945488002</text:p>
          </table:table-cell>
          <table:table-cell office:value-type="float" office:value="0.952884961165279">
            <text:p>0.9528849612</text:p>
          </table:table-cell>
          <table:table-cell office:value-type="float" office:value="-9.92780074196738">
            <text:p>-9.92780074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1">
            <text:p>341</text:p>
          </table:table-cell>
          <table:table-cell office:value-type="date" office:date-value="2021-03-22">
            <text:p>03/22/21</text:p>
          </table:table-cell>
          <table:table-cell office:value-type="float" office:value="189">
            <text:p>189</text:p>
          </table:table-cell>
          <table:table-cell office:value-type="float" office:value="11276">
            <text:p>11276</text:p>
          </table:table-cell>
          <table:table-cell office:value-type="float" office:value="31564">
            <text:p>31564</text:p>
          </table:table-cell>
          <table:table-cell office:value-type="float" office:value="28.66">
            <text:p>28.66</text:p>
          </table:table-cell>
          <table:table-cell office:value-type="float" office:value="222.2">
            <text:p>222.2</text:p>
          </table:table-cell>
          <table:table-cell office:value-type="float" office:value="11237.8">
            <text:p>11237.8</text:p>
          </table:table-cell>
          <table:table-cell office:value-type="float" office:value="33122.8">
            <text:p>33122.8</text:p>
          </table:table-cell>
          <table:table-cell office:value-type="float" office:value="26.658">
            <text:p>26.658</text:p>
          </table:table-cell>
          <table:table-cell table:number-columns-repeated="3" office:value-type="float" office:value="3">
            <text:p>3</text:p>
          </table:table-cell>
          <table:table-cell office:value-type="float" office:value="1032">
            <text:p>1032</text:p>
          </table:table-cell>
          <table:table-cell table:number-columns-repeated="2" office:value-type="float" office:value="1995">
            <text:p>1995</text:p>
          </table:table-cell>
          <table:table-cell office:value-type="float" office:value="14700">
            <text:p>14700</text:p>
          </table:table-cell>
          <table:table-cell office:value-type="float" office:value="26700">
            <text:p>26700</text:p>
          </table:table-cell>
          <table:table-cell office:value-type="float" office:value="46598">
            <text:p>46598</text:p>
          </table:table-cell>
          <table:table-cell office:value-type="float" office:value="-573.5">
            <text:p>-573.5</text:p>
          </table:table-cell>
          <table:table-cell office:value-type="float" office:value="-24.375">
            <text:p>-24.375</text:p>
          </table:table-cell>
          <table:table-cell office:value-type="float" office:value="-405.375">
            <text:p>-405.375</text:p>
          </table:table-cell>
          <table:table-cell office:value-type="float" office:value="-0.0390136054421769">
            <text:p>-0.0390136054</text:p>
          </table:table-cell>
          <table:table-cell office:value-type="float" office:value="-0.000912921348314607">
            <text:p>-0.0009129213</text:p>
          </table:table-cell>
          <table:table-cell office:value-type="float" office:value="-0.00869940769990128">
            <text:p>-0.0086994077</text:p>
          </table:table-cell>
          <table:table-cell office:value-type="float" office:value="0.866435621315193">
            <text:p>0.8664356213</text:p>
          </table:table-cell>
          <table:table-cell office:value-type="float" office:value="0.99680640879466">
            <text:p>0.9968064088</text:p>
          </table:table-cell>
          <table:table-cell office:value-type="float" office:value="0.969700405251231">
            <text:p>0.9697004053</text:p>
          </table:table-cell>
          <table:table-cell office:value-type="float" office:value="-17.4179343656256">
            <text:p>-17.417934365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office:value-type="date" office:date-value="2021-03-23">
            <text:p>03/23/21</text:p>
          </table:table-cell>
          <table:table-cell office:value-type="float" office:value="252">
            <text:p>252</text:p>
          </table:table-cell>
          <table:table-cell office:value-type="float" office:value="11873">
            <text:p>11873</text:p>
          </table:table-cell>
          <table:table-cell office:value-type="float" office:value="19279">
            <text:p>19279</text:p>
          </table:table-cell>
          <table:table-cell office:value-type="float" office:value="28.43">
            <text:p>28.43</text:p>
          </table:table-cell>
          <table:table-cell office:value-type="float" office:value="231.2">
            <text:p>231.2</text:p>
          </table:table-cell>
          <table:table-cell office:value-type="float" office:value="11473.2">
            <text:p>11473.2</text:p>
          </table:table-cell>
          <table:table-cell office:value-type="float" office:value="32111">
            <text:p>32111</text:p>
          </table:table-cell>
          <table:table-cell office:value-type="float" office:value="26.6">
            <text:p>26.6</text:p>
          </table:table-cell>
          <table:table-cell table:number-columns-repeated="3" office:value-type="float" office:value="3">
            <text:p>3</text:p>
          </table:table-cell>
          <table:table-cell office:value-type="float" office:value="978">
            <text:p>978</text:p>
          </table:table-cell>
          <table:table-cell table:number-columns-repeated="2" office:value-type="float" office:value="1964">
            <text:p>1964</text:p>
          </table:table-cell>
          <table:table-cell office:value-type="float" office:value="14574">
            <text:p>14574</text:p>
          </table:table-cell>
          <table:table-cell office:value-type="float" office:value="26490">
            <text:p>26490</text:p>
          </table:table-cell>
          <table:table-cell office:value-type="float" office:value="45954">
            <text:p>45954</text:p>
          </table:table-cell>
          <table:table-cell office:value-type="float" office:value="-480.375">
            <text:p>-480.375</text:p>
          </table:table-cell>
          <table:table-cell office:value-type="float" office:value="-46.875">
            <text:p>-46.875</text:p>
          </table:table-cell>
          <table:table-cell office:value-type="float" office:value="83.375">
            <text:p>83.375</text:p>
          </table:table-cell>
          <table:table-cell office:value-type="float" office:value="-0.0329610951008646">
            <text:p>-0.0329610951</text:p>
          </table:table-cell>
          <table:table-cell office:value-type="float" office:value="-0.00176953567383918">
            <text:p>-0.0017695357</text:p>
          </table:table-cell>
          <table:table-cell office:value-type="float" office:value="0.00181431431431431">
            <text:p>0.0018143143</text:p>
          </table:table-cell>
          <table:table-cell office:value-type="float" office:value="0.886765577375861">
            <text:p>0.8867655774</text:p>
          </table:table-cell>
          <table:table-cell office:value-type="float" office:value="0.993812762404305">
            <text:p>0.9938127624</text:p>
          </table:table-cell>
          <table:table-cell office:value-type="float" office:value="1.00635655190351">
            <text:p>1.0063565519</text:p>
          </table:table-cell>
          <table:table-cell office:value-type="float" office:value="-20.6807426205158">
            <text:p>-20.680742620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date" office:date-value="2021-03-24">
            <text:p>03/24/21</text:p>
          </table:table-cell>
          <table:table-cell office:value-type="float" office:value="249">
            <text:p>249</text:p>
          </table:table-cell>
          <table:table-cell office:value-type="float" office:value="11805">
            <text:p>11805</text:p>
          </table:table-cell>
          <table:table-cell office:value-type="float" office:value="33316">
            <text:p>33316</text:p>
          </table:table-cell>
          <table:table-cell office:value-type="float" office:value="22.77">
            <text:p>22.77</text:p>
          </table:table-cell>
          <table:table-cell office:value-type="float" office:value="247.4">
            <text:p>247.4</text:p>
          </table:table-cell>
          <table:table-cell office:value-type="float" office:value="11707.4">
            <text:p>11707.4</text:p>
          </table:table-cell>
          <table:table-cell office:value-type="float" office:value="31973.8">
            <text:p>31973.8</text:p>
          </table:table-cell>
          <table:table-cell office:value-type="float" office:value="27.006">
            <text:p>27.006</text:p>
          </table:table-cell>
          <table:table-cell table:number-columns-repeated="3" office:value-type="float" office:value="3">
            <text:p>3</text:p>
          </table:table-cell>
          <table:table-cell office:value-type="float" office:value="995">
            <text:p>995</text:p>
          </table:table-cell>
          <table:table-cell office:value-type="float" office:value="1383">
            <text:p>1383</text:p>
          </table:table-cell>
          <table:table-cell office:value-type="float" office:value="2003">
            <text:p>2003</text:p>
          </table:table-cell>
          <table:table-cell office:value-type="float" office:value="16548">
            <text:p>16548</text:p>
          </table:table-cell>
          <table:table-cell office:value-type="float" office:value="26691">
            <text:p>26691</text:p>
          </table:table-cell>
          <table:table-cell office:value-type="float" office:value="44689">
            <text:p>44689</text:p>
          </table:table-cell>
          <table:table-cell office:value-type="float" office:value="-123.375">
            <text:p>-123.375</text:p>
          </table:table-cell>
          <table:table-cell office:value-type="float" office:value="-259.875">
            <text:p>-259.875</text:p>
          </table:table-cell>
          <table:table-cell office:value-type="float" office:value="-51.75">
            <text:p>-51.75</text:p>
          </table:table-cell>
          <table:table-cell office:value-type="float" office:value="-0.00745558375634518">
            <text:p>-0.0074555838</text:p>
          </table:table-cell>
          <table:table-cell office:value-type="float" office:value="-0.00973642800944139">
            <text:p>-0.009736428</text:p>
          </table:table-cell>
          <table:table-cell office:value-type="float" office:value="-0.00115800308800823">
            <text:p>-0.0011580031</text:p>
          </table:table-cell>
          <table:table-cell office:value-type="float" office:value="0.974014404881922">
            <text:p>0.9740144049</text:p>
          </table:table-cell>
          <table:table-cell office:value-type="float" office:value="0.966108306106506">
            <text:p>0.9661083061</text:p>
          </table:table-cell>
          <table:table-cell office:value-type="float" office:value="0.995949617495429">
            <text:p>0.995949617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4">
            <text:p>344</text:p>
          </table:table-cell>
          <table:table-cell office:value-type="date" office:date-value="2021-03-25">
            <text:p>03/25/21</text:p>
          </table:table-cell>
          <table:table-cell office:value-type="float" office:value="272">
            <text:p>272</text:p>
          </table:table-cell>
          <table:table-cell office:value-type="float" office:value="11760">
            <text:p>11760</text:p>
          </table:table-cell>
          <table:table-cell office:value-type="float" office:value="35417">
            <text:p>35417</text:p>
          </table:table-cell>
          <table:table-cell office:value-type="float" office:value="27.21">
            <text:p>27.21</text:p>
          </table:table-cell>
          <table:table-cell office:value-type="float" office:value="260.2">
            <text:p>260.2</text:p>
          </table:table-cell>
          <table:table-cell office:value-type="float" office:value="11808">
            <text:p>11808</text:p>
          </table:table-cell>
          <table:table-cell office:value-type="float" office:value="34171.6">
            <text:p>34171.6</text:p>
          </table:table-cell>
          <table:table-cell office:value-type="float" office:value="26.052">
            <text:p>26.052</text:p>
          </table:table-cell>
          <table:table-cell table:number-columns-repeated="3" office:value-type="float" office:value="3">
            <text:p>3</text:p>
          </table:table-cell>
          <table:table-cell office:value-type="float" office:value="880">
            <text:p>880</text:p>
          </table:table-cell>
          <table:table-cell table:number-columns-repeated="2" office:value-type="float" office:value="1907">
            <text:p>1907</text:p>
          </table:table-cell>
          <table:table-cell office:value-type="float" office:value="15393">
            <text:p>15393</text:p>
          </table:table-cell>
          <table:table-cell office:value-type="float" office:value="24920">
            <text:p>24920</text:p>
          </table:table-cell>
          <table:table-cell office:value-type="float" office:value="40940">
            <text:p>40940</text:p>
          </table:table-cell>
          <table:table-cell office:value-type="float" office:value="-522.375">
            <text:p>-522.375</text:p>
          </table:table-cell>
          <table:table-cell office:value-type="float" office:value="-22.75">
            <text:p>-22.75</text:p>
          </table:table-cell>
          <table:table-cell office:value-type="float" office:value="-37.375">
            <text:p>-37.375</text:p>
          </table:table-cell>
          <table:table-cell office:value-type="float" office:value="-0.0339358799454297">
            <text:p>-0.0339358799</text:p>
          </table:table-cell>
          <table:table-cell table:number-columns-repeated="2" office:value-type="float" office:value="-0.000912921348314607">
            <text:p>-0.0009129213</text:p>
          </table:table-cell>
          <table:table-cell office:value-type="float" office:value="0.88348164232843">
            <text:p>0.8834816423</text:p>
          </table:table-cell>
          <table:table-cell table:number-columns-repeated="2" office:value-type="float" office:value="0.99680640879466">
            <text:p>0.9968064088</text:p>
          </table:table-cell>
          <table:table-cell office:value-type="float" office:value="-20.0766335438083">
            <text:p>-20.076633543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office:value-type="date" office:date-value="2021-03-26">
            <text:p>03/26/21</text:p>
          </table:table-cell>
          <table:table-cell office:value-type="float" office:value="275">
            <text:p>275</text:p>
          </table:table-cell>
          <table:table-cell office:value-type="float" office:value="11823">
            <text:p>11823</text:p>
          </table:table-cell>
          <table:table-cell office:value-type="float" office:value="40293">
            <text:p>40293</text:p>
          </table:table-cell>
          <table:table-cell office:value-type="float" office:value="27.96">
            <text:p>27.96</text:p>
          </table:table-cell>
          <table:table-cell office:value-type="float" office:value="253.8">
            <text:p>253.8</text:p>
          </table:table-cell>
          <table:table-cell office:value-type="float" office:value="11794.4">
            <text:p>11794.4</text:p>
          </table:table-cell>
          <table:table-cell office:value-type="float" office:value="36176">
            <text:p>36176</text:p>
          </table:table-cell>
          <table:table-cell office:value-type="float" office:value="26.566">
            <text:p>26.566</text:p>
          </table:table-cell>
          <table:table-cell table:number-columns-repeated="3" office:value-type="float" office:value="3">
            <text:p>3</text:p>
          </table:table-cell>
          <table:table-cell office:value-type="float" office:value="782">
            <text:p>782</text:p>
          </table:table-cell>
          <table:table-cell table:number-columns-repeated="2" office:value-type="float" office:value="1823">
            <text:p>1823</text:p>
          </table:table-cell>
          <table:table-cell office:value-type="float" office:value="12663">
            <text:p>12663</text:p>
          </table:table-cell>
          <table:table-cell office:value-type="float" office:value="24504">
            <text:p>24504</text:p>
          </table:table-cell>
          <table:table-cell office:value-type="float" office:value="42882">
            <text:p>42882</text:p>
          </table:table-cell>
          <table:table-cell office:value-type="float" office:value="-464.625">
            <text:p>-464.625</text:p>
          </table:table-cell>
          <table:table-cell office:value-type="float" office:value="-261">
            <text:p>-261</text:p>
          </table:table-cell>
          <table:table-cell office:value-type="float" office:value="-456.75">
            <text:p>-456.75</text:p>
          </table:table-cell>
          <table:table-cell office:value-type="float" office:value="-0.0366915422885572">
            <text:p>-0.0366915423</text:p>
          </table:table-cell>
          <table:table-cell table:number-columns-repeated="2" office:value-type="float" office:value="-0.0106513222331048">
            <text:p>-0.0106513222</text:p>
          </table:table-cell>
          <table:table-cell office:value-type="float" office:value="0.874218289770055">
            <text:p>0.8742182898</text:p>
          </table:table-cell>
          <table:table-cell table:number-columns-repeated="2" office:value-type="float" office:value="0.962942735488148">
            <text:p>0.9629427355</text:p>
          </table:table-cell>
          <table:table-cell office:value-type="float" office:value="-18.542464948164">
            <text:p>-18.542464948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6">
            <text:p>346</text:p>
          </table:table-cell>
          <table:table-cell office:value-type="date" office:date-value="2021-03-27">
            <text:p>03/27/21</text:p>
          </table:table-cell>
          <table:table-cell office:value-type="float" office:value="253">
            <text:p>253</text:p>
          </table:table-cell>
          <table:table-cell office:value-type="float" office:value="11779">
            <text:p>11779</text:p>
          </table:table-cell>
          <table:table-cell office:value-type="float" office:value="42553">
            <text:p>42553</text:p>
          </table:table-cell>
          <table:table-cell office:value-type="float" office:value="23.89">
            <text:p>23.89</text:p>
          </table:table-cell>
          <table:table-cell office:value-type="float" office:value="241.8">
            <text:p>241.8</text:p>
          </table:table-cell>
          <table:table-cell office:value-type="float" office:value="11891.6">
            <text:p>11891.6</text:p>
          </table:table-cell>
          <table:table-cell office:value-type="float" office:value="38008.6">
            <text:p>38008.6</text:p>
          </table:table-cell>
          <table:table-cell office:value-type="float" office:value="25.432">
            <text:p>25.432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909">
            <text:p>909</text:p>
          </table:table-cell>
          <table:table-cell office:value-type="float" office:value="1964">
            <text:p>1964</text:p>
          </table:table-cell>
          <table:table-cell office:value-type="float" office:value="12852">
            <text:p>12852</text:p>
          </table:table-cell>
          <table:table-cell office:value-type="float" office:value="25090">
            <text:p>25090</text:p>
          </table:table-cell>
          <table:table-cell office:value-type="float" office:value="42596">
            <text:p>42596</text:p>
          </table:table-cell>
          <table:table-cell office:value-type="float" office:value="-131.25">
            <text:p>-131.25</text:p>
          </table:table-cell>
          <table:table-cell office:value-type="float" office:value="-266.5">
            <text:p>-266.5</text:p>
          </table:table-cell>
          <table:table-cell office:value-type="float" office:value="-296.125">
            <text:p>-296.125</text:p>
          </table:table-cell>
          <table:table-cell office:value-type="float" office:value="-0.0102124183006536">
            <text:p>-0.0102124183</text:p>
          </table:table-cell>
          <table:table-cell office:value-type="float" office:value="-0.0106217616580311">
            <text:p>-0.0106217617</text:p>
          </table:table-cell>
          <table:table-cell office:value-type="float" office:value="-0.00695194384449244">
            <text:p>-0.0069519438</text:p>
          </table:table-cell>
          <table:table-cell office:value-type="float" office:value="0.964460951183306">
            <text:p>0.9644609512</text:p>
          </table:table-cell>
          <table:table-cell office:value-type="float" office:value="0.963044964965502">
            <text:p>0.963044965</text:p>
          </table:table-cell>
          <table:table-cell office:value-type="float" office:value="0.975762922409782">
            <text:p>0.975762922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7">
            <text:p>347</text:p>
          </table:table-cell>
          <table:table-cell office:value-type="date" office:date-value="2021-03-28">
            <text:p>03/28/21</text:p>
          </table:table-cell>
          <table:table-cell office:value-type="float" office:value="220">
            <text:p>220</text:p>
          </table:table-cell>
          <table:table-cell office:value-type="float" office:value="11805">
            <text:p>11805</text:p>
          </table:table-cell>
          <table:table-cell office:value-type="float" office:value="29301">
            <text:p>29301</text:p>
          </table:table-cell>
          <table:table-cell office:value-type="float" office:value="31">
            <text:p>31</text:p>
          </table:table-cell>
          <table:table-cell office:value-type="float" office:value="242.2">
            <text:p>242.2</text:p>
          </table:table-cell>
          <table:table-cell office:value-type="float" office:value="12050.2">
            <text:p>12050.2</text:p>
          </table:table-cell>
          <table:table-cell office:value-type="float" office:value="34616.2">
            <text:p>34616.2</text:p>
          </table:table-cell>
          <table:table-cell office:value-type="float" office:value="24.984">
            <text:p>24.984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988">
            <text:p>988</text:p>
          </table:table-cell>
          <table:table-cell office:value-type="float" office:value="2055">
            <text:p>2055</text:p>
          </table:table-cell>
          <table:table-cell office:value-type="float" office:value="15330">
            <text:p>15330</text:p>
          </table:table-cell>
          <table:table-cell office:value-type="float" office:value="25550">
            <text:p>25550</text:p>
          </table:table-cell>
          <table:table-cell office:value-type="float" office:value="44758">
            <text:p>44758</text:p>
          </table:table-cell>
          <table:table-cell office:value-type="float" office:value="-177.375">
            <text:p>-177.375</text:p>
          </table:table-cell>
          <table:table-cell office:value-type="float" office:value="-295.75">
            <text:p>-295.75</text:p>
          </table:table-cell>
          <table:table-cell office:value-type="float" office:value="-560.625">
            <text:p>-560.625</text:p>
          </table:table-cell>
          <table:table-cell office:value-type="float" office:value="-0.0115704500978474">
            <text:p>-0.0115704501</text:p>
          </table:table-cell>
          <table:table-cell office:value-type="float" office:value="-0.0115753424657534">
            <text:p>-0.0115753425</text:p>
          </table:table-cell>
          <table:table-cell office:value-type="float" office:value="-0.0125256937307297">
            <text:p>-0.0125256937</text:p>
          </table:table-cell>
          <table:table-cell office:value-type="float" office:value="0.959765820275849">
            <text:p>0.9597658203</text:p>
          </table:table-cell>
          <table:table-cell office:value-type="float" office:value="0.959748918934134">
            <text:p>0.9597489189</text:p>
          </table:table-cell>
          <table:table-cell office:value-type="float" office:value="0.956467582229181">
            <text:p>0.956467582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8">
            <text:p>348</text:p>
          </table:table-cell>
          <table:table-cell office:value-type="date" office:date-value="2021-03-29">
            <text:p>03/29/21</text:p>
          </table:table-cell>
          <table:table-cell office:value-type="float" office:value="189">
            <text:p>189</text:p>
          </table:table-cell>
          <table:table-cell office:value-type="float" office:value="12291">
            <text:p>12291</text:p>
          </table:table-cell>
          <table:table-cell office:value-type="float" office:value="42479">
            <text:p>42479</text:p>
          </table:table-cell>
          <table:table-cell office:value-type="float" office:value="17.1">
            <text:p>17.1</text:p>
          </table:table-cell>
          <table:table-cell office:value-type="float" office:value="247.6">
            <text:p>247.6</text:p>
          </table:table-cell>
          <table:table-cell office:value-type="float" office:value="12154.8">
            <text:p>12154.8</text:p>
          </table:table-cell>
          <table:table-cell office:value-type="float" office:value="33108.4">
            <text:p>33108.4</text:p>
          </table:table-cell>
          <table:table-cell office:value-type="float" office:value="23.484">
            <text:p>23.484</text:p>
          </table:table-cell>
          <table:table-cell table:number-columns-repeated="3" office:value-type="float" office:value="3">
            <text:p>3</text:p>
          </table:table-cell>
          <table:table-cell office:value-type="float" office:value="950">
            <text:p>950</text:p>
          </table:table-cell>
          <table:table-cell table:number-columns-repeated="2" office:value-type="float" office:value="2026">
            <text:p>2026</text:p>
          </table:table-cell>
          <table:table-cell office:value-type="float" office:value="14532">
            <text:p>14532</text:p>
          </table:table-cell>
          <table:table-cell office:value-type="float" office:value="24855">
            <text:p>24855</text:p>
          </table:table-cell>
          <table:table-cell office:value-type="float" office:value="46966">
            <text:p>46966</text:p>
          </table:table-cell>
          <table:table-cell office:value-type="float" office:value="165.5">
            <text:p>165.5</text:p>
          </table:table-cell>
          <table:table-cell office:value-type="float" office:value="-35.25">
            <text:p>-35.25</text:p>
          </table:table-cell>
          <table:table-cell office:value-type="float" office:value="-500.25">
            <text:p>-500.25</text:p>
          </table:table-cell>
          <table:table-cell office:value-type="float" office:value="0.0113886595100468">
            <text:p>0.0113886595</text:p>
          </table:table-cell>
          <table:table-cell office:value-type="float" office:value="-0.00141822570911285">
            <text:p>-0.0014182257</text:p>
          </table:table-cell>
          <table:table-cell office:value-type="float" office:value="-0.0106513222331048">
            <text:p>-0.0106513222</text:p>
          </table:table-cell>
          <table:table-cell office:value-type="float" office:value="1.04011452335342">
            <text:p>1.0401145234</text:p>
          </table:table-cell>
          <table:table-cell office:value-type="float" office:value="0.995040152291863">
            <text:p>0.9950401523</text:p>
          </table:table-cell>
          <table:table-cell office:value-type="float" office:value="0.962942735488148">
            <text:p>0.962942735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office:value-type="date" office:date-value="2021-03-30">
            <text:p>03/30/21</text:p>
          </table:table-cell>
          <table:table-cell office:value-type="float" office:value="274">
            <text:p>274</text:p>
          </table:table-cell>
          <table:table-cell office:value-type="float" office:value="12553">
            <text:p>12553</text:p>
          </table:table-cell>
          <table:table-cell office:value-type="float" office:value="18455">
            <text:p>18455</text:p>
          </table:table-cell>
          <table:table-cell office:value-type="float" office:value="24.97">
            <text:p>24.97</text:p>
          </table:table-cell>
          <table:table-cell office:value-type="float" office:value="248.6">
            <text:p>248.6</text:p>
          </table:table-cell>
          <table:table-cell office:value-type="float" office:value="12211.4">
            <text:p>12211.4</text:p>
          </table:table-cell>
          <table:table-cell office:value-type="float" office:value="32686.6">
            <text:p>32686.6</text:p>
          </table:table-cell>
          <table:table-cell office:value-type="float" office:value="23.3">
            <text:p>23.3</text:p>
          </table:table-cell>
          <table:table-cell table:number-columns-repeated="3" office:value-type="float" office:value="3">
            <text:p>3</text:p>
          </table:table-cell>
          <table:table-cell office:value-type="float" office:value="916">
            <text:p>916</text:p>
          </table:table-cell>
          <table:table-cell office:value-type="float" office:value="1336">
            <text:p>1336</text:p>
          </table:table-cell>
          <table:table-cell office:value-type="float" office:value="1998">
            <text:p>1998</text:p>
          </table:table-cell>
          <table:table-cell office:value-type="float" office:value="12663">
            <text:p>12663</text:p>
          </table:table-cell>
          <table:table-cell office:value-type="float" office:value="24660">
            <text:p>24660</text:p>
          </table:table-cell>
          <table:table-cell office:value-type="float" office:value="46023">
            <text:p>46023</text:p>
          </table:table-cell>
          <table:table-cell office:value-type="float" office:value="-464.625">
            <text:p>-464.625</text:p>
          </table:table-cell>
          <table:table-cell office:value-type="float" office:value="-265.5">
            <text:p>-265.5</text:p>
          </table:table-cell>
          <table:table-cell office:value-type="float" office:value="-468.625">
            <text:p>-468.625</text:p>
          </table:table-cell>
          <table:table-cell office:value-type="float" office:value="-0.0366915422885572">
            <text:p>-0.0366915423</text:p>
          </table:table-cell>
          <table:table-cell office:value-type="float" office:value="-0.0107664233576642">
            <text:p>-0.0107664234</text:p>
          </table:table-cell>
          <table:table-cell office:value-type="float" office:value="-0.0101824087956022">
            <text:p>-0.0101824088</text:p>
          </table:table-cell>
          <table:table-cell office:value-type="float" office:value="0.874218289770055">
            <text:p>0.8742182898</text:p>
          </table:table-cell>
          <table:table-cell office:value-type="float" office:value="0.962544713357131">
            <text:p>0.9625447134</text:p>
          </table:table-cell>
          <table:table-cell office:value-type="float" office:value="0.964564784855199">
            <text:p>0.9645647849</text:p>
          </table:table-cell>
          <table:table-cell office:value-type="float" office:value="-18.542464948164">
            <text:p>-18.542464948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date" office:date-value="2021-03-31">
            <text:p>03/31/21</text:p>
          </table:table-cell>
          <table:table-cell office:value-type="float" office:value="302">
            <text:p>302</text:p>
          </table:table-cell>
          <table:table-cell office:value-type="float" office:value="12346">
            <text:p>12346</text:p>
          </table:table-cell>
          <table:table-cell office:value-type="float" office:value="32754">
            <text:p>32754</text:p>
          </table:table-cell>
          <table:table-cell office:value-type="float" office:value="20.46">
            <text:p>20.46</text:p>
          </table:table-cell>
          <table:table-cell office:value-type="float" office:value="258">
            <text:p>258</text:p>
          </table:table-cell>
          <table:table-cell office:value-type="float" office:value="12199.8">
            <text:p>12199.8</text:p>
          </table:table-cell>
          <table:table-cell office:value-type="float" office:value="34825">
            <text:p>34825</text:p>
          </table:table-cell>
          <table:table-cell office:value-type="float" office:value="21.628">
            <text:p>21.628</text:p>
          </table:table-cell>
          <table:table-cell table:number-columns-repeated="3" office:value-type="float" office:value="3">
            <text:p>3</text:p>
          </table:table-cell>
          <table:table-cell office:value-type="float" office:value="859">
            <text:p>859</text:p>
          </table:table-cell>
          <table:table-cell office:value-type="float" office:value="1283">
            <text:p>1283</text:p>
          </table:table-cell>
          <table:table-cell office:value-type="float" office:value="1943">
            <text:p>1943</text:p>
          </table:table-cell>
          <table:table-cell office:value-type="float" office:value="12852">
            <text:p>12852</text:p>
          </table:table-cell>
          <table:table-cell office:value-type="float" office:value="24282">
            <text:p>24282</text:p>
          </table:table-cell>
          <table:table-cell office:value-type="float" office:value="43585">
            <text:p>43585</text:p>
          </table:table-cell>
          <table:table-cell office:value-type="float" office:value="-131.25">
            <text:p>-131.25</text:p>
          </table:table-cell>
          <table:table-cell office:value-type="float" office:value="197">
            <text:p>197</text:p>
          </table:table-cell>
          <table:table-cell office:value-type="float" office:value="-411.125">
            <text:p>-411.125</text:p>
          </table:table-cell>
          <table:table-cell office:value-type="float" office:value="-0.0102124183006536">
            <text:p>-0.0102124183</text:p>
          </table:table-cell>
          <table:table-cell office:value-type="float" office:value="0.00811300551849106">
            <text:p>0.0081130055</text:p>
          </table:table-cell>
          <table:table-cell office:value-type="float" office:value="-0.00943271767810026">
            <text:p>-0.0094327177</text:p>
          </table:table-cell>
          <table:table-cell office:value-type="float" office:value="0.964460951183306">
            <text:p>0.9644609512</text:p>
          </table:table-cell>
          <table:table-cell office:value-type="float" office:value="1.02852452819746">
            <text:p>1.0285245282</text:p>
          </table:table-cell>
          <table:table-cell office:value-type="float" office:value="0.967159881405727">
            <text:p>0.967159881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51">
            <text:p>351</text:p>
          </table:table-cell>
          <table:table-cell office:value-type="date" office:date-value="2021-04-01">
            <text:p>04/01/21</text:p>
          </table:table-cell>
          <table:table-cell office:value-type="float" office:value="258">
            <text:p>258</text:p>
          </table:table-cell>
          <table:table-cell office:value-type="float" office:value="12062">
            <text:p>12062</text:p>
          </table:table-cell>
          <table:table-cell office:value-type="float" office:value="40444">
            <text:p>40444</text:p>
          </table:table-cell>
          <table:table-cell office:value-type="float" office:value="22.97">
            <text:p>22.97</text:p>
          </table:table-cell>
          <table:table-cell office:value-type="float" office:value="268.6">
            <text:p>268.6</text:p>
          </table:table-cell>
          <table:table-cell office:value-type="float" office:value="12018.2">
            <text:p>12018.2</text:p>
          </table:table-cell>
          <table:table-cell office:value-type="float" office:value="33648.8">
            <text:p>33648.8</text:p>
          </table:table-cell>
          <table:table-cell office:value-type="float" office:value="22.928">
            <text:p>22.928</text:p>
          </table:table-cell>
          <table:table-cell table:number-columns-repeated="3" office:value-type="float" office:value="3">
            <text:p>3</text:p>
          </table:table-cell>
          <table:table-cell office:value-type="float" office:value="700">
            <text:p>700</text:p>
          </table:table-cell>
          <table:table-cell office:value-type="float" office:value="1123">
            <text:p>1123</text:p>
          </table:table-cell>
          <table:table-cell office:value-type="float" office:value="1780">
            <text:p>1780</text:p>
          </table:table-cell>
          <table:table-cell office:value-type="float" office:value="15330">
            <text:p>15330</text:p>
          </table:table-cell>
          <table:table-cell office:value-type="float" office:value="24354">
            <text:p>24354</text:p>
          </table:table-cell>
          <table:table-cell office:value-type="float" office:value="40204">
            <text:p>40204</text:p>
          </table:table-cell>
          <table:table-cell office:value-type="float" office:value="79.125">
            <text:p>79.125</text:p>
          </table:table-cell>
          <table:table-cell office:value-type="float" office:value="97">
            <text:p>97</text:p>
          </table:table-cell>
          <table:table-cell office:value-type="float" office:value="-830.875">
            <text:p>-830.875</text:p>
          </table:table-cell>
          <table:table-cell office:value-type="float" office:value="0.0051614481409002">
            <text:p>0.0051614481</text:p>
          </table:table-cell>
          <table:table-cell office:value-type="float" office:value="0.00398291861706496">
            <text:p>0.0039829186</text:p>
          </table:table-cell>
          <table:table-cell office:value-type="float" office:value="-0.02066647597254">
            <text:p>-0.020666476</text:p>
          </table:table-cell>
          <table:table-cell office:value-type="float" office:value="1.0181172839651">
            <text:p>1.018117284</text:p>
          </table:table-cell>
          <table:table-cell office:value-type="float" office:value="1.01397130789552">
            <text:p>1.0139713079</text:p>
          </table:table-cell>
          <table:table-cell office:value-type="float" office:value="0.928504456425192">
            <text:p>0.9285044564</text:p>
          </table:table-cell>
          <table:table-cell table:number-columns-repeated="2" office:value-type="float" office:value="0">
            <text:p>0</text:p>
          </table:table-cell>
          <table:table-cell office:value-type="float" office:value="-33.1919093479296">
            <text:p>-33.1919093479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office:value-type="date" office:date-value="2021-04-02">
            <text:p>04/02/21</text:p>
          </table:table-cell>
          <table:table-cell office:value-type="float" office:value="267">
            <text:p>267</text:p>
          </table:table-cell>
          <table:table-cell office:value-type="float" office:value="11747">
            <text:p>11747</text:p>
          </table:table-cell>
          <table:table-cell office:value-type="float" office:value="39993">
            <text:p>39993</text:p>
          </table:table-cell>
          <table:table-cell office:value-type="float" office:value="22.64">
            <text:p>22.64</text:p>
          </table:table-cell>
          <table:table-cell office:value-type="float" office:value="256">
            <text:p>256</text:p>
          </table:table-cell>
          <table:table-cell office:value-type="float" office:value="11821.8">
            <text:p>11821.8</text:p>
          </table:table-cell>
          <table:table-cell office:value-type="float" office:value="35376.6">
            <text:p>35376.6</text:p>
          </table:table-cell>
          <table:table-cell office:value-type="float" office:value="22.78">
            <text:p>22.78</text:p>
          </table:table-cell>
          <table:table-cell table:number-columns-repeated="3" office:value-type="float" office:value="3">
            <text:p>3</text:p>
          </table:table-cell>
          <table:table-cell office:value-type="float" office:value="694">
            <text:p>694</text:p>
          </table:table-cell>
          <table:table-cell table:number-columns-repeated="2" office:value-type="float" office:value="1766">
            <text:p>1766</text:p>
          </table:table-cell>
          <table:table-cell office:value-type="float" office:value="13266">
            <text:p>13266</text:p>
          </table:table-cell>
          <table:table-cell office:value-type="float" office:value="22484">
            <text:p>22484</text:p>
          </table:table-cell>
          <table:table-cell office:value-type="float" office:value="36938">
            <text:p>36938</text:p>
          </table:table-cell>
          <table:table-cell office:value-type="float" office:value="-486.75">
            <text:p>-486.75</text:p>
          </table:table-cell>
          <table:table-cell office:value-type="float" office:value="-479.5">
            <text:p>-479.5</text:p>
          </table:table-cell>
          <table:table-cell office:value-type="float" office:value="-787.75">
            <text:p>-787.75</text:p>
          </table:table-cell>
          <table:table-cell office:value-type="float" office:value="-0.0366915422885572">
            <text:p>-0.0366915423</text:p>
          </table:table-cell>
          <table:table-cell table:number-columns-repeated="2" office:value-type="float" office:value="-0.0213262764632628">
            <text:p>-0.0213262765</text:p>
          </table:table-cell>
          <table:table-cell office:value-type="float" office:value="0.874218289770055">
            <text:p>0.8742182898</text:p>
          </table:table-cell>
          <table:table-cell table:number-columns-repeated="2" office:value-type="float" office:value="0.926249460111444">
            <text:p>0.9262494601</text:p>
          </table:table-cell>
          <table:table-cell office:value-type="float" office:value="-18.542464948164">
            <text:p>-18.5424649482</text:p>
          </table:table-cell>
          <table:table-cell table:number-columns-repeated="2" office:value-type="float" office:value="-32.1542066993571">
            <text:p>-32.1542066994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date" office:date-value="2021-04-03">
            <text:p>04/03/21</text:p>
          </table:table-cell>
          <table:table-cell office:value-type="float" office:value="242">
            <text:p>242</text:p>
          </table:table-cell>
          <table:table-cell office:value-type="float" office:value="11383">
            <text:p>11383</text:p>
          </table:table-cell>
          <table:table-cell office:value-type="float" office:value="36598">
            <text:p>36598</text:p>
          </table:table-cell>
          <table:table-cell office:value-type="float" office:value="23.6">
            <text:p>23.6</text:p>
          </table:table-cell>
          <table:table-cell office:value-type="float" office:value="238.2">
            <text:p>238.2</text:p>
          </table:table-cell>
          <table:table-cell office:value-type="float" office:value="11713.8">
            <text:p>11713.8</text:p>
          </table:table-cell>
          <table:table-cell office:value-type="float" office:value="32607.4">
            <text:p>32607.4</text:p>
          </table:table-cell>
          <table:table-cell office:value-type="float" office:value="22.786">
            <text:p>22.786</text:p>
          </table:table-cell>
          <table:table-cell table:number-columns-repeated="3" office:value-type="float" office:value="3">
            <text:p>3</text:p>
          </table:table-cell>
          <table:table-cell office:value-type="float" office:value="788">
            <text:p>788</text:p>
          </table:table-cell>
          <table:table-cell table:number-columns-repeated="2" office:value-type="float" office:value="1852">
            <text:p>1852</text:p>
          </table:table-cell>
          <table:table-cell office:value-type="float" office:value="13464">
            <text:p>13464</text:p>
          </table:table-cell>
          <table:table-cell office:value-type="float" office:value="24045">
            <text:p>24045</text:p>
          </table:table-cell>
          <table:table-cell office:value-type="float" office:value="37128">
            <text:p>37128</text:p>
          </table:table-cell>
          <table:table-cell office:value-type="float" office:value="-137.5">
            <text:p>-137.5</text:p>
          </table:table-cell>
          <table:table-cell office:value-type="float" office:value="-288.75">
            <text:p>-288.75</text:p>
          </table:table-cell>
          <table:table-cell office:value-type="float" office:value="-344.875">
            <text:p>-344.875</text:p>
          </table:table-cell>
          <table:table-cell office:value-type="float" office:value="-0.0102124183006536">
            <text:p>-0.0102124183</text:p>
          </table:table-cell>
          <table:table-cell office:value-type="float" office:value="-0.0120087336244541">
            <text:p>-0.0120087336</text:p>
          </table:table-cell>
          <table:table-cell office:value-type="float" office:value="-0.00928881167851756">
            <text:p>-0.0092888117</text:p>
          </table:table-cell>
          <table:table-cell office:value-type="float" office:value="0.964460951183306">
            <text:p>0.9644609512</text:p>
          </table:table-cell>
          <table:table-cell office:value-type="float" office:value="0.958252083293606">
            <text:p>0.9582520833</text:p>
          </table:table-cell>
          <table:table-cell office:value-type="float" office:value="0.96765827188909">
            <text:p>0.967658271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54">
            <text:p>354</text:p>
          </table:table-cell>
          <table:table-cell office:value-type="date" office:date-value="2021-04-04">
            <text:p>04/04/21</text:p>
          </table:table-cell>
          <table:table-cell office:value-type="float" office:value="211">
            <text:p>211</text:p>
          </table:table-cell>
          <table:table-cell office:value-type="float" office:value="11571">
            <text:p>11571</text:p>
          </table:table-cell>
          <table:table-cell office:value-type="float" office:value="27094">
            <text:p>27094</text:p>
          </table:table-cell>
          <table:table-cell office:value-type="float" office:value="24.23">
            <text:p>24.23</text:p>
          </table:table-cell>
          <table:table-cell office:value-type="float" office:value="220.6">
            <text:p>220.6</text:p>
          </table:table-cell>
          <table:table-cell office:value-type="float" office:value="11702.8">
            <text:p>11702.8</text:p>
          </table:table-cell>
          <table:table-cell office:value-type="float" office:value="26757.4">
            <text:p>26757.4</text:p>
          </table:table-cell>
          <table:table-cell office:value-type="float" office:value="21.568">
            <text:p>21.568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891">
            <text:p>891</text:p>
          </table:table-cell>
          <table:table-cell table:number-columns-repeated="2" office:value-type="float" office:value="1946">
            <text:p>1946</text:p>
          </table:table-cell>
          <table:table-cell office:value-type="float" office:value="15610">
            <text:p>15610</text:p>
          </table:table-cell>
          <table:table-cell office:value-type="float" office:value="24221">
            <text:p>24221</text:p>
          </table:table-cell>
          <table:table-cell office:value-type="float" office:value="39307">
            <text:p>39307</text:p>
          </table:table-cell>
          <table:table-cell office:value-type="float" office:value="-996.25">
            <text:p>-996.25</text:p>
          </table:table-cell>
          <table:table-cell office:value-type="float" office:value="-1282.125">
            <text:p>-1282.125</text:p>
          </table:table-cell>
          <table:table-cell office:value-type="float" office:value="-1114.875">
            <text:p>-1114.875</text:p>
          </table:table-cell>
          <table:table-cell office:value-type="float" office:value="-0.063821268417681">
            <text:p>-0.0638212684</text:p>
          </table:table-cell>
          <table:table-cell office:value-type="float" office:value="-0.0529344370587507">
            <text:p>-0.0529344371</text:p>
          </table:table-cell>
          <table:table-cell office:value-type="float" office:value="-0.0283632686289974">
            <text:p>-0.0283632686</text:p>
          </table:table-cell>
          <table:table-cell office:value-type="float" office:value="0.784608942970902">
            <text:p>0.784608943</text:p>
          </table:table-cell>
          <table:table-cell office:value-type="float" office:value="0.820221497362757">
            <text:p>0.8202214974</text:p>
          </table:table-cell>
          <table:table-cell office:value-type="float" office:value="0.902305330812858">
            <text:p>0.9023053308</text:p>
          </table:table-cell>
          <table:table-cell office:value-type="float" office:value="-10.510372650813">
            <text:p>-10.5103726508</text:p>
          </table:table-cell>
          <table:table-cell office:value-type="float" office:value="-12.744732051183">
            <text:p>-12.7447320512</text:p>
          </table:table-cell>
          <table:table-cell office:value-type="float" office:value="-24.0899626301852">
            <text:p>-24.0899626302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office:value-type="date" office:date-value="2021-04-05">
            <text:p>04/05/21</text:p>
          </table:table-cell>
          <table:table-cell office:value-type="float" office:value="213">
            <text:p>213</text:p>
          </table:table-cell>
          <table:table-cell office:value-type="float" office:value="11806">
            <text:p>11806</text:p>
          </table:table-cell>
          <table:table-cell office:value-type="float" office:value="18908">
            <text:p>18908</text:p>
          </table:table-cell>
          <table:table-cell office:value-type="float" office:value="20.49">
            <text:p>20.49</text:p>
          </table:table-cell>
          <table:table-cell office:value-type="float" office:value="229.4">
            <text:p>229.4</text:p>
          </table:table-cell>
          <table:table-cell office:value-type="float" office:value="11793.8">
            <text:p>11793.8</text:p>
          </table:table-cell>
          <table:table-cell office:value-type="float" office:value="21199">
            <text:p>21199</text:p>
          </table:table-cell>
          <table:table-cell office:value-type="float" office:value="20.208">
            <text:p>20.208</text:p>
          </table:table-cell>
          <table:table-cell table:number-columns-repeated="3" office:value-type="float" office:value="4">
            <text:p>4</text:p>
          </table:table-cell>
          <table:table-cell office:value-type="float" office:value="997">
            <text:p>997</text:p>
          </table:table-cell>
          <table:table-cell table:number-columns-repeated="2" office:value-type="float" office:value="2042">
            <text:p>2042</text:p>
          </table:table-cell>
          <table:table-cell office:value-type="float" office:value="14081">
            <text:p>14081</text:p>
          </table:table-cell>
          <table:table-cell office:value-type="float" office:value="23438">
            <text:p>23438</text:p>
          </table:table-cell>
          <table:table-cell office:value-type="float" office:value="41016">
            <text:p>41016</text:p>
          </table:table-cell>
          <table:table-cell office:value-type="float" office:value="-719.25">
            <text:p>-719.25</text:p>
          </table:table-cell>
          <table:table-cell office:value-type="float" office:value="-259.125">
            <text:p>-259.125</text:p>
          </table:table-cell>
          <table:table-cell office:value-type="float" office:value="-453.375">
            <text:p>-453.375</text:p>
          </table:table-cell>
          <table:table-cell office:value-type="float" office:value="-0.0510794687877281">
            <text:p>-0.0510794688</text:p>
          </table:table-cell>
          <table:table-cell office:value-type="float" office:value="-0.0110557641436983">
            <text:p>-0.0110557641</text:p>
          </table:table-cell>
          <table:table-cell office:value-type="float" office:value="-0.0110536132241077">
            <text:p>-0.0110536132</text:p>
          </table:table-cell>
          <table:table-cell office:value-type="float" office:value="0.826335719020959">
            <text:p>0.826335719</text:p>
          </table:table-cell>
          <table:table-cell office:value-type="float" office:value="0.961544396141826">
            <text:p>0.9615443961</text:p>
          </table:table-cell>
          <table:table-cell office:value-type="float" office:value="0.961551831151627">
            <text:p>0.9615518312</text:p>
          </table:table-cell>
          <table:table-cell office:value-type="float" office:value="-13.2203743540103">
            <text:p>-13.22037435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office:value-type="date" office:date-value="2021-04-06">
            <text:p>04/06/21</text:p>
          </table:table-cell>
          <table:table-cell office:value-type="float" office:value="170">
            <text:p>170</text:p>
          </table:table-cell>
          <table:table-cell office:value-type="float" office:value="12007">
            <text:p>12007</text:p>
          </table:table-cell>
          <table:table-cell office:value-type="float" office:value="11194">
            <text:p>11194</text:p>
          </table:table-cell>
          <table:table-cell office:value-type="float" office:value="16.88">
            <text:p>16.88</text:p>
          </table:table-cell>
          <table:table-cell office:value-type="float" office:value="235.4">
            <text:p>235.4</text:p>
          </table:table-cell>
          <table:table-cell office:value-type="float" office:value="11849.8">
            <text:p>11849.8</text:p>
          </table:table-cell>
          <table:table-cell office:value-type="float" office:value="19884">
            <text:p>19884</text:p>
          </table:table-cell>
          <table:table-cell office:value-type="float" office:value="18.694">
            <text:p>18.694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965">
            <text:p>965</text:p>
          </table:table-cell>
          <table:table-cell office:value-type="float" office:value="1370">
            <text:p>1370</text:p>
          </table:table-cell>
          <table:table-cell office:value-type="float" office:value="2001">
            <text:p>2001</text:p>
          </table:table-cell>
          <table:table-cell office:value-type="float" office:value="11569">
            <text:p>11569</text:p>
          </table:table-cell>
          <table:table-cell office:value-type="float" office:value="21348">
            <text:p>21348</text:p>
          </table:table-cell>
          <table:table-cell office:value-type="float" office:value="40664">
            <text:p>40664</text:p>
          </table:table-cell>
          <table:table-cell office:value-type="float" office:value="-630.875">
            <text:p>-630.875</text:p>
          </table:table-cell>
          <table:table-cell office:value-type="float" office:value="112.75">
            <text:p>112.75</text:p>
          </table:table-cell>
          <table:table-cell office:value-type="float" office:value="-120.375">
            <text:p>-120.375</text:p>
          </table:table-cell>
          <table:table-cell office:value-type="float" office:value="-0.0545315066124989">
            <text:p>-0.0545315066</text:p>
          </table:table-cell>
          <table:table-cell office:value-type="float" office:value="0.00528152520142402">
            <text:p>0.0052815252</text:p>
          </table:table-cell>
          <table:table-cell office:value-type="float" office:value="-0.00296023509738343">
            <text:p>-0.0029602351</text:p>
          </table:table-cell>
          <table:table-cell office:value-type="float" office:value="0.814968149874575">
            <text:p>0.8149681499</text:p>
          </table:table-cell>
          <table:table-cell office:value-type="float" office:value="1.01854001144155">
            <text:p>1.0185400114</text:p>
          </table:table-cell>
          <table:table-cell office:value-type="float" office:value="0.989656352623148">
            <text:p>0.9896563526</text:p>
          </table:table-cell>
          <table:table-cell office:value-type="float" office:value="-12.3611362306428">
            <text:p>-12.361136230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7">
            <text:p>357</text:p>
          </table:table-cell>
          <table:table-cell office:value-type="date" office:date-value="2021-04-07">
            <text:p>04/07/21</text:p>
          </table:table-cell>
          <table:table-cell office:value-type="float" office:value="311">
            <text:p>311</text:p>
          </table:table-cell>
          <table:table-cell office:value-type="float" office:value="12202">
            <text:p>12202</text:p>
          </table:table-cell>
          <table:table-cell office:value-type="float" office:value="12201">
            <text:p>12201</text:p>
          </table:table-cell>
          <table:table-cell office:value-type="float" office:value="15.84">
            <text:p>15.84</text:p>
          </table:table-cell>
          <table:table-cell office:value-type="float" office:value="250.2">
            <text:p>250.2</text:p>
          </table:table-cell>
          <table:table-cell office:value-type="float" office:value="11808.2">
            <text:p>11808.2</text:p>
          </table:table-cell>
          <table:table-cell office:value-type="float" office:value="21605.8">
            <text:p>21605.8</text:p>
          </table:table-cell>
          <table:table-cell office:value-type="float" office:value="17.952">
            <text:p>17.952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869">
            <text:p>869</text:p>
          </table:table-cell>
          <table:table-cell office:value-type="float" office:value="1895">
            <text:p>1895</text:p>
          </table:table-cell>
          <table:table-cell office:value-type="float" office:value="10632">
            <text:p>10632</text:p>
          </table:table-cell>
          <table:table-cell office:value-type="float" office:value="20366">
            <text:p>20366</text:p>
          </table:table-cell>
          <table:table-cell office:value-type="float" office:value="42481">
            <text:p>42481</text:p>
          </table:table-cell>
          <table:table-cell office:value-type="float" office:value="-742.571428571429">
            <text:p>-742.5714285714</text:p>
          </table:table-cell>
          <table:table-cell office:value-type="float" office:value="-563.833333333333">
            <text:p>-563.8333333333</text:p>
          </table:table-cell>
          <table:table-cell office:value-type="float" office:value="-127.714285714286">
            <text:p>-127.7142857143</text:p>
          </table:table-cell>
          <table:table-cell office:value-type="float" office:value="-0.0698430613780501">
            <text:p>-0.0698430614</text:p>
          </table:table-cell>
          <table:table-cell office:value-type="float" office:value="-0.0276850306065665">
            <text:p>-0.0276850306</text:p>
          </table:table-cell>
          <table:table-cell office:value-type="float" office:value="-0.00300638604821651">
            <text:p>-0.003006386</text:p>
          </table:table-cell>
          <table:table-cell office:value-type="float" office:value="0.765110269493234">
            <text:p>0.7651102695</text:p>
          </table:table-cell>
          <table:table-cell office:value-type="float" office:value="0.904604656279603">
            <text:p>0.9046046563</text:p>
          </table:table-cell>
          <table:table-cell office:value-type="float" office:value="0.989495364011101">
            <text:p>0.989495364</text:p>
          </table:table-cell>
          <table:table-cell office:value-type="float" office:value="-9.57359745708126">
            <text:p>-9.5735974571</text:p>
          </table:table-cell>
          <table:table-cell office:value-type="float" office:value="-24.6886988674761">
            <text:p>-24.68869886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8">
            <text:p>358</text:p>
          </table:table-cell>
          <table:table-cell office:value-type="date" office:date-value="2021-04-08">
            <text:p>04/08/21</text:p>
          </table:table-cell>
          <table:table-cell office:value-type="float" office:value="272">
            <text:p>272</text:p>
          </table:table-cell>
          <table:table-cell office:value-type="float" office:value="11663">
            <text:p>11663</text:p>
          </table:table-cell>
          <table:table-cell office:value-type="float" office:value="30023">
            <text:p>30023</text:p>
          </table:table-cell>
          <table:table-cell office:value-type="float" office:value="16.03">
            <text:p>16.03</text:p>
          </table:table-cell>
          <table:table-cell office:value-type="float" office:value="256.6">
            <text:p>256.6</text:p>
          </table:table-cell>
          <table:table-cell office:value-type="float" office:value="11631.2">
            <text:p>11631.2</text:p>
          </table:table-cell>
          <table:table-cell office:value-type="float" office:value="25146.6">
            <text:p>25146.6</text:p>
          </table:table-cell>
          <table:table-cell office:value-type="float" office:value="18.254">
            <text:p>18.254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733">
            <text:p>733</text:p>
          </table:table-cell>
          <table:table-cell table:number-columns-repeated="2" office:value-type="float" office:value="1748">
            <text:p>1748</text:p>
          </table:table-cell>
          <table:table-cell office:value-type="float" office:value="9540">
            <text:p>9540</text:p>
          </table:table-cell>
          <table:table-cell office:value-type="float" office:value="18748">
            <text:p>18748</text:p>
          </table:table-cell>
          <table:table-cell office:value-type="float" office:value="34666">
            <text:p>34666</text:p>
          </table:table-cell>
          <table:table-cell table:number-columns-repeated="2" office:value-type="float" office:value="0">
            <text:p>0</text:p>
          </table:table-cell>
          <table:table-cell office:value-type="float" office:value="-555.333333333333">
            <text:p>-555.3333333333</text:p>
          </table:table-cell>
          <table:table-cell table:number-columns-repeated="2" office:value-type="float" office:value="0">
            <text:p>0</text:p>
          </table:table-cell>
          <table:table-cell office:value-type="float" office:value="-0.0160195388372853">
            <text:p>-0.0160195388</text:p>
          </table:table-cell>
          <table:table-cell table:number-columns-repeated="2" office:value-type="float" office:value="0.65">
            <text:p>0.65</text:p>
          </table:table-cell>
          <table:table-cell office:value-type="float" office:value="0.944434600293638">
            <text:p>0.944434600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59">
            <text:p>359</text:p>
          </table:table-cell>
          <table:table-cell office:value-type="date" office:date-value="2021-04-09">
            <text:p>04/09/21</text:p>
          </table:table-cell>
          <table:table-cell office:value-type="float" office:value="285">
            <text:p>285</text:p>
          </table:table-cell>
          <table:table-cell office:value-type="float" office:value="11363">
            <text:p>11363</text:p>
          </table:table-cell>
          <table:table-cell office:value-type="float" office:value="35703">
            <text:p>35703</text:p>
          </table:table-cell>
          <table:table-cell office:value-type="float" office:value="20.52">
            <text:p>20.52</text:p>
          </table:table-cell>
          <table:table-cell office:value-type="float" office:value="263.8">
            <text:p>263.8</text:p>
          </table:table-cell>
          <table:table-cell office:value-type="float" office:value="11326.6">
            <text:p>11326.6</text:p>
          </table:table-cell>
          <table:table-cell office:value-type="float" office:value="30280.6">
            <text:p>30280.6</text:p>
          </table:table-cell>
          <table:table-cell office:value-type="float" office:value="18.294">
            <text:p>18.294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603">
            <text:p>603</text:p>
          </table:table-cell>
          <table:table-cell table:number-columns-repeated="2" office:value-type="float" office:value="1606">
            <text:p>1606</text:p>
          </table:table-cell>
          <table:table-cell office:value-type="float" office:value="8560">
            <text:p>8560</text:p>
          </table:table-cell>
          <table:table-cell office:value-type="float" office:value="18435">
            <text:p>18435</text:p>
          </table:table-cell>
          <table:table-cell office:value-type="float" office:value="34145">
            <text:p>34145</text:p>
          </table:table-cell>
          <table:table-cell office:value-type="float" office:value="0">
            <text:p>0</text:p>
          </table:table-cell>
          <table:table-cell office:value-type="float" office:value="-1250.75">
            <text:p>-1250.75</text:p>
          </table:table-cell>
          <table:table-cell office:value-type="float" office:value="-427.2">
            <text:p>-427.2</text:p>
          </table:table-cell>
          <table:table-cell office:value-type="float" office:value="0">
            <text:p>0</text:p>
          </table:table-cell>
          <table:table-cell office:value-type="float" office:value="-0.0678464876593436">
            <text:p>-0.0678464877</text:p>
          </table:table-cell>
          <table:table-cell office:value-type="float" office:value="-0.0125113486601259">
            <text:p>-0.0125113487</text:p>
          </table:table-cell>
          <table:table-cell office:value-type="float" office:value="0.65">
            <text:p>0.65</text:p>
          </table:table-cell>
          <table:table-cell office:value-type="float" office:value="0.771559459132208">
            <text:p>0.7715594591</text:p>
          </table:table-cell>
          <table:table-cell office:value-type="float" office:value="0.956517086026338">
            <text:p>0.956517086</text:p>
          </table:table-cell>
          <table:table-cell office:value-type="float" office:value="0">
            <text:p>0</text:p>
          </table:table-cell>
          <table:table-cell office:value-type="float" office:value="-9.86577327193583">
            <text:p>-9.865773271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office:value-type="date" office:date-value="2021-04-10">
            <text:p>04/10/21</text:p>
          </table:table-cell>
          <table:table-cell office:value-type="float" office:value="245">
            <text:p>245</text:p>
          </table:table-cell>
          <table:table-cell office:value-type="float" office:value="10921">
            <text:p>10921</text:p>
          </table:table-cell>
          <table:table-cell office:value-type="float" office:value="36612">
            <text:p>36612</text:p>
          </table:table-cell>
          <table:table-cell office:value-type="float" office:value="22">
            <text:p>22</text:p>
          </table:table-cell>
          <table:table-cell office:value-type="float" office:value="259.8">
            <text:p>259.8</text:p>
          </table:table-cell>
          <table:table-cell office:value-type="float" office:value="11034.2">
            <text:p>11034.2</text:p>
          </table:table-cell>
          <table:table-cell office:value-type="float" office:value="33112.4">
            <text:p>33112.4</text:p>
          </table:table-cell>
          <table:table-cell office:value-type="float" office:value="18.978">
            <text:p>18.978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612">
            <text:p>612</text:p>
          </table:table-cell>
          <table:table-cell table:number-columns-repeated="2" office:value-type="float" office:value="1603">
            <text:p>1603</text:p>
          </table:table-cell>
          <table:table-cell office:value-type="float" office:value="7680">
            <text:p>7680</text:p>
          </table:table-cell>
          <table:table-cell office:value-type="float" office:value="18770">
            <text:p>18770</text:p>
          </table:table-cell>
          <table:table-cell office:value-type="float" office:value="35975">
            <text:p>35975</text:p>
          </table:table-cell>
          <table:table-cell office:value-type="float" office:value="0">
            <text:p>0</text:p>
          </table:table-cell>
          <table:table-cell office:value-type="float" office:value="-611.5">
            <text:p>-611.5</text:p>
          </table:table-cell>
          <table:table-cell office:value-type="float" office:value="-1172.25">
            <text:p>-1172.25</text:p>
          </table:table-cell>
          <table:table-cell office:value-type="float" office:value="0">
            <text:p>0</text:p>
          </table:table-cell>
          <table:table-cell office:value-type="float" office:value="-0.0325785828449654">
            <text:p>-0.0325785828</text:p>
          </table:table-cell>
          <table:table-cell office:value-type="float" office:value="-0.032585128561501">
            <text:p>-0.0325851286</text:p>
          </table:table-cell>
          <table:table-cell office:value-type="float" office:value="0.65">
            <text:p>0.65</text:p>
          </table:table-cell>
          <table:table-cell office:value-type="float" office:value="0.888055233600586">
            <text:p>0.8880552336</text:p>
          </table:table-cell>
          <table:table-cell office:value-type="float" office:value="0.888033159617351">
            <text:p>0.8880331596</text:p>
          </table:table-cell>
          <table:table-cell office:value-type="float" office:value="0">
            <text:p>0</text:p>
          </table:table-cell>
          <table:table-cell office:value-type="float" office:value="-20.9276745047828">
            <text:p>-20.9276745048</text:p>
          </table:table-cell>
          <table:table-cell office:value-type="float" office:value="-20.9234001483229">
            <text:p>-20.9234001483</text:p>
          </table:table-cell>
        </table:table-row>
        <table:table-row table:style-name="ro1">
          <table:table-cell office:value-type="float" office:value="361">
            <text:p>361</text:p>
          </table:table-cell>
          <table:table-cell office:value-type="date" office:date-value="2021-04-11">
            <text:p>04/11/21</text:p>
          </table:table-cell>
          <table:table-cell office:value-type="float" office:value="206">
            <text:p>206</text:p>
          </table:table-cell>
          <table:table-cell office:value-type="float" office:value="10484">
            <text:p>10484</text:p>
          </table:table-cell>
          <table:table-cell office:value-type="float" office:value="36864">
            <text:p>36864</text:p>
          </table:table-cell>
          <table:table-cell office:value-type="float" office:value="17.08">
            <text:p>17.08</text:p>
          </table:table-cell>
          <table:table-cell office:value-type="float" office:value="259.8">
            <text:p>259.8</text:p>
          </table:table-cell>
          <table:table-cell office:value-type="float" office:value="10865.2">
            <text:p>10865.2</text:p>
          </table:table-cell>
          <table:table-cell office:value-type="float" office:value="30201.2">
            <text:p>30201.2</text:p>
          </table:table-cell>
          <table:table-cell office:value-type="float" office:value="19.44">
            <text:p>19.44</text:p>
          </table:table-cell>
          <table:table-cell table:number-columns-repeated="3" office:value-type="float" office:value="5">
            <text:p>5</text:p>
          </table:table-cell>
          <table:table-cell office:value-type="float" office:value="730">
            <text:p>730</text:p>
          </table:table-cell>
          <table:table-cell table:number-columns-repeated="2" office:value-type="float" office:value="1709">
            <text:p>1709</text:p>
          </table:table-cell>
          <table:table-cell office:value-type="float" office:value="6891">
            <text:p>6891</text:p>
          </table:table-cell>
          <table:table-cell office:value-type="float" office:value="18392">
            <text:p>18392</text:p>
          </table:table-cell>
          <table:table-cell office:value-type="float" office:value="35250">
            <text:p>35250</text:p>
          </table:table-cell>
          <table:table-cell table:number-columns-repeated="6" office:value-type="float" office:value="0">
            <text:p>0</text:p>
          </table:table-cell>
          <table:table-cell office:value-type="float" office:value="0.65">
            <text:p>0.65</text:p>
          </table:table-cell>
          <table:table-cell table:number-columns-repeated="2" office:value-type="float" office:value="0.93">
            <text:p>0.9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62">
            <text:p>362</text:p>
          </table:table-cell>
          <table:table-cell office:value-type="date" office:date-value="2021-04-12">
            <text:p>04/12/21</text:p>
          </table:table-cell>
          <table:table-cell office:value-type="float" office:value="291">
            <text:p>291</text:p>
          </table:table-cell>
          <table:table-cell office:value-type="float" office:value="10740">
            <text:p>10740</text:p>
          </table:table-cell>
          <table:table-cell office:value-type="float" office:value="26360">
            <text:p>26360</text:p>
          </table:table-cell>
          <table:table-cell office:value-type="float" office:value="19.26">
            <text:p>19.26</text:p>
          </table:table-cell>
          <table:table-cell office:value-type="float" office:value="259.8">
            <text:p>259.8</text:p>
          </table:table-cell>
          <table:table-cell office:value-type="float" office:value="10665.4">
            <text:p>10665.4</text:p>
          </table:table-cell>
          <table:table-cell office:value-type="float" office:value="30096.8">
            <text:p>30096.8</text:p>
          </table:table-cell>
          <table:table-cell office:value-type="float" office:value="17.38">
            <text:p>17.38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692">
            <text:p>692</text:p>
          </table:table-cell>
          <table:table-cell office:value-type="float" office:value="1657">
            <text:p>1657</text:p>
          </table:table-cell>
          <table:table-cell office:value-type="float" office:value="6184">
            <text:p>6184</text:p>
          </table:table-cell>
          <table:table-cell office:value-type="float" office:value="17593">
            <text:p>17593</text:p>
          </table:table-cell>
          <table:table-cell office:value-type="float" office:value="34539">
            <text:p>34539</text:p>
          </table:table-cell>
          <table:table-cell table:number-columns-repeated="6" office:value-type="float" office:value="0">
            <text:p>0</text:p>
          </table:table-cell>
          <table:table-cell office:value-type="float" office:value="0.65">
            <text:p>0.65</text:p>
          </table:table-cell>
          <table:table-cell office:value-type="float" office:value="0.83">
            <text:p>0.83</text:p>
          </table:table-cell>
          <table:table-cell office:value-type="float" office:value="0.93">
            <text:p>0.9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date" office:date-value="2021-04-13">
            <text:p>04/13/21</text:p>
          </table:table-cell>
          <table:table-cell office:value-type="float" office:value="272">
            <text:p>272</text:p>
          </table:table-cell>
          <table:table-cell office:value-type="float" office:value="10818">
            <text:p>10818</text:p>
          </table:table-cell>
          <table:table-cell office:value-type="float" office:value="15467">
            <text:p>15467</text:p>
          </table:table-cell>
          <table:table-cell office:value-type="float" office:value="18.34">
            <text:p>18.34</text:p>
          </table:table-cell>
          <table:table-cell office:value-type="float" office:value="263.5">
            <text:p>263.5</text:p>
          </table:table-cell>
          <table:table-cell office:value-type="float" office:value="10601.5">
            <text:p>10601.5</text:p>
          </table:table-cell>
          <table:table-cell office:value-type="float" office:value="28468">
            <text:p>28468</text:p>
          </table:table-cell>
          <table:table-cell office:value-type="float" office:value="16.225">
            <text:p>16.225</text:p>
          </table:table-cell>
          <table:table-cell table:number-columns-repeated="3" office:value-type="float" office:value="5">
            <text:p>5</text:p>
          </table:table-cell>
          <table:table-cell office:value-type="float" office:value="820">
            <text:p>820</text:p>
          </table:table-cell>
          <table:table-cell office:value-type="float" office:value="1186">
            <text:p>1186</text:p>
          </table:table-cell>
          <table:table-cell office:value-type="float" office:value="1768">
            <text:p>1768</text:p>
          </table:table-cell>
          <table:table-cell office:value-type="float" office:value="5548">
            <text:p>5548</text:p>
          </table:table-cell>
          <table:table-cell office:value-type="float" office:value="16973">
            <text:p>16973</text:p>
          </table:table-cell>
          <table:table-cell office:value-type="float" office:value="33842">
            <text:p>33842</text:p>
          </table:table-cell>
          <table:table-cell table:number-columns-repeated="6" office:value-type="float" office:value="0">
            <text:p>0</text:p>
          </table:table-cell>
          <table:table-cell office:value-type="float" office:value="0.65">
            <text:p>0.65</text:p>
          </table:table-cell>
          <table:table-cell office:value-type="float" office:value="0.95">
            <text:p>0.95</text:p>
          </table:table-cell>
          <table:table-cell office:value-type="float" office:value="0.93">
            <text:p>0.9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64">
            <text:p>364</text:p>
          </table:table-cell>
          <table:table-cell office:value-type="date" office:date-value="2021-04-14">
            <text:p>04/14/21</text:p>
          </table:table-cell>
          <table:table-cell office:value-type="float" office:value="285">
            <text:p>285</text:p>
          </table:table-cell>
          <table:table-cell office:value-type="float" office:value="10364">
            <text:p>10364</text:p>
          </table:table-cell>
          <table:table-cell office:value-type="float" office:value="35181">
            <text:p>35181</text:p>
          </table:table-cell>
          <table:table-cell office:value-type="float" office:value="10.22">
            <text:p>10.22</text:p>
          </table:table-cell>
          <table:table-cell office:value-type="float" office:value="282.666666666667">
            <text:p>282.6666666667</text:p>
          </table:table-cell>
          <table:table-cell office:value-type="float" office:value="10640.6666666667">
            <text:p>10640.6666666667</text:p>
          </table:table-cell>
          <table:table-cell office:value-type="float" office:value="25669.3333333333">
            <text:p>25669.3333333333</text:p>
          </table:table-cell>
          <table:table-cell office:value-type="float" office:value="15.94">
            <text:p>15.94</text:p>
          </table:table-cell>
          <table:table-cell table:number-columns-repeated="3" office:value-type="float" office:value="5">
            <text:p>5</text:p>
          </table:table-cell>
          <table:table-cell office:value-type="float" office:value="915">
            <text:p>915</text:p>
          </table:table-cell>
          <table:table-cell office:value-type="float" office:value="1278">
            <text:p>1278</text:p>
          </table:table-cell>
          <table:table-cell office:value-type="float" office:value="1847">
            <text:p>1847</text:p>
          </table:table-cell>
          <table:table-cell office:value-type="float" office:value="4978">
            <text:p>4978</text:p>
          </table:table-cell>
          <table:table-cell office:value-type="float" office:value="16703">
            <text:p>16703</text:p>
          </table:table-cell>
          <table:table-cell office:value-type="float" office:value="33160">
            <text:p>33160</text:p>
          </table:table-cell>
          <table:table-cell table:number-columns-repeated="6" office:value-type="float" office:value="0">
            <text:p>0</text:p>
          </table:table-cell>
          <table:table-cell office:value-type="float" office:value="0.65">
            <text:p>0.65</text:p>
          </table:table-cell>
          <table:table-cell office:value-type="float" office:value="0.95">
            <text:p>0.95</text:p>
          </table:table-cell>
          <table:table-cell office:value-type="float" office:value="0.93">
            <text:p>0.93</text:p>
          </table:table-cell>
          <table:table-cell table:number-columns-repeated="3" office:value-type="float" office:value="0">
            <text:p>0</text:p>
          </table:table-cell>
        </table:table-row>
      </table:table>
      <table:table table:name="Aggregates" table:style-name="ta1" table:print="false">
        <table:table-column table:style-name="co17" table:number-columns-repeated="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2" table:number-columns-repeated="2" table:default-cell-style-name="Default"/>
        <table:table-column table:style-name="co17" table:number-columns-repeated="3" table:default-cell-style-name="Default"/>
        <table:table-column table:style-name="co6" table:number-columns-repeated="3" table:default-cell-style-name="Default"/>
        <table:table-row table:style-name="ro1">
          <table:table-cell office:value-type="float" office:value="0.65">
            <text:p>0.65</text:p>
          </table:table-cell>
          <table:table-cell office:value-type="float" office:value="0.93">
            <text:p>0.93</text:p>
          </table:table-cell>
          <table:table-cell office:value-type="float" office:value="0.95">
            <text:p>0.95</text:p>
          </table:table-cell>
          <table:table-cell office:value-type="float" office:value="-6">
            <text:p>-6</text:p>
          </table:table-cell>
          <table:table-cell office:value-type="float" office:value="-34">
            <text:p>-3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8.9">
            <text:p>28.9</text:p>
          </table:table-cell>
          <table:table-cell office:value-type="float" office:value="30.4">
            <text:p>30.4</text:p>
          </table:table-cell>
          <table:table-cell office:value-type="float" office:value="56.5">
            <text:p>56.5</text:p>
          </table:table-cell>
          <table:table-cell office:value-type="float" office:value="28344">
            <text:p>28344</text:p>
          </table:table-cell>
          <table:table-cell office:value-type="float" office:value="29546">
            <text:p>29546</text:p>
          </table:table-cell>
          <table:table-cell office:value-type="float" office:value="32541">
            <text:p>3254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 number:style="long"/>
      <number:text>-</number:text>
      <number:month number:style="long"/>
      <number:text>-</number:text>
      <number:year number:style="long"/>
    </number:date-style>
    <number:percentage-style style:name="N118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4">11/04/2021</text:date>, <text:time>01:45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Widdess</meta:initial-creator>
    <meta:creation-date>2020-10-03T13:02:51.26</meta:creation-date>
    <dc:date>2021-11-04T01:45:28.73</dc:date>
    <dc:creator>Liam Widdess</dc:creator>
    <meta:editing-duration>P2DT3H30M45S</meta:editing-duration>
    <meta:editing-cycles>185</meta:editing-cycles>
    <meta:generator>OpenOffice/4.1.7$Win32 OpenOffice.org_project/417m1$Build-9800</meta:generator>
    <meta:document-statistic meta:table-count="8" meta:cell-count="12395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89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43902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8080" draw:fill-color="#ff808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fill-color="#aecf00" draw:textarea-horizontal-align="center" draw:textarea-vertical-align="middle"/>
    </style:style>
    <style:style style:name="gr2" style:family="graphic">
      <style:graphic-properties draw:fill-color="#ffd320" draw:textarea-horizontal-align="center" draw:textarea-vertical-align="middle"/>
    </style:style>
    <style:style style:name="gr3" style:family="graphic">
      <style:graphic-properties draw:fill-color="#ff808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</office:automatic-styles>
  <office:body>
    <office:chart>
      <chart:chart svg:width="33.872cm" svg:height="14.879cm" xlink:href=".." xlink:type="simple" chart:class="chart:line" chart:style-name="ch1">
        <chart:title svg:x="7.904cm" svg:y="0.468cm" chart:style-name="ch2">
          <text:p>Estimated Transmissions Per Day</text:p>
        </chart:title>
        <chart:plot-area chart:style-name="ch3" table:cell-range-address="ResultsData.B1:ResultsData.B1000 ResultsData.Q1:ResultsData.S1000" chart:data-source-has-labels="column" svg:x="0.944cm" svg:y="1.314cm" svg:width="31.726cm" svg:height="12.854cm">
          <chartooo:coordinate-region svg:x="2.121cm" svg:y="1.526cm" svg:width="29.889cm" svg:height="11.969cm"/>
          <chart:axis chart:dimension="x" chart:name="primary-x" chart:style-name="ch4" chartooo:axis-type="auto">
            <chartooo:date-scale/>
            <chart:categories table:cell-range-address="ResultsData.B1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Q1:ResultsData.Q1000" chart:class="chart:line">
            <chart:data-point chart:repeated="1000"/>
          </chart:series>
          <chart:series chart:style-name="ch8" chart:values-cell-range-address="ResultsData.R1:ResultsData.R1000" chart:class="chart:line">
            <chart:data-point chart:repeated="1000"/>
          </chart:series>
          <chart:series chart:style-name="ch9" chart:values-cell-range-address="ResultsData.S1:ResultsData.S1000" chart:class="chart:line">
            <chart:data-point chart:repeated="1000"/>
          </chart:series>
          <chart:wall chart:style-name="ch10"/>
          <chart:floor chart:style-name="ch11"/>
        </chart:plot-area>
        <draw:rect draw:style-name="gr1" draw:text-style-name="P1" svg:width="0.307cm" svg:height="0.291cm" svg:x="17.384cm" svg:y="0.657cm">
          <text:p/>
        </draw:rect>
        <draw:rect draw:style-name="gr2" draw:text-style-name="P2" svg:width="0.307cm" svg:height="0.291cm" svg:x="20.122cm" svg:y="0.663cm">
          <text:p/>
        </draw:rect>
        <draw:rect draw:style-name="gr3" draw:text-style-name="P2" svg:width="0.307cm" svg:height="0.291cm" svg:x="23.141cm" svg:y="0.67cm">
          <text:p/>
        </draw:rect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float" office:value="43902">
                <text:p>43900</text:p>
                <draw:g>
                  <svg:desc>ResultsData.B1:ResultsData.B1000</svg:desc>
                </draw:g>
              </table:table-cell>
              <table:table-cell office:value-type="float" office:value="1133">
                <text:p>1133</text:p>
                <draw:g>
                  <svg:desc>ResultsData.Q1:ResultsData.Q1000</svg:desc>
                </draw:g>
              </table:table-cell>
              <table:table-cell office:value-type="float" office:value="1417">
                <text:p>1417</text:p>
                <draw:g>
                  <svg:desc>ResultsData.R1:ResultsData.R1000</svg:desc>
                </draw:g>
              </table:table-cell>
              <table:table-cell office:value-type="float" office:value="1889">
                <text:p>1889</text:p>
                <draw:g>
                  <svg:desc>ResultsData.S1:ResultsData.S1000</svg:desc>
                </draw:g>
              </table:table-cell>
            </table:table-row>
            <table:table-row>
              <table:table-cell office:value-type="float" office:value="43903">
                <text:p>43900</text:p>
              </table:table-cell>
              <table:table-cell office:value-type="float" office:value="1250">
                <text:p>1250</text:p>
              </table:table-cell>
              <table:table-cell office:value-type="float" office:value="1562">
                <text:p>1562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float" office:value="43904">
                <text:p>4390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5">
                <text:p>43910</text:p>
              </table:table-cell>
              <table:table-cell office:value-type="float" office:value="1300">
                <text:p>130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06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775">
                <text:p>17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07">
                <text:p>43910</text:p>
              </table:table-cell>
              <table:table-cell office:value-type="float" office:value="1250">
                <text:p>1250</text:p>
              </table:table-cell>
              <table:table-cell office:value-type="float" office:value="1725">
                <text:p>172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08">
                <text:p>4391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9">
                <text:p>43910</text:p>
              </table:table-cell>
              <table:table-cell office:value-type="float" office:value="1220">
                <text:p>122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1">
                <text:p>43910</text:p>
              </table:table-cell>
              <table:table-cell office:value-type="float" office:value="1180">
                <text:p>1180</text:p>
              </table:table-cell>
              <table:table-cell office:value-type="float" office:value="1562">
                <text:p>1562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2">
                <text:p>43910</text:p>
              </table:table-cell>
              <table:table-cell office:value-type="float" office:value="1100">
                <text:p>110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3">
                <text:p>43910</text:p>
              </table:table-cell>
              <table:table-cell office:value-type="float" office:value="1040">
                <text:p>1040</text:p>
              </table:table-cell>
              <table:table-cell office:value-type="float" office:value="1525">
                <text:p>15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4">
                <text:p>43910</text:p>
              </table:table-cell>
              <table:table-cell office:value-type="float" office:value="1000">
                <text:p>1000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5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475">
                <text:p>147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6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375">
                <text:p>13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7">
                <text:p>43920</text:p>
              </table:table-cell>
              <table:table-cell office:value-type="float" office:value="1040">
                <text:p>1040</text:p>
              </table:table-cell>
              <table:table-cell office:value-type="float" office:value="1375">
                <text:p>1375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float" office:value="43918">
                <text:p>43920</text:p>
              </table:table-cell>
              <table:table-cell office:value-type="float" office:value="980">
                <text:p>980</text:p>
              </table:table-cell>
              <table:table-cell office:value-type="float" office:value="1260">
                <text:p>126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float" office:value="43919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1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300">
                <text:p>130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2">
                <text:p>43920</text:p>
              </table:table-cell>
              <table:table-cell office:value-type="float" office:value="960">
                <text:p>960</text:p>
              </table:table-cell>
              <table:table-cell office:value-type="float" office:value="1225">
                <text:p>1225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23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4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5">
                <text:p>4393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6">
                <text:p>43930</text:p>
              </table:table-cell>
              <table:table-cell office:value-type="float" office:value="960">
                <text:p>960</text:p>
              </table:table-cell>
              <table:table-cell office:value-type="float" office:value="1200">
                <text:p>1200</text:p>
              </table:table-cell>
              <table:table-cell office:value-type="float" office:value="1633">
                <text:p>1633</text:p>
              </table:table-cell>
            </table:table-row>
            <table:table-row>
              <table:table-cell office:value-type="float" office:value="43927">
                <text:p>43930</text:p>
              </table:table-cell>
              <table:table-cell office:value-type="float" office:value="840">
                <text:p>84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8">
                <text:p>43930</text:p>
              </table:table-cell>
              <table:table-cell office:value-type="float" office:value="760">
                <text:p>760</text:p>
              </table:table-cell>
              <table:table-cell office:value-type="float" office:value="1267">
                <text:p>1267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9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33">
                <text:p>1033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7">
                <text:p>967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1">
                <text:p>43930</text:p>
              </table:table-cell>
              <table:table-cell office:value-type="float" office:value="540">
                <text:p>540</text:p>
              </table:table-cell>
              <table:table-cell office:value-type="float" office:value="1040">
                <text:p>1040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32">
                <text:p>43930</text:p>
              </table:table-cell>
              <table:table-cell office:value-type="float" office:value="520">
                <text:p>520</text:p>
              </table:table-cell>
              <table:table-cell office:value-type="float" office:value="950">
                <text:p>950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33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00">
                <text:p>1000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4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0">
                <text:p>960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5">
                <text:p>43940</text:p>
              </table:table-cell>
              <table:table-cell office:value-type="float" office:value="540">
                <text:p>540</text:p>
              </table:table-cell>
              <table:table-cell office:value-type="float" office:value="840">
                <text:p>84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43936">
                <text:p>43940</text:p>
              </table:table-cell>
              <table:table-cell office:value-type="float" office:value="455">
                <text:p>455</text:p>
              </table:table-cell>
              <table:table-cell office:value-type="float" office:value="744">
                <text:p>744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62">
                <text:p>762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700">
                <text:p>700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358">
                <text:p>358</text:p>
              </table:table-cell>
              <table:table-cell office:value-type="float" office:value="640">
                <text:p>640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78">
                <text:p>378</text:p>
              </table:table-cell>
              <table:table-cell office:value-type="float" office:value="637">
                <text:p>637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20">
                <text:p>720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669">
                <text:p>669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344">
                <text:p>344</text:p>
              </table:table-cell>
              <table:table-cell office:value-type="float" office:value="614">
                <text:p>614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63">
                <text:p>363</text:p>
              </table:table-cell>
              <table:table-cell office:value-type="float" office:value="648">
                <text:p>648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445">
                <text:p>445</text:p>
              </table:table-cell>
              <table:table-cell office:value-type="float" office:value="710">
                <text:p>710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68">
                <text:p>368</text:p>
              </table:table-cell>
              <table:table-cell office:value-type="float" office:value="630">
                <text:p>630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44">
                <text:p>344</text:p>
              </table:table-cell>
              <table:table-cell office:value-type="float" office:value="582">
                <text:p>58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63">
                <text:p>363</text:p>
              </table:table-cell>
              <table:table-cell office:value-type="float" office:value="607">
                <text:p>607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96">
                <text:p>296</text:p>
              </table:table-cell>
              <table:table-cell office:value-type="float" office:value="601">
                <text:p>601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76">
                <text:p>576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32">
                <text:p>53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328">
                <text:p>328</text:p>
              </table:table-cell>
              <table:table-cell office:value-type="float" office:value="578">
                <text:p>578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38">
                <text:p>238</text:p>
              </table:table-cell>
              <table:table-cell office:value-type="float" office:value="467">
                <text:p>467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17">
                <text:p>217</text:p>
              </table:table-cell>
              <table:table-cell office:value-type="float" office:value="438">
                <text:p>438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94">
                <text:p>394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50">
                <text:p>150</text:p>
              </table:table-cell>
              <table:table-cell office:value-type="float" office:value="411">
                <text:p>411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46">
                <text:p>346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35">
                <text:p>335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210">
                <text:p>210</text:p>
              </table:table-cell>
              <table:table-cell office:value-type="float" office:value="340">
                <text:p>340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335">
                <text:p>335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148">
                <text:p>148</text:p>
              </table:table-cell>
              <table:table-cell office:value-type="float" office:value="290">
                <text:p>29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08">
                <text:p>308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175">
                <text:p>175</text:p>
              </table:table-cell>
              <table:table-cell office:value-type="float" office:value="299">
                <text:p>299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280">
                <text:p>28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138">
                <text:p>138</text:p>
              </table:table-cell>
              <table:table-cell office:value-type="float" office:value="242">
                <text:p>242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152">
                <text:p>152</text:p>
              </table:table-cell>
              <table:table-cell office:value-type="float" office:value="256">
                <text:p>256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15">
                <text:p>115</text:p>
              </table:table-cell>
              <table:table-cell office:value-type="float" office:value="255">
                <text:p>255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50">
                <text:p>25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32">
                <text:p>132</text:p>
              </table:table-cell>
              <table:table-cell office:value-type="float" office:value="235">
                <text:p>235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45">
                <text:p>145</text:p>
              </table:table-cell>
              <table:table-cell office:value-type="float" office:value="252">
                <text:p>252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30">
                <text:p>23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18">
                <text:p>118</text:p>
              </table:table-cell>
              <table:table-cell office:value-type="float" office:value="240">
                <text:p>24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112">
                <text:p>112</text:p>
              </table:table-cell>
              <table:table-cell office:value-type="float" office:value="195">
                <text:p>195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135">
                <text:p>135</text:p>
              </table:table-cell>
              <table:table-cell office:value-type="float" office:value="224">
                <text:p>224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00">
                <text:p>100</text:p>
              </table:table-cell>
              <table:table-cell office:value-type="float" office:value="220">
                <text:p>22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32">
                <text:p>232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16">
                <text:p>116</text:p>
              </table:table-cell>
              <table:table-cell office:value-type="float" office:value="210">
                <text:p>21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22">
                <text:p>222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78">
                <text:p>78</text:p>
              </table:table-cell>
              <table:table-cell office:value-type="float" office:value="184">
                <text:p>184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70">
                <text:p>70</text:p>
              </table:table-cell>
              <table:table-cell office:value-type="float" office:value="165">
                <text:p>165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52">
                <text:p>52</text:p>
              </table:table-cell>
              <table:table-cell office:value-type="float" office:value="180">
                <text:p>18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0">
                <text:p>40</text:p>
              </table:table-cell>
              <table:table-cell office:value-type="float" office:value="158">
                <text:p>158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32">
                <text:p>32</text:p>
              </table:table-cell>
              <table:table-cell office:value-type="float" office:value="118">
                <text:p>118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16">
                <text:p>116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50">
                <text:p>50</text:p>
              </table:table-cell>
              <table:table-cell office:value-type="float" office:value="120">
                <text:p>120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5">
                <text:p>45</text:p>
              </table:table-cell>
              <table:table-cell office:value-type="float" office:value="136">
                <text:p>136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2">
                <text:p>32</text:p>
              </table:table-cell>
              <table:table-cell office:value-type="float" office:value="110">
                <text:p>11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05">
                <text:p>10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55">
                <text:p>55</text:p>
              </table:table-cell>
              <table:table-cell office:value-type="float" office:value="98">
                <text:p>9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8">
                <text:p>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18">
                <text:p>18</text:p>
              </table:table-cell>
              <table:table-cell office:value-type="float" office:value="72">
                <text:p>7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25">
                <text:p>25</text:p>
              </table:table-cell>
              <table:table-cell office:value-type="float" office:value="82">
                <text:p>8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5">
                <text:p>9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42">
                <text:p>42</text:p>
              </table:table-cell>
              <table:table-cell office:value-type="float" office:value="88">
                <text:p>88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32">
                <text:p>32</text:p>
              </table:table-cell>
              <table:table-cell office:value-type="float" office:value="72">
                <text:p>7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5">
                <text:p>35</text:p>
              </table:table-cell>
              <table:table-cell office:value-type="float" office:value="72">
                <text:p>7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2">
                <text:p>4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5">
                <text:p>25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22">
                <text:p>22</text:p>
              </table:table-cell>
              <table:table-cell office:value-type="float" office:value="35">
                <text:p>3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8">
                <text:p>18</text:p>
              </table:table-cell>
              <table:table-cell office:value-type="float" office:value="42">
                <text:p>4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5">
                <text:p>5</text:p>
              </table:table-cell>
              <table:table-cell office:value-type="float" office:value="48">
                <text:p>4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">
                <text:p>2</text:p>
              </table:table-cell>
              <table:table-cell office:value-type="float" office:value="45">
                <text:p>4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5">
                <text:p>5</text:p>
              </table:table-cell>
              <table:table-cell office:value-type="float" office:value="52">
                <text:p>5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5">
                <text:p>15</text:p>
              </table:table-cell>
              <table:table-cell office:value-type="float" office:value="58">
                <text:p>5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2">
                <text:p>12</text:p>
              </table:table-cell>
              <table:table-cell office:value-type="float" office:value="63">
                <text:p>6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0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60">
                <text:p>6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32">
                <text:p>32</text:p>
              </table:table-cell>
              <table:table-cell office:value-type="float" office:value="68">
                <text:p>6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30">
                <text:p>3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78">
                <text:p>7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38">
                <text:p>38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42">
                <text:p>42</text:p>
              </table:table-cell>
              <table:table-cell office:value-type="float" office:value="75">
                <text:p>7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82">
                <text:p>8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6">
                <text:p>5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5">
                <text:p>5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62">
                <text:p>6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6">
                <text:p>5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60">
                <text:p>6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0">
                <text:p>10</text:p>
              </table:table-cell>
              <table:table-cell office:value-type="float" office:value="52">
                <text:p>5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72">
                <text:p>7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8">
                <text:p>8</text:p>
              </table:table-cell>
              <table:table-cell office:value-type="float" office:value="58">
                <text:p>5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8">
                <text:p>58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8">
                <text:p>8</text:p>
              </table:table-cell>
              <table:table-cell office:value-type="float" office:value="82">
                <text:p>8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0">
                <text:p>20</text:p>
              </table:table-cell>
              <table:table-cell office:value-type="float" office:value="87">
                <text:p>87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30">
                <text:p>30</text:p>
              </table:table-cell>
              <table:table-cell office:value-type="float" office:value="102">
                <text:p>102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58">
                <text:p>58</text:p>
              </table:table-cell>
              <table:table-cell office:value-type="float" office:value="96">
                <text:p>9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00">
                <text:p>10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10">
                <text:p>11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80">
                <text:p>80</text:p>
              </table:table-cell>
              <table:table-cell office:value-type="float" office:value="132">
                <text:p>132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0">
                <text:p>120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80">
                <text:p>80</text:p>
              </table:table-cell>
              <table:table-cell office:value-type="float" office:value="162">
                <text:p>162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72">
                <text:p>72</text:p>
              </table:table-cell>
              <table:table-cell office:value-type="float" office:value="200">
                <text:p>200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82">
                <text:p>82</text:p>
              </table:table-cell>
              <table:table-cell office:value-type="float" office:value="230">
                <text:p>2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92">
                <text:p>92</text:p>
              </table:table-cell>
              <table:table-cell office:value-type="float" office:value="320">
                <text:p>320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22">
                <text:p>122</text:p>
              </table:table-cell>
              <table:table-cell office:value-type="float" office:value="350">
                <text:p>350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55">
                <text:p>155</text:p>
              </table:table-cell>
              <table:table-cell office:value-type="float" office:value="360">
                <text:p>360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78">
                <text:p>178</text:p>
              </table:table-cell>
              <table:table-cell office:value-type="float" office:value="430">
                <text:p>4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52">
                <text:p>252</text:p>
              </table:table-cell>
              <table:table-cell office:value-type="float" office:value="462">
                <text:p>462</text:p>
              </table:table-cell>
              <table:table-cell office:value-type="float" office:value="1227">
                <text:p>1227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325">
                <text:p>325</text:p>
              </table:table-cell>
              <table:table-cell office:value-type="float" office:value="525">
                <text:p>525</text:p>
              </table:table-cell>
              <table:table-cell office:value-type="float" office:value="1221">
                <text:p>1221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332">
                <text:p>332</text:p>
              </table:table-cell>
              <table:table-cell office:value-type="float" office:value="656">
                <text:p>656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348">
                <text:p>348</text:p>
              </table:table-cell>
              <table:table-cell office:value-type="float" office:value="632">
                <text:p>632</text:p>
              </table:table-cell>
              <table:table-cell office:value-type="float" office:value="1356">
                <text:p>135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365">
                <text:p>365</text:p>
              </table:table-cell>
              <table:table-cell office:value-type="float" office:value="782">
                <text:p>782</text:p>
              </table:table-cell>
              <table:table-cell office:value-type="float" office:value="1758">
                <text:p>1758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342">
                <text:p>342</text:p>
              </table:table-cell>
              <table:table-cell office:value-type="float" office:value="768">
                <text:p>768</text:p>
              </table:table-cell>
              <table:table-cell office:value-type="float" office:value="1906">
                <text:p>19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328">
                <text:p>328</text:p>
              </table:table-cell>
              <table:table-cell office:value-type="float" office:value="902">
                <text:p>902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60">
                <text:p>360</text:p>
              </table:table-cell>
              <table:table-cell office:value-type="float" office:value="960">
                <text:p>960</text:p>
              </table:table-cell>
              <table:table-cell office:value-type="float" office:value="2152">
                <text:p>2152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72">
                <text:p>372</text:p>
              </table:table-cell>
              <table:table-cell office:value-type="float" office:value="1178">
                <text:p>1178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580">
                <text:p>580</text:p>
              </table:table-cell>
              <table:table-cell office:value-type="float" office:value="1163">
                <text:p>1163</text:p>
              </table:table-cell>
              <table:table-cell office:value-type="float" office:value="2506">
                <text:p>250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682">
                <text:p>682</text:p>
              </table:table-cell>
              <table:table-cell office:value-type="float" office:value="1183">
                <text:p>1183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704">
                <text:p>704</text:p>
              </table:table-cell>
              <table:table-cell office:value-type="float" office:value="1309">
                <text:p>1309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780">
                <text:p>780</text:p>
              </table:table-cell>
              <table:table-cell office:value-type="float" office:value="1535">
                <text:p>1535</text:p>
              </table:table-cell>
              <table:table-cell office:value-type="float" office:value="3342">
                <text:p>334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828">
                <text:p>828</text:p>
              </table:table-cell>
              <table:table-cell office:value-type="float" office:value="1724">
                <text:p>1724</text:p>
              </table:table-cell>
              <table:table-cell office:value-type="float" office:value="3527">
                <text:p>3527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758">
                <text:p>758</text:p>
              </table:table-cell>
              <table:table-cell office:value-type="float" office:value="1591">
                <text:p>1591</text:p>
              </table:table-cell>
              <table:table-cell office:value-type="float" office:value="3634">
                <text:p>363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848">
                <text:p>848</text:p>
              </table:table-cell>
              <table:table-cell office:value-type="float" office:value="1772">
                <text:p>1772</text:p>
              </table:table-cell>
              <table:table-cell office:value-type="float" office:value="4217">
                <text:p>42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038">
                <text:p>1038</text:p>
              </table:table-cell>
              <table:table-cell office:value-type="float" office:value="1900">
                <text:p>1900</text:p>
              </table:table-cell>
              <table:table-cell office:value-type="float" office:value="3659">
                <text:p>3659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018">
                <text:p>1018</text:p>
              </table:table-cell>
              <table:table-cell office:value-type="float" office:value="2118">
                <text:p>2118</text:p>
              </table:table-cell>
              <table:table-cell office:value-type="float" office:value="4522">
                <text:p>452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082">
                <text:p>1082</text:p>
              </table:table-cell>
              <table:table-cell office:value-type="float" office:value="1983">
                <text:p>1983</text:p>
              </table:table-cell>
              <table:table-cell office:value-type="float" office:value="3204">
                <text:p>320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139">
                <text:p>1139</text:p>
              </table:table-cell>
              <table:table-cell office:value-type="float" office:value="2169">
                <text:p>2169</text:p>
              </table:table-cell>
              <table:table-cell office:value-type="float" office:value="3618">
                <text:p>361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332">
                <text:p>1332</text:p>
              </table:table-cell>
              <table:table-cell office:value-type="float" office:value="2408">
                <text:p>2408</text:p>
              </table:table-cell>
              <table:table-cell office:value-type="float" office:value="4927">
                <text:p>4927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453">
                <text:p>1453</text:p>
              </table:table-cell>
              <table:table-cell office:value-type="float" office:value="2562">
                <text:p>2562</text:p>
              </table:table-cell>
              <table:table-cell office:value-type="float" office:value="4335">
                <text:p>4335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656">
                <text:p>1656</text:p>
              </table:table-cell>
              <table:table-cell office:value-type="float" office:value="2664">
                <text:p>2664</text:p>
              </table:table-cell>
              <table:table-cell office:value-type="float" office:value="5045">
                <text:p>504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675">
                <text:p>1675</text:p>
              </table:table-cell>
              <table:table-cell office:value-type="float" office:value="2775">
                <text:p>2775</text:p>
              </table:table-cell>
              <table:table-cell office:value-type="float" office:value="5080">
                <text:p>5080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912">
                <text:p>1912</text:p>
              </table:table-cell>
              <table:table-cell office:value-type="float" office:value="2876">
                <text:p>2876</text:p>
              </table:table-cell>
              <table:table-cell office:value-type="float" office:value="5313">
                <text:p>5313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948">
                <text:p>1948</text:p>
              </table:table-cell>
              <table:table-cell office:value-type="float" office:value="3050">
                <text:p>3050</text:p>
              </table:table-cell>
              <table:table-cell office:value-type="float" office:value="5144">
                <text:p>5144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761">
                <text:p>1761</text:p>
              </table:table-cell>
              <table:table-cell office:value-type="float" office:value="3154">
                <text:p>3154</text:p>
              </table:table-cell>
              <table:table-cell office:value-type="float" office:value="6122">
                <text:p>612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844">
                <text:p>1844</text:p>
              </table:table-cell>
              <table:table-cell office:value-type="float" office:value="3388">
                <text:p>3388</text:p>
              </table:table-cell>
              <table:table-cell office:value-type="float" office:value="6284">
                <text:p>628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2140">
                <text:p>2140</text:p>
              </table:table-cell>
              <table:table-cell office:value-type="float" office:value="3805">
                <text:p>3805</text:p>
              </table:table-cell>
              <table:table-cell office:value-type="float" office:value="6871">
                <text:p>6871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2278">
                <text:p>2278</text:p>
              </table:table-cell>
              <table:table-cell office:value-type="float" office:value="4112">
                <text:p>4112</text:p>
              </table:table-cell>
              <table:table-cell office:value-type="float" office:value="8084">
                <text:p>808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2510">
                <text:p>2510</text:p>
              </table:table-cell>
              <table:table-cell office:value-type="float" office:value="4256">
                <text:p>4256</text:p>
              </table:table-cell>
              <table:table-cell office:value-type="float" office:value="8987">
                <text:p>898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2538">
                <text:p>2538</text:p>
              </table:table-cell>
              <table:table-cell office:value-type="float" office:value="4236">
                <text:p>4236</text:p>
              </table:table-cell>
              <table:table-cell office:value-type="float" office:value="7472">
                <text:p>747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2612">
                <text:p>2612</text:p>
              </table:table-cell>
              <table:table-cell office:value-type="float" office:value="4683">
                <text:p>4683</text:p>
              </table:table-cell>
              <table:table-cell office:value-type="float" office:value="7466">
                <text:p>7466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2888">
                <text:p>2888</text:p>
              </table:table-cell>
              <table:table-cell office:value-type="float" office:value="5148">
                <text:p>5148</text:p>
              </table:table-cell>
              <table:table-cell office:value-type="float" office:value="9913">
                <text:p>9913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2994">
                <text:p>2994</text:p>
              </table:table-cell>
              <table:table-cell office:value-type="float" office:value="5296">
                <text:p>5296</text:p>
              </table:table-cell>
              <table:table-cell office:value-type="float" office:value="9362">
                <text:p>9362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3108">
                <text:p>3108</text:p>
              </table:table-cell>
              <table:table-cell office:value-type="float" office:value="5256">
                <text:p>5256</text:p>
              </table:table-cell>
              <table:table-cell office:value-type="float" office:value="8561">
                <text:p>8561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3520">
                <text:p>3520</text:p>
              </table:table-cell>
              <table:table-cell office:value-type="float" office:value="5578">
                <text:p>5578</text:p>
              </table:table-cell>
              <table:table-cell office:value-type="float" office:value="9852">
                <text:p>9852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4101">
                <text:p>4101</text:p>
              </table:table-cell>
              <table:table-cell office:value-type="float" office:value="6810">
                <text:p>6810</text:p>
              </table:table-cell>
              <table:table-cell office:value-type="float" office:value="11977">
                <text:p>11977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3898">
                <text:p>3898</text:p>
              </table:table-cell>
              <table:table-cell office:value-type="float" office:value="5765">
                <text:p>5765</text:p>
              </table:table-cell>
              <table:table-cell office:value-type="float" office:value="10193">
                <text:p>1019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3844">
                <text:p>3844</text:p>
              </table:table-cell>
              <table:table-cell office:value-type="float" office:value="6196">
                <text:p>6196</text:p>
              </table:table-cell>
              <table:table-cell office:value-type="float" office:value="10826">
                <text:p>1082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4160">
                <text:p>4160</text:p>
              </table:table-cell>
              <table:table-cell office:value-type="float" office:value="6944">
                <text:p>6944</text:p>
              </table:table-cell>
              <table:table-cell office:value-type="float" office:value="14594">
                <text:p>14594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4508">
                <text:p>4508</text:p>
              </table:table-cell>
              <table:table-cell office:value-type="float" office:value="7338">
                <text:p>7338</text:p>
              </table:table-cell>
              <table:table-cell office:value-type="float" office:value="13067">
                <text:p>13067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4350">
                <text:p>4350</text:p>
              </table:table-cell>
              <table:table-cell office:value-type="float" office:value="7337">
                <text:p>7337</text:p>
              </table:table-cell>
              <table:table-cell office:value-type="float" office:value="13342">
                <text:p>13342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4750">
                <text:p>4750</text:p>
              </table:table-cell>
              <table:table-cell office:value-type="float" office:value="8143">
                <text:p>8143</text:p>
              </table:table-cell>
              <table:table-cell office:value-type="float" office:value="14491">
                <text:p>14491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5305">
                <text:p>5305</text:p>
              </table:table-cell>
              <table:table-cell office:value-type="float" office:value="9169">
                <text:p>9169</text:p>
              </table:table-cell>
              <table:table-cell office:value-type="float" office:value="16239">
                <text:p>16239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5327">
                <text:p>5327</text:p>
              </table:table-cell>
              <table:table-cell office:value-type="float" office:value="9143">
                <text:p>9143</text:p>
              </table:table-cell>
              <table:table-cell office:value-type="float" office:value="15725">
                <text:p>15725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5482">
                <text:p>5482</text:p>
              </table:table-cell>
              <table:table-cell office:value-type="float" office:value="9316">
                <text:p>9316</text:p>
              </table:table-cell>
              <table:table-cell office:value-type="float" office:value="14564">
                <text:p>14564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014">
                <text:p>6014</text:p>
              </table:table-cell>
              <table:table-cell office:value-type="float" office:value="10312">
                <text:p>10312</text:p>
              </table:table-cell>
              <table:table-cell office:value-type="float" office:value="15574">
                <text:p>15574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554">
                <text:p>6554</text:p>
              </table:table-cell>
              <table:table-cell office:value-type="float" office:value="11154">
                <text:p>11154</text:p>
              </table:table-cell>
              <table:table-cell office:value-type="float" office:value="16099">
                <text:p>16099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038">
                <text:p>7038</text:p>
              </table:table-cell>
              <table:table-cell office:value-type="float" office:value="10498">
                <text:p>10498</text:p>
              </table:table-cell>
              <table:table-cell office:value-type="float" office:value="15686">
                <text:p>15686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7666">
                <text:p>7666</text:p>
              </table:table-cell>
              <table:table-cell office:value-type="float" office:value="10776">
                <text:p>10776</text:p>
              </table:table-cell>
              <table:table-cell office:value-type="float" office:value="15347">
                <text:p>15347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8328">
                <text:p>8328</text:p>
              </table:table-cell>
              <table:table-cell office:value-type="float" office:value="11222">
                <text:p>11222</text:p>
              </table:table-cell>
              <table:table-cell office:value-type="float" office:value="16688">
                <text:p>1668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8686">
                <text:p>8686</text:p>
              </table:table-cell>
              <table:table-cell office:value-type="float" office:value="11658">
                <text:p>11658</text:p>
              </table:table-cell>
              <table:table-cell office:value-type="float" office:value="17228">
                <text:p>1722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8279">
                <text:p>8279</text:p>
              </table:table-cell>
              <table:table-cell office:value-type="float" office:value="11428">
                <text:p>11428</text:p>
              </table:table-cell>
              <table:table-cell office:value-type="float" office:value="16708">
                <text:p>16708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8389">
                <text:p>8389</text:p>
              </table:table-cell>
              <table:table-cell office:value-type="float" office:value="11308">
                <text:p>11308</text:p>
              </table:table-cell>
              <table:table-cell office:value-type="float" office:value="17123">
                <text:p>1712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8927">
                <text:p>8927</text:p>
              </table:table-cell>
              <table:table-cell office:value-type="float" office:value="12384">
                <text:p>12384</text:p>
              </table:table-cell>
              <table:table-cell office:value-type="float" office:value="17065">
                <text:p>17065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8686">
                <text:p>8686</text:p>
              </table:table-cell>
              <table:table-cell office:value-type="float" office:value="11992">
                <text:p>11992</text:p>
              </table:table-cell>
              <table:table-cell office:value-type="float" office:value="16842">
                <text:p>16842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8329">
                <text:p>8329</text:p>
              </table:table-cell>
              <table:table-cell office:value-type="float" office:value="11792">
                <text:p>11792</text:p>
              </table:table-cell>
              <table:table-cell office:value-type="float" office:value="17057">
                <text:p>17057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8756">
                <text:p>8756</text:p>
              </table:table-cell>
              <table:table-cell office:value-type="float" office:value="12456">
                <text:p>12456</text:p>
              </table:table-cell>
              <table:table-cell office:value-type="float" office:value="16936">
                <text:p>16936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9682">
                <text:p>9682</text:p>
              </table:table-cell>
              <table:table-cell office:value-type="float" office:value="12564">
                <text:p>12564</text:p>
              </table:table-cell>
              <table:table-cell office:value-type="float" office:value="17578">
                <text:p>1757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432">
                <text:p>9432</text:p>
              </table:table-cell>
              <table:table-cell office:value-type="float" office:value="12442">
                <text:p>12442</text:p>
              </table:table-cell>
              <table:table-cell office:value-type="float" office:value="17175">
                <text:p>17175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320">
                <text:p>9320</text:p>
              </table:table-cell>
              <table:table-cell office:value-type="float" office:value="12392">
                <text:p>12392</text:p>
              </table:table-cell>
              <table:table-cell office:value-type="float" office:value="18228">
                <text:p>1822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9818">
                <text:p>9818</text:p>
              </table:table-cell>
              <table:table-cell office:value-type="float" office:value="12576">
                <text:p>12576</text:p>
              </table:table-cell>
              <table:table-cell office:value-type="float" office:value="18345">
                <text:p>18345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9838">
                <text:p>9838</text:p>
              </table:table-cell>
              <table:table-cell office:value-type="float" office:value="12926">
                <text:p>12926</text:p>
              </table:table-cell>
              <table:table-cell office:value-type="float" office:value="18207">
                <text:p>1820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9506">
                <text:p>9506</text:p>
              </table:table-cell>
              <table:table-cell office:value-type="float" office:value="12762">
                <text:p>12762</text:p>
              </table:table-cell>
              <table:table-cell office:value-type="float" office:value="19147">
                <text:p>19147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9334">
                <text:p>9334</text:p>
              </table:table-cell>
              <table:table-cell office:value-type="float" office:value="13375">
                <text:p>13375</text:p>
              </table:table-cell>
              <table:table-cell office:value-type="float" office:value="20973">
                <text:p>20973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9838">
                <text:p>9838</text:p>
              </table:table-cell>
              <table:table-cell office:value-type="float" office:value="13601">
                <text:p>13601</text:p>
              </table:table-cell>
              <table:table-cell office:value-type="float" office:value="22506">
                <text:p>22506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0250">
                <text:p>10250</text:p>
              </table:table-cell>
              <table:table-cell office:value-type="float" office:value="14124">
                <text:p>14124</text:p>
              </table:table-cell>
              <table:table-cell office:value-type="float" office:value="23755">
                <text:p>23755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9955">
                <text:p>9955</text:p>
              </table:table-cell>
              <table:table-cell office:value-type="float" office:value="14994">
                <text:p>14994</text:p>
              </table:table-cell>
              <table:table-cell office:value-type="float" office:value="24927">
                <text:p>24927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0540">
                <text:p>10540</text:p>
              </table:table-cell>
              <table:table-cell office:value-type="float" office:value="15668">
                <text:p>15668</text:p>
              </table:table-cell>
              <table:table-cell office:value-type="float" office:value="26179">
                <text:p>26179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0756">
                <text:p>10756</text:p>
              </table:table-cell>
              <table:table-cell office:value-type="float" office:value="16580">
                <text:p>16580</text:p>
              </table:table-cell>
              <table:table-cell office:value-type="float" office:value="26929">
                <text:p>26929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0490">
                <text:p>10490</text:p>
              </table:table-cell>
              <table:table-cell office:value-type="float" office:value="17653">
                <text:p>17653</text:p>
              </table:table-cell>
              <table:table-cell office:value-type="float" office:value="28185">
                <text:p>28185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0995">
                <text:p>10995</text:p>
              </table:table-cell>
              <table:table-cell office:value-type="float" office:value="18619">
                <text:p>18619</text:p>
              </table:table-cell>
              <table:table-cell office:value-type="float" office:value="29692">
                <text:p>29692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2245">
                <text:p>12245</text:p>
              </table:table-cell>
              <table:table-cell office:value-type="float" office:value="19427">
                <text:p>19427</text:p>
              </table:table-cell>
              <table:table-cell office:value-type="float" office:value="29844">
                <text:p>2984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3052">
                <text:p>13052</text:p>
              </table:table-cell>
              <table:table-cell office:value-type="float" office:value="20188">
                <text:p>20188</text:p>
              </table:table-cell>
              <table:table-cell office:value-type="float" office:value="28225">
                <text:p>28225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3804">
                <text:p>13804</text:p>
              </table:table-cell>
              <table:table-cell office:value-type="float" office:value="19878">
                <text:p>19878</text:p>
              </table:table-cell>
              <table:table-cell office:value-type="float" office:value="28300">
                <text:p>28300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4732">
                <text:p>14732</text:p>
              </table:table-cell>
              <table:table-cell office:value-type="float" office:value="19141">
                <text:p>19141</text:p>
              </table:table-cell>
              <table:table-cell office:value-type="float" office:value="29537">
                <text:p>29537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4632">
                <text:p>14632</text:p>
              </table:table-cell>
              <table:table-cell office:value-type="float" office:value="19339">
                <text:p>19339</text:p>
              </table:table-cell>
              <table:table-cell office:value-type="float" office:value="29898">
                <text:p>29898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5004">
                <text:p>15004</text:p>
              </table:table-cell>
              <table:table-cell office:value-type="float" office:value="20160">
                <text:p>20160</text:p>
              </table:table-cell>
              <table:table-cell office:value-type="float" office:value="28389">
                <text:p>28389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5700">
                <text:p>15700</text:p>
              </table:table-cell>
              <table:table-cell office:value-type="float" office:value="20164">
                <text:p>20164</text:p>
              </table:table-cell>
              <table:table-cell office:value-type="float" office:value="28300">
                <text:p>28300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4994">
                <text:p>14994</text:p>
              </table:table-cell>
              <table:table-cell office:value-type="float" office:value="21062">
                <text:p>21062</text:p>
              </table:table-cell>
              <table:table-cell office:value-type="float" office:value="29711">
                <text:p>29711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4677">
                <text:p>14677</text:p>
              </table:table-cell>
              <table:table-cell office:value-type="float" office:value="21155">
                <text:p>21155</text:p>
              </table:table-cell>
              <table:table-cell office:value-type="float" office:value="29982">
                <text:p>2998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4850">
                <text:p>14850</text:p>
              </table:table-cell>
              <table:table-cell office:value-type="float" office:value="19715">
                <text:p>19715</text:p>
              </table:table-cell>
              <table:table-cell office:value-type="float" office:value="28389">
                <text:p>28389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4952">
                <text:p>14952</text:p>
              </table:table-cell>
              <table:table-cell office:value-type="float" office:value="19810">
                <text:p>19810</text:p>
              </table:table-cell>
              <table:table-cell office:value-type="float" office:value="26965">
                <text:p>26965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4864">
                <text:p>14864</text:p>
              </table:table-cell>
              <table:table-cell office:value-type="float" office:value="19207">
                <text:p>19207</text:p>
              </table:table-cell>
              <table:table-cell office:value-type="float" office:value="28295">
                <text:p>28295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4600">
                <text:p>14600</text:p>
              </table:table-cell>
              <table:table-cell office:value-type="float" office:value="18860">
                <text:p>18860</text:p>
              </table:table-cell>
              <table:table-cell office:value-type="float" office:value="28523">
                <text:p>28523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4884">
                <text:p>14884</text:p>
              </table:table-cell>
              <table:table-cell office:value-type="float" office:value="19496">
                <text:p>19496</text:p>
              </table:table-cell>
              <table:table-cell office:value-type="float" office:value="26252">
                <text:p>26252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14914">
                <text:p>14914</text:p>
              </table:table-cell>
              <table:table-cell office:value-type="float" office:value="19948">
                <text:p>19948</text:p>
              </table:table-cell>
              <table:table-cell office:value-type="float" office:value="28902">
                <text:p>28902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4836">
                <text:p>14836</text:p>
              </table:table-cell>
              <table:table-cell office:value-type="float" office:value="21308">
                <text:p>21308</text:p>
              </table:table-cell>
              <table:table-cell office:value-type="float" office:value="30425">
                <text:p>30425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5034">
                <text:p>15034</text:p>
              </table:table-cell>
              <table:table-cell office:value-type="float" office:value="21156">
                <text:p>21156</text:p>
              </table:table-cell>
              <table:table-cell office:value-type="float" office:value="31353">
                <text:p>31353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5436">
                <text:p>15436</text:p>
              </table:table-cell>
              <table:table-cell office:value-type="float" office:value="19689">
                <text:p>19689</text:p>
              </table:table-cell>
              <table:table-cell office:value-type="float" office:value="29874">
                <text:p>2987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14982">
                <text:p>14982</text:p>
              </table:table-cell>
              <table:table-cell office:value-type="float" office:value="20467">
                <text:p>20467</text:p>
              </table:table-cell>
              <table:table-cell office:value-type="float" office:value="29133">
                <text:p>29133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4412">
                <text:p>14412</text:p>
              </table:table-cell>
              <table:table-cell office:value-type="float" office:value="18762">
                <text:p>18762</text:p>
              </table:table-cell>
              <table:table-cell office:value-type="float" office:value="30377">
                <text:p>30377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3266">
                <text:p>13266</text:p>
              </table:table-cell>
              <table:table-cell office:value-type="float" office:value="19072">
                <text:p>19072</text:p>
              </table:table-cell>
              <table:table-cell office:value-type="float" office:value="31353">
                <text:p>31353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1394">
                <text:p>11394</text:p>
              </table:table-cell>
              <table:table-cell office:value-type="float" office:value="19362">
                <text:p>19362</text:p>
              </table:table-cell>
              <table:table-cell office:value-type="float" office:value="29955">
                <text:p>29955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0626">
                <text:p>10626</text:p>
              </table:table-cell>
              <table:table-cell office:value-type="float" office:value="18253">
                <text:p>18253</text:p>
              </table:table-cell>
              <table:table-cell office:value-type="float" office:value="29087">
                <text:p>29087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1038">
                <text:p>11038</text:p>
              </table:table-cell>
              <table:table-cell office:value-type="float" office:value="18400">
                <text:p>18400</text:p>
              </table:table-cell>
              <table:table-cell office:value-type="float" office:value="30392">
                <text:p>30392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1698">
                <text:p>11698</text:p>
              </table:table-cell>
              <table:table-cell office:value-type="float" office:value="18520">
                <text:p>18520</text:p>
              </table:table-cell>
              <table:table-cell office:value-type="float" office:value="30940">
                <text:p>30940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1576">
                <text:p>11576</text:p>
              </table:table-cell>
              <table:table-cell office:value-type="float" office:value="17800">
                <text:p>17800</text:p>
              </table:table-cell>
              <table:table-cell office:value-type="float" office:value="29904">
                <text:p>29904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10786">
                <text:p>10786</text:p>
              </table:table-cell>
              <table:table-cell office:value-type="float" office:value="16308">
                <text:p>16308</text:p>
              </table:table-cell>
              <table:table-cell office:value-type="float" office:value="27388">
                <text:p>27388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11034">
                <text:p>11034</text:p>
              </table:table-cell>
              <table:table-cell office:value-type="float" office:value="15556">
                <text:p>15556</text:p>
              </table:table-cell>
              <table:table-cell office:value-type="float" office:value="24844">
                <text:p>24844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1672">
                <text:p>11672</text:p>
              </table:table-cell>
              <table:table-cell office:value-type="float" office:value="14960">
                <text:p>14960</text:p>
              </table:table-cell>
              <table:table-cell office:value-type="float" office:value="22490">
                <text:p>22490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0716">
                <text:p>10716</text:p>
              </table:table-cell>
              <table:table-cell office:value-type="float" office:value="14437">
                <text:p>14437</text:p>
              </table:table-cell>
              <table:table-cell office:value-type="float" office:value="19772">
                <text:p>19772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10610">
                <text:p>10610</text:p>
              </table:table-cell>
              <table:table-cell office:value-type="float" office:value="13690">
                <text:p>13690</text:p>
              </table:table-cell>
              <table:table-cell office:value-type="float" office:value="21001">
                <text:p>21001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10380">
                <text:p>10380</text:p>
              </table:table-cell>
              <table:table-cell office:value-type="float" office:value="14142">
                <text:p>14142</text:p>
              </table:table-cell>
              <table:table-cell office:value-type="float" office:value="20891">
                <text:p>20891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10672">
                <text:p>10672</text:p>
              </table:table-cell>
              <table:table-cell office:value-type="float" office:value="14650">
                <text:p>14650</text:p>
              </table:table-cell>
              <table:table-cell office:value-type="float" office:value="20193">
                <text:p>20193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10808">
                <text:p>10808</text:p>
              </table:table-cell>
              <table:table-cell office:value-type="float" office:value="13974">
                <text:p>13974</text:p>
              </table:table-cell>
              <table:table-cell office:value-type="float" office:value="19926">
                <text:p>19926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10664">
                <text:p>10664</text:p>
              </table:table-cell>
              <table:table-cell office:value-type="float" office:value="14405">
                <text:p>14405</text:p>
              </table:table-cell>
              <table:table-cell office:value-type="float" office:value="20891">
                <text:p>20891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10395">
                <text:p>10395</text:p>
              </table:table-cell>
              <table:table-cell office:value-type="float" office:value="14345">
                <text:p>14345</text:p>
              </table:table-cell>
              <table:table-cell office:value-type="float" office:value="20863">
                <text:p>20863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0302">
                <text:p>10302</text:p>
              </table:table-cell>
              <table:table-cell office:value-type="float" office:value="13604">
                <text:p>13604</text:p>
              </table:table-cell>
              <table:table-cell office:value-type="float" office:value="20083">
                <text:p>20083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10514">
                <text:p>10514</text:p>
              </table:table-cell>
              <table:table-cell office:value-type="float" office:value="13769">
                <text:p>13769</text:p>
              </table:table-cell>
              <table:table-cell office:value-type="float" office:value="18905">
                <text:p>18905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9952">
                <text:p>9952</text:p>
              </table:table-cell>
              <table:table-cell office:value-type="float" office:value="13538">
                <text:p>13538</text:p>
              </table:table-cell>
              <table:table-cell office:value-type="float" office:value="19459">
                <text:p>19459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9948">
                <text:p>9948</text:p>
              </table:table-cell>
              <table:table-cell office:value-type="float" office:value="13282">
                <text:p>13282</text:p>
              </table:table-cell>
              <table:table-cell office:value-type="float" office:value="19177">
                <text:p>19177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10390">
                <text:p>10390</text:p>
              </table:table-cell>
              <table:table-cell office:value-type="float" office:value="13340">
                <text:p>13340</text:p>
              </table:table-cell>
              <table:table-cell office:value-type="float" office:value="18445">
                <text:p>18445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10297">
                <text:p>10297</text:p>
              </table:table-cell>
              <table:table-cell office:value-type="float" office:value="13422">
                <text:p>13422</text:p>
              </table:table-cell>
              <table:table-cell office:value-type="float" office:value="18683">
                <text:p>18683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9620">
                <text:p>9620</text:p>
              </table:table-cell>
              <table:table-cell office:value-type="float" office:value="12715">
                <text:p>12715</text:p>
              </table:table-cell>
              <table:table-cell office:value-type="float" office:value="19459">
                <text:p>19459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9140">
                <text:p>9140</text:p>
              </table:table-cell>
              <table:table-cell office:value-type="float" office:value="12742">
                <text:p>12742</text:p>
              </table:table-cell>
              <table:table-cell office:value-type="float" office:value="19177">
                <text:p>19177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8880">
                <text:p>8880</text:p>
              </table:table-cell>
              <table:table-cell office:value-type="float" office:value="13122">
                <text:p>13122</text:p>
              </table:table-cell>
              <table:table-cell office:value-type="float" office:value="17997">
                <text:p>17997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8493">
                <text:p>8493</text:p>
              </table:table-cell>
              <table:table-cell office:value-type="float" office:value="13138">
                <text:p>13138</text:p>
              </table:table-cell>
              <table:table-cell office:value-type="float" office:value="18191">
                <text:p>18191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8845">
                <text:p>8845</text:p>
              </table:table-cell>
              <table:table-cell office:value-type="float" office:value="12178">
                <text:p>12178</text:p>
              </table:table-cell>
              <table:table-cell office:value-type="float" office:value="17138">
                <text:p>17138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9026">
                <text:p>9026</text:p>
              </table:table-cell>
              <table:table-cell office:value-type="float" office:value="11731">
                <text:p>11731</text:p>
              </table:table-cell>
              <table:table-cell office:value-type="float" office:value="17158">
                <text:p>17158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8865">
                <text:p>8865</text:p>
              </table:table-cell>
              <table:table-cell office:value-type="float" office:value="12592">
                <text:p>12592</text:p>
              </table:table-cell>
              <table:table-cell office:value-type="float" office:value="17997">
                <text:p>17997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8544">
                <text:p>8544</text:p>
              </table:table-cell>
              <table:table-cell office:value-type="float" office:value="11255">
                <text:p>11255</text:p>
              </table:table-cell>
              <table:table-cell office:value-type="float" office:value="18223">
                <text:p>18223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8116">
                <text:p>8116</text:p>
              </table:table-cell>
              <table:table-cell office:value-type="float" office:value="11190">
                <text:p>11190</text:p>
              </table:table-cell>
              <table:table-cell office:value-type="float" office:value="16548">
                <text:p>16548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7798">
                <text:p>7798</text:p>
              </table:table-cell>
              <table:table-cell office:value-type="float" office:value="11522">
                <text:p>11522</text:p>
              </table:table-cell>
              <table:table-cell office:value-type="float" office:value="15976">
                <text:p>15976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7546">
                <text:p>7546</text:p>
              </table:table-cell>
              <table:table-cell office:value-type="float" office:value="11255">
                <text:p>11255</text:p>
              </table:table-cell>
              <table:table-cell office:value-type="float" office:value="16521">
                <text:p>16521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7610">
                <text:p>7610</text:p>
              </table:table-cell>
              <table:table-cell office:value-type="float" office:value="11052">
                <text:p>11052</text:p>
              </table:table-cell>
              <table:table-cell office:value-type="float" office:value="15072">
                <text:p>15072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7921">
                <text:p>7921</text:p>
              </table:table-cell>
              <table:table-cell office:value-type="float" office:value="10264">
                <text:p>10264</text:p>
              </table:table-cell>
              <table:table-cell office:value-type="float" office:value="15075">
                <text:p>15075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7832">
                <text:p>7832</text:p>
              </table:table-cell>
              <table:table-cell office:value-type="float" office:value="11142">
                <text:p>11142</text:p>
              </table:table-cell>
              <table:table-cell office:value-type="float" office:value="15976">
                <text:p>15976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7546">
                <text:p>7546</text:p>
              </table:table-cell>
              <table:table-cell office:value-type="float" office:value="10220">
                <text:p>10220</text:p>
              </table:table-cell>
              <table:table-cell office:value-type="float" office:value="16635">
                <text:p>16635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7450">
                <text:p>7450</text:p>
              </table:table-cell>
              <table:table-cell office:value-type="float" office:value="9668">
                <text:p>9668</text:p>
              </table:table-cell>
              <table:table-cell office:value-type="float" office:value="15059">
                <text:p>15059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7200">
                <text:p>7200</text:p>
              </table:table-cell>
              <table:table-cell office:value-type="float" office:value="10091">
                <text:p>10091</text:p>
              </table:table-cell>
              <table:table-cell office:value-type="float" office:value="13697">
                <text:p>13697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7124">
                <text:p>7124</text:p>
              </table:table-cell>
              <table:table-cell office:value-type="float" office:value="10026">
                <text:p>10026</text:p>
              </table:table-cell>
              <table:table-cell office:value-type="float" office:value="14857">
                <text:p>14857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7174">
                <text:p>7174</text:p>
              </table:table-cell>
              <table:table-cell office:value-type="float" office:value="9644">
                <text:p>9644</text:p>
              </table:table-cell>
              <table:table-cell office:value-type="float" office:value="13888">
                <text:p>13888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7450">
                <text:p>7450</text:p>
              </table:table-cell>
              <table:table-cell office:value-type="float" office:value="9704">
                <text:p>9704</text:p>
              </table:table-cell>
              <table:table-cell office:value-type="float" office:value="14021">
                <text:p>14021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7200">
                <text:p>7200</text:p>
              </table:table-cell>
              <table:table-cell office:value-type="float" office:value="10235">
                <text:p>10235</text:p>
              </table:table-cell>
              <table:table-cell office:value-type="float" office:value="15190">
                <text:p>15190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7124">
                <text:p>7124</text:p>
              </table:table-cell>
              <table:table-cell office:value-type="float" office:value="10774">
                <text:p>10774</text:p>
              </table:table-cell>
              <table:table-cell office:value-type="float" office:value="14751">
                <text:p>14751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7260">
                <text:p>7260</text:p>
              </table:table-cell>
              <table:table-cell office:value-type="float" office:value="10238">
                <text:p>10238</text:p>
              </table:table-cell>
              <table:table-cell office:value-type="float" office:value="13859">
                <text:p>13859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7398">
                <text:p>7398</text:p>
              </table:table-cell>
              <table:table-cell office:value-type="float" office:value="10284">
                <text:p>10284</text:p>
              </table:table-cell>
              <table:table-cell office:value-type="float" office:value="14344">
                <text:p>14344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7124">
                <text:p>7124</text:p>
              </table:table-cell>
              <table:table-cell office:value-type="float" office:value="10588">
                <text:p>10588</text:p>
              </table:table-cell>
              <table:table-cell office:value-type="float" office:value="15190">
                <text:p>15190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7190">
                <text:p>7190</text:p>
              </table:table-cell>
              <table:table-cell office:value-type="float" office:value="10535">
                <text:p>10535</text:p>
              </table:table-cell>
              <table:table-cell office:value-type="float" office:value="14705">
                <text:p>14705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7270">
                <text:p>7270</text:p>
              </table:table-cell>
              <table:table-cell office:value-type="float" office:value="10357">
                <text:p>10357</text:p>
              </table:table-cell>
              <table:table-cell office:value-type="float" office:value="15641">
                <text:p>15641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7772">
                <text:p>7772</text:p>
              </table:table-cell>
              <table:table-cell office:value-type="float" office:value="10432">
                <text:p>10432</text:p>
              </table:table-cell>
              <table:table-cell office:value-type="float" office:value="16282">
                <text:p>16282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8213">
                <text:p>8213</text:p>
              </table:table-cell>
              <table:table-cell office:value-type="float" office:value="11200">
                <text:p>11200</text:p>
              </table:table-cell>
              <table:table-cell office:value-type="float" office:value="15405">
                <text:p>15405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7978">
                <text:p>7978</text:p>
              </table:table-cell>
              <table:table-cell office:value-type="float" office:value="10481">
                <text:p>10481</text:p>
              </table:table-cell>
              <table:table-cell office:value-type="float" office:value="14705">
                <text:p>14705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7578">
                <text:p>7578</text:p>
              </table:table-cell>
              <table:table-cell office:value-type="float" office:value="10352">
                <text:p>10352</text:p>
              </table:table-cell>
              <table:table-cell office:value-type="float" office:value="15251">
                <text:p>15251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7480">
                <text:p>7480</text:p>
              </table:table-cell>
              <table:table-cell office:value-type="float" office:value="10432">
                <text:p>10432</text:p>
              </table:table-cell>
              <table:table-cell office:value-type="float" office:value="16337">
                <text:p>16337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7799">
                <text:p>7799</text:p>
              </table:table-cell>
              <table:table-cell office:value-type="float" office:value="10414">
                <text:p>10414</text:p>
              </table:table-cell>
              <table:table-cell office:value-type="float" office:value="15528">
                <text:p>15528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7956">
                <text:p>7956</text:p>
              </table:table-cell>
              <table:table-cell office:value-type="float" office:value="10334">
                <text:p>10334</text:p>
              </table:table-cell>
              <table:table-cell office:value-type="float" office:value="14637">
                <text:p>14637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7530">
                <text:p>7530</text:p>
              </table:table-cell>
              <table:table-cell office:value-type="float" office:value="11362">
                <text:p>11362</text:p>
              </table:table-cell>
              <table:table-cell office:value-type="float" office:value="17303">
                <text:p>17303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7670">
                <text:p>7670</text:p>
              </table:table-cell>
              <table:table-cell office:value-type="float" office:value="11618">
                <text:p>11618</text:p>
              </table:table-cell>
              <table:table-cell office:value-type="float" office:value="16337">
                <text:p>16337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7770">
                <text:p>7770</text:p>
              </table:table-cell>
              <table:table-cell office:value-type="float" office:value="10240">
                <text:p>10240</text:p>
              </table:table-cell>
              <table:table-cell office:value-type="float" office:value="15231">
                <text:p>15231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7850">
                <text:p>7850</text:p>
              </table:table-cell>
              <table:table-cell office:value-type="float" office:value="10415">
                <text:p>10415</text:p>
              </table:table-cell>
              <table:table-cell office:value-type="float" office:value="14931">
                <text:p>14931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7614">
                <text:p>7614</text:p>
              </table:table-cell>
              <table:table-cell office:value-type="float" office:value="10320">
                <text:p>10320</text:p>
              </table:table-cell>
              <table:table-cell office:value-type="float" office:value="17303">
                <text:p>17303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7552">
                <text:p>7552</text:p>
              </table:table-cell>
              <table:table-cell office:value-type="float" office:value="10469">
                <text:p>10469</text:p>
              </table:table-cell>
              <table:table-cell office:value-type="float" office:value="15503">
                <text:p>15503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7770">
                <text:p>7770</text:p>
              </table:table-cell>
              <table:table-cell office:value-type="float" office:value="10438">
                <text:p>10438</text:p>
              </table:table-cell>
              <table:table-cell office:value-type="float" office:value="16971">
                <text:p>16971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8112">
                <text:p>8112</text:p>
              </table:table-cell>
              <table:table-cell office:value-type="float" office:value="11338">
                <text:p>11338</text:p>
              </table:table-cell>
              <table:table-cell office:value-type="float" office:value="19390">
                <text:p>19390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7908">
                <text:p>7908</text:p>
              </table:table-cell>
              <table:table-cell office:value-type="float" office:value="12434">
                <text:p>12434</text:p>
              </table:table-cell>
              <table:table-cell office:value-type="float" office:value="18033">
                <text:p>18033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8191">
                <text:p>8191</text:p>
              </table:table-cell>
              <table:table-cell office:value-type="float" office:value="11486">
                <text:p>11486</text:p>
              </table:table-cell>
              <table:table-cell office:value-type="float" office:value="17481">
                <text:p>17481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8184">
                <text:p>8184</text:p>
              </table:table-cell>
              <table:table-cell office:value-type="float" office:value="12560">
                <text:p>12560</text:p>
              </table:table-cell>
              <table:table-cell office:value-type="float" office:value="18118">
                <text:p>18118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8112">
                <text:p>8112</text:p>
              </table:table-cell>
              <table:table-cell office:value-type="float" office:value="13532">
                <text:p>13532</text:p>
              </table:table-cell>
              <table:table-cell office:value-type="float" office:value="18559">
                <text:p>18559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8061">
                <text:p>8061</text:p>
              </table:table-cell>
              <table:table-cell office:value-type="float" office:value="13386">
                <text:p>13386</text:p>
              </table:table-cell>
              <table:table-cell office:value-type="float" office:value="20159">
                <text:p>20159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8198">
                <text:p>8198</text:p>
              </table:table-cell>
              <table:table-cell office:value-type="float" office:value="13434">
                <text:p>13434</text:p>
              </table:table-cell>
              <table:table-cell office:value-type="float" office:value="22854">
                <text:p>22854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9771">
                <text:p>9771</text:p>
              </table:table-cell>
              <table:table-cell office:value-type="float" office:value="14808">
                <text:p>14808</text:p>
              </table:table-cell>
              <table:table-cell office:value-type="float" office:value="24715">
                <text:p>24715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10722">
                <text:p>10722</text:p>
              </table:table-cell>
              <table:table-cell office:value-type="float" office:value="14583">
                <text:p>14583</text:p>
              </table:table-cell>
              <table:table-cell office:value-type="float" office:value="24467">
                <text:p>24467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10520">
                <text:p>10520</text:p>
              </table:table-cell>
              <table:table-cell office:value-type="float" office:value="14987">
                <text:p>14987</text:p>
              </table:table-cell>
              <table:table-cell office:value-type="float" office:value="23859">
                <text:p>23859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10188">
                <text:p>10188</text:p>
              </table:table-cell>
              <table:table-cell office:value-type="float" office:value="16728">
                <text:p>16728</text:p>
              </table:table-cell>
              <table:table-cell office:value-type="float" office:value="23963">
                <text:p>23963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10385">
                <text:p>10385</text:p>
              </table:table-cell>
              <table:table-cell office:value-type="float" office:value="17600">
                <text:p>17600</text:p>
              </table:table-cell>
              <table:table-cell office:value-type="float" office:value="25921">
                <text:p>25921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10730">
                <text:p>10730</text:p>
              </table:table-cell>
              <table:table-cell office:value-type="float" office:value="18040">
                <text:p>18040</text:p>
              </table:table-cell>
              <table:table-cell office:value-type="float" office:value="26772">
                <text:p>26772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11678">
                <text:p>11678</text:p>
              </table:table-cell>
              <table:table-cell office:value-type="float" office:value="17574">
                <text:p>17574</text:p>
              </table:table-cell>
              <table:table-cell office:value-type="float" office:value="27517">
                <text:p>27517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13325">
                <text:p>13325</text:p>
              </table:table-cell>
              <table:table-cell office:value-type="float" office:value="17808">
                <text:p>17808</text:p>
              </table:table-cell>
              <table:table-cell office:value-type="float" office:value="29316">
                <text:p>29316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14480">
                <text:p>14480</text:p>
              </table:table-cell>
              <table:table-cell office:value-type="float" office:value="19055">
                <text:p>19055</text:p>
              </table:table-cell>
              <table:table-cell office:value-type="float" office:value="30283">
                <text:p>30283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4165">
                <text:p>14165</text:p>
              </table:table-cell>
              <table:table-cell office:value-type="float" office:value="19710">
                <text:p>19710</text:p>
              </table:table-cell>
              <table:table-cell office:value-type="float" office:value="28233">
                <text:p>28233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3845">
                <text:p>13845</text:p>
              </table:table-cell>
              <table:table-cell office:value-type="float" office:value="20288">
                <text:p>20288</text:p>
              </table:table-cell>
              <table:table-cell office:value-type="float" office:value="27634">
                <text:p>27634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4071">
                <text:p>14071</text:p>
              </table:table-cell>
              <table:table-cell office:value-type="float" office:value="21900">
                <text:p>21900</text:p>
              </table:table-cell>
              <table:table-cell office:value-type="float" office:value="30420">
                <text:p>30420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4464">
                <text:p>14464</text:p>
              </table:table-cell>
              <table:table-cell office:value-type="float" office:value="21900">
                <text:p>21900</text:p>
              </table:table-cell>
              <table:table-cell office:value-type="float" office:value="31588">
                <text:p>31588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4920">
                <text:p>14920</text:p>
              </table:table-cell>
              <table:table-cell office:value-type="float" office:value="20640">
                <text:p>20640</text:p>
              </table:table-cell>
              <table:table-cell office:value-type="float" office:value="33709">
                <text:p>33709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15321">
                <text:p>15321</text:p>
              </table:table-cell>
              <table:table-cell office:value-type="float" office:value="22490">
                <text:p>22490</text:p>
              </table:table-cell>
              <table:table-cell office:value-type="float" office:value="37945">
                <text:p>37945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16648">
                <text:p>16648</text:p>
              </table:table-cell>
              <table:table-cell office:value-type="float" office:value="23734">
                <text:p>23734</text:p>
              </table:table-cell>
              <table:table-cell office:value-type="float" office:value="39928">
                <text:p>39928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6542">
                <text:p>16542</text:p>
              </table:table-cell>
              <table:table-cell office:value-type="float" office:value="23185">
                <text:p>23185</text:p>
              </table:table-cell>
              <table:table-cell office:value-type="float" office:value="39497">
                <text:p>39497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5588">
                <text:p>15588</text:p>
              </table:table-cell>
              <table:table-cell office:value-type="float" office:value="25228">
                <text:p>25228</text:p>
              </table:table-cell>
              <table:table-cell office:value-type="float" office:value="42389">
                <text:p>42389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4952">
                <text:p>14952</text:p>
              </table:table-cell>
              <table:table-cell office:value-type="float" office:value="26105">
                <text:p>26105</text:p>
              </table:table-cell>
              <table:table-cell office:value-type="float" office:value="43825">
                <text:p>43825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6364">
                <text:p>16364</text:p>
              </table:table-cell>
              <table:table-cell office:value-type="float" office:value="28106">
                <text:p>28106</text:p>
              </table:table-cell>
              <table:table-cell office:value-type="float" office:value="44489">
                <text:p>44489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7390">
                <text:p>17390</text:p>
              </table:table-cell>
              <table:table-cell office:value-type="float" office:value="28340">
                <text:p>28340</text:p>
              </table:table-cell>
              <table:table-cell office:value-type="float" office:value="48521">
                <text:p>48521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18326">
                <text:p>18326</text:p>
              </table:table-cell>
              <table:table-cell office:value-type="float" office:value="29888">
                <text:p>29888</text:p>
              </table:table-cell>
              <table:table-cell office:value-type="float" office:value="50356">
                <text:p>50356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20377">
                <text:p>20377</text:p>
              </table:table-cell>
              <table:table-cell office:value-type="float" office:value="30646">
                <text:p>30646</text:p>
              </table:table-cell>
              <table:table-cell office:value-type="float" office:value="49738">
                <text:p>49738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21503">
                <text:p>21503</text:p>
              </table:table-cell>
              <table:table-cell office:value-type="float" office:value="32000">
                <text:p>32000</text:p>
              </table:table-cell>
              <table:table-cell office:value-type="float" office:value="46956">
                <text:p>46956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21132">
                <text:p>21132</text:p>
              </table:table-cell>
              <table:table-cell office:value-type="float" office:value="33610">
                <text:p>33610</text:p>
              </table:table-cell>
              <table:table-cell office:value-type="float" office:value="47774">
                <text:p>47774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22086">
                <text:p>22086</text:p>
              </table:table-cell>
              <table:table-cell office:value-type="float" office:value="34748">
                <text:p>34748</text:p>
              </table:table-cell>
              <table:table-cell office:value-type="float" office:value="49233">
                <text:p>49233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23014">
                <text:p>23014</text:p>
              </table:table-cell>
              <table:table-cell office:value-type="float" office:value="34778">
                <text:p>34778</text:p>
              </table:table-cell>
              <table:table-cell office:value-type="float" office:value="49186">
                <text:p>49186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23880">
                <text:p>23880</text:p>
              </table:table-cell>
              <table:table-cell office:value-type="float" office:value="33610">
                <text:p>33610</text:p>
              </table:table-cell>
              <table:table-cell office:value-type="float" office:value="50593">
                <text:p>50593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25537">
                <text:p>25537</text:p>
              </table:table-cell>
              <table:table-cell office:value-type="float" office:value="34010">
                <text:p>34010</text:p>
              </table:table-cell>
              <table:table-cell office:value-type="float" office:value="53433">
                <text:p>53433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26383">
                <text:p>26383</text:p>
              </table:table-cell>
              <table:table-cell office:value-type="float" office:value="34991">
                <text:p>34991</text:p>
              </table:table-cell>
              <table:table-cell office:value-type="float" office:value="51101">
                <text:p>51101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26610">
                <text:p>26610</text:p>
              </table:table-cell>
              <table:table-cell office:value-type="float" office:value="34486">
                <text:p>34486</text:p>
              </table:table-cell>
              <table:table-cell office:value-type="float" office:value="48056">
                <text:p>48056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24530">
                <text:p>24530</text:p>
              </table:table-cell>
              <table:table-cell office:value-type="float" office:value="32860">
                <text:p>32860</text:p>
              </table:table-cell>
              <table:table-cell office:value-type="float" office:value="49560">
                <text:p>49560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25232">
                <text:p>25232</text:p>
              </table:table-cell>
              <table:table-cell office:value-type="float" office:value="33177">
                <text:p>33177</text:p>
              </table:table-cell>
              <table:table-cell office:value-type="float" office:value="51838">
                <text:p>51838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25822">
                <text:p>25822</text:p>
              </table:table-cell>
              <table:table-cell office:value-type="float" office:value="34408">
                <text:p>34408</text:p>
              </table:table-cell>
              <table:table-cell office:value-type="float" office:value="49706">
                <text:p>49706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25485">
                <text:p>25485</text:p>
              </table:table-cell>
              <table:table-cell office:value-type="float" office:value="33864">
                <text:p>33864</text:p>
              </table:table-cell>
              <table:table-cell office:value-type="float" office:value="50370">
                <text:p>50370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23880">
                <text:p>23880</text:p>
              </table:table-cell>
              <table:table-cell office:value-type="float" office:value="34973">
                <text:p>34973</text:p>
              </table:table-cell>
              <table:table-cell office:value-type="float" office:value="51853">
                <text:p>51853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24730">
                <text:p>24730</text:p>
              </table:table-cell>
              <table:table-cell office:value-type="float" office:value="36452">
                <text:p>36452</text:p>
              </table:table-cell>
              <table:table-cell office:value-type="float" office:value="53041">
                <text:p>53041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25798">
                <text:p>25798</text:p>
              </table:table-cell>
              <table:table-cell office:value-type="float" office:value="34900">
                <text:p>34900</text:p>
              </table:table-cell>
              <table:table-cell office:value-type="float" office:value="52471">
                <text:p>52471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24810">
                <text:p>24810</text:p>
              </table:table-cell>
              <table:table-cell office:value-type="float" office:value="35542">
                <text:p>35542</text:p>
              </table:table-cell>
              <table:table-cell office:value-type="float" office:value="53378">
                <text:p>53378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22766">
                <text:p>22766</text:p>
              </table:table-cell>
              <table:table-cell office:value-type="float" office:value="36286">
                <text:p>36286</text:p>
              </table:table-cell>
              <table:table-cell office:value-type="float" office:value="52934">
                <text:p>52934</text:p>
              </table:table-cell>
            </table:table-row>
            <table:table-row>
              <table:table-cell office:value-type="float" office:value="44265">
                <text:p>44270</text:p>
              </table:table-cell>
              <table:table-cell office:value-type="float" office:value="23908">
                <text:p>23908</text:p>
              </table:table-cell>
              <table:table-cell office:value-type="float" office:value="34496">
                <text:p>34496</text:p>
              </table:table-cell>
              <table:table-cell office:value-type="float" office:value="52243">
                <text:p>52243</text:p>
              </table:table-cell>
            </table:table-row>
            <table:table-row>
              <table:table-cell office:value-type="float" office:value="44266">
                <text:p>44270</text:p>
              </table:table-cell>
              <table:table-cell office:value-type="float" office:value="24530">
                <text:p>24530</text:p>
              </table:table-cell>
              <table:table-cell office:value-type="float" office:value="32812">
                <text:p>32812</text:p>
              </table:table-cell>
              <table:table-cell office:value-type="float" office:value="50954">
                <text:p>50954</text:p>
              </table:table-cell>
            </table:table-row>
            <table:table-row>
              <table:table-cell office:value-type="float" office:value="44267">
                <text:p>44270</text:p>
              </table:table-cell>
              <table:table-cell office:value-type="float" office:value="18768">
                <text:p>18768</text:p>
              </table:table-cell>
              <table:table-cell office:value-type="float" office:value="33868">
                <text:p>33868</text:p>
              </table:table-cell>
              <table:table-cell office:value-type="float" office:value="51768">
                <text:p>51768</text:p>
              </table:table-cell>
            </table:table-row>
            <table:table-row>
              <table:table-cell office:value-type="float" office:value="44268">
                <text:p>44270</text:p>
              </table:table-cell>
              <table:table-cell office:value-type="float" office:value="21816">
                <text:p>21816</text:p>
              </table:table-cell>
              <table:table-cell office:value-type="float" office:value="35008">
                <text:p>35008</text:p>
              </table:table-cell>
              <table:table-cell office:value-type="float" office:value="51317">
                <text:p>51317</text:p>
              </table:table-cell>
            </table:table-row>
            <table:table-row>
              <table:table-cell office:value-type="float" office:value="44269">
                <text:p>44270</text:p>
              </table:table-cell>
              <table:table-cell office:value-type="float" office:value="22885">
                <text:p>22885</text:p>
              </table:table-cell>
              <table:table-cell office:value-type="float" office:value="33756">
                <text:p>33756</text:p>
              </table:table-cell>
              <table:table-cell office:value-type="float" office:value="50113">
                <text:p>50113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20240">
                <text:p>20240</text:p>
              </table:table-cell>
              <table:table-cell office:value-type="float" office:value="31969">
                <text:p>31969</text:p>
              </table:table-cell>
              <table:table-cell office:value-type="float" office:value="49580">
                <text:p>49580</text:p>
              </table:table-cell>
            </table:table-row>
            <table:table-row>
              <table:table-cell office:value-type="float" office:value="44271">
                <text:p>44270</text:p>
              </table:table-cell>
              <table:table-cell office:value-type="float" office:value="17986">
                <text:p>17986</text:p>
              </table:table-cell>
              <table:table-cell office:value-type="float" office:value="29460">
                <text:p>29460</text:p>
              </table:table-cell>
              <table:table-cell office:value-type="float" office:value="50128">
                <text:p>50128</text:p>
              </table:table-cell>
            </table:table-row>
            <table:table-row>
              <table:table-cell office:value-type="float" office:value="44272">
                <text:p>44270</text:p>
              </table:table-cell>
              <table:table-cell office:value-type="float" office:value="18039">
                <text:p>18039</text:p>
              </table:table-cell>
              <table:table-cell office:value-type="float" office:value="30016">
                <text:p>30016</text:p>
              </table:table-cell>
              <table:table-cell office:value-type="float" office:value="49692">
                <text:p>49692</text:p>
              </table:table-cell>
            </table:table-row>
            <table:table-row>
              <table:table-cell office:value-type="float" office:value="44273">
                <text:p>44270</text:p>
              </table:table-cell>
              <table:table-cell office:value-type="float" office:value="14700">
                <text:p>14700</text:p>
              </table:table-cell>
              <table:table-cell office:value-type="float" office:value="29040">
                <text:p>29040</text:p>
              </table:table-cell>
              <table:table-cell office:value-type="float" office:value="44842">
                <text:p>44842</text:p>
              </table:table-cell>
            </table:table-row>
            <table:table-row>
              <table:table-cell office:value-type="float" office:value="44274">
                <text:p>44270</text:p>
              </table:table-cell>
              <table:table-cell office:value-type="float" office:value="14574">
                <text:p>14574</text:p>
              </table:table-cell>
              <table:table-cell office:value-type="float" office:value="27875">
                <text:p>27875</text:p>
              </table:table-cell>
              <table:table-cell office:value-type="float" office:value="42546">
                <text:p>42546</text:p>
              </table:table-cell>
            </table:table-row>
            <table:table-row>
              <table:table-cell office:value-type="float" office:value="44275">
                <text:p>44280</text:p>
              </table:table-cell>
              <table:table-cell office:value-type="float" office:value="16548">
                <text:p>16548</text:p>
              </table:table-cell>
              <table:table-cell office:value-type="float" office:value="27480">
                <text:p>27480</text:p>
              </table:table-cell>
              <table:table-cell office:value-type="float" office:value="45172">
                <text:p>45172</text:p>
              </table:table-cell>
            </table:table-row>
            <table:table-row>
              <table:table-cell office:value-type="float" office:value="44276">
                <text:p>44280</text:p>
              </table:table-cell>
              <table:table-cell office:value-type="float" office:value="18039">
                <text:p>18039</text:p>
              </table:table-cell>
              <table:table-cell office:value-type="float" office:value="28226">
                <text:p>28226</text:p>
              </table:table-cell>
              <table:table-cell office:value-type="float" office:value="47265">
                <text:p>47265</text:p>
              </table:table-cell>
            </table:table-row>
            <table:table-row>
              <table:table-cell office:value-type="float" office:value="44277">
                <text:p>44280</text:p>
              </table:table-cell>
              <table:table-cell office:value-type="float" office:value="14700">
                <text:p>14700</text:p>
              </table:table-cell>
              <table:table-cell office:value-type="float" office:value="26700">
                <text:p>26700</text:p>
              </table:table-cell>
              <table:table-cell office:value-type="float" office:value="46598">
                <text:p>46598</text:p>
              </table:table-cell>
            </table:table-row>
            <table:table-row>
              <table:table-cell office:value-type="float" office:value="44278">
                <text:p>44280</text:p>
              </table:table-cell>
              <table:table-cell office:value-type="float" office:value="14574">
                <text:p>14574</text:p>
              </table:table-cell>
              <table:table-cell office:value-type="float" office:value="26490">
                <text:p>26490</text:p>
              </table:table-cell>
              <table:table-cell office:value-type="float" office:value="45954">
                <text:p>45954</text:p>
              </table:table-cell>
            </table:table-row>
            <table:table-row>
              <table:table-cell office:value-type="float" office:value="44279">
                <text:p>44280</text:p>
              </table:table-cell>
              <table:table-cell office:value-type="float" office:value="16548">
                <text:p>16548</text:p>
              </table:table-cell>
              <table:table-cell office:value-type="float" office:value="26691">
                <text:p>26691</text:p>
              </table:table-cell>
              <table:table-cell office:value-type="float" office:value="44689">
                <text:p>44689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15393">
                <text:p>15393</text:p>
              </table:table-cell>
              <table:table-cell office:value-type="float" office:value="24920">
                <text:p>24920</text:p>
              </table:table-cell>
              <table:table-cell office:value-type="float" office:value="40940">
                <text:p>40940</text:p>
              </table:table-cell>
            </table:table-row>
            <table:table-row>
              <table:table-cell office:value-type="float" office:value="44281">
                <text:p>44280</text:p>
              </table:table-cell>
              <table:table-cell office:value-type="float" office:value="12663">
                <text:p>12663</text:p>
              </table:table-cell>
              <table:table-cell office:value-type="float" office:value="24504">
                <text:p>24504</text:p>
              </table:table-cell>
              <table:table-cell office:value-type="float" office:value="42882">
                <text:p>42882</text:p>
              </table:table-cell>
            </table:table-row>
            <table:table-row>
              <table:table-cell office:value-type="float" office:value="44282">
                <text:p>44280</text:p>
              </table:table-cell>
              <table:table-cell office:value-type="float" office:value="12852">
                <text:p>12852</text:p>
              </table:table-cell>
              <table:table-cell office:value-type="float" office:value="25090">
                <text:p>25090</text:p>
              </table:table-cell>
              <table:table-cell office:value-type="float" office:value="42596">
                <text:p>42596</text:p>
              </table:table-cell>
            </table:table-row>
            <table:table-row>
              <table:table-cell office:value-type="float" office:value="44283">
                <text:p>44280</text:p>
              </table:table-cell>
              <table:table-cell office:value-type="float" office:value="15330">
                <text:p>15330</text:p>
              </table:table-cell>
              <table:table-cell office:value-type="float" office:value="25550">
                <text:p>25550</text:p>
              </table:table-cell>
              <table:table-cell office:value-type="float" office:value="44758">
                <text:p>44758</text:p>
              </table:table-cell>
            </table:table-row>
            <table:table-row>
              <table:table-cell office:value-type="float" office:value="44284">
                <text:p>44280</text:p>
              </table:table-cell>
              <table:table-cell office:value-type="float" office:value="14532">
                <text:p>14532</text:p>
              </table:table-cell>
              <table:table-cell office:value-type="float" office:value="24855">
                <text:p>24855</text:p>
              </table:table-cell>
              <table:table-cell office:value-type="float" office:value="46966">
                <text:p>46966</text:p>
              </table:table-cell>
            </table:table-row>
            <table:table-row>
              <table:table-cell office:value-type="float" office:value="44285">
                <text:p>44290</text:p>
              </table:table-cell>
              <table:table-cell office:value-type="float" office:value="12663">
                <text:p>12663</text:p>
              </table:table-cell>
              <table:table-cell office:value-type="float" office:value="24660">
                <text:p>24660</text:p>
              </table:table-cell>
              <table:table-cell office:value-type="float" office:value="46023">
                <text:p>46023</text:p>
              </table:table-cell>
            </table:table-row>
            <table:table-row>
              <table:table-cell office:value-type="float" office:value="44286">
                <text:p>44290</text:p>
              </table:table-cell>
              <table:table-cell office:value-type="float" office:value="12852">
                <text:p>12852</text:p>
              </table:table-cell>
              <table:table-cell office:value-type="float" office:value="24282">
                <text:p>24282</text:p>
              </table:table-cell>
              <table:table-cell office:value-type="float" office:value="43585">
                <text:p>43585</text:p>
              </table:table-cell>
            </table:table-row>
            <table:table-row>
              <table:table-cell office:value-type="float" office:value="44287">
                <text:p>44290</text:p>
              </table:table-cell>
              <table:table-cell office:value-type="float" office:value="15330">
                <text:p>15330</text:p>
              </table:table-cell>
              <table:table-cell office:value-type="float" office:value="24354">
                <text:p>24354</text:p>
              </table:table-cell>
              <table:table-cell office:value-type="float" office:value="40204">
                <text:p>40204</text:p>
              </table:table-cell>
            </table:table-row>
            <table:table-row>
              <table:table-cell office:value-type="float" office:value="44288">
                <text:p>44290</text:p>
              </table:table-cell>
              <table:table-cell office:value-type="float" office:value="13266">
                <text:p>13266</text:p>
              </table:table-cell>
              <table:table-cell office:value-type="float" office:value="22484">
                <text:p>22484</text:p>
              </table:table-cell>
              <table:table-cell office:value-type="float" office:value="36938">
                <text:p>36938</text:p>
              </table:table-cell>
            </table:table-row>
            <table:table-row>
              <table:table-cell office:value-type="float" office:value="44289">
                <text:p>44290</text:p>
              </table:table-cell>
              <table:table-cell office:value-type="float" office:value="13464">
                <text:p>13464</text:p>
              </table:table-cell>
              <table:table-cell office:value-type="float" office:value="24045">
                <text:p>24045</text:p>
              </table:table-cell>
              <table:table-cell office:value-type="float" office:value="37128">
                <text:p>37128</text:p>
              </table:table-cell>
            </table:table-row>
            <table:table-row>
              <table:table-cell office:value-type="float" office:value="44290">
                <text:p>44290</text:p>
              </table:table-cell>
              <table:table-cell office:value-type="float" office:value="15610">
                <text:p>15610</text:p>
              </table:table-cell>
              <table:table-cell office:value-type="float" office:value="24221">
                <text:p>24221</text:p>
              </table:table-cell>
              <table:table-cell office:value-type="float" office:value="39307">
                <text:p>39307</text:p>
              </table:table-cell>
            </table:table-row>
            <table:table-row>
              <table:table-cell office:value-type="float" office:value="44291">
                <text:p>44290</text:p>
              </table:table-cell>
              <table:table-cell office:value-type="float" office:value="14081">
                <text:p>14081</text:p>
              </table:table-cell>
              <table:table-cell office:value-type="float" office:value="23438">
                <text:p>23438</text:p>
              </table:table-cell>
              <table:table-cell office:value-type="float" office:value="41016">
                <text:p>41016</text:p>
              </table:table-cell>
            </table:table-row>
            <table:table-row>
              <table:table-cell office:value-type="float" office:value="44292">
                <text:p>44290</text:p>
              </table:table-cell>
              <table:table-cell office:value-type="float" office:value="11569">
                <text:p>11569</text:p>
              </table:table-cell>
              <table:table-cell office:value-type="float" office:value="21348">
                <text:p>21348</text:p>
              </table:table-cell>
              <table:table-cell office:value-type="float" office:value="40664">
                <text:p>40664</text:p>
              </table:table-cell>
            </table:table-row>
            <table:table-row>
              <table:table-cell office:value-type="float" office:value="44293">
                <text:p>44290</text:p>
              </table:table-cell>
              <table:table-cell office:value-type="float" office:value="10632">
                <text:p>10632</text:p>
              </table:table-cell>
              <table:table-cell office:value-type="float" office:value="20366">
                <text:p>20366</text:p>
              </table:table-cell>
              <table:table-cell office:value-type="float" office:value="42481">
                <text:p>42481</text:p>
              </table:table-cell>
            </table:table-row>
            <table:table-row>
              <table:table-cell office:value-type="float" office:value="44294">
                <text:p>44290</text:p>
              </table:table-cell>
              <table:table-cell office:value-type="float" office:value="9540">
                <text:p>9540</text:p>
              </table:table-cell>
              <table:table-cell office:value-type="float" office:value="18748">
                <text:p>18748</text:p>
              </table:table-cell>
              <table:table-cell office:value-type="float" office:value="34666">
                <text:p>34666</text:p>
              </table:table-cell>
            </table:table-row>
            <table:table-row>
              <table:table-cell office:value-type="float" office:value="44295">
                <text:p>44300</text:p>
              </table:table-cell>
              <table:table-cell office:value-type="float" office:value="8560">
                <text:p>8560</text:p>
              </table:table-cell>
              <table:table-cell office:value-type="float" office:value="18435">
                <text:p>18435</text:p>
              </table:table-cell>
              <table:table-cell office:value-type="float" office:value="34145">
                <text:p>34145</text:p>
              </table:table-cell>
            </table:table-row>
            <table:table-row>
              <table:table-cell office:value-type="float" office:value="44296">
                <text:p>44300</text:p>
              </table:table-cell>
              <table:table-cell office:value-type="float" office:value="7680">
                <text:p>7680</text:p>
              </table:table-cell>
              <table:table-cell office:value-type="float" office:value="18770">
                <text:p>18770</text:p>
              </table:table-cell>
              <table:table-cell office:value-type="float" office:value="35975">
                <text:p>35975</text:p>
              </table:table-cell>
            </table:table-row>
            <table:table-row>
              <table:table-cell office:value-type="float" office:value="44297">
                <text:p>44300</text:p>
              </table:table-cell>
              <table:table-cell office:value-type="float" office:value="6891">
                <text:p>6891</text:p>
              </table:table-cell>
              <table:table-cell office:value-type="float" office:value="18392">
                <text:p>18392</text:p>
              </table:table-cell>
              <table:table-cell office:value-type="float" office:value="35250">
                <text:p>35250</text:p>
              </table:table-cell>
            </table:table-row>
            <table:table-row>
              <table:table-cell office:value-type="float" office:value="44298">
                <text:p>44300</text:p>
              </table:table-cell>
              <table:table-cell office:value-type="float" office:value="6184">
                <text:p>6184</text:p>
              </table:table-cell>
              <table:table-cell office:value-type="float" office:value="17593">
                <text:p>17593</text:p>
              </table:table-cell>
              <table:table-cell office:value-type="float" office:value="34539">
                <text:p>34539</text:p>
              </table:table-cell>
            </table:table-row>
            <table:table-row>
              <table:table-cell office:value-type="float" office:value="44299">
                <text:p>44300</text:p>
              </table:table-cell>
              <table:table-cell office:value-type="float" office:value="5548">
                <text:p>5548</text:p>
              </table:table-cell>
              <table:table-cell office:value-type="float" office:value="16973">
                <text:p>16973</text:p>
              </table:table-cell>
              <table:table-cell office:value-type="float" office:value="33842">
                <text:p>33842</text:p>
              </table:table-cell>
            </table:table-row>
            <table:table-row>
              <table:table-cell office:value-type="float" office:value="44300">
                <text:p>44300</text:p>
              </table:table-cell>
              <table:table-cell office:value-type="float" office:value="4978">
                <text:p>4978</text:p>
              </table:table-cell>
              <table:table-cell office:value-type="float" office:value="16703">
                <text:p>16703</text:p>
              </table:table-cell>
              <table:table-cell office:value-type="float" office:value="33160">
                <text:p>3316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32cm" xlink:href=".." xlink:type="simple" chart:class="chart:line" chart:style-name="ch1">
        <chart:title svg:x="14.067cm" svg:y="0.432cm" chart:style-name="ch2">
          <text:p>Hospitalizations (occupancy)</text:p>
        </chart:title>
        <chart:plot-area chart:style-name="ch3" table:cell-range-address="ResultsData.B35:ResultsData.B1000 ResultsData.H35:ResultsData.H1000" chart:data-source-has-labels="column" svg:x="0.94cm" svg:y="1.38cm" svg:width="31.188cm" svg:height="12.733cm">
          <chartooo:coordinate-region svg:x="2.118cm" svg:y="1.592cm" svg:width="30.01cm" svg:height="11.848cm"/>
          <chart:axis chart:dimension="x" chart:name="primary-x" chart:style-name="ch4" chartooo:axis-type="auto">
            <chartooo:date-scale chart:major-interval-value="1" chart:major-interval-unit="months"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H35:ResultsData.H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801.666666666667">
                <text:p>801.666666666667</text:p>
                <draw:g>
                  <svg:desc>ResultsData.H35:ResultsData.H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788.25">
                <text:p>788.2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792.8">
                <text:p>792.8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815.4">
                <text:p>815.4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815.2">
                <text:p>815.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858.6">
                <text:p>858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875.6">
                <text:p>875.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896.8">
                <text:p>896.8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943.2">
                <text:p>943.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974.2">
                <text:p>974.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989.6">
                <text:p>989.6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995.4">
                <text:p>995.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1004.2">
                <text:p>1004.2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997.2">
                <text:p>997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989.2">
                <text:p>989.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966.4">
                <text:p>966.4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937.4">
                <text:p>937.4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915.6">
                <text:p>915.6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885.2">
                <text:p>885.2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780.2">
                <text:p>780.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737.2">
                <text:p>737.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697.6">
                <text:p>697.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655.2">
                <text:p>655.2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618.4">
                <text:p>618.4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594.4">
                <text:p>594.4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529.2">
                <text:p>529.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7.2">
                <text:p>487.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65.4">
                <text:p>465.4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450.6">
                <text:p>450.6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428.4">
                <text:p>428.4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416.8">
                <text:p>416.8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413.6">
                <text:p>413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410.2">
                <text:p>410.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407.6">
                <text:p>407.6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18.2">
                <text:p>418.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416.6">
                <text:p>416.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406.2">
                <text:p>406.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92.2">
                <text:p>392.2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9.8">
                <text:p>379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64.6">
                <text:p>364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45.2">
                <text:p>345.2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4.6">
                <text:p>324.6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02.6">
                <text:p>302.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288.8">
                <text:p>288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275.6">
                <text:p>275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59.6">
                <text:p>259.6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42.8">
                <text:p>242.8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226.2">
                <text:p>226.2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8.4">
                <text:p>208.4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194.4">
                <text:p>194.4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189.2">
                <text:p>189.2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184.2">
                <text:p>184.2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183.4">
                <text:p>183.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82.2">
                <text:p>182.2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180.2">
                <text:p>180.2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75.4">
                <text:p>175.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72.8">
                <text:p>172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67.4">
                <text:p>167.4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0.4">
                <text:p>140.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38.6">
                <text:p>138.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36.4">
                <text:p>136.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33.4">
                <text:p>133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30.6">
                <text:p>130.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06.2">
                <text:p>106.2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96.4">
                <text:p>96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81.8">
                <text:p>81.8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73.8">
                <text:p>73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73.2">
                <text:p>73.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73.4">
                <text:p>73.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65.8">
                <text:p>65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60.8">
                <text:p>60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58.4">
                <text:p>58.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58.2">
                <text:p>58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65.4">
                <text:p>65.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78.2">
                <text:p>78.2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91.4">
                <text:p>91.4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95.4">
                <text:p>95.4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97.4">
                <text:p>97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03.4">
                <text:p>103.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10.6">
                <text:p>110.6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21.6">
                <text:p>12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32.2">
                <text:p>132.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50.6">
                <text:p>150.6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89.8">
                <text:p>189.8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211.4">
                <text:p>211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237.6">
                <text:p>237.6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255.6">
                <text:p>255.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268.8">
                <text:p>268.8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283.2">
                <text:p>283.2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296.2">
                <text:p>296.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305.4">
                <text:p>305.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323.8">
                <text:p>323.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343.6">
                <text:p>343.6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363.2">
                <text:p>363.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432.2">
                <text:p>432.2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501.6">
                <text:p>501.6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536.2">
                <text:p>536.2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561.4">
                <text:p>561.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578.6">
                <text:p>578.6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605.6">
                <text:p>605.6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646.8">
                <text:p>646.8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719.6">
                <text:p>719.6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743.6">
                <text:p>743.6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731.8">
                <text:p>731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64.2">
                <text:p>664.2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84.2">
                <text:p>684.2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850.8">
                <text:p>850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75.8">
                <text:p>975.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128.2">
                <text:p>1128.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71.2">
                <text:p>1271.2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380.2">
                <text:p>1380.2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456.4">
                <text:p>1456.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534.4">
                <text:p>1534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589.4">
                <text:p>1589.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699.6">
                <text:p>1699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780.6">
                <text:p>1780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856.8">
                <text:p>1856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944.6">
                <text:p>1944.6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2113.8">
                <text:p>2113.8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2211.6">
                <text:p>2211.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2327.4">
                <text:p>2327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2479.2">
                <text:p>2479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2670.6">
                <text:p>2670.6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2861">
                <text:p>2861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3121.8">
                <text:p>3121.8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3411">
                <text:p>3411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3673.8">
                <text:p>3673.8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3924">
                <text:p>392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4238">
                <text:p>423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4461.6">
                <text:p>4461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4688.6">
                <text:p>4688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4945.4">
                <text:p>4945.4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5184.4">
                <text:p>5184.4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5391.6">
                <text:p>5391.6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5629.6">
                <text:p>5629.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5823.6">
                <text:p>5823.6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5996.2">
                <text:p>5996.2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6159">
                <text:p>6159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6336.4">
                <text:p>6336.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6530">
                <text:p>6530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6702">
                <text:p>6702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6878.8">
                <text:p>6878.8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7089">
                <text:p>7089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7250.8">
                <text:p>7250.8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7351.4">
                <text:p>7351.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7451.2">
                <text:p>7451.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7475.6">
                <text:p>7475.6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7435.8">
                <text:p>7435.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7428.2">
                <text:p>7428.2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7441.4">
                <text:p>7441.4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7482.6">
                <text:p>7482.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7518.4">
                <text:p>7518.4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7581">
                <text:p>7581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7596">
                <text:p>7596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7594.4">
                <text:p>7594.4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7597.6">
                <text:p>7597.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7667">
                <text:p>7667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7695.2">
                <text:p>7695.2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7726.6">
                <text:p>7726.6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7771">
                <text:p>7771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7763.2">
                <text:p>7763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7728.2">
                <text:p>7728.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7768.2">
                <text:p>7768.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7838.6">
                <text:p>7838.6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7865.2">
                <text:p>7865.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7900">
                <text:p>7900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7932.4">
                <text:p>7932.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7907.4">
                <text:p>7907.4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7827.6">
                <text:p>7827.6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7772">
                <text:p>7772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7767.2">
                <text:p>7767.2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7720.8">
                <text:p>7720.8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7663.8">
                <text:p>7663.8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7601.6">
                <text:p>7601.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7527.2">
                <text:p>7527.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7362.6">
                <text:p>7362.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7254.2">
                <text:p>7254.2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7174.6">
                <text:p>7174.6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7053">
                <text:p>7053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6870.4">
                <text:p>6870.4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6667.2">
                <text:p>6667.2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6448.4">
                <text:p>6448.4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6238">
                <text:p>6238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6144.8">
                <text:p>6144.8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6128">
                <text:p>6128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6157.8">
                <text:p>6157.8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6128.4">
                <text:p>6128.4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6043.6">
                <text:p>6043.6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5897.2">
                <text:p>5897.2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5761.4">
                <text:p>5761.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5663.8">
                <text:p>5663.8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5644.6">
                <text:p>5644.6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5644.2">
                <text:p>5644.2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5615.8">
                <text:p>5615.8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5551.4">
                <text:p>5551.4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5443.2">
                <text:p>5443.2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5287.2">
                <text:p>5287.2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5171">
                <text:p>5171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5094.6">
                <text:p>5094.6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5009.2">
                <text:p>5009.2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4921.8">
                <text:p>4921.8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4845.8">
                <text:p>4845.8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4714.4">
                <text:p>4714.4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4582.4">
                <text:p>4582.4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4497.4">
                <text:p>4497.4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4448.6">
                <text:p>4448.6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4372.2">
                <text:p>4372.2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4300.4">
                <text:p>4300.4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4223.2">
                <text:p>4223.2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4105">
                <text:p>4105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3974.6">
                <text:p>3974.6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3893.8">
                <text:p>3893.8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3847">
                <text:p>3847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3817">
                <text:p>3817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3780">
                <text:p>3780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3751.2">
                <text:p>3751.2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3704.8">
                <text:p>3704.8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3654.2">
                <text:p>3654.2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3628.8">
                <text:p>3628.8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3640.8">
                <text:p>3640.8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3650.4">
                <text:p>3650.4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3663.6">
                <text:p>3663.6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3678.8">
                <text:p>3678.8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3662.6">
                <text:p>3662.6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3632.4">
                <text:p>3632.4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3636.4">
                <text:p>3636.4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3665.2">
                <text:p>3665.2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3687">
                <text:p>3687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3726.6">
                <text:p>3726.6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3776.6">
                <text:p>3776.6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3787.4">
                <text:p>3787.4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3780">
                <text:p>3780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3807.2">
                <text:p>3807.2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3843.2">
                <text:p>3843.2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3880.4">
                <text:p>3880.4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3930.4">
                <text:p>3930.4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3984.2">
                <text:p>3984.2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4037">
                <text:p>4037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4087.8">
                <text:p>4087.8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4182.8">
                <text:p>4182.8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4295">
                <text:p>4295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4360.8">
                <text:p>4360.8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4498.6">
                <text:p>4498.6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4657.4">
                <text:p>4657.4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4816">
                <text:p>4816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4996">
                <text:p>4996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5261.2">
                <text:p>5261.2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5508.2">
                <text:p>5508.2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5776.2">
                <text:p>5776.2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6030.6">
                <text:p>6030.6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6307.6">
                <text:p>6307.6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6620.4">
                <text:p>6620.4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6895.2">
                <text:p>6895.2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7206.6">
                <text:p>7206.6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7549.8">
                <text:p>7549.8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7846">
                <text:p>7846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8063.2">
                <text:p>8063.2</text:p>
              </table:table-cell>
            </table:table-row>
            <table:table-row>
              <table:table-cell office:value-type="float" office:value="44265">
                <text:p>44270</text:p>
              </table:table-cell>
              <table:table-cell office:value-type="float" office:value="8317.8">
                <text:p>8317.8</text:p>
              </table:table-cell>
            </table:table-row>
            <table:table-row>
              <table:table-cell office:value-type="float" office:value="44266">
                <text:p>44270</text:p>
              </table:table-cell>
              <table:table-cell office:value-type="float" office:value="8512.4">
                <text:p>8512.4</text:p>
              </table:table-cell>
            </table:table-row>
            <table:table-row>
              <table:table-cell office:value-type="float" office:value="44267">
                <text:p>44270</text:p>
              </table:table-cell>
              <table:table-cell office:value-type="float" office:value="8611.2">
                <text:p>8611.2</text:p>
              </table:table-cell>
            </table:table-row>
            <table:table-row>
              <table:table-cell office:value-type="float" office:value="44268">
                <text:p>44270</text:p>
              </table:table-cell>
              <table:table-cell office:value-type="float" office:value="8801.6">
                <text:p>8801.6</text:p>
              </table:table-cell>
            </table:table-row>
            <table:table-row>
              <table:table-cell office:value-type="float" office:value="44269">
                <text:p>44270</text:p>
              </table:table-cell>
              <table:table-cell office:value-type="float" office:value="9104.6">
                <text:p>9104.6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9417.8">
                <text:p>9417.8</text:p>
              </table:table-cell>
            </table:table-row>
            <table:table-row>
              <table:table-cell office:value-type="float" office:value="44271">
                <text:p>44270</text:p>
              </table:table-cell>
              <table:table-cell office:value-type="float" office:value="9715.6">
                <text:p>9715.6</text:p>
              </table:table-cell>
            </table:table-row>
            <table:table-row>
              <table:table-cell office:value-type="float" office:value="44272">
                <text:p>44270</text:p>
              </table:table-cell>
              <table:table-cell office:value-type="float" office:value="10015.6">
                <text:p>10015.6</text:p>
              </table:table-cell>
            </table:table-row>
            <table:table-row>
              <table:table-cell office:value-type="float" office:value="44273">
                <text:p>44270</text:p>
              </table:table-cell>
              <table:table-cell office:value-type="float" office:value="10272.2">
                <text:p>10272.2</text:p>
              </table:table-cell>
            </table:table-row>
            <table:table-row>
              <table:table-cell office:value-type="float" office:value="44274">
                <text:p>44270</text:p>
              </table:table-cell>
              <table:table-cell office:value-type="float" office:value="10433.8">
                <text:p>10433.8</text:p>
              </table:table-cell>
            </table:table-row>
            <table:table-row>
              <table:table-cell office:value-type="float" office:value="44275">
                <text:p>44280</text:p>
              </table:table-cell>
              <table:table-cell office:value-type="float" office:value="10632.2">
                <text:p>10632.2</text:p>
              </table:table-cell>
            </table:table-row>
            <table:table-row>
              <table:table-cell office:value-type="float" office:value="44276">
                <text:p>44280</text:p>
              </table:table-cell>
              <table:table-cell office:value-type="float" office:value="10929.6">
                <text:p>10929.6</text:p>
              </table:table-cell>
            </table:table-row>
            <table:table-row>
              <table:table-cell office:value-type="float" office:value="44277">
                <text:p>44280</text:p>
              </table:table-cell>
              <table:table-cell office:value-type="float" office:value="11237.8">
                <text:p>11237.8</text:p>
              </table:table-cell>
            </table:table-row>
            <table:table-row>
              <table:table-cell office:value-type="float" office:value="44278">
                <text:p>44280</text:p>
              </table:table-cell>
              <table:table-cell office:value-type="float" office:value="11473.2">
                <text:p>11473.2</text:p>
              </table:table-cell>
            </table:table-row>
            <table:table-row>
              <table:table-cell office:value-type="float" office:value="44279">
                <text:p>44280</text:p>
              </table:table-cell>
              <table:table-cell office:value-type="float" office:value="11707.4">
                <text:p>11707.4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11808">
                <text:p>11808</text:p>
              </table:table-cell>
            </table:table-row>
            <table:table-row>
              <table:table-cell office:value-type="float" office:value="44281">
                <text:p>44280</text:p>
              </table:table-cell>
              <table:table-cell office:value-type="float" office:value="11794.4">
                <text:p>11794.4</text:p>
              </table:table-cell>
            </table:table-row>
            <table:table-row>
              <table:table-cell office:value-type="float" office:value="44282">
                <text:p>44280</text:p>
              </table:table-cell>
              <table:table-cell office:value-type="float" office:value="11891.6">
                <text:p>11891.6</text:p>
              </table:table-cell>
            </table:table-row>
            <table:table-row>
              <table:table-cell office:value-type="float" office:value="44283">
                <text:p>44280</text:p>
              </table:table-cell>
              <table:table-cell office:value-type="float" office:value="12050.2">
                <text:p>12050.2</text:p>
              </table:table-cell>
            </table:table-row>
            <table:table-row>
              <table:table-cell office:value-type="float" office:value="44284">
                <text:p>44280</text:p>
              </table:table-cell>
              <table:table-cell office:value-type="float" office:value="12154.8">
                <text:p>12154.8</text:p>
              </table:table-cell>
            </table:table-row>
            <table:table-row>
              <table:table-cell office:value-type="float" office:value="44285">
                <text:p>44290</text:p>
              </table:table-cell>
              <table:table-cell office:value-type="float" office:value="12211.4">
                <text:p>12211.4</text:p>
              </table:table-cell>
            </table:table-row>
            <table:table-row>
              <table:table-cell office:value-type="float" office:value="44286">
                <text:p>44290</text:p>
              </table:table-cell>
              <table:table-cell office:value-type="float" office:value="12199.8">
                <text:p>12199.8</text:p>
              </table:table-cell>
            </table:table-row>
            <table:table-row>
              <table:table-cell office:value-type="float" office:value="44287">
                <text:p>44290</text:p>
              </table:table-cell>
              <table:table-cell office:value-type="float" office:value="12018.2">
                <text:p>12018.2</text:p>
              </table:table-cell>
            </table:table-row>
            <table:table-row>
              <table:table-cell office:value-type="float" office:value="44288">
                <text:p>44290</text:p>
              </table:table-cell>
              <table:table-cell office:value-type="float" office:value="11821.8">
                <text:p>11821.8</text:p>
              </table:table-cell>
            </table:table-row>
            <table:table-row>
              <table:table-cell office:value-type="float" office:value="44289">
                <text:p>44290</text:p>
              </table:table-cell>
              <table:table-cell office:value-type="float" office:value="11713.8">
                <text:p>11713.8</text:p>
              </table:table-cell>
            </table:table-row>
            <table:table-row>
              <table:table-cell office:value-type="float" office:value="44290">
                <text:p>44290</text:p>
              </table:table-cell>
              <table:table-cell office:value-type="float" office:value="11702.8">
                <text:p>11702.8</text:p>
              </table:table-cell>
            </table:table-row>
            <table:table-row>
              <table:table-cell office:value-type="float" office:value="44291">
                <text:p>44290</text:p>
              </table:table-cell>
              <table:table-cell office:value-type="float" office:value="11793.8">
                <text:p>11793.8</text:p>
              </table:table-cell>
            </table:table-row>
            <table:table-row>
              <table:table-cell office:value-type="float" office:value="44292">
                <text:p>44290</text:p>
              </table:table-cell>
              <table:table-cell office:value-type="float" office:value="11849.8">
                <text:p>11849.8</text:p>
              </table:table-cell>
            </table:table-row>
            <table:table-row>
              <table:table-cell office:value-type="float" office:value="44293">
                <text:p>44290</text:p>
              </table:table-cell>
              <table:table-cell office:value-type="float" office:value="11808.2">
                <text:p>11808.2</text:p>
              </table:table-cell>
            </table:table-row>
            <table:table-row>
              <table:table-cell office:value-type="float" office:value="44294">
                <text:p>44290</text:p>
              </table:table-cell>
              <table:table-cell office:value-type="float" office:value="11631.2">
                <text:p>11631.2</text:p>
              </table:table-cell>
            </table:table-row>
            <table:table-row>
              <table:table-cell office:value-type="float" office:value="44295">
                <text:p>44300</text:p>
              </table:table-cell>
              <table:table-cell office:value-type="float" office:value="11326.6">
                <text:p>11326.6</text:p>
              </table:table-cell>
            </table:table-row>
            <table:table-row>
              <table:table-cell office:value-type="float" office:value="44296">
                <text:p>44300</text:p>
              </table:table-cell>
              <table:table-cell office:value-type="float" office:value="11034.2">
                <text:p>11034.2</text:p>
              </table:table-cell>
            </table:table-row>
            <table:table-row>
              <table:table-cell office:value-type="float" office:value="44297">
                <text:p>44300</text:p>
              </table:table-cell>
              <table:table-cell office:value-type="float" office:value="10865.2">
                <text:p>10865.2</text:p>
              </table:table-cell>
            </table:table-row>
            <table:table-row>
              <table:table-cell office:value-type="float" office:value="44298">
                <text:p>44300</text:p>
              </table:table-cell>
              <table:table-cell office:value-type="float" office:value="10665.4">
                <text:p>10665.4</text:p>
              </table:table-cell>
            </table:table-row>
            <table:table-row>
              <table:table-cell office:value-type="float" office:value="44299">
                <text:p>44300</text:p>
              </table:table-cell>
              <table:table-cell office:value-type="float" office:value="10601.5">
                <text:p>10601.5</text:p>
              </table:table-cell>
            </table:table-row>
            <table:table-row>
              <table:table-cell office:value-type="float" office:value="44300">
                <text:p>44300</text:p>
              </table:table-cell>
              <table:table-cell office:value-type="float" office:value="10640.6666666667">
                <text:p>10640.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2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cm" svg:height="14.878cm" xlink:href=".." xlink:type="simple" chart:class="chart:line" chart:style-name="ch1">
        <chart:title svg:x="14.197cm" svg:y="0.433cm" chart:style-name="ch2">
          <text:p>Test Positivity (percentage)</text:p>
        </chart:title>
        <chart:plot-area chart:style-name="ch3" table:cell-range-address="ResultsData.B35:ResultsData.B1000 ResultsData.J35:ResultsData.J1000" chart:data-source-has-labels="column" svg:x="1.086cm" svg:y="1.404cm" svg:width="30.913cm" svg:height="12.755cm">
          <chartooo:coordinate-region svg:x="1.892cm" svg:y="1.617cm" svg:width="30.107cm" svg:height="11.869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J35:ResultsData.J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4.77333333333333">
                <text:p>4.77333333333333</text:p>
                <draw:g>
                  <svg:desc>ResultsData.J35:ResultsData.J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.3475">
                <text:p>4.347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4.146">
                <text:p>4.14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4.052">
                <text:p>4.05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.938">
                <text:p>3.93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4.024">
                <text:p>4.024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.696">
                <text:p>3.69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.976">
                <text:p>2.97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.232">
                <text:p>3.23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.222">
                <text:p>3.22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.028">
                <text:p>3.02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3.018">
                <text:p>3.018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.724">
                <text:p>2.72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.326">
                <text:p>2.32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.208">
                <text:p>2.208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.222">
                <text:p>2.22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.992">
                <text:p>1.99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.306">
                <text:p>1.30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.092">
                <text:p>1.092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734">
                <text:p>0.734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14">
                <text:p>0.814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8">
                <text:p>0.848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94">
                <text:p>0.994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58">
                <text:p>1.05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.182">
                <text:p>1.18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.204">
                <text:p>1.20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.116">
                <text:p>1.11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.012">
                <text:p>1.01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0.968">
                <text:p>0.96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832">
                <text:p>0.83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0.804">
                <text:p>0.80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746">
                <text:p>0.746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0.676">
                <text:p>0.676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542">
                <text:p>0.54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0.584">
                <text:p>0.584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76">
                <text:p>0.576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458">
                <text:p>0.45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414">
                <text:p>0.41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268">
                <text:p>0.26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292">
                <text:p>0.292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194">
                <text:p>0.1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182">
                <text:p>0.1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354">
                <text:p>0.35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0.376">
                <text:p>0.376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368">
                <text:p>0.368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0.346">
                <text:p>0.34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0.298">
                <text:p>0.298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406">
                <text:p>0.406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0.402">
                <text:p>0.402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0.276">
                <text:p>0.27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0.506">
                <text:p>0.50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0.766">
                <text:p>0.76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964">
                <text:p>0.96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0.902">
                <text:p>0.902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656">
                <text:p>0.65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894">
                <text:p>0.89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6">
                <text:p>0.70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626">
                <text:p>0.62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708">
                <text:p>0.70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0.574">
                <text:p>0.574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0.526">
                <text:p>0.52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532">
                <text:p>0.53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0.492">
                <text:p>0.492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0.482">
                <text:p>0.482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562">
                <text:p>0.562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546">
                <text:p>0.546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0.536">
                <text:p>0.53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0.572">
                <text:p>0.57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556">
                <text:p>0.55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714">
                <text:p>0.714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388">
                <text:p>1.38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494">
                <text:p>1.49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482">
                <text:p>1.482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548">
                <text:p>1.548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434">
                <text:p>1.43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224">
                <text:p>1.224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114">
                <text:p>1.114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132">
                <text:p>1.13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186">
                <text:p>1.18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444">
                <text:p>1.4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452">
                <text:p>1.45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774">
                <text:p>1.774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732">
                <text:p>1.732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738">
                <text:p>1.73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754">
                <text:p>1.754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2.004">
                <text:p>2.00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2.484">
                <text:p>2.484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3.146">
                <text:p>3.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3.748">
                <text:p>3.74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.576">
                <text:p>4.57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5.086">
                <text:p>5.086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4.912">
                <text:p>4.912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.29">
                <text:p>5.29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5.632">
                <text:p>5.632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5.376">
                <text:p>5.37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5.768">
                <text:p>5.76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5.46">
                <text:p>5.4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5.142">
                <text:p>5.142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5.362">
                <text:p>5.36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5.902">
                <text:p>5.902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5.806">
                <text:p>5.80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6.312">
                <text:p>6.312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7.048">
                <text:p>7.04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6.996">
                <text:p>6.996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6.594">
                <text:p>6.59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7.128">
                <text:p>7.12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7.054">
                <text:p>7.054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7.62">
                <text:p>7.6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8.58">
                <text:p>8.5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8.362">
                <text:p>8.362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8.324">
                <text:p>8.324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8.19">
                <text:p>8.19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7.808">
                <text:p>7.808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8.384">
                <text:p>8.384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.546">
                <text:p>9.54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.284">
                <text:p>9.284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.558">
                <text:p>9.55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9.514">
                <text:p>9.514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9.252">
                <text:p>9.252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0.468">
                <text:p>10.468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1.922">
                <text:p>11.922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1.466">
                <text:p>11.46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1.148">
                <text:p>11.148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1.098">
                <text:p>11.09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0.624">
                <text:p>10.624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.848">
                <text:p>9.84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.922">
                <text:p>10.92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.174">
                <text:p>12.174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1.974">
                <text:p>11.974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1.398">
                <text:p>11.398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1.944">
                <text:p>11.94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1.954">
                <text:p>11.95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2.024">
                <text:p>12.024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3.18">
                <text:p>13.1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4.536">
                <text:p>14.53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5.02">
                <text:p>15.02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4.742">
                <text:p>14.742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4.826">
                <text:p>14.82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4.804">
                <text:p>14.804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5.006">
                <text:p>15.00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6.51">
                <text:p>16.51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7.576">
                <text:p>17.576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7.482">
                <text:p>17.482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7.318">
                <text:p>17.318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8.194">
                <text:p>18.19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8.284">
                <text:p>18.28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8.904">
                <text:p>18.904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21.222">
                <text:p>21.22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23.802">
                <text:p>23.802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24.378">
                <text:p>24.378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24.032">
                <text:p>24.032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24.566">
                <text:p>24.56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24.076">
                <text:p>24.076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23.49">
                <text:p>23.49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25.066">
                <text:p>25.06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27.03">
                <text:p>27.0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26.086">
                <text:p>26.08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24.66">
                <text:p>24.6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24.054">
                <text:p>24.05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2.754">
                <text:p>22.754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9.37">
                <text:p>19.37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0.134">
                <text:p>20.134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0.606">
                <text:p>20.606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0.33">
                <text:p>20.33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9.14">
                <text:p>19.1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0.072">
                <text:p>20.07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9.094">
                <text:p>19.094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9.178">
                <text:p>19.17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9.546">
                <text:p>19.546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23.428">
                <text:p>23.42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23.346">
                <text:p>23.34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23.79">
                <text:p>23.79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25.98">
                <text:p>25.98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7.454">
                <text:p>27.45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8.07">
                <text:p>28.07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36.776">
                <text:p>36.77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46.51">
                <text:p>46.51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0.846">
                <text:p>40.846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40.112">
                <text:p>40.112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38.474">
                <text:p>38.47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30.71">
                <text:p>30.71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22.642">
                <text:p>22.64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5.832">
                <text:p>25.83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25.394">
                <text:p>25.394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0.912">
                <text:p>20.91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19.862">
                <text:p>19.862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18.54">
                <text:p>18.5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18.242">
                <text:p>18.242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16.874">
                <text:p>16.874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18.238">
                <text:p>18.23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18.016">
                <text:p>18.016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8.12">
                <text:p>18.12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8.054">
                <text:p>18.054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7.526">
                <text:p>17.52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7.262">
                <text:p>17.26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16.26">
                <text:p>16.2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14.594">
                <text:p>14.59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14.466">
                <text:p>14.466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13.488">
                <text:p>13.48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12.66">
                <text:p>12.66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12.546">
                <text:p>12.546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12.298">
                <text:p>12.298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3.418">
                <text:p>13.418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14.256">
                <text:p>14.256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14.656">
                <text:p>14.656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14.454">
                <text:p>14.454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15.346">
                <text:p>15.346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14.156">
                <text:p>14.156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4.17">
                <text:p>14.17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15.642">
                <text:p>15.642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15.45">
                <text:p>15.45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12.672">
                <text:p>12.672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1.424">
                <text:p>11.424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1.314">
                <text:p>11.314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9.348">
                <text:p>9.348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9.876">
                <text:p>9.876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11.084">
                <text:p>11.084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11.54">
                <text:p>11.54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10.706">
                <text:p>10.706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9.222">
                <text:p>9.222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8.96">
                <text:p>8.96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8.27">
                <text:p>8.27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8.014">
                <text:p>8.014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8.318">
                <text:p>8.318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8.59">
                <text:p>8.59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8.226">
                <text:p>8.226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8.468">
                <text:p>8.468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8.484">
                <text:p>8.484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8.276">
                <text:p>8.276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7.572">
                <text:p>7.572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8.03">
                <text:p>8.03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7.88">
                <text:p>7.88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7.606">
                <text:p>7.606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8.442">
                <text:p>8.442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8.45">
                <text:p>8.45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7.692">
                <text:p>7.692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8.584">
                <text:p>8.584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7.672">
                <text:p>7.672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7.492">
                <text:p>7.492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8.028">
                <text:p>8.028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8.416">
                <text:p>8.416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8.076">
                <text:p>8.076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9.104">
                <text:p>9.104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0.652">
                <text:p>10.652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0.486">
                <text:p>10.486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0.57">
                <text:p>10.57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1.044">
                <text:p>11.044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0.742">
                <text:p>10.742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9.126">
                <text:p>9.126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9.978">
                <text:p>9.978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0.764">
                <text:p>10.764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0.45">
                <text:p>10.45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1.102">
                <text:p>11.102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2.082">
                <text:p>12.082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2.326">
                <text:p>12.326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12.196">
                <text:p>12.196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13.89">
                <text:p>13.89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14.646">
                <text:p>14.646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14.356">
                <text:p>14.356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15.178">
                <text:p>15.178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16.106">
                <text:p>16.106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16.37">
                <text:p>16.37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16.112">
                <text:p>16.112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17.948">
                <text:p>17.948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18.822">
                <text:p>18.822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18.654">
                <text:p>18.654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19.174">
                <text:p>19.174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20.014">
                <text:p>20.014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19.814">
                <text:p>19.814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19.174">
                <text:p>19.174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18.158">
                <text:p>18.158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21.602">
                <text:p>21.602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21.204">
                <text:p>21.204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22.096">
                <text:p>22.096</text:p>
              </table:table-cell>
            </table:table-row>
            <table:table-row>
              <table:table-cell office:value-type="float" office:value="44265">
                <text:p>44270</text:p>
              </table:table-cell>
              <table:table-cell office:value-type="float" office:value="23.322">
                <text:p>23.322</text:p>
              </table:table-cell>
            </table:table-row>
            <table:table-row>
              <table:table-cell office:value-type="float" office:value="44266">
                <text:p>44270</text:p>
              </table:table-cell>
              <table:table-cell office:value-type="float" office:value="25.578">
                <text:p>25.578</text:p>
              </table:table-cell>
            </table:table-row>
            <table:table-row>
              <table:table-cell office:value-type="float" office:value="44267">
                <text:p>44270</text:p>
              </table:table-cell>
              <table:table-cell office:value-type="float" office:value="22.246">
                <text:p>22.246</text:p>
              </table:table-cell>
            </table:table-row>
            <table:table-row>
              <table:table-cell office:value-type="float" office:value="44268">
                <text:p>44270</text:p>
              </table:table-cell>
              <table:table-cell office:value-type="float" office:value="24.18">
                <text:p>24.18</text:p>
              </table:table-cell>
            </table:table-row>
            <table:table-row>
              <table:table-cell office:value-type="float" office:value="44269">
                <text:p>44270</text:p>
              </table:table-cell>
              <table:table-cell office:value-type="float" office:value="24.648">
                <text:p>24.648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24.814">
                <text:p>24.814</text:p>
              </table:table-cell>
            </table:table-row>
            <table:table-row>
              <table:table-cell office:value-type="float" office:value="44271">
                <text:p>44270</text:p>
              </table:table-cell>
              <table:table-cell office:value-type="float" office:value="25.208">
                <text:p>25.208</text:p>
              </table:table-cell>
            </table:table-row>
            <table:table-row>
              <table:table-cell office:value-type="float" office:value="44272">
                <text:p>44270</text:p>
              </table:table-cell>
              <table:table-cell office:value-type="float" office:value="26.452">
                <text:p>26.452</text:p>
              </table:table-cell>
            </table:table-row>
            <table:table-row>
              <table:table-cell office:value-type="float" office:value="44273">
                <text:p>44270</text:p>
              </table:table-cell>
              <table:table-cell office:value-type="float" office:value="26.342">
                <text:p>26.342</text:p>
              </table:table-cell>
            </table:table-row>
            <table:table-row>
              <table:table-cell office:value-type="float" office:value="44274">
                <text:p>44270</text:p>
              </table:table-cell>
              <table:table-cell office:value-type="float" office:value="26.092">
                <text:p>26.092</text:p>
              </table:table-cell>
            </table:table-row>
            <table:table-row>
              <table:table-cell office:value-type="float" office:value="44275">
                <text:p>44280</text:p>
              </table:table-cell>
              <table:table-cell office:value-type="float" office:value="26.76">
                <text:p>26.76</text:p>
              </table:table-cell>
            </table:table-row>
            <table:table-row>
              <table:table-cell office:value-type="float" office:value="44276">
                <text:p>44280</text:p>
              </table:table-cell>
              <table:table-cell office:value-type="float" office:value="27.538">
                <text:p>27.538</text:p>
              </table:table-cell>
            </table:table-row>
            <table:table-row>
              <table:table-cell office:value-type="float" office:value="44277">
                <text:p>44280</text:p>
              </table:table-cell>
              <table:table-cell office:value-type="float" office:value="26.658">
                <text:p>26.658</text:p>
              </table:table-cell>
            </table:table-row>
            <table:table-row>
              <table:table-cell office:value-type="float" office:value="44278">
                <text:p>44280</text:p>
              </table:table-cell>
              <table:table-cell office:value-type="float" office:value="26.6">
                <text:p>26.6</text:p>
              </table:table-cell>
            </table:table-row>
            <table:table-row>
              <table:table-cell office:value-type="float" office:value="44279">
                <text:p>44280</text:p>
              </table:table-cell>
              <table:table-cell office:value-type="float" office:value="27.006">
                <text:p>27.006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26.052">
                <text:p>26.052</text:p>
              </table:table-cell>
            </table:table-row>
            <table:table-row>
              <table:table-cell office:value-type="float" office:value="44281">
                <text:p>44280</text:p>
              </table:table-cell>
              <table:table-cell office:value-type="float" office:value="26.566">
                <text:p>26.566</text:p>
              </table:table-cell>
            </table:table-row>
            <table:table-row>
              <table:table-cell office:value-type="float" office:value="44282">
                <text:p>44280</text:p>
              </table:table-cell>
              <table:table-cell office:value-type="float" office:value="25.432">
                <text:p>25.432</text:p>
              </table:table-cell>
            </table:table-row>
            <table:table-row>
              <table:table-cell office:value-type="float" office:value="44283">
                <text:p>44280</text:p>
              </table:table-cell>
              <table:table-cell office:value-type="float" office:value="24.984">
                <text:p>24.984</text:p>
              </table:table-cell>
            </table:table-row>
            <table:table-row>
              <table:table-cell office:value-type="float" office:value="44284">
                <text:p>44280</text:p>
              </table:table-cell>
              <table:table-cell office:value-type="float" office:value="23.484">
                <text:p>23.484</text:p>
              </table:table-cell>
            </table:table-row>
            <table:table-row>
              <table:table-cell office:value-type="float" office:value="44285">
                <text:p>44290</text:p>
              </table:table-cell>
              <table:table-cell office:value-type="float" office:value="23.3">
                <text:p>23.3</text:p>
              </table:table-cell>
            </table:table-row>
            <table:table-row>
              <table:table-cell office:value-type="float" office:value="44286">
                <text:p>44290</text:p>
              </table:table-cell>
              <table:table-cell office:value-type="float" office:value="21.628">
                <text:p>21.628</text:p>
              </table:table-cell>
            </table:table-row>
            <table:table-row>
              <table:table-cell office:value-type="float" office:value="44287">
                <text:p>44290</text:p>
              </table:table-cell>
              <table:table-cell office:value-type="float" office:value="22.928">
                <text:p>22.928</text:p>
              </table:table-cell>
            </table:table-row>
            <table:table-row>
              <table:table-cell office:value-type="float" office:value="44288">
                <text:p>44290</text:p>
              </table:table-cell>
              <table:table-cell office:value-type="float" office:value="22.78">
                <text:p>22.78</text:p>
              </table:table-cell>
            </table:table-row>
            <table:table-row>
              <table:table-cell office:value-type="float" office:value="44289">
                <text:p>44290</text:p>
              </table:table-cell>
              <table:table-cell office:value-type="float" office:value="22.786">
                <text:p>22.786</text:p>
              </table:table-cell>
            </table:table-row>
            <table:table-row>
              <table:table-cell office:value-type="float" office:value="44290">
                <text:p>44290</text:p>
              </table:table-cell>
              <table:table-cell office:value-type="float" office:value="21.568">
                <text:p>21.568</text:p>
              </table:table-cell>
            </table:table-row>
            <table:table-row>
              <table:table-cell office:value-type="float" office:value="44291">
                <text:p>44290</text:p>
              </table:table-cell>
              <table:table-cell office:value-type="float" office:value="20.208">
                <text:p>20.208</text:p>
              </table:table-cell>
            </table:table-row>
            <table:table-row>
              <table:table-cell office:value-type="float" office:value="44292">
                <text:p>44290</text:p>
              </table:table-cell>
              <table:table-cell office:value-type="float" office:value="18.694">
                <text:p>18.694</text:p>
              </table:table-cell>
            </table:table-row>
            <table:table-row>
              <table:table-cell office:value-type="float" office:value="44293">
                <text:p>44290</text:p>
              </table:table-cell>
              <table:table-cell office:value-type="float" office:value="17.952">
                <text:p>17.952</text:p>
              </table:table-cell>
            </table:table-row>
            <table:table-row>
              <table:table-cell office:value-type="float" office:value="44294">
                <text:p>44290</text:p>
              </table:table-cell>
              <table:table-cell office:value-type="float" office:value="18.254">
                <text:p>18.254</text:p>
              </table:table-cell>
            </table:table-row>
            <table:table-row>
              <table:table-cell office:value-type="float" office:value="44295">
                <text:p>44300</text:p>
              </table:table-cell>
              <table:table-cell office:value-type="float" office:value="18.294">
                <text:p>18.294</text:p>
              </table:table-cell>
            </table:table-row>
            <table:table-row>
              <table:table-cell office:value-type="float" office:value="44296">
                <text:p>44300</text:p>
              </table:table-cell>
              <table:table-cell office:value-type="float" office:value="18.978">
                <text:p>18.978</text:p>
              </table:table-cell>
            </table:table-row>
            <table:table-row>
              <table:table-cell office:value-type="float" office:value="44297">
                <text:p>44300</text:p>
              </table:table-cell>
              <table:table-cell office:value-type="float" office:value="19.44">
                <text:p>19.44</text:p>
              </table:table-cell>
            </table:table-row>
            <table:table-row>
              <table:table-cell office:value-type="float" office:value="44298">
                <text:p>44300</text:p>
              </table:table-cell>
              <table:table-cell office:value-type="float" office:value="17.38">
                <text:p>17.38</text:p>
              </table:table-cell>
            </table:table-row>
            <table:table-row>
              <table:table-cell office:value-type="float" office:value="44299">
                <text:p>44300</text:p>
              </table:table-cell>
              <table:table-cell office:value-type="float" office:value="16.225">
                <text:p>16.225</text:p>
              </table:table-cell>
            </table:table-row>
            <table:table-row>
              <table:table-cell office:value-type="float" office:value="44300">
                <text:p>44300</text:p>
              </table:table-cell>
              <table:table-cell office:value-type="float" office:value="15.94">
                <text:p>15.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gr1" style:family="graphic">
      <style:graphic-properties svg:stroke-color="#000000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chart>
      <chart:chart svg:width="33.789cm" svg:height="14.824cm" xlink:href=".." xlink:type="simple" chart:class="chart:line" chart:style-name="ch1">
        <chart:title svg:x="13.424cm" svg:y="0.432cm" chart:style-name="ch2">
          <text:p>Effective Reproduction Rate (R-eff)</text:p>
        </chart:title>
        <chart:plot-area chart:style-name="ch3" table:cell-range-address="ResultsData.B35:ResultsData.B1000 ResultsData.AA35:ResultsData.AA1000" chart:data-source-has-labels="column" svg:x="1.063cm" svg:y="1.352cm" svg:width="31.373cm" svg:height="12.752cm">
          <chartooo:coordinate-region svg:x="1.869cm" svg:y="1.564cm" svg:width="30.567cm" svg:height="11.867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AA35:ResultsData.AA1000" chart:class="chart:line">
            <chart:data-point chart:repeated="966"/>
          </chart:series>
          <chart:wall chart:style-name="ch8"/>
          <chart:floor chart:style-name="ch9"/>
        </chart:plot-area>
        <draw:line draw:style-name="gr1" draw:text-style-name="P1" svg:x1="1.869cm" svg:y1="9.441cm" svg:x2="32.436cm" svg:y2="9.441cm">
          <text:p/>
        </draw:lin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0.777990880448607">
                <text:p>0.777990880448607</text:p>
                <draw:g>
                  <svg:desc>ResultsData.AA35:ResultsData.AA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1.09226823733647">
                <text:p>1.09226823733647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0.908060444444444">
                <text:p>0.908060444444444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0.79982666015625">
                <text:p>0.79982666015625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.07224489795918">
                <text:p>1.0722448979591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0.949972946807485">
                <text:p>0.94997294680748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0.930170323151481">
                <text:p>0.93017032315148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1.03438911818693">
                <text:p>1.03438911818693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1.12178724333419">
                <text:p>1.12178724333419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1.0111112328903">
                <text:p>1.0111112328903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0.808350694444445">
                <text:p>0.808350694444445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0.938230242394988">
                <text:p>0.93823024239498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0.959898222006302">
                <text:p>0.959898222006302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0.635450282529672">
                <text:p>0.63545028252967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731603740174093">
                <text:p>0.731603740174093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1.02642659279778">
                <text:p>1.026426592797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0.920059028941823">
                <text:p>0.920059028941823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0.778905415335024">
                <text:p>0.778905415335024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0.581984740857155">
                <text:p>0.581984740857155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0.897364995877245">
                <text:p>0.89736499587724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0.651517928499121">
                <text:p>0.651517928499121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0.637031411841358">
                <text:p>0.6370314118413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0.914994675874359">
                <text:p>0.914994675874359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866579606401384">
                <text:p>0.866579606401384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681224303853865">
                <text:p>0.681224303853865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72951872770511">
                <text:p>0.872951872770511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961883070764463">
                <text:p>0.961883070764463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0417444995022">
                <text:p>0.84041744499502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6835140625">
                <text:p>0.6835140625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2146694214876">
                <text:p>0.92146694214876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35733375549316">
                <text:p>0.93573337554931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6938100730488">
                <text:p>1.0693810073048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0.91883241">
                <text:p>0.91883241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0.94464803078316">
                <text:p>0.94464803078316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0.834492669753086">
                <text:p>0.83449266975308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0.864226382325142">
                <text:p>0.86422638232514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783694937541091">
                <text:p>0.783694937541091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959253540039062">
                <text:p>0.95925354003906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.34315475206612">
                <text:p>1.34315475206612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943938809824614">
                <text:p>0.94393880982461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887851871141975">
                <text:p>0.887851871141975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.063125">
                <text:p>1.06312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878310924945216">
                <text:p>0.87831092494521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740695962310964">
                <text:p>0.74069596231096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1.07783996786042">
                <text:p>1.0778399678604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285640625">
                <text:p>0.7285640625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755636516583881">
                <text:p>0.755636516583881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10763609594944">
                <text:p>0.71076360959494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311160866899524">
                <text:p>0.311160866899524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70875625">
                <text:p>0.70875625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694866457612457">
                <text:p>0.694866457612457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49086828512397">
                <text:p>0.549086828512397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905636111111111">
                <text:p>0.905636111111111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743622448979592">
                <text:p>0.743622448979592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938125">
                <text:p>0.93812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635308641975309">
                <text:p>0.635308641975309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720332484384295">
                <text:p>0.720332484384295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744309972299169">
                <text:p>0.744309972299169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821465085872934">
                <text:p>0.821465085872934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561983506944445">
                <text:p>0.56198350694444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869178722993827">
                <text:p>0.869178722993827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822401033057851">
                <text:p>0.822401033057851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843418367346939">
                <text:p>0.843418367346939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63105625">
                <text:p>0.63105625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704375308641975">
                <text:p>0.704375308641975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703125">
                <text:p>0.703125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.03473034972299">
                <text:p>1.03473034972299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853913175207756">
                <text:p>0.85391317520775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.530947265625">
                <text:p>1.530947265625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.08163131925208">
                <text:p>1.0816313192520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8064">
                <text:p>0.8064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.02090277777778">
                <text:p>1.020902777777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.3453515625">
                <text:p>1.345351562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.24204444444444">
                <text:p>1.24204444444444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.40216944444444">
                <text:p>1.40216944444444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.41098465236686">
                <text:p>1.4109846523668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.25883639268728">
                <text:p>1.25883639268728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.08444444444444">
                <text:p>1.0844444444444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.16760177777778">
                <text:p>1.16760177777778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87150625">
                <text:p>0.8715062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.03233469398789">
                <text:p>1.03233469398789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.18567978515625">
                <text:p>1.18567978515625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.28082840236686">
                <text:p>1.280828402366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898754325259516">
                <text:p>0.89875432525951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.14923611111111">
                <text:p>1.14923611111111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.09201749330756">
                <text:p>1.0920174933075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654384765625">
                <text:p>0.65438476562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906003305785124">
                <text:p>0.90600330578512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4940166493236">
                <text:p>0.70494016649323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64850020661157">
                <text:p>0.6485002066115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913725">
                <text:p>0.913725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752822265625">
                <text:p>0.752822265625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775377777777778">
                <text:p>0.775377777777778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585133544590312">
                <text:p>0.585133544590312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1.16453402777778">
                <text:p>1.1645340277777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.0338350591716">
                <text:p>1.033835059171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755821487603306">
                <text:p>0.755821487603306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.4545179584121">
                <text:p>2.4545179584121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1.43363727334105">
                <text:p>1.4336372733410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645604191438763">
                <text:p>0.645604191438763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747143467598098">
                <text:p>0.74714346759809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.5209596526465">
                <text:p>2.5209596526465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1.505703515625">
                <text:p>1.50570351562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1.06468024985128">
                <text:p>1.0646802498512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984950208085612">
                <text:p>0.984950208085612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978627511053441">
                <text:p>0.978627511053441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1.52567552354601">
                <text:p>1.52567552354601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1.0219515625">
                <text:p>1.021951562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9569347107438">
                <text:p>1.956934710743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10443529757805">
                <text:p>1.10443529757805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088725">
                <text:p>1.088725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12641684027778">
                <text:p>1.1264168402777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83009024">
                <text:p>1.8300902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85437328532236">
                <text:p>1.85437328532236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8160350625">
                <text:p>1.816035062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68619584120983">
                <text:p>1.68619584120983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55316115722656">
                <text:p>1.5531611572265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078461">
                <text:p>1.078461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51410108506944">
                <text:p>1.51410108506944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61209605191996">
                <text:p>1.6120960519199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13538797061524">
                <text:p>1.13538797061524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3144">
                <text:p>1.31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26370615054283">
                <text:p>1.26370615054283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41871214705426">
                <text:p>1.4187121470542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43383049561424">
                <text:p>1.43383049561424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15400939941406">
                <text:p>1.154009399414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25088172194335">
                <text:p>1.25088172194335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1.63777777777778">
                <text:p>1.63777777777778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1.28449175208477">
                <text:p>1.28449175208477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1.25165188615146">
                <text:p>1.25165188615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1.09039820471972">
                <text:p>1.09039820471972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1.32004541522491">
                <text:p>1.32004541522491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1.22229155853112">
                <text:p>1.2222915585311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1.29964044209529">
                <text:p>1.29964044209529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.22920255717362">
                <text:p>1.22920255717362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.0603200597519">
                <text:p>1.0603200597519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.1920791031856">
                <text:p>1.192079103185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.09305971077531">
                <text:p>1.09305971077531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.3067253602164">
                <text:p>1.306725360216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.33939404760614">
                <text:p>1.33939404760614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.27711119714204">
                <text:p>1.27711119714204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.20073568933082">
                <text:p>1.2007356893308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.34734826051065">
                <text:p>1.3473482605106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.28825189099911">
                <text:p>1.28825189099911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.30173132499357">
                <text:p>1.30173132499357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.21399567750605">
                <text:p>1.21399567750605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.23309150286357">
                <text:p>1.23309150286357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.22157351625999">
                <text:p>1.22157351625999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.27888837237814">
                <text:p>1.27888837237814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.20314442246624">
                <text:p>1.2031444224662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.14540077103802">
                <text:p>1.1454007710380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.17059828313102">
                <text:p>1.1705982831310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.30374595446207">
                <text:p>1.30374595446207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.15030368233165">
                <text:p>1.15030368233165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.13798543575415">
                <text:p>1.13798543575415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.18039227220786">
                <text:p>1.18039227220786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.14117311650971">
                <text:p>1.14117311650971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.19922022248529">
                <text:p>1.19922022248529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.13641893503053">
                <text:p>1.1364189350305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1.18718506827329">
                <text:p>1.18718506827329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1.18878670556488">
                <text:p>1.1887867055648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1.22781000714971">
                <text:p>1.22781000714971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1.08496339253088">
                <text:p>1.0849633925308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.17331353080095">
                <text:p>1.17331353080095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.20353054624109">
                <text:p>1.20353054624109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.23807329560992">
                <text:p>1.2380732956099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.27593878659273">
                <text:p>1.27593878659273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.2699303346868">
                <text:p>1.2699303346868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.03181375318081">
                <text:p>1.03181375318081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.03099137654285">
                <text:p>1.03099137654285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.055166015625">
                <text:p>1.055166015625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.0705241283204">
                <text:p>1.0705241283204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.1016509010583">
                <text:p>1.1016509010583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.08488617670077">
                <text:p>1.0848861767007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.0588094650123">
                <text:p>1.058809465012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.01782042783794">
                <text:p>1.0178204278379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.0102318392938">
                <text:p>1.0102318392938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.041002889571">
                <text:p>1.041002889571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.04172073141259">
                <text:p>1.04172073141259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.0265765609275">
                <text:p>1.0265765609275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.03191364449693">
                <text:p>1.03191364449693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.04054268131417">
                <text:p>1.04054268131417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.04618759812161">
                <text:p>1.04618759812161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.04101690477046">
                <text:p>1.0410169047704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.05815847711991">
                <text:p>1.0581584771199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.13419371779544">
                <text:p>1.13419371779544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.13356049312906">
                <text:p>1.13356049312906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.19331731976677">
                <text:p>1.19331731976677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.17929613076167">
                <text:p>1.17929613076167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.17005942755315">
                <text:p>1.17005942755315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.18218567068357">
                <text:p>1.18218567068357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.151381145944">
                <text:p>1.15138114594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.20001685432212">
                <text:p>1.20001685432212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.15471685432782">
                <text:p>1.1547168543278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.10071894466589">
                <text:p>1.10071894466589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0.986647022944195">
                <text:p>0.986647022944195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0.985405953041144">
                <text:p>0.985405953041144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.15415685782477">
                <text:p>1.15415685782477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.09672128936391">
                <text:p>1.09672128936391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0.9827768465268">
                <text:p>0.9827768465268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0.991350077943223">
                <text:p>0.991350077943223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.00024817813573">
                <text:p>1.0002481781357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.02075066234547">
                <text:p>1.02075066234547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0.976524357979872">
                <text:p>0.976524357979872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0.983053696490485">
                <text:p>0.983053696490485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.03423909560202">
                <text:p>1.03423909560202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.01211883773941">
                <text:p>1.01211883773941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0.989534077508933">
                <text:p>0.989534077508933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.0000615971905">
                <text:p>1.0000615971905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.01180966717262">
                <text:p>1.01180966717262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.02364252572832">
                <text:p>1.02364252572832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0.835592198364326">
                <text:p>0.835592198364326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.03008427046728">
                <text:p>1.03008427046728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.03810242629997">
                <text:p>1.03810242629997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.05863380045384">
                <text:p>1.05863380045384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0.839037914939307">
                <text:p>0.839037914939307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0.81820801755228">
                <text:p>0.81820801755228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0.953762449357183">
                <text:p>0.953762449357183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0.89393878449888">
                <text:p>0.89393878449888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0.835735915772866">
                <text:p>0.835735915772866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0.976911590113698">
                <text:p>0.976911590113698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0.957161850119146">
                <text:p>0.95716185011914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0.97903973730722">
                <text:p>0.97903973730722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0.963654323401245">
                <text:p>0.963654323401245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0.906828999342707">
                <text:p>0.906828999342707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0.948175903330266">
                <text:p>0.948175903330266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0.991651906028189">
                <text:p>0.991651906028189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0.981830292207585">
                <text:p>0.981830292207585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0.983877636156066">
                <text:p>0.983877636156066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0.94346954001424">
                <text:p>0.94346954001424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0.980551493516949">
                <text:p>0.980551493516949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0.958589854147573">
                <text:p>0.958589854147573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0.96567026176816">
                <text:p>0.96567026176816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0.947579876160121">
                <text:p>0.947579876160121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0.91297737452068">
                <text:p>0.91297737452068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0.916234421802643">
                <text:p>0.916234421802643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0.916543099260227">
                <text:p>0.916543099260227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0.938012976484899">
                <text:p>0.938012976484899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0.929387091036823">
                <text:p>0.929387091036823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0.943647500527532">
                <text:p>0.943647500527532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0.943387362640697">
                <text:p>0.943387362640697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0.924158483034371">
                <text:p>0.924158483034371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0.948231475092466">
                <text:p>0.948231475092466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0.921068627681464">
                <text:p>0.921068627681464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0.966426240285371">
                <text:p>0.966426240285371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0.970982280741606">
                <text:p>0.970982280741606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0.905824686354206">
                <text:p>0.905824686354206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0.951156261671842">
                <text:p>0.951156261671842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0.958074300944384">
                <text:p>0.958074300944384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0.990681742587728">
                <text:p>0.990681742587728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0.922605755283094">
                <text:p>0.922605755283094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0.942784120651119">
                <text:p>0.942784120651119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0.971548771375403">
                <text:p>0.971548771375403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0.892933084142422">
                <text:p>0.892933084142422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0.926628015629333">
                <text:p>0.926628015629333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0.968951591078154">
                <text:p>0.96895159107815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0.974844506623226">
                <text:p>0.974844506623226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0.97947059507553">
                <text:p>0.97947059507553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.0350789924185">
                <text:p>1.0350789924185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.02235103988628">
                <text:p>1.02235103988628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0.978851122228231">
                <text:p>0.978851122228231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1.08640693317411">
                <text:p>1.08640693317411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1.08362442043594">
                <text:p>1.08362442043594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1.04358097265625">
                <text:p>1.04358097265625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0.973688893696319">
                <text:p>0.973688893696319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1.08506021768766">
                <text:p>1.08506021768766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1.08362442043594">
                <text:p>1.08362442043594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1.00929816874487">
                <text:p>1.00929816874487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0.96807409822271">
                <text:p>0.96807409822271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0.983103487690821">
                <text:p>0.983103487690821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1.03110742814877">
                <text:p>1.03110742814877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1.10497157908082">
                <text:p>1.10497157908082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1.1152151574055">
                <text:p>1.1152151574055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1.01185014497913">
                <text:p>1.01185014497913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1.0519519348928">
                <text:p>1.0519519348928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1.10368432729326">
                <text:p>1.10368432729326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1.01260469760369">
                <text:p>1.01260469760369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1.00591680198196">
                <text:p>1.00591680198196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1.03832198236077">
                <text:p>1.03832198236077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1.09851508549171">
                <text:p>1.09851508549171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1.12349151659792">
                <text:p>1.12349151659792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1.16037196719654">
                <text:p>1.16037196719654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1.12586499293277">
                <text:p>1.12586499293277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1.13445575134012">
                <text:p>1.13445575134012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1.15190621256578">
                <text:p>1.15190621256578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1.12728748916584">
                <text:p>1.12728748916584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1.13167970929256">
                <text:p>1.13167970929256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1.21228408965005">
                <text:p>1.21228408965005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1.12177232244011">
                <text:p>1.12177232244011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1.13927102299735">
                <text:p>1.13927102299735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1.13182076130311">
                <text:p>1.13182076130311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1.0869316797758">
                <text:p>1.0869316797758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.05912651046883">
                <text:p>1.05912651046883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.14191596312416">
                <text:p>1.14191596312416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.08015188741373">
                <text:p>1.08015188741373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.08273377777778">
                <text:p>1.08273377777778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.10574320068286">
                <text:p>1.10574320068286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1.20269402847587">
                <text:p>1.20269402847587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1.16036086760354">
                <text:p>1.16036086760354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.11714842111828">
                <text:p>1.11714842111828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.17341957732137">
                <text:p>1.17341957732137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.17816605121252">
                <text:p>1.17816605121252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.15764246890789">
                <text:p>1.15764246890789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.18714562564215">
                <text:p>1.18714562564215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1.16941693950823">
                <text:p>1.16941693950823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1.11798169032066">
                <text:p>1.11798169032066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1.0679197412262">
                <text:p>1.0679197412262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1.06940552632357">
                <text:p>1.06940552632357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1.05879996959677">
                <text:p>1.05879996959677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1.04356135885239">
                <text:p>1.04356135885239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1.05639469996692">
                <text:p>1.05639469996692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1.04523042065012">
                <text:p>1.04523042065012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1.00270186146439">
                <text:p>1.00270186146439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1.04381699007501">
                <text:p>1.04381699007501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1.05112474664332">
                <text:p>1.05112474664332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0.998813409197391">
                <text:p>0.998813409197391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1.01597259049619">
                <text:p>1.01597259049619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0.972602998989695">
                <text:p>0.972602998989695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0.967371834490302">
                <text:p>0.967371834490302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0.988547071206647">
                <text:p>0.988547071206647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0.984793625536736">
                <text:p>0.984793625536736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1.04340477070442">
                <text:p>1.04340477070442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0.897284186128057">
                <text:p>0.897284186128057</text:p>
              </table:table-cell>
            </table:table-row>
            <table:table-row>
              <table:table-cell office:value-type="float" office:value="44265">
                <text:p>44270</text:p>
              </table:table-cell>
              <table:table-cell office:value-type="float" office:value="0.909539081549681">
                <text:p>0.909539081549681</text:p>
              </table:table-cell>
            </table:table-row>
            <table:table-row>
              <table:table-cell office:value-type="float" office:value="44266">
                <text:p>44270</text:p>
              </table:table-cell>
              <table:table-cell office:value-type="float" office:value="1.01051111137822">
                <text:p>1.01051111137822</text:p>
              </table:table-cell>
            </table:table-row>
            <table:table-row>
              <table:table-cell office:value-type="float" office:value="44267">
                <text:p>44270</text:p>
              </table:table-cell>
              <table:table-cell office:value-type="float" office:value="1.04387549374644">
                <text:p>1.04387549374644</text:p>
              </table:table-cell>
            </table:table-row>
            <table:table-row>
              <table:table-cell office:value-type="float" office:value="44268">
                <text:p>44270</text:p>
              </table:table-cell>
              <table:table-cell office:value-type="float" office:value="1.07311946225428">
                <text:p>1.07311946225428</text:p>
              </table:table-cell>
            </table:table-row>
            <table:table-row>
              <table:table-cell office:value-type="float" office:value="44269">
                <text:p>44270</text:p>
              </table:table-cell>
              <table:table-cell office:value-type="float" office:value="0.897045078588904">
                <text:p>0.897045078588904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0.903179492986907">
                <text:p>0.903179492986907</text:p>
              </table:table-cell>
            </table:table-row>
            <table:table-row>
              <table:table-cell office:value-type="float" office:value="44271">
                <text:p>44270</text:p>
              </table:table-cell>
              <table:table-cell office:value-type="float" office:value="0.867070886574429">
                <text:p>0.867070886574429</text:p>
              </table:table-cell>
            </table:table-row>
            <table:table-row>
              <table:table-cell office:value-type="float" office:value="44272">
                <text:p>44270</text:p>
              </table:table-cell>
              <table:table-cell office:value-type="float" office:value="0.937210960124749">
                <text:p>0.937210960124749</text:p>
              </table:table-cell>
            </table:table-row>
            <table:table-row>
              <table:table-cell office:value-type="float" office:value="44273">
                <text:p>44270</text:p>
              </table:table-cell>
              <table:table-cell office:value-type="float" office:value="0.974254661673554">
                <text:p>0.974254661673554</text:p>
              </table:table-cell>
            </table:table-row>
            <table:table-row>
              <table:table-cell office:value-type="float" office:value="44274">
                <text:p>44270</text:p>
              </table:table-cell>
              <table:table-cell office:value-type="float" office:value="0.901454586570412">
                <text:p>0.901454586570412</text:p>
              </table:table-cell>
            </table:table-row>
            <table:table-row>
              <table:table-cell office:value-type="float" office:value="44275">
                <text:p>44280</text:p>
              </table:table-cell>
              <table:table-cell office:value-type="float" office:value="1.00286703450068">
                <text:p>1.00286703450068</text:p>
              </table:table-cell>
            </table:table-row>
            <table:table-row>
              <table:table-cell office:value-type="float" office:value="44276">
                <text:p>44280</text:p>
              </table:table-cell>
              <table:table-cell office:value-type="float" office:value="0.994548800216756">
                <text:p>0.994548800216756</text:p>
              </table:table-cell>
            </table:table-row>
            <table:table-row>
              <table:table-cell office:value-type="float" office:value="44277">
                <text:p>44280</text:p>
              </table:table-cell>
              <table:table-cell office:value-type="float" office:value="0.99680640879466">
                <text:p>0.99680640879466</text:p>
              </table:table-cell>
            </table:table-row>
            <table:table-row>
              <table:table-cell office:value-type="float" office:value="44278">
                <text:p>44280</text:p>
              </table:table-cell>
              <table:table-cell office:value-type="float" office:value="0.993812762404305">
                <text:p>0.993812762404305</text:p>
              </table:table-cell>
            </table:table-row>
            <table:table-row>
              <table:table-cell office:value-type="float" office:value="44279">
                <text:p>44280</text:p>
              </table:table-cell>
              <table:table-cell office:value-type="float" office:value="0.966108306106506">
                <text:p>0.966108306106506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0.99680640879466">
                <text:p>0.99680640879466</text:p>
              </table:table-cell>
            </table:table-row>
            <table:table-row>
              <table:table-cell office:value-type="float" office:value="44281">
                <text:p>44280</text:p>
              </table:table-cell>
              <table:table-cell office:value-type="float" office:value="0.962942735488148">
                <text:p>0.962942735488148</text:p>
              </table:table-cell>
            </table:table-row>
            <table:table-row>
              <table:table-cell office:value-type="float" office:value="44282">
                <text:p>44280</text:p>
              </table:table-cell>
              <table:table-cell office:value-type="float" office:value="0.963044964965502">
                <text:p>0.963044964965502</text:p>
              </table:table-cell>
            </table:table-row>
            <table:table-row>
              <table:table-cell office:value-type="float" office:value="44283">
                <text:p>44280</text:p>
              </table:table-cell>
              <table:table-cell office:value-type="float" office:value="0.959748918934134">
                <text:p>0.959748918934134</text:p>
              </table:table-cell>
            </table:table-row>
            <table:table-row>
              <table:table-cell office:value-type="float" office:value="44284">
                <text:p>44280</text:p>
              </table:table-cell>
              <table:table-cell office:value-type="float" office:value="0.995040152291863">
                <text:p>0.995040152291863</text:p>
              </table:table-cell>
            </table:table-row>
            <table:table-row>
              <table:table-cell office:value-type="float" office:value="44285">
                <text:p>44290</text:p>
              </table:table-cell>
              <table:table-cell office:value-type="float" office:value="0.962544713357131">
                <text:p>0.962544713357131</text:p>
              </table:table-cell>
            </table:table-row>
            <table:table-row>
              <table:table-cell office:value-type="float" office:value="44286">
                <text:p>44290</text:p>
              </table:table-cell>
              <table:table-cell office:value-type="float" office:value="1.02852452819746">
                <text:p>1.02852452819746</text:p>
              </table:table-cell>
            </table:table-row>
            <table:table-row>
              <table:table-cell office:value-type="float" office:value="44287">
                <text:p>44290</text:p>
              </table:table-cell>
              <table:table-cell office:value-type="float" office:value="1.01397130789552">
                <text:p>1.01397130789552</text:p>
              </table:table-cell>
            </table:table-row>
            <table:table-row>
              <table:table-cell office:value-type="float" office:value="44288">
                <text:p>44290</text:p>
              </table:table-cell>
              <table:table-cell office:value-type="float" office:value="0.926249460111444">
                <text:p>0.926249460111444</text:p>
              </table:table-cell>
            </table:table-row>
            <table:table-row>
              <table:table-cell office:value-type="float" office:value="44289">
                <text:p>44290</text:p>
              </table:table-cell>
              <table:table-cell office:value-type="float" office:value="0.958252083293606">
                <text:p>0.958252083293606</text:p>
              </table:table-cell>
            </table:table-row>
            <table:table-row>
              <table:table-cell office:value-type="float" office:value="44290">
                <text:p>44290</text:p>
              </table:table-cell>
              <table:table-cell office:value-type="float" office:value="0.820221497362757">
                <text:p>0.820221497362757</text:p>
              </table:table-cell>
            </table:table-row>
            <table:table-row>
              <table:table-cell office:value-type="float" office:value="44291">
                <text:p>44290</text:p>
              </table:table-cell>
              <table:table-cell office:value-type="float" office:value="0.961544396141826">
                <text:p>0.961544396141826</text:p>
              </table:table-cell>
            </table:table-row>
            <table:table-row>
              <table:table-cell office:value-type="float" office:value="44292">
                <text:p>44290</text:p>
              </table:table-cell>
              <table:table-cell office:value-type="float" office:value="1.01854001144155">
                <text:p>1.01854001144155</text:p>
              </table:table-cell>
            </table:table-row>
            <table:table-row>
              <table:table-cell office:value-type="float" office:value="44293">
                <text:p>44290</text:p>
              </table:table-cell>
              <table:table-cell office:value-type="float" office:value="0.904604656279603">
                <text:p>0.904604656279603</text:p>
              </table:table-cell>
            </table:table-row>
            <table:table-row>
              <table:table-cell office:value-type="float" office:value="44294">
                <text:p>4429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44295">
                <text:p>44300</text:p>
              </table:table-cell>
              <table:table-cell office:value-type="float" office:value="0.771559459132208">
                <text:p>0.771559459132208</text:p>
              </table:table-cell>
            </table:table-row>
            <table:table-row>
              <table:table-cell office:value-type="float" office:value="44296">
                <text:p>44300</text:p>
              </table:table-cell>
              <table:table-cell office:value-type="float" office:value="0.888055233600586">
                <text:p>0.888055233600586</text:p>
              </table:table-cell>
            </table:table-row>
            <table:table-row>
              <table:table-cell office:value-type="float" office:value="44297">
                <text:p>44300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float" office:value="44298">
                <text:p>44300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float" office:value="44299">
                <text:p>4430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44300">
                <text:p>4430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37">
      <style:chart-properties chart:display-label="true" chart:logarithmic="false" chart:minimum="4392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05cm" xlink:href=".." xlink:type="simple" chart:class="chart:line" chart:style-name="ch1">
        <chart:title svg:x="13.828cm" svg:y="0.432cm" chart:style-name="ch2">
          <text:p>Deployed Test Capacity (Daily)</text:p>
        </chart:title>
        <chart:plot-area chart:style-name="ch3" table:cell-range-address="ResultsData.B35:ResultsData.B1000 ResultsData.I35:ResultsData.I1000" chart:data-source-has-labels="column" svg:x="1.126cm" svg:y="1.405cm" svg:width="31.267cm" svg:height="12.68cm">
          <chartooo:coordinate-region svg:x="2.303cm" svg:y="1.617cm" svg:width="30.09cm" svg:height="11.795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I35:ResultsData.I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1921.66666666667">
                <text:p>1921.66666666667</text:p>
                <draw:g>
                  <svg:desc>ResultsData.I35:ResultsData.I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2105.6">
                <text:p>2105.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2146.2">
                <text:p>2146.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2312.6">
                <text:p>2312.6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2222.4">
                <text:p>2222.4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2297.8">
                <text:p>2297.8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2379.6">
                <text:p>2379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2548.8">
                <text:p>2548.8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690.6">
                <text:p>2690.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2584.6">
                <text:p>2584.6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2356.4">
                <text:p>2356.4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2409.8">
                <text:p>2409.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430">
                <text:p>2430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565.2">
                <text:p>2565.2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785.2">
                <text:p>2785.2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967.6">
                <text:p>2967.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731.6">
                <text:p>2731.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521.2">
                <text:p>2521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2480.8">
                <text:p>2480.8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2897">
                <text:p>2897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3409.6">
                <text:p>3409.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3860">
                <text:p>3860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4540">
                <text:p>4540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4686">
                <text:p>4686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4136.6">
                <text:p>4136.6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3888.4">
                <text:p>3888.4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3796">
                <text:p>379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3852.8">
                <text:p>3852.8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4083.6">
                <text:p>4083.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3748.6">
                <text:p>3748.6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3087.8">
                <text:p>3087.8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3098.4">
                <text:p>3098.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3216.4">
                <text:p>3216.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4132.8">
                <text:p>4132.8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4403.4">
                <text:p>4403.4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45.6">
                <text:p>4845.6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378">
                <text:p>4378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3750.4">
                <text:p>3750.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2831.8">
                <text:p>2831.8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2950.2">
                <text:p>2950.2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3445.4">
                <text:p>3445.4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3788.6">
                <text:p>3788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3943.4">
                <text:p>3943.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3601">
                <text:p>3601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3191.6">
                <text:p>3191.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2284">
                <text:p>2284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2466.4">
                <text:p>2466.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325.2">
                <text:p>3325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3777.6">
                <text:p>3777.6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046.6">
                <text:p>4046.6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835.4">
                <text:p>3835.4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14.8">
                <text:p>3714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016.6">
                <text:p>3016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078.8">
                <text:p>3078.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93.4">
                <text:p>3293.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3854.8">
                <text:p>3854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3537.6">
                <text:p>3537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916.2">
                <text:p>2916.2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3094">
                <text:p>30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085.8">
                <text:p>3085.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3129.8">
                <text:p>3129.8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3544.6">
                <text:p>3544.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3899.6">
                <text:p>3899.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3195.2">
                <text:p>3195.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652.6">
                <text:p>2652.6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146">
                <text:p>214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429.6">
                <text:p>2429.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466.6">
                <text:p>2466.6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491.8">
                <text:p>2491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963.2">
                <text:p>1963.2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2138.8">
                <text:p>2138.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885.4">
                <text:p>1885.4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086.8">
                <text:p>2086.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925.8">
                <text:p>1925.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2129">
                <text:p>2129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666.6">
                <text:p>1666.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58.6">
                <text:p>1458.6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218.8">
                <text:p>1218.8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289.4">
                <text:p>1289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427.4">
                <text:p>1427.4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488.4">
                <text:p>1488.4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373.6">
                <text:p>1373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351.2">
                <text:p>1351.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429.6">
                <text:p>1429.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482.4">
                <text:p>1482.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664.8">
                <text:p>1664.8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914.4">
                <text:p>1914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2297.6">
                <text:p>2297.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2177">
                <text:p>217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2039.6">
                <text:p>2039.6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2047.8">
                <text:p>2047.8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2197.4">
                <text:p>2197.4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2401.6">
                <text:p>2401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720.6">
                <text:p>2720.6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3144.8">
                <text:p>3144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3119">
                <text:p>3119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823.8">
                <text:p>2823.8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718.4">
                <text:p>2718.4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557.6">
                <text:p>2557.6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2521.8">
                <text:p>2521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860.8">
                <text:p>2860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951.6">
                <text:p>2951.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703.2">
                <text:p>2703.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2334.2">
                <text:p>2334.2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189">
                <text:p>2189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1931.8">
                <text:p>1931.8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2295">
                <text:p>229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2510.4">
                <text:p>2510.4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2182.6">
                <text:p>2182.6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2177.8">
                <text:p>2177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2221.6">
                <text:p>2221.6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2383">
                <text:p>2383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2605">
                <text:p>260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3029.8">
                <text:p>3029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2915.2">
                <text:p>2915.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2773.2">
                <text:p>2773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2884.8">
                <text:p>2884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2878.8">
                <text:p>2878.8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964.6">
                <text:p>2964.6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2795.8">
                <text:p>2795.8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2736.2">
                <text:p>2736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2287.8">
                <text:p>2287.8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2072.6">
                <text:p>2072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2327.2">
                <text:p>2327.2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2777.6">
                <text:p>2777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510.6">
                <text:p>3510.6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868">
                <text:p>3868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4765.6">
                <text:p>4765.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4616.6">
                <text:p>4616.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228.6">
                <text:p>4228.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4577.2">
                <text:p>4577.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5431.4">
                <text:p>5431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573.6">
                <text:p>5573.6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6417">
                <text:p>64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8011.6">
                <text:p>801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8778.6">
                <text:p>8778.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8419.8">
                <text:p>8419.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8668.6">
                <text:p>8668.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9070">
                <text:p>9070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9444.4">
                <text:p>9444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9527.8">
                <text:p>9527.8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0150.2">
                <text:p>10150.2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0746">
                <text:p>10746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0455.8">
                <text:p>10455.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0093.8">
                <text:p>10093.8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0201.8">
                <text:p>10201.8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0744.2">
                <text:p>10744.2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0982.2">
                <text:p>10982.2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1627">
                <text:p>1162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1666">
                <text:p>11666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0391.8">
                <text:p>10391.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0774.8">
                <text:p>10774.8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0663">
                <text:p>10663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0510.8">
                <text:p>10510.8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0862.8">
                <text:p>10862.8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1675.4">
                <text:p>11675.4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0396.2">
                <text:p>10396.2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414.6">
                <text:p>9414.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424.8">
                <text:p>9424.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462.8">
                <text:p>9462.8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927">
                <text:p>9927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0748.8">
                <text:p>10748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0932.8">
                <text:p>10932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9984.2">
                <text:p>9984.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8729.6">
                <text:p>8729.6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8196">
                <text:p>819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8253.6">
                <text:p>8253.6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8894.8">
                <text:p>8894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9953.8">
                <text:p>9953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0854.6">
                <text:p>10854.6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614.8">
                <text:p>10614.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9747">
                <text:p>974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9446">
                <text:p>9446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9250.6">
                <text:p>9250.6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9169.4">
                <text:p>9169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0058.2">
                <text:p>10058.2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0633">
                <text:p>10633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0631.6">
                <text:p>10631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749.6">
                <text:p>9749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612.8">
                <text:p>9612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0290.8">
                <text:p>10290.8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1017">
                <text:p>1101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1481">
                <text:p>1148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4001">
                <text:p>14001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4180.4">
                <text:p>14180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3250.2">
                <text:p>13250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3643.8">
                <text:p>13643.8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4300.2">
                <text:p>14300.2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3641.4">
                <text:p>13641.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4952">
                <text:p>14952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6330">
                <text:p>16330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5936.4">
                <text:p>15936.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5809.8">
                <text:p>15809.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6213.6">
                <text:p>16213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6494.6">
                <text:p>16494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6779.6">
                <text:p>16779.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8518.2">
                <text:p>18518.2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9432">
                <text:p>19432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9150.2">
                <text:p>19150.2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8170.2">
                <text:p>18170.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8362.6">
                <text:p>18362.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8602.6">
                <text:p>18602.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9547.2">
                <text:p>19547.2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0125.6">
                <text:p>20125.6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23255">
                <text:p>23255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4800.6">
                <text:p>24800.6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5554.8">
                <text:p>25554.8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5076.2">
                <text:p>25076.2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25919.6">
                <text:p>25919.6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4748.6">
                <text:p>24748.6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23966.8">
                <text:p>23966.8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22943">
                <text:p>22943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21701.4">
                <text:p>21701.4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9058.8">
                <text:p>19058.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8490">
                <text:p>18490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9904.6">
                <text:p>19904.6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9671.2">
                <text:p>19671.2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0921.4">
                <text:p>20921.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2154.8">
                <text:p>22154.8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9940.8">
                <text:p>19940.8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4716.6">
                <text:p>14716.6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9805.4">
                <text:p>49805.4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50701.8">
                <text:p>50701.8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51135.4">
                <text:p>51135.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54004.2">
                <text:p>54004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57588.8">
                <text:p>57588.8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2583.6">
                <text:p>22583.6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9280.2">
                <text:p>19280.2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1331.8">
                <text:p>21331.8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22538.8">
                <text:p>22538.8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23523.2">
                <text:p>23523.2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25328.8">
                <text:p>25328.8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28471.2">
                <text:p>28471.2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26572.8">
                <text:p>26572.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22888.4">
                <text:p>22888.4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9695">
                <text:p>19695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7277">
                <text:p>17277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8642.6">
                <text:p>18642.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9634.4">
                <text:p>19634.4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22260.4">
                <text:p>22260.4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22823.4">
                <text:p>22823.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20738.4">
                <text:p>20738.4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18572.8">
                <text:p>18572.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18969.2">
                <text:p>18969.2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18593.4">
                <text:p>18593.4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17402">
                <text:p>17402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6473">
                <text:p>16473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13154.6">
                <text:p>13154.6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9155.4">
                <text:p>9155.4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8385">
                <text:p>8385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9964.2">
                <text:p>9964.2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12590">
                <text:p>12590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3800">
                <text:p>13800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13754">
                <text:p>1375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11839">
                <text:p>11839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13814">
                <text:p>13814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5075.6">
                <text:p>15075.6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7794.2">
                <text:p>17794.2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21407">
                <text:p>21407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24026.2">
                <text:p>24026.2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22425.6">
                <text:p>22425.6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20393.2">
                <text:p>20393.2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17179.8">
                <text:p>17179.8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16085">
                <text:p>16085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15647.2">
                <text:p>15647.2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15614.4">
                <text:p>15614.4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16768.8">
                <text:p>16768.8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18579.2">
                <text:p>18579.2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16849.8">
                <text:p>16849.8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13949">
                <text:p>13949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13330.4">
                <text:p>13330.4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12778">
                <text:p>12778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12935.8">
                <text:p>12935.8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14402.8">
                <text:p>14402.8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16665">
                <text:p>16665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15476.8">
                <text:p>15476.8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13467.6">
                <text:p>13467.6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13265.4">
                <text:p>13265.4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12436.4">
                <text:p>12436.4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12943.2">
                <text:p>12943.2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15202.8">
                <text:p>15202.8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18125">
                <text:p>18125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16886.8">
                <text:p>16886.8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15827">
                <text:p>15827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15118.8">
                <text:p>15118.8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14480.6">
                <text:p>14480.6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14190.8">
                <text:p>14190.8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15537.6">
                <text:p>15537.6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17783.6">
                <text:p>17783.6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16640.8">
                <text:p>16640.8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4288.6">
                <text:p>14288.6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3914.4">
                <text:p>13914.4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4402.4">
                <text:p>14402.4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4485.4">
                <text:p>14485.4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6418">
                <text:p>16418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19039">
                <text:p>19039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17928.6">
                <text:p>17928.6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5166.8">
                <text:p>15166.8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5146.8">
                <text:p>15146.8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5441.2">
                <text:p>15441.2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6070.2">
                <text:p>16070.2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8397.4">
                <text:p>18397.4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21785.4">
                <text:p>21785.4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21102.6">
                <text:p>21102.6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18796.8">
                <text:p>18796.8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18944.6">
                <text:p>18944.6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19465.2">
                <text:p>19465.2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20257.4">
                <text:p>20257.4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22635.2">
                <text:p>22635.2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26296">
                <text:p>26296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25662.2">
                <text:p>25662.2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23124">
                <text:p>23124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22843">
                <text:p>22843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23439">
                <text:p>23439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24167.8">
                <text:p>24167.8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27256">
                <text:p>27256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31446.6">
                <text:p>31446.6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31080">
                <text:p>31080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28374.2">
                <text:p>28374.2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28269.8">
                <text:p>28269.8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27828.4">
                <text:p>27828.4</text:p>
              </table:table-cell>
            </table:table-row>
            <table:table-row>
              <table:table-cell office:value-type="float" office:value="44265">
                <text:p>44270</text:p>
              </table:table-cell>
              <table:table-cell office:value-type="float" office:value="28433.4">
                <text:p>28433.4</text:p>
              </table:table-cell>
            </table:table-row>
            <table:table-row>
              <table:table-cell office:value-type="float" office:value="44266">
                <text:p>44270</text:p>
              </table:table-cell>
              <table:table-cell office:value-type="float" office:value="32024.4">
                <text:p>32024.4</text:p>
              </table:table-cell>
            </table:table-row>
            <table:table-row>
              <table:table-cell office:value-type="float" office:value="44267">
                <text:p>44270</text:p>
              </table:table-cell>
              <table:table-cell office:value-type="float" office:value="37033">
                <text:p>37033</text:p>
              </table:table-cell>
            </table:table-row>
            <table:table-row>
              <table:table-cell office:value-type="float" office:value="44268">
                <text:p>44270</text:p>
              </table:table-cell>
              <table:table-cell office:value-type="float" office:value="36377">
                <text:p>36377</text:p>
              </table:table-cell>
            </table:table-row>
            <table:table-row>
              <table:table-cell office:value-type="float" office:value="44269">
                <text:p>44270</text:p>
              </table:table-cell>
              <table:table-cell office:value-type="float" office:value="33309.4">
                <text:p>33309.4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28680">
                <text:p>28680</text:p>
              </table:table-cell>
            </table:table-row>
            <table:table-row>
              <table:table-cell office:value-type="float" office:value="44271">
                <text:p>44270</text:p>
              </table:table-cell>
              <table:table-cell office:value-type="float" office:value="25610.6">
                <text:p>25610.6</text:p>
              </table:table-cell>
            </table:table-row>
            <table:table-row>
              <table:table-cell office:value-type="float" office:value="44272">
                <text:p>44270</text:p>
              </table:table-cell>
              <table:table-cell office:value-type="float" office:value="25068.6">
                <text:p>25068.6</text:p>
              </table:table-cell>
            </table:table-row>
            <table:table-row>
              <table:table-cell office:value-type="float" office:value="44273">
                <text:p>44270</text:p>
              </table:table-cell>
              <table:table-cell office:value-type="float" office:value="27669.4">
                <text:p>27669.4</text:p>
              </table:table-cell>
            </table:table-row>
            <table:table-row>
              <table:table-cell office:value-type="float" office:value="44274">
                <text:p>44270</text:p>
              </table:table-cell>
              <table:table-cell office:value-type="float" office:value="32240">
                <text:p>32240</text:p>
              </table:table-cell>
            </table:table-row>
            <table:table-row>
              <table:table-cell office:value-type="float" office:value="44275">
                <text:p>44280</text:p>
              </table:table-cell>
              <table:table-cell office:value-type="float" office:value="35823">
                <text:p>35823</text:p>
              </table:table-cell>
            </table:table-row>
            <table:table-row>
              <table:table-cell office:value-type="float" office:value="44276">
                <text:p>44280</text:p>
              </table:table-cell>
              <table:table-cell office:value-type="float" office:value="34379.2">
                <text:p>34379.2</text:p>
              </table:table-cell>
            </table:table-row>
            <table:table-row>
              <table:table-cell office:value-type="float" office:value="44277">
                <text:p>44280</text:p>
              </table:table-cell>
              <table:table-cell office:value-type="float" office:value="33122.8">
                <text:p>33122.8</text:p>
              </table:table-cell>
            </table:table-row>
            <table:table-row>
              <table:table-cell office:value-type="float" office:value="44278">
                <text:p>44280</text:p>
              </table:table-cell>
              <table:table-cell office:value-type="float" office:value="32111">
                <text:p>32111</text:p>
              </table:table-cell>
            </table:table-row>
            <table:table-row>
              <table:table-cell office:value-type="float" office:value="44279">
                <text:p>44280</text:p>
              </table:table-cell>
              <table:table-cell office:value-type="float" office:value="31973.8">
                <text:p>31973.8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34171.6">
                <text:p>34171.6</text:p>
              </table:table-cell>
            </table:table-row>
            <table:table-row>
              <table:table-cell office:value-type="float" office:value="44281">
                <text:p>44280</text:p>
              </table:table-cell>
              <table:table-cell office:value-type="float" office:value="36176">
                <text:p>36176</text:p>
              </table:table-cell>
            </table:table-row>
            <table:table-row>
              <table:table-cell office:value-type="float" office:value="44282">
                <text:p>44280</text:p>
              </table:table-cell>
              <table:table-cell office:value-type="float" office:value="38008.6">
                <text:p>38008.6</text:p>
              </table:table-cell>
            </table:table-row>
            <table:table-row>
              <table:table-cell office:value-type="float" office:value="44283">
                <text:p>44280</text:p>
              </table:table-cell>
              <table:table-cell office:value-type="float" office:value="34616.2">
                <text:p>34616.2</text:p>
              </table:table-cell>
            </table:table-row>
            <table:table-row>
              <table:table-cell office:value-type="float" office:value="44284">
                <text:p>44280</text:p>
              </table:table-cell>
              <table:table-cell office:value-type="float" office:value="33108.4">
                <text:p>33108.4</text:p>
              </table:table-cell>
            </table:table-row>
            <table:table-row>
              <table:table-cell office:value-type="float" office:value="44285">
                <text:p>44290</text:p>
              </table:table-cell>
              <table:table-cell office:value-type="float" office:value="32686.6">
                <text:p>32686.6</text:p>
              </table:table-cell>
            </table:table-row>
            <table:table-row>
              <table:table-cell office:value-type="float" office:value="44286">
                <text:p>44290</text:p>
              </table:table-cell>
              <table:table-cell office:value-type="float" office:value="34825">
                <text:p>34825</text:p>
              </table:table-cell>
            </table:table-row>
            <table:table-row>
              <table:table-cell office:value-type="float" office:value="44287">
                <text:p>44290</text:p>
              </table:table-cell>
              <table:table-cell office:value-type="float" office:value="33648.8">
                <text:p>33648.8</text:p>
              </table:table-cell>
            </table:table-row>
            <table:table-row>
              <table:table-cell office:value-type="float" office:value="44288">
                <text:p>44290</text:p>
              </table:table-cell>
              <table:table-cell office:value-type="float" office:value="35376.6">
                <text:p>35376.6</text:p>
              </table:table-cell>
            </table:table-row>
            <table:table-row>
              <table:table-cell office:value-type="float" office:value="44289">
                <text:p>44290</text:p>
              </table:table-cell>
              <table:table-cell office:value-type="float" office:value="32607.4">
                <text:p>32607.4</text:p>
              </table:table-cell>
            </table:table-row>
            <table:table-row>
              <table:table-cell office:value-type="float" office:value="44290">
                <text:p>44290</text:p>
              </table:table-cell>
              <table:table-cell office:value-type="float" office:value="26757.4">
                <text:p>26757.4</text:p>
              </table:table-cell>
            </table:table-row>
            <table:table-row>
              <table:table-cell office:value-type="float" office:value="44291">
                <text:p>44290</text:p>
              </table:table-cell>
              <table:table-cell office:value-type="float" office:value="21199">
                <text:p>21199</text:p>
              </table:table-cell>
            </table:table-row>
            <table:table-row>
              <table:table-cell office:value-type="float" office:value="44292">
                <text:p>44290</text:p>
              </table:table-cell>
              <table:table-cell office:value-type="float" office:value="19884">
                <text:p>19884</text:p>
              </table:table-cell>
            </table:table-row>
            <table:table-row>
              <table:table-cell office:value-type="float" office:value="44293">
                <text:p>44290</text:p>
              </table:table-cell>
              <table:table-cell office:value-type="float" office:value="21605.8">
                <text:p>21605.8</text:p>
              </table:table-cell>
            </table:table-row>
            <table:table-row>
              <table:table-cell office:value-type="float" office:value="44294">
                <text:p>44290</text:p>
              </table:table-cell>
              <table:table-cell office:value-type="float" office:value="25146.6">
                <text:p>25146.6</text:p>
              </table:table-cell>
            </table:table-row>
            <table:table-row>
              <table:table-cell office:value-type="float" office:value="44295">
                <text:p>44300</text:p>
              </table:table-cell>
              <table:table-cell office:value-type="float" office:value="30280.6">
                <text:p>30280.6</text:p>
              </table:table-cell>
            </table:table-row>
            <table:table-row>
              <table:table-cell office:value-type="float" office:value="44296">
                <text:p>44300</text:p>
              </table:table-cell>
              <table:table-cell office:value-type="float" office:value="33112.4">
                <text:p>33112.4</text:p>
              </table:table-cell>
            </table:table-row>
            <table:table-row>
              <table:table-cell office:value-type="float" office:value="44297">
                <text:p>44300</text:p>
              </table:table-cell>
              <table:table-cell office:value-type="float" office:value="30201.2">
                <text:p>30201.2</text:p>
              </table:table-cell>
            </table:table-row>
            <table:table-row>
              <table:table-cell office:value-type="float" office:value="44298">
                <text:p>44300</text:p>
              </table:table-cell>
              <table:table-cell office:value-type="float" office:value="30096.8">
                <text:p>30096.8</text:p>
              </table:table-cell>
            </table:table-row>
            <table:table-row>
              <table:table-cell office:value-type="float" office:value="44299">
                <text:p>44300</text:p>
              </table:table-cell>
              <table:table-cell office:value-type="float" office:value="28468">
                <text:p>28468</text:p>
              </table:table-cell>
            </table:table-row>
            <table:table-row>
              <table:table-cell office:value-type="float" office:value="44300">
                <text:p>44300</text:p>
              </table:table-cell>
              <table:table-cell office:value-type="float" office:value="25669.3333333333">
                <text:p>25669.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